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9cm"/>
    </style:style>
    <style:style style:name="co2" style:family="table-column">
      <style:table-column-properties fo:break-before="auto" style:column-width="1.198cm"/>
    </style:style>
    <style:style style:name="co3" style:family="table-column">
      <style:table-column-properties fo:break-before="auto" style:column-width="3.276cm"/>
    </style:style>
    <style:style style:name="co4" style:family="table-column">
      <style:table-column-properties fo:break-before="auto" style:column-width="1.633cm"/>
    </style:style>
    <style:style style:name="co5" style:family="table-column">
      <style:table-column-properties fo:break-before="auto" style:column-width="3.221cm"/>
    </style:style>
    <style:style style:name="co6" style:family="table-column">
      <style:table-column-properties fo:break-before="auto" style:column-width="3.249cm"/>
    </style:style>
    <style:style style:name="co7" style:family="table-column">
      <style:table-column-properties fo:break-before="auto" style:column-width="1.942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614cm"/>
    </style:style>
    <style:style style:name="co10" style:family="table-column">
      <style:table-column-properties fo:break-before="auto" style:column-width="3.5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style:style style:name="ce6" style:family="table-cell" style:parent-style-name="Default" style:data-style-name="N10000">
      <style:text-properties fo:font-weight="bold" style:font-weight-asian="bold" style:font-weight-complex="bold"/>
    </style:style>
    <style:style style:name="ce7" style:family="table-cell" style:parent-style-name="Default" style:data-style-name="N10000"/>
    <style:style style:name="ce9" style:family="table-cell" style:parent-style-name="Default" style:data-style-name="N10121"/>
    <style:style style:name="ce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000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Mangal" style:language-complex="hi" style:country-complex="IN" style:font-name-asian="Microsoft YaHei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3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Mangal" style:language-complex="hi" style:country-complex="IN" style:font-name-asian="Microsoft YaHei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Residue-traffic-t_avg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3" table:default-cell-style-name="ce7"/>
        <table:table-column table:style-name="co5" table:default-cell-style-name="ce7"/>
        <table:table-column table:style-name="co6" table:default-cell-style-name="ce7"/>
        <table:table-column table:style-name="co3" table:default-cell-style-name="ce7"/>
        <table:table-column table:style-name="co5" table:default-cell-style-name="ce7"/>
        <table:table-column table:style-name="co7" table:default-cell-style-name="ce7"/>
        <table:table-column table:style-name="co3" table:default-cell-style-name="ce7"/>
        <table:table-column table:style-name="co5" table:default-cell-style-name="ce7"/>
        <table:table-column table:style-name="co6" table:default-cell-style-name="ce7"/>
        <table:table-column table:style-name="co3" table:default-cell-style-name="ce7"/>
        <table:table-column table:style-name="co5" table:default-cell-style-name="ce7"/>
        <table:table-column table:style-name="co3" table:number-columns-repeated="2" table:default-cell-style-name="ce7"/>
        <table:table-column table:style-name="co5" table:default-cell-style-name="ce7"/>
        <table:table-column table:style-name="co6" table:default-cell-style-name="ce7"/>
        <table:table-column table:style-name="co3" table:default-cell-style-name="ce7"/>
        <table:table-column table:style-name="co5" table:default-cell-style-name="ce7"/>
        <table:table-column table:style-name="co3" table:number-columns-repeated="2" table:default-cell-style-name="ce7"/>
        <table:table-column table:style-name="co5" table:default-cell-style-name="ce7"/>
        <table:table-column table:style-name="co6" table:default-cell-style-name="ce7"/>
        <table:table-column table:style-name="co3" table:default-cell-style-name="ce7"/>
        <table:table-column table:style-name="co8" table:number-columns-repeated="998" table:default-cell-style-name="ce7"/>
        <table:table-row table:style-name="ro1">
          <table:table-cell table:style-name="ce6" office:value-type="string" calcext:value-type="string">
            <text:p>int(self)</text:p>
          </table:table-cell>
          <table:table-cell table:style-name="ce6" office:value-type="string" calcext:value-type="string">
            <text:p>disturbance_cycles</text:p>
          </table:table-cell>
          <table:table-cell office:value-type="string" calcext:value-type="string">
            <text:p><text:span text:style-name="T1">NonCom R</text:span>esidue</text:p>
          </table:table-cell>
          <table:table-cell office:value-type="string" calcext:value-type="string">
            <text:p><text:span text:style-name="T1">NonCom </text:span>avg_traffic</text:p>
          </table:table-cell>
          <table:table-cell office:value-type="string" calcext:value-type="string">
            <text:p><text:span text:style-name="T1">NonCom </text:span>t_avgs</text:p>
          </table:table-cell>
          <table:table-cell office:value-type="string" calcext:value-type="string">
            <text:p><text:span text:style-name="T1">BB </text:span>Residue</text:p>
          </table:table-cell>
          <table:table-cell office:value-type="string" calcext:value-type="string">
            <text:p><text:span text:style-name="T1">BB </text:span>avg_traffic</text:p>
          </table:table-cell>
          <table:table-cell office:value-type="string" calcext:value-type="string">
            <text:p><text:span text:style-name="T1">BB</text:span> t_avgs</text:p>
          </table:table-cell>
          <table:table-cell office:value-type="string" calcext:value-type="string">
            <text:p><text:span text:style-name="T1">DM </text:span>Residue</text:p>
          </table:table-cell>
          <table:table-cell office:value-type="string" calcext:value-type="string">
            <text:p><text:span text:style-name="T1">DM</text:span> avg_traffic</text:p>
          </table:table-cell>
          <table:table-cell office:value-type="string" calcext:value-type="string">
            <text:p><text:span text:style-name="T1">DM </text:span>t_avgs</text:p>
          </table:table-cell>
          <table:table-cell office:value-type="string" calcext:value-type="string">
            <text:p><text:span text:style-name="T1">AE PUSH R</text:span>esidue</text:p>
          </table:table-cell>
          <table:table-cell office:value-type="string" calcext:value-type="string">
            <text:p><text:span text:style-name="T2">AE PUSH </text:span><text:span text:style-name="T3">avg_traffic</text:span></text:p>
          </table:table-cell>
          <table:table-cell office:value-type="string" calcext:value-type="string">
            <text:p><text:span text:style-name="T1">AE PUSH </text:span>t_avgs</text:p>
          </table:table-cell>
          <table:table-cell office:value-type="string" calcext:value-type="string">
            <text:p><text:span text:style-name="T1">AE PULL R</text:span>esidue</text:p>
          </table:table-cell>
          <table:table-cell office:value-type="string" calcext:value-type="string">
            <text:p><text:span text:style-name="T1">AE PULL </text:span>avg_traffic</text:p>
          </table:table-cell>
          <table:table-cell office:value-type="string" calcext:value-type="string">
            <text:p><text:span text:style-name="T1">AE PULL </text:span>t_avgs</text:p>
          </table:table-cell>
          <table:table-cell office:value-type="string" calcext:value-type="string">
            <text:p><text:span text:style-name="T1">AE 1-PUSH </text:span>Residue</text:p>
          </table:table-cell>
          <table:table-cell office:value-type="string" calcext:value-type="string">
            <text:p><text:span text:style-name="T1">AE 1-PUSH </text:span>avg_traffic</text:p>
          </table:table-cell>
          <table:table-cell office:value-type="string" calcext:value-type="string">
            <text:p><text:span text:style-name="T1">AE 1-PUSH </text:span>t_avgs</text:p>
          </table:table-cell>
          <table:table-cell office:value-type="string" calcext:value-type="string">
            <text:p><text:span text:style-name="T1">AE 1-PULL R</text:span>esidue</text:p>
          </table:table-cell>
          <table:table-cell office:value-type="string" calcext:value-type="string">
            <text:p><text:span text:style-name="T1">AE 1-PULL </text:span>avg_traffic</text:p>
          </table:table-cell>
          <table:table-cell office:value-type="string" calcext:value-type="string">
            <text:p><text:span text:style-name="T1">AE 1-PULL </text:span>t_avgs</text:p>
          </table:table-cell>
          <table:table-cell office:value-type="string" calcext:value-type="string">
            <text:p><text:span text:style-name="T4">Rumor5</text:span> Residue</text:p>
          </table:table-cell>
          <table:table-cell office:value-type="string" calcext:value-type="string">
            <text:p><text:span text:style-name="T1">Rumor5 </text:span>avg_traffic</text:p>
          </table:table-cell>
          <table:table-cell office:value-type="string" calcext:value-type="string">
            <text:p><text:span text:style-name="T1">Rumor5 </text:span>t_avgs</text:p>
          </table:table-cell>
          <table:table-cell office:value-type="string" calcext:value-type="string">
            <text:p><text:span text:style-name="T4">Rumor10</text:span> Residue</text:p>
          </table:table-cell>
          <table:table-cell office:value-type="string" calcext:value-type="string">
            <text:p><text:span text:style-name="T1">Rumor10 </text:span>avg_traffic</text:p>
          </table:table-cell>
          <table:table-cell office:value-type="string" calcext:value-type="string">
            <text:p><text:span text:style-name="T1">Rumor10 </text:span>t_avgs</text:p>
          </table:table-cell>
          <table:table-cell table:style-name="ce6" table:number-columns-repeated="987"/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2564137767481" calcext:value-type="float">
            <text:p>20.2564137767481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17.4705882352941" calcext:value-type="float">
            <text:p>17.4705882352941</text:p>
          </table:table-cell>
          <table:table-cell office:value-type="float" office:value="5.14814814814815" calcext:value-type="float">
            <text:p>5.14814814814815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301" calcext:value-type="float">
            <text:p>301</text:p>
          </table:table-cell>
          <table:table-cell office:value-type="float" office:value="5.28546134172733" calcext:value-type="float">
            <text:p>5.28546134172733</text:p>
          </table:table-cell>
          <table:table-cell office:value-type="float" office:value="0.693771626297578" calcext:value-type="float">
            <text:p>0.693771626297578</text:p>
          </table:table-cell>
          <table:table-cell office:value-type="float" office:value="7041.88235294118" calcext:value-type="float">
            <text:p>7041.88235294118</text:p>
          </table:table-cell>
          <table:table-cell office:value-type="float" office:value="16.7551977287285" calcext:value-type="float">
            <text:p>16.7551977287285</text:p>
          </table:table-cell>
          <table:table-cell office:value-type="float" office:value="0.69838523644752" calcext:value-type="float">
            <text:p>0.69838523644752</text:p>
          </table:table-cell>
          <table:table-cell office:value-type="float" office:value="6663.64705882353" calcext:value-type="float">
            <text:p>6663.64705882353</text:p>
          </table:table-cell>
          <table:table-cell office:value-type="float" office:value="16.7443265919983" calcext:value-type="float">
            <text:p>16.7443265919983</text:p>
          </table:table-cell>
          <table:table-cell office:value-type="float" office:value="0.702998846597462" calcext:value-type="float">
            <text:p>0.702998846597462</text:p>
          </table:table-cell>
          <table:table-cell office:value-type="float" office:value="5139.88235294118" calcext:value-type="float">
            <text:p>5139.88235294118</text:p>
          </table:table-cell>
          <table:table-cell office:value-type="float" office:value="17.1700563493406" calcext:value-type="float">
            <text:p>17.1700563493406</text:p>
          </table:table-cell>
          <table:table-cell office:value-type="float" office:value="0.678200692041523" calcext:value-type="float">
            <text:p>0.678200692041523</text:p>
          </table:table-cell>
          <table:table-cell office:value-type="float" office:value="5161.23529411765" calcext:value-type="float">
            <text:p>5161.23529411765</text:p>
          </table:table-cell>
          <table:table-cell office:value-type="float" office:value="17.9799253937249" calcext:value-type="float">
            <text:p>17.9799253937249</text:p>
          </table:table-cell>
          <table:table-cell office:value-type="float" office:value="0.870818915801615" calcext:value-type="float">
            <text:p>0.870818915801615</text:p>
          </table:table-cell>
          <table:table-cell office:value-type="float" office:value="1319.29411764706" calcext:value-type="float">
            <text:p>1319.29411764706</text:p>
          </table:table-cell>
          <table:table-cell office:value-type="float" office:value="19.828942155418" calcext:value-type="float">
            <text:p>19.828942155418</text:p>
          </table:table-cell>
          <table:table-cell office:value-type="float" office:value="0.771626297577855" calcext:value-type="float">
            <text:p>0.771626297577855</text:p>
          </table:table-cell>
          <table:table-cell office:value-type="float" office:value="2509.82352941176" calcext:value-type="float">
            <text:p>2509.82352941176</text:p>
          </table:table-cell>
          <table:table-cell office:value-type="float" office:value="18.6632113555086" calcext:value-type="float">
            <text:p>18.6632113555086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997693194925029" calcext:value-type="float">
            <text:p>0.997693194925029</text:p>
          </table:table-cell>
          <table:table-cell office:value-type="float" office:value="0" calcext:value-type="float">
            <text:p>0</text:p>
          </table:table-cell>
          <table:table-cell office:value-type="float" office:value="19.9762406043134" calcext:value-type="float">
            <text:p>19.9762406043134</text:p>
          </table:table-cell>
          <table:table-cell office:value-type="float" office:value="0.294117647058824" calcext:value-type="float">
            <text:p>0.294117647058824</text:p>
          </table:table-cell>
          <table:table-cell office:value-type="float" office:value="16.5294117647059" calcext:value-type="float">
            <text:p>16.5294117647059</text:p>
          </table:table-cell>
          <table:table-cell office:value-type="float" office:value="5.59074733096085" calcext:value-type="float">
            <text:p>5.59074733096085</text:p>
          </table:table-cell>
          <table:table-cell office:value-type="float" office:value="0.303344867358708" calcext:value-type="float">
            <text:p>0.303344867358708</text:p>
          </table:table-cell>
          <table:table-cell office:value-type="float" office:value="302" calcext:value-type="float">
            <text:p>302</text:p>
          </table:table-cell>
          <table:table-cell office:value-type="float" office:value="4.81842193453566" calcext:value-type="float">
            <text:p>4.81842193453566</text:p>
          </table:table-cell>
          <table:table-cell office:value-type="float" office:value="0.674163783160323" calcext:value-type="float">
            <text:p>0.674163783160323</text:p>
          </table:table-cell>
          <table:table-cell office:value-type="float" office:value="6454.17647058824" calcext:value-type="float">
            <text:p>6454.17647058824</text:p>
          </table:table-cell>
          <table:table-cell office:value-type="float" office:value="16.7165211579291" calcext:value-type="float">
            <text:p>16.7165211579291</text:p>
          </table:table-cell>
          <table:table-cell office:value-type="float" office:value="0.70876585928489" calcext:value-type="float">
            <text:p>0.70876585928489</text:p>
          </table:table-cell>
          <table:table-cell office:value-type="float" office:value="6808.52941176471" calcext:value-type="float">
            <text:p>6808.52941176471</text:p>
          </table:table-cell>
          <table:table-cell office:value-type="float" office:value="17.0626068766204" calcext:value-type="float">
            <text:p>17.0626068766204</text:p>
          </table:table-cell>
          <table:table-cell office:value-type="float" office:value="0.68800461361015" calcext:value-type="float">
            <text:p>0.68800461361015</text:p>
          </table:table-cell>
          <table:table-cell office:value-type="float" office:value="5466.35294117647" calcext:value-type="float">
            <text:p>5466.35294117647</text:p>
          </table:table-cell>
          <table:table-cell office:value-type="float" office:value="17.4429233683842" calcext:value-type="float">
            <text:p>17.4429233683842</text:p>
          </table:table-cell>
          <table:table-cell office:value-type="float" office:value="0.648788927335641" calcext:value-type="float">
            <text:p>0.648788927335641</text:p>
          </table:table-cell>
          <table:table-cell office:value-type="float" office:value="5556" calcext:value-type="float">
            <text:p>5556</text:p>
          </table:table-cell>
          <table:table-cell office:value-type="float" office:value="17.0813743262912" calcext:value-type="float">
            <text:p>17.0813743262912</text:p>
          </table:table-cell>
          <table:table-cell office:value-type="float" office:value="0.925028835063437" calcext:value-type="float">
            <text:p>0.925028835063437</text:p>
          </table:table-cell>
          <table:table-cell office:value-type="float" office:value="1240.35294117647" calcext:value-type="float">
            <text:p>1240.35294117647</text:p>
          </table:table-cell>
          <table:table-cell office:value-type="float" office:value="19.8116159762976" calcext:value-type="float">
            <text:p>19.8116159762976</text:p>
          </table:table-cell>
          <table:table-cell office:value-type="float" office:value="0.75836216839677" calcext:value-type="float">
            <text:p>0.75836216839677</text:p>
          </table:table-cell>
          <table:table-cell office:value-type="float" office:value="2588.11764705882" calcext:value-type="float">
            <text:p>2588.11764705882</text:p>
          </table:table-cell>
          <table:table-cell office:value-type="float" office:value="18.5903361362372" calcext:value-type="float">
            <text:p>18.5903361362372</text:p>
          </table:table-cell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19.2526859271869" calcext:value-type="float">
            <text:p>19.2526859271869</text:p>
          </table:table-cell>
          <table:table-cell office:value-type="float" office:value="0.372549019607843" calcext:value-type="float">
            <text:p>0.372549019607843</text:p>
          </table:table-cell>
          <table:table-cell office:value-type="float" office:value="17.5882352941177" calcext:value-type="float">
            <text:p>17.5882352941177</text:p>
          </table:table-cell>
          <table:table-cell office:value-type="float" office:value="5.07023411371238" calcext:value-type="float">
            <text:p>5.07023411371238</text:p>
          </table:table-cell>
          <table:table-cell office:value-type="float" office:value="0.441176470588235" calcext:value-type="float">
            <text:p>0.441176470588235</text:p>
          </table:table-cell>
          <table:table-cell office:value-type="float" office:value="297" calcext:value-type="float">
            <text:p>297</text:p>
          </table:table-cell>
          <table:table-cell office:value-type="float" office:value="5.06158327737875" calcext:value-type="float">
            <text:p>5.06158327737875</text:p>
          </table:table-cell>
          <table:table-cell office:value-type="float" office:value="0.687427912341407" calcext:value-type="float">
            <text:p>0.687427912341407</text:p>
          </table:table-cell>
          <table:table-cell office:value-type="float" office:value="6877.64705882353" calcext:value-type="float">
            <text:p>6877.64705882353</text:p>
          </table:table-cell>
          <table:table-cell office:value-type="float" office:value="16.663166229116" calcext:value-type="float">
            <text:p>16.663166229116</text:p>
          </table:table-cell>
          <table:table-cell office:value-type="float" office:value="0.687427912341407" calcext:value-type="float">
            <text:p>0.687427912341407</text:p>
          </table:table-cell>
          <table:table-cell office:value-type="float" office:value="7026.17647058824" calcext:value-type="float">
            <text:p>7026.17647058824</text:p>
          </table:table-cell>
          <table:table-cell office:value-type="float" office:value="17.2032700008355" calcext:value-type="float">
            <text:p>17.2032700008355</text:p>
          </table:table-cell>
          <table:table-cell office:value-type="float" office:value="0.677047289504037" calcext:value-type="float">
            <text:p>0.677047289504037</text:p>
          </table:table-cell>
          <table:table-cell office:value-type="float" office:value="5336.88235294118" calcext:value-type="float">
            <text:p>5336.88235294118</text:p>
          </table:table-cell>
          <table:table-cell office:value-type="float" office:value="16.9400226414984" calcext:value-type="float">
            <text:p>16.9400226414984</text:p>
          </table:table-cell>
          <table:table-cell office:value-type="float" office:value="0.708189158016148" calcext:value-type="float">
            <text:p>0.708189158016148</text:p>
          </table:table-cell>
          <table:table-cell office:value-type="float" office:value="5213.41176470588" calcext:value-type="float">
            <text:p>5213.41176470588</text:p>
          </table:table-cell>
          <table:table-cell office:value-type="float" office:value="17.6738294013724" calcext:value-type="float">
            <text:p>17.6738294013724</text:p>
          </table:table-cell>
          <table:table-cell office:value-type="float" office:value="0.881199538638985" calcext:value-type="float">
            <text:p>0.881199538638985</text:p>
          </table:table-cell>
          <table:table-cell office:value-type="float" office:value="1343.70588235294" calcext:value-type="float">
            <text:p>1343.70588235294</text:p>
          </table:table-cell>
          <table:table-cell office:value-type="float" office:value="19.3450098735504" calcext:value-type="float">
            <text:p>19.3450098735504</text:p>
          </table:table-cell>
          <table:table-cell office:value-type="float" office:value="0.752595155709342" calcext:value-type="float">
            <text:p>0.752595155709342</text:p>
          </table:table-cell>
          <table:table-cell office:value-type="float" office:value="2668.41176470588" calcext:value-type="float">
            <text:p>2668.41176470588</text:p>
          </table:table-cell>
          <table:table-cell office:value-type="float" office:value="17.94344881797" calcext:value-type="float">
            <text:p>17.94344881797</text:p>
          </table:table-cell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0411943738311" calcext:value-type="float">
            <text:p>20.0411943738311</text:p>
          </table:table-cell>
          <table:table-cell office:value-type="float" office:value="0.382352941176471" calcext:value-type="float">
            <text:p>0.382352941176471</text:p>
          </table:table-cell>
          <table:table-cell office:value-type="float" office:value="17.6470588235294" calcext:value-type="float">
            <text:p>17.6470588235294</text:p>
          </table:table-cell>
          <table:table-cell office:value-type="float" office:value="4.90666666666667" calcext:value-type="float">
            <text:p>4.90666666666667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293" calcext:value-type="float">
            <text:p>293</text:p>
          </table:table-cell>
          <table:table-cell office:value-type="float" office:value="4.98807288290361" calcext:value-type="float">
            <text:p>4.98807288290361</text:p>
          </table:table-cell>
          <table:table-cell office:value-type="float" office:value="0.67358708189158" calcext:value-type="float">
            <text:p>0.67358708189158</text:p>
          </table:table-cell>
          <table:table-cell office:value-type="float" office:value="7299.35294117647" calcext:value-type="float">
            <text:p>7299.35294117647</text:p>
          </table:table-cell>
          <table:table-cell office:value-type="float" office:value="16.1939728658341" calcext:value-type="float">
            <text:p>16.1939728658341</text:p>
          </table:table-cell>
          <table:table-cell office:value-type="float" office:value="0.668973471741638" calcext:value-type="float">
            <text:p>0.668973471741638</text:p>
          </table:table-cell>
          <table:table-cell office:value-type="float" office:value="6926.23529411765" calcext:value-type="float">
            <text:p>6926.23529411765</text:p>
          </table:table-cell>
          <table:table-cell office:value-type="float" office:value="16.7641640747724" calcext:value-type="float">
            <text:p>16.7641640747724</text:p>
          </table:table-cell>
          <table:table-cell office:value-type="float" office:value="0.697808535178777" calcext:value-type="float">
            <text:p>0.697808535178777</text:p>
          </table:table-cell>
          <table:table-cell office:value-type="float" office:value="5543.52941176471" calcext:value-type="float">
            <text:p>5543.52941176471</text:p>
          </table:table-cell>
          <table:table-cell office:value-type="float" office:value="16.0595189769971" calcext:value-type="float">
            <text:p>16.0595189769971</text:p>
          </table:table-cell>
          <table:table-cell office:value-type="float" office:value="0.72722029988466" calcext:value-type="float">
            <text:p>0.72722029988466</text:p>
          </table:table-cell>
          <table:table-cell office:value-type="float" office:value="5282.11764705882" calcext:value-type="float">
            <text:p>5282.11764705882</text:p>
          </table:table-cell>
          <table:table-cell office:value-type="float" office:value="17.4311836318049" calcext:value-type="float">
            <text:p>17.4311836318049</text:p>
          </table:table-cell>
          <table:table-cell office:value-type="float" office:value="0.845444059976932" calcext:value-type="float">
            <text:p>0.845444059976932</text:p>
          </table:table-cell>
          <table:table-cell office:value-type="float" office:value="1414.41176470588" calcext:value-type="float">
            <text:p>1414.41176470588</text:p>
          </table:table-cell>
          <table:table-cell office:value-type="float" office:value="20.2822046471178" calcext:value-type="float">
            <text:p>20.2822046471178</text:p>
          </table:table-cell>
          <table:table-cell office:value-type="float" office:value="0.791234140715109" calcext:value-type="float">
            <text:p>0.791234140715109</text:p>
          </table:table-cell>
          <table:table-cell office:value-type="float" office:value="2654.64705882353" calcext:value-type="float">
            <text:p>2654.64705882353</text:p>
          </table:table-cell>
          <table:table-cell office:value-type="float" office:value="18.7497908556058" calcext:value-type="float">
            <text:p>18.7497908556058</text:p>
          </table:table-cell>
          <table:table-cell table:number-columns-repeated="99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9707799024204" calcext:value-type="float">
            <text:p>19.9707799024204</text:p>
          </table:table-cell>
          <table:table-cell office:value-type="float" office:value="0.264705882352941" calcext:value-type="float">
            <text:p>0.264705882352941</text:p>
          </table:table-cell>
          <table:table-cell office:value-type="float" office:value="17.8823529411765" calcext:value-type="float">
            <text:p>17.8823529411765</text:p>
          </table:table-cell>
          <table:table-cell office:value-type="float" office:value="4.25328947368421" calcext:value-type="float">
            <text:p>4.25328947368421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305" calcext:value-type="float">
            <text:p>305</text:p>
          </table:table-cell>
          <table:table-cell office:value-type="float" office:value="4.80665992295824" calcext:value-type="float">
            <text:p>4.80665992295824</text:p>
          </table:table-cell>
          <table:table-cell office:value-type="float" office:value="0.700115340253749" calcext:value-type="float">
            <text:p>0.700115340253749</text:p>
          </table:table-cell>
          <table:table-cell office:value-type="float" office:value="6641.35294117647" calcext:value-type="float">
            <text:p>6641.35294117647</text:p>
          </table:table-cell>
          <table:table-cell office:value-type="float" office:value="16.0285711976751" calcext:value-type="float">
            <text:p>16.0285711976751</text:p>
          </table:table-cell>
          <table:table-cell office:value-type="float" office:value="0.660322952710496" calcext:value-type="float">
            <text:p>0.660322952710496</text:p>
          </table:table-cell>
          <table:table-cell office:value-type="float" office:value="7070.52941176471" calcext:value-type="float">
            <text:p>7070.52941176471</text:p>
          </table:table-cell>
          <table:table-cell office:value-type="float" office:value="16.970998104442" calcext:value-type="float">
            <text:p>16.970998104442</text:p>
          </table:table-cell>
          <table:table-cell office:value-type="float" office:value="0.689158016147636" calcext:value-type="float">
            <text:p>0.689158016147636</text:p>
          </table:table-cell>
          <table:table-cell office:value-type="float" office:value="5595.76470588235" calcext:value-type="float">
            <text:p>5595.76470588235</text:p>
          </table:table-cell>
          <table:table-cell office:value-type="float" office:value="16.6091431897349" calcext:value-type="float">
            <text:p>16.6091431897349</text:p>
          </table:table-cell>
          <table:table-cell office:value-type="float" office:value="0.660899653979239" calcext:value-type="float">
            <text:p>0.660899653979239</text:p>
          </table:table-cell>
          <table:table-cell office:value-type="float" office:value="5461.64705882353" calcext:value-type="float">
            <text:p>5461.64705882353</text:p>
          </table:table-cell>
          <table:table-cell office:value-type="float" office:value="17.1752745467659" calcext:value-type="float">
            <text:p>17.1752745467659</text:p>
          </table:table-cell>
          <table:table-cell office:value-type="float" office:value="0.84717416378316" calcext:value-type="float">
            <text:p>0.84717416378316</text:p>
          </table:table-cell>
          <table:table-cell office:value-type="float" office:value="1434.88235294118" calcext:value-type="float">
            <text:p>1434.88235294118</text:p>
          </table:table-cell>
          <table:table-cell office:value-type="float" office:value="19.8110110037234" calcext:value-type="float">
            <text:p>19.8110110037234</text:p>
          </table:table-cell>
          <table:table-cell office:value-type="float" office:value="0.79757785467128" calcext:value-type="float">
            <text:p>0.79757785467128</text:p>
          </table:table-cell>
          <table:table-cell office:value-type="float" office:value="2561.94117647059" calcext:value-type="float">
            <text:p>2561.94117647059</text:p>
          </table:table-cell>
          <table:table-cell office:value-type="float" office:value="18.5872687615781" calcext:value-type="float">
            <text:p>18.5872687615781</text:p>
          </table:table-cell>
          <table:table-cell table:number-columns-repeated="99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9428345876107" calcext:value-type="float">
            <text:p>19.9428345876107</text:p>
          </table:table-cell>
          <table:table-cell office:value-type="float" office:value="0.382352941176471" calcext:value-type="float">
            <text:p>0.382352941176471</text:p>
          </table:table-cell>
          <table:table-cell office:value-type="float" office:value="17.2941176470588" calcext:value-type="float">
            <text:p>17.2941176470588</text:p>
          </table:table-cell>
          <table:table-cell office:value-type="float" office:value="5.32993197278911" calcext:value-type="float">
            <text:p>5.32993197278911</text:p>
          </table:table-cell>
          <table:table-cell office:value-type="float" office:value="0.283737024221453" calcext:value-type="float">
            <text:p>0.283737024221453</text:p>
          </table:table-cell>
          <table:table-cell office:value-type="float" office:value="299" calcext:value-type="float">
            <text:p>299</text:p>
          </table:table-cell>
          <table:table-cell office:value-type="float" office:value="4.2249180999181" calcext:value-type="float">
            <text:p>4.2249180999181</text:p>
          </table:table-cell>
          <table:table-cell office:value-type="float" office:value="0.711649365628604" calcext:value-type="float">
            <text:p>0.711649365628604</text:p>
          </table:table-cell>
          <table:table-cell office:value-type="float" office:value="6782.11764705882" calcext:value-type="float">
            <text:p>6782.11764705882</text:p>
          </table:table-cell>
          <table:table-cell office:value-type="float" office:value="15.7404055767217" calcext:value-type="float">
            <text:p>15.7404055767217</text:p>
          </table:table-cell>
          <table:table-cell office:value-type="float" office:value="0.697231833910035" calcext:value-type="float">
            <text:p>0.697231833910035</text:p>
          </table:table-cell>
          <table:table-cell office:value-type="float" office:value="7217.64705882353" calcext:value-type="float">
            <text:p>7217.64705882353</text:p>
          </table:table-cell>
          <table:table-cell office:value-type="float" office:value="16.7590411785582" calcext:value-type="float">
            <text:p>16.7590411785582</text:p>
          </table:table-cell>
          <table:table-cell office:value-type="float" office:value="0.72722029988466" calcext:value-type="float">
            <text:p>0.72722029988466</text:p>
          </table:table-cell>
          <table:table-cell office:value-type="float" office:value="4931.52941176471" calcext:value-type="float">
            <text:p>4931.52941176471</text:p>
          </table:table-cell>
          <table:table-cell office:value-type="float" office:value="17.6100114953662" calcext:value-type="float">
            <text:p>17.6100114953662</text:p>
          </table:table-cell>
          <table:table-cell office:value-type="float" office:value="0.622260668973472" calcext:value-type="float">
            <text:p>0.622260668973472</text:p>
          </table:table-cell>
          <table:table-cell office:value-type="float" office:value="5613.47058823529" calcext:value-type="float">
            <text:p>5613.47058823529</text:p>
          </table:table-cell>
          <table:table-cell office:value-type="float" office:value="16.8829917690827" calcext:value-type="float">
            <text:p>16.8829917690827</text:p>
          </table:table-cell>
          <table:table-cell office:value-type="float" office:value="0.88638985005767" calcext:value-type="float">
            <text:p>0.88638985005767</text:p>
          </table:table-cell>
          <table:table-cell office:value-type="float" office:value="1291.41176470588" calcext:value-type="float">
            <text:p>1291.41176470588</text:p>
          </table:table-cell>
          <table:table-cell office:value-type="float" office:value="20.5563711440554" calcext:value-type="float">
            <text:p>20.5563711440554</text:p>
          </table:table-cell>
          <table:table-cell office:value-type="float" office:value="0.753171856978085" calcext:value-type="float">
            <text:p>0.753171856978085</text:p>
          </table:table-cell>
          <table:table-cell office:value-type="float" office:value="2459.29411764706" calcext:value-type="float">
            <text:p>2459.29411764706</text:p>
          </table:table-cell>
          <table:table-cell office:value-type="float" office:value="18.3491945643155" calcext:value-type="float">
            <text:p>18.3491945643155</text:p>
          </table:table-cell>
          <table:table-cell table:number-columns-repeated="99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8074455548361" calcext:value-type="float">
            <text:p>19.8074455548361</text:p>
          </table:table-cell>
          <table:table-cell office:value-type="float" office:value="0.401960784313726" calcext:value-type="float">
            <text:p>0.401960784313726</text:p>
          </table:table-cell>
          <table:table-cell office:value-type="float" office:value="16.4705882352941" calcext:value-type="float">
            <text:p>16.4705882352941</text:p>
          </table:table-cell>
          <table:table-cell office:value-type="float" office:value="5.61071428571429" calcext:value-type="float">
            <text:p>5.61071428571429</text:p>
          </table:table-cell>
          <table:table-cell office:value-type="float" office:value="0.431372549019608" calcext:value-type="float">
            <text:p>0.431372549019608</text:p>
          </table:table-cell>
          <table:table-cell office:value-type="float" office:value="303" calcext:value-type="float">
            <text:p>303</text:p>
          </table:table-cell>
          <table:table-cell office:value-type="float" office:value="5.15288208431074" calcext:value-type="float">
            <text:p>5.15288208431074</text:p>
          </table:table-cell>
          <table:table-cell office:value-type="float" office:value="0.640715109573241" calcext:value-type="float">
            <text:p>0.640715109573241</text:p>
          </table:table-cell>
          <table:table-cell office:value-type="float" office:value="7434.64705882353" calcext:value-type="float">
            <text:p>7434.64705882353</text:p>
          </table:table-cell>
          <table:table-cell office:value-type="float" office:value="16.5867247920065" calcext:value-type="float">
            <text:p>16.5867247920065</text:p>
          </table:table-cell>
          <table:table-cell office:value-type="float" office:value="0.619953863898501" calcext:value-type="float">
            <text:p>0.619953863898501</text:p>
          </table:table-cell>
          <table:table-cell office:value-type="float" office:value="7147.52941176471" calcext:value-type="float">
            <text:p>7147.52941176471</text:p>
          </table:table-cell>
          <table:table-cell office:value-type="float" office:value="17.012065155047" calcext:value-type="float">
            <text:p>17.012065155047</text:p>
          </table:table-cell>
          <table:table-cell office:value-type="float" office:value="0.699538638985006" calcext:value-type="float">
            <text:p>0.699538638985006</text:p>
          </table:table-cell>
          <table:table-cell office:value-type="float" office:value="5556.64705882353" calcext:value-type="float">
            <text:p>5556.64705882353</text:p>
          </table:table-cell>
          <table:table-cell office:value-type="float" office:value="17.1858406524833" calcext:value-type="float">
            <text:p>17.1858406524833</text:p>
          </table:table-cell>
          <table:table-cell office:value-type="float" office:value="0.65916955017301" calcext:value-type="float">
            <text:p>0.65916955017301</text:p>
          </table:table-cell>
          <table:table-cell office:value-type="float" office:value="5159.58823529412" calcext:value-type="float">
            <text:p>5159.58823529412</text:p>
          </table:table-cell>
          <table:table-cell office:value-type="float" office:value="17.987072663147" calcext:value-type="float">
            <text:p>17.987072663147</text:p>
          </table:table-cell>
          <table:table-cell office:value-type="float" office:value="0.858708189158016" calcext:value-type="float">
            <text:p>0.858708189158016</text:p>
          </table:table-cell>
          <table:table-cell office:value-type="float" office:value="1456.41176470588" calcext:value-type="float">
            <text:p>1456.41176470588</text:p>
          </table:table-cell>
          <table:table-cell office:value-type="float" office:value="18.9057396323482" calcext:value-type="float">
            <text:p>18.9057396323482</text:p>
          </table:table-cell>
          <table:table-cell office:value-type="float" office:value="0.796424452133794" calcext:value-type="float">
            <text:p>0.796424452133794</text:p>
          </table:table-cell>
          <table:table-cell office:value-type="float" office:value="2626.94117647059" calcext:value-type="float">
            <text:p>2626.94117647059</text:p>
          </table:table-cell>
          <table:table-cell office:value-type="float" office:value="18.4404778874141" calcext:value-type="float">
            <text:p>18.4404778874141</text:p>
          </table:table-cell>
          <table:table-cell table:number-columns-repeated="99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7604222790455" calcext:value-type="float">
            <text:p>19.7604222790455</text:p>
          </table:table-cell>
          <table:table-cell office:value-type="float" office:value="0.401960784313726" calcext:value-type="float">
            <text:p>0.401960784313726</text:p>
          </table:table-cell>
          <table:table-cell office:value-type="float" office:value="17.9411764705882" calcext:value-type="float">
            <text:p>17.9411764705882</text:p>
          </table:table-cell>
          <table:table-cell office:value-type="float" office:value="5.13770491803279" calcext:value-type="float">
            <text:p>5.13770491803279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307" calcext:value-type="float">
            <text:p>307</text:p>
          </table:table-cell>
          <table:table-cell office:value-type="float" office:value="5.39542183669088" calcext:value-type="float">
            <text:p>5.39542183669088</text:p>
          </table:table-cell>
          <table:table-cell office:value-type="float" office:value="0.742791234140715" calcext:value-type="float">
            <text:p>0.742791234140715</text:p>
          </table:table-cell>
          <table:table-cell office:value-type="float" office:value="6434.88235294118" calcext:value-type="float">
            <text:p>6434.88235294118</text:p>
          </table:table-cell>
          <table:table-cell office:value-type="float" office:value="16.3322531201727" calcext:value-type="float">
            <text:p>16.3322531201727</text:p>
          </table:table-cell>
          <table:table-cell office:value-type="float" office:value="0.703575547866205" calcext:value-type="float">
            <text:p>0.703575547866205</text:p>
          </table:table-cell>
          <table:table-cell office:value-type="float" office:value="6429.70588235294" calcext:value-type="float">
            <text:p>6429.70588235294</text:p>
          </table:table-cell>
          <table:table-cell office:value-type="float" office:value="17.3706314993767" calcext:value-type="float">
            <text:p>17.3706314993767</text:p>
          </table:table-cell>
          <table:table-cell office:value-type="float" office:value="0.746828143021914" calcext:value-type="float">
            <text:p>0.746828143021914</text:p>
          </table:table-cell>
          <table:table-cell office:value-type="float" office:value="5030.29411764706" calcext:value-type="float">
            <text:p>5030.29411764706</text:p>
          </table:table-cell>
          <table:table-cell office:value-type="float" office:value="17.8135694370408" calcext:value-type="float">
            <text:p>17.8135694370408</text:p>
          </table:table-cell>
          <table:table-cell office:value-type="float" office:value="0.666089965397924" calcext:value-type="float">
            <text:p>0.666089965397924</text:p>
          </table:table-cell>
          <table:table-cell office:value-type="float" office:value="5329.29411764706" calcext:value-type="float">
            <text:p>5329.29411764706</text:p>
          </table:table-cell>
          <table:table-cell office:value-type="float" office:value="17.3094175834027" calcext:value-type="float">
            <text:p>17.3094175834027</text:p>
          </table:table-cell>
          <table:table-cell office:value-type="float" office:value="0.880622837370242" calcext:value-type="float">
            <text:p>0.880622837370242</text:p>
          </table:table-cell>
          <table:table-cell office:value-type="float" office:value="1356.41176470588" calcext:value-type="float">
            <text:p>1356.41176470588</text:p>
          </table:table-cell>
          <table:table-cell office:value-type="float" office:value="19.8247286013719" calcext:value-type="float">
            <text:p>19.8247286013719</text:p>
          </table:table-cell>
          <table:table-cell office:value-type="float" office:value="0.779700115340254" calcext:value-type="float">
            <text:p>0.779700115340254</text:p>
          </table:table-cell>
          <table:table-cell office:value-type="float" office:value="2546.64705882353" calcext:value-type="float">
            <text:p>2546.64705882353</text:p>
          </table:table-cell>
          <table:table-cell office:value-type="float" office:value="18.3398957247544" calcext:value-type="float">
            <text:p>18.3398957247544</text:p>
          </table:table-cell>
          <table:table-cell table:number-columns-repeated="99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20.2508636161245" calcext:value-type="float">
            <text:p>20.2508636161245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16.6470588235294" calcext:value-type="float">
            <text:p>16.6470588235294</text:p>
          </table:table-cell>
          <table:table-cell office:value-type="float" office:value="5.01766784452297" calcext:value-type="float">
            <text:p>5.01766784452297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292" calcext:value-type="float">
            <text:p>292</text:p>
          </table:table-cell>
          <table:table-cell office:value-type="float" office:value="4.79821936172154" calcext:value-type="float">
            <text:p>4.79821936172154</text:p>
          </table:table-cell>
          <table:table-cell office:value-type="float" office:value="0.668396770472895" calcext:value-type="float">
            <text:p>0.668396770472895</text:p>
          </table:table-cell>
          <table:table-cell office:value-type="float" office:value="6703.11764705882" calcext:value-type="float">
            <text:p>6703.11764705882</text:p>
          </table:table-cell>
          <table:table-cell office:value-type="float" office:value="16.5650675636487" calcext:value-type="float">
            <text:p>16.5650675636487</text:p>
          </table:table-cell>
          <table:table-cell office:value-type="float" office:value="0.713379469434833" calcext:value-type="float">
            <text:p>0.713379469434833</text:p>
          </table:table-cell>
          <table:table-cell office:value-type="float" office:value="7004.11764705882" calcext:value-type="float">
            <text:p>7004.11764705882</text:p>
          </table:table-cell>
          <table:table-cell office:value-type="float" office:value="16.4693690264148" calcext:value-type="float">
            <text:p>16.4693690264148</text:p>
          </table:table-cell>
          <table:table-cell office:value-type="float" office:value="0.676470588235294" calcext:value-type="float">
            <text:p>0.676470588235294</text:p>
          </table:table-cell>
          <table:table-cell office:value-type="float" office:value="5265.82352941177" calcext:value-type="float">
            <text:p>5265.82352941177</text:p>
          </table:table-cell>
          <table:table-cell office:value-type="float" office:value="16.9378457916744" calcext:value-type="float">
            <text:p>16.9378457916744</text:p>
          </table:table-cell>
          <table:table-cell office:value-type="float" office:value="0.687427912341407" calcext:value-type="float">
            <text:p>0.687427912341407</text:p>
          </table:table-cell>
          <table:table-cell office:value-type="float" office:value="5506.11764705882" calcext:value-type="float">
            <text:p>5506.11764705882</text:p>
          </table:table-cell>
          <table:table-cell office:value-type="float" office:value="17.3947687114712" calcext:value-type="float">
            <text:p>17.3947687114712</text:p>
          </table:table-cell>
          <table:table-cell office:value-type="float" office:value="0.877739331026528" calcext:value-type="float">
            <text:p>0.877739331026528</text:p>
          </table:table-cell>
          <table:table-cell office:value-type="float" office:value="1458.35294117647" calcext:value-type="float">
            <text:p>1458.35294117647</text:p>
          </table:table-cell>
          <table:table-cell office:value-type="float" office:value="20.1713723646568" calcext:value-type="float">
            <text:p>20.1713723646568</text:p>
          </table:table-cell>
          <table:table-cell office:value-type="float" office:value="0.771049596309112" calcext:value-type="float">
            <text:p>0.771049596309112</text:p>
          </table:table-cell>
          <table:table-cell office:value-type="float" office:value="2797.29411764706" calcext:value-type="float">
            <text:p>2797.29411764706</text:p>
          </table:table-cell>
          <table:table-cell office:value-type="float" office:value="18.2726462114349" calcext:value-type="float">
            <text:p>18.2726462114349</text:p>
          </table:table-cell>
          <table:table-cell table:number-columns-repeated="99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19.8799244531524" calcext:value-type="float">
            <text:p>19.8799244531524</text:p>
          </table:table-cell>
          <table:table-cell office:value-type="float" office:value="0.284313725490196" calcext:value-type="float">
            <text:p>0.284313725490196</text:p>
          </table:table-cell>
          <table:table-cell office:value-type="float" office:value="17.0588235294118" calcext:value-type="float">
            <text:p>17.0588235294118</text:p>
          </table:table-cell>
          <table:table-cell office:value-type="float" office:value="4.91379310344828" calcext:value-type="float">
            <text:p>4.91379310344828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291" calcext:value-type="float">
            <text:p>291</text:p>
          </table:table-cell>
          <table:table-cell office:value-type="float" office:value="4.86098177249661" calcext:value-type="float">
            <text:p>4.86098177249661</text:p>
          </table:table-cell>
          <table:table-cell office:value-type="float" office:value="0.720876585928489" calcext:value-type="float">
            <text:p>0.720876585928489</text:p>
          </table:table-cell>
          <table:table-cell office:value-type="float" office:value="6832.58823529412" calcext:value-type="float">
            <text:p>6832.58823529412</text:p>
          </table:table-cell>
          <table:table-cell office:value-type="float" office:value="16.2215707763432" calcext:value-type="float">
            <text:p>16.2215707763432</text:p>
          </table:table-cell>
          <table:table-cell office:value-type="float" office:value="0.660322952710496" calcext:value-type="float">
            <text:p>0.660322952710496</text:p>
          </table:table-cell>
          <table:table-cell office:value-type="float" office:value="6766.17647058824" calcext:value-type="float">
            <text:p>6766.17647058824</text:p>
          </table:table-cell>
          <table:table-cell office:value-type="float" office:value="17.1219896059778" calcext:value-type="float">
            <text:p>17.1219896059778</text:p>
          </table:table-cell>
          <table:table-cell office:value-type="float" office:value="0.71683967704729" calcext:value-type="float">
            <text:p>0.71683967704729</text:p>
          </table:table-cell>
          <table:table-cell office:value-type="float" office:value="4855.17647058824" calcext:value-type="float">
            <text:p>4855.17647058824</text:p>
          </table:table-cell>
          <table:table-cell office:value-type="float" office:value="18.1852929859229" calcext:value-type="float">
            <text:p>18.1852929859229</text:p>
          </table:table-cell>
          <table:table-cell office:value-type="float" office:value="0.708189158016148" calcext:value-type="float">
            <text:p>0.708189158016148</text:p>
          </table:table-cell>
          <table:table-cell office:value-type="float" office:value="5129.64705882353" calcext:value-type="float">
            <text:p>5129.64705882353</text:p>
          </table:table-cell>
          <table:table-cell office:value-type="float" office:value="17.8488963362104" calcext:value-type="float">
            <text:p>17.8488963362104</text:p>
          </table:table-cell>
          <table:table-cell office:value-type="float" office:value="0.908881199538638" calcext:value-type="float">
            <text:p>0.908881199538638</text:p>
          </table:table-cell>
          <table:table-cell office:value-type="float" office:value="1334.05882352941" calcext:value-type="float">
            <text:p>1334.05882352941</text:p>
          </table:table-cell>
          <table:table-cell office:value-type="float" office:value="19.990221857721" calcext:value-type="float">
            <text:p>19.990221857721</text:p>
          </table:table-cell>
          <table:table-cell office:value-type="float" office:value="0.777970011534025" calcext:value-type="float">
            <text:p>0.777970011534025</text:p>
          </table:table-cell>
          <table:table-cell office:value-type="float" office:value="2583.94117647059" calcext:value-type="float">
            <text:p>2583.94117647059</text:p>
          </table:table-cell>
          <table:table-cell office:value-type="float" office:value="19.4161489552233" calcext:value-type="float">
            <text:p>19.4161489552233</text:p>
          </table:table-cell>
          <table:table-cell table:number-columns-repeated="99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19.2594969718408" calcext:value-type="float">
            <text:p>19.2594969718408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17.2941176470588" calcext:value-type="float">
            <text:p>17.2941176470588</text:p>
          </table:table-cell>
          <table:table-cell office:value-type="float" office:value="5.01020408163265" calcext:value-type="float">
            <text:p>5.01020408163265</text:p>
          </table:table-cell>
          <table:table-cell office:value-type="float" office:value="0.313148788927336" calcext:value-type="float">
            <text:p>0.313148788927336</text:p>
          </table:table-cell>
          <table:table-cell office:value-type="float" office:value="284" calcext:value-type="float">
            <text:p>284</text:p>
          </table:table-cell>
          <table:table-cell office:value-type="float" office:value="4.67873219834632" calcext:value-type="float">
            <text:p>4.67873219834632</text:p>
          </table:table-cell>
          <table:table-cell office:value-type="float" office:value="0.675893886966552" calcext:value-type="float">
            <text:p>0.675893886966552</text:p>
          </table:table-cell>
          <table:table-cell office:value-type="float" office:value="6910.47058823529" calcext:value-type="float">
            <text:p>6910.47058823529</text:p>
          </table:table-cell>
          <table:table-cell office:value-type="float" office:value="17.0031617140042" calcext:value-type="float">
            <text:p>17.0031617140042</text:p>
          </table:table-cell>
          <table:table-cell office:value-type="float" office:value="0.671856978085352" calcext:value-type="float">
            <text:p>0.671856978085352</text:p>
          </table:table-cell>
          <table:table-cell office:value-type="float" office:value="6859.88235294118" calcext:value-type="float">
            <text:p>6859.88235294118</text:p>
          </table:table-cell>
          <table:table-cell office:value-type="float" office:value="16.8252518619912" calcext:value-type="float">
            <text:p>16.8252518619912</text:p>
          </table:table-cell>
          <table:table-cell office:value-type="float" office:value="0.735870818915802" calcext:value-type="float">
            <text:p>0.735870818915802</text:p>
          </table:table-cell>
          <table:table-cell office:value-type="float" office:value="4989.17647058824" calcext:value-type="float">
            <text:p>4989.17647058824</text:p>
          </table:table-cell>
          <table:table-cell office:value-type="float" office:value="16.7542236101702" calcext:value-type="float">
            <text:p>16.7542236101702</text:p>
          </table:table-cell>
          <table:table-cell office:value-type="float" office:value="0.643021914648213" calcext:value-type="float">
            <text:p>0.643021914648213</text:p>
          </table:table-cell>
          <table:table-cell office:value-type="float" office:value="5414.35294117647" calcext:value-type="float">
            <text:p>5414.35294117647</text:p>
          </table:table-cell>
          <table:table-cell office:value-type="float" office:value="17.5760521098389" calcext:value-type="float">
            <text:p>17.5760521098389</text:p>
          </table:table-cell>
          <table:table-cell office:value-type="float" office:value="0.885236447520184" calcext:value-type="float">
            <text:p>0.885236447520184</text:p>
          </table:table-cell>
          <table:table-cell office:value-type="float" office:value="1302.05882352941" calcext:value-type="float">
            <text:p>1302.05882352941</text:p>
          </table:table-cell>
          <table:table-cell office:value-type="float" office:value="19.8625616469691" calcext:value-type="float">
            <text:p>19.8625616469691</text:p>
          </table:table-cell>
          <table:table-cell office:value-type="float" office:value="0.805074971164936" calcext:value-type="float">
            <text:p>0.805074971164936</text:p>
          </table:table-cell>
          <table:table-cell office:value-type="float" office:value="2531.58823529412" calcext:value-type="float">
            <text:p>2531.58823529412</text:p>
          </table:table-cell>
          <table:table-cell office:value-type="float" office:value="19.0793541391466" calcext:value-type="float">
            <text:p>19.0793541391466</text:p>
          </table:table-cell>
          <table:table-cell table:number-columns-repeated="99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7054366027351" calcext:value-type="float">
            <text:p>19.7054366027351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8" calcext:value-type="float">
            <text:p>18</text:p>
          </table:table-cell>
          <table:table-cell office:value-type="float" office:value="4.74509803921569" calcext:value-type="float">
            <text:p>4.74509803921569</text:p>
          </table:table-cell>
          <table:table-cell office:value-type="float" office:value="0.274509803921569" calcext:value-type="float">
            <text:p>0.274509803921569</text:p>
          </table:table-cell>
          <table:table-cell office:value-type="float" office:value="295" calcext:value-type="float">
            <text:p>295</text:p>
          </table:table-cell>
          <table:table-cell office:value-type="float" office:value="5.23706248126442" calcext:value-type="float">
            <text:p>5.23706248126442</text:p>
          </table:table-cell>
          <table:table-cell office:value-type="float" office:value="0.67358708189158" calcext:value-type="float">
            <text:p>0.67358708189158</text:p>
          </table:table-cell>
          <table:table-cell office:value-type="float" office:value="7688.41176470588" calcext:value-type="float">
            <text:p>7688.41176470588</text:p>
          </table:table-cell>
          <table:table-cell office:value-type="float" office:value="15.8098391831959" calcext:value-type="float">
            <text:p>15.8098391831959</text:p>
          </table:table-cell>
          <table:table-cell office:value-type="float" office:value="0.640715109573241" calcext:value-type="float">
            <text:p>0.640715109573241</text:p>
          </table:table-cell>
          <table:table-cell office:value-type="float" office:value="7415.05882352941" calcext:value-type="float">
            <text:p>7415.05882352941</text:p>
          </table:table-cell>
          <table:table-cell office:value-type="float" office:value="17.3911868934455" calcext:value-type="float">
            <text:p>17.3911868934455</text:p>
          </table:table-cell>
          <table:table-cell office:value-type="float" office:value="0.694348327566321" calcext:value-type="float">
            <text:p>0.694348327566321</text:p>
          </table:table-cell>
          <table:table-cell office:value-type="float" office:value="5091.64705882353" calcext:value-type="float">
            <text:p>5091.64705882353</text:p>
          </table:table-cell>
          <table:table-cell office:value-type="float" office:value="17.6474383657091" calcext:value-type="float">
            <text:p>17.6474383657091</text:p>
          </table:table-cell>
          <table:table-cell office:value-type="float" office:value="0.695501730103806" calcext:value-type="float">
            <text:p>0.695501730103806</text:p>
          </table:table-cell>
          <table:table-cell office:value-type="float" office:value="5083.88235294118" calcext:value-type="float">
            <text:p>5083.88235294118</text:p>
          </table:table-cell>
          <table:table-cell office:value-type="float" office:value="17.8673185523313" calcext:value-type="float">
            <text:p>17.8673185523313</text:p>
          </table:table-cell>
          <table:table-cell office:value-type="float" office:value="0.862168396770473" calcext:value-type="float">
            <text:p>0.862168396770473</text:p>
          </table:table-cell>
          <table:table-cell office:value-type="float" office:value="1349.05882352941" calcext:value-type="float">
            <text:p>1349.05882352941</text:p>
          </table:table-cell>
          <table:table-cell office:value-type="float" office:value="19.4414225113095" calcext:value-type="float">
            <text:p>19.4414225113095</text:p>
          </table:table-cell>
          <table:table-cell office:value-type="float" office:value="0.806805074971165" calcext:value-type="float">
            <text:p>0.806805074971165</text:p>
          </table:table-cell>
          <table:table-cell office:value-type="float" office:value="2699.70588235294" calcext:value-type="float">
            <text:p>2699.70588235294</text:p>
          </table:table-cell>
          <table:table-cell office:value-type="float" office:value="18.722497486371" calcext:value-type="float">
            <text:p>18.722497486371</text:p>
          </table:table-cell>
          <table:table-cell table:number-columns-repeated="99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20.2637617028479" calcext:value-type="float">
            <text:p>20.2637617028479</text:p>
          </table:table-cell>
          <table:table-cell office:value-type="float" office:value="0.284313725490196" calcext:value-type="float">
            <text:p>0.284313725490196</text:p>
          </table:table-cell>
          <table:table-cell office:value-type="float" office:value="17.4705882352941" calcext:value-type="float">
            <text:p>17.4705882352941</text:p>
          </table:table-cell>
          <table:table-cell office:value-type="float" office:value="5.12794612794613" calcext:value-type="float">
            <text:p>5.12794612794613</text:p>
          </table:table-cell>
          <table:table-cell office:value-type="float" office:value="0.382352941176471" calcext:value-type="float">
            <text:p>0.382352941176471</text:p>
          </table:table-cell>
          <table:table-cell office:value-type="float" office:value="289" calcext:value-type="float">
            <text:p>289</text:p>
          </table:table-cell>
          <table:table-cell office:value-type="float" office:value="5.88787663973834" calcext:value-type="float">
            <text:p>5.88787663973834</text:p>
          </table:table-cell>
          <table:table-cell office:value-type="float" office:value="0.707035755478662" calcext:value-type="float">
            <text:p>0.707035755478662</text:p>
          </table:table-cell>
          <table:table-cell office:value-type="float" office:value="6663.05882352941" calcext:value-type="float">
            <text:p>6663.05882352941</text:p>
          </table:table-cell>
          <table:table-cell office:value-type="float" office:value="15.7233097741941" calcext:value-type="float">
            <text:p>15.7233097741941</text:p>
          </table:table-cell>
          <table:table-cell office:value-type="float" office:value="0.668396770472895" calcext:value-type="float">
            <text:p>0.668396770472895</text:p>
          </table:table-cell>
          <table:table-cell office:value-type="float" office:value="7160.35294117647" calcext:value-type="float">
            <text:p>7160.35294117647</text:p>
          </table:table-cell>
          <table:table-cell office:value-type="float" office:value="16.5508509801609" calcext:value-type="float">
            <text:p>16.5508509801609</text:p>
          </table:table-cell>
          <table:table-cell office:value-type="float" office:value="0.728950403690888" calcext:value-type="float">
            <text:p>0.728950403690888</text:p>
          </table:table-cell>
          <table:table-cell office:value-type="float" office:value="4954.47058823529" calcext:value-type="float">
            <text:p>4954.47058823529</text:p>
          </table:table-cell>
          <table:table-cell office:value-type="float" office:value="17.7611019335095" calcext:value-type="float">
            <text:p>17.7611019335095</text:p>
          </table:table-cell>
          <table:table-cell office:value-type="float" office:value="0.656862745098039" calcext:value-type="float">
            <text:p>0.656862745098039</text:p>
          </table:table-cell>
          <table:table-cell office:value-type="float" office:value="5393.88235294118" calcext:value-type="float">
            <text:p>5393.88235294118</text:p>
          </table:table-cell>
          <table:table-cell office:value-type="float" office:value="17.1109426260152" calcext:value-type="float">
            <text:p>17.1109426260152</text:p>
          </table:table-cell>
          <table:table-cell office:value-type="float" office:value="0.888696655132641" calcext:value-type="float">
            <text:p>0.888696655132641</text:p>
          </table:table-cell>
          <table:table-cell office:value-type="float" office:value="1324.05882352941" calcext:value-type="float">
            <text:p>1324.05882352941</text:p>
          </table:table-cell>
          <table:table-cell office:value-type="float" office:value="19.2234498449209" calcext:value-type="float">
            <text:p>19.2234498449209</text:p>
          </table:table-cell>
          <table:table-cell office:value-type="float" office:value="0.7520184544406" calcext:value-type="float">
            <text:p>0.7520184544406</text:p>
          </table:table-cell>
          <table:table-cell office:value-type="float" office:value="2736.88235294118" calcext:value-type="float">
            <text:p>2736.88235294118</text:p>
          </table:table-cell>
          <table:table-cell office:value-type="float" office:value="18.6855697603586" calcext:value-type="float">
            <text:p>18.6855697603586</text:p>
          </table:table-cell>
          <table:table-cell table:number-columns-repeated="99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19.6067899940633" calcext:value-type="float">
            <text:p>19.6067899940633</text:p>
          </table:table-cell>
          <table:table-cell office:value-type="float" office:value="0.323529411764706" calcext:value-type="float">
            <text:p>0.323529411764706</text:p>
          </table:table-cell>
          <table:table-cell office:value-type="float" office:value="17.0588235294118" calcext:value-type="float">
            <text:p>17.0588235294118</text:p>
          </table:table-cell>
          <table:table-cell office:value-type="float" office:value="4.49655172413793" calcext:value-type="float">
            <text:p>4.49655172413793</text:p>
          </table:table-cell>
          <table:table-cell office:value-type="float" office:value="0.440599769319493" calcext:value-type="float">
            <text:p>0.440599769319493</text:p>
          </table:table-cell>
          <table:table-cell office:value-type="float" office:value="294" calcext:value-type="float">
            <text:p>294</text:p>
          </table:table-cell>
          <table:table-cell office:value-type="float" office:value="5.32523170262315" calcext:value-type="float">
            <text:p>5.32523170262315</text:p>
          </table:table-cell>
          <table:table-cell office:value-type="float" office:value="0.688581314878893" calcext:value-type="float">
            <text:p>0.688581314878893</text:p>
          </table:table-cell>
          <table:table-cell office:value-type="float" office:value="6713.64705882353" calcext:value-type="float">
            <text:p>6713.64705882353</text:p>
          </table:table-cell>
          <table:table-cell office:value-type="float" office:value="16.9130597207005" calcext:value-type="float">
            <text:p>16.9130597207005</text:p>
          </table:table-cell>
          <table:table-cell office:value-type="float" office:value="0.700115340253749" calcext:value-type="float">
            <text:p>0.700115340253749</text:p>
          </table:table-cell>
          <table:table-cell office:value-type="float" office:value="6641.23529411765" calcext:value-type="float">
            <text:p>6641.23529411765</text:p>
          </table:table-cell>
          <table:table-cell office:value-type="float" office:value="17.1999570621052" calcext:value-type="float">
            <text:p>17.1999570621052</text:p>
          </table:table-cell>
          <table:table-cell office:value-type="float" office:value="0.716262975778547" calcext:value-type="float">
            <text:p>0.716262975778547</text:p>
          </table:table-cell>
          <table:table-cell office:value-type="float" office:value="5147.58823529412" calcext:value-type="float">
            <text:p>5147.58823529412</text:p>
          </table:table-cell>
          <table:table-cell office:value-type="float" office:value="17.2758496303799" calcext:value-type="float">
            <text:p>17.2758496303799</text:p>
          </table:table-cell>
          <table:table-cell office:value-type="float" office:value="0.65282583621684" calcext:value-type="float">
            <text:p>0.65282583621684</text:p>
          </table:table-cell>
          <table:table-cell office:value-type="float" office:value="5340.05882352941" calcext:value-type="float">
            <text:p>5340.05882352941</text:p>
          </table:table-cell>
          <table:table-cell office:value-type="float" office:value="17.562367204112" calcext:value-type="float">
            <text:p>17.562367204112</text:p>
          </table:table-cell>
          <table:table-cell office:value-type="float" office:value="0.888696655132641" calcext:value-type="float">
            <text:p>0.888696655132641</text:p>
          </table:table-cell>
          <table:table-cell office:value-type="float" office:value="1283.58823529412" calcext:value-type="float">
            <text:p>1283.58823529412</text:p>
          </table:table-cell>
          <table:table-cell office:value-type="float" office:value="19.2964063611045" calcext:value-type="float">
            <text:p>19.2964063611045</text:p>
          </table:table-cell>
          <table:table-cell office:value-type="float" office:value="0.72722029988466" calcext:value-type="float">
            <text:p>0.72722029988466</text:p>
          </table:table-cell>
          <table:table-cell office:value-type="float" office:value="2677.05882352941" calcext:value-type="float">
            <text:p>2677.05882352941</text:p>
          </table:table-cell>
          <table:table-cell office:value-type="float" office:value="17.9440784947708" calcext:value-type="float">
            <text:p>17.9440784947708</text:p>
          </table:table-cell>
          <table:table-cell table:number-columns-repeated="99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20.0426129634737" calcext:value-type="float">
            <text:p>20.0426129634737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17.8823529411765" calcext:value-type="float">
            <text:p>17.8823529411765</text:p>
          </table:table-cell>
          <table:table-cell office:value-type="float" office:value="4.66118421052632" calcext:value-type="float">
            <text:p>4.66118421052632</text:p>
          </table:table-cell>
          <table:table-cell office:value-type="float" office:value="0.323529411764706" calcext:value-type="float">
            <text:p>0.323529411764706</text:p>
          </table:table-cell>
          <table:table-cell office:value-type="float" office:value="298" calcext:value-type="float">
            <text:p>298</text:p>
          </table:table-cell>
          <table:table-cell office:value-type="float" office:value="4.88758147326727" calcext:value-type="float">
            <text:p>4.88758147326727</text:p>
          </table:table-cell>
          <table:table-cell office:value-type="float" office:value="0.651095732410612" calcext:value-type="float">
            <text:p>0.651095732410612</text:p>
          </table:table-cell>
          <table:table-cell office:value-type="float" office:value="7407.47058823529" calcext:value-type="float">
            <text:p>7407.47058823529</text:p>
          </table:table-cell>
          <table:table-cell office:value-type="float" office:value="15.5875354848545" calcext:value-type="float">
            <text:p>15.5875354848545</text:p>
          </table:table-cell>
          <table:table-cell office:value-type="float" office:value="0.658592848904268" calcext:value-type="float">
            <text:p>0.658592848904268</text:p>
          </table:table-cell>
          <table:table-cell office:value-type="float" office:value="6598.58823529412" calcext:value-type="float">
            <text:p>6598.58823529412</text:p>
          </table:table-cell>
          <table:table-cell office:value-type="float" office:value="17.1730256449727" calcext:value-type="float">
            <text:p>17.1730256449727</text:p>
          </table:table-cell>
          <table:table-cell office:value-type="float" office:value="0.717416378316032" calcext:value-type="float">
            <text:p>0.717416378316032</text:p>
          </table:table-cell>
          <table:table-cell office:value-type="float" office:value="5211.11764705882" calcext:value-type="float">
            <text:p>5211.11764705882</text:p>
          </table:table-cell>
          <table:table-cell office:value-type="float" office:value="16.5714692150699" calcext:value-type="float">
            <text:p>16.5714692150699</text:p>
          </table:table-cell>
          <table:table-cell office:value-type="float" office:value="0.729527104959631" calcext:value-type="float">
            <text:p>0.729527104959631</text:p>
          </table:table-cell>
          <table:table-cell office:value-type="float" office:value="4645.11764705882" calcext:value-type="float">
            <text:p>4645.11764705882</text:p>
          </table:table-cell>
          <table:table-cell office:value-type="float" office:value="17.8700883243388" calcext:value-type="float">
            <text:p>17.8700883243388</text:p>
          </table:table-cell>
          <table:table-cell office:value-type="float" office:value="0.866205305651672" calcext:value-type="float">
            <text:p>0.866205305651672</text:p>
          </table:table-cell>
          <table:table-cell office:value-type="float" office:value="1197.29411764706" calcext:value-type="float">
            <text:p>1197.29411764706</text:p>
          </table:table-cell>
          <table:table-cell office:value-type="float" office:value="19.5958907255612" calcext:value-type="float">
            <text:p>19.5958907255612</text:p>
          </table:table-cell>
          <table:table-cell office:value-type="float" office:value="0.768166089965398" calcext:value-type="float">
            <text:p>0.768166089965398</text:p>
          </table:table-cell>
          <table:table-cell office:value-type="float" office:value="2825.29411764706" calcext:value-type="float">
            <text:p>2825.29411764706</text:p>
          </table:table-cell>
          <table:table-cell office:value-type="float" office:value="18.6345005049306" calcext:value-type="float">
            <text:p>18.6345005049306</text:p>
          </table:table-cell>
          <table:table-cell table:number-columns-repeated="99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0.998269896193772" calcext:value-type="float">
            <text:p>0.998269896193772</text:p>
          </table:table-cell>
          <table:table-cell office:value-type="float" office:value="0" calcext:value-type="float">
            <text:p>0</text:p>
          </table:table-cell>
          <table:table-cell office:value-type="float" office:value="20.1562706369569" calcext:value-type="float">
            <text:p>20.1562706369569</text:p>
          </table:table-cell>
          <table:table-cell office:value-type="float" office:value="0.382352941176471" calcext:value-type="float">
            <text:p>0.382352941176471</text:p>
          </table:table-cell>
          <table:table-cell office:value-type="float" office:value="17.5294117647059" calcext:value-type="float">
            <text:p>17.5294117647059</text:p>
          </table:table-cell>
          <table:table-cell office:value-type="float" office:value="4.28187919463087" calcext:value-type="float">
            <text:p>4.28187919463087</text:p>
          </table:table-cell>
          <table:table-cell office:value-type="float" office:value="0.342560553633218" calcext:value-type="float">
            <text:p>0.342560553633218</text:p>
          </table:table-cell>
          <table:table-cell office:value-type="float" office:value="280" calcext:value-type="float">
            <text:p>280</text:p>
          </table:table-cell>
          <table:table-cell office:value-type="float" office:value="4.867096681542" calcext:value-type="float">
            <text:p>4.867096681542</text:p>
          </table:table-cell>
          <table:table-cell office:value-type="float" office:value="0.682237600922722" calcext:value-type="float">
            <text:p>0.682237600922722</text:p>
          </table:table-cell>
          <table:table-cell office:value-type="float" office:value="7068.11764705882" calcext:value-type="float">
            <text:p>7068.11764705882</text:p>
          </table:table-cell>
          <table:table-cell office:value-type="float" office:value="16.3741322896185" calcext:value-type="float">
            <text:p>16.3741322896185</text:p>
          </table:table-cell>
          <table:table-cell office:value-type="float" office:value="0.652249134948097" calcext:value-type="float">
            <text:p>0.652249134948097</text:p>
          </table:table-cell>
          <table:table-cell office:value-type="float" office:value="7316.64705882353" calcext:value-type="float">
            <text:p>7316.64705882353</text:p>
          </table:table-cell>
          <table:table-cell office:value-type="float" office:value="16.9903324155232" calcext:value-type="float">
            <text:p>16.9903324155232</text:p>
          </table:table-cell>
          <table:table-cell office:value-type="float" office:value="0.691464821222607" calcext:value-type="float">
            <text:p>0.691464821222607</text:p>
          </table:table-cell>
          <table:table-cell office:value-type="float" office:value="5353.88235294118" calcext:value-type="float">
            <text:p>5353.88235294118</text:p>
          </table:table-cell>
          <table:table-cell office:value-type="float" office:value="16.668169810937" calcext:value-type="float">
            <text:p>16.668169810937</text:p>
          </table:table-cell>
          <table:table-cell office:value-type="float" office:value="0.670126874279124" calcext:value-type="float">
            <text:p>0.670126874279124</text:p>
          </table:table-cell>
          <table:table-cell office:value-type="float" office:value="5221.41176470588" calcext:value-type="float">
            <text:p>5221.41176470588</text:p>
          </table:table-cell>
          <table:table-cell office:value-type="float" office:value="17.9846171539013" calcext:value-type="float">
            <text:p>17.9846171539013</text:p>
          </table:table-cell>
          <table:table-cell office:value-type="float" office:value="0.885813148788927" calcext:value-type="float">
            <text:p>0.885813148788927</text:p>
          </table:table-cell>
          <table:table-cell office:value-type="float" office:value="1221.70588235294" calcext:value-type="float">
            <text:p>1221.70588235294</text:p>
          </table:table-cell>
          <table:table-cell office:value-type="float" office:value="20.0361655557747" calcext:value-type="float">
            <text:p>20.0361655557747</text:p>
          </table:table-cell>
          <table:table-cell office:value-type="float" office:value="0.737024221453287" calcext:value-type="float">
            <text:p>0.737024221453287</text:p>
          </table:table-cell>
          <table:table-cell office:value-type="float" office:value="2633.64705882353" calcext:value-type="float">
            <text:p>2633.64705882353</text:p>
          </table:table-cell>
          <table:table-cell office:value-type="float" office:value="18.0019167498155" calcext:value-type="float">
            <text:p>18.0019167498155</text:p>
          </table:table-cell>
          <table:table-cell table:number-columns-repeated="99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8.9207064892778" calcext:value-type="float">
            <text:p>18.9207064892778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17.7647058823529" calcext:value-type="float">
            <text:p>17.7647058823529</text:p>
          </table:table-cell>
          <table:table-cell office:value-type="float" office:value="4.98013245033113" calcext:value-type="float">
            <text:p>4.98013245033113</text:p>
          </table:table-cell>
          <table:table-cell office:value-type="float" office:value="0.313148788927336" calcext:value-type="float">
            <text:p>0.313148788927336</text:p>
          </table:table-cell>
          <table:table-cell office:value-type="float" office:value="291" calcext:value-type="float">
            <text:p>291</text:p>
          </table:table-cell>
          <table:table-cell office:value-type="float" office:value="4.80993353313166" calcext:value-type="float">
            <text:p>4.80993353313166</text:p>
          </table:table-cell>
          <table:table-cell office:value-type="float" office:value="0.665513264129181" calcext:value-type="float">
            <text:p>0.665513264129181</text:p>
          </table:table-cell>
          <table:table-cell office:value-type="float" office:value="7091" calcext:value-type="float">
            <text:p>7091</text:p>
          </table:table-cell>
          <table:table-cell office:value-type="float" office:value="16.3369624636813" calcext:value-type="float">
            <text:p>16.3369624636813</text:p>
          </table:table-cell>
          <table:table-cell office:value-type="float" office:value="0.654555940023068" calcext:value-type="float">
            <text:p>0.654555940023068</text:p>
          </table:table-cell>
          <table:table-cell office:value-type="float" office:value="7109.47058823529" calcext:value-type="float">
            <text:p>7109.47058823529</text:p>
          </table:table-cell>
          <table:table-cell office:value-type="float" office:value="17.0648940148272" calcext:value-type="float">
            <text:p>17.0648940148272</text:p>
          </table:table-cell>
          <table:table-cell office:value-type="float" office:value="0.713379469434833" calcext:value-type="float">
            <text:p>0.713379469434833</text:p>
          </table:table-cell>
          <table:table-cell office:value-type="float" office:value="5156.52941176471" calcext:value-type="float">
            <text:p>5156.52941176471</text:p>
          </table:table-cell>
          <table:table-cell office:value-type="float" office:value="17.0866525544499" calcext:value-type="float">
            <text:p>17.0866525544499</text:p>
          </table:table-cell>
          <table:table-cell office:value-type="float" office:value="0.724913494809688" calcext:value-type="float">
            <text:p>0.724913494809688</text:p>
          </table:table-cell>
          <table:table-cell office:value-type="float" office:value="4987.58823529412" calcext:value-type="float">
            <text:p>4987.58823529412</text:p>
          </table:table-cell>
          <table:table-cell office:value-type="float" office:value="17.6273275424355" calcext:value-type="float">
            <text:p>17.6273275424355</text:p>
          </table:table-cell>
          <table:table-cell office:value-type="float" office:value="0.891580161476355" calcext:value-type="float">
            <text:p>0.891580161476355</text:p>
          </table:table-cell>
          <table:table-cell office:value-type="float" office:value="1354.35294117647" calcext:value-type="float">
            <text:p>1354.35294117647</text:p>
          </table:table-cell>
          <table:table-cell office:value-type="float" office:value="19.873600738307" calcext:value-type="float">
            <text:p>19.873600738307</text:p>
          </table:table-cell>
          <table:table-cell office:value-type="float" office:value="0.75836216839677" calcext:value-type="float">
            <text:p>0.75836216839677</text:p>
          </table:table-cell>
          <table:table-cell office:value-type="float" office:value="2566.70588235294" calcext:value-type="float">
            <text:p>2566.70588235294</text:p>
          </table:table-cell>
          <table:table-cell office:value-type="float" office:value="18.4477634249737" calcext:value-type="float">
            <text:p>18.4477634249737</text:p>
          </table:table-cell>
          <table:table-cell table:number-columns-repeated="99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8368953970614" calcext:value-type="float">
            <text:p>19.8368953970614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16.9411764705882" calcext:value-type="float">
            <text:p>16.9411764705882</text:p>
          </table:table-cell>
          <table:table-cell office:value-type="float" office:value="4.45486111111111" calcext:value-type="float">
            <text:p>4.45486111111111</text:p>
          </table:table-cell>
          <table:table-cell office:value-type="float" office:value="0.254325259515571" calcext:value-type="float">
            <text:p>0.254325259515571</text:p>
          </table:table-cell>
          <table:table-cell office:value-type="float" office:value="308" calcext:value-type="float">
            <text:p>308</text:p>
          </table:table-cell>
          <table:table-cell office:value-type="float" office:value="4.1973890022254" calcext:value-type="float">
            <text:p>4.1973890022254</text:p>
          </table:table-cell>
          <table:table-cell office:value-type="float" office:value="0.741061130334487" calcext:value-type="float">
            <text:p>0.741061130334487</text:p>
          </table:table-cell>
          <table:table-cell office:value-type="float" office:value="6205.82352941177" calcext:value-type="float">
            <text:p>6205.82352941177</text:p>
          </table:table-cell>
          <table:table-cell office:value-type="float" office:value="16.83450451443" calcext:value-type="float">
            <text:p>16.83450451443</text:p>
          </table:table-cell>
          <table:table-cell office:value-type="float" office:value="0.656286043829296" calcext:value-type="float">
            <text:p>0.656286043829296</text:p>
          </table:table-cell>
          <table:table-cell office:value-type="float" office:value="7546.76470588235" calcext:value-type="float">
            <text:p>7546.76470588235</text:p>
          </table:table-cell>
          <table:table-cell office:value-type="float" office:value="16.4389012845986" calcext:value-type="float">
            <text:p>16.4389012845986</text:p>
          </table:table-cell>
          <table:table-cell office:value-type="float" office:value="0.683967704728951" calcext:value-type="float">
            <text:p>0.683967704728951</text:p>
          </table:table-cell>
          <table:table-cell office:value-type="float" office:value="5547.47058823529" calcext:value-type="float">
            <text:p>5547.47058823529</text:p>
          </table:table-cell>
          <table:table-cell office:value-type="float" office:value="16.3825906811082" calcext:value-type="float">
            <text:p>16.3825906811082</text:p>
          </table:table-cell>
          <table:table-cell office:value-type="float" office:value="0.700692041522491" calcext:value-type="float">
            <text:p>0.700692041522491</text:p>
          </table:table-cell>
          <table:table-cell office:value-type="float" office:value="5039.17647058824" calcext:value-type="float">
            <text:p>5039.17647058824</text:p>
          </table:table-cell>
          <table:table-cell office:value-type="float" office:value="17.6364898512509" calcext:value-type="float">
            <text:p>17.6364898512509</text:p>
          </table:table-cell>
          <table:table-cell office:value-type="float" office:value="0.843137254901961" calcext:value-type="float">
            <text:p>0.843137254901961</text:p>
          </table:table-cell>
          <table:table-cell office:value-type="float" office:value="1420.58823529412" calcext:value-type="float">
            <text:p>1420.58823529412</text:p>
          </table:table-cell>
          <table:table-cell office:value-type="float" office:value="19.7653747982669" calcext:value-type="float">
            <text:p>19.7653747982669</text:p>
          </table:table-cell>
          <table:table-cell office:value-type="float" office:value="0.780853517877739" calcext:value-type="float">
            <text:p>0.780853517877739</text:p>
          </table:table-cell>
          <table:table-cell office:value-type="float" office:value="2532.70588235294" calcext:value-type="float">
            <text:p>2532.70588235294</text:p>
          </table:table-cell>
          <table:table-cell office:value-type="float" office:value="19.0154859831112" calcext:value-type="float">
            <text:p>19.0154859831112</text:p>
          </table:table-cell>
          <table:table-cell table:number-columns-repeated="99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1836911210412" calcext:value-type="float">
            <text:p>19.1836911210412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16.7647058823529" calcext:value-type="float">
            <text:p>16.7647058823529</text:p>
          </table:table-cell>
          <table:table-cell office:value-type="float" office:value="4.97894736842105" calcext:value-type="float">
            <text:p>4.97894736842105</text:p>
          </table:table-cell>
          <table:table-cell office:value-type="float" office:value="0.341983852364475" calcext:value-type="float">
            <text:p>0.341983852364475</text:p>
          </table:table-cell>
          <table:table-cell office:value-type="float" office:value="282" calcext:value-type="float">
            <text:p>282</text:p>
          </table:table-cell>
          <table:table-cell office:value-type="float" office:value="4.43673156893298" calcext:value-type="float">
            <text:p>4.43673156893298</text:p>
          </table:table-cell>
          <table:table-cell office:value-type="float" office:value="0.768742791234141" calcext:value-type="float">
            <text:p>0.768742791234141</text:p>
          </table:table-cell>
          <table:table-cell office:value-type="float" office:value="6271.82352941176" calcext:value-type="float">
            <text:p>6271.82352941176</text:p>
          </table:table-cell>
          <table:table-cell office:value-type="float" office:value="17.0860096360596" calcext:value-type="float">
            <text:p>17.0860096360596</text:p>
          </table:table-cell>
          <table:table-cell office:value-type="float" office:value="0.644752018454441" calcext:value-type="float">
            <text:p>0.644752018454441</text:p>
          </table:table-cell>
          <table:table-cell office:value-type="float" office:value="6905.88235294118" calcext:value-type="float">
            <text:p>6905.88235294118</text:p>
          </table:table-cell>
          <table:table-cell office:value-type="float" office:value="16.6723298384657" calcext:value-type="float">
            <text:p>16.6723298384657</text:p>
          </table:table-cell>
          <table:table-cell office:value-type="float" office:value="0.711072664359862" calcext:value-type="float">
            <text:p>0.711072664359862</text:p>
          </table:table-cell>
          <table:table-cell office:value-type="float" office:value="4840.41176470588" calcext:value-type="float">
            <text:p>4840.41176470588</text:p>
          </table:table-cell>
          <table:table-cell office:value-type="float" office:value="17.7099640145002" calcext:value-type="float">
            <text:p>17.7099640145002</text:p>
          </table:table-cell>
          <table:table-cell office:value-type="float" office:value="0.688581314878893" calcext:value-type="float">
            <text:p>0.688581314878893</text:p>
          </table:table-cell>
          <table:table-cell office:value-type="float" office:value="5469.64705882353" calcext:value-type="float">
            <text:p>5469.64705882353</text:p>
          </table:table-cell>
          <table:table-cell office:value-type="float" office:value="17.3825984011267" calcext:value-type="float">
            <text:p>17.3825984011267</text:p>
          </table:table-cell>
          <table:table-cell office:value-type="float" office:value="0.912341407151096" calcext:value-type="float">
            <text:p>0.912341407151096</text:p>
          </table:table-cell>
          <table:table-cell office:value-type="float" office:value="1324.17647058824" calcext:value-type="float">
            <text:p>1324.17647058824</text:p>
          </table:table-cell>
          <table:table-cell office:value-type="float" office:value="20.4568462029537" calcext:value-type="float">
            <text:p>20.4568462029537</text:p>
          </table:table-cell>
          <table:table-cell office:value-type="float" office:value="0.78719723183391" calcext:value-type="float">
            <text:p>0.78719723183391</text:p>
          </table:table-cell>
          <table:table-cell office:value-type="float" office:value="2677.94117647059" calcext:value-type="float">
            <text:p>2677.94117647059</text:p>
          </table:table-cell>
          <table:table-cell office:value-type="float" office:value="18.2270120370021" calcext:value-type="float">
            <text:p>18.2270120370021</text:p>
          </table:table-cell>
          <table:table-cell table:number-columns-repeated="99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2752652733824" calcext:value-type="float">
            <text:p>19.2752652733824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17.8235294117647" calcext:value-type="float">
            <text:p>17.8235294117647</text:p>
          </table:table-cell>
          <table:table-cell office:value-type="float" office:value="4.6996699669967" calcext:value-type="float">
            <text:p>4.6996699669967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292" calcext:value-type="float">
            <text:p>292</text:p>
          </table:table-cell>
          <table:table-cell office:value-type="float" office:value="5.93385657206335" calcext:value-type="float">
            <text:p>5.93385657206335</text:p>
          </table:table-cell>
          <table:table-cell office:value-type="float" office:value="0.708189158016148" calcext:value-type="float">
            <text:p>0.708189158016148</text:p>
          </table:table-cell>
          <table:table-cell office:value-type="float" office:value="6957.76470588235" calcext:value-type="float">
            <text:p>6957.76470588235</text:p>
          </table:table-cell>
          <table:table-cell office:value-type="float" office:value="16.2810800792953" calcext:value-type="float">
            <text:p>16.2810800792953</text:p>
          </table:table-cell>
          <table:table-cell office:value-type="float" office:value="0.682814302191465" calcext:value-type="float">
            <text:p>0.682814302191465</text:p>
          </table:table-cell>
          <table:table-cell office:value-type="float" office:value="6789" calcext:value-type="float">
            <text:p>6789</text:p>
          </table:table-cell>
          <table:table-cell office:value-type="float" office:value="17.4485686461623" calcext:value-type="float">
            <text:p>17.4485686461623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4727.76470588235" calcext:value-type="float">
            <text:p>4727.76470588235</text:p>
          </table:table-cell>
          <table:table-cell office:value-type="float" office:value="18.0571244910451" calcext:value-type="float">
            <text:p>18.0571244910451</text:p>
          </table:table-cell>
          <table:table-cell office:value-type="float" office:value="0.692041522491349" calcext:value-type="float">
            <text:p>0.692041522491349</text:p>
          </table:table-cell>
          <table:table-cell office:value-type="float" office:value="5197.17647058824" calcext:value-type="float">
            <text:p>5197.17647058824</text:p>
          </table:table-cell>
          <table:table-cell office:value-type="float" office:value="17.7619378413022" calcext:value-type="float">
            <text:p>17.7619378413022</text:p>
          </table:table-cell>
          <table:table-cell office:value-type="float" office:value="0.885813148788927" calcext:value-type="float">
            <text:p>0.885813148788927</text:p>
          </table:table-cell>
          <table:table-cell office:value-type="float" office:value="1248.05882352941" calcext:value-type="float">
            <text:p>1248.05882352941</text:p>
          </table:table-cell>
          <table:table-cell office:value-type="float" office:value="19.7919976542211" calcext:value-type="float">
            <text:p>19.7919976542211</text:p>
          </table:table-cell>
          <table:table-cell office:value-type="float" office:value="0.825259515570934" calcext:value-type="float">
            <text:p>0.825259515570934</text:p>
          </table:table-cell>
          <table:table-cell office:value-type="float" office:value="2574.47058823529" calcext:value-type="float">
            <text:p>2574.47058823529</text:p>
          </table:table-cell>
          <table:table-cell office:value-type="float" office:value="18.7772640700376" calcext:value-type="float">
            <text:p>18.7772640700376</text:p>
          </table:table-cell>
          <table:table-cell table:number-columns-repeated="99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40.2797246058947" calcext:value-type="float">
            <text:p>40.2797246058947</text:p>
          </table:table-cell>
          <table:table-cell office:value-type="float" office:value="0.02" calcext:value-type="float">
            <text:p>0.02</text:p>
          </table:table-cell>
          <table:table-cell office:value-type="float" office:value="9.23529411764706" calcext:value-type="float">
            <text:p>9.23529411764706</text:p>
          </table:table-cell>
          <table:table-cell office:value-type="float" office:value="6.47133757961784" calcext:value-type="float">
            <text:p>6.47133757961784</text:p>
          </table:table-cell>
          <table:table-cell office:value-type="float" office:value="0.12" calcext:value-type="float">
            <text:p>0.12</text:p>
          </table:table-cell>
          <table:table-cell office:value-type="float" office:value="143" calcext:value-type="float">
            <text:p>143</text:p>
          </table:table-cell>
          <table:table-cell office:value-type="float" office:value="7.20905628438426" calcext:value-type="float">
            <text:p>7.20905628438426</text:p>
          </table:table-cell>
          <table:table-cell office:value-type="float" office:value="0.254117647058823" calcext:value-type="float">
            <text:p>0.254117647058823</text:p>
          </table:table-cell>
          <table:table-cell office:value-type="float" office:value="8021.35294117647" calcext:value-type="float">
            <text:p>8021.35294117647</text:p>
          </table:table-cell>
          <table:table-cell office:value-type="float" office:value="21.8064886689265" calcext:value-type="float">
            <text:p>21.8064886689265</text:p>
          </table:table-cell>
          <table:table-cell office:value-type="float" office:value="0.344705882352941" calcext:value-type="float">
            <text:p>0.344705882352941</text:p>
          </table:table-cell>
          <table:table-cell office:value-type="float" office:value="6963.47058823529" calcext:value-type="float">
            <text:p>6963.47058823529</text:p>
          </table:table-cell>
          <table:table-cell office:value-type="float" office:value="27.5186746183721" calcext:value-type="float">
            <text:p>27.5186746183721</text:p>
          </table:table-cell>
          <table:table-cell office:value-type="float" office:value="0.269411764705882" calcext:value-type="float">
            <text:p>0.269411764705882</text:p>
          </table:table-cell>
          <table:table-cell office:value-type="float" office:value="5996.23529411765" calcext:value-type="float">
            <text:p>5996.23529411765</text:p>
          </table:table-cell>
          <table:table-cell office:value-type="float" office:value="26.4488220773444" calcext:value-type="float">
            <text:p>26.4488220773444</text:p>
          </table:table-cell>
          <table:table-cell office:value-type="float" office:value="0.263529411764706" calcext:value-type="float">
            <text:p>0.263529411764706</text:p>
          </table:table-cell>
          <table:table-cell office:value-type="float" office:value="6117.41176470588" calcext:value-type="float">
            <text:p>6117.41176470588</text:p>
          </table:table-cell>
          <table:table-cell office:value-type="float" office:value="26.9419069334938" calcext:value-type="float">
            <text:p>26.9419069334938</text:p>
          </table:table-cell>
          <table:table-cell office:value-type="float" office:value="0.610588235294118" calcext:value-type="float">
            <text:p>0.610588235294118</text:p>
          </table:table-cell>
          <table:table-cell office:value-type="float" office:value="975.941176470588" calcext:value-type="float">
            <text:p>975.941176470588</text:p>
          </table:table-cell>
          <table:table-cell office:value-type="float" office:value="34.5287503536422" calcext:value-type="float">
            <text:p>34.5287503536422</text:p>
          </table:table-cell>
          <table:table-cell office:value-type="float" office:value="0.437647058823529" calcext:value-type="float">
            <text:p>0.437647058823529</text:p>
          </table:table-cell>
          <table:table-cell office:value-type="float" office:value="1775.64705882353" calcext:value-type="float">
            <text:p>1775.64705882353</text:p>
          </table:table-cell>
          <table:table-cell office:value-type="float" office:value="32.328154689389" calcext:value-type="float">
            <text:p>32.328154689389</text:p>
          </table:table-cell>
          <table:table-cell table:number-columns-repeated="99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0.996470588235294" calcext:value-type="float">
            <text:p>0.99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39.6543607201986" calcext:value-type="float">
            <text:p>39.6543607201986</text:p>
          </table:table-cell>
          <table:table-cell office:value-type="float" office:value="0.06" calcext:value-type="float">
            <text:p>0.06</text:p>
          </table:table-cell>
          <table:table-cell office:value-type="float" office:value="8.70588235294118" calcext:value-type="float">
            <text:p>8.70588235294118</text:p>
          </table:table-cell>
          <table:table-cell office:value-type="float" office:value="7.25675675675676" calcext:value-type="float">
            <text:p>7.25675675675676</text:p>
          </table:table-cell>
          <table:table-cell office:value-type="float" office:value="0.02" calcext:value-type="float">
            <text:p>0.02</text:p>
          </table:table-cell>
          <table:table-cell office:value-type="float" office:value="129" calcext:value-type="float">
            <text:p>129</text:p>
          </table:table-cell>
          <table:table-cell office:value-type="float" office:value="8.09401053728578" calcext:value-type="float">
            <text:p>8.09401053728578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8223.23529411765" calcext:value-type="float">
            <text:p>8223.23529411765</text:p>
          </table:table-cell>
          <table:table-cell office:value-type="float" office:value="24.9018360468077" calcext:value-type="float">
            <text:p>24.9018360468077</text:p>
          </table:table-cell>
          <table:table-cell office:value-type="float" office:value="0.230588235294117" calcext:value-type="float">
            <text:p>0.230588235294117</text:p>
          </table:table-cell>
          <table:table-cell office:value-type="float" office:value="8200.52941176471" calcext:value-type="float">
            <text:p>8200.52941176471</text:p>
          </table:table-cell>
          <table:table-cell office:value-type="float" office:value="25.8578809515156" calcext:value-type="float">
            <text:p>25.8578809515156</text:p>
          </table:table-cell>
          <table:table-cell office:value-type="float" office:value="0.262352941176471" calcext:value-type="float">
            <text:p>0.262352941176471</text:p>
          </table:table-cell>
          <table:table-cell office:value-type="float" office:value="6278.05882352941" calcext:value-type="float">
            <text:p>6278.05882352941</text:p>
          </table:table-cell>
          <table:table-cell office:value-type="float" office:value="25.4826634503805" calcext:value-type="float">
            <text:p>25.4826634503805</text:p>
          </table:table-cell>
          <table:table-cell office:value-type="float" office:value="0.271764705882353" calcext:value-type="float">
            <text:p>0.271764705882353</text:p>
          </table:table-cell>
          <table:table-cell office:value-type="float" office:value="6163.94117647059" calcext:value-type="float">
            <text:p>6163.94117647059</text:p>
          </table:table-cell>
          <table:table-cell office:value-type="float" office:value="28.3599265773744" calcext:value-type="float">
            <text:p>28.3599265773744</text:p>
          </table:table-cell>
          <table:table-cell office:value-type="float" office:value="0.676470588235294" calcext:value-type="float">
            <text:p>0.676470588235294</text:p>
          </table:table-cell>
          <table:table-cell office:value-type="float" office:value="963.235294117647" calcext:value-type="float">
            <text:p>963.235294117647</text:p>
          </table:table-cell>
          <table:table-cell office:value-type="float" office:value="35.4362755365091" calcext:value-type="float">
            <text:p>35.4362755365091</text:p>
          </table:table-cell>
          <table:table-cell office:value-type="float" office:value="0.412941176470588" calcext:value-type="float">
            <text:p>0.412941176470588</text:p>
          </table:table-cell>
          <table:table-cell office:value-type="float" office:value="1900.11764705882" calcext:value-type="float">
            <text:p>1900.11764705882</text:p>
          </table:table-cell>
          <table:table-cell office:value-type="float" office:value="31.1645757271135" calcext:value-type="float">
            <text:p>31.1645757271135</text:p>
          </table:table-cell>
          <table:table-cell table:number-columns-repeated="99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39.6128990382825" calcext:value-type="float">
            <text:p>39.6128990382825</text:p>
          </table:table-cell>
          <table:table-cell office:value-type="float" office:value="0.04" calcext:value-type="float">
            <text:p>0.04</text:p>
          </table:table-cell>
          <table:table-cell office:value-type="float" office:value="8.76470588235294" calcext:value-type="float">
            <text:p>8.76470588235294</text:p>
          </table:table-cell>
          <table:table-cell office:value-type="float" office:value="6.38255033557047" calcext:value-type="float">
            <text:p>6.38255033557047</text:p>
          </table:table-cell>
          <table:table-cell office:value-type="float" office:value="0.06" calcext:value-type="float">
            <text:p>0.06</text:p>
          </table:table-cell>
          <table:table-cell office:value-type="float" office:value="149" calcext:value-type="float">
            <text:p>149</text:p>
          </table:table-cell>
          <table:table-cell office:value-type="float" office:value="6.87446783538375" calcext:value-type="float">
            <text:p>6.87446783538375</text:p>
          </table:table-cell>
          <table:table-cell office:value-type="float" office:value="0.294117647058824" calcext:value-type="float">
            <text:p>0.294117647058824</text:p>
          </table:table-cell>
          <table:table-cell office:value-type="float" office:value="7715.94117647059" calcext:value-type="float">
            <text:p>7715.94117647059</text:p>
          </table:table-cell>
          <table:table-cell office:value-type="float" office:value="24.525476530561" calcext:value-type="float">
            <text:p>24.525476530561</text:p>
          </table:table-cell>
          <table:table-cell office:value-type="float" office:value="0.228235294117647" calcext:value-type="float">
            <text:p>0.228235294117647</text:p>
          </table:table-cell>
          <table:table-cell office:value-type="float" office:value="8438.94117647059" calcext:value-type="float">
            <text:p>8438.94117647059</text:p>
          </table:table-cell>
          <table:table-cell office:value-type="float" office:value="25.0498689758136" calcext:value-type="float">
            <text:p>25.0498689758136</text:p>
          </table:table-cell>
          <table:table-cell office:value-type="float" office:value="0.264705882352941" calcext:value-type="float">
            <text:p>0.264705882352941</text:p>
          </table:table-cell>
          <table:table-cell office:value-type="float" office:value="6490.11764705882" calcext:value-type="float">
            <text:p>6490.11764705882</text:p>
          </table:table-cell>
          <table:table-cell office:value-type="float" office:value="24.7209375783284" calcext:value-type="float">
            <text:p>24.7209375783284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6089.23529411765" calcext:value-type="float">
            <text:p>6089.23529411765</text:p>
          </table:table-cell>
          <table:table-cell office:value-type="float" office:value="26.6642871998184" calcext:value-type="float">
            <text:p>26.6642871998184</text:p>
          </table:table-cell>
          <table:table-cell office:value-type="float" office:value="0.658823529411765" calcext:value-type="float">
            <text:p>0.658823529411765</text:p>
          </table:table-cell>
          <table:table-cell office:value-type="float" office:value="941.529411764706" calcext:value-type="float">
            <text:p>941.529411764706</text:p>
          </table:table-cell>
          <table:table-cell office:value-type="float" office:value="37.5382897893441" calcext:value-type="float">
            <text:p>37.5382897893441</text:p>
          </table:table-cell>
          <table:table-cell office:value-type="float" office:value="0.454117647058823" calcext:value-type="float">
            <text:p>0.454117647058823</text:p>
          </table:table-cell>
          <table:table-cell office:value-type="float" office:value="1886.47058823529" calcext:value-type="float">
            <text:p>1886.47058823529</text:p>
          </table:table-cell>
          <table:table-cell office:value-type="float" office:value="30.1643924921083" calcext:value-type="float">
            <text:p>30.1643924921083</text:p>
          </table:table-cell>
          <table:table-cell table:number-columns-repeated="99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0.995294117647059" calcext:value-type="float">
            <text:p>0.99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40.0487979331804" calcext:value-type="float">
            <text:p>40.0487979331804</text:p>
          </table:table-cell>
          <table:table-cell office:value-type="float" office:value="0.06" calcext:value-type="float">
            <text:p>0.06</text:p>
          </table:table-cell>
          <table:table-cell office:value-type="float" office:value="8.58823529411765" calcext:value-type="float">
            <text:p>8.58823529411765</text:p>
          </table:table-cell>
          <table:table-cell office:value-type="float" office:value="8.49315068493151" calcext:value-type="float">
            <text:p>8.49315068493151</text:p>
          </table:table-cell>
          <table:table-cell office:value-type="float" office:value="0.02" calcext:value-type="float">
            <text:p>0.02</text:p>
          </table:table-cell>
          <table:table-cell office:value-type="float" office:value="140" calcext:value-type="float">
            <text:p>140</text:p>
          </table:table-cell>
          <table:table-cell office:value-type="float" office:value="7.51344537815126" calcext:value-type="float">
            <text:p>7.51344537815126</text:p>
          </table:table-cell>
          <table:table-cell office:value-type="float" office:value="0.237647058823529" calcext:value-type="float">
            <text:p>0.237647058823529</text:p>
          </table:table-cell>
          <table:table-cell office:value-type="float" office:value="8161.94117647059" calcext:value-type="float">
            <text:p>8161.94117647059</text:p>
          </table:table-cell>
          <table:table-cell office:value-type="float" office:value="24.1636163115083" calcext:value-type="float">
            <text:p>24.1636163115083</text:p>
          </table:table-cell>
          <table:table-cell office:value-type="float" office:value="0.234117647058823" calcext:value-type="float">
            <text:p>0.234117647058823</text:p>
          </table:table-cell>
          <table:table-cell office:value-type="float" office:value="8396.29411764706" calcext:value-type="float">
            <text:p>8396.29411764706</text:p>
          </table:table-cell>
          <table:table-cell office:value-type="float" office:value="26.4793323549155" calcext:value-type="float">
            <text:p>26.4793323549155</text:p>
          </table:table-cell>
          <table:table-cell office:value-type="float" office:value="0.271764705882353" calcext:value-type="float">
            <text:p>0.271764705882353</text:p>
          </table:table-cell>
          <table:table-cell office:value-type="float" office:value="6247.58823529412" calcext:value-type="float">
            <text:p>6247.58823529412</text:p>
          </table:table-cell>
          <table:table-cell office:value-type="float" office:value="26.5976981454405" calcext:value-type="float">
            <text:p>26.5976981454405</text:p>
          </table:table-cell>
          <table:table-cell office:value-type="float" office:value="0.261176470588235" calcext:value-type="float">
            <text:p>0.261176470588235</text:p>
          </table:table-cell>
          <table:table-cell office:value-type="float" office:value="5917.17647058824" calcext:value-type="float">
            <text:p>5917.17647058824</text:p>
          </table:table-cell>
          <table:table-cell office:value-type="float" office:value="26.5902864479516" calcext:value-type="float">
            <text:p>26.5902864479516</text:p>
          </table:table-cell>
          <table:table-cell office:value-type="float" office:value="0.572941176470588" calcext:value-type="float">
            <text:p>0.572941176470588</text:p>
          </table:table-cell>
          <table:table-cell office:value-type="float" office:value="1006.35294117647" calcext:value-type="float">
            <text:p>1006.35294117647</text:p>
          </table:table-cell>
          <table:table-cell office:value-type="float" office:value="35.9511753213284" calcext:value-type="float">
            <text:p>35.9511753213284</text:p>
          </table:table-cell>
          <table:table-cell office:value-type="float" office:value="0.432941176470588" calcext:value-type="float">
            <text:p>0.432941176470588</text:p>
          </table:table-cell>
          <table:table-cell office:value-type="float" office:value="1773.17647058824" calcext:value-type="float">
            <text:p>1773.17647058824</text:p>
          </table:table-cell>
          <table:table-cell office:value-type="float" office:value="31.3419121520374" calcext:value-type="float">
            <text:p>31.3419121520374</text:p>
          </table:table-cell>
          <table:table-cell table:number-columns-repeated="99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.8168389841837" calcext:value-type="float">
            <text:p>38.8168389841837</text:p>
          </table:table-cell>
          <table:table-cell office:value-type="float" office:value="0.04" calcext:value-type="float">
            <text:p>0.04</text:p>
          </table:table-cell>
          <table:table-cell office:value-type="float" office:value="8.70588235294118" calcext:value-type="float">
            <text:p>8.70588235294118</text:p>
          </table:table-cell>
          <table:table-cell office:value-type="float" office:value="5.73648648648649" calcext:value-type="float">
            <text:p>5.73648648648649</text:p>
          </table:table-cell>
          <table:table-cell office:value-type="float" office:value="0.0588235294117647" calcext:value-type="float">
            <text:p>0.058823529411765</text:p>
          </table:table-cell>
          <table:table-cell office:value-type="float" office:value="143" calcext:value-type="float">
            <text:p>143</text:p>
          </table:table-cell>
          <table:table-cell office:value-type="float" office:value="7.36868268434134" calcext:value-type="float">
            <text:p>7.36868268434134</text:p>
          </table:table-cell>
          <table:table-cell office:value-type="float" office:value="0.236470588235294" calcext:value-type="float">
            <text:p>0.236470588235294</text:p>
          </table:table-cell>
          <table:table-cell office:value-type="float" office:value="8094.58823529412" calcext:value-type="float">
            <text:p>8094.58823529412</text:p>
          </table:table-cell>
          <table:table-cell office:value-type="float" office:value="26.030989106791" calcext:value-type="float">
            <text:p>26.030989106791</text:p>
          </table:table-cell>
          <table:table-cell office:value-type="float" office:value="0.261176470588235" calcext:value-type="float">
            <text:p>0.261176470588235</text:p>
          </table:table-cell>
          <table:table-cell office:value-type="float" office:value="8292.88235294118" calcext:value-type="float">
            <text:p>8292.88235294118</text:p>
          </table:table-cell>
          <table:table-cell office:value-type="float" office:value="24.8855861842678" calcext:value-type="float">
            <text:p>24.8855861842678</text:p>
          </table:table-cell>
          <table:table-cell office:value-type="float" office:value="0.247058823529412" calcext:value-type="float">
            <text:p>0.247058823529412</text:p>
          </table:table-cell>
          <table:table-cell office:value-type="float" office:value="6265.05882352941" calcext:value-type="float">
            <text:p>6265.05882352941</text:p>
          </table:table-cell>
          <table:table-cell office:value-type="float" office:value="23.8059623759172" calcext:value-type="float">
            <text:p>23.8059623759172</text:p>
          </table:table-cell>
          <table:table-cell office:value-type="float" office:value="0.224705882352941" calcext:value-type="float">
            <text:p>0.224705882352941</text:p>
          </table:table-cell>
          <table:table-cell office:value-type="float" office:value="6334.29411764706" calcext:value-type="float">
            <text:p>6334.29411764706</text:p>
          </table:table-cell>
          <table:table-cell office:value-type="float" office:value="24.8533370355423" calcext:value-type="float">
            <text:p>24.8533370355423</text:p>
          </table:table-cell>
          <table:table-cell office:value-type="float" office:value="0.53764705882353" calcext:value-type="float">
            <text:p>0.53764705882353</text:p>
          </table:table-cell>
          <table:table-cell office:value-type="float" office:value="1022.70588235294" calcext:value-type="float">
            <text:p>1022.70588235294</text:p>
          </table:table-cell>
          <table:table-cell office:value-type="float" office:value="33.9046070933707" calcext:value-type="float">
            <text:p>33.9046070933707</text:p>
          </table:table-cell>
          <table:table-cell office:value-type="float" office:value="0.431764705882353" calcext:value-type="float">
            <text:p>0.431764705882353</text:p>
          </table:table-cell>
          <table:table-cell office:value-type="float" office:value="1850.94117647059" calcext:value-type="float">
            <text:p>1850.94117647059</text:p>
          </table:table-cell>
          <table:table-cell office:value-type="float" office:value="31.7909740630072" calcext:value-type="float">
            <text:p>31.7909740630072</text:p>
          </table:table-cell>
          <table:table-cell table:number-columns-repeated="99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39.8624769309636" calcext:value-type="float">
            <text:p>39.8624769309636</text:p>
          </table:table-cell>
          <table:table-cell office:value-type="float" office:value="0.06" calcext:value-type="float">
            <text:p>0.06</text:p>
          </table:table-cell>
          <table:table-cell office:value-type="float" office:value="8.94117647058824" calcext:value-type="float">
            <text:p>8.94117647058824</text:p>
          </table:table-cell>
          <table:table-cell office:value-type="float" office:value="5.82236842105263" calcext:value-type="float">
            <text:p>5.82236842105263</text:p>
          </table:table-cell>
          <table:table-cell office:value-type="float" office:value="0.02" calcext:value-type="float">
            <text:p>0.02</text:p>
          </table:table-cell>
          <table:table-cell office:value-type="float" office:value="131" calcext:value-type="float">
            <text:p>131</text:p>
          </table:table-cell>
          <table:table-cell office:value-type="float" office:value="6.86162826845359" calcext:value-type="float">
            <text:p>6.86162826845359</text:p>
          </table:table-cell>
          <table:table-cell office:value-type="float" office:value="0.247058823529412" calcext:value-type="float">
            <text:p>0.247058823529412</text:p>
          </table:table-cell>
          <table:table-cell office:value-type="float" office:value="8049.88235294118" calcext:value-type="float">
            <text:p>8049.88235294118</text:p>
          </table:table-cell>
          <table:table-cell office:value-type="float" office:value="24.7763189310152" calcext:value-type="float">
            <text:p>24.7763189310152</text:p>
          </table:table-cell>
          <table:table-cell office:value-type="float" office:value="0.241176470588235" calcext:value-type="float">
            <text:p>0.241176470588235</text:p>
          </table:table-cell>
          <table:table-cell office:value-type="float" office:value="7617.70588235294" calcext:value-type="float">
            <text:p>7617.70588235294</text:p>
          </table:table-cell>
          <table:table-cell office:value-type="float" office:value="26.8954892000343" calcext:value-type="float">
            <text:p>26.8954892000343</text:p>
          </table:table-cell>
          <table:table-cell office:value-type="float" office:value="0.3" calcext:value-type="float">
            <text:p>0.3</text:p>
          </table:table-cell>
          <table:table-cell office:value-type="float" office:value="5890.05882352941" calcext:value-type="float">
            <text:p>5890.05882352941</text:p>
          </table:table-cell>
          <table:table-cell office:value-type="float" office:value="25.5779806692331" calcext:value-type="float">
            <text:p>25.5779806692331</text:p>
          </table:table-cell>
          <table:table-cell office:value-type="float" office:value="0.256470588235294" calcext:value-type="float">
            <text:p>0.256470588235294</text:p>
          </table:table-cell>
          <table:table-cell office:value-type="float" office:value="6184.17647058824" calcext:value-type="float">
            <text:p>6184.17647058824</text:p>
          </table:table-cell>
          <table:table-cell office:value-type="float" office:value="25.5519667319871" calcext:value-type="float">
            <text:p>25.5519667319871</text:p>
          </table:table-cell>
          <table:table-cell office:value-type="float" office:value="0.58" calcext:value-type="float">
            <text:p>0.58</text:p>
          </table:table-cell>
          <table:table-cell office:value-type="float" office:value="1009.88235294118" calcext:value-type="float">
            <text:p>1009.88235294118</text:p>
          </table:table-cell>
          <table:table-cell office:value-type="float" office:value="35.5082052902586" calcext:value-type="float">
            <text:p>35.5082052902586</text:p>
          </table:table-cell>
          <table:table-cell office:value-type="float" office:value="0.409411764705882" calcext:value-type="float">
            <text:p>0.409411764705882</text:p>
          </table:table-cell>
          <table:table-cell office:value-type="float" office:value="1737.88235294118" calcext:value-type="float">
            <text:p>1737.88235294118</text:p>
          </table:table-cell>
          <table:table-cell office:value-type="float" office:value="32.0479143552214" calcext:value-type="float">
            <text:p>32.0479143552214</text:p>
          </table:table-cell>
          <table:table-cell table:number-columns-repeated="99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0.995294117647059" calcext:value-type="float">
            <text:p>0.99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39.4713237566957" calcext:value-type="float">
            <text:p>39.4713237566957</text:p>
          </table:table-cell>
          <table:table-cell office:value-type="float" office:value="0.04" calcext:value-type="float">
            <text:p>0.04</text:p>
          </table:table-cell>
          <table:table-cell office:value-type="float" office:value="9.35294117647059" calcext:value-type="float">
            <text:p>9.35294117647059</text:p>
          </table:table-cell>
          <table:table-cell office:value-type="float" office:value="7.09433962264151" calcext:value-type="float">
            <text:p>7.09433962264151</text:p>
          </table:table-cell>
          <table:table-cell office:value-type="float" office:value="0.02" calcext:value-type="float">
            <text:p>0.02</text:p>
          </table:table-cell>
          <table:table-cell office:value-type="float" office:value="150" calcext:value-type="float">
            <text:p>150</text:p>
          </table:table-cell>
          <table:table-cell office:value-type="float" office:value="5.26196078431373" calcext:value-type="float">
            <text:p>5.26196078431373</text:p>
          </table:table-cell>
          <table:table-cell office:value-type="float" office:value="0.317647058823529" calcext:value-type="float">
            <text:p>0.317647058823529</text:p>
          </table:table-cell>
          <table:table-cell office:value-type="float" office:value="7441.82352941176" calcext:value-type="float">
            <text:p>7441.82352941176</text:p>
          </table:table-cell>
          <table:table-cell office:value-type="float" office:value="25.4037501605086" calcext:value-type="float">
            <text:p>25.4037501605086</text:p>
          </table:table-cell>
          <table:table-cell office:value-type="float" office:value="0.243529411764706" calcext:value-type="float">
            <text:p>0.243529411764706</text:p>
          </table:table-cell>
          <table:table-cell office:value-type="float" office:value="8095.05882352941" calcext:value-type="float">
            <text:p>8095.05882352941</text:p>
          </table:table-cell>
          <table:table-cell office:value-type="float" office:value="25.8650672733232" calcext:value-type="float">
            <text:p>25.8650672733232</text:p>
          </table:table-cell>
          <table:table-cell office:value-type="float" office:value="0.290588235294118" calcext:value-type="float">
            <text:p>0.290588235294118</text:p>
          </table:table-cell>
          <table:table-cell office:value-type="float" office:value="6094.88235294118" calcext:value-type="float">
            <text:p>6094.88235294118</text:p>
          </table:table-cell>
          <table:table-cell office:value-type="float" office:value="26.9899901186454" calcext:value-type="float">
            <text:p>26.9899901186454</text:p>
          </table:table-cell>
          <table:table-cell office:value-type="float" office:value="0.285882352941176" calcext:value-type="float">
            <text:p>0.285882352941176</text:p>
          </table:table-cell>
          <table:table-cell office:value-type="float" office:value="5681.05882352941" calcext:value-type="float">
            <text:p>5681.05882352941</text:p>
          </table:table-cell>
          <table:table-cell office:value-type="float" office:value="27.3018490591369" calcext:value-type="float">
            <text:p>27.3018490591369</text:p>
          </table:table-cell>
          <table:table-cell office:value-type="float" office:value="0.62" calcext:value-type="float">
            <text:p>0.62</text:p>
          </table:table-cell>
          <table:table-cell office:value-type="float" office:value="999.705882352941" calcext:value-type="float">
            <text:p>999.705882352941</text:p>
          </table:table-cell>
          <table:table-cell office:value-type="float" office:value="36.0917211115007" calcext:value-type="float">
            <text:p>36.0917211115007</text:p>
          </table:table-cell>
          <table:table-cell office:value-type="float" office:value="0.423529411764706" calcext:value-type="float">
            <text:p>0.423529411764706</text:p>
          </table:table-cell>
          <table:table-cell office:value-type="float" office:value="1831.47058823529" calcext:value-type="float">
            <text:p>1831.47058823529</text:p>
          </table:table-cell>
          <table:table-cell office:value-type="float" office:value="32.4392841268828" calcext:value-type="float">
            <text:p>32.4392841268828</text:p>
          </table:table-cell>
          <table:table-cell table:number-columns-repeated="99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0.987058823529412" calcext:value-type="float">
            <text:p>0.98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40.1911736401771" calcext:value-type="float">
            <text:p>40.1911736401771</text:p>
          </table:table-cell>
          <table:table-cell office:value-type="float" office:value="0.04" calcext:value-type="float">
            <text:p>0.04</text:p>
          </table:table-cell>
          <table:table-cell office:value-type="float" office:value="8.52941176470588" calcext:value-type="float">
            <text:p>8.52941176470588</text:p>
          </table:table-cell>
          <table:table-cell office:value-type="float" office:value="5.84827586206896" calcext:value-type="float">
            <text:p>5.84827586206896</text:p>
          </table:table-cell>
          <table:table-cell office:value-type="float" office:value="0.02" calcext:value-type="float">
            <text:p>0.02</text:p>
          </table:table-cell>
          <table:table-cell office:value-type="float" office:value="156" calcext:value-type="float">
            <text:p>156</text:p>
          </table:table-cell>
          <table:table-cell office:value-type="float" office:value="5.49129080912762" calcext:value-type="float">
            <text:p>5.49129080912762</text:p>
          </table:table-cell>
          <table:table-cell office:value-type="float" office:value="0.275294117647059" calcext:value-type="float">
            <text:p>0.275294117647059</text:p>
          </table:table-cell>
          <table:table-cell office:value-type="float" office:value="8258.29411764706" calcext:value-type="float">
            <text:p>8258.29411764706</text:p>
          </table:table-cell>
          <table:table-cell office:value-type="float" office:value="23.421779277521" calcext:value-type="float">
            <text:p>23.421779277521</text:p>
          </table:table-cell>
          <table:table-cell office:value-type="float" office:value="0.227058823529412" calcext:value-type="float">
            <text:p>0.227058823529412</text:p>
          </table:table-cell>
          <table:table-cell office:value-type="float" office:value="8178.17647058824" calcext:value-type="float">
            <text:p>8178.17647058824</text:p>
          </table:table-cell>
          <table:table-cell office:value-type="float" office:value="26.0351556901194" calcext:value-type="float">
            <text:p>26.0351556901194</text:p>
          </table:table-cell>
          <table:table-cell office:value-type="float" office:value="0.287058823529412" calcext:value-type="float">
            <text:p>0.287058823529412</text:p>
          </table:table-cell>
          <table:table-cell office:value-type="float" office:value="5946.41176470588" calcext:value-type="float">
            <text:p>5946.41176470588</text:p>
          </table:table-cell>
          <table:table-cell office:value-type="float" office:value="26.8721702864607" calcext:value-type="float">
            <text:p>26.8721702864607</text:p>
          </table:table-cell>
          <table:table-cell office:value-type="float" office:value="0.24" calcext:value-type="float">
            <text:p>0.24</text:p>
          </table:table-cell>
          <table:table-cell office:value-type="float" office:value="6114.47058823529" calcext:value-type="float">
            <text:p>6114.47058823529</text:p>
          </table:table-cell>
          <table:table-cell office:value-type="float" office:value="26.6628725151535" calcext:value-type="float">
            <text:p>26.6628725151535</text:p>
          </table:table-cell>
          <table:table-cell office:value-type="float" office:value="0.563529411764706" calcext:value-type="float">
            <text:p>0.563529411764706</text:p>
          </table:table-cell>
          <table:table-cell office:value-type="float" office:value="1026.64705882353" calcext:value-type="float">
            <text:p>1026.64705882353</text:p>
          </table:table-cell>
          <table:table-cell office:value-type="float" office:value="34.1481058660394" calcext:value-type="float">
            <text:p>34.1481058660394</text:p>
          </table:table-cell>
          <table:table-cell office:value-type="float" office:value="0.471764705882353" calcext:value-type="float">
            <text:p>0.471764705882353</text:p>
          </table:table-cell>
          <table:table-cell office:value-type="float" office:value="1942.64705882353" calcext:value-type="float">
            <text:p>1942.64705882353</text:p>
          </table:table-cell>
          <table:table-cell office:value-type="float" office:value="33.3384643300907" calcext:value-type="float">
            <text:p>33.3384643300907</text:p>
          </table:table-cell>
          <table:table-cell table:number-columns-repeated="99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40.0693952441618" calcext:value-type="float">
            <text:p>40.0693952441618</text:p>
          </table:table-cell>
          <table:table-cell office:value-type="float" office:value="0.06" calcext:value-type="float">
            <text:p>0.06</text:p>
          </table:table-cell>
          <table:table-cell office:value-type="float" office:value="9.17647058823529" calcext:value-type="float">
            <text:p>9.17647058823529</text:p>
          </table:table-cell>
          <table:table-cell office:value-type="float" office:value="6.50641025641026" calcext:value-type="float">
            <text:p>6.50641025641026</text:p>
          </table:table-cell>
          <table:table-cell office:value-type="float" office:value="0.04" calcext:value-type="float">
            <text:p>0.04</text:p>
          </table:table-cell>
          <table:table-cell office:value-type="float" office:value="151" calcext:value-type="float">
            <text:p>151</text:p>
          </table:table-cell>
          <table:table-cell office:value-type="float" office:value="6.12354671598369" calcext:value-type="float">
            <text:p>6.12354671598369</text:p>
          </table:table-cell>
          <table:table-cell office:value-type="float" office:value="0.274117647058823" calcext:value-type="float">
            <text:p>0.274117647058823</text:p>
          </table:table-cell>
          <table:table-cell office:value-type="float" office:value="8126.76470588235" calcext:value-type="float">
            <text:p>8126.76470588235</text:p>
          </table:table-cell>
          <table:table-cell office:value-type="float" office:value="24.5943928815228" calcext:value-type="float">
            <text:p>24.5943928815228</text:p>
          </table:table-cell>
          <table:table-cell office:value-type="float" office:value="0.257647058823529" calcext:value-type="float">
            <text:p>0.257647058823529</text:p>
          </table:table-cell>
          <table:table-cell office:value-type="float" office:value="8086.82352941177" calcext:value-type="float">
            <text:p>8086.82352941177</text:p>
          </table:table-cell>
          <table:table-cell office:value-type="float" office:value="27.4726838724561" calcext:value-type="float">
            <text:p>27.4726838724561</text:p>
          </table:table-cell>
          <table:table-cell office:value-type="float" office:value="0.285882352941176" calcext:value-type="float">
            <text:p>0.285882352941176</text:p>
          </table:table-cell>
          <table:table-cell office:value-type="float" office:value="5928.82352941176" calcext:value-type="float">
            <text:p>5928.82352941176</text:p>
          </table:table-cell>
          <table:table-cell office:value-type="float" office:value="25.1676985072209" calcext:value-type="float">
            <text:p>25.1676985072209</text:p>
          </table:table-cell>
          <table:table-cell office:value-type="float" office:value="0.236470588235294" calcext:value-type="float">
            <text:p>0.236470588235294</text:p>
          </table:table-cell>
          <table:table-cell office:value-type="float" office:value="6128.58823529412" calcext:value-type="float">
            <text:p>6128.58823529412</text:p>
          </table:table-cell>
          <table:table-cell office:value-type="float" office:value="28.0955896742711" calcext:value-type="float">
            <text:p>28.0955896742711</text:p>
          </table:table-cell>
          <table:table-cell office:value-type="float" office:value="0.615294117647059" calcext:value-type="float">
            <text:p>0.615294117647059</text:p>
          </table:table-cell>
          <table:table-cell office:value-type="float" office:value="965.882352941176" calcext:value-type="float">
            <text:p>965.882352941176</text:p>
          </table:table-cell>
          <table:table-cell office:value-type="float" office:value="34.6697590736291" calcext:value-type="float">
            <text:p>34.6697590736291</text:p>
          </table:table-cell>
          <table:table-cell office:value-type="float" office:value="0.454117647058824" calcext:value-type="float">
            <text:p>0.454117647058824</text:p>
          </table:table-cell>
          <table:table-cell office:value-type="float" office:value="1853.76470588235" calcext:value-type="float">
            <text:p>1853.76470588235</text:p>
          </table:table-cell>
          <table:table-cell office:value-type="float" office:value="34.5655752469256" calcext:value-type="float">
            <text:p>34.5655752469256</text:p>
          </table:table-cell>
          <table:table-cell table:number-columns-repeated="99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0.997647058823529" calcext:value-type="float">
            <text:p>0.997647058823529</text:p>
          </table:table-cell>
          <table:table-cell office:value-type="float" office:value="0" calcext:value-type="float">
            <text:p>0</text:p>
          </table:table-cell>
          <table:table-cell office:value-type="float" office:value="40.9845408682217" calcext:value-type="float">
            <text:p>40.9845408682217</text:p>
          </table:table-cell>
          <table:table-cell office:value-type="float" office:value="0.02" calcext:value-type="float">
            <text:p>0.02</text:p>
          </table:table-cell>
          <table:table-cell office:value-type="float" office:value="8.82352941176471" calcext:value-type="float">
            <text:p>8.82352941176471</text:p>
          </table:table-cell>
          <table:table-cell office:value-type="float" office:value="6.53333333333333" calcext:value-type="float">
            <text:p>6.53333333333333</text:p>
          </table:table-cell>
          <table:table-cell office:value-type="float" office:value="0.0788235294117647" calcext:value-type="float">
            <text:p>0.078823529411765</text:p>
          </table:table-cell>
          <table:table-cell office:value-type="float" office:value="144" calcext:value-type="float">
            <text:p>144</text:p>
          </table:table-cell>
          <table:table-cell office:value-type="float" office:value="8.00771636240703" calcext:value-type="float">
            <text:p>8.00771636240703</text:p>
          </table:table-cell>
          <table:table-cell office:value-type="float" office:value="0.229411764705882" calcext:value-type="float">
            <text:p>0.229411764705882</text:p>
          </table:table-cell>
          <table:table-cell office:value-type="float" office:value="8425.29411764706" calcext:value-type="float">
            <text:p>8425.29411764706</text:p>
          </table:table-cell>
          <table:table-cell office:value-type="float" office:value="24.3769305691051" calcext:value-type="float">
            <text:p>24.3769305691051</text:p>
          </table:table-cell>
          <table:table-cell office:value-type="float" office:value="0.262352941176471" calcext:value-type="float">
            <text:p>0.262352941176471</text:p>
          </table:table-cell>
          <table:table-cell office:value-type="float" office:value="7741.47058823529" calcext:value-type="float">
            <text:p>7741.47058823529</text:p>
          </table:table-cell>
          <table:table-cell office:value-type="float" office:value="26.5613903298322" calcext:value-type="float">
            <text:p>26.5613903298322</text:p>
          </table:table-cell>
          <table:table-cell office:value-type="float" office:value="0.236470588235294" calcext:value-type="float">
            <text:p>0.236470588235294</text:p>
          </table:table-cell>
          <table:table-cell office:value-type="float" office:value="6507.47058823529" calcext:value-type="float">
            <text:p>6507.47058823529</text:p>
          </table:table-cell>
          <table:table-cell office:value-type="float" office:value="24.3757795206588" calcext:value-type="float">
            <text:p>24.3757795206588</text:p>
          </table:table-cell>
          <table:table-cell office:value-type="float" office:value="0.272941176470588" calcext:value-type="float">
            <text:p>0.272941176470588</text:p>
          </table:table-cell>
          <table:table-cell office:value-type="float" office:value="6094.70588235294" calcext:value-type="float">
            <text:p>6094.70588235294</text:p>
          </table:table-cell>
          <table:table-cell office:value-type="float" office:value="26.3749865716911" calcext:value-type="float">
            <text:p>26.3749865716911</text:p>
          </table:table-cell>
          <table:table-cell office:value-type="float" office:value="0.638823529411764" calcext:value-type="float">
            <text:p>0.638823529411764</text:p>
          </table:table-cell>
          <table:table-cell office:value-type="float" office:value="982.588235294118" calcext:value-type="float">
            <text:p>982.588235294118</text:p>
          </table:table-cell>
          <table:table-cell office:value-type="float" office:value="35.203320693323" calcext:value-type="float">
            <text:p>35.203320693323</text:p>
          </table:table-cell>
          <table:table-cell office:value-type="float" office:value="0.431764705882353" calcext:value-type="float">
            <text:p>0.431764705882353</text:p>
          </table:table-cell>
          <table:table-cell office:value-type="float" office:value="1739.41176470588" calcext:value-type="float">
            <text:p>1739.41176470588</text:p>
          </table:table-cell>
          <table:table-cell office:value-type="float" office:value="31.2399269627868" calcext:value-type="float">
            <text:p>31.2399269627868</text:p>
          </table:table-cell>
          <table:table-cell table:number-columns-repeated="99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990588235294117" calcext:value-type="float">
            <text:p>0.990588235294117</text:p>
          </table:table-cell>
          <table:table-cell office:value-type="float" office:value="0" calcext:value-type="float">
            <text:p>0</text:p>
          </table:table-cell>
          <table:table-cell office:value-type="float" office:value="40.6103716744197" calcext:value-type="float">
            <text:p>40.6103716744197</text:p>
          </table:table-cell>
          <table:table-cell office:value-type="float" office:value="0.06" calcext:value-type="float">
            <text:p>0.06</text:p>
          </table:table-cell>
          <table:table-cell office:value-type="float" office:value="9.23529411764706" calcext:value-type="float">
            <text:p>9.23529411764706</text:p>
          </table:table-cell>
          <table:table-cell office:value-type="float" office:value="6.78980891719745" calcext:value-type="float">
            <text:p>6.78980891719745</text:p>
          </table:table-cell>
          <table:table-cell office:value-type="float" office:value="0.02" calcext:value-type="float">
            <text:p>0.02</text:p>
          </table:table-cell>
          <table:table-cell office:value-type="float" office:value="151" calcext:value-type="float">
            <text:p>151</text:p>
          </table:table-cell>
          <table:table-cell office:value-type="float" office:value="5.57031554343592" calcext:value-type="float">
            <text:p>5.57031554343592</text:p>
          </table:table-cell>
          <table:table-cell office:value-type="float" office:value="0.283529411764706" calcext:value-type="float">
            <text:p>0.283529411764706</text:p>
          </table:table-cell>
          <table:table-cell office:value-type="float" office:value="7524.29411764706" calcext:value-type="float">
            <text:p>7524.29411764706</text:p>
          </table:table-cell>
          <table:table-cell office:value-type="float" office:value="23.912040997759" calcext:value-type="float">
            <text:p>23.912040997759</text:p>
          </table:table-cell>
          <table:table-cell office:value-type="float" office:value="0.251764705882353" calcext:value-type="float">
            <text:p>0.251764705882353</text:p>
          </table:table-cell>
          <table:table-cell office:value-type="float" office:value="8129.41176470588" calcext:value-type="float">
            <text:p>8129.41176470588</text:p>
          </table:table-cell>
          <table:table-cell office:value-type="float" office:value="26.537615156848" calcext:value-type="float">
            <text:p>26.537615156848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5932.05882352941" calcext:value-type="float">
            <text:p>5932.05882352941</text:p>
          </table:table-cell>
          <table:table-cell office:value-type="float" office:value="28.2948487175913" calcext:value-type="float">
            <text:p>28.2948487175913</text:p>
          </table:table-cell>
          <table:table-cell office:value-type="float" office:value="0.228235294117647" calcext:value-type="float">
            <text:p>0.228235294117647</text:p>
          </table:table-cell>
          <table:table-cell office:value-type="float" office:value="6495.76470588235" calcext:value-type="float">
            <text:p>6495.76470588235</text:p>
          </table:table-cell>
          <table:table-cell office:value-type="float" office:value="25.7950992422308" calcext:value-type="float">
            <text:p>25.7950992422308</text:p>
          </table:table-cell>
          <table:table-cell office:value-type="float" office:value="0.614117647058824" calcext:value-type="float">
            <text:p>0.614117647058824</text:p>
          </table:table-cell>
          <table:table-cell office:value-type="float" office:value="992.529411764706" calcext:value-type="float">
            <text:p>992.529411764706</text:p>
          </table:table-cell>
          <table:table-cell office:value-type="float" office:value="35.1021137902014" calcext:value-type="float">
            <text:p>35.1021137902014</text:p>
          </table:table-cell>
          <table:table-cell office:value-type="float" office:value="0.418823529411765" calcext:value-type="float">
            <text:p>0.418823529411765</text:p>
          </table:table-cell>
          <table:table-cell office:value-type="float" office:value="1778" calcext:value-type="float">
            <text:p>1778</text:p>
          </table:table-cell>
          <table:table-cell office:value-type="float" office:value="31.2742506385985" calcext:value-type="float">
            <text:p>31.2742506385985</text:p>
          </table:table-cell>
          <table:table-cell table:number-columns-repeated="99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0.990588235294118" calcext:value-type="float">
            <text:p>0.99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39.8793922019808" calcext:value-type="float">
            <text:p>39.8793922019808</text:p>
          </table:table-cell>
          <table:table-cell office:value-type="float" office:value="0" calcext:value-type="float">
            <text:p>0</text:p>
          </table:table-cell>
          <table:table-cell office:value-type="float" office:value="8.82352941176471" calcext:value-type="float">
            <text:p>8.82352941176471</text:p>
          </table:table-cell>
          <table:table-cell office:value-type="float" office:value="6.13333333333334" calcext:value-type="float">
            <text:p>6.13333333333334</text:p>
          </table:table-cell>
          <table:table-cell office:value-type="float" office:value="0.02" calcext:value-type="float">
            <text:p>0.02</text:p>
          </table:table-cell>
          <table:table-cell office:value-type="float" office:value="150" calcext:value-type="float">
            <text:p>150</text:p>
          </table:table-cell>
          <table:table-cell office:value-type="float" office:value="5.99840210056625" calcext:value-type="float">
            <text:p>5.99840210056625</text:p>
          </table:table-cell>
          <table:table-cell office:value-type="float" office:value="0.221176470588235" calcext:value-type="float">
            <text:p>0.221176470588235</text:p>
          </table:table-cell>
          <table:table-cell office:value-type="float" office:value="8098.47058823529" calcext:value-type="float">
            <text:p>8098.47058823529</text:p>
          </table:table-cell>
          <table:table-cell office:value-type="float" office:value="25.0763144281689" calcext:value-type="float">
            <text:p>25.0763144281689</text:p>
          </table:table-cell>
          <table:table-cell office:value-type="float" office:value="0.225882352941176" calcext:value-type="float">
            <text:p>0.225882352941176</text:p>
          </table:table-cell>
          <table:table-cell office:value-type="float" office:value="8384.70588235294" calcext:value-type="float">
            <text:p>8384.70588235294</text:p>
          </table:table-cell>
          <table:table-cell office:value-type="float" office:value="25.3594065455167" calcext:value-type="float">
            <text:p>25.3594065455167</text:p>
          </table:table-cell>
          <table:table-cell office:value-type="float" office:value="0.255294117647059" calcext:value-type="float">
            <text:p>0.255294117647059</text:p>
          </table:table-cell>
          <table:table-cell office:value-type="float" office:value="6184.94117647059" calcext:value-type="float">
            <text:p>6184.94117647059</text:p>
          </table:table-cell>
          <table:table-cell office:value-type="float" office:value="25.1826063732596" calcext:value-type="float">
            <text:p>25.1826063732596</text:p>
          </table:table-cell>
          <table:table-cell office:value-type="float" office:value="0.270588235294118" calcext:value-type="float">
            <text:p>0.270588235294118</text:p>
          </table:table-cell>
          <table:table-cell office:value-type="float" office:value="6044.23529411765" calcext:value-type="float">
            <text:p>6044.23529411765</text:p>
          </table:table-cell>
          <table:table-cell office:value-type="float" office:value="26.9435516703275" calcext:value-type="float">
            <text:p>26.9435516703275</text:p>
          </table:table-cell>
          <table:table-cell office:value-type="float" office:value="0.596470588235294" calcext:value-type="float">
            <text:p>0.596470588235294</text:p>
          </table:table-cell>
          <table:table-cell office:value-type="float" office:value="973" calcext:value-type="float">
            <text:p>973</text:p>
          </table:table-cell>
          <table:table-cell office:value-type="float" office:value="37.1251931304354" calcext:value-type="float">
            <text:p>37.1251931304354</text:p>
          </table:table-cell>
          <table:table-cell office:value-type="float" office:value="0.463529411764706" calcext:value-type="float">
            <text:p>0.463529411764706</text:p>
          </table:table-cell>
          <table:table-cell office:value-type="float" office:value="1934.88235294118" calcext:value-type="float">
            <text:p>1934.88235294118</text:p>
          </table:table-cell>
          <table:table-cell office:value-type="float" office:value="31.8461551073413" calcext:value-type="float">
            <text:p>31.8461551073413</text:p>
          </table:table-cell>
          <table:table-cell table:number-columns-repeated="99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0.991764705882353" calcext:value-type="float">
            <text:p>0.99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39.372681768567" calcext:value-type="float">
            <text:p>39.372681768567</text:p>
          </table:table-cell>
          <table:table-cell office:value-type="float" office:value="0.04" calcext:value-type="float">
            <text:p>0.04</text:p>
          </table:table-cell>
          <table:table-cell office:value-type="float" office:value="8.94117647058824" calcext:value-type="float">
            <text:p>8.94117647058824</text:p>
          </table:table-cell>
          <table:table-cell office:value-type="float" office:value="6.41447368421052" calcext:value-type="float">
            <text:p>6.41447368421052</text:p>
          </table:table-cell>
          <table:table-cell office:value-type="float" office:value="0.02" calcext:value-type="float">
            <text:p>0.02</text:p>
          </table:table-cell>
          <table:table-cell office:value-type="float" office:value="159" calcext:value-type="float">
            <text:p>159</text:p>
          </table:table-cell>
          <table:table-cell office:value-type="float" office:value="8.40961753700764" calcext:value-type="float">
            <text:p>8.40961753700764</text:p>
          </table:table-cell>
          <table:table-cell office:value-type="float" office:value="0.287058823529412" calcext:value-type="float">
            <text:p>0.287058823529412</text:p>
          </table:table-cell>
          <table:table-cell office:value-type="float" office:value="7441.17647058824" calcext:value-type="float">
            <text:p>7441.17647058824</text:p>
          </table:table-cell>
          <table:table-cell office:value-type="float" office:value="25.8166826807983" calcext:value-type="float">
            <text:p>25.8166826807983</text:p>
          </table:table-cell>
          <table:table-cell office:value-type="float" office:value="0.268235294117647" calcext:value-type="float">
            <text:p>0.268235294117647</text:p>
          </table:table-cell>
          <table:table-cell office:value-type="float" office:value="8244.82352941176" calcext:value-type="float">
            <text:p>8244.82352941176</text:p>
          </table:table-cell>
          <table:table-cell office:value-type="float" office:value="25.8015099697964" calcext:value-type="float">
            <text:p>25.8015099697964</text:p>
          </table:table-cell>
          <table:table-cell office:value-type="float" office:value="0.283529411764706" calcext:value-type="float">
            <text:p>0.283529411764706</text:p>
          </table:table-cell>
          <table:table-cell office:value-type="float" office:value="6019.41176470588" calcext:value-type="float">
            <text:p>6019.41176470588</text:p>
          </table:table-cell>
          <table:table-cell office:value-type="float" office:value="25.7789438340072" calcext:value-type="float">
            <text:p>25.7789438340072</text:p>
          </table:table-cell>
          <table:table-cell office:value-type="float" office:value="0.212941176470588" calcext:value-type="float">
            <text:p>0.212941176470588</text:p>
          </table:table-cell>
          <table:table-cell office:value-type="float" office:value="6489.58823529412" calcext:value-type="float">
            <text:p>6489.58823529412</text:p>
          </table:table-cell>
          <table:table-cell office:value-type="float" office:value="25.1616899694235" calcext:value-type="float">
            <text:p>25.1616899694235</text:p>
          </table:table-cell>
          <table:table-cell office:value-type="float" office:value="0.645882352941177" calcext:value-type="float">
            <text:p>0.645882352941177</text:p>
          </table:table-cell>
          <table:table-cell office:value-type="float" office:value="969.058823529412" calcext:value-type="float">
            <text:p>969.058823529412</text:p>
          </table:table-cell>
          <table:table-cell office:value-type="float" office:value="34.9090530736752" calcext:value-type="float">
            <text:p>34.9090530736752</text:p>
          </table:table-cell>
          <table:table-cell office:value-type="float" office:value="0.362352941176471" calcext:value-type="float">
            <text:p>0.362352941176471</text:p>
          </table:table-cell>
          <table:table-cell office:value-type="float" office:value="1800.70588235294" calcext:value-type="float">
            <text:p>1800.70588235294</text:p>
          </table:table-cell>
          <table:table-cell office:value-type="float" office:value="28.4728375264576" calcext:value-type="float">
            <text:p>28.4728375264576</text:p>
          </table:table-cell>
          <table:table-cell table:number-columns-repeated="99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0.996470588235294" calcext:value-type="float">
            <text:p>0.99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39.8018014763722" calcext:value-type="float">
            <text:p>39.8018014763722</text:p>
          </table:table-cell>
          <table:table-cell office:value-type="float" office:value="0.04" calcext:value-type="float">
            <text:p>0.04</text:p>
          </table:table-cell>
          <table:table-cell office:value-type="float" office:value="8.23529411764706" calcext:value-type="float">
            <text:p>8.23529411764706</text:p>
          </table:table-cell>
          <table:table-cell office:value-type="float" office:value="7.05" calcext:value-type="float">
            <text:p>7.05</text:p>
          </table:table-cell>
          <table:table-cell office:value-type="float" office:value="0.04" calcext:value-type="float">
            <text:p>0.04</text:p>
          </table:table-cell>
          <table:table-cell office:value-type="float" office:value="161" calcext:value-type="float">
            <text:p>161</text:p>
          </table:table-cell>
          <table:table-cell office:value-type="float" office:value="6.97134864815491" calcext:value-type="float">
            <text:p>6.97134864815491</text:p>
          </table:table-cell>
          <table:table-cell office:value-type="float" office:value="0.244705882352941" calcext:value-type="float">
            <text:p>0.244705882352941</text:p>
          </table:table-cell>
          <table:table-cell office:value-type="float" office:value="8347.58823529412" calcext:value-type="float">
            <text:p>8347.58823529412</text:p>
          </table:table-cell>
          <table:table-cell office:value-type="float" office:value="22.0217050766802" calcext:value-type="float">
            <text:p>22.0217050766802</text:p>
          </table:table-cell>
          <table:table-cell office:value-type="float" office:value="0.250588235294118" calcext:value-type="float">
            <text:p>0.250588235294118</text:p>
          </table:table-cell>
          <table:table-cell office:value-type="float" office:value="7773.29411764706" calcext:value-type="float">
            <text:p>7773.29411764706</text:p>
          </table:table-cell>
          <table:table-cell office:value-type="float" office:value="26.6760207186954" calcext:value-type="float">
            <text:p>26.6760207186954</text:p>
          </table:table-cell>
          <table:table-cell office:value-type="float" office:value="0.24" calcext:value-type="float">
            <text:p>0.24</text:p>
          </table:table-cell>
          <table:table-cell office:value-type="float" office:value="5910.29411764706" calcext:value-type="float">
            <text:p>5910.29411764706</text:p>
          </table:table-cell>
          <table:table-cell office:value-type="float" office:value="26.1449193172767" calcext:value-type="float">
            <text:p>26.1449193172767</text:p>
          </table:table-cell>
          <table:table-cell office:value-type="float" office:value="0.22" calcext:value-type="float">
            <text:p>0.22</text:p>
          </table:table-cell>
          <table:table-cell office:value-type="float" office:value="6294.17647058824" calcext:value-type="float">
            <text:p>6294.17647058824</text:p>
          </table:table-cell>
          <table:table-cell office:value-type="float" office:value="26.1264188368356" calcext:value-type="float">
            <text:p>26.1264188368356</text:p>
          </table:table-cell>
          <table:table-cell office:value-type="float" office:value="0.648235294117647" calcext:value-type="float">
            <text:p>0.648235294117647</text:p>
          </table:table-cell>
          <table:table-cell office:value-type="float" office:value="975.352941176471" calcext:value-type="float">
            <text:p>975.352941176471</text:p>
          </table:table-cell>
          <table:table-cell office:value-type="float" office:value="34.7799498669567" calcext:value-type="float">
            <text:p>34.7799498669567</text:p>
          </table:table-cell>
          <table:table-cell office:value-type="float" office:value="0.414117647058823" calcext:value-type="float">
            <text:p>0.414117647058823</text:p>
          </table:table-cell>
          <table:table-cell office:value-type="float" office:value="1986.11764705882" calcext:value-type="float">
            <text:p>1986.11764705882</text:p>
          </table:table-cell>
          <table:table-cell office:value-type="float" office:value="32.8785969729997" calcext:value-type="float">
            <text:p>32.8785969729997</text:p>
          </table:table-cell>
          <table:table-cell table:number-columns-repeated="99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0.989411764705882" calcext:value-type="float">
            <text:p>0.98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40.0214705863817" calcext:value-type="float">
            <text:p>40.0214705863817</text:p>
          </table:table-cell>
          <table:table-cell office:value-type="float" office:value="0.04" calcext:value-type="float">
            <text:p>0.04</text:p>
          </table:table-cell>
          <table:table-cell office:value-type="float" office:value="8.05882352941176" calcext:value-type="float">
            <text:p>8.05882352941176</text:p>
          </table:table-cell>
          <table:table-cell office:value-type="float" office:value="7.43795620437956" calcext:value-type="float">
            <text:p>7.43795620437956</text:p>
          </table:table-cell>
          <table:table-cell office:value-type="float" office:value="0.04" calcext:value-type="float">
            <text:p>0.04</text:p>
          </table:table-cell>
          <table:table-cell office:value-type="float" office:value="153" calcext:value-type="float">
            <text:p>153</text:p>
          </table:table-cell>
          <table:table-cell office:value-type="float" office:value="7.00469009492957" calcext:value-type="float">
            <text:p>7.00469009492957</text:p>
          </table:table-cell>
          <table:table-cell office:value-type="float" office:value="0.255294117647059" calcext:value-type="float">
            <text:p>0.255294117647059</text:p>
          </table:table-cell>
          <table:table-cell office:value-type="float" office:value="8261.17647058824" calcext:value-type="float">
            <text:p>8261.17647058824</text:p>
          </table:table-cell>
          <table:table-cell office:value-type="float" office:value="24.7643336973872" calcext:value-type="float">
            <text:p>24.7643336973872</text:p>
          </table:table-cell>
          <table:table-cell office:value-type="float" office:value="0.28" calcext:value-type="float">
            <text:p>0.28</text:p>
          </table:table-cell>
          <table:table-cell office:value-type="float" office:value="8021.47058823529" calcext:value-type="float">
            <text:p>8021.47058823529</text:p>
          </table:table-cell>
          <table:table-cell office:value-type="float" office:value="26.5712745623163" calcext:value-type="float">
            <text:p>26.5712745623163</text:p>
          </table:table-cell>
          <table:table-cell office:value-type="float" office:value="0.28" calcext:value-type="float">
            <text:p>0.28</text:p>
          </table:table-cell>
          <table:table-cell office:value-type="float" office:value="6247.58823529412" calcext:value-type="float">
            <text:p>6247.58823529412</text:p>
          </table:table-cell>
          <table:table-cell office:value-type="float" office:value="25.0144267424466" calcext:value-type="float">
            <text:p>25.0144267424466</text:p>
          </table:table-cell>
          <table:table-cell office:value-type="float" office:value="0.316470588235294" calcext:value-type="float">
            <text:p>0.316470588235294</text:p>
          </table:table-cell>
          <table:table-cell office:value-type="float" office:value="5696.29411764706" calcext:value-type="float">
            <text:p>5696.29411764706</text:p>
          </table:table-cell>
          <table:table-cell office:value-type="float" office:value="27.949169820231" calcext:value-type="float">
            <text:p>27.949169820231</text:p>
          </table:table-cell>
          <table:table-cell office:value-type="float" office:value="0.607058823529412" calcext:value-type="float">
            <text:p>0.607058823529412</text:p>
          </table:table-cell>
          <table:table-cell office:value-type="float" office:value="984.941176470588" calcext:value-type="float">
            <text:p>984.941176470588</text:p>
          </table:table-cell>
          <table:table-cell office:value-type="float" office:value="35.7201004439228" calcext:value-type="float">
            <text:p>35.7201004439228</text:p>
          </table:table-cell>
          <table:table-cell office:value-type="float" office:value="0.464705882352941" calcext:value-type="float">
            <text:p>0.464705882352941</text:p>
          </table:table-cell>
          <table:table-cell office:value-type="float" office:value="1873.52941176471" calcext:value-type="float">
            <text:p>1873.52941176471</text:p>
          </table:table-cell>
          <table:table-cell office:value-type="float" office:value="31.9977172786243" calcext:value-type="float">
            <text:p>31.9977172786243</text:p>
          </table:table-cell>
          <table:table-cell table:number-columns-repeated="99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0.997647058823529" calcext:value-type="float">
            <text:p>0.997647058823529</text:p>
          </table:table-cell>
          <table:table-cell office:value-type="float" office:value="0" calcext:value-type="float">
            <text:p>0</text:p>
          </table:table-cell>
          <table:table-cell office:value-type="float" office:value="39.8844642308269" calcext:value-type="float">
            <text:p>39.8844642308269</text:p>
          </table:table-cell>
          <table:table-cell office:value-type="float" office:value="0" calcext:value-type="float">
            <text:p>0</text:p>
          </table:table-cell>
          <table:table-cell office:value-type="float" office:value="9.35294117647059" calcext:value-type="float">
            <text:p>9.35294117647059</text:p>
          </table:table-cell>
          <table:table-cell office:value-type="float" office:value="6.05660377358491" calcext:value-type="float">
            <text:p>6.05660377358491</text:p>
          </table:table-cell>
          <table:table-cell office:value-type="float" office:value="0.04" calcext:value-type="float">
            <text:p>0.04</text:p>
          </table:table-cell>
          <table:table-cell office:value-type="float" office:value="153" calcext:value-type="float">
            <text:p>153</text:p>
          </table:table-cell>
          <table:table-cell office:value-type="float" office:value="5.74237388453833" calcext:value-type="float">
            <text:p>5.74237388453833</text:p>
          </table:table-cell>
          <table:table-cell office:value-type="float" office:value="0.277647058823529" calcext:value-type="float">
            <text:p>0.277647058823529</text:p>
          </table:table-cell>
          <table:table-cell office:value-type="float" office:value="8159.05882352941" calcext:value-type="float">
            <text:p>8159.05882352941</text:p>
          </table:table-cell>
          <table:table-cell office:value-type="float" office:value="24.7626423483701" calcext:value-type="float">
            <text:p>24.7626423483701</text:p>
          </table:table-cell>
          <table:table-cell office:value-type="float" office:value="0.231764705882353" calcext:value-type="float">
            <text:p>0.231764705882353</text:p>
          </table:table-cell>
          <table:table-cell office:value-type="float" office:value="8143.52941176471" calcext:value-type="float">
            <text:p>8143.52941176471</text:p>
          </table:table-cell>
          <table:table-cell office:value-type="float" office:value="26.1376176997746" calcext:value-type="float">
            <text:p>26.1376176997746</text:p>
          </table:table-cell>
          <table:table-cell office:value-type="float" office:value="0.26" calcext:value-type="float">
            <text:p>0.26</text:p>
          </table:table-cell>
          <table:table-cell office:value-type="float" office:value="6283.47058823529" calcext:value-type="float">
            <text:p>6283.47058823529</text:p>
          </table:table-cell>
          <table:table-cell office:value-type="float" office:value="24.562810915868" calcext:value-type="float">
            <text:p>24.562810915868</text:p>
          </table:table-cell>
          <table:table-cell office:value-type="float" office:value="0.26235294117647" calcext:value-type="float">
            <text:p>0.26235294117647</text:p>
          </table:table-cell>
          <table:table-cell office:value-type="float" office:value="6079.35294117647" calcext:value-type="float">
            <text:p>6079.35294117647</text:p>
          </table:table-cell>
          <table:table-cell office:value-type="float" office:value="26.3439036138499" calcext:value-type="float">
            <text:p>26.3439036138499</text:p>
          </table:table-cell>
          <table:table-cell office:value-type="float" office:value="0.622352941176471" calcext:value-type="float">
            <text:p>0.622352941176471</text:p>
          </table:table-cell>
          <table:table-cell office:value-type="float" office:value="947.529411764706" calcext:value-type="float">
            <text:p>947.529411764706</text:p>
          </table:table-cell>
          <table:table-cell office:value-type="float" office:value="36.124964467984" calcext:value-type="float">
            <text:p>36.124964467984</text:p>
          </table:table-cell>
          <table:table-cell office:value-type="float" office:value="0.436470588235294" calcext:value-type="float">
            <text:p>0.436470588235294</text:p>
          </table:table-cell>
          <table:table-cell office:value-type="float" office:value="1740.29411764706" calcext:value-type="float">
            <text:p>1740.29411764706</text:p>
          </table:table-cell>
          <table:table-cell office:value-type="float" office:value="29.8603125546417" calcext:value-type="float">
            <text:p>29.8603125546417</text:p>
          </table:table-cell>
          <table:table-cell table:number-columns-repeated="99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37.3986845549137" calcext:value-type="float">
            <text:p>37.3986845549137</text:p>
          </table:table-cell>
          <table:table-cell office:value-type="float" office:value="0.02" calcext:value-type="float">
            <text:p>0.02</text:p>
          </table:table-cell>
          <table:table-cell office:value-type="float" office:value="8.70588235294118" calcext:value-type="float">
            <text:p>8.70588235294118</text:p>
          </table:table-cell>
          <table:table-cell office:value-type="float" office:value="6.60135135135135" calcext:value-type="float">
            <text:p>6.60135135135135</text:p>
          </table:table-cell>
          <table:table-cell office:value-type="float" office:value="0.02" calcext:value-type="float">
            <text:p>0.02</text:p>
          </table:table-cell>
          <table:table-cell office:value-type="float" office:value="150" calcext:value-type="float">
            <text:p>150</text:p>
          </table:table-cell>
          <table:table-cell office:value-type="float" office:value="6.56197131201474" calcext:value-type="float">
            <text:p>6.56197131201474</text:p>
          </table:table-cell>
          <table:table-cell office:value-type="float" office:value="0.26" calcext:value-type="float">
            <text:p>0.26</text:p>
          </table:table-cell>
          <table:table-cell office:value-type="float" office:value="8084.76470588235" calcext:value-type="float">
            <text:p>8084.76470588235</text:p>
          </table:table-cell>
          <table:table-cell office:value-type="float" office:value="24.8115561254663" calcext:value-type="float">
            <text:p>24.8115561254663</text:p>
          </table:table-cell>
          <table:table-cell office:value-type="float" office:value="0.229411764705882" calcext:value-type="float">
            <text:p>0.229411764705882</text:p>
          </table:table-cell>
          <table:table-cell office:value-type="float" office:value="8340.41176470588" calcext:value-type="float">
            <text:p>8340.41176470588</text:p>
          </table:table-cell>
          <table:table-cell office:value-type="float" office:value="25.4522872468611" calcext:value-type="float">
            <text:p>25.4522872468611</text:p>
          </table:table-cell>
          <table:table-cell office:value-type="float" office:value="0.314117647058824" calcext:value-type="float">
            <text:p>0.314117647058824</text:p>
          </table:table-cell>
          <table:table-cell office:value-type="float" office:value="5616.82352941177" calcext:value-type="float">
            <text:p>5616.82352941177</text:p>
          </table:table-cell>
          <table:table-cell office:value-type="float" office:value="27.5729704644474" calcext:value-type="float">
            <text:p>27.5729704644474</text:p>
          </table:table-cell>
          <table:table-cell office:value-type="float" office:value="0.241176470588235" calcext:value-type="float">
            <text:p>0.241176470588235</text:p>
          </table:table-cell>
          <table:table-cell office:value-type="float" office:value="6088.35294117647" calcext:value-type="float">
            <text:p>6088.35294117647</text:p>
          </table:table-cell>
          <table:table-cell office:value-type="float" office:value="26.6309322947434" calcext:value-type="float">
            <text:p>26.6309322947434</text:p>
          </table:table-cell>
          <table:table-cell office:value-type="float" office:value="0.616470588235294" calcext:value-type="float">
            <text:p>0.616470588235294</text:p>
          </table:table-cell>
          <table:table-cell office:value-type="float" office:value="1008.47058823529" calcext:value-type="float">
            <text:p>1008.47058823529</text:p>
          </table:table-cell>
          <table:table-cell office:value-type="float" office:value="33.5761174136218" calcext:value-type="float">
            <text:p>33.5761174136218</text:p>
          </table:table-cell>
          <table:table-cell office:value-type="float" office:value="0.448235294117647" calcext:value-type="float">
            <text:p>0.448235294117647</text:p>
          </table:table-cell>
          <table:table-cell office:value-type="float" office:value="1850.94117647059" calcext:value-type="float">
            <text:p>1850.94117647059</text:p>
          </table:table-cell>
          <table:table-cell office:value-type="float" office:value="32.5061899661855" calcext:value-type="float">
            <text:p>32.5061899661855</text:p>
          </table:table-cell>
          <table:table-cell table:number-columns-repeated="99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39.2069140903585" calcext:value-type="float">
            <text:p>39.2069140903585</text:p>
          </table:table-cell>
          <table:table-cell office:value-type="float" office:value="0.02" calcext:value-type="float">
            <text:p>0.02</text:p>
          </table:table-cell>
          <table:table-cell office:value-type="float" office:value="9.35294117647059" calcext:value-type="float">
            <text:p>9.35294117647059</text:p>
          </table:table-cell>
          <table:table-cell office:value-type="float" office:value="5.48427672955975" calcext:value-type="float">
            <text:p>5.48427672955975</text:p>
          </table:table-cell>
          <table:table-cell office:value-type="float" office:value="0.04" calcext:value-type="float">
            <text:p>0.04</text:p>
          </table:table-cell>
          <table:table-cell office:value-type="float" office:value="158" calcext:value-type="float">
            <text:p>158</text:p>
          </table:table-cell>
          <table:table-cell office:value-type="float" office:value="5.77004851767362" calcext:value-type="float">
            <text:p>5.77004851767362</text:p>
          </table:table-cell>
          <table:table-cell office:value-type="float" office:value="0.254117647058823" calcext:value-type="float">
            <text:p>0.254117647058823</text:p>
          </table:table-cell>
          <table:table-cell office:value-type="float" office:value="8560.70588235294" calcext:value-type="float">
            <text:p>8560.70588235294</text:p>
          </table:table-cell>
          <table:table-cell office:value-type="float" office:value="21.4275617707233" calcext:value-type="float">
            <text:p>21.4275617707233</text:p>
          </table:table-cell>
          <table:table-cell office:value-type="float" office:value="0.201176470588235" calcext:value-type="float">
            <text:p>0.201176470588235</text:p>
          </table:table-cell>
          <table:table-cell office:value-type="float" office:value="8604.58823529412" calcext:value-type="float">
            <text:p>8604.58823529412</text:p>
          </table:table-cell>
          <table:table-cell office:value-type="float" office:value="26.1528306528321" calcext:value-type="float">
            <text:p>26.1528306528321</text:p>
          </table:table-cell>
          <table:table-cell office:value-type="float" office:value="0.228235294117647" calcext:value-type="float">
            <text:p>0.228235294117647</text:p>
          </table:table-cell>
          <table:table-cell office:value-type="float" office:value="6296.29411764706" calcext:value-type="float">
            <text:p>6296.29411764706</text:p>
          </table:table-cell>
          <table:table-cell office:value-type="float" office:value="26.1661351151314" calcext:value-type="float">
            <text:p>26.1661351151314</text:p>
          </table:table-cell>
          <table:table-cell office:value-type="float" office:value="0.250588235294118" calcext:value-type="float">
            <text:p>0.250588235294118</text:p>
          </table:table-cell>
          <table:table-cell office:value-type="float" office:value="6290.47058823529" calcext:value-type="float">
            <text:p>6290.47058823529</text:p>
          </table:table-cell>
          <table:table-cell office:value-type="float" office:value="25.2018942661242" calcext:value-type="float">
            <text:p>25.2018942661242</text:p>
          </table:table-cell>
          <table:table-cell office:value-type="float" office:value="0.671764705882353" calcext:value-type="float">
            <text:p>0.671764705882353</text:p>
          </table:table-cell>
          <table:table-cell office:value-type="float" office:value="973.235294117647" calcext:value-type="float">
            <text:p>973.235294117647</text:p>
          </table:table-cell>
          <table:table-cell office:value-type="float" office:value="35.5331636648279" calcext:value-type="float">
            <text:p>35.5331636648279</text:p>
          </table:table-cell>
          <table:table-cell office:value-type="float" office:value="0.478823529411764" calcext:value-type="float">
            <text:p>0.478823529411764</text:p>
          </table:table-cell>
          <table:table-cell office:value-type="float" office:value="1809.05882352941" calcext:value-type="float">
            <text:p>1809.05882352941</text:p>
          </table:table-cell>
          <table:table-cell office:value-type="float" office:value="33.5955954240274" calcext:value-type="float">
            <text:p>33.5955954240274</text:p>
          </table:table-cell>
          <table:table-cell table:number-columns-repeated="99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40.5653556845974" calcext:value-type="float">
            <text:p>40.5653556845974</text:p>
          </table:table-cell>
          <table:table-cell office:value-type="float" office:value="0.02" calcext:value-type="float">
            <text:p>0.02</text:p>
          </table:table-cell>
          <table:table-cell office:value-type="float" office:value="8.88235294117647" calcext:value-type="float">
            <text:p>8.88235294117647</text:p>
          </table:table-cell>
          <table:table-cell office:value-type="float" office:value="7.88741721854305" calcext:value-type="float">
            <text:p>7.88741721854305</text:p>
          </table:table-cell>
          <table:table-cell office:value-type="float" office:value="0.04" calcext:value-type="float">
            <text:p>0.04</text:p>
          </table:table-cell>
          <table:table-cell office:value-type="float" office:value="145" calcext:value-type="float">
            <text:p>145</text:p>
          </table:table-cell>
          <table:table-cell office:value-type="float" office:value="7.97021072796935" calcext:value-type="float">
            <text:p>7.97021072796935</text:p>
          </table:table-cell>
          <table:table-cell office:value-type="float" office:value="0.216470588235294" calcext:value-type="float">
            <text:p>0.216470588235294</text:p>
          </table:table-cell>
          <table:table-cell office:value-type="float" office:value="8677.47058823529" calcext:value-type="float">
            <text:p>8677.47058823529</text:p>
          </table:table-cell>
          <table:table-cell office:value-type="float" office:value="23.4335058483734" calcext:value-type="float">
            <text:p>23.4335058483734</text:p>
          </table:table-cell>
          <table:table-cell office:value-type="float" office:value="0.24" calcext:value-type="float">
            <text:p>0.24</text:p>
          </table:table-cell>
          <table:table-cell office:value-type="float" office:value="7825.35294117647" calcext:value-type="float">
            <text:p>7825.35294117647</text:p>
          </table:table-cell>
          <table:table-cell office:value-type="float" office:value="26.1499023905316" calcext:value-type="float">
            <text:p>26.1499023905316</text:p>
          </table:table-cell>
          <table:table-cell office:value-type="float" office:value="0.292941176470588" calcext:value-type="float">
            <text:p>0.292941176470588</text:p>
          </table:table-cell>
          <table:table-cell office:value-type="float" office:value="6001.82352941177" calcext:value-type="float">
            <text:p>6001.82352941177</text:p>
          </table:table-cell>
          <table:table-cell office:value-type="float" office:value="25.441013788296" calcext:value-type="float">
            <text:p>25.441013788296</text:p>
          </table:table-cell>
          <table:table-cell office:value-type="float" office:value="0.24235294117647" calcext:value-type="float">
            <text:p>0.24235294117647</text:p>
          </table:table-cell>
          <table:table-cell office:value-type="float" office:value="6244.88235294118" calcext:value-type="float">
            <text:p>6244.88235294118</text:p>
          </table:table-cell>
          <table:table-cell office:value-type="float" office:value="26.9907244818028" calcext:value-type="float">
            <text:p>26.9907244818028</text:p>
          </table:table-cell>
          <table:table-cell office:value-type="float" office:value="0.656470588235294" calcext:value-type="float">
            <text:p>0.656470588235294</text:p>
          </table:table-cell>
          <table:table-cell office:value-type="float" office:value="944.588235294118" calcext:value-type="float">
            <text:p>944.588235294118</text:p>
          </table:table-cell>
          <table:table-cell office:value-type="float" office:value="34.9031622379024" calcext:value-type="float">
            <text:p>34.9031622379024</text:p>
          </table:table-cell>
          <table:table-cell office:value-type="float" office:value="0.46235294117647" calcext:value-type="float">
            <text:p>0.46235294117647</text:p>
          </table:table-cell>
          <table:table-cell office:value-type="float" office:value="1874.82352941176" calcext:value-type="float">
            <text:p>1874.82352941176</text:p>
          </table:table-cell>
          <table:table-cell office:value-type="float" office:value="31.2101270061487" calcext:value-type="float">
            <text:p>31.2101270061487</text:p>
          </table:table-cell>
          <table:table-cell table:number-columns-repeated="99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40.0867003399793" calcext:value-type="float">
            <text:p>40.0867003399793</text:p>
          </table:table-cell>
          <table:table-cell office:value-type="float" office:value="0.02" calcext:value-type="float">
            <text:p>0.02</text:p>
          </table:table-cell>
          <table:table-cell office:value-type="float" office:value="9.11764705882353" calcext:value-type="float">
            <text:p>9.11764705882353</text:p>
          </table:table-cell>
          <table:table-cell office:value-type="float" office:value="6.13548387096774" calcext:value-type="float">
            <text:p>6.13548387096774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6.82242240266322" calcext:value-type="float">
            <text:p>6.82242240266322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8308.94117647059" calcext:value-type="float">
            <text:p>8308.94117647059</text:p>
          </table:table-cell>
          <table:table-cell office:value-type="float" office:value="24.254471450293" calcext:value-type="float">
            <text:p>24.254471450293</text:p>
          </table:table-cell>
          <table:table-cell office:value-type="float" office:value="0.243529411764706" calcext:value-type="float">
            <text:p>0.243529411764706</text:p>
          </table:table-cell>
          <table:table-cell office:value-type="float" office:value="8546.41176470588" calcext:value-type="float">
            <text:p>8546.41176470588</text:p>
          </table:table-cell>
          <table:table-cell office:value-type="float" office:value="27.1671048234105" calcext:value-type="float">
            <text:p>27.1671048234105</text:p>
          </table:table-cell>
          <table:table-cell office:value-type="float" office:value="0.243529411764706" calcext:value-type="float">
            <text:p>0.243529411764706</text:p>
          </table:table-cell>
          <table:table-cell office:value-type="float" office:value="6174.29411764706" calcext:value-type="float">
            <text:p>6174.29411764706</text:p>
          </table:table-cell>
          <table:table-cell office:value-type="float" office:value="25.5674693146674" calcext:value-type="float">
            <text:p>25.5674693146674</text:p>
          </table:table-cell>
          <table:table-cell office:value-type="float" office:value="0.238823529411765" calcext:value-type="float">
            <text:p>0.238823529411765</text:p>
          </table:table-cell>
          <table:table-cell office:value-type="float" office:value="6065.11764705882" calcext:value-type="float">
            <text:p>6065.11764705882</text:p>
          </table:table-cell>
          <table:table-cell office:value-type="float" office:value="28.2410956459198" calcext:value-type="float">
            <text:p>28.2410956459198</text:p>
          </table:table-cell>
          <table:table-cell office:value-type="float" office:value="0.594117647058824" calcext:value-type="float">
            <text:p>0.594117647058824</text:p>
          </table:table-cell>
          <table:table-cell office:value-type="float" office:value="989.352941176471" calcext:value-type="float">
            <text:p>989.352941176471</text:p>
          </table:table-cell>
          <table:table-cell office:value-type="float" office:value="33.0574798713535" calcext:value-type="float">
            <text:p>33.0574798713535</text:p>
          </table:table-cell>
          <table:table-cell office:value-type="float" office:value="0.496470588235294" calcext:value-type="float">
            <text:p>0.496470588235294</text:p>
          </table:table-cell>
          <table:table-cell office:value-type="float" office:value="1922.41176470588" calcext:value-type="float">
            <text:p>1922.41176470588</text:p>
          </table:table-cell>
          <table:table-cell office:value-type="float" office:value="32.640100929024" calcext:value-type="float">
            <text:p>32.640100929024</text:p>
          </table:table-cell>
          <table:table-cell table:number-columns-repeated="99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0" calcext:value-type="float">
            <text:p>250</text:p>
          </table:table-cell>
          <table:table-cell office:value-type="float" office:value="0.911764705882353" calcext:value-type="float">
            <text:p>0.91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99.1727465371603" calcext:value-type="float">
            <text:p>99.1727465371603</text:p>
          </table:table-cell>
          <table:table-cell office:value-type="float" office:value="0" calcext:value-type="float">
            <text:p>0</text:p>
          </table:table-cell>
          <table:table-cell office:value-type="float" office:value="3.76470588235294" calcext:value-type="float">
            <text:p>3.76470588235294</text:p>
          </table:table-cell>
          <table:table-cell office:value-type="float" office:value="9.609375" calcext:value-type="float">
            <text:p>9.60937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.10536297852474" calcext:value-type="float">
            <text:p>6.10536297852474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8726.64705882353" calcext:value-type="float">
            <text:p>8726.64705882353</text:p>
          </table:table-cell>
          <table:table-cell office:value-type="float" office:value="37.2070435523699" calcext:value-type="float">
            <text:p>37.2070435523699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106.70588235294" calcext:value-type="float">
            <text:p>9106.70588235294</text:p>
          </table:table-cell>
          <table:table-cell office:value-type="float" office:value="49.4775435023889" calcext:value-type="float">
            <text:p>49.4775435023889</text:p>
          </table:table-cell>
          <table:table-cell office:value-type="float" office:value="0.0352941176470588" calcext:value-type="float">
            <text:p>0.035294117647059</text:p>
          </table:table-cell>
          <table:table-cell office:value-type="float" office:value="6733.58823529412" calcext:value-type="float">
            <text:p>6733.58823529412</text:p>
          </table:table-cell>
          <table:table-cell office:value-type="float" office:value="41.1003807671525" calcext:value-type="float">
            <text:p>41.1003807671525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6599.64705882353" calcext:value-type="float">
            <text:p>6599.64705882353</text:p>
          </table:table-cell>
          <table:table-cell office:value-type="float" office:value="45.6731238554475" calcext:value-type="float">
            <text:p>45.6731238554475</text:p>
          </table:table-cell>
          <table:table-cell office:value-type="float" office:value="0.441176470588235" calcext:value-type="float">
            <text:p>0.441176470588235</text:p>
          </table:table-cell>
          <table:table-cell office:value-type="float" office:value="561.823529411765" calcext:value-type="float">
            <text:p>561.823529411765</text:p>
          </table:table-cell>
          <table:table-cell office:value-type="float" office:value="76.0509036224433" calcext:value-type="float">
            <text:p>76.0509036224433</text:p>
          </table:table-cell>
          <table:table-cell office:value-type="float" office:value="0.211764705882353" calcext:value-type="float">
            <text:p>0.211764705882353</text:p>
          </table:table-cell>
          <table:table-cell office:value-type="float" office:value="1094.11764705882" calcext:value-type="float">
            <text:p>1094.11764705882</text:p>
          </table:table-cell>
          <table:table-cell office:value-type="float" office:value="69.8894233311118" calcext:value-type="float">
            <text:p>69.8894233311118</text:p>
          </table:table-cell>
          <table:table-cell table:number-columns-repeated="99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office:value-type="float" office:value="0.914705882352941" calcext:value-type="float">
            <text:p>0.91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92.0413262906181" calcext:value-type="float">
            <text:p>92.0413262906181</text:p>
          </table:table-cell>
          <table:table-cell office:value-type="float" office:value="0" calcext:value-type="float">
            <text:p>0</text:p>
          </table:table-cell>
          <table:table-cell office:value-type="float" office:value="3.76470588235294" calcext:value-type="float">
            <text:p>3.76470588235294</text:p>
          </table:table-cell>
          <table:table-cell office:value-type="float" office:value="9.0625" calcext:value-type="float">
            <text:p>9.062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5.64573133601267" calcext:value-type="float">
            <text:p>5.64573133601267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9513.35294117647" calcext:value-type="float">
            <text:p>9513.35294117647</text:p>
          </table:table-cell>
          <table:table-cell office:value-type="float" office:value="36.6788560699362" calcext:value-type="float">
            <text:p>36.6788560699362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8744.23529411765" calcext:value-type="float">
            <text:p>8744.23529411765</text:p>
          </table:table-cell>
          <table:table-cell office:value-type="float" office:value="42.5659769407492" calcext:value-type="float">
            <text:p>42.5659769407492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6912.88235294118" calcext:value-type="float">
            <text:p>6912.88235294118</text:p>
          </table:table-cell>
          <table:table-cell office:value-type="float" office:value="36.4710677090937" calcext:value-type="float">
            <text:p>36.4710677090937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687.17647058824" calcext:value-type="float">
            <text:p>6687.17647058824</text:p>
          </table:table-cell>
          <table:table-cell office:value-type="float" office:value="37.2689915073049" calcext:value-type="float">
            <text:p>37.2689915073049</text:p>
          </table:table-cell>
          <table:table-cell office:value-type="float" office:value="0.432352941176471" calcext:value-type="float">
            <text:p>0.432352941176471</text:p>
          </table:table-cell>
          <table:table-cell office:value-type="float" office:value="606.705882352941" calcext:value-type="float">
            <text:p>606.705882352941</text:p>
          </table:table-cell>
          <table:table-cell office:value-type="float" office:value="75.7317990371017" calcext:value-type="float">
            <text:p>75.7317990371017</text:p>
          </table:table-cell>
          <table:table-cell office:value-type="float" office:value="0.244117647058823" calcext:value-type="float">
            <text:p>0.244117647058823</text:p>
          </table:table-cell>
          <table:table-cell office:value-type="float" office:value="1034.76470588235" calcext:value-type="float">
            <text:p>1034.76470588235</text:p>
          </table:table-cell>
          <table:table-cell office:value-type="float" office:value="75.8854812488671" calcext:value-type="float">
            <text:p>75.8854812488671</text:p>
          </table:table-cell>
          <table:table-cell table:number-columns-repeated="99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float" office:value="0.914705882352941" calcext:value-type="float">
            <text:p>0.91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93.289051175843" calcext:value-type="float">
            <text:p>93.289051175843</text:p>
          </table:table-cell>
          <table:table-cell office:value-type="float" office:value="0" calcext:value-type="float">
            <text:p>0</text:p>
          </table:table-cell>
          <table:table-cell office:value-type="float" office:value="3.11764705882353" calcext:value-type="float">
            <text:p>3.11764705882353</text:p>
          </table:table-cell>
          <table:table-cell office:value-type="float" office:value="8.20754716981132" calcext:value-type="float">
            <text:p>8.2075471698113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8.21280368308085" calcext:value-type="float">
            <text:p>8.21280368308085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8752.88235294118" calcext:value-type="float">
            <text:p>8752.88235294118</text:p>
          </table:table-cell>
          <table:table-cell office:value-type="float" office:value="38.5926630191818" calcext:value-type="float">
            <text:p>38.5926630191818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9298.76470588235" calcext:value-type="float">
            <text:p>9298.76470588235</text:p>
          </table:table-cell>
          <table:table-cell office:value-type="float" office:value="38.1755644474163" calcext:value-type="float">
            <text:p>38.1755644474163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6989.88235294118" calcext:value-type="float">
            <text:p>6989.88235294118</text:p>
          </table:table-cell>
          <table:table-cell office:value-type="float" office:value="44.069960459433" calcext:value-type="float">
            <text:p>44.069960459433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6933.23529411765" calcext:value-type="float">
            <text:p>6933.23529411765</text:p>
          </table:table-cell>
          <table:table-cell office:value-type="float" office:value="36.565191818599" calcext:value-type="float">
            <text:p>36.565191818599</text:p>
          </table:table-cell>
          <table:table-cell office:value-type="float" office:value="0.323529411764706" calcext:value-type="float">
            <text:p>0.323529411764706</text:p>
          </table:table-cell>
          <table:table-cell office:value-type="float" office:value="670.882352941177" calcext:value-type="float">
            <text:p>670.882352941177</text:p>
          </table:table-cell>
          <table:table-cell office:value-type="float" office:value="83.738647548989" calcext:value-type="float">
            <text:p>83.738647548989</text:p>
          </table:table-cell>
          <table:table-cell office:value-type="float" office:value="0.285294117647059" calcext:value-type="float">
            <text:p>0.285294117647059</text:p>
          </table:table-cell>
          <table:table-cell office:value-type="float" office:value="955.058823529412" calcext:value-type="float">
            <text:p>955.058823529412</text:p>
          </table:table-cell>
          <table:table-cell office:value-type="float" office:value="68.2634365119528" calcext:value-type="float">
            <text:p>68.2634365119528</text:p>
          </table:table-cell>
          <table:table-cell table:number-columns-repeated="99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0" calcext:value-type="float">
            <text:p>250</text:p>
          </table:table-cell>
          <table:table-cell office:value-type="float" office:value="0.852941176470588" calcext:value-type="float">
            <text:p>0.85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89.1113308817619" calcext:value-type="float">
            <text:p>89.1113308817619</text:p>
          </table:table-cell>
          <table:table-cell office:value-type="float" office:value="0" calcext:value-type="float">
            <text:p>0</text:p>
          </table:table-cell>
          <table:table-cell office:value-type="float" office:value="3.70588235294118" calcext:value-type="float">
            <text:p>3.70588235294118</text:p>
          </table:table-cell>
          <table:table-cell office:value-type="float" office:value="6.76190476190476" calcext:value-type="float">
            <text:p>6.76190476190476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7.62716262975779" calcext:value-type="float">
            <text:p>7.62716262975779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8984.41176470588" calcext:value-type="float">
            <text:p>8984.41176470588</text:p>
          </table:table-cell>
          <table:table-cell office:value-type="float" office:value="35.7705925442803" calcext:value-type="float">
            <text:p>35.7705925442803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852.05882352941" calcext:value-type="float">
            <text:p>8852.05882352941</text:p>
          </table:table-cell>
          <table:table-cell office:value-type="float" office:value="39.759283086476" calcext:value-type="float">
            <text:p>39.759283086476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198.47058823529" calcext:value-type="float">
            <text:p>7198.47058823529</text:p>
          </table:table-cell>
          <table:table-cell office:value-type="float" office:value="36.1803446785215" calcext:value-type="float">
            <text:p>36.1803446785215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700.11764705882" calcext:value-type="float">
            <text:p>6700.11764705882</text:p>
          </table:table-cell>
          <table:table-cell office:value-type="float" office:value="41.8473710986504" calcext:value-type="float">
            <text:p>41.8473710986504</text:p>
          </table:table-cell>
          <table:table-cell office:value-type="float" office:value="0.373529411764706" calcext:value-type="float">
            <text:p>0.373529411764706</text:p>
          </table:table-cell>
          <table:table-cell office:value-type="float" office:value="535.647058823529" calcext:value-type="float">
            <text:p>535.647058823529</text:p>
          </table:table-cell>
          <table:table-cell office:value-type="float" office:value="82.5863255256668" calcext:value-type="float">
            <text:p>82.5863255256668</text:p>
          </table:table-cell>
          <table:table-cell office:value-type="float" office:value="0.202941176470588" calcext:value-type="float">
            <text:p>0.202941176470588</text:p>
          </table:table-cell>
          <table:table-cell office:value-type="float" office:value="1140.76470588235" calcext:value-type="float">
            <text:p>1140.76470588235</text:p>
          </table:table-cell>
          <table:table-cell office:value-type="float" office:value="73.8829859688724" calcext:value-type="float">
            <text:p>73.8829859688724</text:p>
          </table:table-cell>
          <table:table-cell table:number-columns-repeated="99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0" calcext:value-type="float">
            <text:p>250</text:p>
          </table:table-cell>
          <table:table-cell office:value-type="float" office:value="0.935294117647059" calcext:value-type="float">
            <text:p>0.93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91.5652770762661" calcext:value-type="float">
            <text:p>91.5652770762661</text:p>
          </table:table-cell>
          <table:table-cell office:value-type="float" office:value="0" calcext:value-type="float">
            <text:p>0</text:p>
          </table:table-cell>
          <table:table-cell office:value-type="float" office:value="3.58823529411765" calcext:value-type="float">
            <text:p>3.58823529411765</text:p>
          </table:table-cell>
          <table:table-cell office:value-type="float" office:value="5.57377049180328" calcext:value-type="float">
            <text:p>5.57377049180328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8.43070787637089" calcext:value-type="float">
            <text:p>8.43070787637089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596" calcext:value-type="float">
            <text:p>8596</text:p>
          </table:table-cell>
          <table:table-cell office:value-type="float" office:value="45.3616347744249" calcext:value-type="float">
            <text:p>45.3616347744249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9541.76470588235" calcext:value-type="float">
            <text:p>9541.76470588235</text:p>
          </table:table-cell>
          <table:table-cell office:value-type="float" office:value="42.6488847914569" calcext:value-type="float">
            <text:p>42.6488847914569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7039.23529411765" calcext:value-type="float">
            <text:p>7039.23529411765</text:p>
          </table:table-cell>
          <table:table-cell office:value-type="float" office:value="38.0662771363788" calcext:value-type="float">
            <text:p>38.0662771363788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7424.11764705882" calcext:value-type="float">
            <text:p>7424.11764705882</text:p>
          </table:table-cell>
          <table:table-cell office:value-type="float" office:value="36.6061680051156" calcext:value-type="float">
            <text:p>36.6061680051156</text:p>
          </table:table-cell>
          <table:table-cell office:value-type="float" office:value="0.420588235294118" calcext:value-type="float">
            <text:p>0.420588235294118</text:p>
          </table:table-cell>
          <table:table-cell office:value-type="float" office:value="594.529411764706" calcext:value-type="float">
            <text:p>594.529411764706</text:p>
          </table:table-cell>
          <table:table-cell office:value-type="float" office:value="78.47167440809" calcext:value-type="float">
            <text:p>78.47167440809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1051.47058823529" calcext:value-type="float">
            <text:p>1051.47058823529</text:p>
          </table:table-cell>
          <table:table-cell office:value-type="float" office:value="68.6264272007054" calcext:value-type="float">
            <text:p>68.6264272007054</text:p>
          </table:table-cell>
          <table:table-cell table:number-columns-repeated="99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0" calcext:value-type="float">
            <text:p>250</text:p>
          </table:table-cell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88.4133369199577" calcext:value-type="float">
            <text:p>88.4133369199577</text:p>
          </table:table-cell>
          <table:table-cell office:value-type="float" office:value="0" calcext:value-type="float">
            <text:p>0</text:p>
          </table:table-cell>
          <table:table-cell office:value-type="float" office:value="3.76470588235294" calcext:value-type="float">
            <text:p>3.76470588235294</text:p>
          </table:table-cell>
          <table:table-cell office:value-type="float" office:value="7.515625" calcext:value-type="float">
            <text:p>7.51562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6.55177554892925" calcext:value-type="float">
            <text:p>6.55177554892925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9037.29411764706" calcext:value-type="float">
            <text:p>9037.29411764706</text:p>
          </table:table-cell>
          <table:table-cell office:value-type="float" office:value="40.5792742492045" calcext:value-type="float">
            <text:p>40.5792742492045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8830.94117647059" calcext:value-type="float">
            <text:p>8830.94117647059</text:p>
          </table:table-cell>
          <table:table-cell office:value-type="float" office:value="53.0753464545887" calcext:value-type="float">
            <text:p>53.0753464545887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73.35294117647" calcext:value-type="float">
            <text:p>6973.35294117647</text:p>
          </table:table-cell>
          <table:table-cell office:value-type="float" office:value="35.2468747370798" calcext:value-type="float">
            <text:p>35.2468747370798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6774.94117647059" calcext:value-type="float">
            <text:p>6774.94117647059</text:p>
          </table:table-cell>
          <table:table-cell office:value-type="float" office:value="39.432315236945" calcext:value-type="float">
            <text:p>39.432315236945</text:p>
          </table:table-cell>
          <table:table-cell office:value-type="float" office:value="0.376470588235294" calcext:value-type="float">
            <text:p>0.376470588235294</text:p>
          </table:table-cell>
          <table:table-cell office:value-type="float" office:value="617.588235294118" calcext:value-type="float">
            <text:p>617.588235294118</text:p>
          </table:table-cell>
          <table:table-cell office:value-type="float" office:value="88.6950344232064" calcext:value-type="float">
            <text:p>88.6950344232064</text:p>
          </table:table-cell>
          <table:table-cell office:value-type="float" office:value="0.282352941176471" calcext:value-type="float">
            <text:p>0.282352941176471</text:p>
          </table:table-cell>
          <table:table-cell office:value-type="float" office:value="1090.47058823529" calcext:value-type="float">
            <text:p>1090.47058823529</text:p>
          </table:table-cell>
          <table:table-cell office:value-type="float" office:value="66.2848355435726" calcext:value-type="float">
            <text:p>66.2848355435726</text:p>
          </table:table-cell>
          <table:table-cell table:number-columns-repeated="99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0" calcext:value-type="float">
            <text:p>250</text:p>
          </table:table-cell>
          <table:table-cell office:value-type="float" office:value="0.879411764705882" calcext:value-type="float">
            <text:p>0.87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87.1386580818249" calcext:value-type="float">
            <text:p>87.1386580818249</text:p>
          </table:table-cell>
          <table:table-cell office:value-type="float" office:value="0" calcext:value-type="float">
            <text:p>0</text:p>
          </table:table-cell>
          <table:table-cell office:value-type="float" office:value="3.23529411764706" calcext:value-type="float">
            <text:p>3.23529411764706</text:p>
          </table:table-cell>
          <table:table-cell office:value-type="float" office:value="8.36363636363636" calcext:value-type="float">
            <text:p>8.36363636363636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5.96312554872696" calcext:value-type="float">
            <text:p>5.96312554872696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8887.41176470588" calcext:value-type="float">
            <text:p>8887.41176470588</text:p>
          </table:table-cell>
          <table:table-cell office:value-type="float" office:value="40.6428189803627" calcext:value-type="float">
            <text:p>40.6428189803627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131.17647058824" calcext:value-type="float">
            <text:p>9131.17647058824</text:p>
          </table:table-cell>
          <table:table-cell office:value-type="float" office:value="41.9009763687604" calcext:value-type="float">
            <text:p>41.9009763687604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6692.64705882353" calcext:value-type="float">
            <text:p>6692.64705882353</text:p>
          </table:table-cell>
          <table:table-cell office:value-type="float" office:value="39.3153718037277" calcext:value-type="float">
            <text:p>39.3153718037277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6866.64705882353" calcext:value-type="float">
            <text:p>6866.64705882353</text:p>
          </table:table-cell>
          <table:table-cell office:value-type="float" office:value="45.2000546080322" calcext:value-type="float">
            <text:p>45.2000546080322</text:p>
          </table:table-cell>
          <table:table-cell office:value-type="float" office:value="0.405882352941176" calcext:value-type="float">
            <text:p>0.405882352941176</text:p>
          </table:table-cell>
          <table:table-cell office:value-type="float" office:value="557.352941176471" calcext:value-type="float">
            <text:p>557.352941176471</text:p>
          </table:table-cell>
          <table:table-cell office:value-type="float" office:value="76.2157756119806" calcext:value-type="float">
            <text:p>76.2157756119806</text:p>
          </table:table-cell>
          <table:table-cell office:value-type="float" office:value="0.223529411764706" calcext:value-type="float">
            <text:p>0.223529411764706</text:p>
          </table:table-cell>
          <table:table-cell office:value-type="float" office:value="1105.88235294118" calcext:value-type="float">
            <text:p>1105.88235294118</text:p>
          </table:table-cell>
          <table:table-cell office:value-type="float" office:value="61.9114457897718" calcext:value-type="float">
            <text:p>61.9114457897718</text:p>
          </table:table-cell>
          <table:table-cell table:number-columns-repeated="99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0" calcext:value-type="float">
            <text:p>250</text:p>
          </table:table-cell>
          <table:table-cell office:value-type="float" office:value="0.926470588235294" calcext:value-type="float">
            <text:p>0.92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94.797011025103" calcext:value-type="float">
            <text:p>94.797011025103</text:p>
          </table:table-cell>
          <table:table-cell office:value-type="float" office:value="0" calcext:value-type="float">
            <text:p>0</text:p>
          </table:table-cell>
          <table:table-cell office:value-type="float" office:value="3.70588235294118" calcext:value-type="float">
            <text:p>3.70588235294118</text:p>
          </table:table-cell>
          <table:table-cell office:value-type="float" office:value="7.11111111111111" calcext:value-type="float">
            <text:p>7.1111111111111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8.05478452724102" calcext:value-type="float">
            <text:p>8.05478452724102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8867.11764705882" calcext:value-type="float">
            <text:p>8867.11764705882</text:p>
          </table:table-cell>
          <table:table-cell office:value-type="float" office:value="39.0894311957569" calcext:value-type="float">
            <text:p>39.0894311957569</text:p>
          </table:table-cell>
          <table:table-cell office:value-type="float" office:value="0.0264705882352941" calcext:value-type="float">
            <text:p>0.026470588235294</text:p>
          </table:table-cell>
          <table:table-cell office:value-type="float" office:value="9469.05882352941" calcext:value-type="float">
            <text:p>9469.05882352941</text:p>
          </table:table-cell>
          <table:table-cell office:value-type="float" office:value="42.6409185615039" calcext:value-type="float">
            <text:p>42.6409185615039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6941.35294117647" calcext:value-type="float">
            <text:p>6941.35294117647</text:p>
          </table:table-cell>
          <table:table-cell office:value-type="float" office:value="39.5902435283745" calcext:value-type="float">
            <text:p>39.5902435283745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6966.76470588235" calcext:value-type="float">
            <text:p>6966.76470588235</text:p>
          </table:table-cell>
          <table:table-cell office:value-type="float" office:value="39.3447761639327" calcext:value-type="float">
            <text:p>39.3447761639327</text:p>
          </table:table-cell>
          <table:table-cell office:value-type="float" office:value="0.373529411764706" calcext:value-type="float">
            <text:p>0.373529411764706</text:p>
          </table:table-cell>
          <table:table-cell office:value-type="float" office:value="582.352941176471" calcext:value-type="float">
            <text:p>582.352941176471</text:p>
          </table:table-cell>
          <table:table-cell office:value-type="float" office:value="80.6448689565187" calcext:value-type="float">
            <text:p>80.6448689565187</text:p>
          </table:table-cell>
          <table:table-cell office:value-type="float" office:value="0.211764705882353" calcext:value-type="float">
            <text:p>0.211764705882353</text:p>
          </table:table-cell>
          <table:table-cell office:value-type="float" office:value="855.764705882353" calcext:value-type="float">
            <text:p>855.764705882353</text:p>
          </table:table-cell>
          <table:table-cell office:value-type="float" office:value="69.2117357801689" calcext:value-type="float">
            <text:p>69.2117357801689</text:p>
          </table:table-cell>
          <table:table-cell table:number-columns-repeated="99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0" calcext:value-type="float">
            <text:p>250</text:p>
          </table:table-cell>
          <table:table-cell office:value-type="float" office:value="0.947058823529412" calcext:value-type="float">
            <text:p>0.94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89.3235178771013" calcext:value-type="float">
            <text:p>89.3235178771013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5.73846153846154" calcext:value-type="float">
            <text:p>5.7384615384615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5.38239812053854" calcext:value-type="float">
            <text:p>5.38239812053854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8894.11764705882" calcext:value-type="float">
            <text:p>8894.11764705882</text:p>
          </table:table-cell>
          <table:table-cell office:value-type="float" office:value="41.4592247301914" calcext:value-type="float">
            <text:p>41.4592247301914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985.29411764706" calcext:value-type="float">
            <text:p>9985.29411764706</text:p>
          </table:table-cell>
          <table:table-cell office:value-type="float" office:value="37.6973042782733" calcext:value-type="float">
            <text:p>37.6973042782733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6931.76470588235" calcext:value-type="float">
            <text:p>6931.76470588235</text:p>
          </table:table-cell>
          <table:table-cell office:value-type="float" office:value="36.992872614084" calcext:value-type="float">
            <text:p>36.992872614084</text:p>
          </table:table-cell>
          <table:table-cell office:value-type="float" office:value="0.0264705882352941" calcext:value-type="float">
            <text:p>0.026470588235294</text:p>
          </table:table-cell>
          <table:table-cell office:value-type="float" office:value="6997.88235294118" calcext:value-type="float">
            <text:p>6997.88235294118</text:p>
          </table:table-cell>
          <table:table-cell office:value-type="float" office:value="37.7993657611673" calcext:value-type="float">
            <text:p>37.7993657611673</text:p>
          </table:table-cell>
          <table:table-cell office:value-type="float" office:value="0.370588235294118" calcext:value-type="float">
            <text:p>0.370588235294118</text:p>
          </table:table-cell>
          <table:table-cell office:value-type="float" office:value="578.058823529412" calcext:value-type="float">
            <text:p>578.058823529412</text:p>
          </table:table-cell>
          <table:table-cell office:value-type="float" office:value="77.2192924241033" calcext:value-type="float">
            <text:p>77.2192924241033</text:p>
          </table:table-cell>
          <table:table-cell office:value-type="float" office:value="0.217647058823529" calcext:value-type="float">
            <text:p>0.217647058823529</text:p>
          </table:table-cell>
          <table:table-cell office:value-type="float" office:value="1156.76470588235" calcext:value-type="float">
            <text:p>1156.76470588235</text:p>
          </table:table-cell>
          <table:table-cell office:value-type="float" office:value="74.9571384195598" calcext:value-type="float">
            <text:p>74.9571384195598</text:p>
          </table:table-cell>
          <table:table-cell table:number-columns-repeated="99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0" calcext:value-type="float">
            <text:p>250</text:p>
          </table:table-cell>
          <table:table-cell office:value-type="float" office:value="0.944117647058824" calcext:value-type="float">
            <text:p>0.944117647058824</text:p>
          </table:table-cell>
          <table:table-cell office:value-type="float" office:value="0" calcext:value-type="float">
            <text:p>0</text:p>
          </table:table-cell>
          <table:table-cell office:value-type="float" office:value="91.7199722573207" calcext:value-type="float">
            <text:p>91.7199722573207</text:p>
          </table:table-cell>
          <table:table-cell office:value-type="float" office:value="0" calcext:value-type="float">
            <text:p>0</text:p>
          </table:table-cell>
          <table:table-cell office:value-type="float" office:value="3.47058823529412" calcext:value-type="float">
            <text:p>3.470588235294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8.21981424148607" calcext:value-type="float">
            <text:p>8.21981424148607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541.47058823529" calcext:value-type="float">
            <text:p>9541.47058823529</text:p>
          </table:table-cell>
          <table:table-cell office:value-type="float" office:value="34.5697919738384" calcext:value-type="float">
            <text:p>34.5697919738384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9331.88235294118" calcext:value-type="float">
            <text:p>9331.88235294118</text:p>
          </table:table-cell>
          <table:table-cell office:value-type="float" office:value="46.6060752438581" calcext:value-type="float">
            <text:p>46.6060752438581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6470.70588235294" calcext:value-type="float">
            <text:p>6470.70588235294</text:p>
          </table:table-cell>
          <table:table-cell office:value-type="float" office:value="44.2045415149829" calcext:value-type="float">
            <text:p>44.2045415149829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6984.41176470588" calcext:value-type="float">
            <text:p>6984.41176470588</text:p>
          </table:table-cell>
          <table:table-cell office:value-type="float" office:value="41.1589905161601" calcext:value-type="float">
            <text:p>41.1589905161601</text:p>
          </table:table-cell>
          <table:table-cell office:value-type="float" office:value="0.394117647058823" calcext:value-type="float">
            <text:p>0.394117647058823</text:p>
          </table:table-cell>
          <table:table-cell office:value-type="float" office:value="619" calcext:value-type="float">
            <text:p>619</text:p>
          </table:table-cell>
          <table:table-cell office:value-type="float" office:value="85.9704132314977" calcext:value-type="float">
            <text:p>85.9704132314977</text:p>
          </table:table-cell>
          <table:table-cell office:value-type="float" office:value="0.188235294117647" calcext:value-type="float">
            <text:p>0.188235294117647</text:p>
          </table:table-cell>
          <table:table-cell office:value-type="float" office:value="966" calcext:value-type="float">
            <text:p>966</text:p>
          </table:table-cell>
          <table:table-cell office:value-type="float" office:value="67.9915995969375" calcext:value-type="float">
            <text:p>67.9915995969375</text:p>
          </table:table-cell>
          <table:table-cell table:number-columns-repeated="99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0.935294117647059" calcext:value-type="float">
            <text:p>0.93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90.257646315456" calcext:value-type="float">
            <text:p>90.257646315456</text:p>
          </table:table-cell>
          <table:table-cell office:value-type="float" office:value="0" calcext:value-type="float">
            <text:p>0</text:p>
          </table:table-cell>
          <table:table-cell office:value-type="float" office:value="3.58823529411765" calcext:value-type="float">
            <text:p>3.58823529411765</text:p>
          </table:table-cell>
          <table:table-cell office:value-type="float" office:value="7.88524590163934" calcext:value-type="float">
            <text:p>7.8852459016393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8.86790505675954" calcext:value-type="float">
            <text:p>8.86790505675954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760.29411764706" calcext:value-type="float">
            <text:p>8760.29411764706</text:p>
          </table:table-cell>
          <table:table-cell office:value-type="float" office:value="45.0510391020721" calcext:value-type="float">
            <text:p>45.0510391020721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8798.29411764706" calcext:value-type="float">
            <text:p>8798.29411764706</text:p>
          </table:table-cell>
          <table:table-cell office:value-type="float" office:value="40.7135451551303" calcext:value-type="float">
            <text:p>40.7135451551303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59.47058823529" calcext:value-type="float">
            <text:p>6959.47058823529</text:p>
          </table:table-cell>
          <table:table-cell office:value-type="float" office:value="41.843321244125" calcext:value-type="float">
            <text:p>41.843321244125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199.23529411765" calcext:value-type="float">
            <text:p>7199.23529411765</text:p>
          </table:table-cell>
          <table:table-cell office:value-type="float" office:value="44.4721903666994" calcext:value-type="float">
            <text:p>44.4721903666994</text:p>
          </table:table-cell>
          <table:table-cell office:value-type="float" office:value="0.376470588235294" calcext:value-type="float">
            <text:p>0.376470588235294</text:p>
          </table:table-cell>
          <table:table-cell office:value-type="float" office:value="627.882352941176" calcext:value-type="float">
            <text:p>627.882352941176</text:p>
          </table:table-cell>
          <table:table-cell office:value-type="float" office:value="84.4006582062933" calcext:value-type="float">
            <text:p>84.4006582062933</text:p>
          </table:table-cell>
          <table:table-cell office:value-type="float" office:value="0.223529411764706" calcext:value-type="float">
            <text:p>0.223529411764706</text:p>
          </table:table-cell>
          <table:table-cell office:value-type="float" office:value="1086.58823529412" calcext:value-type="float">
            <text:p>1086.58823529412</text:p>
          </table:table-cell>
          <table:table-cell office:value-type="float" office:value="78.7194037292403" calcext:value-type="float">
            <text:p>78.7194037292403</text:p>
          </table:table-cell>
          <table:table-cell table:number-columns-repeated="99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0" calcext:value-type="float">
            <text:p>250</text:p>
          </table:table-cell>
          <table:table-cell office:value-type="float" office:value="0.932352941176471" calcext:value-type="float">
            <text:p>0.932352941176471</text:p>
          </table:table-cell>
          <table:table-cell office:value-type="float" office:value="0" calcext:value-type="float">
            <text:p>0</text:p>
          </table:table-cell>
          <table:table-cell office:value-type="float" office:value="95.749504177213" calcext:value-type="float">
            <text:p>95.749504177213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5.89230769230769" calcext:value-type="float">
            <text:p>5.89230769230769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.25953069752491" calcext:value-type="float">
            <text:p>9.25953069752491</text:p>
          </table:table-cell>
          <table:table-cell office:value-type="float" office:value="0" calcext:value-type="float">
            <text:p>0</text:p>
          </table:table-cell>
          <table:table-cell office:value-type="float" office:value="9525.11764705882" calcext:value-type="float">
            <text:p>9525.11764705882</text:p>
          </table:table-cell>
          <table:table-cell office:value-type="float" office:value="35.0108121020548" calcext:value-type="float">
            <text:p>35.0108121020548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391.35294117647" calcext:value-type="float">
            <text:p>9391.35294117647</text:p>
          </table:table-cell>
          <table:table-cell office:value-type="float" office:value="40.0747232374909" calcext:value-type="float">
            <text:p>40.0747232374909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163.35294117647" calcext:value-type="float">
            <text:p>7163.35294117647</text:p>
          </table:table-cell>
          <table:table-cell office:value-type="float" office:value="40.4766428708015" calcext:value-type="float">
            <text:p>40.4766428708015</text:p>
          </table:table-cell>
          <table:table-cell office:value-type="float" office:value="0.0264705882352941" calcext:value-type="float">
            <text:p>0.026470588235294</text:p>
          </table:table-cell>
          <table:table-cell office:value-type="float" office:value="6914.52941176471" calcext:value-type="float">
            <text:p>6914.52941176471</text:p>
          </table:table-cell>
          <table:table-cell office:value-type="float" office:value="36.7180730369471" calcext:value-type="float">
            <text:p>36.7180730369471</text:p>
          </table:table-cell>
          <table:table-cell office:value-type="float" office:value="0.414705882352941" calcext:value-type="float">
            <text:p>0.414705882352941</text:p>
          </table:table-cell>
          <table:table-cell office:value-type="float" office:value="620.235294117647" calcext:value-type="float">
            <text:p>620.235294117647</text:p>
          </table:table-cell>
          <table:table-cell office:value-type="float" office:value="79.3216528468005" calcext:value-type="float">
            <text:p>79.3216528468005</text:p>
          </table:table-cell>
          <table:table-cell office:value-type="float" office:value="0.155882352941176" calcext:value-type="float">
            <text:p>0.155882352941176</text:p>
          </table:table-cell>
          <table:table-cell office:value-type="float" office:value="1067.64705882353" calcext:value-type="float">
            <text:p>1067.64705882353</text:p>
          </table:table-cell>
          <table:table-cell office:value-type="float" office:value="71.9166504393257" calcext:value-type="float">
            <text:p>71.9166504393257</text:p>
          </table:table-cell>
          <table:table-cell table:number-columns-repeated="99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0" calcext:value-type="float">
            <text:p>250</text:p>
          </table:table-cell>
          <table:table-cell office:value-type="float" office:value="0.955882352941177" calcext:value-type="float">
            <text:p>0.955882352941177</text:p>
          </table:table-cell>
          <table:table-cell office:value-type="float" office:value="0" calcext:value-type="float">
            <text:p>0</text:p>
          </table:table-cell>
          <table:table-cell office:value-type="float" office:value="96.3646458873927" calcext:value-type="float">
            <text:p>96.3646458873927</text:p>
          </table:table-cell>
          <table:table-cell office:value-type="float" office:value="0" calcext:value-type="float">
            <text:p>0</text:p>
          </table:table-cell>
          <table:table-cell office:value-type="float" office:value="3.94117647058824" calcext:value-type="float">
            <text:p>3.94117647058824</text:p>
          </table:table-cell>
          <table:table-cell office:value-type="float" office:value="8.08955223880597" calcext:value-type="float">
            <text:p>8.0895522388059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9.67600373482726" calcext:value-type="float">
            <text:p>9.67600373482726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9047.41176470588" calcext:value-type="float">
            <text:p>9047.41176470588</text:p>
          </table:table-cell>
          <table:table-cell office:value-type="float" office:value="36.2770719828246" calcext:value-type="float">
            <text:p>36.2770719828246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060.47058823529" calcext:value-type="float">
            <text:p>9060.47058823529</text:p>
          </table:table-cell>
          <table:table-cell office:value-type="float" office:value="38.8132401443067" calcext:value-type="float">
            <text:p>38.8132401443067</text:p>
          </table:table-cell>
          <table:table-cell office:value-type="float" office:value="0.0264705882352941" calcext:value-type="float">
            <text:p>0.026470588235294</text:p>
          </table:table-cell>
          <table:table-cell office:value-type="float" office:value="6855" calcext:value-type="float">
            <text:p>6855</text:p>
          </table:table-cell>
          <table:table-cell office:value-type="float" office:value="40.4320709534296" calcext:value-type="float">
            <text:p>40.4320709534296</text:p>
          </table:table-cell>
          <table:table-cell office:value-type="float" office:value="0.0529411764705882" calcext:value-type="float">
            <text:p>0.052941176470588</text:p>
          </table:table-cell>
          <table:table-cell office:value-type="float" office:value="6988.64705882353" calcext:value-type="float">
            <text:p>6988.64705882353</text:p>
          </table:table-cell>
          <table:table-cell office:value-type="float" office:value="42.9023688479809" calcext:value-type="float">
            <text:p>42.9023688479809</text:p>
          </table:table-cell>
          <table:table-cell office:value-type="float" office:value="0.388235294117647" calcext:value-type="float">
            <text:p>0.388235294117647</text:p>
          </table:table-cell>
          <table:table-cell office:value-type="float" office:value="585.411764705882" calcext:value-type="float">
            <text:p>585.411764705882</text:p>
          </table:table-cell>
          <table:table-cell office:value-type="float" office:value="70.8252348506719" calcext:value-type="float">
            <text:p>70.8252348506719</text:p>
          </table:table-cell>
          <table:table-cell office:value-type="float" office:value="0.214705882352941" calcext:value-type="float">
            <text:p>0.214705882352941</text:p>
          </table:table-cell>
          <table:table-cell office:value-type="float" office:value="1142.58823529412" calcext:value-type="float">
            <text:p>1142.58823529412</text:p>
          </table:table-cell>
          <table:table-cell office:value-type="float" office:value="65.8850715338497" calcext:value-type="float">
            <text:p>65.8850715338497</text:p>
          </table:table-cell>
          <table:table-cell table:number-columns-repeated="99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0" calcext:value-type="float">
            <text:p>250</text:p>
          </table:table-cell>
          <table:table-cell office:value-type="float" office:value="0.914705882352941" calcext:value-type="float">
            <text:p>0.91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97.1569284482538" calcext:value-type="float">
            <text:p>97.1569284482538</text:p>
          </table:table-cell>
          <table:table-cell office:value-type="float" office:value="0" calcext:value-type="float">
            <text:p>0</text:p>
          </table:table-cell>
          <table:table-cell office:value-type="float" office:value="3.47058823529412" calcext:value-type="float">
            <text:p>3.47058823529412</text:p>
          </table:table-cell>
          <table:table-cell office:value-type="float" office:value="6.71186440677966" calcext:value-type="float">
            <text:p>6.71186440677966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4.40432862425839" calcext:value-type="float">
            <text:p>4.40432862425839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9544.11764705882" calcext:value-type="float">
            <text:p>9544.11764705882</text:p>
          </table:table-cell>
          <table:table-cell office:value-type="float" office:value="35.0731820121501" calcext:value-type="float">
            <text:p>35.0731820121501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086.64705882353" calcext:value-type="float">
            <text:p>9086.64705882353</text:p>
          </table:table-cell>
          <table:table-cell office:value-type="float" office:value="38.8445222226655" calcext:value-type="float">
            <text:p>38.8445222226655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6927.35294117647" calcext:value-type="float">
            <text:p>6927.35294117647</text:p>
          </table:table-cell>
          <table:table-cell office:value-type="float" office:value="36.3465886622182" calcext:value-type="float">
            <text:p>36.3465886622182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23.47058823529" calcext:value-type="float">
            <text:p>6923.47058823529</text:p>
          </table:table-cell>
          <table:table-cell office:value-type="float" office:value="38.32835361259" calcext:value-type="float">
            <text:p>38.32835361259</text:p>
          </table:table-cell>
          <table:table-cell office:value-type="float" office:value="0.326470588235294" calcext:value-type="float">
            <text:p>0.326470588235294</text:p>
          </table:table-cell>
          <table:table-cell office:value-type="float" office:value="597.823529411765" calcext:value-type="float">
            <text:p>597.823529411765</text:p>
          </table:table-cell>
          <table:table-cell office:value-type="float" office:value="84.4350163787794" calcext:value-type="float">
            <text:p>84.4350163787794</text:p>
          </table:table-cell>
          <table:table-cell office:value-type="float" office:value="0.288235294117647" calcext:value-type="float">
            <text:p>0.288235294117647</text:p>
          </table:table-cell>
          <table:table-cell office:value-type="float" office:value="1039.82352941176" calcext:value-type="float">
            <text:p>1039.82352941176</text:p>
          </table:table-cell>
          <table:table-cell office:value-type="float" office:value="71.932903059016" calcext:value-type="float">
            <text:p>71.932903059016</text:p>
          </table:table-cell>
          <table:table-cell table:number-columns-repeated="99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0" calcext:value-type="float">
            <text:p>250</text:p>
          </table:table-cell>
          <table:table-cell office:value-type="float" office:value="0.929411764705883" calcext:value-type="float">
            <text:p>0.929411764705883</text:p>
          </table:table-cell>
          <table:table-cell office:value-type="float" office:value="0" calcext:value-type="float">
            <text:p>0</text:p>
          </table:table-cell>
          <table:table-cell office:value-type="float" office:value="95.9829895780849" calcext:value-type="float">
            <text:p>95.9829895780849</text:p>
          </table:table-cell>
          <table:table-cell office:value-type="float" office:value="0" calcext:value-type="float">
            <text:p>0</text:p>
          </table:table-cell>
          <table:table-cell office:value-type="float" office:value="3.17647058823529" calcext:value-type="float">
            <text:p>3.17647058823529</text:p>
          </table:table-cell>
          <table:table-cell office:value-type="float" office:value="7.42592592592593" calcext:value-type="float">
            <text:p>7.4259259259259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7.50371323145687" calcext:value-type="float">
            <text:p>7.50371323145687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9261.88235294118" calcext:value-type="float">
            <text:p>9261.88235294118</text:p>
          </table:table-cell>
          <table:table-cell office:value-type="float" office:value="34.151893081479" calcext:value-type="float">
            <text:p>34.151893081479</text:p>
          </table:table-cell>
          <table:table-cell office:value-type="float" office:value="0.0411764705882353" calcext:value-type="float">
            <text:p>0.041176470588235</text:p>
          </table:table-cell>
          <table:table-cell office:value-type="float" office:value="9255.76470588235" calcext:value-type="float">
            <text:p>9255.76470588235</text:p>
          </table:table-cell>
          <table:table-cell office:value-type="float" office:value="42.3972062285699" calcext:value-type="float">
            <text:p>42.3972062285699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6588.76470588235" calcext:value-type="float">
            <text:p>6588.76470588235</text:p>
          </table:table-cell>
          <table:table-cell office:value-type="float" office:value="44.7725195782353" calcext:value-type="float">
            <text:p>44.7725195782353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7205.70588235294" calcext:value-type="float">
            <text:p>7205.70588235294</text:p>
          </table:table-cell>
          <table:table-cell office:value-type="float" office:value="38.3459971348403" calcext:value-type="float">
            <text:p>38.3459971348403</text:p>
          </table:table-cell>
          <table:table-cell office:value-type="float" office:value="0.355882352941176" calcext:value-type="float">
            <text:p>0.355882352941176</text:p>
          </table:table-cell>
          <table:table-cell office:value-type="float" office:value="535.470588235294" calcext:value-type="float">
            <text:p>535.470588235294</text:p>
          </table:table-cell>
          <table:table-cell office:value-type="float" office:value="74.8791457444125" calcext:value-type="float">
            <text:p>74.8791457444125</text:p>
          </table:table-cell>
          <table:table-cell office:value-type="float" office:value="0.3" calcext:value-type="float">
            <text:p>0.3</text:p>
          </table:table-cell>
          <table:table-cell office:value-type="float" office:value="952.529411764706" calcext:value-type="float">
            <text:p>952.529411764706</text:p>
          </table:table-cell>
          <table:table-cell office:value-type="float" office:value="69.1869431342598" calcext:value-type="float">
            <text:p>69.1869431342598</text:p>
          </table:table-cell>
          <table:table-cell table:number-columns-repeated="99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0" calcext:value-type="float">
            <text:p>250</text:p>
          </table:table-cell>
          <table:table-cell office:value-type="float" office:value="0.926470588235294" calcext:value-type="float">
            <text:p>0.92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89.4975225633732" calcext:value-type="float">
            <text:p>89.4975225633732</text:p>
          </table:table-cell>
          <table:table-cell office:value-type="float" office:value="0" calcext:value-type="float">
            <text:p>0</text:p>
          </table:table-cell>
          <table:table-cell office:value-type="float" office:value="3.76470588235294" calcext:value-type="float">
            <text:p>3.7647058823529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.93862607980255" calcext:value-type="float">
            <text:p>8.93862607980255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089.23529411765" calcext:value-type="float">
            <text:p>9089.23529411765</text:p>
          </table:table-cell>
          <table:table-cell office:value-type="float" office:value="37.0879157343846" calcext:value-type="float">
            <text:p>37.0879157343846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201.58823529412" calcext:value-type="float">
            <text:p>9201.58823529412</text:p>
          </table:table-cell>
          <table:table-cell office:value-type="float" office:value="41.4583765475966" calcext:value-type="float">
            <text:p>41.4583765475966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7079.58823529412" calcext:value-type="float">
            <text:p>7079.58823529412</text:p>
          </table:table-cell>
          <table:table-cell office:value-type="float" office:value="35.1010043249352" calcext:value-type="float">
            <text:p>35.1010043249352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092.29411764706" calcext:value-type="float">
            <text:p>7092.29411764706</text:p>
          </table:table-cell>
          <table:table-cell office:value-type="float" office:value="38.1923245855247" calcext:value-type="float">
            <text:p>38.1923245855247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584.647058823529" calcext:value-type="float">
            <text:p>584.647058823529</text:p>
          </table:table-cell>
          <table:table-cell office:value-type="float" office:value="81.7695345178354" calcext:value-type="float">
            <text:p>81.7695345178354</text:p>
          </table:table-cell>
          <table:table-cell office:value-type="float" office:value="0.241176470588235" calcext:value-type="float">
            <text:p>0.241176470588235</text:p>
          </table:table-cell>
          <table:table-cell office:value-type="float" office:value="1078.76470588235" calcext:value-type="float">
            <text:p>1078.76470588235</text:p>
          </table:table-cell>
          <table:table-cell office:value-type="float" office:value="76.2804764395322" calcext:value-type="float">
            <text:p>76.2804764395322</text:p>
          </table:table-cell>
          <table:table-cell table:number-columns-repeated="99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" calcext:value-type="float">
            <text:p>250</text:p>
          </table:table-cell>
          <table:table-cell office:value-type="float" office:value="0.91764705882353" calcext:value-type="float">
            <text:p>0.9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87.7543763258206" calcext:value-type="float">
            <text:p>87.7543763258206</text:p>
          </table:table-cell>
          <table:table-cell office:value-type="float" office:value="0" calcext:value-type="float">
            <text:p>0</text:p>
          </table:table-cell>
          <table:table-cell office:value-type="float" office:value="3.64705882352941" calcext:value-type="float">
            <text:p>3.64705882352941</text:p>
          </table:table-cell>
          <table:table-cell office:value-type="float" office:value="5.61290322580645" calcext:value-type="float">
            <text:p>5.6129032258064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.39065088400952" calcext:value-type="float">
            <text:p>7.39065088400952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9508.88235294118" calcext:value-type="float">
            <text:p>9508.88235294118</text:p>
          </table:table-cell>
          <table:table-cell office:value-type="float" office:value="40.0056196845482" calcext:value-type="float">
            <text:p>40.0056196845482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9205.35294117647" calcext:value-type="float">
            <text:p>9205.35294117647</text:p>
          </table:table-cell>
          <table:table-cell office:value-type="float" office:value="42.0336466654723" calcext:value-type="float">
            <text:p>42.0336466654723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44.94117647059" calcext:value-type="float">
            <text:p>6944.94117647059</text:p>
          </table:table-cell>
          <table:table-cell office:value-type="float" office:value="45.2612935971629" calcext:value-type="float">
            <text:p>45.2612935971629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7109.29411764706" calcext:value-type="float">
            <text:p>7109.29411764706</text:p>
          </table:table-cell>
          <table:table-cell office:value-type="float" office:value="43.8034844895527" calcext:value-type="float">
            <text:p>43.8034844895527</text:p>
          </table:table-cell>
          <table:table-cell office:value-type="float" office:value="0.323529411764706" calcext:value-type="float">
            <text:p>0.323529411764706</text:p>
          </table:table-cell>
          <table:table-cell office:value-type="float" office:value="667.529411764706" calcext:value-type="float">
            <text:p>667.529411764706</text:p>
          </table:table-cell>
          <table:table-cell office:value-type="float" office:value="74.7852608264114" calcext:value-type="float">
            <text:p>74.7852608264114</text:p>
          </table:table-cell>
          <table:table-cell office:value-type="float" office:value="0.244117647058823" calcext:value-type="float">
            <text:p>0.244117647058823</text:p>
          </table:table-cell>
          <table:table-cell office:value-type="float" office:value="1095.41176470588" calcext:value-type="float">
            <text:p>1095.41176470588</text:p>
          </table:table-cell>
          <table:table-cell office:value-type="float" office:value="66.2232527171865" calcext:value-type="float">
            <text:p>66.2232527171865</text:p>
          </table:table-cell>
          <table:table-cell table:number-columns-repeated="99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50" calcext:value-type="float">
            <text:p>250</text:p>
          </table:table-cell>
          <table:table-cell office:value-type="float" office:value="0.908823529411765" calcext:value-type="float">
            <text:p>0.908823529411765</text:p>
          </table:table-cell>
          <table:table-cell office:value-type="float" office:value="0" calcext:value-type="float">
            <text:p>0</text:p>
          </table:table-cell>
          <table:table-cell office:value-type="float" office:value="95.1877934303636" calcext:value-type="float">
            <text:p>95.1877934303636</text:p>
          </table:table-cell>
          <table:table-cell office:value-type="float" office:value="0" calcext:value-type="float">
            <text:p>0</text:p>
          </table:table-cell>
          <table:table-cell office:value-type="float" office:value="3.47058823529412" calcext:value-type="float">
            <text:p>3.47058823529412</text:p>
          </table:table-cell>
          <table:table-cell office:value-type="float" office:value="5.30508474576271" calcext:value-type="float">
            <text:p>5.3050847457627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.42754736303123" calcext:value-type="float">
            <text:p>4.42754736303123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8320.70588235294" calcext:value-type="float">
            <text:p>8320.70588235294</text:p>
          </table:table-cell>
          <table:table-cell office:value-type="float" office:value="40.9447729778557" calcext:value-type="float">
            <text:p>40.9447729778557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347.11764705882" calcext:value-type="float">
            <text:p>9347.11764705882</text:p>
          </table:table-cell>
          <table:table-cell office:value-type="float" office:value="38.832042502681" calcext:value-type="float">
            <text:p>38.832042502681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7104.88235294118" calcext:value-type="float">
            <text:p>7104.88235294118</text:p>
          </table:table-cell>
          <table:table-cell office:value-type="float" office:value="37.2710216531885" calcext:value-type="float">
            <text:p>37.2710216531885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6765.70588235294" calcext:value-type="float">
            <text:p>6765.70588235294</text:p>
          </table:table-cell>
          <table:table-cell office:value-type="float" office:value="39.6298334995768" calcext:value-type="float">
            <text:p>39.6298334995768</text:p>
          </table:table-cell>
          <table:table-cell office:value-type="float" office:value="0.435294117647059" calcext:value-type="float">
            <text:p>0.435294117647059</text:p>
          </table:table-cell>
          <table:table-cell office:value-type="float" office:value="606.352941176471" calcext:value-type="float">
            <text:p>606.352941176471</text:p>
          </table:table-cell>
          <table:table-cell office:value-type="float" office:value="77.0746589199408" calcext:value-type="float">
            <text:p>77.0746589199408</text:p>
          </table:table-cell>
          <table:table-cell office:value-type="float" office:value="0.244117647058823" calcext:value-type="float">
            <text:p>0.244117647058823</text:p>
          </table:table-cell>
          <table:table-cell office:value-type="float" office:value="1098.76470588235" calcext:value-type="float">
            <text:p>1098.76470588235</text:p>
          </table:table-cell>
          <table:table-cell office:value-type="float" office:value="76.5600307475741" calcext:value-type="float">
            <text:p>76.5600307475741</text:p>
          </table:table-cell>
          <table:table-cell table:number-columns-repeated="99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0" calcext:value-type="float">
            <text:p>250</text:p>
          </table:table-cell>
          <table:table-cell office:value-type="float" office:value="0.908823529411765" calcext:value-type="float">
            <text:p>0.908823529411765</text:p>
          </table:table-cell>
          <table:table-cell office:value-type="float" office:value="0" calcext:value-type="float">
            <text:p>0</text:p>
          </table:table-cell>
          <table:table-cell office:value-type="float" office:value="88.2339853216815" calcext:value-type="float">
            <text:p>88.2339853216815</text:p>
          </table:table-cell>
          <table:table-cell office:value-type="float" office:value="0" calcext:value-type="float">
            <text:p>0</text:p>
          </table:table-cell>
          <table:table-cell office:value-type="float" office:value="3.17647058823529" calcext:value-type="float">
            <text:p>3.17647058823529</text:p>
          </table:table-cell>
          <table:table-cell office:value-type="float" office:value="9.68518518518519" calcext:value-type="float">
            <text:p>9.68518518518519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9.66922885306573" calcext:value-type="float">
            <text:p>9.66922885306573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9703.47058823529" calcext:value-type="float">
            <text:p>9703.47058823529</text:p>
          </table:table-cell>
          <table:table-cell office:value-type="float" office:value="34.471460871392" calcext:value-type="float">
            <text:p>34.471460871392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8511.17647058824" calcext:value-type="float">
            <text:p>8511.17647058824</text:p>
          </table:table-cell>
          <table:table-cell office:value-type="float" office:value="38.4832537934766" calcext:value-type="float">
            <text:p>38.4832537934766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6492.58823529412" calcext:value-type="float">
            <text:p>6492.58823529412</text:p>
          </table:table-cell>
          <table:table-cell office:value-type="float" office:value="38.1785151204458" calcext:value-type="float">
            <text:p>38.1785151204458</text:p>
          </table:table-cell>
          <table:table-cell office:value-type="float" office:value="0.0294117647058823" calcext:value-type="float">
            <text:p>0.029411764705882</text:p>
          </table:table-cell>
          <table:table-cell office:value-type="float" office:value="6905.11764705882" calcext:value-type="float">
            <text:p>6905.11764705882</text:p>
          </table:table-cell>
          <table:table-cell office:value-type="float" office:value="41.5107980941072" calcext:value-type="float">
            <text:p>41.5107980941072</text:p>
          </table:table-cell>
          <table:table-cell office:value-type="float" office:value="0.358823529411765" calcext:value-type="float">
            <text:p>0.358823529411765</text:p>
          </table:table-cell>
          <table:table-cell office:value-type="float" office:value="660.058823529412" calcext:value-type="float">
            <text:p>660.058823529412</text:p>
          </table:table-cell>
          <table:table-cell office:value-type="float" office:value="78.0978368868089" calcext:value-type="float">
            <text:p>78.0978368868089</text:p>
          </table:table-cell>
          <table:table-cell office:value-type="float" office:value="0.261764705882353" calcext:value-type="float">
            <text:p>0.261764705882353</text:p>
          </table:table-cell>
          <table:table-cell office:value-type="float" office:value="920.705882352941" calcext:value-type="float">
            <text:p>920.705882352941</text:p>
          </table:table-cell>
          <table:table-cell office:value-type="float" office:value="70.7090882680646" calcext:value-type="float">
            <text:p>70.7090882680646</text:p>
          </table:table-cell>
          <table:table-cell table:number-columns-repeated="99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0" calcext:value-type="float">
            <text:p>250</text:p>
          </table:table-cell>
          <table:table-cell office:value-type="float" office:value="0.938235294117647" calcext:value-type="float">
            <text:p>0.938235294117647</text:p>
          </table:table-cell>
          <table:table-cell office:value-type="float" office:value="0" calcext:value-type="float">
            <text:p>0</text:p>
          </table:table-cell>
          <table:table-cell office:value-type="float" office:value="95.6190136433609" calcext:value-type="float">
            <text:p>95.6190136433609</text:p>
          </table:table-cell>
          <table:table-cell office:value-type="float" office:value="0" calcext:value-type="float">
            <text:p>0</text:p>
          </table:table-cell>
          <table:table-cell office:value-type="float" office:value="3.41176470588235" calcext:value-type="float">
            <text:p>3.41176470588235</text:p>
          </table:table-cell>
          <table:table-cell office:value-type="float" office:value="11.448275862069" calcext:value-type="float">
            <text:p>11.448275862069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7.15831619361031" calcext:value-type="float">
            <text:p>7.15831619361031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894.58823529412" calcext:value-type="float">
            <text:p>8894.58823529412</text:p>
          </table:table-cell>
          <table:table-cell office:value-type="float" office:value="33.5329794042714" calcext:value-type="float">
            <text:p>33.5329794042714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9628.58823529412" calcext:value-type="float">
            <text:p>9628.58823529412</text:p>
          </table:table-cell>
          <table:table-cell office:value-type="float" office:value="40.65979861143" calcext:value-type="float">
            <text:p>40.65979861143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6777.82352941177" calcext:value-type="float">
            <text:p>6777.82352941177</text:p>
          </table:table-cell>
          <table:table-cell office:value-type="float" office:value="45.8531927756998" calcext:value-type="float">
            <text:p>45.8531927756998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6850.88235294118" calcext:value-type="float">
            <text:p>6850.88235294118</text:p>
          </table:table-cell>
          <table:table-cell office:value-type="float" office:value="40.78570658528" calcext:value-type="float">
            <text:p>40.78570658528</text:p>
          </table:table-cell>
          <table:table-cell office:value-type="float" office:value="0.429411764705882" calcext:value-type="float">
            <text:p>0.429411764705882</text:p>
          </table:table-cell>
          <table:table-cell office:value-type="float" office:value="520.588235294118" calcext:value-type="float">
            <text:p>520.588235294118</text:p>
          </table:table-cell>
          <table:table-cell office:value-type="float" office:value="79.1334758595555" calcext:value-type="float">
            <text:p>79.1334758595555</text:p>
          </table:table-cell>
          <table:table-cell office:value-type="float" office:value="0.202941176470588" calcext:value-type="float">
            <text:p>0.202941176470588</text:p>
          </table:table-cell>
          <table:table-cell office:value-type="float" office:value="1122.29411764706" calcext:value-type="float">
            <text:p>1122.29411764706</text:p>
          </table:table-cell>
          <table:table-cell office:value-type="float" office:value="66.6725510355759" calcext:value-type="float">
            <text:p>66.6725510355759</text:p>
          </table:table-cell>
          <table:table-cell table:number-columns-repeated="99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167.942935915336" calcext:value-type="float">
            <text:p>167.942935915336</text:p>
          </table:table-cell>
          <table:table-cell office:value-type="float" office:value="0" calcext:value-type="float">
            <text:p>0</text:p>
          </table:table-cell>
          <table:table-cell office:value-type="float" office:value="1.82352941176471" calcext:value-type="float">
            <text:p>1.82352941176471</text:p>
          </table:table-cell>
          <table:table-cell office:value-type="float" office:value="5.58064516129032" calcext:value-type="float">
            <text:p>5.5806451612903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1.0818759936407" calcext:value-type="float">
            <text:p>11.0818759936407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343.17647058824" calcext:value-type="float">
            <text:p>9343.17647058824</text:p>
          </table:table-cell>
          <table:table-cell office:value-type="float" office:value="45.3499546959962" calcext:value-type="float">
            <text:p>45.3499546959962</text:p>
          </table:table-cell>
          <table:table-cell office:value-type="float" office:value="0" calcext:value-type="float">
            <text:p>0</text:p>
          </table:table-cell>
          <table:table-cell office:value-type="float" office:value="9044.17647058824" calcext:value-type="float">
            <text:p>9044.17647058824</text:p>
          </table:table-cell>
          <table:table-cell office:value-type="float" office:value="54.0966997159264" calcext:value-type="float">
            <text:p>54.0966997159264</text:p>
          </table:table-cell>
          <table:table-cell office:value-type="float" office:value="0" calcext:value-type="float">
            <text:p>0</text:p>
          </table:table-cell>
          <table:table-cell office:value-type="float" office:value="7067.41176470588" calcext:value-type="float">
            <text:p>7067.41176470588</text:p>
          </table:table-cell>
          <table:table-cell office:value-type="float" office:value="43.0786836384448" calcext:value-type="float">
            <text:p>43.0786836384448</text:p>
          </table:table-cell>
          <table:table-cell office:value-type="float" office:value="0" calcext:value-type="float">
            <text:p>0</text:p>
          </table:table-cell>
          <table:table-cell office:value-type="float" office:value="7166.35294117647" calcext:value-type="float">
            <text:p>7166.35294117647</text:p>
          </table:table-cell>
          <table:table-cell office:value-type="float" office:value="49.617879775423" calcext:value-type="float">
            <text:p>49.617879775423</text:p>
          </table:table-cell>
          <table:table-cell office:value-type="float" office:value="0.194117647058824" calcext:value-type="float">
            <text:p>0.194117647058824</text:p>
          </table:table-cell>
          <table:table-cell office:value-type="float" office:value="314.588235294118" calcext:value-type="float">
            <text:p>314.588235294118</text:p>
          </table:table-cell>
          <table:table-cell office:value-type="float" office:value="135.576997253608" calcext:value-type="float">
            <text:p>135.576997253608</text:p>
          </table:table-cell>
          <table:table-cell office:value-type="float" office:value="0.0823529411764706" calcext:value-type="float">
            <text:p>0.082352941176471</text:p>
          </table:table-cell>
          <table:table-cell office:value-type="float" office:value="711.411764705882" calcext:value-type="float">
            <text:p>711.411764705882</text:p>
          </table:table-cell>
          <table:table-cell office:value-type="float" office:value="115.198328713944" calcext:value-type="float">
            <text:p>115.198328713944</text:p>
          </table:table-cell>
          <table:table-cell table:number-columns-repeated="99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0" calcext:value-type="float">
            <text:p>500</text:p>
          </table:table-cell>
          <table:table-cell office:value-type="float" office:value="0.741176470588235" calcext:value-type="float">
            <text:p>0.741176470588235</text:p>
          </table:table-cell>
          <table:table-cell office:value-type="float" office:value="0" calcext:value-type="float">
            <text:p>0</text:p>
          </table:table-cell>
          <table:table-cell office:value-type="float" office:value="157.148417084005" calcext:value-type="float">
            <text:p>157.148417084005</text:p>
          </table:table-cell>
          <table:table-cell office:value-type="float" office:value="0" calcext:value-type="float">
            <text:p>0</text:p>
          </table:table-cell>
          <table:table-cell office:value-type="float" office:value="1.82352941176471" calcext:value-type="float">
            <text:p>1.82352941176471</text:p>
          </table:table-cell>
          <table:table-cell office:value-type="float" office:value="15.9032258064516" calcext:value-type="float">
            <text:p>15.903225806451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8.77592684132476" calcext:value-type="float">
            <text:p>8.77592684132476</text:p>
          </table:table-cell>
          <table:table-cell office:value-type="float" office:value="0" calcext:value-type="float">
            <text:p>0</text:p>
          </table:table-cell>
          <table:table-cell office:value-type="float" office:value="9642.41176470588" calcext:value-type="float">
            <text:p>9642.41176470588</text:p>
          </table:table-cell>
          <table:table-cell office:value-type="float" office:value="38.5473592366261" calcext:value-type="float">
            <text:p>38.5473592366261</text:p>
          </table:table-cell>
          <table:table-cell office:value-type="float" office:value="0" calcext:value-type="float">
            <text:p>0</text:p>
          </table:table-cell>
          <table:table-cell office:value-type="float" office:value="9663.47058823529" calcext:value-type="float">
            <text:p>9663.47058823529</text:p>
          </table:table-cell>
          <table:table-cell office:value-type="float" office:value="39.7717714781833" calcext:value-type="float">
            <text:p>39.7717714781833</text:p>
          </table:table-cell>
          <table:table-cell office:value-type="float" office:value="0" calcext:value-type="float">
            <text:p>0</text:p>
          </table:table-cell>
          <table:table-cell office:value-type="float" office:value="7141.23529411765" calcext:value-type="float">
            <text:p>7141.23529411765</text:p>
          </table:table-cell>
          <table:table-cell office:value-type="float" office:value="46.8510868728915" calcext:value-type="float">
            <text:p>46.8510868728915</text:p>
          </table:table-cell>
          <table:table-cell office:value-type="float" office:value="0" calcext:value-type="float">
            <text:p>0</text:p>
          </table:table-cell>
          <table:table-cell office:value-type="float" office:value="6865.82352941177" calcext:value-type="float">
            <text:p>6865.82352941177</text:p>
          </table:table-cell>
          <table:table-cell office:value-type="float" office:value="54.9831467890535" calcext:value-type="float">
            <text:p>54.9831467890535</text:p>
          </table:table-cell>
          <table:table-cell office:value-type="float" office:value="0.182352941176471" calcext:value-type="float">
            <text:p>0.182352941176471</text:p>
          </table:table-cell>
          <table:table-cell office:value-type="float" office:value="388.058823529412" calcext:value-type="float">
            <text:p>388.058823529412</text:p>
          </table:table-cell>
          <table:table-cell office:value-type="float" office:value="149.867810723226" calcext:value-type="float">
            <text:p>149.867810723226</text:p>
          </table:table-cell>
          <table:table-cell office:value-type="float" office:value="0.1" calcext:value-type="float">
            <text:p>0.1</text:p>
          </table:table-cell>
          <table:table-cell office:value-type="float" office:value="556.411764705882" calcext:value-type="float">
            <text:p>556.411764705882</text:p>
          </table:table-cell>
          <table:table-cell office:value-type="float" office:value="105.249628172228" calcext:value-type="float">
            <text:p>105.249628172228</text:p>
          </table:table-cell>
          <table:table-cell table:number-columns-repeated="99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0" calcext:value-type="float">
            <text:p>500</text:p>
          </table:table-cell>
          <table:table-cell office:value-type="float" office:value="0.664705882352941" calcext:value-type="float">
            <text:p>0.66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156.232135410692" calcext:value-type="float">
            <text:p>156.232135410692</text:p>
          </table:table-cell>
          <table:table-cell office:value-type="float" office:value="0" calcext:value-type="float">
            <text:p>0</text:p>
          </table:table-cell>
          <table:table-cell office:value-type="float" office:value="1.70588235294118" calcext:value-type="float">
            <text:p>1.70588235294118</text:p>
          </table:table-cell>
          <table:table-cell office:value-type="float" office:value="7.51724137931035" calcext:value-type="float">
            <text:p>7.5172413793103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0.1994188804554" calcext:value-type="float">
            <text:p>10.1994188804554</text:p>
          </table:table-cell>
          <table:table-cell office:value-type="float" office:value="0" calcext:value-type="float">
            <text:p>0</text:p>
          </table:table-cell>
          <table:table-cell office:value-type="float" office:value="9077.52941176471" calcext:value-type="float">
            <text:p>9077.52941176471</text:p>
          </table:table-cell>
          <table:table-cell office:value-type="float" office:value="41.6068509695645" calcext:value-type="float">
            <text:p>41.6068509695645</text:p>
          </table:table-cell>
          <table:table-cell office:value-type="float" office:value="0" calcext:value-type="float">
            <text:p>0</text:p>
          </table:table-cell>
          <table:table-cell office:value-type="float" office:value="10344.7647058824" calcext:value-type="float">
            <text:p>10344.7647058824</text:p>
          </table:table-cell>
          <table:table-cell office:value-type="float" office:value="39.722755933606" calcext:value-type="float">
            <text:p>39.722755933606</text:p>
          </table:table-cell>
          <table:table-cell office:value-type="float" office:value="0" calcext:value-type="float">
            <text:p>0</text:p>
          </table:table-cell>
          <table:table-cell office:value-type="float" office:value="6926.41176470588" calcext:value-type="float">
            <text:p>6926.41176470588</text:p>
          </table:table-cell>
          <table:table-cell office:value-type="float" office:value="43.586274124439" calcext:value-type="float">
            <text:p>43.586274124439</text:p>
          </table:table-cell>
          <table:table-cell office:value-type="float" office:value="0" calcext:value-type="float">
            <text:p>0</text:p>
          </table:table-cell>
          <table:table-cell office:value-type="float" office:value="6869.70588235294" calcext:value-type="float">
            <text:p>6869.70588235294</text:p>
          </table:table-cell>
          <table:table-cell office:value-type="float" office:value="42.1910386253357" calcext:value-type="float">
            <text:p>42.1910386253357</text:p>
          </table:table-cell>
          <table:table-cell office:value-type="float" office:value="0.2" calcext:value-type="float">
            <text:p>0.2</text:p>
          </table:table-cell>
          <table:table-cell office:value-type="float" office:value="430.529411764706" calcext:value-type="float">
            <text:p>430.529411764706</text:p>
          </table:table-cell>
          <table:table-cell office:value-type="float" office:value="158.69582870717" calcext:value-type="float">
            <text:p>158.69582870717</text:p>
          </table:table-cell>
          <table:table-cell office:value-type="float" office:value="0.147058823529412" calcext:value-type="float">
            <text:p>0.147058823529412</text:p>
          </table:table-cell>
          <table:table-cell office:value-type="float" office:value="653.705882352941" calcext:value-type="float">
            <text:p>653.705882352941</text:p>
          </table:table-cell>
          <table:table-cell office:value-type="float" office:value="127.555861617624" calcext:value-type="float">
            <text:p>127.555861617624</text:p>
          </table:table-cell>
          <table:table-cell table:number-columns-repeated="99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0" calcext:value-type="float">
            <text:p>500</text:p>
          </table:table-cell>
          <table:table-cell office:value-type="float" office:value="0.652941176470588" calcext:value-type="float">
            <text:p>0.65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164.112297778789" calcext:value-type="float">
            <text:p>164.112297778789</text:p>
          </table:table-cell>
          <table:table-cell office:value-type="float" office:value="0" calcext:value-type="float">
            <text:p>0</text:p>
          </table:table-cell>
          <table:table-cell office:value-type="float" office:value="1.64705882352941" calcext:value-type="float">
            <text:p>1.64705882352941</text:p>
          </table:table-cell>
          <table:table-cell office:value-type="float" office:value="8.35714285714286" calcext:value-type="float">
            <text:p>8.3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4.3325791855204" calcext:value-type="float">
            <text:p>14.3325791855204</text:p>
          </table:table-cell>
          <table:table-cell office:value-type="float" office:value="0" calcext:value-type="float">
            <text:p>0</text:p>
          </table:table-cell>
          <table:table-cell office:value-type="float" office:value="9463.88235294118" calcext:value-type="float">
            <text:p>9463.88235294118</text:p>
          </table:table-cell>
          <table:table-cell office:value-type="float" office:value="48.9374152014207" calcext:value-type="float">
            <text:p>48.9374152014207</text:p>
          </table:table-cell>
          <table:table-cell office:value-type="float" office:value="0" calcext:value-type="float">
            <text:p>0</text:p>
          </table:table-cell>
          <table:table-cell office:value-type="float" office:value="9861.05882352941" calcext:value-type="float">
            <text:p>9861.05882352941</text:p>
          </table:table-cell>
          <table:table-cell office:value-type="float" office:value="43.3719429452348" calcext:value-type="float">
            <text:p>43.3719429452348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881.88235294118" calcext:value-type="float">
            <text:p>6881.88235294118</text:p>
          </table:table-cell>
          <table:table-cell office:value-type="float" office:value="52.4224919932357" calcext:value-type="float">
            <text:p>52.4224919932357</text:p>
          </table:table-cell>
          <table:table-cell office:value-type="float" office:value="0" calcext:value-type="float">
            <text:p>0</text:p>
          </table:table-cell>
          <table:table-cell office:value-type="float" office:value="7470.11764705882" calcext:value-type="float">
            <text:p>7470.11764705882</text:p>
          </table:table-cell>
          <table:table-cell office:value-type="float" office:value="44.3436841282348" calcext:value-type="float">
            <text:p>44.3436841282348</text:p>
          </table:table-cell>
          <table:table-cell office:value-type="float" office:value="0.264705882352941" calcext:value-type="float">
            <text:p>0.264705882352941</text:p>
          </table:table-cell>
          <table:table-cell office:value-type="float" office:value="396.882352941176" calcext:value-type="float">
            <text:p>396.882352941176</text:p>
          </table:table-cell>
          <table:table-cell office:value-type="float" office:value="149.383162004934" calcext:value-type="float">
            <text:p>149.383162004934</text:p>
          </table:table-cell>
          <table:table-cell office:value-type="float" office:value="0.0882352941176471" calcext:value-type="float">
            <text:p>0.088235294117647</text:p>
          </table:table-cell>
          <table:table-cell office:value-type="float" office:value="617.411764705882" calcext:value-type="float">
            <text:p>617.411764705882</text:p>
          </table:table-cell>
          <table:table-cell office:value-type="float" office:value="105.414945828009" calcext:value-type="float">
            <text:p>105.414945828009</text:p>
          </table:table-cell>
          <table:table-cell table:number-columns-repeated="99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0.723529411764706" calcext:value-type="float">
            <text:p>0.723529411764706</text:p>
          </table:table-cell>
          <table:table-cell office:value-type="float" office:value="0" calcext:value-type="float">
            <text:p>0</text:p>
          </table:table-cell>
          <table:table-cell office:value-type="float" office:value="162.954176951434" calcext:value-type="float">
            <text:p>162.954176951434</text:p>
          </table:table-cell>
          <table:table-cell office:value-type="float" office:value="0" calcext:value-type="float">
            <text:p>0</text:p>
          </table:table-cell>
          <table:table-cell office:value-type="float" office:value="1.82352941176471" calcext:value-type="float">
            <text:p>1.82352941176471</text:p>
          </table:table-cell>
          <table:table-cell office:value-type="float" office:value="12.1612903225806" calcext:value-type="float">
            <text:p>12.161290322580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1.7020872865275" calcext:value-type="float">
            <text:p>11.7020872865275</text:p>
          </table:table-cell>
          <table:table-cell office:value-type="float" office:value="0" calcext:value-type="float">
            <text:p>0</text:p>
          </table:table-cell>
          <table:table-cell office:value-type="float" office:value="9048.58823529412" calcext:value-type="float">
            <text:p>9048.58823529412</text:p>
          </table:table-cell>
          <table:table-cell office:value-type="float" office:value="39.6311126067648" calcext:value-type="float">
            <text:p>39.6311126067648</text:p>
          </table:table-cell>
          <table:table-cell office:value-type="float" office:value="0" calcext:value-type="float">
            <text:p>0</text:p>
          </table:table-cell>
          <table:table-cell office:value-type="float" office:value="9578.70588235294" calcext:value-type="float">
            <text:p>9578.70588235294</text:p>
          </table:table-cell>
          <table:table-cell office:value-type="float" office:value="37.8453072545458" calcext:value-type="float">
            <text:p>37.8453072545458</text:p>
          </table:table-cell>
          <table:table-cell office:value-type="float" office:value="0" calcext:value-type="float">
            <text:p>0</text:p>
          </table:table-cell>
          <table:table-cell office:value-type="float" office:value="7463.29411764706" calcext:value-type="float">
            <text:p>7463.29411764706</text:p>
          </table:table-cell>
          <table:table-cell office:value-type="float" office:value="42.6935460894158" calcext:value-type="float">
            <text:p>42.6935460894158</text:p>
          </table:table-cell>
          <table:table-cell office:value-type="float" office:value="0" calcext:value-type="float">
            <text:p>0</text:p>
          </table:table-cell>
          <table:table-cell office:value-type="float" office:value="7189.11764705882" calcext:value-type="float">
            <text:p>7189.11764705882</text:p>
          </table:table-cell>
          <table:table-cell office:value-type="float" office:value="39.3108890804142" calcext:value-type="float">
            <text:p>39.3108890804142</text:p>
          </table:table-cell>
          <table:table-cell office:value-type="float" office:value="0.317647058823529" calcext:value-type="float">
            <text:p>0.317647058823529</text:p>
          </table:table-cell>
          <table:table-cell office:value-type="float" office:value="386.294117647059" calcext:value-type="float">
            <text:p>386.294117647059</text:p>
          </table:table-cell>
          <table:table-cell office:value-type="float" office:value="152.218812199035" calcext:value-type="float">
            <text:p>152.218812199035</text:p>
          </table:table-cell>
          <table:table-cell office:value-type="float" office:value="0.135294117647059" calcext:value-type="float">
            <text:p>0.135294117647059</text:p>
          </table:table-cell>
          <table:table-cell office:value-type="float" office:value="741.588235294118" calcext:value-type="float">
            <text:p>741.588235294118</text:p>
          </table:table-cell>
          <table:table-cell office:value-type="float" office:value="126.319730516365" calcext:value-type="float">
            <text:p>126.319730516365</text:p>
          </table:table-cell>
          <table:table-cell table:number-columns-repeated="99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0" calcext:value-type="float">
            <text:p>500</text:p>
          </table:table-cell>
          <table:table-cell office:value-type="float" office:value="0.688235294117647" calcext:value-type="float">
            <text:p>0.688235294117647</text:p>
          </table:table-cell>
          <table:table-cell office:value-type="float" office:value="0" calcext:value-type="float">
            <text:p>0</text:p>
          </table:table-cell>
          <table:table-cell office:value-type="float" office:value="166.862136576425" calcext:value-type="float">
            <text:p>166.862136576425</text:p>
          </table:table-cell>
          <table:table-cell office:value-type="float" office:value="0" calcext:value-type="float">
            <text:p>0</text:p>
          </table:table-cell>
          <table:table-cell office:value-type="float" office:value="2.11764705882353" calcext:value-type="float">
            <text:p>2.11764705882353</text:p>
          </table:table-cell>
          <table:table-cell office:value-type="float" office:value="5.41666666666667" calcext:value-type="float">
            <text:p>5.41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1.3780578898226" calcext:value-type="float">
            <text:p>11.3780578898226</text:p>
          </table:table-cell>
          <table:table-cell office:value-type="float" office:value="0" calcext:value-type="float">
            <text:p>0</text:p>
          </table:table-cell>
          <table:table-cell office:value-type="float" office:value="9903.76470588235" calcext:value-type="float">
            <text:p>9903.76470588235</text:p>
          </table:table-cell>
          <table:table-cell office:value-type="float" office:value="40.7273194356948" calcext:value-type="float">
            <text:p>40.7273194356948</text:p>
          </table:table-cell>
          <table:table-cell office:value-type="float" office:value="0" calcext:value-type="float">
            <text:p>0</text:p>
          </table:table-cell>
          <table:table-cell office:value-type="float" office:value="10040.4117647059" calcext:value-type="float">
            <text:p>10040.4117647059</text:p>
          </table:table-cell>
          <table:table-cell office:value-type="float" office:value="39.2785331943281" calcext:value-type="float">
            <text:p>39.2785331943281</text:p>
          </table:table-cell>
          <table:table-cell office:value-type="float" office:value="0" calcext:value-type="float">
            <text:p>0</text:p>
          </table:table-cell>
          <table:table-cell office:value-type="float" office:value="7317.29411764706" calcext:value-type="float">
            <text:p>7317.29411764706</text:p>
          </table:table-cell>
          <table:table-cell office:value-type="float" office:value="38.9718923799003" calcext:value-type="float">
            <text:p>38.9718923799003</text:p>
          </table:table-cell>
          <table:table-cell office:value-type="float" office:value="0" calcext:value-type="float">
            <text:p>0</text:p>
          </table:table-cell>
          <table:table-cell office:value-type="float" office:value="7321.05882352941" calcext:value-type="float">
            <text:p>7321.05882352941</text:p>
          </table:table-cell>
          <table:table-cell office:value-type="float" office:value="52.2938098926695" calcext:value-type="float">
            <text:p>52.2938098926695</text:p>
          </table:table-cell>
          <table:table-cell office:value-type="float" office:value="0.264705882352941" calcext:value-type="float">
            <text:p>0.264705882352941</text:p>
          </table:table-cell>
          <table:table-cell office:value-type="float" office:value="379.764705882353" calcext:value-type="float">
            <text:p>379.764705882353</text:p>
          </table:table-cell>
          <table:table-cell office:value-type="float" office:value="139.095908904515" calcext:value-type="float">
            <text:p>139.095908904515</text:p>
          </table:table-cell>
          <table:table-cell office:value-type="float" office:value="0.135294117647059" calcext:value-type="float">
            <text:p>0.135294117647059</text:p>
          </table:table-cell>
          <table:table-cell office:value-type="float" office:value="758.823529411765" calcext:value-type="float">
            <text:p>758.823529411765</text:p>
          </table:table-cell>
          <table:table-cell office:value-type="float" office:value="135.904254276974" calcext:value-type="float">
            <text:p>135.904254276974</text:p>
          </table:table-cell>
          <table:table-cell table:number-columns-repeated="99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0" calcext:value-type="float">
            <text:p>500</text:p>
          </table:table-cell>
          <table:table-cell office:value-type="float" office:value="0.729411764705882" calcext:value-type="float">
            <text:p>0.72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157.337211211897" calcext:value-type="float">
            <text:p>157.337211211897</text:p>
          </table:table-cell>
          <table:table-cell office:value-type="float" office:value="0" calcext:value-type="float">
            <text:p>0</text:p>
          </table:table-cell>
          <table:table-cell office:value-type="float" office:value="2.29411764705882" calcext:value-type="float">
            <text:p>2.29411764705882</text:p>
          </table:table-cell>
          <table:table-cell office:value-type="float" office:value="8.12820512820513" calcext:value-type="float">
            <text:p>8.1282051282051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0.988614800759" calcext:value-type="float">
            <text:p>10.988614800759</text:p>
          </table:table-cell>
          <table:table-cell office:value-type="float" office:value="0" calcext:value-type="float">
            <text:p>0</text:p>
          </table:table-cell>
          <table:table-cell office:value-type="float" office:value="9821.23529411765" calcext:value-type="float">
            <text:p>9821.23529411765</text:p>
          </table:table-cell>
          <table:table-cell office:value-type="float" office:value="43.4724083685846" calcext:value-type="float">
            <text:p>43.4724083685846</text:p>
          </table:table-cell>
          <table:table-cell office:value-type="float" office:value="0" calcext:value-type="float">
            <text:p>0</text:p>
          </table:table-cell>
          <table:table-cell office:value-type="float" office:value="9466.88235294118" calcext:value-type="float">
            <text:p>9466.88235294118</text:p>
          </table:table-cell>
          <table:table-cell office:value-type="float" office:value="42.2608461738401" calcext:value-type="float">
            <text:p>42.2608461738401</text:p>
          </table:table-cell>
          <table:table-cell office:value-type="float" office:value="0" calcext:value-type="float">
            <text:p>0</text:p>
          </table:table-cell>
          <table:table-cell office:value-type="float" office:value="7293.76470588235" calcext:value-type="float">
            <text:p>7293.76470588235</text:p>
          </table:table-cell>
          <table:table-cell office:value-type="float" office:value="38.4468904182503" calcext:value-type="float">
            <text:p>38.4468904182503</text:p>
          </table:table-cell>
          <table:table-cell office:value-type="float" office:value="0" calcext:value-type="float">
            <text:p>0</text:p>
          </table:table-cell>
          <table:table-cell office:value-type="float" office:value="7235.35294117647" calcext:value-type="float">
            <text:p>7235.35294117647</text:p>
          </table:table-cell>
          <table:table-cell office:value-type="float" office:value="47.3040441105361" calcext:value-type="float">
            <text:p>47.3040441105361</text:p>
          </table:table-cell>
          <table:table-cell office:value-type="float" office:value="0.252941176470588" calcext:value-type="float">
            <text:p>0.252941176470588</text:p>
          </table:table-cell>
          <table:table-cell office:value-type="float" office:value="414.117647058824" calcext:value-type="float">
            <text:p>414.117647058824</text:p>
          </table:table-cell>
          <table:table-cell office:value-type="float" office:value="151.181498920659" calcext:value-type="float">
            <text:p>151.181498920659</text:p>
          </table:table-cell>
          <table:table-cell office:value-type="float" office:value="0.129411764705882" calcext:value-type="float">
            <text:p>0.129411764705882</text:p>
          </table:table-cell>
          <table:table-cell office:value-type="float" office:value="594.352941176471" calcext:value-type="float">
            <text:p>594.352941176471</text:p>
          </table:table-cell>
          <table:table-cell office:value-type="float" office:value="132.454937953188" calcext:value-type="float">
            <text:p>132.454937953188</text:p>
          </table:table-cell>
          <table:table-cell table:number-columns-repeated="99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0" calcext:value-type="float">
            <text:p>500</text:p>
          </table:table-cell>
          <table:table-cell office:value-type="float" office:value="0.711764705882353" calcext:value-type="float">
            <text:p>0.71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164.558646404074" calcext:value-type="float">
            <text:p>164.558646404074</text:p>
          </table:table-cell>
          <table:table-cell office:value-type="float" office:value="0" calcext:value-type="float">
            <text:p>0</text:p>
          </table:table-cell>
          <table:table-cell office:value-type="float" office:value="1.70588235294118" calcext:value-type="float">
            <text:p>1.70588235294118</text:p>
          </table:table-cell>
          <table:table-cell office:value-type="float" office:value="5.93103448275862" calcext:value-type="float">
            <text:p>5.9310344827586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0.7182476594241" calcext:value-type="float">
            <text:p>10.7182476594241</text:p>
          </table:table-cell>
          <table:table-cell office:value-type="float" office:value="0" calcext:value-type="float">
            <text:p>0</text:p>
          </table:table-cell>
          <table:table-cell office:value-type="float" office:value="9217.23529411765" calcext:value-type="float">
            <text:p>9217.23529411765</text:p>
          </table:table-cell>
          <table:table-cell office:value-type="float" office:value="47.2463320246951" calcext:value-type="float">
            <text:p>47.2463320246951</text:p>
          </table:table-cell>
          <table:table-cell office:value-type="float" office:value="0" calcext:value-type="float">
            <text:p>0</text:p>
          </table:table-cell>
          <table:table-cell office:value-type="float" office:value="9688.17647058824" calcext:value-type="float">
            <text:p>9688.17647058824</text:p>
          </table:table-cell>
          <table:table-cell office:value-type="float" office:value="49.6986584215177" calcext:value-type="float">
            <text:p>49.6986584215177</text:p>
          </table:table-cell>
          <table:table-cell office:value-type="float" office:value="0" calcext:value-type="float">
            <text:p>0</text:p>
          </table:table-cell>
          <table:table-cell office:value-type="float" office:value="7065.23529411765" calcext:value-type="float">
            <text:p>7065.23529411765</text:p>
          </table:table-cell>
          <table:table-cell office:value-type="float" office:value="46.2938650177297" calcext:value-type="float">
            <text:p>46.2938650177297</text:p>
          </table:table-cell>
          <table:table-cell office:value-type="float" office:value="0" calcext:value-type="float">
            <text:p>0</text:p>
          </table:table-cell>
          <table:table-cell office:value-type="float" office:value="7066.76470588235" calcext:value-type="float">
            <text:p>7066.76470588235</text:p>
          </table:table-cell>
          <table:table-cell office:value-type="float" office:value="53.808234925169" calcext:value-type="float">
            <text:p>53.808234925169</text:p>
          </table:table-cell>
          <table:table-cell office:value-type="float" office:value="0.129411764705882" calcext:value-type="float">
            <text:p>0.129411764705882</text:p>
          </table:table-cell>
          <table:table-cell office:value-type="float" office:value="388.470588235294" calcext:value-type="float">
            <text:p>388.470588235294</text:p>
          </table:table-cell>
          <table:table-cell office:value-type="float" office:value="152.505287896682" calcext:value-type="float">
            <text:p>152.505287896682</text:p>
          </table:table-cell>
          <table:table-cell office:value-type="float" office:value="0.0941176470588235" calcext:value-type="float">
            <text:p>0.094117647058824</text:p>
          </table:table-cell>
          <table:table-cell office:value-type="float" office:value="659" calcext:value-type="float">
            <text:p>659</text:p>
          </table:table-cell>
          <table:table-cell office:value-type="float" office:value="147.799885462404" calcext:value-type="float">
            <text:p>147.799885462404</text:p>
          </table:table-cell>
          <table:table-cell table:number-columns-repeated="99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00" calcext:value-type="float">
            <text:p>500</text:p>
          </table:table-cell>
          <table:table-cell office:value-type="float" office:value="0.788235294117647" calcext:value-type="float">
            <text:p>0.788235294117647</text:p>
          </table:table-cell>
          <table:table-cell office:value-type="float" office:value="0" calcext:value-type="float">
            <text:p>0</text:p>
          </table:table-cell>
          <table:table-cell office:value-type="float" office:value="166.930239506633" calcext:value-type="float">
            <text:p>166.930239506633</text:p>
          </table:table-cell>
          <table:table-cell office:value-type="float" office:value="0" calcext:value-type="float">
            <text:p>0</text:p>
          </table:table-cell>
          <table:table-cell office:value-type="float" office:value="1.94117647058824" calcext:value-type="float">
            <text:p>1.94117647058824</text:p>
          </table:table-cell>
          <table:table-cell office:value-type="float" office:value="8.6969696969697" calcext:value-type="float">
            <text:p>8.696969696969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.58183111954459" calcext:value-type="float">
            <text:p>4.58183111954459</text:p>
          </table:table-cell>
          <table:table-cell office:value-type="float" office:value="0" calcext:value-type="float">
            <text:p>0</text:p>
          </table:table-cell>
          <table:table-cell office:value-type="float" office:value="9316.82352941176" calcext:value-type="float">
            <text:p>9316.82352941176</text:p>
          </table:table-cell>
          <table:table-cell office:value-type="float" office:value="45.699692538048" calcext:value-type="float">
            <text:p>45.699692538048</text:p>
          </table:table-cell>
          <table:table-cell office:value-type="float" office:value="0" calcext:value-type="float">
            <text:p>0</text:p>
          </table:table-cell>
          <table:table-cell office:value-type="float" office:value="9272.05882352941" calcext:value-type="float">
            <text:p>9272.05882352941</text:p>
          </table:table-cell>
          <table:table-cell office:value-type="float" office:value="49.8248745832159" calcext:value-type="float">
            <text:p>49.8248745832159</text:p>
          </table:table-cell>
          <table:table-cell office:value-type="float" office:value="0" calcext:value-type="float">
            <text:p>0</text:p>
          </table:table-cell>
          <table:table-cell office:value-type="float" office:value="7101.70588235294" calcext:value-type="float">
            <text:p>7101.70588235294</text:p>
          </table:table-cell>
          <table:table-cell office:value-type="float" office:value="47.4691108112745" calcext:value-type="float">
            <text:p>47.4691108112745</text:p>
          </table:table-cell>
          <table:table-cell office:value-type="float" office:value="0" calcext:value-type="float">
            <text:p>0</text:p>
          </table:table-cell>
          <table:table-cell office:value-type="float" office:value="6876.88235294118" calcext:value-type="float">
            <text:p>6876.88235294118</text:p>
          </table:table-cell>
          <table:table-cell office:value-type="float" office:value="42.3109227100458" calcext:value-type="float">
            <text:p>42.3109227100458</text:p>
          </table:table-cell>
          <table:table-cell office:value-type="float" office:value="0.188235294117647" calcext:value-type="float">
            <text:p>0.188235294117647</text:p>
          </table:table-cell>
          <table:table-cell office:value-type="float" office:value="362.294117647059" calcext:value-type="float">
            <text:p>362.294117647059</text:p>
          </table:table-cell>
          <table:table-cell office:value-type="float" office:value="138.004843672946" calcext:value-type="float">
            <text:p>138.004843672946</text:p>
          </table:table-cell>
          <table:table-cell office:value-type="float" office:value="0.164705882352941" calcext:value-type="float">
            <text:p>0.164705882352941</text:p>
          </table:table-cell>
          <table:table-cell office:value-type="float" office:value="600.294117647059" calcext:value-type="float">
            <text:p>600.294117647059</text:p>
          </table:table-cell>
          <table:table-cell office:value-type="float" office:value="114.167765792648" calcext:value-type="float">
            <text:p>114.167765792648</text:p>
          </table:table-cell>
          <table:table-cell table:number-columns-repeated="99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0" calcext:value-type="float">
            <text:p>50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68.762253990523" calcext:value-type="float">
            <text:p>168.762253990523</text:p>
          </table:table-cell>
          <table:table-cell office:value-type="float" office:value="0" calcext:value-type="float">
            <text:p>0</text:p>
          </table:table-cell>
          <table:table-cell office:value-type="float" office:value="1.88235294117647" calcext:value-type="float">
            <text:p>1.88235294117647</text:p>
          </table:table-cell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2.3147853736089" calcext:value-type="float">
            <text:p>12.3147853736089</text:p>
          </table:table-cell>
          <table:table-cell office:value-type="float" office:value="0" calcext:value-type="float">
            <text:p>0</text:p>
          </table:table-cell>
          <table:table-cell office:value-type="float" office:value="9673.29411764706" calcext:value-type="float">
            <text:p>9673.29411764706</text:p>
          </table:table-cell>
          <table:table-cell office:value-type="float" office:value="46.0294759235911" calcext:value-type="float">
            <text:p>46.0294759235911</text:p>
          </table:table-cell>
          <table:table-cell office:value-type="float" office:value="0" calcext:value-type="float">
            <text:p>0</text:p>
          </table:table-cell>
          <table:table-cell office:value-type="float" office:value="9558.29411764706" calcext:value-type="float">
            <text:p>9558.29411764706</text:p>
          </table:table-cell>
          <table:table-cell office:value-type="float" office:value="38.7881655189454" calcext:value-type="float">
            <text:p>38.7881655189454</text:p>
          </table:table-cell>
          <table:table-cell office:value-type="float" office:value="0" calcext:value-type="float">
            <text:p>0</text:p>
          </table:table-cell>
          <table:table-cell office:value-type="float" office:value="6519.47058823529" calcext:value-type="float">
            <text:p>6519.47058823529</text:p>
          </table:table-cell>
          <table:table-cell office:value-type="float" office:value="57.8670968173745" calcext:value-type="float">
            <text:p>57.8670968173745</text:p>
          </table:table-cell>
          <table:table-cell office:value-type="float" office:value="0" calcext:value-type="float">
            <text:p>0</text:p>
          </table:table-cell>
          <table:table-cell office:value-type="float" office:value="7219" calcext:value-type="float">
            <text:p>7219</text:p>
          </table:table-cell>
          <table:table-cell office:value-type="float" office:value="43.8617462332321" calcext:value-type="float">
            <text:p>43.8617462332321</text:p>
          </table:table-cell>
          <table:table-cell office:value-type="float" office:value="0.2" calcext:value-type="float">
            <text:p>0.2</text:p>
          </table:table-cell>
          <table:table-cell office:value-type="float" office:value="334.588235294118" calcext:value-type="float">
            <text:p>334.588235294118</text:p>
          </table:table-cell>
          <table:table-cell office:value-type="float" office:value="135.143059004617" calcext:value-type="float">
            <text:p>135.143059004617</text:p>
          </table:table-cell>
          <table:table-cell office:value-type="float" office:value="0.164705882352941" calcext:value-type="float">
            <text:p>0.164705882352941</text:p>
          </table:table-cell>
          <table:table-cell office:value-type="float" office:value="588.294117647059" calcext:value-type="float">
            <text:p>588.294117647059</text:p>
          </table:table-cell>
          <table:table-cell office:value-type="float" office:value="96.3314812638591" calcext:value-type="float">
            <text:p>96.3314812638591</text:p>
          </table:table-cell>
          <table:table-cell table:number-columns-repeated="99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0.717647058823529" calcext:value-type="float">
            <text:p>0.717647058823529</text:p>
          </table:table-cell>
          <table:table-cell office:value-type="float" office:value="0" calcext:value-type="float">
            <text:p>0</text:p>
          </table:table-cell>
          <table:table-cell office:value-type="float" office:value="160.041229617289" calcext:value-type="float">
            <text:p>160.041229617289</text:p>
          </table:table-cell>
          <table:table-cell office:value-type="float" office:value="0" calcext:value-type="float">
            <text:p>0</text:p>
          </table:table-cell>
          <table:table-cell office:value-type="float" office:value="2.05882352941176" calcext:value-type="float">
            <text:p>2.05882352941176</text:p>
          </table:table-cell>
          <table:table-cell office:value-type="float" office:value="11.8285714285714" calcext:value-type="float">
            <text:p>11.8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7.60899653979239" calcext:value-type="float">
            <text:p>7.60899653979239</text:p>
          </table:table-cell>
          <table:table-cell office:value-type="float" office:value="0" calcext:value-type="float">
            <text:p>0</text:p>
          </table:table-cell>
          <table:table-cell office:value-type="float" office:value="9523" calcext:value-type="float">
            <text:p>9523</text:p>
          </table:table-cell>
          <table:table-cell office:value-type="float" office:value="52.2973221962095" calcext:value-type="float">
            <text:p>52.2973221962095</text:p>
          </table:table-cell>
          <table:table-cell office:value-type="float" office:value="0" calcext:value-type="float">
            <text:p>0</text:p>
          </table:table-cell>
          <table:table-cell office:value-type="float" office:value="9564.76470588235" calcext:value-type="float">
            <text:p>9564.76470588235</text:p>
          </table:table-cell>
          <table:table-cell office:value-type="float" office:value="39.3914563778373" calcext:value-type="float">
            <text:p>39.3914563778373</text:p>
          </table:table-cell>
          <table:table-cell office:value-type="float" office:value="0" calcext:value-type="float">
            <text:p>0</text:p>
          </table:table-cell>
          <table:table-cell office:value-type="float" office:value="7148.82352941177" calcext:value-type="float">
            <text:p>7148.82352941177</text:p>
          </table:table-cell>
          <table:table-cell office:value-type="float" office:value="49.721827195288" calcext:value-type="float">
            <text:p>49.721827195288</text:p>
          </table:table-cell>
          <table:table-cell office:value-type="float" office:value="0" calcext:value-type="float">
            <text:p>0</text:p>
          </table:table-cell>
          <table:table-cell office:value-type="float" office:value="7112.17647058824" calcext:value-type="float">
            <text:p>7112.17647058824</text:p>
          </table:table-cell>
          <table:table-cell office:value-type="float" office:value="55.7284967130164" calcext:value-type="float">
            <text:p>55.7284967130164</text:p>
          </table:table-cell>
          <table:table-cell office:value-type="float" office:value="0.288235294117647" calcext:value-type="float">
            <text:p>0.288235294117647</text:p>
          </table:table-cell>
          <table:table-cell office:value-type="float" office:value="388.117647058824" calcext:value-type="float">
            <text:p>388.117647058824</text:p>
          </table:table-cell>
          <table:table-cell office:value-type="float" office:value="168.45068322615" calcext:value-type="float">
            <text:p>168.45068322615</text:p>
          </table:table-cell>
          <table:table-cell office:value-type="float" office:value="0.0941176470588235" calcext:value-type="float">
            <text:p>0.094117647058824</text:p>
          </table:table-cell>
          <table:table-cell office:value-type="float" office:value="618.588235294118" calcext:value-type="float">
            <text:p>618.588235294118</text:p>
          </table:table-cell>
          <table:table-cell office:value-type="float" office:value="150.279229434556" calcext:value-type="float">
            <text:p>150.279229434556</text:p>
          </table:table-cell>
          <table:table-cell table:number-columns-repeated="99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00" calcext:value-type="float">
            <text:p>500</text:p>
          </table:table-cell>
          <table:table-cell office:value-type="float" office:value="0.770588235294118" calcext:value-type="float">
            <text:p>0.77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154.102907373956" calcext:value-type="float">
            <text:p>154.102907373956</text:p>
          </table:table-cell>
          <table:table-cell office:value-type="float" office:value="0" calcext:value-type="float">
            <text:p>0</text:p>
          </table:table-cell>
          <table:table-cell office:value-type="float" office:value="1.82352941176471" calcext:value-type="float">
            <text:p>1.82352941176471</text:p>
          </table:table-cell>
          <table:table-cell office:value-type="float" office:value="3.19354838709677" calcext:value-type="float">
            <text:p>3.1935483870967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.4561866125761" calcext:value-type="float">
            <text:p>11.4561866125761</text:p>
          </table:table-cell>
          <table:table-cell office:value-type="float" office:value="0" calcext:value-type="float">
            <text:p>0</text:p>
          </table:table-cell>
          <table:table-cell office:value-type="float" office:value="9474.11764705882" calcext:value-type="float">
            <text:p>9474.11764705882</text:p>
          </table:table-cell>
          <table:table-cell office:value-type="float" office:value="39.102633401505" calcext:value-type="float">
            <text:p>39.102633401505</text:p>
          </table:table-cell>
          <table:table-cell office:value-type="float" office:value="0" calcext:value-type="float">
            <text:p>0</text:p>
          </table:table-cell>
          <table:table-cell office:value-type="float" office:value="9741.35294117647" calcext:value-type="float">
            <text:p>9741.35294117647</text:p>
          </table:table-cell>
          <table:table-cell office:value-type="float" office:value="42.9771230408287" calcext:value-type="float">
            <text:p>42.9771230408287</text:p>
          </table:table-cell>
          <table:table-cell office:value-type="float" office:value="0" calcext:value-type="float">
            <text:p>0</text:p>
          </table:table-cell>
          <table:table-cell office:value-type="float" office:value="7076.35294117647" calcext:value-type="float">
            <text:p>7076.35294117647</text:p>
          </table:table-cell>
          <table:table-cell office:value-type="float" office:value="50.7388483432993" calcext:value-type="float">
            <text:p>50.7388483432993</text:p>
          </table:table-cell>
          <table:table-cell office:value-type="float" office:value="0" calcext:value-type="float">
            <text:p>0</text:p>
          </table:table-cell>
          <table:table-cell office:value-type="float" office:value="7176.11764705882" calcext:value-type="float">
            <text:p>7176.11764705882</text:p>
          </table:table-cell>
          <table:table-cell office:value-type="float" office:value="45.7941243525435" calcext:value-type="float">
            <text:p>45.7941243525435</text:p>
          </table:table-cell>
          <table:table-cell office:value-type="float" office:value="0.217647058823529" calcext:value-type="float">
            <text:p>0.217647058823529</text:p>
          </table:table-cell>
          <table:table-cell office:value-type="float" office:value="366.352941176471" calcext:value-type="float">
            <text:p>366.352941176471</text:p>
          </table:table-cell>
          <table:table-cell office:value-type="float" office:value="146.177960717629" calcext:value-type="float">
            <text:p>146.177960717629</text:p>
          </table:table-cell>
          <table:table-cell office:value-type="float" office:value="0.1" calcext:value-type="float">
            <text:p>0.1</text:p>
          </table:table-cell>
          <table:table-cell office:value-type="float" office:value="539.470588235294" calcext:value-type="float">
            <text:p>539.470588235294</text:p>
          </table:table-cell>
          <table:table-cell office:value-type="float" office:value="134.682511657225" calcext:value-type="float">
            <text:p>134.682511657225</text:p>
          </table:table-cell>
          <table:table-cell table:number-columns-repeated="99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office:value-type="float" office:value="0.723529411764706" calcext:value-type="float">
            <text:p>0.723529411764706</text:p>
          </table:table-cell>
          <table:table-cell office:value-type="float" office:value="0" calcext:value-type="float">
            <text:p>0</text:p>
          </table:table-cell>
          <table:table-cell office:value-type="float" office:value="155.705390365494" calcext:value-type="float">
            <text:p>155.705390365494</text:p>
          </table:table-cell>
          <table:table-cell office:value-type="float" office:value="0" calcext:value-type="float">
            <text:p>0</text:p>
          </table:table-cell>
          <table:table-cell office:value-type="float" office:value="1.82352941176471" calcext:value-type="float">
            <text:p>1.82352941176471</text:p>
          </table:table-cell>
          <table:table-cell office:value-type="float" office:value="5.80645161290323" calcext:value-type="float">
            <text:p>5.8064516129032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.38330170777989" calcext:value-type="float">
            <text:p>8.38330170777989</text:p>
          </table:table-cell>
          <table:table-cell office:value-type="float" office:value="0" calcext:value-type="float">
            <text:p>0</text:p>
          </table:table-cell>
          <table:table-cell office:value-type="float" office:value="9243.11764705882" calcext:value-type="float">
            <text:p>9243.11764705882</text:p>
          </table:table-cell>
          <table:table-cell office:value-type="float" office:value="47.4326018022742" calcext:value-type="float">
            <text:p>47.4326018022742</text:p>
          </table:table-cell>
          <table:table-cell office:value-type="float" office:value="0" calcext:value-type="float">
            <text:p>0</text:p>
          </table:table-cell>
          <table:table-cell office:value-type="float" office:value="9207.23529411765" calcext:value-type="float">
            <text:p>9207.23529411765</text:p>
          </table:table-cell>
          <table:table-cell office:value-type="float" office:value="54.476373081449" calcext:value-type="float">
            <text:p>54.476373081449</text:p>
          </table:table-cell>
          <table:table-cell office:value-type="float" office:value="0" calcext:value-type="float">
            <text:p>0</text:p>
          </table:table-cell>
          <table:table-cell office:value-type="float" office:value="7059.11764705882" calcext:value-type="float">
            <text:p>7059.11764705882</text:p>
          </table:table-cell>
          <table:table-cell office:value-type="float" office:value="53.985276653969" calcext:value-type="float">
            <text:p>53.985276653969</text:p>
          </table:table-cell>
          <table:table-cell office:value-type="float" office:value="0" calcext:value-type="float">
            <text:p>0</text:p>
          </table:table-cell>
          <table:table-cell office:value-type="float" office:value="7210.05882352941" calcext:value-type="float">
            <text:p>7210.05882352941</text:p>
          </table:table-cell>
          <table:table-cell office:value-type="float" office:value="46.9518779015857" calcext:value-type="float">
            <text:p>46.9518779015857</text:p>
          </table:table-cell>
          <table:table-cell office:value-type="float" office:value="0.2" calcext:value-type="float">
            <text:p>0.2</text:p>
          </table:table-cell>
          <table:table-cell office:value-type="float" office:value="373.058823529412" calcext:value-type="float">
            <text:p>373.058823529412</text:p>
          </table:table-cell>
          <table:table-cell office:value-type="float" office:value="138.123646600583" calcext:value-type="float">
            <text:p>138.123646600583</text:p>
          </table:table-cell>
          <table:table-cell office:value-type="float" office:value="0.152941176470588" calcext:value-type="float">
            <text:p>0.152941176470588</text:p>
          </table:table-cell>
          <table:table-cell office:value-type="float" office:value="608.058823529412" calcext:value-type="float">
            <text:p>608.058823529412</text:p>
          </table:table-cell>
          <table:table-cell office:value-type="float" office:value="105.919135722372" calcext:value-type="float">
            <text:p>105.919135722372</text:p>
          </table:table-cell>
          <table:table-cell table:number-columns-repeated="99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00" calcext:value-type="float">
            <text:p>500</text:p>
          </table:table-cell>
          <table:table-cell office:value-type="float" office:value="0.794117647058823" calcext:value-type="float">
            <text:p>0.7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157.194817165372" calcext:value-type="float">
            <text:p>157.194817165372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10.2222222222222" calcext:value-type="float">
            <text:p>10.222222222222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6.28899487723017" calcext:value-type="float">
            <text:p>6.28899487723017</text:p>
          </table:table-cell>
          <table:table-cell office:value-type="float" office:value="0" calcext:value-type="float">
            <text:p>0</text:p>
          </table:table-cell>
          <table:table-cell office:value-type="float" office:value="9599.76470588235" calcext:value-type="float">
            <text:p>9599.76470588235</text:p>
          </table:table-cell>
          <table:table-cell office:value-type="float" office:value="41.378444712818" calcext:value-type="float">
            <text:p>41.378444712818</text:p>
          </table:table-cell>
          <table:table-cell office:value-type="float" office:value="0" calcext:value-type="float">
            <text:p>0</text:p>
          </table:table-cell>
          <table:table-cell office:value-type="float" office:value="9594.94117647059" calcext:value-type="float">
            <text:p>9594.94117647059</text:p>
          </table:table-cell>
          <table:table-cell office:value-type="float" office:value="46.7536356473994" calcext:value-type="float">
            <text:p>46.7536356473994</text:p>
          </table:table-cell>
          <table:table-cell office:value-type="float" office:value="0" calcext:value-type="float">
            <text:p>0</text:p>
          </table:table-cell>
          <table:table-cell office:value-type="float" office:value="7082.64705882353" calcext:value-type="float">
            <text:p>7082.64705882353</text:p>
          </table:table-cell>
          <table:table-cell office:value-type="float" office:value="43.2228970101233" calcext:value-type="float">
            <text:p>43.2228970101233</text:p>
          </table:table-cell>
          <table:table-cell office:value-type="float" office:value="0" calcext:value-type="float">
            <text:p>0</text:p>
          </table:table-cell>
          <table:table-cell office:value-type="float" office:value="7117.29411764706" calcext:value-type="float">
            <text:p>7117.29411764706</text:p>
          </table:table-cell>
          <table:table-cell office:value-type="float" office:value="41.8588194820403" calcext:value-type="float">
            <text:p>41.8588194820403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392.294117647059" calcext:value-type="float">
            <text:p>392.294117647059</text:p>
          </table:table-cell>
          <table:table-cell office:value-type="float" office:value="159.629612598167" calcext:value-type="float">
            <text:p>159.629612598167</text:p>
          </table:table-cell>
          <table:table-cell office:value-type="float" office:value="0.147058823529412" calcext:value-type="float">
            <text:p>0.147058823529412</text:p>
          </table:table-cell>
          <table:table-cell office:value-type="float" office:value="795.176470588235" calcext:value-type="float">
            <text:p>795.176470588235</text:p>
          </table:table-cell>
          <table:table-cell office:value-type="float" office:value="117.214365581636" calcext:value-type="float">
            <text:p>117.214365581636</text:p>
          </table:table-cell>
          <table:table-cell table:number-columns-repeated="99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00" calcext:value-type="float">
            <text:p>500</text:p>
          </table:table-cell>
          <table:table-cell office:value-type="float" office:value="0.676470588235294" calcext:value-type="float">
            <text:p>0.67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158.507820987859" calcext:value-type="float">
            <text:p>158.507820987859</text:p>
          </table:table-cell>
          <table:table-cell office:value-type="float" office:value="0" calcext:value-type="float">
            <text:p>0</text:p>
          </table:table-cell>
          <table:table-cell office:value-type="float" office:value="1.70588235294118" calcext:value-type="float">
            <text:p>1.70588235294118</text:p>
          </table:table-cell>
          <table:table-cell office:value-type="float" office:value="5.96551724137931" calcext:value-type="float">
            <text:p>5.9655172413793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6.91674530774877" calcext:value-type="float">
            <text:p>6.91674530774877</text:p>
          </table:table-cell>
          <table:table-cell office:value-type="float" office:value="0" calcext:value-type="float">
            <text:p>0</text:p>
          </table:table-cell>
          <table:table-cell office:value-type="float" office:value="9279.29411764706" calcext:value-type="float">
            <text:p>9279.29411764706</text:p>
          </table:table-cell>
          <table:table-cell office:value-type="float" office:value="42.257136012242" calcext:value-type="float">
            <text:p>42.257136012242</text:p>
          </table:table-cell>
          <table:table-cell office:value-type="float" office:value="0" calcext:value-type="float">
            <text:p>0</text:p>
          </table:table-cell>
          <table:table-cell office:value-type="float" office:value="9810.52941176471" calcext:value-type="float">
            <text:p>9810.52941176471</text:p>
          </table:table-cell>
          <table:table-cell office:value-type="float" office:value="43.4757982089924" calcext:value-type="float">
            <text:p>43.4757982089924</text:p>
          </table:table-cell>
          <table:table-cell office:value-type="float" office:value="0" calcext:value-type="float">
            <text:p>0</text:p>
          </table:table-cell>
          <table:table-cell office:value-type="float" office:value="7343.58823529412" calcext:value-type="float">
            <text:p>7343.58823529412</text:p>
          </table:table-cell>
          <table:table-cell office:value-type="float" office:value="44.5888527558098" calcext:value-type="float">
            <text:p>44.5888527558098</text:p>
          </table:table-cell>
          <table:table-cell office:value-type="float" office:value="0" calcext:value-type="float">
            <text:p>0</text:p>
          </table:table-cell>
          <table:table-cell office:value-type="float" office:value="7212.70588235294" calcext:value-type="float">
            <text:p>7212.70588235294</text:p>
          </table:table-cell>
          <table:table-cell office:value-type="float" office:value="53.5174922512395" calcext:value-type="float">
            <text:p>53.5174922512395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423.294117647059" calcext:value-type="float">
            <text:p>423.294117647059</text:p>
          </table:table-cell>
          <table:table-cell office:value-type="float" office:value="143.304722576554" calcext:value-type="float">
            <text:p>143.304722576554</text:p>
          </table:table-cell>
          <table:table-cell office:value-type="float" office:value="0.1" calcext:value-type="float">
            <text:p>0.1</text:p>
          </table:table-cell>
          <table:table-cell office:value-type="float" office:value="678.352941176471" calcext:value-type="float">
            <text:p>678.352941176471</text:p>
          </table:table-cell>
          <table:table-cell office:value-type="float" office:value="138.495700465687" calcext:value-type="float">
            <text:p>138.495700465687</text:p>
          </table:table-cell>
          <table:table-cell table:number-columns-repeated="99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00" calcext:value-type="float">
            <text:p>500</text:p>
          </table:table-cell>
          <table:table-cell office:value-type="float" office:value="0.723529411764706" calcext:value-type="float">
            <text:p>0.723529411764706</text:p>
          </table:table-cell>
          <table:table-cell office:value-type="float" office:value="0" calcext:value-type="float">
            <text:p>0</text:p>
          </table:table-cell>
          <table:table-cell office:value-type="float" office:value="179.766219471029" calcext:value-type="float">
            <text:p>179.766219471029</text:p>
          </table:table-cell>
          <table:table-cell office:value-type="float" office:value="0" calcext:value-type="float">
            <text:p>0</text:p>
          </table:table-cell>
          <table:table-cell office:value-type="float" office:value="1.94117647058824" calcext:value-type="float">
            <text:p>1.94117647058824</text:p>
          </table:table-cell>
          <table:table-cell office:value-type="float" office:value="7.78787878787879" calcext:value-type="float">
            <text:p>7.7878787878787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1.1453926398145" calcext:value-type="float">
            <text:p>11.1453926398145</text:p>
          </table:table-cell>
          <table:table-cell office:value-type="float" office:value="0" calcext:value-type="float">
            <text:p>0</text:p>
          </table:table-cell>
          <table:table-cell office:value-type="float" office:value="9282.41176470588" calcext:value-type="float">
            <text:p>9282.41176470588</text:p>
          </table:table-cell>
          <table:table-cell office:value-type="float" office:value="49.7538003945938" calcext:value-type="float">
            <text:p>49.7538003945938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517.76470588235" calcext:value-type="float">
            <text:p>9517.76470588235</text:p>
          </table:table-cell>
          <table:table-cell office:value-type="float" office:value="47.8657665611566" calcext:value-type="float">
            <text:p>47.8657665611566</text:p>
          </table:table-cell>
          <table:table-cell office:value-type="float" office:value="0" calcext:value-type="float">
            <text:p>0</text:p>
          </table:table-cell>
          <table:table-cell office:value-type="float" office:value="7201.88235294118" calcext:value-type="float">
            <text:p>7201.88235294118</text:p>
          </table:table-cell>
          <table:table-cell office:value-type="float" office:value="49.5352732566988" calcext:value-type="float">
            <text:p>49.5352732566988</text:p>
          </table:table-cell>
          <table:table-cell office:value-type="float" office:value="0" calcext:value-type="float">
            <text:p>0</text:p>
          </table:table-cell>
          <table:table-cell office:value-type="float" office:value="6973.76470588235" calcext:value-type="float">
            <text:p>6973.76470588235</text:p>
          </table:table-cell>
          <table:table-cell office:value-type="float" office:value="49.9765742280337" calcext:value-type="float">
            <text:p>49.9765742280337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321.647058823529" calcext:value-type="float">
            <text:p>321.647058823529</text:p>
          </table:table-cell>
          <table:table-cell office:value-type="float" office:value="161.28392993469" calcext:value-type="float">
            <text:p>161.28392993469</text:p>
          </table:table-cell>
          <table:table-cell office:value-type="float" office:value="0.117647058823529" calcext:value-type="float">
            <text:p>0.117647058823529</text:p>
          </table:table-cell>
          <table:table-cell office:value-type="float" office:value="635.058823529412" calcext:value-type="float">
            <text:p>635.058823529412</text:p>
          </table:table-cell>
          <table:table-cell office:value-type="float" office:value="109.975247454974" calcext:value-type="float">
            <text:p>109.975247454974</text:p>
          </table:table-cell>
          <table:table-cell table:number-columns-repeated="99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00" calcext:value-type="float">
            <text:p>500</text:p>
          </table:table-cell>
          <table:table-cell office:value-type="float" office:value="0.770588235294118" calcext:value-type="float">
            <text:p>0.77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166.055866087119" calcext:value-type="float">
            <text:p>166.055866087119</text:p>
          </table:table-cell>
          <table:table-cell office:value-type="float" office:value="0" calcext:value-type="float">
            <text:p>0</text:p>
          </table:table-cell>
          <table:table-cell office:value-type="float" office:value="1.94117647058824" calcext:value-type="float">
            <text:p>1.94117647058824</text:p>
          </table:table-cell>
          <table:table-cell office:value-type="float" office:value="10.6363636363636" calcext:value-type="float">
            <text:p>10.636363636363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3.767789373814" calcext:value-type="float">
            <text:p>13.767789373814</text:p>
          </table:table-cell>
          <table:table-cell office:value-type="float" office:value="0" calcext:value-type="float">
            <text:p>0</text:p>
          </table:table-cell>
          <table:table-cell office:value-type="float" office:value="9711.70588235294" calcext:value-type="float">
            <text:p>9711.70588235294</text:p>
          </table:table-cell>
          <table:table-cell office:value-type="float" office:value="32.0186674613898" calcext:value-type="float">
            <text:p>32.0186674613898</text:p>
          </table:table-cell>
          <table:table-cell office:value-type="float" office:value="0" calcext:value-type="float">
            <text:p>0</text:p>
          </table:table-cell>
          <table:table-cell office:value-type="float" office:value="9051.29411764706" calcext:value-type="float">
            <text:p>9051.29411764706</text:p>
          </table:table-cell>
          <table:table-cell office:value-type="float" office:value="38.8134360893217" calcext:value-type="float">
            <text:p>38.8134360893217</text:p>
          </table:table-cell>
          <table:table-cell office:value-type="float" office:value="0" calcext:value-type="float">
            <text:p>0</text:p>
          </table:table-cell>
          <table:table-cell office:value-type="float" office:value="6689.88235294118" calcext:value-type="float">
            <text:p>6689.88235294118</text:p>
          </table:table-cell>
          <table:table-cell office:value-type="float" office:value="45.9731595231238" calcext:value-type="float">
            <text:p>45.9731595231238</text:p>
          </table:table-cell>
          <table:table-cell office:value-type="float" office:value="0" calcext:value-type="float">
            <text:p>0</text:p>
          </table:table-cell>
          <table:table-cell office:value-type="float" office:value="7333.11764705882" calcext:value-type="float">
            <text:p>7333.11764705882</text:p>
          </table:table-cell>
          <table:table-cell office:value-type="float" office:value="48.8176205350411" calcext:value-type="float">
            <text:p>48.8176205350411</text:p>
          </table:table-cell>
          <table:table-cell office:value-type="float" office:value="0.217647058823529" calcext:value-type="float">
            <text:p>0.217647058823529</text:p>
          </table:table-cell>
          <table:table-cell office:value-type="float" office:value="376.941176470588" calcext:value-type="float">
            <text:p>376.941176470588</text:p>
          </table:table-cell>
          <table:table-cell office:value-type="float" office:value="140.064883959089" calcext:value-type="float">
            <text:p>140.064883959089</text:p>
          </table:table-cell>
          <table:table-cell office:value-type="float" office:value="0.105882352941176" calcext:value-type="float">
            <text:p>0.105882352941176</text:p>
          </table:table-cell>
          <table:table-cell office:value-type="float" office:value="675.058823529412" calcext:value-type="float">
            <text:p>675.058823529412</text:p>
          </table:table-cell>
          <table:table-cell office:value-type="float" office:value="121.597613592677" calcext:value-type="float">
            <text:p>121.597613592677</text:p>
          </table:table-cell>
          <table:table-cell table:number-columns-repeated="99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00" calcext:value-type="float">
            <text:p>500</text:p>
          </table:table-cell>
          <table:table-cell office:value-type="float" office:value="0.729411764705882" calcext:value-type="float">
            <text:p>0.72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170.022635634458" calcext:value-type="float">
            <text:p>170.022635634458</text:p>
          </table:table-cell>
          <table:table-cell office:value-type="float" office:value="0" calcext:value-type="float">
            <text:p>0</text:p>
          </table:table-cell>
          <table:table-cell office:value-type="float" office:value="1.64705882352941" calcext:value-type="float">
            <text:p>1.64705882352941</text:p>
          </table:table-cell>
          <table:table-cell office:value-type="float" office:value="11.5" calcext:value-type="float">
            <text:p>11.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.37060590001766" calcext:value-type="float">
            <text:p>7.37060590001766</text:p>
          </table:table-cell>
          <table:table-cell office:value-type="float" office:value="0" calcext:value-type="float">
            <text:p>0</text:p>
          </table:table-cell>
          <table:table-cell office:value-type="float" office:value="9480.70588235294" calcext:value-type="float">
            <text:p>9480.70588235294</text:p>
          </table:table-cell>
          <table:table-cell office:value-type="float" office:value="39.8128647178446" calcext:value-type="float">
            <text:p>39.8128647178446</text:p>
          </table:table-cell>
          <table:table-cell office:value-type="float" office:value="0" calcext:value-type="float">
            <text:p>0</text:p>
          </table:table-cell>
          <table:table-cell office:value-type="float" office:value="9129.23529411765" calcext:value-type="float">
            <text:p>9129.23529411765</text:p>
          </table:table-cell>
          <table:table-cell office:value-type="float" office:value="40.6676013561167" calcext:value-type="float">
            <text:p>40.6676013561167</text:p>
          </table:table-cell>
          <table:table-cell office:value-type="float" office:value="0" calcext:value-type="float">
            <text:p>0</text:p>
          </table:table-cell>
          <table:table-cell office:value-type="float" office:value="7536.88235294118" calcext:value-type="float">
            <text:p>7536.88235294118</text:p>
          </table:table-cell>
          <table:table-cell office:value-type="float" office:value="43.6732353639639" calcext:value-type="float">
            <text:p>43.6732353639639</text:p>
          </table:table-cell>
          <table:table-cell office:value-type="float" office:value="0" calcext:value-type="float">
            <text:p>0</text:p>
          </table:table-cell>
          <table:table-cell office:value-type="float" office:value="6920.58823529412" calcext:value-type="float">
            <text:p>6920.58823529412</text:p>
          </table:table-cell>
          <table:table-cell office:value-type="float" office:value="52.2772673814486" calcext:value-type="float">
            <text:p>52.2772673814486</text:p>
          </table:table-cell>
          <table:table-cell office:value-type="float" office:value="0.247058823529412" calcext:value-type="float">
            <text:p>0.247058823529412</text:p>
          </table:table-cell>
          <table:table-cell office:value-type="float" office:value="305.941176470588" calcext:value-type="float">
            <text:p>305.941176470588</text:p>
          </table:table-cell>
          <table:table-cell office:value-type="float" office:value="136.290896027996" calcext:value-type="float">
            <text:p>136.290896027996</text:p>
          </table:table-cell>
          <table:table-cell office:value-type="float" office:value="0.123529411764706" calcext:value-type="float">
            <text:p>0.123529411764706</text:p>
          </table:table-cell>
          <table:table-cell office:value-type="float" office:value="711.647058823529" calcext:value-type="float">
            <text:p>711.647058823529</text:p>
          </table:table-cell>
          <table:table-cell office:value-type="float" office:value="107.573467387314" calcext:value-type="float">
            <text:p>107.573467387314</text:p>
          </table:table-cell>
          <table:table-cell table:number-columns-repeated="99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00" calcext:value-type="float">
            <text:p>500</text:p>
          </table:table-cell>
          <table:table-cell office:value-type="float" office:value="0.629411764705882" calcext:value-type="float">
            <text:p>0.62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162.333140139369" calcext:value-type="float">
            <text:p>162.333140139369</text:p>
          </table:table-cell>
          <table:table-cell office:value-type="float" office:value="0" calcext:value-type="float">
            <text:p>0</text:p>
          </table:table-cell>
          <table:table-cell office:value-type="float" office:value="1.76470588235294" calcext:value-type="float">
            <text:p>1.76470588235294</text:p>
          </table:table-cell>
          <table:table-cell office:value-type="float" office:value="8.63333333333333" calcext:value-type="float">
            <text:p>8.6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.34399315281668" calcext:value-type="float">
            <text:p>7.34399315281668</text:p>
          </table:table-cell>
          <table:table-cell office:value-type="float" office:value="0" calcext:value-type="float">
            <text:p>0</text:p>
          </table:table-cell>
          <table:table-cell office:value-type="float" office:value="9936.70588235294" calcext:value-type="float">
            <text:p>9936.70588235294</text:p>
          </table:table-cell>
          <table:table-cell office:value-type="float" office:value="38.7193131942284" calcext:value-type="float">
            <text:p>38.7193131942284</text:p>
          </table:table-cell>
          <table:table-cell office:value-type="float" office:value="0" calcext:value-type="float">
            <text:p>0</text:p>
          </table:table-cell>
          <table:table-cell office:value-type="float" office:value="9530.52941176471" calcext:value-type="float">
            <text:p>9530.52941176471</text:p>
          </table:table-cell>
          <table:table-cell office:value-type="float" office:value="36.1091741230803" calcext:value-type="float">
            <text:p>36.1091741230803</text:p>
          </table:table-cell>
          <table:table-cell office:value-type="float" office:value="0" calcext:value-type="float">
            <text:p>0</text:p>
          </table:table-cell>
          <table:table-cell office:value-type="float" office:value="6769.17647058824" calcext:value-type="float">
            <text:p>6769.17647058824</text:p>
          </table:table-cell>
          <table:table-cell office:value-type="float" office:value="49.391668679535" calcext:value-type="float">
            <text:p>49.391668679535</text:p>
          </table:table-cell>
          <table:table-cell office:value-type="float" office:value="0" calcext:value-type="float">
            <text:p>0</text:p>
          </table:table-cell>
          <table:table-cell office:value-type="float" office:value="7030.76470588235" calcext:value-type="float">
            <text:p>7030.76470588235</text:p>
          </table:table-cell>
          <table:table-cell office:value-type="float" office:value="52.7122570458789" calcext:value-type="float">
            <text:p>52.7122570458789</text:p>
          </table:table-cell>
          <table:table-cell office:value-type="float" office:value="0.170588235294118" calcext:value-type="float">
            <text:p>0.170588235294118</text:p>
          </table:table-cell>
          <table:table-cell office:value-type="float" office:value="379.764705882353" calcext:value-type="float">
            <text:p>379.764705882353</text:p>
          </table:table-cell>
          <table:table-cell office:value-type="float" office:value="136.334796438583" calcext:value-type="float">
            <text:p>136.334796438583</text:p>
          </table:table-cell>
          <table:table-cell office:value-type="float" office:value="0.147058823529412" calcext:value-type="float">
            <text:p>0.147058823529412</text:p>
          </table:table-cell>
          <table:table-cell office:value-type="float" office:value="716.529411764706" calcext:value-type="float">
            <text:p>716.529411764706</text:p>
          </table:table-cell>
          <table:table-cell office:value-type="float" office:value="141.404920723235" calcext:value-type="float">
            <text:p>141.404920723235</text:p>
          </table:table-cell>
          <table:table-cell table:number-columns-repeated="99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00" calcext:value-type="float">
            <text:p>500</text:p>
          </table:table-cell>
          <table:table-cell office:value-type="float" office:value="0.782352941176471" calcext:value-type="float">
            <text:p>0.782352941176471</text:p>
          </table:table-cell>
          <table:table-cell office:value-type="float" office:value="0" calcext:value-type="float">
            <text:p>0</text:p>
          </table:table-cell>
          <table:table-cell office:value-type="float" office:value="171.298138125018" calcext:value-type="float">
            <text:p>171.298138125018</text:p>
          </table:table-cell>
          <table:table-cell office:value-type="float" office:value="0" calcext:value-type="float">
            <text:p>0</text:p>
          </table:table-cell>
          <table:table-cell office:value-type="float" office:value="1.76470588235294" calcext:value-type="float">
            <text:p>1.76470588235294</text:p>
          </table:table-cell>
          <table:table-cell office:value-type="float" office:value="6.76666666666667" calcext:value-type="float">
            <text:p>6.7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8.27458761282291" calcext:value-type="float">
            <text:p>8.27458761282291</text:p>
          </table:table-cell>
          <table:table-cell office:value-type="float" office:value="0" calcext:value-type="float">
            <text:p>0</text:p>
          </table:table-cell>
          <table:table-cell office:value-type="float" office:value="9189.23529411765" calcext:value-type="float">
            <text:p>9189.23529411765</text:p>
          </table:table-cell>
          <table:table-cell office:value-type="float" office:value="47.8895127006047" calcext:value-type="float">
            <text:p>47.8895127006047</text:p>
          </table:table-cell>
          <table:table-cell office:value-type="float" office:value="0" calcext:value-type="float">
            <text:p>0</text:p>
          </table:table-cell>
          <table:table-cell office:value-type="float" office:value="8822.29411764706" calcext:value-type="float">
            <text:p>8822.29411764706</text:p>
          </table:table-cell>
          <table:table-cell office:value-type="float" office:value="46.6505246163638" calcext:value-type="float">
            <text:p>46.6505246163638</text:p>
          </table:table-cell>
          <table:table-cell office:value-type="float" office:value="0" calcext:value-type="float">
            <text:p>0</text:p>
          </table:table-cell>
          <table:table-cell office:value-type="float" office:value="7232.94117647059" calcext:value-type="float">
            <text:p>7232.94117647059</text:p>
          </table:table-cell>
          <table:table-cell office:value-type="float" office:value="51.4579597213802" calcext:value-type="float">
            <text:p>51.4579597213802</text:p>
          </table:table-cell>
          <table:table-cell office:value-type="float" office:value="0" calcext:value-type="float">
            <text:p>0</text:p>
          </table:table-cell>
          <table:table-cell office:value-type="float" office:value="7081.23529411765" calcext:value-type="float">
            <text:p>7081.23529411765</text:p>
          </table:table-cell>
          <table:table-cell office:value-type="float" office:value="57.8694919098575" calcext:value-type="float">
            <text:p>57.8694919098575</text:p>
          </table:table-cell>
          <table:table-cell office:value-type="float" office:value="0.164705882352941" calcext:value-type="float">
            <text:p>0.164705882352941</text:p>
          </table:table-cell>
          <table:table-cell office:value-type="float" office:value="377.705882352941" calcext:value-type="float">
            <text:p>377.705882352941</text:p>
          </table:table-cell>
          <table:table-cell office:value-type="float" office:value="147.400682382757" calcext:value-type="float">
            <text:p>147.400682382757</text:p>
          </table:table-cell>
          <table:table-cell office:value-type="float" office:value="0.111764705882353" calcext:value-type="float">
            <text:p>0.111764705882353</text:p>
          </table:table-cell>
          <table:table-cell office:value-type="float" office:value="601.176470588235" calcext:value-type="float">
            <text:p>601.176470588235</text:p>
          </table:table-cell>
          <table:table-cell office:value-type="float" office:value="132.248596252636" calcext:value-type="float">
            <text:p>132.248596252636</text:p>
          </table:table-cell>
          <table:table-cell table:number-columns-repeated="99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6" table:number-columns-repeated="4"/>
          <table:table-cell table:number-columns-repeated="1019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idue" table:style-name="ta1">
        <table:shapes>
          <draw:frame draw:z-index="0" draw:style-name="gr1" draw:text-style-name="P1" svg:width="25.737cm" svg:height="14.556cm" svg:x="0cm" svg:y="41.517cm">
            <draw:object draw:notify-on-update-of-ranges="Residue.B87:Residue.B90 Residue.C86:Residue.C86 Residue.C87:Residue.C90 Residue.B87:Residue.B90 Residue.F86:Residue.F86 Residue.F87:Residue.F90 Residue.B87:Residue.B90 Residue.I86:Residue.I86 Residue.I87:Residue.I90 Residue.B87:Residue.B90 Residue.L86:Residue.L86 Residue.L87:Residue.L90 Residue.B87:Residue.B90 Residue.O86:Residue.O86 Residue.O87:Residue.O90 Residue.B87:Residue.B90 Residue.R86:Residue.R86 Residue.R87:Residue.R90 Residue.B87:Residue.B90 Residue.U86:Residue.U86 Residue.U87:Residue.U90 Residue.B87:Residue.B90 Residue.X86:Residue.X86 Residue.X87:Residue.X90 Residue.B87:Residue.B90 Residue.AA86:Residue.AA86 Residue.AA87:Residue.AA9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7"/>
        <table:table-column table:style-name="co9" table:default-cell-style-name="ce7"/>
        <table:table-column table:style-name="co3" table:default-cell-style-name="ce7"/>
        <table:table-column table:style-name="co4" table:visibility="collapse" table:default-cell-style-name="ce7"/>
        <table:table-column table:style-name="co3" table:visibility="collapse" table:default-cell-style-name="ce7"/>
        <table:table-column table:style-name="co5" table:default-cell-style-name="ce7"/>
        <table:table-column table:style-name="co6" table:visibility="collapse" table:default-cell-style-name="ce7"/>
        <table:table-column table:style-name="co3" table:visibility="collapse" table:default-cell-style-name="ce7"/>
        <table:table-column table:style-name="co5" table:default-cell-style-name="ce7"/>
        <table:table-column table:style-name="co7" table:visibility="collapse" table:default-cell-style-name="ce7"/>
        <table:table-column table:style-name="co3" table:visibility="collapse" table:default-cell-style-name="ce7"/>
        <table:table-column table:style-name="co5" table:default-cell-style-name="ce7"/>
        <table:table-column table:style-name="co6" table:visibility="collapse" table:default-cell-style-name="ce7"/>
        <table:table-column table:style-name="co3" table:visibility="collapse" table:default-cell-style-name="ce7"/>
        <table:table-column table:style-name="co5" table:default-cell-style-name="ce7"/>
        <table:table-column table:style-name="co3" table:visibility="collapse" table:number-columns-repeated="2" table:default-cell-style-name="ce7"/>
        <table:table-column table:style-name="co5" table:default-cell-style-name="ce7"/>
        <table:table-column table:style-name="co6" table:visibility="collapse" table:default-cell-style-name="ce7"/>
        <table:table-column table:style-name="co3" table:visibility="collapse" table:default-cell-style-name="ce7"/>
        <table:table-column table:style-name="co5" table:default-cell-style-name="ce7"/>
        <table:table-column table:style-name="co3" table:visibility="collapse" table:number-columns-repeated="2" table:default-cell-style-name="ce7"/>
        <table:table-column table:style-name="co5" table:default-cell-style-name="Default"/>
        <table:table-column table:style-name="co6" table:visibility="collapse" table:default-cell-style-name="Default"/>
        <table:table-column table:style-name="co3" table:visibility="collapse" table:default-cell-style-name="Default"/>
        <table:table-column table:style-name="co8" table:default-cell-style-name="ce7"/>
        <table:table-column table:style-name="co8" table:visibility="collapse" table:number-columns-repeated="2" table:default-cell-style-name="ce7"/>
        <table:table-column table:style-name="co8" table:number-columns-repeated="995" table:default-cell-style-name="ce7"/>
        <table:table-row table:style-name="ro1">
          <table:table-cell table:style-name="ce6" office:value-type="string" calcext:value-type="string">
            <text:p>int(self)</text:p>
          </table:table-cell>
          <table:table-cell table:style-name="ce6" office:value-type="string" calcext:value-type="string">
            <text:p>disturbance_cycles</text:p>
          </table:table-cell>
          <table:table-cell office:value-type="string" calcext:value-type="string">
            <text:p><text:span text:style-name="T1">NonCom R</text:span>esidue</text:p>
          </table:table-cell>
          <table:table-cell office:value-type="string" calcext:value-type="string">
            <text:p><text:span text:style-name="T1">NonCom </text:span>avg_traffic</text:p>
          </table:table-cell>
          <table:table-cell office:value-type="string" calcext:value-type="string">
            <text:p><text:span text:style-name="T1">NonCom </text:span>t_avgs</text:p>
          </table:table-cell>
          <table:table-cell office:value-type="string" calcext:value-type="string">
            <text:p><text:span text:style-name="T1">BB </text:span>Residue</text:p>
          </table:table-cell>
          <table:table-cell office:value-type="string" calcext:value-type="string">
            <text:p><text:span text:style-name="T1">BB </text:span>avg_traffic</text:p>
          </table:table-cell>
          <table:table-cell office:value-type="string" calcext:value-type="string">
            <text:p><text:span text:style-name="T1">BB</text:span> t_avgs</text:p>
          </table:table-cell>
          <table:table-cell office:value-type="string" calcext:value-type="string">
            <text:p><text:span text:style-name="T1">DM </text:span>Residue</text:p>
          </table:table-cell>
          <table:table-cell office:value-type="string" calcext:value-type="string">
            <text:p><text:span text:style-name="T1">DM</text:span> avg_traffic</text:p>
          </table:table-cell>
          <table:table-cell office:value-type="string" calcext:value-type="string">
            <text:p><text:span text:style-name="T1">DM </text:span>t_avgs</text:p>
          </table:table-cell>
          <table:table-cell office:value-type="string" calcext:value-type="string">
            <text:p><text:span text:style-name="T1">AE PUSH R</text:span>esidue</text:p>
          </table:table-cell>
          <table:table-cell office:value-type="string" calcext:value-type="string">
            <text:p><text:span text:style-name="T2">AE PUSH </text:span><text:span text:style-name="T3">avg_traffic</text:span></text:p>
          </table:table-cell>
          <table:table-cell office:value-type="string" calcext:value-type="string">
            <text:p><text:span text:style-name="T1">AE PUSH </text:span>t_avgs</text:p>
          </table:table-cell>
          <table:table-cell office:value-type="string" calcext:value-type="string">
            <text:p><text:span text:style-name="T1">AE PULL R</text:span>esidue</text:p>
          </table:table-cell>
          <table:table-cell office:value-type="string" calcext:value-type="string">
            <text:p><text:span text:style-name="T1">AE PULL </text:span>avg_traffic</text:p>
          </table:table-cell>
          <table:table-cell office:value-type="string" calcext:value-type="string">
            <text:p><text:span text:style-name="T1">AE PULL </text:span>t_avgs</text:p>
          </table:table-cell>
          <table:table-cell office:value-type="string" calcext:value-type="string">
            <text:p><text:span text:style-name="T1">AE 1-PUSH </text:span>Residue</text:p>
          </table:table-cell>
          <table:table-cell office:value-type="string" calcext:value-type="string">
            <text:p><text:span text:style-name="T1">AE 1-PUSH </text:span>avg_traffic</text:p>
          </table:table-cell>
          <table:table-cell office:value-type="string" calcext:value-type="string">
            <text:p><text:span text:style-name="T1">AE 1-PUSH </text:span>t_avgs</text:p>
          </table:table-cell>
          <table:table-cell office:value-type="string" calcext:value-type="string">
            <text:p><text:span text:style-name="T1">AE 1-PULL R</text:span>esidue</text:p>
          </table:table-cell>
          <table:table-cell office:value-type="string" calcext:value-type="string">
            <text:p><text:span text:style-name="T1">AE 1-PULL </text:span>avg_traffic</text:p>
          </table:table-cell>
          <table:table-cell office:value-type="string" calcext:value-type="string">
            <text:p><text:span text:style-name="T1">AE 1-PULL </text:span>t_avgs</text:p>
          </table:table-cell>
          <table:table-cell table:style-name="ce7" office:value-type="string" calcext:value-type="string">
            <text:p><text:span text:style-name="T4">Rumor5</text:span> Residue</text:p>
          </table:table-cell>
          <table:table-cell table:style-name="ce7" office:value-type="string" calcext:value-type="string">
            <text:p><text:span text:style-name="T1">Rumor5 </text:span>avg_traffic</text:p>
          </table:table-cell>
          <table:table-cell table:style-name="ce7" office:value-type="string" calcext:value-type="string">
            <text:p><text:span text:style-name="T1">Rumor5 </text:span>t_avgs</text:p>
          </table:table-cell>
          <table:table-cell office:value-type="string" calcext:value-type="string">
            <text:p><text:span text:style-name="T4">Rumor10</text:span> Residue</text:p>
          </table:table-cell>
          <table:table-cell office:value-type="string" calcext:value-type="string">
            <text:p><text:span text:style-name="T1">Rumor10 </text:span>avg_traffic</text:p>
          </table:table-cell>
          <table:table-cell office:value-type="string" calcext:value-type="string">
            <text:p><text:span text:style-name="T1">Rumor10 </text:span>t_avgs</text:p>
          </table:table-cell>
          <table:table-cell table:style-name="ce6" table:number-columns-repeated="987"/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2564137767481" calcext:value-type="float">
            <text:p>20.2564137767481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17.4705882352941" calcext:value-type="float">
            <text:p>17.4705882352941</text:p>
          </table:table-cell>
          <table:table-cell office:value-type="float" office:value="5.14814814814815" calcext:value-type="float">
            <text:p>5.14814814814815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301" calcext:value-type="float">
            <text:p>301</text:p>
          </table:table-cell>
          <table:table-cell office:value-type="float" office:value="5.28546134172733" calcext:value-type="float">
            <text:p>5.28546134172733</text:p>
          </table:table-cell>
          <table:table-cell office:value-type="float" office:value="0.693771626297578" calcext:value-type="float">
            <text:p>0.693771626297578</text:p>
          </table:table-cell>
          <table:table-cell office:value-type="float" office:value="7041.88235294118" calcext:value-type="float">
            <text:p>7041.88235294118</text:p>
          </table:table-cell>
          <table:table-cell office:value-type="float" office:value="16.7551977287285" calcext:value-type="float">
            <text:p>16.7551977287285</text:p>
          </table:table-cell>
          <table:table-cell office:value-type="float" office:value="0.69838523644752" calcext:value-type="float">
            <text:p>0.69838523644752</text:p>
          </table:table-cell>
          <table:table-cell office:value-type="float" office:value="6663.64705882353" calcext:value-type="float">
            <text:p>6663.64705882353</text:p>
          </table:table-cell>
          <table:table-cell office:value-type="float" office:value="16.7443265919983" calcext:value-type="float">
            <text:p>16.7443265919983</text:p>
          </table:table-cell>
          <table:table-cell office:value-type="float" office:value="0.702998846597462" calcext:value-type="float">
            <text:p>0.702998846597462</text:p>
          </table:table-cell>
          <table:table-cell office:value-type="float" office:value="5139.88235294118" calcext:value-type="float">
            <text:p>5139.88235294118</text:p>
          </table:table-cell>
          <table:table-cell office:value-type="float" office:value="17.1700563493406" calcext:value-type="float">
            <text:p>17.1700563493406</text:p>
          </table:table-cell>
          <table:table-cell office:value-type="float" office:value="0.678200692041523" calcext:value-type="float">
            <text:p>0.678200692041523</text:p>
          </table:table-cell>
          <table:table-cell office:value-type="float" office:value="5161.23529411765" calcext:value-type="float">
            <text:p>5161.23529411765</text:p>
          </table:table-cell>
          <table:table-cell office:value-type="float" office:value="17.9799253937249" calcext:value-type="float">
            <text:p>17.9799253937249</text:p>
          </table:table-cell>
          <table:table-cell table:style-name="ce7" office:value-type="float" office:value="0.870818915801615" calcext:value-type="float">
            <text:p>0.870818915801615</text:p>
          </table:table-cell>
          <table:table-cell table:style-name="ce7" office:value-type="float" office:value="1319.29411764706" calcext:value-type="float">
            <text:p>1319.29411764706</text:p>
          </table:table-cell>
          <table:table-cell table:style-name="ce7" office:value-type="float" office:value="19.828942155418" calcext:value-type="float">
            <text:p>19.828942155418</text:p>
          </table:table-cell>
          <table:table-cell office:value-type="float" office:value="0.771626297577855" calcext:value-type="float">
            <text:p>0.771626297577855</text:p>
          </table:table-cell>
          <table:table-cell office:value-type="float" office:value="2509.82352941176" calcext:value-type="float">
            <text:p>2509.82352941176</text:p>
          </table:table-cell>
          <table:table-cell office:value-type="float" office:value="18.6632113555086" calcext:value-type="float">
            <text:p>18.6632113555086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997693194925029" calcext:value-type="float">
            <text:p>0.997693194925029</text:p>
          </table:table-cell>
          <table:table-cell office:value-type="float" office:value="0" calcext:value-type="float">
            <text:p>0</text:p>
          </table:table-cell>
          <table:table-cell office:value-type="float" office:value="19.9762406043134" calcext:value-type="float">
            <text:p>19.9762406043134</text:p>
          </table:table-cell>
          <table:table-cell office:value-type="float" office:value="0.294117647058824" calcext:value-type="float">
            <text:p>0.294117647058824</text:p>
          </table:table-cell>
          <table:table-cell office:value-type="float" office:value="16.5294117647059" calcext:value-type="float">
            <text:p>16.5294117647059</text:p>
          </table:table-cell>
          <table:table-cell office:value-type="float" office:value="5.59074733096085" calcext:value-type="float">
            <text:p>5.59074733096085</text:p>
          </table:table-cell>
          <table:table-cell office:value-type="float" office:value="0.303344867358708" calcext:value-type="float">
            <text:p>0.303344867358708</text:p>
          </table:table-cell>
          <table:table-cell office:value-type="float" office:value="302" calcext:value-type="float">
            <text:p>302</text:p>
          </table:table-cell>
          <table:table-cell office:value-type="float" office:value="4.81842193453566" calcext:value-type="float">
            <text:p>4.81842193453566</text:p>
          </table:table-cell>
          <table:table-cell office:value-type="float" office:value="0.674163783160323" calcext:value-type="float">
            <text:p>0.674163783160323</text:p>
          </table:table-cell>
          <table:table-cell office:value-type="float" office:value="6454.17647058824" calcext:value-type="float">
            <text:p>6454.17647058824</text:p>
          </table:table-cell>
          <table:table-cell office:value-type="float" office:value="16.7165211579291" calcext:value-type="float">
            <text:p>16.7165211579291</text:p>
          </table:table-cell>
          <table:table-cell office:value-type="float" office:value="0.70876585928489" calcext:value-type="float">
            <text:p>0.70876585928489</text:p>
          </table:table-cell>
          <table:table-cell office:value-type="float" office:value="6808.52941176471" calcext:value-type="float">
            <text:p>6808.52941176471</text:p>
          </table:table-cell>
          <table:table-cell office:value-type="float" office:value="17.0626068766204" calcext:value-type="float">
            <text:p>17.0626068766204</text:p>
          </table:table-cell>
          <table:table-cell office:value-type="float" office:value="0.68800461361015" calcext:value-type="float">
            <text:p>0.68800461361015</text:p>
          </table:table-cell>
          <table:table-cell office:value-type="float" office:value="5466.35294117647" calcext:value-type="float">
            <text:p>5466.35294117647</text:p>
          </table:table-cell>
          <table:table-cell office:value-type="float" office:value="17.4429233683842" calcext:value-type="float">
            <text:p>17.4429233683842</text:p>
          </table:table-cell>
          <table:table-cell office:value-type="float" office:value="0.648788927335641" calcext:value-type="float">
            <text:p>0.648788927335641</text:p>
          </table:table-cell>
          <table:table-cell office:value-type="float" office:value="5556" calcext:value-type="float">
            <text:p>5556</text:p>
          </table:table-cell>
          <table:table-cell office:value-type="float" office:value="17.0813743262912" calcext:value-type="float">
            <text:p>17.0813743262912</text:p>
          </table:table-cell>
          <table:table-cell table:style-name="ce7" office:value-type="float" office:value="0.925028835063437" calcext:value-type="float">
            <text:p>0.925028835063437</text:p>
          </table:table-cell>
          <table:table-cell table:style-name="ce7" office:value-type="float" office:value="1240.35294117647" calcext:value-type="float">
            <text:p>1240.35294117647</text:p>
          </table:table-cell>
          <table:table-cell table:style-name="ce7" office:value-type="float" office:value="19.8116159762976" calcext:value-type="float">
            <text:p>19.8116159762976</text:p>
          </table:table-cell>
          <table:table-cell office:value-type="float" office:value="0.75836216839677" calcext:value-type="float">
            <text:p>0.75836216839677</text:p>
          </table:table-cell>
          <table:table-cell office:value-type="float" office:value="2588.11764705882" calcext:value-type="float">
            <text:p>2588.11764705882</text:p>
          </table:table-cell>
          <table:table-cell office:value-type="float" office:value="18.5903361362372" calcext:value-type="float">
            <text:p>18.5903361362372</text:p>
          </table:table-cell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19.2526859271869" calcext:value-type="float">
            <text:p>19.2526859271869</text:p>
          </table:table-cell>
          <table:table-cell office:value-type="float" office:value="0.372549019607843" calcext:value-type="float">
            <text:p>0.372549019607843</text:p>
          </table:table-cell>
          <table:table-cell office:value-type="float" office:value="17.5882352941177" calcext:value-type="float">
            <text:p>17.5882352941177</text:p>
          </table:table-cell>
          <table:table-cell office:value-type="float" office:value="5.07023411371238" calcext:value-type="float">
            <text:p>5.07023411371238</text:p>
          </table:table-cell>
          <table:table-cell office:value-type="float" office:value="0.441176470588235" calcext:value-type="float">
            <text:p>0.441176470588235</text:p>
          </table:table-cell>
          <table:table-cell office:value-type="float" office:value="297" calcext:value-type="float">
            <text:p>297</text:p>
          </table:table-cell>
          <table:table-cell office:value-type="float" office:value="5.06158327737875" calcext:value-type="float">
            <text:p>5.06158327737875</text:p>
          </table:table-cell>
          <table:table-cell office:value-type="float" office:value="0.687427912341407" calcext:value-type="float">
            <text:p>0.687427912341407</text:p>
          </table:table-cell>
          <table:table-cell office:value-type="float" office:value="6877.64705882353" calcext:value-type="float">
            <text:p>6877.64705882353</text:p>
          </table:table-cell>
          <table:table-cell office:value-type="float" office:value="16.663166229116" calcext:value-type="float">
            <text:p>16.663166229116</text:p>
          </table:table-cell>
          <table:table-cell office:value-type="float" office:value="0.687427912341407" calcext:value-type="float">
            <text:p>0.687427912341407</text:p>
          </table:table-cell>
          <table:table-cell office:value-type="float" office:value="7026.17647058824" calcext:value-type="float">
            <text:p>7026.17647058824</text:p>
          </table:table-cell>
          <table:table-cell office:value-type="float" office:value="17.2032700008355" calcext:value-type="float">
            <text:p>17.2032700008355</text:p>
          </table:table-cell>
          <table:table-cell office:value-type="float" office:value="0.677047289504037" calcext:value-type="float">
            <text:p>0.677047289504037</text:p>
          </table:table-cell>
          <table:table-cell office:value-type="float" office:value="5336.88235294118" calcext:value-type="float">
            <text:p>5336.88235294118</text:p>
          </table:table-cell>
          <table:table-cell office:value-type="float" office:value="16.9400226414984" calcext:value-type="float">
            <text:p>16.9400226414984</text:p>
          </table:table-cell>
          <table:table-cell office:value-type="float" office:value="0.708189158016148" calcext:value-type="float">
            <text:p>0.708189158016148</text:p>
          </table:table-cell>
          <table:table-cell office:value-type="float" office:value="5213.41176470588" calcext:value-type="float">
            <text:p>5213.41176470588</text:p>
          </table:table-cell>
          <table:table-cell office:value-type="float" office:value="17.6738294013724" calcext:value-type="float">
            <text:p>17.6738294013724</text:p>
          </table:table-cell>
          <table:table-cell table:style-name="ce7" office:value-type="float" office:value="0.881199538638985" calcext:value-type="float">
            <text:p>0.881199538638985</text:p>
          </table:table-cell>
          <table:table-cell table:style-name="ce7" office:value-type="float" office:value="1343.70588235294" calcext:value-type="float">
            <text:p>1343.70588235294</text:p>
          </table:table-cell>
          <table:table-cell table:style-name="ce7" office:value-type="float" office:value="19.3450098735504" calcext:value-type="float">
            <text:p>19.3450098735504</text:p>
          </table:table-cell>
          <table:table-cell office:value-type="float" office:value="0.752595155709342" calcext:value-type="float">
            <text:p>0.752595155709342</text:p>
          </table:table-cell>
          <table:table-cell office:value-type="float" office:value="2668.41176470588" calcext:value-type="float">
            <text:p>2668.41176470588</text:p>
          </table:table-cell>
          <table:table-cell office:value-type="float" office:value="17.94344881797" calcext:value-type="float">
            <text:p>17.94344881797</text:p>
          </table:table-cell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0411943738311" calcext:value-type="float">
            <text:p>20.0411943738311</text:p>
          </table:table-cell>
          <table:table-cell office:value-type="float" office:value="0.382352941176471" calcext:value-type="float">
            <text:p>0.382352941176471</text:p>
          </table:table-cell>
          <table:table-cell office:value-type="float" office:value="17.6470588235294" calcext:value-type="float">
            <text:p>17.6470588235294</text:p>
          </table:table-cell>
          <table:table-cell office:value-type="float" office:value="4.90666666666667" calcext:value-type="float">
            <text:p>4.90666666666667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293" calcext:value-type="float">
            <text:p>293</text:p>
          </table:table-cell>
          <table:table-cell office:value-type="float" office:value="4.98807288290361" calcext:value-type="float">
            <text:p>4.98807288290361</text:p>
          </table:table-cell>
          <table:table-cell office:value-type="float" office:value="0.67358708189158" calcext:value-type="float">
            <text:p>0.67358708189158</text:p>
          </table:table-cell>
          <table:table-cell office:value-type="float" office:value="7299.35294117647" calcext:value-type="float">
            <text:p>7299.35294117647</text:p>
          </table:table-cell>
          <table:table-cell office:value-type="float" office:value="16.1939728658341" calcext:value-type="float">
            <text:p>16.1939728658341</text:p>
          </table:table-cell>
          <table:table-cell office:value-type="float" office:value="0.668973471741638" calcext:value-type="float">
            <text:p>0.668973471741638</text:p>
          </table:table-cell>
          <table:table-cell office:value-type="float" office:value="6926.23529411765" calcext:value-type="float">
            <text:p>6926.23529411765</text:p>
          </table:table-cell>
          <table:table-cell office:value-type="float" office:value="16.7641640747724" calcext:value-type="float">
            <text:p>16.7641640747724</text:p>
          </table:table-cell>
          <table:table-cell office:value-type="float" office:value="0.697808535178777" calcext:value-type="float">
            <text:p>0.697808535178777</text:p>
          </table:table-cell>
          <table:table-cell office:value-type="float" office:value="5543.52941176471" calcext:value-type="float">
            <text:p>5543.52941176471</text:p>
          </table:table-cell>
          <table:table-cell office:value-type="float" office:value="16.0595189769971" calcext:value-type="float">
            <text:p>16.0595189769971</text:p>
          </table:table-cell>
          <table:table-cell office:value-type="float" office:value="0.72722029988466" calcext:value-type="float">
            <text:p>0.72722029988466</text:p>
          </table:table-cell>
          <table:table-cell office:value-type="float" office:value="5282.11764705882" calcext:value-type="float">
            <text:p>5282.11764705882</text:p>
          </table:table-cell>
          <table:table-cell office:value-type="float" office:value="17.4311836318049" calcext:value-type="float">
            <text:p>17.4311836318049</text:p>
          </table:table-cell>
          <table:table-cell table:style-name="ce7" office:value-type="float" office:value="0.845444059976932" calcext:value-type="float">
            <text:p>0.845444059976932</text:p>
          </table:table-cell>
          <table:table-cell table:style-name="ce7" office:value-type="float" office:value="1414.41176470588" calcext:value-type="float">
            <text:p>1414.41176470588</text:p>
          </table:table-cell>
          <table:table-cell table:style-name="ce7" office:value-type="float" office:value="20.2822046471178" calcext:value-type="float">
            <text:p>20.2822046471178</text:p>
          </table:table-cell>
          <table:table-cell office:value-type="float" office:value="0.791234140715109" calcext:value-type="float">
            <text:p>0.791234140715109</text:p>
          </table:table-cell>
          <table:table-cell office:value-type="float" office:value="2654.64705882353" calcext:value-type="float">
            <text:p>2654.64705882353</text:p>
          </table:table-cell>
          <table:table-cell office:value-type="float" office:value="18.7497908556058" calcext:value-type="float">
            <text:p>18.7497908556058</text:p>
          </table:table-cell>
          <table:table-cell table:number-columns-repeated="99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9707799024204" calcext:value-type="float">
            <text:p>19.9707799024204</text:p>
          </table:table-cell>
          <table:table-cell office:value-type="float" office:value="0.264705882352941" calcext:value-type="float">
            <text:p>0.264705882352941</text:p>
          </table:table-cell>
          <table:table-cell office:value-type="float" office:value="17.8823529411765" calcext:value-type="float">
            <text:p>17.8823529411765</text:p>
          </table:table-cell>
          <table:table-cell office:value-type="float" office:value="4.25328947368421" calcext:value-type="float">
            <text:p>4.25328947368421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305" calcext:value-type="float">
            <text:p>305</text:p>
          </table:table-cell>
          <table:table-cell office:value-type="float" office:value="4.80665992295824" calcext:value-type="float">
            <text:p>4.80665992295824</text:p>
          </table:table-cell>
          <table:table-cell office:value-type="float" office:value="0.700115340253749" calcext:value-type="float">
            <text:p>0.700115340253749</text:p>
          </table:table-cell>
          <table:table-cell office:value-type="float" office:value="6641.35294117647" calcext:value-type="float">
            <text:p>6641.35294117647</text:p>
          </table:table-cell>
          <table:table-cell office:value-type="float" office:value="16.0285711976751" calcext:value-type="float">
            <text:p>16.0285711976751</text:p>
          </table:table-cell>
          <table:table-cell office:value-type="float" office:value="0.660322952710496" calcext:value-type="float">
            <text:p>0.660322952710496</text:p>
          </table:table-cell>
          <table:table-cell office:value-type="float" office:value="7070.52941176471" calcext:value-type="float">
            <text:p>7070.52941176471</text:p>
          </table:table-cell>
          <table:table-cell office:value-type="float" office:value="16.970998104442" calcext:value-type="float">
            <text:p>16.970998104442</text:p>
          </table:table-cell>
          <table:table-cell office:value-type="float" office:value="0.689158016147636" calcext:value-type="float">
            <text:p>0.689158016147636</text:p>
          </table:table-cell>
          <table:table-cell office:value-type="float" office:value="5595.76470588235" calcext:value-type="float">
            <text:p>5595.76470588235</text:p>
          </table:table-cell>
          <table:table-cell office:value-type="float" office:value="16.6091431897349" calcext:value-type="float">
            <text:p>16.6091431897349</text:p>
          </table:table-cell>
          <table:table-cell office:value-type="float" office:value="0.660899653979239" calcext:value-type="float">
            <text:p>0.660899653979239</text:p>
          </table:table-cell>
          <table:table-cell office:value-type="float" office:value="5461.64705882353" calcext:value-type="float">
            <text:p>5461.64705882353</text:p>
          </table:table-cell>
          <table:table-cell office:value-type="float" office:value="17.1752745467659" calcext:value-type="float">
            <text:p>17.1752745467659</text:p>
          </table:table-cell>
          <table:table-cell table:style-name="ce7" office:value-type="float" office:value="0.84717416378316" calcext:value-type="float">
            <text:p>0.84717416378316</text:p>
          </table:table-cell>
          <table:table-cell table:style-name="ce7" office:value-type="float" office:value="1434.88235294118" calcext:value-type="float">
            <text:p>1434.88235294118</text:p>
          </table:table-cell>
          <table:table-cell table:style-name="ce7" office:value-type="float" office:value="19.8110110037234" calcext:value-type="float">
            <text:p>19.8110110037234</text:p>
          </table:table-cell>
          <table:table-cell office:value-type="float" office:value="0.79757785467128" calcext:value-type="float">
            <text:p>0.79757785467128</text:p>
          </table:table-cell>
          <table:table-cell office:value-type="float" office:value="2561.94117647059" calcext:value-type="float">
            <text:p>2561.94117647059</text:p>
          </table:table-cell>
          <table:table-cell office:value-type="float" office:value="18.5872687615781" calcext:value-type="float">
            <text:p>18.5872687615781</text:p>
          </table:table-cell>
          <table:table-cell table:number-columns-repeated="99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9428345876107" calcext:value-type="float">
            <text:p>19.9428345876107</text:p>
          </table:table-cell>
          <table:table-cell office:value-type="float" office:value="0.382352941176471" calcext:value-type="float">
            <text:p>0.382352941176471</text:p>
          </table:table-cell>
          <table:table-cell office:value-type="float" office:value="17.2941176470588" calcext:value-type="float">
            <text:p>17.2941176470588</text:p>
          </table:table-cell>
          <table:table-cell office:value-type="float" office:value="5.32993197278911" calcext:value-type="float">
            <text:p>5.32993197278911</text:p>
          </table:table-cell>
          <table:table-cell office:value-type="float" office:value="0.283737024221453" calcext:value-type="float">
            <text:p>0.283737024221453</text:p>
          </table:table-cell>
          <table:table-cell office:value-type="float" office:value="299" calcext:value-type="float">
            <text:p>299</text:p>
          </table:table-cell>
          <table:table-cell office:value-type="float" office:value="4.2249180999181" calcext:value-type="float">
            <text:p>4.2249180999181</text:p>
          </table:table-cell>
          <table:table-cell office:value-type="float" office:value="0.711649365628604" calcext:value-type="float">
            <text:p>0.711649365628604</text:p>
          </table:table-cell>
          <table:table-cell office:value-type="float" office:value="6782.11764705882" calcext:value-type="float">
            <text:p>6782.11764705882</text:p>
          </table:table-cell>
          <table:table-cell office:value-type="float" office:value="15.7404055767217" calcext:value-type="float">
            <text:p>15.7404055767217</text:p>
          </table:table-cell>
          <table:table-cell office:value-type="float" office:value="0.697231833910035" calcext:value-type="float">
            <text:p>0.697231833910035</text:p>
          </table:table-cell>
          <table:table-cell office:value-type="float" office:value="7217.64705882353" calcext:value-type="float">
            <text:p>7217.64705882353</text:p>
          </table:table-cell>
          <table:table-cell office:value-type="float" office:value="16.7590411785582" calcext:value-type="float">
            <text:p>16.7590411785582</text:p>
          </table:table-cell>
          <table:table-cell office:value-type="float" office:value="0.72722029988466" calcext:value-type="float">
            <text:p>0.72722029988466</text:p>
          </table:table-cell>
          <table:table-cell office:value-type="float" office:value="4931.52941176471" calcext:value-type="float">
            <text:p>4931.52941176471</text:p>
          </table:table-cell>
          <table:table-cell office:value-type="float" office:value="17.6100114953662" calcext:value-type="float">
            <text:p>17.6100114953662</text:p>
          </table:table-cell>
          <table:table-cell office:value-type="float" office:value="0.622260668973472" calcext:value-type="float">
            <text:p>0.622260668973472</text:p>
          </table:table-cell>
          <table:table-cell office:value-type="float" office:value="5613.47058823529" calcext:value-type="float">
            <text:p>5613.47058823529</text:p>
          </table:table-cell>
          <table:table-cell office:value-type="float" office:value="16.8829917690827" calcext:value-type="float">
            <text:p>16.8829917690827</text:p>
          </table:table-cell>
          <table:table-cell table:style-name="ce7" office:value-type="float" office:value="0.88638985005767" calcext:value-type="float">
            <text:p>0.88638985005767</text:p>
          </table:table-cell>
          <table:table-cell table:style-name="ce7" office:value-type="float" office:value="1291.41176470588" calcext:value-type="float">
            <text:p>1291.41176470588</text:p>
          </table:table-cell>
          <table:table-cell table:style-name="ce7" office:value-type="float" office:value="20.5563711440554" calcext:value-type="float">
            <text:p>20.5563711440554</text:p>
          </table:table-cell>
          <table:table-cell office:value-type="float" office:value="0.753171856978085" calcext:value-type="float">
            <text:p>0.753171856978085</text:p>
          </table:table-cell>
          <table:table-cell office:value-type="float" office:value="2459.29411764706" calcext:value-type="float">
            <text:p>2459.29411764706</text:p>
          </table:table-cell>
          <table:table-cell office:value-type="float" office:value="18.3491945643155" calcext:value-type="float">
            <text:p>18.3491945643155</text:p>
          </table:table-cell>
          <table:table-cell table:number-columns-repeated="99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8074455548361" calcext:value-type="float">
            <text:p>19.8074455548361</text:p>
          </table:table-cell>
          <table:table-cell office:value-type="float" office:value="0.401960784313726" calcext:value-type="float">
            <text:p>0.401960784313726</text:p>
          </table:table-cell>
          <table:table-cell office:value-type="float" office:value="16.4705882352941" calcext:value-type="float">
            <text:p>16.4705882352941</text:p>
          </table:table-cell>
          <table:table-cell office:value-type="float" office:value="5.61071428571429" calcext:value-type="float">
            <text:p>5.61071428571429</text:p>
          </table:table-cell>
          <table:table-cell office:value-type="float" office:value="0.431372549019608" calcext:value-type="float">
            <text:p>0.431372549019608</text:p>
          </table:table-cell>
          <table:table-cell office:value-type="float" office:value="303" calcext:value-type="float">
            <text:p>303</text:p>
          </table:table-cell>
          <table:table-cell office:value-type="float" office:value="5.15288208431074" calcext:value-type="float">
            <text:p>5.15288208431074</text:p>
          </table:table-cell>
          <table:table-cell office:value-type="float" office:value="0.640715109573241" calcext:value-type="float">
            <text:p>0.640715109573241</text:p>
          </table:table-cell>
          <table:table-cell office:value-type="float" office:value="7434.64705882353" calcext:value-type="float">
            <text:p>7434.64705882353</text:p>
          </table:table-cell>
          <table:table-cell office:value-type="float" office:value="16.5867247920065" calcext:value-type="float">
            <text:p>16.5867247920065</text:p>
          </table:table-cell>
          <table:table-cell office:value-type="float" office:value="0.619953863898501" calcext:value-type="float">
            <text:p>0.619953863898501</text:p>
          </table:table-cell>
          <table:table-cell office:value-type="float" office:value="7147.52941176471" calcext:value-type="float">
            <text:p>7147.52941176471</text:p>
          </table:table-cell>
          <table:table-cell office:value-type="float" office:value="17.012065155047" calcext:value-type="float">
            <text:p>17.012065155047</text:p>
          </table:table-cell>
          <table:table-cell office:value-type="float" office:value="0.699538638985006" calcext:value-type="float">
            <text:p>0.699538638985006</text:p>
          </table:table-cell>
          <table:table-cell office:value-type="float" office:value="5556.64705882353" calcext:value-type="float">
            <text:p>5556.64705882353</text:p>
          </table:table-cell>
          <table:table-cell office:value-type="float" office:value="17.1858406524833" calcext:value-type="float">
            <text:p>17.1858406524833</text:p>
          </table:table-cell>
          <table:table-cell office:value-type="float" office:value="0.65916955017301" calcext:value-type="float">
            <text:p>0.65916955017301</text:p>
          </table:table-cell>
          <table:table-cell office:value-type="float" office:value="5159.58823529412" calcext:value-type="float">
            <text:p>5159.58823529412</text:p>
          </table:table-cell>
          <table:table-cell office:value-type="float" office:value="17.987072663147" calcext:value-type="float">
            <text:p>17.987072663147</text:p>
          </table:table-cell>
          <table:table-cell table:style-name="ce7" office:value-type="float" office:value="0.858708189158016" calcext:value-type="float">
            <text:p>0.858708189158016</text:p>
          </table:table-cell>
          <table:table-cell table:style-name="ce7" office:value-type="float" office:value="1456.41176470588" calcext:value-type="float">
            <text:p>1456.41176470588</text:p>
          </table:table-cell>
          <table:table-cell table:style-name="ce7" office:value-type="float" office:value="18.9057396323482" calcext:value-type="float">
            <text:p>18.9057396323482</text:p>
          </table:table-cell>
          <table:table-cell office:value-type="float" office:value="0.796424452133794" calcext:value-type="float">
            <text:p>0.796424452133794</text:p>
          </table:table-cell>
          <table:table-cell office:value-type="float" office:value="2626.94117647059" calcext:value-type="float">
            <text:p>2626.94117647059</text:p>
          </table:table-cell>
          <table:table-cell office:value-type="float" office:value="18.4404778874141" calcext:value-type="float">
            <text:p>18.4404778874141</text:p>
          </table:table-cell>
          <table:table-cell table:number-columns-repeated="99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7604222790455" calcext:value-type="float">
            <text:p>19.7604222790455</text:p>
          </table:table-cell>
          <table:table-cell office:value-type="float" office:value="0.401960784313726" calcext:value-type="float">
            <text:p>0.401960784313726</text:p>
          </table:table-cell>
          <table:table-cell office:value-type="float" office:value="17.9411764705882" calcext:value-type="float">
            <text:p>17.9411764705882</text:p>
          </table:table-cell>
          <table:table-cell office:value-type="float" office:value="5.13770491803279" calcext:value-type="float">
            <text:p>5.13770491803279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307" calcext:value-type="float">
            <text:p>307</text:p>
          </table:table-cell>
          <table:table-cell office:value-type="float" office:value="5.39542183669088" calcext:value-type="float">
            <text:p>5.39542183669088</text:p>
          </table:table-cell>
          <table:table-cell office:value-type="float" office:value="0.742791234140715" calcext:value-type="float">
            <text:p>0.742791234140715</text:p>
          </table:table-cell>
          <table:table-cell office:value-type="float" office:value="6434.88235294118" calcext:value-type="float">
            <text:p>6434.88235294118</text:p>
          </table:table-cell>
          <table:table-cell office:value-type="float" office:value="16.3322531201727" calcext:value-type="float">
            <text:p>16.3322531201727</text:p>
          </table:table-cell>
          <table:table-cell office:value-type="float" office:value="0.703575547866205" calcext:value-type="float">
            <text:p>0.703575547866205</text:p>
          </table:table-cell>
          <table:table-cell office:value-type="float" office:value="6429.70588235294" calcext:value-type="float">
            <text:p>6429.70588235294</text:p>
          </table:table-cell>
          <table:table-cell office:value-type="float" office:value="17.3706314993767" calcext:value-type="float">
            <text:p>17.3706314993767</text:p>
          </table:table-cell>
          <table:table-cell office:value-type="float" office:value="0.746828143021914" calcext:value-type="float">
            <text:p>0.746828143021914</text:p>
          </table:table-cell>
          <table:table-cell office:value-type="float" office:value="5030.29411764706" calcext:value-type="float">
            <text:p>5030.29411764706</text:p>
          </table:table-cell>
          <table:table-cell office:value-type="float" office:value="17.8135694370408" calcext:value-type="float">
            <text:p>17.8135694370408</text:p>
          </table:table-cell>
          <table:table-cell office:value-type="float" office:value="0.666089965397924" calcext:value-type="float">
            <text:p>0.666089965397924</text:p>
          </table:table-cell>
          <table:table-cell office:value-type="float" office:value="5329.29411764706" calcext:value-type="float">
            <text:p>5329.29411764706</text:p>
          </table:table-cell>
          <table:table-cell office:value-type="float" office:value="17.3094175834027" calcext:value-type="float">
            <text:p>17.3094175834027</text:p>
          </table:table-cell>
          <table:table-cell table:style-name="ce7" office:value-type="float" office:value="0.880622837370242" calcext:value-type="float">
            <text:p>0.880622837370242</text:p>
          </table:table-cell>
          <table:table-cell table:style-name="ce7" office:value-type="float" office:value="1356.41176470588" calcext:value-type="float">
            <text:p>1356.41176470588</text:p>
          </table:table-cell>
          <table:table-cell table:style-name="ce7" office:value-type="float" office:value="19.8247286013719" calcext:value-type="float">
            <text:p>19.8247286013719</text:p>
          </table:table-cell>
          <table:table-cell office:value-type="float" office:value="0.779700115340254" calcext:value-type="float">
            <text:p>0.779700115340254</text:p>
          </table:table-cell>
          <table:table-cell office:value-type="float" office:value="2546.64705882353" calcext:value-type="float">
            <text:p>2546.64705882353</text:p>
          </table:table-cell>
          <table:table-cell office:value-type="float" office:value="18.3398957247544" calcext:value-type="float">
            <text:p>18.3398957247544</text:p>
          </table:table-cell>
          <table:table-cell table:number-columns-repeated="99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20.2508636161245" calcext:value-type="float">
            <text:p>20.2508636161245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16.6470588235294" calcext:value-type="float">
            <text:p>16.6470588235294</text:p>
          </table:table-cell>
          <table:table-cell office:value-type="float" office:value="5.01766784452297" calcext:value-type="float">
            <text:p>5.01766784452297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292" calcext:value-type="float">
            <text:p>292</text:p>
          </table:table-cell>
          <table:table-cell office:value-type="float" office:value="4.79821936172154" calcext:value-type="float">
            <text:p>4.79821936172154</text:p>
          </table:table-cell>
          <table:table-cell office:value-type="float" office:value="0.668396770472895" calcext:value-type="float">
            <text:p>0.668396770472895</text:p>
          </table:table-cell>
          <table:table-cell office:value-type="float" office:value="6703.11764705882" calcext:value-type="float">
            <text:p>6703.11764705882</text:p>
          </table:table-cell>
          <table:table-cell office:value-type="float" office:value="16.5650675636487" calcext:value-type="float">
            <text:p>16.5650675636487</text:p>
          </table:table-cell>
          <table:table-cell office:value-type="float" office:value="0.713379469434833" calcext:value-type="float">
            <text:p>0.713379469434833</text:p>
          </table:table-cell>
          <table:table-cell office:value-type="float" office:value="7004.11764705882" calcext:value-type="float">
            <text:p>7004.11764705882</text:p>
          </table:table-cell>
          <table:table-cell office:value-type="float" office:value="16.4693690264148" calcext:value-type="float">
            <text:p>16.4693690264148</text:p>
          </table:table-cell>
          <table:table-cell office:value-type="float" office:value="0.676470588235294" calcext:value-type="float">
            <text:p>0.676470588235294</text:p>
          </table:table-cell>
          <table:table-cell office:value-type="float" office:value="5265.82352941177" calcext:value-type="float">
            <text:p>5265.82352941177</text:p>
          </table:table-cell>
          <table:table-cell office:value-type="float" office:value="16.9378457916744" calcext:value-type="float">
            <text:p>16.9378457916744</text:p>
          </table:table-cell>
          <table:table-cell office:value-type="float" office:value="0.687427912341407" calcext:value-type="float">
            <text:p>0.687427912341407</text:p>
          </table:table-cell>
          <table:table-cell office:value-type="float" office:value="5506.11764705882" calcext:value-type="float">
            <text:p>5506.11764705882</text:p>
          </table:table-cell>
          <table:table-cell office:value-type="float" office:value="17.3947687114712" calcext:value-type="float">
            <text:p>17.3947687114712</text:p>
          </table:table-cell>
          <table:table-cell table:style-name="ce7" office:value-type="float" office:value="0.877739331026528" calcext:value-type="float">
            <text:p>0.877739331026528</text:p>
          </table:table-cell>
          <table:table-cell table:style-name="ce7" office:value-type="float" office:value="1458.35294117647" calcext:value-type="float">
            <text:p>1458.35294117647</text:p>
          </table:table-cell>
          <table:table-cell table:style-name="ce7" office:value-type="float" office:value="20.1713723646568" calcext:value-type="float">
            <text:p>20.1713723646568</text:p>
          </table:table-cell>
          <table:table-cell office:value-type="float" office:value="0.771049596309112" calcext:value-type="float">
            <text:p>0.771049596309112</text:p>
          </table:table-cell>
          <table:table-cell office:value-type="float" office:value="2797.29411764706" calcext:value-type="float">
            <text:p>2797.29411764706</text:p>
          </table:table-cell>
          <table:table-cell office:value-type="float" office:value="18.2726462114349" calcext:value-type="float">
            <text:p>18.2726462114349</text:p>
          </table:table-cell>
          <table:table-cell table:number-columns-repeated="99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19.8799244531524" calcext:value-type="float">
            <text:p>19.8799244531524</text:p>
          </table:table-cell>
          <table:table-cell office:value-type="float" office:value="0.284313725490196" calcext:value-type="float">
            <text:p>0.284313725490196</text:p>
          </table:table-cell>
          <table:table-cell office:value-type="float" office:value="17.0588235294118" calcext:value-type="float">
            <text:p>17.0588235294118</text:p>
          </table:table-cell>
          <table:table-cell office:value-type="float" office:value="4.91379310344828" calcext:value-type="float">
            <text:p>4.91379310344828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291" calcext:value-type="float">
            <text:p>291</text:p>
          </table:table-cell>
          <table:table-cell office:value-type="float" office:value="4.86098177249661" calcext:value-type="float">
            <text:p>4.86098177249661</text:p>
          </table:table-cell>
          <table:table-cell office:value-type="float" office:value="0.720876585928489" calcext:value-type="float">
            <text:p>0.720876585928489</text:p>
          </table:table-cell>
          <table:table-cell office:value-type="float" office:value="6832.58823529412" calcext:value-type="float">
            <text:p>6832.58823529412</text:p>
          </table:table-cell>
          <table:table-cell office:value-type="float" office:value="16.2215707763432" calcext:value-type="float">
            <text:p>16.2215707763432</text:p>
          </table:table-cell>
          <table:table-cell office:value-type="float" office:value="0.660322952710496" calcext:value-type="float">
            <text:p>0.660322952710496</text:p>
          </table:table-cell>
          <table:table-cell office:value-type="float" office:value="6766.17647058824" calcext:value-type="float">
            <text:p>6766.17647058824</text:p>
          </table:table-cell>
          <table:table-cell office:value-type="float" office:value="17.1219896059778" calcext:value-type="float">
            <text:p>17.1219896059778</text:p>
          </table:table-cell>
          <table:table-cell office:value-type="float" office:value="0.71683967704729" calcext:value-type="float">
            <text:p>0.71683967704729</text:p>
          </table:table-cell>
          <table:table-cell office:value-type="float" office:value="4855.17647058824" calcext:value-type="float">
            <text:p>4855.17647058824</text:p>
          </table:table-cell>
          <table:table-cell office:value-type="float" office:value="18.1852929859229" calcext:value-type="float">
            <text:p>18.1852929859229</text:p>
          </table:table-cell>
          <table:table-cell office:value-type="float" office:value="0.708189158016148" calcext:value-type="float">
            <text:p>0.708189158016148</text:p>
          </table:table-cell>
          <table:table-cell office:value-type="float" office:value="5129.64705882353" calcext:value-type="float">
            <text:p>5129.64705882353</text:p>
          </table:table-cell>
          <table:table-cell office:value-type="float" office:value="17.8488963362104" calcext:value-type="float">
            <text:p>17.8488963362104</text:p>
          </table:table-cell>
          <table:table-cell table:style-name="ce7" office:value-type="float" office:value="0.908881199538638" calcext:value-type="float">
            <text:p>0.908881199538638</text:p>
          </table:table-cell>
          <table:table-cell table:style-name="ce7" office:value-type="float" office:value="1334.05882352941" calcext:value-type="float">
            <text:p>1334.05882352941</text:p>
          </table:table-cell>
          <table:table-cell table:style-name="ce7" office:value-type="float" office:value="19.990221857721" calcext:value-type="float">
            <text:p>19.990221857721</text:p>
          </table:table-cell>
          <table:table-cell office:value-type="float" office:value="0.777970011534025" calcext:value-type="float">
            <text:p>0.777970011534025</text:p>
          </table:table-cell>
          <table:table-cell office:value-type="float" office:value="2583.94117647059" calcext:value-type="float">
            <text:p>2583.94117647059</text:p>
          </table:table-cell>
          <table:table-cell office:value-type="float" office:value="19.4161489552233" calcext:value-type="float">
            <text:p>19.4161489552233</text:p>
          </table:table-cell>
          <table:table-cell table:number-columns-repeated="99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19.2594969718408" calcext:value-type="float">
            <text:p>19.2594969718408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17.2941176470588" calcext:value-type="float">
            <text:p>17.2941176470588</text:p>
          </table:table-cell>
          <table:table-cell office:value-type="float" office:value="5.01020408163265" calcext:value-type="float">
            <text:p>5.01020408163265</text:p>
          </table:table-cell>
          <table:table-cell office:value-type="float" office:value="0.313148788927336" calcext:value-type="float">
            <text:p>0.313148788927336</text:p>
          </table:table-cell>
          <table:table-cell office:value-type="float" office:value="284" calcext:value-type="float">
            <text:p>284</text:p>
          </table:table-cell>
          <table:table-cell office:value-type="float" office:value="4.67873219834632" calcext:value-type="float">
            <text:p>4.67873219834632</text:p>
          </table:table-cell>
          <table:table-cell office:value-type="float" office:value="0.675893886966552" calcext:value-type="float">
            <text:p>0.675893886966552</text:p>
          </table:table-cell>
          <table:table-cell office:value-type="float" office:value="6910.47058823529" calcext:value-type="float">
            <text:p>6910.47058823529</text:p>
          </table:table-cell>
          <table:table-cell office:value-type="float" office:value="17.0031617140042" calcext:value-type="float">
            <text:p>17.0031617140042</text:p>
          </table:table-cell>
          <table:table-cell office:value-type="float" office:value="0.671856978085352" calcext:value-type="float">
            <text:p>0.671856978085352</text:p>
          </table:table-cell>
          <table:table-cell office:value-type="float" office:value="6859.88235294118" calcext:value-type="float">
            <text:p>6859.88235294118</text:p>
          </table:table-cell>
          <table:table-cell office:value-type="float" office:value="16.8252518619912" calcext:value-type="float">
            <text:p>16.8252518619912</text:p>
          </table:table-cell>
          <table:table-cell office:value-type="float" office:value="0.735870818915802" calcext:value-type="float">
            <text:p>0.735870818915802</text:p>
          </table:table-cell>
          <table:table-cell office:value-type="float" office:value="4989.17647058824" calcext:value-type="float">
            <text:p>4989.17647058824</text:p>
          </table:table-cell>
          <table:table-cell office:value-type="float" office:value="16.7542236101702" calcext:value-type="float">
            <text:p>16.7542236101702</text:p>
          </table:table-cell>
          <table:table-cell office:value-type="float" office:value="0.643021914648213" calcext:value-type="float">
            <text:p>0.643021914648213</text:p>
          </table:table-cell>
          <table:table-cell office:value-type="float" office:value="5414.35294117647" calcext:value-type="float">
            <text:p>5414.35294117647</text:p>
          </table:table-cell>
          <table:table-cell office:value-type="float" office:value="17.5760521098389" calcext:value-type="float">
            <text:p>17.5760521098389</text:p>
          </table:table-cell>
          <table:table-cell table:style-name="ce7" office:value-type="float" office:value="0.885236447520184" calcext:value-type="float">
            <text:p>0.885236447520184</text:p>
          </table:table-cell>
          <table:table-cell table:style-name="ce7" office:value-type="float" office:value="1302.05882352941" calcext:value-type="float">
            <text:p>1302.05882352941</text:p>
          </table:table-cell>
          <table:table-cell table:style-name="ce7" office:value-type="float" office:value="19.8625616469691" calcext:value-type="float">
            <text:p>19.8625616469691</text:p>
          </table:table-cell>
          <table:table-cell office:value-type="float" office:value="0.805074971164936" calcext:value-type="float">
            <text:p>0.805074971164936</text:p>
          </table:table-cell>
          <table:table-cell office:value-type="float" office:value="2531.58823529412" calcext:value-type="float">
            <text:p>2531.58823529412</text:p>
          </table:table-cell>
          <table:table-cell office:value-type="float" office:value="19.0793541391466" calcext:value-type="float">
            <text:p>19.0793541391466</text:p>
          </table:table-cell>
          <table:table-cell table:number-columns-repeated="99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7054366027351" calcext:value-type="float">
            <text:p>19.7054366027351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8" calcext:value-type="float">
            <text:p>18</text:p>
          </table:table-cell>
          <table:table-cell office:value-type="float" office:value="4.74509803921569" calcext:value-type="float">
            <text:p>4.74509803921569</text:p>
          </table:table-cell>
          <table:table-cell office:value-type="float" office:value="0.274509803921569" calcext:value-type="float">
            <text:p>0.274509803921569</text:p>
          </table:table-cell>
          <table:table-cell office:value-type="float" office:value="295" calcext:value-type="float">
            <text:p>295</text:p>
          </table:table-cell>
          <table:table-cell office:value-type="float" office:value="5.23706248126442" calcext:value-type="float">
            <text:p>5.23706248126442</text:p>
          </table:table-cell>
          <table:table-cell office:value-type="float" office:value="0.67358708189158" calcext:value-type="float">
            <text:p>0.67358708189158</text:p>
          </table:table-cell>
          <table:table-cell office:value-type="float" office:value="7688.41176470588" calcext:value-type="float">
            <text:p>7688.41176470588</text:p>
          </table:table-cell>
          <table:table-cell office:value-type="float" office:value="15.8098391831959" calcext:value-type="float">
            <text:p>15.8098391831959</text:p>
          </table:table-cell>
          <table:table-cell office:value-type="float" office:value="0.640715109573241" calcext:value-type="float">
            <text:p>0.640715109573241</text:p>
          </table:table-cell>
          <table:table-cell office:value-type="float" office:value="7415.05882352941" calcext:value-type="float">
            <text:p>7415.05882352941</text:p>
          </table:table-cell>
          <table:table-cell office:value-type="float" office:value="17.3911868934455" calcext:value-type="float">
            <text:p>17.3911868934455</text:p>
          </table:table-cell>
          <table:table-cell office:value-type="float" office:value="0.694348327566321" calcext:value-type="float">
            <text:p>0.694348327566321</text:p>
          </table:table-cell>
          <table:table-cell office:value-type="float" office:value="5091.64705882353" calcext:value-type="float">
            <text:p>5091.64705882353</text:p>
          </table:table-cell>
          <table:table-cell office:value-type="float" office:value="17.6474383657091" calcext:value-type="float">
            <text:p>17.6474383657091</text:p>
          </table:table-cell>
          <table:table-cell office:value-type="float" office:value="0.695501730103806" calcext:value-type="float">
            <text:p>0.695501730103806</text:p>
          </table:table-cell>
          <table:table-cell office:value-type="float" office:value="5083.88235294118" calcext:value-type="float">
            <text:p>5083.88235294118</text:p>
          </table:table-cell>
          <table:table-cell office:value-type="float" office:value="17.8673185523313" calcext:value-type="float">
            <text:p>17.8673185523313</text:p>
          </table:table-cell>
          <table:table-cell table:style-name="ce7" office:value-type="float" office:value="0.862168396770473" calcext:value-type="float">
            <text:p>0.862168396770473</text:p>
          </table:table-cell>
          <table:table-cell table:style-name="ce7" office:value-type="float" office:value="1349.05882352941" calcext:value-type="float">
            <text:p>1349.05882352941</text:p>
          </table:table-cell>
          <table:table-cell table:style-name="ce7" office:value-type="float" office:value="19.4414225113095" calcext:value-type="float">
            <text:p>19.4414225113095</text:p>
          </table:table-cell>
          <table:table-cell office:value-type="float" office:value="0.806805074971165" calcext:value-type="float">
            <text:p>0.806805074971165</text:p>
          </table:table-cell>
          <table:table-cell office:value-type="float" office:value="2699.70588235294" calcext:value-type="float">
            <text:p>2699.70588235294</text:p>
          </table:table-cell>
          <table:table-cell office:value-type="float" office:value="18.722497486371" calcext:value-type="float">
            <text:p>18.722497486371</text:p>
          </table:table-cell>
          <table:table-cell table:number-columns-repeated="99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20.2637617028479" calcext:value-type="float">
            <text:p>20.2637617028479</text:p>
          </table:table-cell>
          <table:table-cell office:value-type="float" office:value="0.284313725490196" calcext:value-type="float">
            <text:p>0.284313725490196</text:p>
          </table:table-cell>
          <table:table-cell office:value-type="float" office:value="17.4705882352941" calcext:value-type="float">
            <text:p>17.4705882352941</text:p>
          </table:table-cell>
          <table:table-cell office:value-type="float" office:value="5.12794612794613" calcext:value-type="float">
            <text:p>5.12794612794613</text:p>
          </table:table-cell>
          <table:table-cell office:value-type="float" office:value="0.382352941176471" calcext:value-type="float">
            <text:p>0.382352941176471</text:p>
          </table:table-cell>
          <table:table-cell office:value-type="float" office:value="289" calcext:value-type="float">
            <text:p>289</text:p>
          </table:table-cell>
          <table:table-cell office:value-type="float" office:value="5.88787663973834" calcext:value-type="float">
            <text:p>5.88787663973834</text:p>
          </table:table-cell>
          <table:table-cell office:value-type="float" office:value="0.707035755478662" calcext:value-type="float">
            <text:p>0.707035755478662</text:p>
          </table:table-cell>
          <table:table-cell office:value-type="float" office:value="6663.05882352941" calcext:value-type="float">
            <text:p>6663.05882352941</text:p>
          </table:table-cell>
          <table:table-cell office:value-type="float" office:value="15.7233097741941" calcext:value-type="float">
            <text:p>15.7233097741941</text:p>
          </table:table-cell>
          <table:table-cell office:value-type="float" office:value="0.668396770472895" calcext:value-type="float">
            <text:p>0.668396770472895</text:p>
          </table:table-cell>
          <table:table-cell office:value-type="float" office:value="7160.35294117647" calcext:value-type="float">
            <text:p>7160.35294117647</text:p>
          </table:table-cell>
          <table:table-cell office:value-type="float" office:value="16.5508509801609" calcext:value-type="float">
            <text:p>16.5508509801609</text:p>
          </table:table-cell>
          <table:table-cell office:value-type="float" office:value="0.728950403690888" calcext:value-type="float">
            <text:p>0.728950403690888</text:p>
          </table:table-cell>
          <table:table-cell office:value-type="float" office:value="4954.47058823529" calcext:value-type="float">
            <text:p>4954.47058823529</text:p>
          </table:table-cell>
          <table:table-cell office:value-type="float" office:value="17.7611019335095" calcext:value-type="float">
            <text:p>17.7611019335095</text:p>
          </table:table-cell>
          <table:table-cell office:value-type="float" office:value="0.656862745098039" calcext:value-type="float">
            <text:p>0.656862745098039</text:p>
          </table:table-cell>
          <table:table-cell office:value-type="float" office:value="5393.88235294118" calcext:value-type="float">
            <text:p>5393.88235294118</text:p>
          </table:table-cell>
          <table:table-cell office:value-type="float" office:value="17.1109426260152" calcext:value-type="float">
            <text:p>17.1109426260152</text:p>
          </table:table-cell>
          <table:table-cell table:style-name="ce7" office:value-type="float" office:value="0.888696655132641" calcext:value-type="float">
            <text:p>0.888696655132641</text:p>
          </table:table-cell>
          <table:table-cell table:style-name="ce7" office:value-type="float" office:value="1324.05882352941" calcext:value-type="float">
            <text:p>1324.05882352941</text:p>
          </table:table-cell>
          <table:table-cell table:style-name="ce7" office:value-type="float" office:value="19.2234498449209" calcext:value-type="float">
            <text:p>19.2234498449209</text:p>
          </table:table-cell>
          <table:table-cell office:value-type="float" office:value="0.7520184544406" calcext:value-type="float">
            <text:p>0.7520184544406</text:p>
          </table:table-cell>
          <table:table-cell office:value-type="float" office:value="2736.88235294118" calcext:value-type="float">
            <text:p>2736.88235294118</text:p>
          </table:table-cell>
          <table:table-cell office:value-type="float" office:value="18.6855697603586" calcext:value-type="float">
            <text:p>18.6855697603586</text:p>
          </table:table-cell>
          <table:table-cell table:number-columns-repeated="99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19.6067899940633" calcext:value-type="float">
            <text:p>19.6067899940633</text:p>
          </table:table-cell>
          <table:table-cell office:value-type="float" office:value="0.323529411764706" calcext:value-type="float">
            <text:p>0.323529411764706</text:p>
          </table:table-cell>
          <table:table-cell office:value-type="float" office:value="17.0588235294118" calcext:value-type="float">
            <text:p>17.0588235294118</text:p>
          </table:table-cell>
          <table:table-cell office:value-type="float" office:value="4.49655172413793" calcext:value-type="float">
            <text:p>4.49655172413793</text:p>
          </table:table-cell>
          <table:table-cell office:value-type="float" office:value="0.440599769319493" calcext:value-type="float">
            <text:p>0.440599769319493</text:p>
          </table:table-cell>
          <table:table-cell office:value-type="float" office:value="294" calcext:value-type="float">
            <text:p>294</text:p>
          </table:table-cell>
          <table:table-cell office:value-type="float" office:value="5.32523170262315" calcext:value-type="float">
            <text:p>5.32523170262315</text:p>
          </table:table-cell>
          <table:table-cell office:value-type="float" office:value="0.688581314878893" calcext:value-type="float">
            <text:p>0.688581314878893</text:p>
          </table:table-cell>
          <table:table-cell office:value-type="float" office:value="6713.64705882353" calcext:value-type="float">
            <text:p>6713.64705882353</text:p>
          </table:table-cell>
          <table:table-cell office:value-type="float" office:value="16.9130597207005" calcext:value-type="float">
            <text:p>16.9130597207005</text:p>
          </table:table-cell>
          <table:table-cell office:value-type="float" office:value="0.700115340253749" calcext:value-type="float">
            <text:p>0.700115340253749</text:p>
          </table:table-cell>
          <table:table-cell office:value-type="float" office:value="6641.23529411765" calcext:value-type="float">
            <text:p>6641.23529411765</text:p>
          </table:table-cell>
          <table:table-cell office:value-type="float" office:value="17.1999570621052" calcext:value-type="float">
            <text:p>17.1999570621052</text:p>
          </table:table-cell>
          <table:table-cell office:value-type="float" office:value="0.716262975778547" calcext:value-type="float">
            <text:p>0.716262975778547</text:p>
          </table:table-cell>
          <table:table-cell office:value-type="float" office:value="5147.58823529412" calcext:value-type="float">
            <text:p>5147.58823529412</text:p>
          </table:table-cell>
          <table:table-cell office:value-type="float" office:value="17.2758496303799" calcext:value-type="float">
            <text:p>17.2758496303799</text:p>
          </table:table-cell>
          <table:table-cell office:value-type="float" office:value="0.65282583621684" calcext:value-type="float">
            <text:p>0.65282583621684</text:p>
          </table:table-cell>
          <table:table-cell office:value-type="float" office:value="5340.05882352941" calcext:value-type="float">
            <text:p>5340.05882352941</text:p>
          </table:table-cell>
          <table:table-cell office:value-type="float" office:value="17.562367204112" calcext:value-type="float">
            <text:p>17.562367204112</text:p>
          </table:table-cell>
          <table:table-cell table:style-name="ce7" office:value-type="float" office:value="0.888696655132641" calcext:value-type="float">
            <text:p>0.888696655132641</text:p>
          </table:table-cell>
          <table:table-cell table:style-name="ce7" office:value-type="float" office:value="1283.58823529412" calcext:value-type="float">
            <text:p>1283.58823529412</text:p>
          </table:table-cell>
          <table:table-cell table:style-name="ce7" office:value-type="float" office:value="19.2964063611045" calcext:value-type="float">
            <text:p>19.2964063611045</text:p>
          </table:table-cell>
          <table:table-cell office:value-type="float" office:value="0.72722029988466" calcext:value-type="float">
            <text:p>0.72722029988466</text:p>
          </table:table-cell>
          <table:table-cell office:value-type="float" office:value="2677.05882352941" calcext:value-type="float">
            <text:p>2677.05882352941</text:p>
          </table:table-cell>
          <table:table-cell office:value-type="float" office:value="17.9440784947708" calcext:value-type="float">
            <text:p>17.9440784947708</text:p>
          </table:table-cell>
          <table:table-cell table:number-columns-repeated="99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20.0426129634737" calcext:value-type="float">
            <text:p>20.0426129634737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17.8823529411765" calcext:value-type="float">
            <text:p>17.8823529411765</text:p>
          </table:table-cell>
          <table:table-cell office:value-type="float" office:value="4.66118421052632" calcext:value-type="float">
            <text:p>4.66118421052632</text:p>
          </table:table-cell>
          <table:table-cell office:value-type="float" office:value="0.323529411764706" calcext:value-type="float">
            <text:p>0.323529411764706</text:p>
          </table:table-cell>
          <table:table-cell office:value-type="float" office:value="298" calcext:value-type="float">
            <text:p>298</text:p>
          </table:table-cell>
          <table:table-cell office:value-type="float" office:value="4.88758147326727" calcext:value-type="float">
            <text:p>4.88758147326727</text:p>
          </table:table-cell>
          <table:table-cell office:value-type="float" office:value="0.651095732410612" calcext:value-type="float">
            <text:p>0.651095732410612</text:p>
          </table:table-cell>
          <table:table-cell office:value-type="float" office:value="7407.47058823529" calcext:value-type="float">
            <text:p>7407.47058823529</text:p>
          </table:table-cell>
          <table:table-cell office:value-type="float" office:value="15.5875354848545" calcext:value-type="float">
            <text:p>15.5875354848545</text:p>
          </table:table-cell>
          <table:table-cell office:value-type="float" office:value="0.658592848904268" calcext:value-type="float">
            <text:p>0.658592848904268</text:p>
          </table:table-cell>
          <table:table-cell office:value-type="float" office:value="6598.58823529412" calcext:value-type="float">
            <text:p>6598.58823529412</text:p>
          </table:table-cell>
          <table:table-cell office:value-type="float" office:value="17.1730256449727" calcext:value-type="float">
            <text:p>17.1730256449727</text:p>
          </table:table-cell>
          <table:table-cell office:value-type="float" office:value="0.717416378316032" calcext:value-type="float">
            <text:p>0.717416378316032</text:p>
          </table:table-cell>
          <table:table-cell office:value-type="float" office:value="5211.11764705882" calcext:value-type="float">
            <text:p>5211.11764705882</text:p>
          </table:table-cell>
          <table:table-cell office:value-type="float" office:value="16.5714692150699" calcext:value-type="float">
            <text:p>16.5714692150699</text:p>
          </table:table-cell>
          <table:table-cell office:value-type="float" office:value="0.729527104959631" calcext:value-type="float">
            <text:p>0.729527104959631</text:p>
          </table:table-cell>
          <table:table-cell office:value-type="float" office:value="4645.11764705882" calcext:value-type="float">
            <text:p>4645.11764705882</text:p>
          </table:table-cell>
          <table:table-cell office:value-type="float" office:value="17.8700883243388" calcext:value-type="float">
            <text:p>17.8700883243388</text:p>
          </table:table-cell>
          <table:table-cell table:style-name="ce7" office:value-type="float" office:value="0.866205305651672" calcext:value-type="float">
            <text:p>0.866205305651672</text:p>
          </table:table-cell>
          <table:table-cell table:style-name="ce7" office:value-type="float" office:value="1197.29411764706" calcext:value-type="float">
            <text:p>1197.29411764706</text:p>
          </table:table-cell>
          <table:table-cell table:style-name="ce7" office:value-type="float" office:value="19.5958907255612" calcext:value-type="float">
            <text:p>19.5958907255612</text:p>
          </table:table-cell>
          <table:table-cell office:value-type="float" office:value="0.768166089965398" calcext:value-type="float">
            <text:p>0.768166089965398</text:p>
          </table:table-cell>
          <table:table-cell office:value-type="float" office:value="2825.29411764706" calcext:value-type="float">
            <text:p>2825.29411764706</text:p>
          </table:table-cell>
          <table:table-cell office:value-type="float" office:value="18.6345005049306" calcext:value-type="float">
            <text:p>18.6345005049306</text:p>
          </table:table-cell>
          <table:table-cell table:number-columns-repeated="99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0.998269896193772" calcext:value-type="float">
            <text:p>0.998269896193772</text:p>
          </table:table-cell>
          <table:table-cell office:value-type="float" office:value="0" calcext:value-type="float">
            <text:p>0</text:p>
          </table:table-cell>
          <table:table-cell office:value-type="float" office:value="20.1562706369569" calcext:value-type="float">
            <text:p>20.1562706369569</text:p>
          </table:table-cell>
          <table:table-cell office:value-type="float" office:value="0.382352941176471" calcext:value-type="float">
            <text:p>0.382352941176471</text:p>
          </table:table-cell>
          <table:table-cell office:value-type="float" office:value="17.5294117647059" calcext:value-type="float">
            <text:p>17.5294117647059</text:p>
          </table:table-cell>
          <table:table-cell office:value-type="float" office:value="4.28187919463087" calcext:value-type="float">
            <text:p>4.28187919463087</text:p>
          </table:table-cell>
          <table:table-cell office:value-type="float" office:value="0.342560553633218" calcext:value-type="float">
            <text:p>0.342560553633218</text:p>
          </table:table-cell>
          <table:table-cell office:value-type="float" office:value="280" calcext:value-type="float">
            <text:p>280</text:p>
          </table:table-cell>
          <table:table-cell office:value-type="float" office:value="4.867096681542" calcext:value-type="float">
            <text:p>4.867096681542</text:p>
          </table:table-cell>
          <table:table-cell office:value-type="float" office:value="0.682237600922722" calcext:value-type="float">
            <text:p>0.682237600922722</text:p>
          </table:table-cell>
          <table:table-cell office:value-type="float" office:value="7068.11764705882" calcext:value-type="float">
            <text:p>7068.11764705882</text:p>
          </table:table-cell>
          <table:table-cell office:value-type="float" office:value="16.3741322896185" calcext:value-type="float">
            <text:p>16.3741322896185</text:p>
          </table:table-cell>
          <table:table-cell office:value-type="float" office:value="0.652249134948097" calcext:value-type="float">
            <text:p>0.652249134948097</text:p>
          </table:table-cell>
          <table:table-cell office:value-type="float" office:value="7316.64705882353" calcext:value-type="float">
            <text:p>7316.64705882353</text:p>
          </table:table-cell>
          <table:table-cell office:value-type="float" office:value="16.9903324155232" calcext:value-type="float">
            <text:p>16.9903324155232</text:p>
          </table:table-cell>
          <table:table-cell office:value-type="float" office:value="0.691464821222607" calcext:value-type="float">
            <text:p>0.691464821222607</text:p>
          </table:table-cell>
          <table:table-cell office:value-type="float" office:value="5353.88235294118" calcext:value-type="float">
            <text:p>5353.88235294118</text:p>
          </table:table-cell>
          <table:table-cell office:value-type="float" office:value="16.668169810937" calcext:value-type="float">
            <text:p>16.668169810937</text:p>
          </table:table-cell>
          <table:table-cell office:value-type="float" office:value="0.670126874279124" calcext:value-type="float">
            <text:p>0.670126874279124</text:p>
          </table:table-cell>
          <table:table-cell office:value-type="float" office:value="5221.41176470588" calcext:value-type="float">
            <text:p>5221.41176470588</text:p>
          </table:table-cell>
          <table:table-cell office:value-type="float" office:value="17.9846171539013" calcext:value-type="float">
            <text:p>17.9846171539013</text:p>
          </table:table-cell>
          <table:table-cell table:style-name="ce7" office:value-type="float" office:value="0.885813148788927" calcext:value-type="float">
            <text:p>0.885813148788927</text:p>
          </table:table-cell>
          <table:table-cell table:style-name="ce7" office:value-type="float" office:value="1221.70588235294" calcext:value-type="float">
            <text:p>1221.70588235294</text:p>
          </table:table-cell>
          <table:table-cell table:style-name="ce7" office:value-type="float" office:value="20.0361655557747" calcext:value-type="float">
            <text:p>20.0361655557747</text:p>
          </table:table-cell>
          <table:table-cell office:value-type="float" office:value="0.737024221453287" calcext:value-type="float">
            <text:p>0.737024221453287</text:p>
          </table:table-cell>
          <table:table-cell office:value-type="float" office:value="2633.64705882353" calcext:value-type="float">
            <text:p>2633.64705882353</text:p>
          </table:table-cell>
          <table:table-cell office:value-type="float" office:value="18.0019167498155" calcext:value-type="float">
            <text:p>18.0019167498155</text:p>
          </table:table-cell>
          <table:table-cell table:number-columns-repeated="99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8.9207064892778" calcext:value-type="float">
            <text:p>18.9207064892778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17.7647058823529" calcext:value-type="float">
            <text:p>17.7647058823529</text:p>
          </table:table-cell>
          <table:table-cell office:value-type="float" office:value="4.98013245033113" calcext:value-type="float">
            <text:p>4.98013245033113</text:p>
          </table:table-cell>
          <table:table-cell office:value-type="float" office:value="0.313148788927336" calcext:value-type="float">
            <text:p>0.313148788927336</text:p>
          </table:table-cell>
          <table:table-cell office:value-type="float" office:value="291" calcext:value-type="float">
            <text:p>291</text:p>
          </table:table-cell>
          <table:table-cell office:value-type="float" office:value="4.80993353313166" calcext:value-type="float">
            <text:p>4.80993353313166</text:p>
          </table:table-cell>
          <table:table-cell office:value-type="float" office:value="0.665513264129181" calcext:value-type="float">
            <text:p>0.665513264129181</text:p>
          </table:table-cell>
          <table:table-cell office:value-type="float" office:value="7091" calcext:value-type="float">
            <text:p>7091</text:p>
          </table:table-cell>
          <table:table-cell office:value-type="float" office:value="16.3369624636813" calcext:value-type="float">
            <text:p>16.3369624636813</text:p>
          </table:table-cell>
          <table:table-cell office:value-type="float" office:value="0.654555940023068" calcext:value-type="float">
            <text:p>0.654555940023068</text:p>
          </table:table-cell>
          <table:table-cell office:value-type="float" office:value="7109.47058823529" calcext:value-type="float">
            <text:p>7109.47058823529</text:p>
          </table:table-cell>
          <table:table-cell office:value-type="float" office:value="17.0648940148272" calcext:value-type="float">
            <text:p>17.0648940148272</text:p>
          </table:table-cell>
          <table:table-cell office:value-type="float" office:value="0.713379469434833" calcext:value-type="float">
            <text:p>0.713379469434833</text:p>
          </table:table-cell>
          <table:table-cell office:value-type="float" office:value="5156.52941176471" calcext:value-type="float">
            <text:p>5156.52941176471</text:p>
          </table:table-cell>
          <table:table-cell office:value-type="float" office:value="17.0866525544499" calcext:value-type="float">
            <text:p>17.0866525544499</text:p>
          </table:table-cell>
          <table:table-cell office:value-type="float" office:value="0.724913494809688" calcext:value-type="float">
            <text:p>0.724913494809688</text:p>
          </table:table-cell>
          <table:table-cell office:value-type="float" office:value="4987.58823529412" calcext:value-type="float">
            <text:p>4987.58823529412</text:p>
          </table:table-cell>
          <table:table-cell office:value-type="float" office:value="17.6273275424355" calcext:value-type="float">
            <text:p>17.6273275424355</text:p>
          </table:table-cell>
          <table:table-cell table:style-name="ce7" office:value-type="float" office:value="0.891580161476355" calcext:value-type="float">
            <text:p>0.891580161476355</text:p>
          </table:table-cell>
          <table:table-cell table:style-name="ce7" office:value-type="float" office:value="1354.35294117647" calcext:value-type="float">
            <text:p>1354.35294117647</text:p>
          </table:table-cell>
          <table:table-cell table:style-name="ce7" office:value-type="float" office:value="19.873600738307" calcext:value-type="float">
            <text:p>19.873600738307</text:p>
          </table:table-cell>
          <table:table-cell office:value-type="float" office:value="0.75836216839677" calcext:value-type="float">
            <text:p>0.75836216839677</text:p>
          </table:table-cell>
          <table:table-cell office:value-type="float" office:value="2566.70588235294" calcext:value-type="float">
            <text:p>2566.70588235294</text:p>
          </table:table-cell>
          <table:table-cell office:value-type="float" office:value="18.4477634249737" calcext:value-type="float">
            <text:p>18.4477634249737</text:p>
          </table:table-cell>
          <table:table-cell table:number-columns-repeated="99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8368953970614" calcext:value-type="float">
            <text:p>19.8368953970614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16.9411764705882" calcext:value-type="float">
            <text:p>16.9411764705882</text:p>
          </table:table-cell>
          <table:table-cell office:value-type="float" office:value="4.45486111111111" calcext:value-type="float">
            <text:p>4.45486111111111</text:p>
          </table:table-cell>
          <table:table-cell office:value-type="float" office:value="0.254325259515571" calcext:value-type="float">
            <text:p>0.254325259515571</text:p>
          </table:table-cell>
          <table:table-cell office:value-type="float" office:value="308" calcext:value-type="float">
            <text:p>308</text:p>
          </table:table-cell>
          <table:table-cell office:value-type="float" office:value="4.1973890022254" calcext:value-type="float">
            <text:p>4.1973890022254</text:p>
          </table:table-cell>
          <table:table-cell office:value-type="float" office:value="0.741061130334487" calcext:value-type="float">
            <text:p>0.741061130334487</text:p>
          </table:table-cell>
          <table:table-cell office:value-type="float" office:value="6205.82352941177" calcext:value-type="float">
            <text:p>6205.82352941177</text:p>
          </table:table-cell>
          <table:table-cell office:value-type="float" office:value="16.83450451443" calcext:value-type="float">
            <text:p>16.83450451443</text:p>
          </table:table-cell>
          <table:table-cell office:value-type="float" office:value="0.656286043829296" calcext:value-type="float">
            <text:p>0.656286043829296</text:p>
          </table:table-cell>
          <table:table-cell office:value-type="float" office:value="7546.76470588235" calcext:value-type="float">
            <text:p>7546.76470588235</text:p>
          </table:table-cell>
          <table:table-cell office:value-type="float" office:value="16.4389012845986" calcext:value-type="float">
            <text:p>16.4389012845986</text:p>
          </table:table-cell>
          <table:table-cell office:value-type="float" office:value="0.683967704728951" calcext:value-type="float">
            <text:p>0.683967704728951</text:p>
          </table:table-cell>
          <table:table-cell office:value-type="float" office:value="5547.47058823529" calcext:value-type="float">
            <text:p>5547.47058823529</text:p>
          </table:table-cell>
          <table:table-cell office:value-type="float" office:value="16.3825906811082" calcext:value-type="float">
            <text:p>16.3825906811082</text:p>
          </table:table-cell>
          <table:table-cell office:value-type="float" office:value="0.700692041522491" calcext:value-type="float">
            <text:p>0.700692041522491</text:p>
          </table:table-cell>
          <table:table-cell office:value-type="float" office:value="5039.17647058824" calcext:value-type="float">
            <text:p>5039.17647058824</text:p>
          </table:table-cell>
          <table:table-cell office:value-type="float" office:value="17.6364898512509" calcext:value-type="float">
            <text:p>17.6364898512509</text:p>
          </table:table-cell>
          <table:table-cell table:style-name="ce7" office:value-type="float" office:value="0.843137254901961" calcext:value-type="float">
            <text:p>0.843137254901961</text:p>
          </table:table-cell>
          <table:table-cell table:style-name="ce7" office:value-type="float" office:value="1420.58823529412" calcext:value-type="float">
            <text:p>1420.58823529412</text:p>
          </table:table-cell>
          <table:table-cell table:style-name="ce7" office:value-type="float" office:value="19.7653747982669" calcext:value-type="float">
            <text:p>19.7653747982669</text:p>
          </table:table-cell>
          <table:table-cell office:value-type="float" office:value="0.780853517877739" calcext:value-type="float">
            <text:p>0.780853517877739</text:p>
          </table:table-cell>
          <table:table-cell office:value-type="float" office:value="2532.70588235294" calcext:value-type="float">
            <text:p>2532.70588235294</text:p>
          </table:table-cell>
          <table:table-cell office:value-type="float" office:value="19.0154859831112" calcext:value-type="float">
            <text:p>19.0154859831112</text:p>
          </table:table-cell>
          <table:table-cell table:number-columns-repeated="99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1836911210412" calcext:value-type="float">
            <text:p>19.1836911210412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16.7647058823529" calcext:value-type="float">
            <text:p>16.7647058823529</text:p>
          </table:table-cell>
          <table:table-cell office:value-type="float" office:value="4.97894736842105" calcext:value-type="float">
            <text:p>4.97894736842105</text:p>
          </table:table-cell>
          <table:table-cell office:value-type="float" office:value="0.341983852364475" calcext:value-type="float">
            <text:p>0.341983852364475</text:p>
          </table:table-cell>
          <table:table-cell office:value-type="float" office:value="282" calcext:value-type="float">
            <text:p>282</text:p>
          </table:table-cell>
          <table:table-cell office:value-type="float" office:value="4.43673156893298" calcext:value-type="float">
            <text:p>4.43673156893298</text:p>
          </table:table-cell>
          <table:table-cell office:value-type="float" office:value="0.768742791234141" calcext:value-type="float">
            <text:p>0.768742791234141</text:p>
          </table:table-cell>
          <table:table-cell office:value-type="float" office:value="6271.82352941176" calcext:value-type="float">
            <text:p>6271.82352941176</text:p>
          </table:table-cell>
          <table:table-cell office:value-type="float" office:value="17.0860096360596" calcext:value-type="float">
            <text:p>17.0860096360596</text:p>
          </table:table-cell>
          <table:table-cell office:value-type="float" office:value="0.644752018454441" calcext:value-type="float">
            <text:p>0.644752018454441</text:p>
          </table:table-cell>
          <table:table-cell office:value-type="float" office:value="6905.88235294118" calcext:value-type="float">
            <text:p>6905.88235294118</text:p>
          </table:table-cell>
          <table:table-cell office:value-type="float" office:value="16.6723298384657" calcext:value-type="float">
            <text:p>16.6723298384657</text:p>
          </table:table-cell>
          <table:table-cell office:value-type="float" office:value="0.711072664359862" calcext:value-type="float">
            <text:p>0.711072664359862</text:p>
          </table:table-cell>
          <table:table-cell office:value-type="float" office:value="4840.41176470588" calcext:value-type="float">
            <text:p>4840.41176470588</text:p>
          </table:table-cell>
          <table:table-cell office:value-type="float" office:value="17.7099640145002" calcext:value-type="float">
            <text:p>17.7099640145002</text:p>
          </table:table-cell>
          <table:table-cell office:value-type="float" office:value="0.688581314878893" calcext:value-type="float">
            <text:p>0.688581314878893</text:p>
          </table:table-cell>
          <table:table-cell office:value-type="float" office:value="5469.64705882353" calcext:value-type="float">
            <text:p>5469.64705882353</text:p>
          </table:table-cell>
          <table:table-cell office:value-type="float" office:value="17.3825984011267" calcext:value-type="float">
            <text:p>17.3825984011267</text:p>
          </table:table-cell>
          <table:table-cell table:style-name="ce7" office:value-type="float" office:value="0.912341407151096" calcext:value-type="float">
            <text:p>0.912341407151096</text:p>
          </table:table-cell>
          <table:table-cell table:style-name="ce7" office:value-type="float" office:value="1324.17647058824" calcext:value-type="float">
            <text:p>1324.17647058824</text:p>
          </table:table-cell>
          <table:table-cell table:style-name="ce7" office:value-type="float" office:value="20.4568462029537" calcext:value-type="float">
            <text:p>20.4568462029537</text:p>
          </table:table-cell>
          <table:table-cell office:value-type="float" office:value="0.78719723183391" calcext:value-type="float">
            <text:p>0.78719723183391</text:p>
          </table:table-cell>
          <table:table-cell office:value-type="float" office:value="2677.94117647059" calcext:value-type="float">
            <text:p>2677.94117647059</text:p>
          </table:table-cell>
          <table:table-cell office:value-type="float" office:value="18.2270120370021" calcext:value-type="float">
            <text:p>18.2270120370021</text:p>
          </table:table-cell>
          <table:table-cell table:number-columns-repeated="99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2752652733824" calcext:value-type="float">
            <text:p>19.2752652733824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17.8235294117647" calcext:value-type="float">
            <text:p>17.8235294117647</text:p>
          </table:table-cell>
          <table:table-cell office:value-type="float" office:value="4.6996699669967" calcext:value-type="float">
            <text:p>4.6996699669967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292" calcext:value-type="float">
            <text:p>292</text:p>
          </table:table-cell>
          <table:table-cell office:value-type="float" office:value="5.93385657206335" calcext:value-type="float">
            <text:p>5.93385657206335</text:p>
          </table:table-cell>
          <table:table-cell office:value-type="float" office:value="0.708189158016148" calcext:value-type="float">
            <text:p>0.708189158016148</text:p>
          </table:table-cell>
          <table:table-cell office:value-type="float" office:value="6957.76470588235" calcext:value-type="float">
            <text:p>6957.76470588235</text:p>
          </table:table-cell>
          <table:table-cell office:value-type="float" office:value="16.2810800792953" calcext:value-type="float">
            <text:p>16.2810800792953</text:p>
          </table:table-cell>
          <table:table-cell office:value-type="float" office:value="0.682814302191465" calcext:value-type="float">
            <text:p>0.682814302191465</text:p>
          </table:table-cell>
          <table:table-cell office:value-type="float" office:value="6789" calcext:value-type="float">
            <text:p>6789</text:p>
          </table:table-cell>
          <table:table-cell office:value-type="float" office:value="17.4485686461623" calcext:value-type="float">
            <text:p>17.4485686461623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4727.76470588235" calcext:value-type="float">
            <text:p>4727.76470588235</text:p>
          </table:table-cell>
          <table:table-cell office:value-type="float" office:value="18.0571244910451" calcext:value-type="float">
            <text:p>18.0571244910451</text:p>
          </table:table-cell>
          <table:table-cell office:value-type="float" office:value="0.692041522491349" calcext:value-type="float">
            <text:p>0.692041522491349</text:p>
          </table:table-cell>
          <table:table-cell office:value-type="float" office:value="5197.17647058824" calcext:value-type="float">
            <text:p>5197.17647058824</text:p>
          </table:table-cell>
          <table:table-cell office:value-type="float" office:value="17.7619378413022" calcext:value-type="float">
            <text:p>17.7619378413022</text:p>
          </table:table-cell>
          <table:table-cell table:style-name="ce7" office:value-type="float" office:value="0.885813148788927" calcext:value-type="float">
            <text:p>0.885813148788927</text:p>
          </table:table-cell>
          <table:table-cell table:style-name="ce7" office:value-type="float" office:value="1248.05882352941" calcext:value-type="float">
            <text:p>1248.05882352941</text:p>
          </table:table-cell>
          <table:table-cell table:style-name="ce7" office:value-type="float" office:value="19.7919976542211" calcext:value-type="float">
            <text:p>19.7919976542211</text:p>
          </table:table-cell>
          <table:table-cell office:value-type="float" office:value="0.825259515570934" calcext:value-type="float">
            <text:p>0.825259515570934</text:p>
          </table:table-cell>
          <table:table-cell office:value-type="float" office:value="2574.47058823529" calcext:value-type="float">
            <text:p>2574.47058823529</text:p>
          </table:table-cell>
          <table:table-cell office:value-type="float" office:value="18.7772640700376" calcext:value-type="float">
            <text:p>18.7772640700376</text:p>
          </table:table-cell>
          <table:table-cell table:number-columns-repeated="99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40.2797246058947" calcext:value-type="float">
            <text:p>40.2797246058947</text:p>
          </table:table-cell>
          <table:table-cell office:value-type="float" office:value="0.02" calcext:value-type="float">
            <text:p>0.02</text:p>
          </table:table-cell>
          <table:table-cell office:value-type="float" office:value="9.23529411764706" calcext:value-type="float">
            <text:p>9.23529411764706</text:p>
          </table:table-cell>
          <table:table-cell office:value-type="float" office:value="6.47133757961784" calcext:value-type="float">
            <text:p>6.47133757961784</text:p>
          </table:table-cell>
          <table:table-cell office:value-type="float" office:value="0.12" calcext:value-type="float">
            <text:p>0.12</text:p>
          </table:table-cell>
          <table:table-cell office:value-type="float" office:value="143" calcext:value-type="float">
            <text:p>143</text:p>
          </table:table-cell>
          <table:table-cell office:value-type="float" office:value="7.20905628438426" calcext:value-type="float">
            <text:p>7.20905628438426</text:p>
          </table:table-cell>
          <table:table-cell office:value-type="float" office:value="0.254117647058823" calcext:value-type="float">
            <text:p>0.254117647058823</text:p>
          </table:table-cell>
          <table:table-cell office:value-type="float" office:value="8021.35294117647" calcext:value-type="float">
            <text:p>8021.35294117647</text:p>
          </table:table-cell>
          <table:table-cell office:value-type="float" office:value="21.8064886689265" calcext:value-type="float">
            <text:p>21.8064886689265</text:p>
          </table:table-cell>
          <table:table-cell office:value-type="float" office:value="0.344705882352941" calcext:value-type="float">
            <text:p>0.344705882352941</text:p>
          </table:table-cell>
          <table:table-cell office:value-type="float" office:value="6963.47058823529" calcext:value-type="float">
            <text:p>6963.47058823529</text:p>
          </table:table-cell>
          <table:table-cell office:value-type="float" office:value="27.5186746183721" calcext:value-type="float">
            <text:p>27.5186746183721</text:p>
          </table:table-cell>
          <table:table-cell office:value-type="float" office:value="0.269411764705882" calcext:value-type="float">
            <text:p>0.269411764705882</text:p>
          </table:table-cell>
          <table:table-cell office:value-type="float" office:value="5996.23529411765" calcext:value-type="float">
            <text:p>5996.23529411765</text:p>
          </table:table-cell>
          <table:table-cell office:value-type="float" office:value="26.4488220773444" calcext:value-type="float">
            <text:p>26.4488220773444</text:p>
          </table:table-cell>
          <table:table-cell office:value-type="float" office:value="0.263529411764706" calcext:value-type="float">
            <text:p>0.263529411764706</text:p>
          </table:table-cell>
          <table:table-cell office:value-type="float" office:value="6117.41176470588" calcext:value-type="float">
            <text:p>6117.41176470588</text:p>
          </table:table-cell>
          <table:table-cell office:value-type="float" office:value="26.9419069334938" calcext:value-type="float">
            <text:p>26.9419069334938</text:p>
          </table:table-cell>
          <table:table-cell table:style-name="ce7" office:value-type="float" office:value="0.610588235294118" calcext:value-type="float">
            <text:p>0.610588235294118</text:p>
          </table:table-cell>
          <table:table-cell table:style-name="ce7" office:value-type="float" office:value="975.941176470588" calcext:value-type="float">
            <text:p>975.941176470588</text:p>
          </table:table-cell>
          <table:table-cell table:style-name="ce7" office:value-type="float" office:value="34.5287503536422" calcext:value-type="float">
            <text:p>34.5287503536422</text:p>
          </table:table-cell>
          <table:table-cell office:value-type="float" office:value="0.437647058823529" calcext:value-type="float">
            <text:p>0.437647058823529</text:p>
          </table:table-cell>
          <table:table-cell office:value-type="float" office:value="1775.64705882353" calcext:value-type="float">
            <text:p>1775.64705882353</text:p>
          </table:table-cell>
          <table:table-cell office:value-type="float" office:value="32.328154689389" calcext:value-type="float">
            <text:p>32.328154689389</text:p>
          </table:table-cell>
          <table:table-cell table:number-columns-repeated="99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0.996470588235294" calcext:value-type="float">
            <text:p>0.99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39.6543607201986" calcext:value-type="float">
            <text:p>39.6543607201986</text:p>
          </table:table-cell>
          <table:table-cell office:value-type="float" office:value="0.06" calcext:value-type="float">
            <text:p>0.06</text:p>
          </table:table-cell>
          <table:table-cell office:value-type="float" office:value="8.70588235294118" calcext:value-type="float">
            <text:p>8.70588235294118</text:p>
          </table:table-cell>
          <table:table-cell office:value-type="float" office:value="7.25675675675676" calcext:value-type="float">
            <text:p>7.25675675675676</text:p>
          </table:table-cell>
          <table:table-cell office:value-type="float" office:value="0.02" calcext:value-type="float">
            <text:p>0.02</text:p>
          </table:table-cell>
          <table:table-cell office:value-type="float" office:value="129" calcext:value-type="float">
            <text:p>129</text:p>
          </table:table-cell>
          <table:table-cell office:value-type="float" office:value="8.09401053728578" calcext:value-type="float">
            <text:p>8.09401053728578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8223.23529411765" calcext:value-type="float">
            <text:p>8223.23529411765</text:p>
          </table:table-cell>
          <table:table-cell office:value-type="float" office:value="24.9018360468077" calcext:value-type="float">
            <text:p>24.9018360468077</text:p>
          </table:table-cell>
          <table:table-cell office:value-type="float" office:value="0.230588235294117" calcext:value-type="float">
            <text:p>0.230588235294117</text:p>
          </table:table-cell>
          <table:table-cell office:value-type="float" office:value="8200.52941176471" calcext:value-type="float">
            <text:p>8200.52941176471</text:p>
          </table:table-cell>
          <table:table-cell office:value-type="float" office:value="25.8578809515156" calcext:value-type="float">
            <text:p>25.8578809515156</text:p>
          </table:table-cell>
          <table:table-cell office:value-type="float" office:value="0.262352941176471" calcext:value-type="float">
            <text:p>0.262352941176471</text:p>
          </table:table-cell>
          <table:table-cell office:value-type="float" office:value="6278.05882352941" calcext:value-type="float">
            <text:p>6278.05882352941</text:p>
          </table:table-cell>
          <table:table-cell office:value-type="float" office:value="25.4826634503805" calcext:value-type="float">
            <text:p>25.4826634503805</text:p>
          </table:table-cell>
          <table:table-cell office:value-type="float" office:value="0.271764705882353" calcext:value-type="float">
            <text:p>0.271764705882353</text:p>
          </table:table-cell>
          <table:table-cell office:value-type="float" office:value="6163.94117647059" calcext:value-type="float">
            <text:p>6163.94117647059</text:p>
          </table:table-cell>
          <table:table-cell office:value-type="float" office:value="28.3599265773744" calcext:value-type="float">
            <text:p>28.3599265773744</text:p>
          </table:table-cell>
          <table:table-cell table:style-name="ce7" office:value-type="float" office:value="0.676470588235294" calcext:value-type="float">
            <text:p>0.676470588235294</text:p>
          </table:table-cell>
          <table:table-cell table:style-name="ce7" office:value-type="float" office:value="963.235294117647" calcext:value-type="float">
            <text:p>963.235294117647</text:p>
          </table:table-cell>
          <table:table-cell table:style-name="ce7" office:value-type="float" office:value="35.4362755365091" calcext:value-type="float">
            <text:p>35.4362755365091</text:p>
          </table:table-cell>
          <table:table-cell office:value-type="float" office:value="0.412941176470588" calcext:value-type="float">
            <text:p>0.412941176470588</text:p>
          </table:table-cell>
          <table:table-cell office:value-type="float" office:value="1900.11764705882" calcext:value-type="float">
            <text:p>1900.11764705882</text:p>
          </table:table-cell>
          <table:table-cell office:value-type="float" office:value="31.1645757271135" calcext:value-type="float">
            <text:p>31.1645757271135</text:p>
          </table:table-cell>
          <table:table-cell table:number-columns-repeated="99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39.6128990382825" calcext:value-type="float">
            <text:p>39.6128990382825</text:p>
          </table:table-cell>
          <table:table-cell office:value-type="float" office:value="0.04" calcext:value-type="float">
            <text:p>0.04</text:p>
          </table:table-cell>
          <table:table-cell office:value-type="float" office:value="8.76470588235294" calcext:value-type="float">
            <text:p>8.76470588235294</text:p>
          </table:table-cell>
          <table:table-cell office:value-type="float" office:value="6.38255033557047" calcext:value-type="float">
            <text:p>6.38255033557047</text:p>
          </table:table-cell>
          <table:table-cell office:value-type="float" office:value="0.06" calcext:value-type="float">
            <text:p>0.06</text:p>
          </table:table-cell>
          <table:table-cell office:value-type="float" office:value="149" calcext:value-type="float">
            <text:p>149</text:p>
          </table:table-cell>
          <table:table-cell office:value-type="float" office:value="6.87446783538375" calcext:value-type="float">
            <text:p>6.87446783538375</text:p>
          </table:table-cell>
          <table:table-cell office:value-type="float" office:value="0.294117647058824" calcext:value-type="float">
            <text:p>0.294117647058824</text:p>
          </table:table-cell>
          <table:table-cell office:value-type="float" office:value="7715.94117647059" calcext:value-type="float">
            <text:p>7715.94117647059</text:p>
          </table:table-cell>
          <table:table-cell office:value-type="float" office:value="24.525476530561" calcext:value-type="float">
            <text:p>24.525476530561</text:p>
          </table:table-cell>
          <table:table-cell office:value-type="float" office:value="0.228235294117647" calcext:value-type="float">
            <text:p>0.228235294117647</text:p>
          </table:table-cell>
          <table:table-cell office:value-type="float" office:value="8438.94117647059" calcext:value-type="float">
            <text:p>8438.94117647059</text:p>
          </table:table-cell>
          <table:table-cell office:value-type="float" office:value="25.0498689758136" calcext:value-type="float">
            <text:p>25.0498689758136</text:p>
          </table:table-cell>
          <table:table-cell office:value-type="float" office:value="0.264705882352941" calcext:value-type="float">
            <text:p>0.264705882352941</text:p>
          </table:table-cell>
          <table:table-cell office:value-type="float" office:value="6490.11764705882" calcext:value-type="float">
            <text:p>6490.11764705882</text:p>
          </table:table-cell>
          <table:table-cell office:value-type="float" office:value="24.7209375783284" calcext:value-type="float">
            <text:p>24.7209375783284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6089.23529411765" calcext:value-type="float">
            <text:p>6089.23529411765</text:p>
          </table:table-cell>
          <table:table-cell office:value-type="float" office:value="26.6642871998184" calcext:value-type="float">
            <text:p>26.6642871998184</text:p>
          </table:table-cell>
          <table:table-cell table:style-name="ce7" office:value-type="float" office:value="0.658823529411765" calcext:value-type="float">
            <text:p>0.658823529411765</text:p>
          </table:table-cell>
          <table:table-cell table:style-name="ce7" office:value-type="float" office:value="941.529411764706" calcext:value-type="float">
            <text:p>941.529411764706</text:p>
          </table:table-cell>
          <table:table-cell table:style-name="ce7" office:value-type="float" office:value="37.5382897893441" calcext:value-type="float">
            <text:p>37.5382897893441</text:p>
          </table:table-cell>
          <table:table-cell office:value-type="float" office:value="0.454117647058823" calcext:value-type="float">
            <text:p>0.454117647058823</text:p>
          </table:table-cell>
          <table:table-cell office:value-type="float" office:value="1886.47058823529" calcext:value-type="float">
            <text:p>1886.47058823529</text:p>
          </table:table-cell>
          <table:table-cell office:value-type="float" office:value="30.1643924921083" calcext:value-type="float">
            <text:p>30.1643924921083</text:p>
          </table:table-cell>
          <table:table-cell table:number-columns-repeated="99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0.995294117647059" calcext:value-type="float">
            <text:p>0.99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40.0487979331804" calcext:value-type="float">
            <text:p>40.0487979331804</text:p>
          </table:table-cell>
          <table:table-cell office:value-type="float" office:value="0.06" calcext:value-type="float">
            <text:p>0.06</text:p>
          </table:table-cell>
          <table:table-cell office:value-type="float" office:value="8.58823529411765" calcext:value-type="float">
            <text:p>8.58823529411765</text:p>
          </table:table-cell>
          <table:table-cell office:value-type="float" office:value="8.49315068493151" calcext:value-type="float">
            <text:p>8.49315068493151</text:p>
          </table:table-cell>
          <table:table-cell office:value-type="float" office:value="0.02" calcext:value-type="float">
            <text:p>0.02</text:p>
          </table:table-cell>
          <table:table-cell office:value-type="float" office:value="140" calcext:value-type="float">
            <text:p>140</text:p>
          </table:table-cell>
          <table:table-cell office:value-type="float" office:value="7.51344537815126" calcext:value-type="float">
            <text:p>7.51344537815126</text:p>
          </table:table-cell>
          <table:table-cell office:value-type="float" office:value="0.237647058823529" calcext:value-type="float">
            <text:p>0.237647058823529</text:p>
          </table:table-cell>
          <table:table-cell office:value-type="float" office:value="8161.94117647059" calcext:value-type="float">
            <text:p>8161.94117647059</text:p>
          </table:table-cell>
          <table:table-cell office:value-type="float" office:value="24.1636163115083" calcext:value-type="float">
            <text:p>24.1636163115083</text:p>
          </table:table-cell>
          <table:table-cell office:value-type="float" office:value="0.234117647058823" calcext:value-type="float">
            <text:p>0.234117647058823</text:p>
          </table:table-cell>
          <table:table-cell office:value-type="float" office:value="8396.29411764706" calcext:value-type="float">
            <text:p>8396.29411764706</text:p>
          </table:table-cell>
          <table:table-cell office:value-type="float" office:value="26.4793323549155" calcext:value-type="float">
            <text:p>26.4793323549155</text:p>
          </table:table-cell>
          <table:table-cell office:value-type="float" office:value="0.271764705882353" calcext:value-type="float">
            <text:p>0.271764705882353</text:p>
          </table:table-cell>
          <table:table-cell office:value-type="float" office:value="6247.58823529412" calcext:value-type="float">
            <text:p>6247.58823529412</text:p>
          </table:table-cell>
          <table:table-cell office:value-type="float" office:value="26.5976981454405" calcext:value-type="float">
            <text:p>26.5976981454405</text:p>
          </table:table-cell>
          <table:table-cell office:value-type="float" office:value="0.261176470588235" calcext:value-type="float">
            <text:p>0.261176470588235</text:p>
          </table:table-cell>
          <table:table-cell office:value-type="float" office:value="5917.17647058824" calcext:value-type="float">
            <text:p>5917.17647058824</text:p>
          </table:table-cell>
          <table:table-cell office:value-type="float" office:value="26.5902864479516" calcext:value-type="float">
            <text:p>26.5902864479516</text:p>
          </table:table-cell>
          <table:table-cell table:style-name="ce7" office:value-type="float" office:value="0.572941176470588" calcext:value-type="float">
            <text:p>0.572941176470588</text:p>
          </table:table-cell>
          <table:table-cell table:style-name="ce7" office:value-type="float" office:value="1006.35294117647" calcext:value-type="float">
            <text:p>1006.35294117647</text:p>
          </table:table-cell>
          <table:table-cell table:style-name="ce7" office:value-type="float" office:value="35.9511753213284" calcext:value-type="float">
            <text:p>35.9511753213284</text:p>
          </table:table-cell>
          <table:table-cell office:value-type="float" office:value="0.432941176470588" calcext:value-type="float">
            <text:p>0.432941176470588</text:p>
          </table:table-cell>
          <table:table-cell office:value-type="float" office:value="1773.17647058824" calcext:value-type="float">
            <text:p>1773.17647058824</text:p>
          </table:table-cell>
          <table:table-cell office:value-type="float" office:value="31.3419121520374" calcext:value-type="float">
            <text:p>31.3419121520374</text:p>
          </table:table-cell>
          <table:table-cell table:number-columns-repeated="99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.8168389841837" calcext:value-type="float">
            <text:p>38.8168389841837</text:p>
          </table:table-cell>
          <table:table-cell office:value-type="float" office:value="0.04" calcext:value-type="float">
            <text:p>0.04</text:p>
          </table:table-cell>
          <table:table-cell office:value-type="float" office:value="8.70588235294118" calcext:value-type="float">
            <text:p>8.70588235294118</text:p>
          </table:table-cell>
          <table:table-cell office:value-type="float" office:value="5.73648648648649" calcext:value-type="float">
            <text:p>5.73648648648649</text:p>
          </table:table-cell>
          <table:table-cell office:value-type="float" office:value="0.0588235294117647" calcext:value-type="float">
            <text:p>0.058823529411765</text:p>
          </table:table-cell>
          <table:table-cell office:value-type="float" office:value="143" calcext:value-type="float">
            <text:p>143</text:p>
          </table:table-cell>
          <table:table-cell office:value-type="float" office:value="7.36868268434134" calcext:value-type="float">
            <text:p>7.36868268434134</text:p>
          </table:table-cell>
          <table:table-cell office:value-type="float" office:value="0.236470588235294" calcext:value-type="float">
            <text:p>0.236470588235294</text:p>
          </table:table-cell>
          <table:table-cell office:value-type="float" office:value="8094.58823529412" calcext:value-type="float">
            <text:p>8094.58823529412</text:p>
          </table:table-cell>
          <table:table-cell office:value-type="float" office:value="26.030989106791" calcext:value-type="float">
            <text:p>26.030989106791</text:p>
          </table:table-cell>
          <table:table-cell office:value-type="float" office:value="0.261176470588235" calcext:value-type="float">
            <text:p>0.261176470588235</text:p>
          </table:table-cell>
          <table:table-cell office:value-type="float" office:value="8292.88235294118" calcext:value-type="float">
            <text:p>8292.88235294118</text:p>
          </table:table-cell>
          <table:table-cell office:value-type="float" office:value="24.8855861842678" calcext:value-type="float">
            <text:p>24.8855861842678</text:p>
          </table:table-cell>
          <table:table-cell office:value-type="float" office:value="0.247058823529412" calcext:value-type="float">
            <text:p>0.247058823529412</text:p>
          </table:table-cell>
          <table:table-cell office:value-type="float" office:value="6265.05882352941" calcext:value-type="float">
            <text:p>6265.05882352941</text:p>
          </table:table-cell>
          <table:table-cell office:value-type="float" office:value="23.8059623759172" calcext:value-type="float">
            <text:p>23.8059623759172</text:p>
          </table:table-cell>
          <table:table-cell office:value-type="float" office:value="0.224705882352941" calcext:value-type="float">
            <text:p>0.224705882352941</text:p>
          </table:table-cell>
          <table:table-cell office:value-type="float" office:value="6334.29411764706" calcext:value-type="float">
            <text:p>6334.29411764706</text:p>
          </table:table-cell>
          <table:table-cell office:value-type="float" office:value="24.8533370355423" calcext:value-type="float">
            <text:p>24.8533370355423</text:p>
          </table:table-cell>
          <table:table-cell table:style-name="ce7" office:value-type="float" office:value="0.53764705882353" calcext:value-type="float">
            <text:p>0.53764705882353</text:p>
          </table:table-cell>
          <table:table-cell table:style-name="ce7" office:value-type="float" office:value="1022.70588235294" calcext:value-type="float">
            <text:p>1022.70588235294</text:p>
          </table:table-cell>
          <table:table-cell table:style-name="ce7" office:value-type="float" office:value="33.9046070933707" calcext:value-type="float">
            <text:p>33.9046070933707</text:p>
          </table:table-cell>
          <table:table-cell office:value-type="float" office:value="0.431764705882353" calcext:value-type="float">
            <text:p>0.431764705882353</text:p>
          </table:table-cell>
          <table:table-cell office:value-type="float" office:value="1850.94117647059" calcext:value-type="float">
            <text:p>1850.94117647059</text:p>
          </table:table-cell>
          <table:table-cell office:value-type="float" office:value="31.7909740630072" calcext:value-type="float">
            <text:p>31.7909740630072</text:p>
          </table:table-cell>
          <table:table-cell table:number-columns-repeated="99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39.8624769309636" calcext:value-type="float">
            <text:p>39.8624769309636</text:p>
          </table:table-cell>
          <table:table-cell office:value-type="float" office:value="0.06" calcext:value-type="float">
            <text:p>0.06</text:p>
          </table:table-cell>
          <table:table-cell office:value-type="float" office:value="8.94117647058824" calcext:value-type="float">
            <text:p>8.94117647058824</text:p>
          </table:table-cell>
          <table:table-cell office:value-type="float" office:value="5.82236842105263" calcext:value-type="float">
            <text:p>5.82236842105263</text:p>
          </table:table-cell>
          <table:table-cell office:value-type="float" office:value="0.02" calcext:value-type="float">
            <text:p>0.02</text:p>
          </table:table-cell>
          <table:table-cell office:value-type="float" office:value="131" calcext:value-type="float">
            <text:p>131</text:p>
          </table:table-cell>
          <table:table-cell office:value-type="float" office:value="6.86162826845359" calcext:value-type="float">
            <text:p>6.86162826845359</text:p>
          </table:table-cell>
          <table:table-cell office:value-type="float" office:value="0.247058823529412" calcext:value-type="float">
            <text:p>0.247058823529412</text:p>
          </table:table-cell>
          <table:table-cell office:value-type="float" office:value="8049.88235294118" calcext:value-type="float">
            <text:p>8049.88235294118</text:p>
          </table:table-cell>
          <table:table-cell office:value-type="float" office:value="24.7763189310152" calcext:value-type="float">
            <text:p>24.7763189310152</text:p>
          </table:table-cell>
          <table:table-cell office:value-type="float" office:value="0.241176470588235" calcext:value-type="float">
            <text:p>0.241176470588235</text:p>
          </table:table-cell>
          <table:table-cell office:value-type="float" office:value="7617.70588235294" calcext:value-type="float">
            <text:p>7617.70588235294</text:p>
          </table:table-cell>
          <table:table-cell office:value-type="float" office:value="26.8954892000343" calcext:value-type="float">
            <text:p>26.8954892000343</text:p>
          </table:table-cell>
          <table:table-cell office:value-type="float" office:value="0.3" calcext:value-type="float">
            <text:p>0.3</text:p>
          </table:table-cell>
          <table:table-cell office:value-type="float" office:value="5890.05882352941" calcext:value-type="float">
            <text:p>5890.05882352941</text:p>
          </table:table-cell>
          <table:table-cell office:value-type="float" office:value="25.5779806692331" calcext:value-type="float">
            <text:p>25.5779806692331</text:p>
          </table:table-cell>
          <table:table-cell office:value-type="float" office:value="0.256470588235294" calcext:value-type="float">
            <text:p>0.256470588235294</text:p>
          </table:table-cell>
          <table:table-cell office:value-type="float" office:value="6184.17647058824" calcext:value-type="float">
            <text:p>6184.17647058824</text:p>
          </table:table-cell>
          <table:table-cell office:value-type="float" office:value="25.5519667319871" calcext:value-type="float">
            <text:p>25.5519667319871</text:p>
          </table:table-cell>
          <table:table-cell table:style-name="ce7" office:value-type="float" office:value="0.58" calcext:value-type="float">
            <text:p>0.58</text:p>
          </table:table-cell>
          <table:table-cell table:style-name="ce7" office:value-type="float" office:value="1009.88235294118" calcext:value-type="float">
            <text:p>1009.88235294118</text:p>
          </table:table-cell>
          <table:table-cell table:style-name="ce7" office:value-type="float" office:value="35.5082052902586" calcext:value-type="float">
            <text:p>35.5082052902586</text:p>
          </table:table-cell>
          <table:table-cell office:value-type="float" office:value="0.409411764705882" calcext:value-type="float">
            <text:p>0.409411764705882</text:p>
          </table:table-cell>
          <table:table-cell office:value-type="float" office:value="1737.88235294118" calcext:value-type="float">
            <text:p>1737.88235294118</text:p>
          </table:table-cell>
          <table:table-cell office:value-type="float" office:value="32.0479143552214" calcext:value-type="float">
            <text:p>32.0479143552214</text:p>
          </table:table-cell>
          <table:table-cell table:number-columns-repeated="99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0.995294117647059" calcext:value-type="float">
            <text:p>0.99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39.4713237566957" calcext:value-type="float">
            <text:p>39.4713237566957</text:p>
          </table:table-cell>
          <table:table-cell office:value-type="float" office:value="0.04" calcext:value-type="float">
            <text:p>0.04</text:p>
          </table:table-cell>
          <table:table-cell office:value-type="float" office:value="9.35294117647059" calcext:value-type="float">
            <text:p>9.35294117647059</text:p>
          </table:table-cell>
          <table:table-cell office:value-type="float" office:value="7.09433962264151" calcext:value-type="float">
            <text:p>7.09433962264151</text:p>
          </table:table-cell>
          <table:table-cell office:value-type="float" office:value="0.02" calcext:value-type="float">
            <text:p>0.02</text:p>
          </table:table-cell>
          <table:table-cell office:value-type="float" office:value="150" calcext:value-type="float">
            <text:p>150</text:p>
          </table:table-cell>
          <table:table-cell office:value-type="float" office:value="5.26196078431373" calcext:value-type="float">
            <text:p>5.26196078431373</text:p>
          </table:table-cell>
          <table:table-cell office:value-type="float" office:value="0.317647058823529" calcext:value-type="float">
            <text:p>0.317647058823529</text:p>
          </table:table-cell>
          <table:table-cell office:value-type="float" office:value="7441.82352941176" calcext:value-type="float">
            <text:p>7441.82352941176</text:p>
          </table:table-cell>
          <table:table-cell office:value-type="float" office:value="25.4037501605086" calcext:value-type="float">
            <text:p>25.4037501605086</text:p>
          </table:table-cell>
          <table:table-cell office:value-type="float" office:value="0.243529411764706" calcext:value-type="float">
            <text:p>0.243529411764706</text:p>
          </table:table-cell>
          <table:table-cell office:value-type="float" office:value="8095.05882352941" calcext:value-type="float">
            <text:p>8095.05882352941</text:p>
          </table:table-cell>
          <table:table-cell office:value-type="float" office:value="25.8650672733232" calcext:value-type="float">
            <text:p>25.8650672733232</text:p>
          </table:table-cell>
          <table:table-cell office:value-type="float" office:value="0.290588235294118" calcext:value-type="float">
            <text:p>0.290588235294118</text:p>
          </table:table-cell>
          <table:table-cell office:value-type="float" office:value="6094.88235294118" calcext:value-type="float">
            <text:p>6094.88235294118</text:p>
          </table:table-cell>
          <table:table-cell office:value-type="float" office:value="26.9899901186454" calcext:value-type="float">
            <text:p>26.9899901186454</text:p>
          </table:table-cell>
          <table:table-cell office:value-type="float" office:value="0.285882352941176" calcext:value-type="float">
            <text:p>0.285882352941176</text:p>
          </table:table-cell>
          <table:table-cell office:value-type="float" office:value="5681.05882352941" calcext:value-type="float">
            <text:p>5681.05882352941</text:p>
          </table:table-cell>
          <table:table-cell office:value-type="float" office:value="27.3018490591369" calcext:value-type="float">
            <text:p>27.3018490591369</text:p>
          </table:table-cell>
          <table:table-cell table:style-name="ce7" office:value-type="float" office:value="0.62" calcext:value-type="float">
            <text:p>0.62</text:p>
          </table:table-cell>
          <table:table-cell table:style-name="ce7" office:value-type="float" office:value="999.705882352941" calcext:value-type="float">
            <text:p>999.705882352941</text:p>
          </table:table-cell>
          <table:table-cell table:style-name="ce7" office:value-type="float" office:value="36.0917211115007" calcext:value-type="float">
            <text:p>36.0917211115007</text:p>
          </table:table-cell>
          <table:table-cell office:value-type="float" office:value="0.423529411764706" calcext:value-type="float">
            <text:p>0.423529411764706</text:p>
          </table:table-cell>
          <table:table-cell office:value-type="float" office:value="1831.47058823529" calcext:value-type="float">
            <text:p>1831.47058823529</text:p>
          </table:table-cell>
          <table:table-cell office:value-type="float" office:value="32.4392841268828" calcext:value-type="float">
            <text:p>32.4392841268828</text:p>
          </table:table-cell>
          <table:table-cell table:number-columns-repeated="99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0.987058823529412" calcext:value-type="float">
            <text:p>0.98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40.1911736401771" calcext:value-type="float">
            <text:p>40.1911736401771</text:p>
          </table:table-cell>
          <table:table-cell office:value-type="float" office:value="0.04" calcext:value-type="float">
            <text:p>0.04</text:p>
          </table:table-cell>
          <table:table-cell office:value-type="float" office:value="8.52941176470588" calcext:value-type="float">
            <text:p>8.52941176470588</text:p>
          </table:table-cell>
          <table:table-cell office:value-type="float" office:value="5.84827586206896" calcext:value-type="float">
            <text:p>5.84827586206896</text:p>
          </table:table-cell>
          <table:table-cell office:value-type="float" office:value="0.02" calcext:value-type="float">
            <text:p>0.02</text:p>
          </table:table-cell>
          <table:table-cell office:value-type="float" office:value="156" calcext:value-type="float">
            <text:p>156</text:p>
          </table:table-cell>
          <table:table-cell office:value-type="float" office:value="5.49129080912762" calcext:value-type="float">
            <text:p>5.49129080912762</text:p>
          </table:table-cell>
          <table:table-cell office:value-type="float" office:value="0.275294117647059" calcext:value-type="float">
            <text:p>0.275294117647059</text:p>
          </table:table-cell>
          <table:table-cell office:value-type="float" office:value="8258.29411764706" calcext:value-type="float">
            <text:p>8258.29411764706</text:p>
          </table:table-cell>
          <table:table-cell office:value-type="float" office:value="23.421779277521" calcext:value-type="float">
            <text:p>23.421779277521</text:p>
          </table:table-cell>
          <table:table-cell office:value-type="float" office:value="0.227058823529412" calcext:value-type="float">
            <text:p>0.227058823529412</text:p>
          </table:table-cell>
          <table:table-cell office:value-type="float" office:value="8178.17647058824" calcext:value-type="float">
            <text:p>8178.17647058824</text:p>
          </table:table-cell>
          <table:table-cell office:value-type="float" office:value="26.0351556901194" calcext:value-type="float">
            <text:p>26.0351556901194</text:p>
          </table:table-cell>
          <table:table-cell office:value-type="float" office:value="0.287058823529412" calcext:value-type="float">
            <text:p>0.287058823529412</text:p>
          </table:table-cell>
          <table:table-cell office:value-type="float" office:value="5946.41176470588" calcext:value-type="float">
            <text:p>5946.41176470588</text:p>
          </table:table-cell>
          <table:table-cell office:value-type="float" office:value="26.8721702864607" calcext:value-type="float">
            <text:p>26.8721702864607</text:p>
          </table:table-cell>
          <table:table-cell office:value-type="float" office:value="0.24" calcext:value-type="float">
            <text:p>0.24</text:p>
          </table:table-cell>
          <table:table-cell office:value-type="float" office:value="6114.47058823529" calcext:value-type="float">
            <text:p>6114.47058823529</text:p>
          </table:table-cell>
          <table:table-cell office:value-type="float" office:value="26.6628725151535" calcext:value-type="float">
            <text:p>26.6628725151535</text:p>
          </table:table-cell>
          <table:table-cell table:style-name="ce7" office:value-type="float" office:value="0.563529411764706" calcext:value-type="float">
            <text:p>0.563529411764706</text:p>
          </table:table-cell>
          <table:table-cell table:style-name="ce7" office:value-type="float" office:value="1026.64705882353" calcext:value-type="float">
            <text:p>1026.64705882353</text:p>
          </table:table-cell>
          <table:table-cell table:style-name="ce7" office:value-type="float" office:value="34.1481058660394" calcext:value-type="float">
            <text:p>34.1481058660394</text:p>
          </table:table-cell>
          <table:table-cell office:value-type="float" office:value="0.471764705882353" calcext:value-type="float">
            <text:p>0.471764705882353</text:p>
          </table:table-cell>
          <table:table-cell office:value-type="float" office:value="1942.64705882353" calcext:value-type="float">
            <text:p>1942.64705882353</text:p>
          </table:table-cell>
          <table:table-cell office:value-type="float" office:value="33.3384643300907" calcext:value-type="float">
            <text:p>33.3384643300907</text:p>
          </table:table-cell>
          <table:table-cell table:number-columns-repeated="99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40.0693952441618" calcext:value-type="float">
            <text:p>40.0693952441618</text:p>
          </table:table-cell>
          <table:table-cell office:value-type="float" office:value="0.06" calcext:value-type="float">
            <text:p>0.06</text:p>
          </table:table-cell>
          <table:table-cell office:value-type="float" office:value="9.17647058823529" calcext:value-type="float">
            <text:p>9.17647058823529</text:p>
          </table:table-cell>
          <table:table-cell office:value-type="float" office:value="6.50641025641026" calcext:value-type="float">
            <text:p>6.50641025641026</text:p>
          </table:table-cell>
          <table:table-cell office:value-type="float" office:value="0.04" calcext:value-type="float">
            <text:p>0.04</text:p>
          </table:table-cell>
          <table:table-cell office:value-type="float" office:value="151" calcext:value-type="float">
            <text:p>151</text:p>
          </table:table-cell>
          <table:table-cell office:value-type="float" office:value="6.12354671598369" calcext:value-type="float">
            <text:p>6.12354671598369</text:p>
          </table:table-cell>
          <table:table-cell office:value-type="float" office:value="0.274117647058823" calcext:value-type="float">
            <text:p>0.274117647058823</text:p>
          </table:table-cell>
          <table:table-cell office:value-type="float" office:value="8126.76470588235" calcext:value-type="float">
            <text:p>8126.76470588235</text:p>
          </table:table-cell>
          <table:table-cell office:value-type="float" office:value="24.5943928815228" calcext:value-type="float">
            <text:p>24.5943928815228</text:p>
          </table:table-cell>
          <table:table-cell office:value-type="float" office:value="0.257647058823529" calcext:value-type="float">
            <text:p>0.257647058823529</text:p>
          </table:table-cell>
          <table:table-cell office:value-type="float" office:value="8086.82352941177" calcext:value-type="float">
            <text:p>8086.82352941177</text:p>
          </table:table-cell>
          <table:table-cell office:value-type="float" office:value="27.4726838724561" calcext:value-type="float">
            <text:p>27.4726838724561</text:p>
          </table:table-cell>
          <table:table-cell office:value-type="float" office:value="0.285882352941176" calcext:value-type="float">
            <text:p>0.285882352941176</text:p>
          </table:table-cell>
          <table:table-cell office:value-type="float" office:value="5928.82352941176" calcext:value-type="float">
            <text:p>5928.82352941176</text:p>
          </table:table-cell>
          <table:table-cell office:value-type="float" office:value="25.1676985072209" calcext:value-type="float">
            <text:p>25.1676985072209</text:p>
          </table:table-cell>
          <table:table-cell office:value-type="float" office:value="0.236470588235294" calcext:value-type="float">
            <text:p>0.236470588235294</text:p>
          </table:table-cell>
          <table:table-cell office:value-type="float" office:value="6128.58823529412" calcext:value-type="float">
            <text:p>6128.58823529412</text:p>
          </table:table-cell>
          <table:table-cell office:value-type="float" office:value="28.0955896742711" calcext:value-type="float">
            <text:p>28.0955896742711</text:p>
          </table:table-cell>
          <table:table-cell table:style-name="ce7" office:value-type="float" office:value="0.615294117647059" calcext:value-type="float">
            <text:p>0.615294117647059</text:p>
          </table:table-cell>
          <table:table-cell table:style-name="ce7" office:value-type="float" office:value="965.882352941176" calcext:value-type="float">
            <text:p>965.882352941176</text:p>
          </table:table-cell>
          <table:table-cell table:style-name="ce7" office:value-type="float" office:value="34.6697590736291" calcext:value-type="float">
            <text:p>34.6697590736291</text:p>
          </table:table-cell>
          <table:table-cell office:value-type="float" office:value="0.454117647058824" calcext:value-type="float">
            <text:p>0.454117647058824</text:p>
          </table:table-cell>
          <table:table-cell office:value-type="float" office:value="1853.76470588235" calcext:value-type="float">
            <text:p>1853.76470588235</text:p>
          </table:table-cell>
          <table:table-cell office:value-type="float" office:value="34.5655752469256" calcext:value-type="float">
            <text:p>34.5655752469256</text:p>
          </table:table-cell>
          <table:table-cell table:number-columns-repeated="99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0.997647058823529" calcext:value-type="float">
            <text:p>0.997647058823529</text:p>
          </table:table-cell>
          <table:table-cell office:value-type="float" office:value="0" calcext:value-type="float">
            <text:p>0</text:p>
          </table:table-cell>
          <table:table-cell office:value-type="float" office:value="40.9845408682217" calcext:value-type="float">
            <text:p>40.9845408682217</text:p>
          </table:table-cell>
          <table:table-cell office:value-type="float" office:value="0.02" calcext:value-type="float">
            <text:p>0.02</text:p>
          </table:table-cell>
          <table:table-cell office:value-type="float" office:value="8.82352941176471" calcext:value-type="float">
            <text:p>8.82352941176471</text:p>
          </table:table-cell>
          <table:table-cell office:value-type="float" office:value="6.53333333333333" calcext:value-type="float">
            <text:p>6.53333333333333</text:p>
          </table:table-cell>
          <table:table-cell office:value-type="float" office:value="0.0788235294117647" calcext:value-type="float">
            <text:p>0.078823529411765</text:p>
          </table:table-cell>
          <table:table-cell office:value-type="float" office:value="144" calcext:value-type="float">
            <text:p>144</text:p>
          </table:table-cell>
          <table:table-cell office:value-type="float" office:value="8.00771636240703" calcext:value-type="float">
            <text:p>8.00771636240703</text:p>
          </table:table-cell>
          <table:table-cell office:value-type="float" office:value="0.229411764705882" calcext:value-type="float">
            <text:p>0.229411764705882</text:p>
          </table:table-cell>
          <table:table-cell office:value-type="float" office:value="8425.29411764706" calcext:value-type="float">
            <text:p>8425.29411764706</text:p>
          </table:table-cell>
          <table:table-cell office:value-type="float" office:value="24.3769305691051" calcext:value-type="float">
            <text:p>24.3769305691051</text:p>
          </table:table-cell>
          <table:table-cell office:value-type="float" office:value="0.262352941176471" calcext:value-type="float">
            <text:p>0.262352941176471</text:p>
          </table:table-cell>
          <table:table-cell office:value-type="float" office:value="7741.47058823529" calcext:value-type="float">
            <text:p>7741.47058823529</text:p>
          </table:table-cell>
          <table:table-cell office:value-type="float" office:value="26.5613903298322" calcext:value-type="float">
            <text:p>26.5613903298322</text:p>
          </table:table-cell>
          <table:table-cell office:value-type="float" office:value="0.236470588235294" calcext:value-type="float">
            <text:p>0.236470588235294</text:p>
          </table:table-cell>
          <table:table-cell office:value-type="float" office:value="6507.47058823529" calcext:value-type="float">
            <text:p>6507.47058823529</text:p>
          </table:table-cell>
          <table:table-cell office:value-type="float" office:value="24.3757795206588" calcext:value-type="float">
            <text:p>24.3757795206588</text:p>
          </table:table-cell>
          <table:table-cell office:value-type="float" office:value="0.272941176470588" calcext:value-type="float">
            <text:p>0.272941176470588</text:p>
          </table:table-cell>
          <table:table-cell office:value-type="float" office:value="6094.70588235294" calcext:value-type="float">
            <text:p>6094.70588235294</text:p>
          </table:table-cell>
          <table:table-cell office:value-type="float" office:value="26.3749865716911" calcext:value-type="float">
            <text:p>26.3749865716911</text:p>
          </table:table-cell>
          <table:table-cell table:style-name="ce7" office:value-type="float" office:value="0.638823529411764" calcext:value-type="float">
            <text:p>0.638823529411764</text:p>
          </table:table-cell>
          <table:table-cell table:style-name="ce7" office:value-type="float" office:value="982.588235294118" calcext:value-type="float">
            <text:p>982.588235294118</text:p>
          </table:table-cell>
          <table:table-cell table:style-name="ce7" office:value-type="float" office:value="35.203320693323" calcext:value-type="float">
            <text:p>35.203320693323</text:p>
          </table:table-cell>
          <table:table-cell office:value-type="float" office:value="0.431764705882353" calcext:value-type="float">
            <text:p>0.431764705882353</text:p>
          </table:table-cell>
          <table:table-cell office:value-type="float" office:value="1739.41176470588" calcext:value-type="float">
            <text:p>1739.41176470588</text:p>
          </table:table-cell>
          <table:table-cell office:value-type="float" office:value="31.2399269627868" calcext:value-type="float">
            <text:p>31.2399269627868</text:p>
          </table:table-cell>
          <table:table-cell table:number-columns-repeated="99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990588235294117" calcext:value-type="float">
            <text:p>0.990588235294117</text:p>
          </table:table-cell>
          <table:table-cell office:value-type="float" office:value="0" calcext:value-type="float">
            <text:p>0</text:p>
          </table:table-cell>
          <table:table-cell office:value-type="float" office:value="40.6103716744197" calcext:value-type="float">
            <text:p>40.6103716744197</text:p>
          </table:table-cell>
          <table:table-cell office:value-type="float" office:value="0.06" calcext:value-type="float">
            <text:p>0.06</text:p>
          </table:table-cell>
          <table:table-cell office:value-type="float" office:value="9.23529411764706" calcext:value-type="float">
            <text:p>9.23529411764706</text:p>
          </table:table-cell>
          <table:table-cell office:value-type="float" office:value="6.78980891719745" calcext:value-type="float">
            <text:p>6.78980891719745</text:p>
          </table:table-cell>
          <table:table-cell office:value-type="float" office:value="0.02" calcext:value-type="float">
            <text:p>0.02</text:p>
          </table:table-cell>
          <table:table-cell office:value-type="float" office:value="151" calcext:value-type="float">
            <text:p>151</text:p>
          </table:table-cell>
          <table:table-cell office:value-type="float" office:value="5.57031554343592" calcext:value-type="float">
            <text:p>5.57031554343592</text:p>
          </table:table-cell>
          <table:table-cell office:value-type="float" office:value="0.283529411764706" calcext:value-type="float">
            <text:p>0.283529411764706</text:p>
          </table:table-cell>
          <table:table-cell office:value-type="float" office:value="7524.29411764706" calcext:value-type="float">
            <text:p>7524.29411764706</text:p>
          </table:table-cell>
          <table:table-cell office:value-type="float" office:value="23.912040997759" calcext:value-type="float">
            <text:p>23.912040997759</text:p>
          </table:table-cell>
          <table:table-cell office:value-type="float" office:value="0.251764705882353" calcext:value-type="float">
            <text:p>0.251764705882353</text:p>
          </table:table-cell>
          <table:table-cell office:value-type="float" office:value="8129.41176470588" calcext:value-type="float">
            <text:p>8129.41176470588</text:p>
          </table:table-cell>
          <table:table-cell office:value-type="float" office:value="26.537615156848" calcext:value-type="float">
            <text:p>26.537615156848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5932.05882352941" calcext:value-type="float">
            <text:p>5932.05882352941</text:p>
          </table:table-cell>
          <table:table-cell office:value-type="float" office:value="28.2948487175913" calcext:value-type="float">
            <text:p>28.2948487175913</text:p>
          </table:table-cell>
          <table:table-cell office:value-type="float" office:value="0.228235294117647" calcext:value-type="float">
            <text:p>0.228235294117647</text:p>
          </table:table-cell>
          <table:table-cell office:value-type="float" office:value="6495.76470588235" calcext:value-type="float">
            <text:p>6495.76470588235</text:p>
          </table:table-cell>
          <table:table-cell office:value-type="float" office:value="25.7950992422308" calcext:value-type="float">
            <text:p>25.7950992422308</text:p>
          </table:table-cell>
          <table:table-cell table:style-name="ce7" office:value-type="float" office:value="0.614117647058824" calcext:value-type="float">
            <text:p>0.614117647058824</text:p>
          </table:table-cell>
          <table:table-cell table:style-name="ce7" office:value-type="float" office:value="992.529411764706" calcext:value-type="float">
            <text:p>992.529411764706</text:p>
          </table:table-cell>
          <table:table-cell table:style-name="ce7" office:value-type="float" office:value="35.1021137902014" calcext:value-type="float">
            <text:p>35.1021137902014</text:p>
          </table:table-cell>
          <table:table-cell office:value-type="float" office:value="0.418823529411765" calcext:value-type="float">
            <text:p>0.418823529411765</text:p>
          </table:table-cell>
          <table:table-cell office:value-type="float" office:value="1778" calcext:value-type="float">
            <text:p>1778</text:p>
          </table:table-cell>
          <table:table-cell office:value-type="float" office:value="31.2742506385985" calcext:value-type="float">
            <text:p>31.2742506385985</text:p>
          </table:table-cell>
          <table:table-cell table:number-columns-repeated="99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0.990588235294118" calcext:value-type="float">
            <text:p>0.99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39.8793922019808" calcext:value-type="float">
            <text:p>39.8793922019808</text:p>
          </table:table-cell>
          <table:table-cell office:value-type="float" office:value="0" calcext:value-type="float">
            <text:p>0</text:p>
          </table:table-cell>
          <table:table-cell office:value-type="float" office:value="8.82352941176471" calcext:value-type="float">
            <text:p>8.82352941176471</text:p>
          </table:table-cell>
          <table:table-cell office:value-type="float" office:value="6.13333333333334" calcext:value-type="float">
            <text:p>6.13333333333334</text:p>
          </table:table-cell>
          <table:table-cell office:value-type="float" office:value="0.02" calcext:value-type="float">
            <text:p>0.02</text:p>
          </table:table-cell>
          <table:table-cell office:value-type="float" office:value="150" calcext:value-type="float">
            <text:p>150</text:p>
          </table:table-cell>
          <table:table-cell office:value-type="float" office:value="5.99840210056625" calcext:value-type="float">
            <text:p>5.99840210056625</text:p>
          </table:table-cell>
          <table:table-cell office:value-type="float" office:value="0.221176470588235" calcext:value-type="float">
            <text:p>0.221176470588235</text:p>
          </table:table-cell>
          <table:table-cell office:value-type="float" office:value="8098.47058823529" calcext:value-type="float">
            <text:p>8098.47058823529</text:p>
          </table:table-cell>
          <table:table-cell office:value-type="float" office:value="25.0763144281689" calcext:value-type="float">
            <text:p>25.0763144281689</text:p>
          </table:table-cell>
          <table:table-cell office:value-type="float" office:value="0.225882352941176" calcext:value-type="float">
            <text:p>0.225882352941176</text:p>
          </table:table-cell>
          <table:table-cell office:value-type="float" office:value="8384.70588235294" calcext:value-type="float">
            <text:p>8384.70588235294</text:p>
          </table:table-cell>
          <table:table-cell office:value-type="float" office:value="25.3594065455167" calcext:value-type="float">
            <text:p>25.3594065455167</text:p>
          </table:table-cell>
          <table:table-cell office:value-type="float" office:value="0.255294117647059" calcext:value-type="float">
            <text:p>0.255294117647059</text:p>
          </table:table-cell>
          <table:table-cell office:value-type="float" office:value="6184.94117647059" calcext:value-type="float">
            <text:p>6184.94117647059</text:p>
          </table:table-cell>
          <table:table-cell office:value-type="float" office:value="25.1826063732596" calcext:value-type="float">
            <text:p>25.1826063732596</text:p>
          </table:table-cell>
          <table:table-cell office:value-type="float" office:value="0.270588235294118" calcext:value-type="float">
            <text:p>0.270588235294118</text:p>
          </table:table-cell>
          <table:table-cell office:value-type="float" office:value="6044.23529411765" calcext:value-type="float">
            <text:p>6044.23529411765</text:p>
          </table:table-cell>
          <table:table-cell office:value-type="float" office:value="26.9435516703275" calcext:value-type="float">
            <text:p>26.9435516703275</text:p>
          </table:table-cell>
          <table:table-cell table:style-name="ce7" office:value-type="float" office:value="0.596470588235294" calcext:value-type="float">
            <text:p>0.596470588235294</text:p>
          </table:table-cell>
          <table:table-cell table:style-name="ce7" office:value-type="float" office:value="973" calcext:value-type="float">
            <text:p>973</text:p>
          </table:table-cell>
          <table:table-cell table:style-name="ce7" office:value-type="float" office:value="37.1251931304354" calcext:value-type="float">
            <text:p>37.1251931304354</text:p>
          </table:table-cell>
          <table:table-cell office:value-type="float" office:value="0.463529411764706" calcext:value-type="float">
            <text:p>0.463529411764706</text:p>
          </table:table-cell>
          <table:table-cell office:value-type="float" office:value="1934.88235294118" calcext:value-type="float">
            <text:p>1934.88235294118</text:p>
          </table:table-cell>
          <table:table-cell office:value-type="float" office:value="31.8461551073413" calcext:value-type="float">
            <text:p>31.8461551073413</text:p>
          </table:table-cell>
          <table:table-cell table:number-columns-repeated="99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0.991764705882353" calcext:value-type="float">
            <text:p>0.99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39.372681768567" calcext:value-type="float">
            <text:p>39.372681768567</text:p>
          </table:table-cell>
          <table:table-cell office:value-type="float" office:value="0.04" calcext:value-type="float">
            <text:p>0.04</text:p>
          </table:table-cell>
          <table:table-cell office:value-type="float" office:value="8.94117647058824" calcext:value-type="float">
            <text:p>8.94117647058824</text:p>
          </table:table-cell>
          <table:table-cell office:value-type="float" office:value="6.41447368421052" calcext:value-type="float">
            <text:p>6.41447368421052</text:p>
          </table:table-cell>
          <table:table-cell office:value-type="float" office:value="0.02" calcext:value-type="float">
            <text:p>0.02</text:p>
          </table:table-cell>
          <table:table-cell office:value-type="float" office:value="159" calcext:value-type="float">
            <text:p>159</text:p>
          </table:table-cell>
          <table:table-cell office:value-type="float" office:value="8.40961753700764" calcext:value-type="float">
            <text:p>8.40961753700764</text:p>
          </table:table-cell>
          <table:table-cell office:value-type="float" office:value="0.287058823529412" calcext:value-type="float">
            <text:p>0.287058823529412</text:p>
          </table:table-cell>
          <table:table-cell office:value-type="float" office:value="7441.17647058824" calcext:value-type="float">
            <text:p>7441.17647058824</text:p>
          </table:table-cell>
          <table:table-cell office:value-type="float" office:value="25.8166826807983" calcext:value-type="float">
            <text:p>25.8166826807983</text:p>
          </table:table-cell>
          <table:table-cell office:value-type="float" office:value="0.268235294117647" calcext:value-type="float">
            <text:p>0.268235294117647</text:p>
          </table:table-cell>
          <table:table-cell office:value-type="float" office:value="8244.82352941176" calcext:value-type="float">
            <text:p>8244.82352941176</text:p>
          </table:table-cell>
          <table:table-cell office:value-type="float" office:value="25.8015099697964" calcext:value-type="float">
            <text:p>25.8015099697964</text:p>
          </table:table-cell>
          <table:table-cell office:value-type="float" office:value="0.283529411764706" calcext:value-type="float">
            <text:p>0.283529411764706</text:p>
          </table:table-cell>
          <table:table-cell office:value-type="float" office:value="6019.41176470588" calcext:value-type="float">
            <text:p>6019.41176470588</text:p>
          </table:table-cell>
          <table:table-cell office:value-type="float" office:value="25.7789438340072" calcext:value-type="float">
            <text:p>25.7789438340072</text:p>
          </table:table-cell>
          <table:table-cell office:value-type="float" office:value="0.212941176470588" calcext:value-type="float">
            <text:p>0.212941176470588</text:p>
          </table:table-cell>
          <table:table-cell office:value-type="float" office:value="6489.58823529412" calcext:value-type="float">
            <text:p>6489.58823529412</text:p>
          </table:table-cell>
          <table:table-cell office:value-type="float" office:value="25.1616899694235" calcext:value-type="float">
            <text:p>25.1616899694235</text:p>
          </table:table-cell>
          <table:table-cell table:style-name="ce7" office:value-type="float" office:value="0.645882352941177" calcext:value-type="float">
            <text:p>0.645882352941177</text:p>
          </table:table-cell>
          <table:table-cell table:style-name="ce7" office:value-type="float" office:value="969.058823529412" calcext:value-type="float">
            <text:p>969.058823529412</text:p>
          </table:table-cell>
          <table:table-cell table:style-name="ce7" office:value-type="float" office:value="34.9090530736752" calcext:value-type="float">
            <text:p>34.9090530736752</text:p>
          </table:table-cell>
          <table:table-cell office:value-type="float" office:value="0.362352941176471" calcext:value-type="float">
            <text:p>0.362352941176471</text:p>
          </table:table-cell>
          <table:table-cell office:value-type="float" office:value="1800.70588235294" calcext:value-type="float">
            <text:p>1800.70588235294</text:p>
          </table:table-cell>
          <table:table-cell office:value-type="float" office:value="28.4728375264576" calcext:value-type="float">
            <text:p>28.4728375264576</text:p>
          </table:table-cell>
          <table:table-cell table:number-columns-repeated="99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0.996470588235294" calcext:value-type="float">
            <text:p>0.99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39.8018014763722" calcext:value-type="float">
            <text:p>39.8018014763722</text:p>
          </table:table-cell>
          <table:table-cell office:value-type="float" office:value="0.04" calcext:value-type="float">
            <text:p>0.04</text:p>
          </table:table-cell>
          <table:table-cell office:value-type="float" office:value="8.23529411764706" calcext:value-type="float">
            <text:p>8.23529411764706</text:p>
          </table:table-cell>
          <table:table-cell office:value-type="float" office:value="7.05" calcext:value-type="float">
            <text:p>7.05</text:p>
          </table:table-cell>
          <table:table-cell office:value-type="float" office:value="0.04" calcext:value-type="float">
            <text:p>0.04</text:p>
          </table:table-cell>
          <table:table-cell office:value-type="float" office:value="161" calcext:value-type="float">
            <text:p>161</text:p>
          </table:table-cell>
          <table:table-cell office:value-type="float" office:value="6.97134864815491" calcext:value-type="float">
            <text:p>6.97134864815491</text:p>
          </table:table-cell>
          <table:table-cell office:value-type="float" office:value="0.244705882352941" calcext:value-type="float">
            <text:p>0.244705882352941</text:p>
          </table:table-cell>
          <table:table-cell office:value-type="float" office:value="8347.58823529412" calcext:value-type="float">
            <text:p>8347.58823529412</text:p>
          </table:table-cell>
          <table:table-cell office:value-type="float" office:value="22.0217050766802" calcext:value-type="float">
            <text:p>22.0217050766802</text:p>
          </table:table-cell>
          <table:table-cell office:value-type="float" office:value="0.250588235294118" calcext:value-type="float">
            <text:p>0.250588235294118</text:p>
          </table:table-cell>
          <table:table-cell office:value-type="float" office:value="7773.29411764706" calcext:value-type="float">
            <text:p>7773.29411764706</text:p>
          </table:table-cell>
          <table:table-cell office:value-type="float" office:value="26.6760207186954" calcext:value-type="float">
            <text:p>26.6760207186954</text:p>
          </table:table-cell>
          <table:table-cell office:value-type="float" office:value="0.24" calcext:value-type="float">
            <text:p>0.24</text:p>
          </table:table-cell>
          <table:table-cell office:value-type="float" office:value="5910.29411764706" calcext:value-type="float">
            <text:p>5910.29411764706</text:p>
          </table:table-cell>
          <table:table-cell office:value-type="float" office:value="26.1449193172767" calcext:value-type="float">
            <text:p>26.1449193172767</text:p>
          </table:table-cell>
          <table:table-cell office:value-type="float" office:value="0.22" calcext:value-type="float">
            <text:p>0.22</text:p>
          </table:table-cell>
          <table:table-cell office:value-type="float" office:value="6294.17647058824" calcext:value-type="float">
            <text:p>6294.17647058824</text:p>
          </table:table-cell>
          <table:table-cell office:value-type="float" office:value="26.1264188368356" calcext:value-type="float">
            <text:p>26.1264188368356</text:p>
          </table:table-cell>
          <table:table-cell table:style-name="ce7" office:value-type="float" office:value="0.648235294117647" calcext:value-type="float">
            <text:p>0.648235294117647</text:p>
          </table:table-cell>
          <table:table-cell table:style-name="ce7" office:value-type="float" office:value="975.352941176471" calcext:value-type="float">
            <text:p>975.352941176471</text:p>
          </table:table-cell>
          <table:table-cell table:style-name="ce7" office:value-type="float" office:value="34.7799498669567" calcext:value-type="float">
            <text:p>34.7799498669567</text:p>
          </table:table-cell>
          <table:table-cell office:value-type="float" office:value="0.414117647058823" calcext:value-type="float">
            <text:p>0.414117647058823</text:p>
          </table:table-cell>
          <table:table-cell office:value-type="float" office:value="1986.11764705882" calcext:value-type="float">
            <text:p>1986.11764705882</text:p>
          </table:table-cell>
          <table:table-cell office:value-type="float" office:value="32.8785969729997" calcext:value-type="float">
            <text:p>32.8785969729997</text:p>
          </table:table-cell>
          <table:table-cell table:number-columns-repeated="99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0.989411764705882" calcext:value-type="float">
            <text:p>0.98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40.0214705863817" calcext:value-type="float">
            <text:p>40.0214705863817</text:p>
          </table:table-cell>
          <table:table-cell office:value-type="float" office:value="0.04" calcext:value-type="float">
            <text:p>0.04</text:p>
          </table:table-cell>
          <table:table-cell office:value-type="float" office:value="8.05882352941176" calcext:value-type="float">
            <text:p>8.05882352941176</text:p>
          </table:table-cell>
          <table:table-cell office:value-type="float" office:value="7.43795620437956" calcext:value-type="float">
            <text:p>7.43795620437956</text:p>
          </table:table-cell>
          <table:table-cell office:value-type="float" office:value="0.04" calcext:value-type="float">
            <text:p>0.04</text:p>
          </table:table-cell>
          <table:table-cell office:value-type="float" office:value="153" calcext:value-type="float">
            <text:p>153</text:p>
          </table:table-cell>
          <table:table-cell office:value-type="float" office:value="7.00469009492957" calcext:value-type="float">
            <text:p>7.00469009492957</text:p>
          </table:table-cell>
          <table:table-cell office:value-type="float" office:value="0.255294117647059" calcext:value-type="float">
            <text:p>0.255294117647059</text:p>
          </table:table-cell>
          <table:table-cell office:value-type="float" office:value="8261.17647058824" calcext:value-type="float">
            <text:p>8261.17647058824</text:p>
          </table:table-cell>
          <table:table-cell office:value-type="float" office:value="24.7643336973872" calcext:value-type="float">
            <text:p>24.7643336973872</text:p>
          </table:table-cell>
          <table:table-cell office:value-type="float" office:value="0.28" calcext:value-type="float">
            <text:p>0.28</text:p>
          </table:table-cell>
          <table:table-cell office:value-type="float" office:value="8021.47058823529" calcext:value-type="float">
            <text:p>8021.47058823529</text:p>
          </table:table-cell>
          <table:table-cell office:value-type="float" office:value="26.5712745623163" calcext:value-type="float">
            <text:p>26.5712745623163</text:p>
          </table:table-cell>
          <table:table-cell office:value-type="float" office:value="0.28" calcext:value-type="float">
            <text:p>0.28</text:p>
          </table:table-cell>
          <table:table-cell office:value-type="float" office:value="6247.58823529412" calcext:value-type="float">
            <text:p>6247.58823529412</text:p>
          </table:table-cell>
          <table:table-cell office:value-type="float" office:value="25.0144267424466" calcext:value-type="float">
            <text:p>25.0144267424466</text:p>
          </table:table-cell>
          <table:table-cell office:value-type="float" office:value="0.316470588235294" calcext:value-type="float">
            <text:p>0.316470588235294</text:p>
          </table:table-cell>
          <table:table-cell office:value-type="float" office:value="5696.29411764706" calcext:value-type="float">
            <text:p>5696.29411764706</text:p>
          </table:table-cell>
          <table:table-cell office:value-type="float" office:value="27.949169820231" calcext:value-type="float">
            <text:p>27.949169820231</text:p>
          </table:table-cell>
          <table:table-cell table:style-name="ce7" office:value-type="float" office:value="0.607058823529412" calcext:value-type="float">
            <text:p>0.607058823529412</text:p>
          </table:table-cell>
          <table:table-cell table:style-name="ce7" office:value-type="float" office:value="984.941176470588" calcext:value-type="float">
            <text:p>984.941176470588</text:p>
          </table:table-cell>
          <table:table-cell table:style-name="ce7" office:value-type="float" office:value="35.7201004439228" calcext:value-type="float">
            <text:p>35.7201004439228</text:p>
          </table:table-cell>
          <table:table-cell office:value-type="float" office:value="0.464705882352941" calcext:value-type="float">
            <text:p>0.464705882352941</text:p>
          </table:table-cell>
          <table:table-cell office:value-type="float" office:value="1873.52941176471" calcext:value-type="float">
            <text:p>1873.52941176471</text:p>
          </table:table-cell>
          <table:table-cell office:value-type="float" office:value="31.9977172786243" calcext:value-type="float">
            <text:p>31.9977172786243</text:p>
          </table:table-cell>
          <table:table-cell table:number-columns-repeated="99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0.997647058823529" calcext:value-type="float">
            <text:p>0.997647058823529</text:p>
          </table:table-cell>
          <table:table-cell office:value-type="float" office:value="0" calcext:value-type="float">
            <text:p>0</text:p>
          </table:table-cell>
          <table:table-cell office:value-type="float" office:value="39.8844642308269" calcext:value-type="float">
            <text:p>39.8844642308269</text:p>
          </table:table-cell>
          <table:table-cell office:value-type="float" office:value="0" calcext:value-type="float">
            <text:p>0</text:p>
          </table:table-cell>
          <table:table-cell office:value-type="float" office:value="9.35294117647059" calcext:value-type="float">
            <text:p>9.35294117647059</text:p>
          </table:table-cell>
          <table:table-cell office:value-type="float" office:value="6.05660377358491" calcext:value-type="float">
            <text:p>6.05660377358491</text:p>
          </table:table-cell>
          <table:table-cell office:value-type="float" office:value="0.04" calcext:value-type="float">
            <text:p>0.04</text:p>
          </table:table-cell>
          <table:table-cell office:value-type="float" office:value="153" calcext:value-type="float">
            <text:p>153</text:p>
          </table:table-cell>
          <table:table-cell office:value-type="float" office:value="5.74237388453833" calcext:value-type="float">
            <text:p>5.74237388453833</text:p>
          </table:table-cell>
          <table:table-cell office:value-type="float" office:value="0.277647058823529" calcext:value-type="float">
            <text:p>0.277647058823529</text:p>
          </table:table-cell>
          <table:table-cell office:value-type="float" office:value="8159.05882352941" calcext:value-type="float">
            <text:p>8159.05882352941</text:p>
          </table:table-cell>
          <table:table-cell office:value-type="float" office:value="24.7626423483701" calcext:value-type="float">
            <text:p>24.7626423483701</text:p>
          </table:table-cell>
          <table:table-cell office:value-type="float" office:value="0.231764705882353" calcext:value-type="float">
            <text:p>0.231764705882353</text:p>
          </table:table-cell>
          <table:table-cell office:value-type="float" office:value="8143.52941176471" calcext:value-type="float">
            <text:p>8143.52941176471</text:p>
          </table:table-cell>
          <table:table-cell office:value-type="float" office:value="26.1376176997746" calcext:value-type="float">
            <text:p>26.1376176997746</text:p>
          </table:table-cell>
          <table:table-cell office:value-type="float" office:value="0.26" calcext:value-type="float">
            <text:p>0.26</text:p>
          </table:table-cell>
          <table:table-cell office:value-type="float" office:value="6283.47058823529" calcext:value-type="float">
            <text:p>6283.47058823529</text:p>
          </table:table-cell>
          <table:table-cell office:value-type="float" office:value="24.562810915868" calcext:value-type="float">
            <text:p>24.562810915868</text:p>
          </table:table-cell>
          <table:table-cell office:value-type="float" office:value="0.26235294117647" calcext:value-type="float">
            <text:p>0.26235294117647</text:p>
          </table:table-cell>
          <table:table-cell office:value-type="float" office:value="6079.35294117647" calcext:value-type="float">
            <text:p>6079.35294117647</text:p>
          </table:table-cell>
          <table:table-cell office:value-type="float" office:value="26.3439036138499" calcext:value-type="float">
            <text:p>26.3439036138499</text:p>
          </table:table-cell>
          <table:table-cell table:style-name="ce7" office:value-type="float" office:value="0.622352941176471" calcext:value-type="float">
            <text:p>0.622352941176471</text:p>
          </table:table-cell>
          <table:table-cell table:style-name="ce7" office:value-type="float" office:value="947.529411764706" calcext:value-type="float">
            <text:p>947.529411764706</text:p>
          </table:table-cell>
          <table:table-cell table:style-name="ce7" office:value-type="float" office:value="36.124964467984" calcext:value-type="float">
            <text:p>36.124964467984</text:p>
          </table:table-cell>
          <table:table-cell office:value-type="float" office:value="0.436470588235294" calcext:value-type="float">
            <text:p>0.436470588235294</text:p>
          </table:table-cell>
          <table:table-cell office:value-type="float" office:value="1740.29411764706" calcext:value-type="float">
            <text:p>1740.29411764706</text:p>
          </table:table-cell>
          <table:table-cell office:value-type="float" office:value="29.8603125546417" calcext:value-type="float">
            <text:p>29.8603125546417</text:p>
          </table:table-cell>
          <table:table-cell table:number-columns-repeated="99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37.3986845549137" calcext:value-type="float">
            <text:p>37.3986845549137</text:p>
          </table:table-cell>
          <table:table-cell office:value-type="float" office:value="0.02" calcext:value-type="float">
            <text:p>0.02</text:p>
          </table:table-cell>
          <table:table-cell office:value-type="float" office:value="8.70588235294118" calcext:value-type="float">
            <text:p>8.70588235294118</text:p>
          </table:table-cell>
          <table:table-cell office:value-type="float" office:value="6.60135135135135" calcext:value-type="float">
            <text:p>6.60135135135135</text:p>
          </table:table-cell>
          <table:table-cell office:value-type="float" office:value="0.02" calcext:value-type="float">
            <text:p>0.02</text:p>
          </table:table-cell>
          <table:table-cell office:value-type="float" office:value="150" calcext:value-type="float">
            <text:p>150</text:p>
          </table:table-cell>
          <table:table-cell office:value-type="float" office:value="6.56197131201474" calcext:value-type="float">
            <text:p>6.56197131201474</text:p>
          </table:table-cell>
          <table:table-cell office:value-type="float" office:value="0.26" calcext:value-type="float">
            <text:p>0.26</text:p>
          </table:table-cell>
          <table:table-cell office:value-type="float" office:value="8084.76470588235" calcext:value-type="float">
            <text:p>8084.76470588235</text:p>
          </table:table-cell>
          <table:table-cell office:value-type="float" office:value="24.8115561254663" calcext:value-type="float">
            <text:p>24.8115561254663</text:p>
          </table:table-cell>
          <table:table-cell office:value-type="float" office:value="0.229411764705882" calcext:value-type="float">
            <text:p>0.229411764705882</text:p>
          </table:table-cell>
          <table:table-cell office:value-type="float" office:value="8340.41176470588" calcext:value-type="float">
            <text:p>8340.41176470588</text:p>
          </table:table-cell>
          <table:table-cell office:value-type="float" office:value="25.4522872468611" calcext:value-type="float">
            <text:p>25.4522872468611</text:p>
          </table:table-cell>
          <table:table-cell office:value-type="float" office:value="0.314117647058824" calcext:value-type="float">
            <text:p>0.314117647058824</text:p>
          </table:table-cell>
          <table:table-cell office:value-type="float" office:value="5616.82352941177" calcext:value-type="float">
            <text:p>5616.82352941177</text:p>
          </table:table-cell>
          <table:table-cell office:value-type="float" office:value="27.5729704644474" calcext:value-type="float">
            <text:p>27.5729704644474</text:p>
          </table:table-cell>
          <table:table-cell office:value-type="float" office:value="0.241176470588235" calcext:value-type="float">
            <text:p>0.241176470588235</text:p>
          </table:table-cell>
          <table:table-cell office:value-type="float" office:value="6088.35294117647" calcext:value-type="float">
            <text:p>6088.35294117647</text:p>
          </table:table-cell>
          <table:table-cell office:value-type="float" office:value="26.6309322947434" calcext:value-type="float">
            <text:p>26.6309322947434</text:p>
          </table:table-cell>
          <table:table-cell table:style-name="ce7" office:value-type="float" office:value="0.616470588235294" calcext:value-type="float">
            <text:p>0.616470588235294</text:p>
          </table:table-cell>
          <table:table-cell table:style-name="ce7" office:value-type="float" office:value="1008.47058823529" calcext:value-type="float">
            <text:p>1008.47058823529</text:p>
          </table:table-cell>
          <table:table-cell table:style-name="ce7" office:value-type="float" office:value="33.5761174136218" calcext:value-type="float">
            <text:p>33.5761174136218</text:p>
          </table:table-cell>
          <table:table-cell office:value-type="float" office:value="0.448235294117647" calcext:value-type="float">
            <text:p>0.448235294117647</text:p>
          </table:table-cell>
          <table:table-cell office:value-type="float" office:value="1850.94117647059" calcext:value-type="float">
            <text:p>1850.94117647059</text:p>
          </table:table-cell>
          <table:table-cell office:value-type="float" office:value="32.5061899661855" calcext:value-type="float">
            <text:p>32.5061899661855</text:p>
          </table:table-cell>
          <table:table-cell table:number-columns-repeated="99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39.2069140903585" calcext:value-type="float">
            <text:p>39.2069140903585</text:p>
          </table:table-cell>
          <table:table-cell office:value-type="float" office:value="0.02" calcext:value-type="float">
            <text:p>0.02</text:p>
          </table:table-cell>
          <table:table-cell office:value-type="float" office:value="9.35294117647059" calcext:value-type="float">
            <text:p>9.35294117647059</text:p>
          </table:table-cell>
          <table:table-cell office:value-type="float" office:value="5.48427672955975" calcext:value-type="float">
            <text:p>5.48427672955975</text:p>
          </table:table-cell>
          <table:table-cell office:value-type="float" office:value="0.04" calcext:value-type="float">
            <text:p>0.04</text:p>
          </table:table-cell>
          <table:table-cell office:value-type="float" office:value="158" calcext:value-type="float">
            <text:p>158</text:p>
          </table:table-cell>
          <table:table-cell office:value-type="float" office:value="5.77004851767362" calcext:value-type="float">
            <text:p>5.77004851767362</text:p>
          </table:table-cell>
          <table:table-cell office:value-type="float" office:value="0.254117647058823" calcext:value-type="float">
            <text:p>0.254117647058823</text:p>
          </table:table-cell>
          <table:table-cell office:value-type="float" office:value="8560.70588235294" calcext:value-type="float">
            <text:p>8560.70588235294</text:p>
          </table:table-cell>
          <table:table-cell office:value-type="float" office:value="21.4275617707233" calcext:value-type="float">
            <text:p>21.4275617707233</text:p>
          </table:table-cell>
          <table:table-cell office:value-type="float" office:value="0.201176470588235" calcext:value-type="float">
            <text:p>0.201176470588235</text:p>
          </table:table-cell>
          <table:table-cell office:value-type="float" office:value="8604.58823529412" calcext:value-type="float">
            <text:p>8604.58823529412</text:p>
          </table:table-cell>
          <table:table-cell office:value-type="float" office:value="26.1528306528321" calcext:value-type="float">
            <text:p>26.1528306528321</text:p>
          </table:table-cell>
          <table:table-cell office:value-type="float" office:value="0.228235294117647" calcext:value-type="float">
            <text:p>0.228235294117647</text:p>
          </table:table-cell>
          <table:table-cell office:value-type="float" office:value="6296.29411764706" calcext:value-type="float">
            <text:p>6296.29411764706</text:p>
          </table:table-cell>
          <table:table-cell office:value-type="float" office:value="26.1661351151314" calcext:value-type="float">
            <text:p>26.1661351151314</text:p>
          </table:table-cell>
          <table:table-cell office:value-type="float" office:value="0.250588235294118" calcext:value-type="float">
            <text:p>0.250588235294118</text:p>
          </table:table-cell>
          <table:table-cell office:value-type="float" office:value="6290.47058823529" calcext:value-type="float">
            <text:p>6290.47058823529</text:p>
          </table:table-cell>
          <table:table-cell office:value-type="float" office:value="25.2018942661242" calcext:value-type="float">
            <text:p>25.2018942661242</text:p>
          </table:table-cell>
          <table:table-cell table:style-name="ce7" office:value-type="float" office:value="0.671764705882353" calcext:value-type="float">
            <text:p>0.671764705882353</text:p>
          </table:table-cell>
          <table:table-cell table:style-name="ce7" office:value-type="float" office:value="973.235294117647" calcext:value-type="float">
            <text:p>973.235294117647</text:p>
          </table:table-cell>
          <table:table-cell table:style-name="ce7" office:value-type="float" office:value="35.5331636648279" calcext:value-type="float">
            <text:p>35.5331636648279</text:p>
          </table:table-cell>
          <table:table-cell office:value-type="float" office:value="0.478823529411764" calcext:value-type="float">
            <text:p>0.478823529411764</text:p>
          </table:table-cell>
          <table:table-cell office:value-type="float" office:value="1809.05882352941" calcext:value-type="float">
            <text:p>1809.05882352941</text:p>
          </table:table-cell>
          <table:table-cell office:value-type="float" office:value="33.5955954240274" calcext:value-type="float">
            <text:p>33.5955954240274</text:p>
          </table:table-cell>
          <table:table-cell table:number-columns-repeated="99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40.5653556845974" calcext:value-type="float">
            <text:p>40.5653556845974</text:p>
          </table:table-cell>
          <table:table-cell office:value-type="float" office:value="0.02" calcext:value-type="float">
            <text:p>0.02</text:p>
          </table:table-cell>
          <table:table-cell office:value-type="float" office:value="8.88235294117647" calcext:value-type="float">
            <text:p>8.88235294117647</text:p>
          </table:table-cell>
          <table:table-cell office:value-type="float" office:value="7.88741721854305" calcext:value-type="float">
            <text:p>7.88741721854305</text:p>
          </table:table-cell>
          <table:table-cell office:value-type="float" office:value="0.04" calcext:value-type="float">
            <text:p>0.04</text:p>
          </table:table-cell>
          <table:table-cell office:value-type="float" office:value="145" calcext:value-type="float">
            <text:p>145</text:p>
          </table:table-cell>
          <table:table-cell office:value-type="float" office:value="7.97021072796935" calcext:value-type="float">
            <text:p>7.97021072796935</text:p>
          </table:table-cell>
          <table:table-cell office:value-type="float" office:value="0.216470588235294" calcext:value-type="float">
            <text:p>0.216470588235294</text:p>
          </table:table-cell>
          <table:table-cell office:value-type="float" office:value="8677.47058823529" calcext:value-type="float">
            <text:p>8677.47058823529</text:p>
          </table:table-cell>
          <table:table-cell office:value-type="float" office:value="23.4335058483734" calcext:value-type="float">
            <text:p>23.4335058483734</text:p>
          </table:table-cell>
          <table:table-cell office:value-type="float" office:value="0.24" calcext:value-type="float">
            <text:p>0.24</text:p>
          </table:table-cell>
          <table:table-cell office:value-type="float" office:value="7825.35294117647" calcext:value-type="float">
            <text:p>7825.35294117647</text:p>
          </table:table-cell>
          <table:table-cell office:value-type="float" office:value="26.1499023905316" calcext:value-type="float">
            <text:p>26.1499023905316</text:p>
          </table:table-cell>
          <table:table-cell office:value-type="float" office:value="0.292941176470588" calcext:value-type="float">
            <text:p>0.292941176470588</text:p>
          </table:table-cell>
          <table:table-cell office:value-type="float" office:value="6001.82352941177" calcext:value-type="float">
            <text:p>6001.82352941177</text:p>
          </table:table-cell>
          <table:table-cell office:value-type="float" office:value="25.441013788296" calcext:value-type="float">
            <text:p>25.441013788296</text:p>
          </table:table-cell>
          <table:table-cell office:value-type="float" office:value="0.24235294117647" calcext:value-type="float">
            <text:p>0.24235294117647</text:p>
          </table:table-cell>
          <table:table-cell office:value-type="float" office:value="6244.88235294118" calcext:value-type="float">
            <text:p>6244.88235294118</text:p>
          </table:table-cell>
          <table:table-cell office:value-type="float" office:value="26.9907244818028" calcext:value-type="float">
            <text:p>26.9907244818028</text:p>
          </table:table-cell>
          <table:table-cell table:style-name="ce7" office:value-type="float" office:value="0.656470588235294" calcext:value-type="float">
            <text:p>0.656470588235294</text:p>
          </table:table-cell>
          <table:table-cell table:style-name="ce7" office:value-type="float" office:value="944.588235294118" calcext:value-type="float">
            <text:p>944.588235294118</text:p>
          </table:table-cell>
          <table:table-cell table:style-name="ce7" office:value-type="float" office:value="34.9031622379024" calcext:value-type="float">
            <text:p>34.9031622379024</text:p>
          </table:table-cell>
          <table:table-cell office:value-type="float" office:value="0.46235294117647" calcext:value-type="float">
            <text:p>0.46235294117647</text:p>
          </table:table-cell>
          <table:table-cell office:value-type="float" office:value="1874.82352941176" calcext:value-type="float">
            <text:p>1874.82352941176</text:p>
          </table:table-cell>
          <table:table-cell office:value-type="float" office:value="31.2101270061487" calcext:value-type="float">
            <text:p>31.2101270061487</text:p>
          </table:table-cell>
          <table:table-cell table:number-columns-repeated="99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40.0867003399793" calcext:value-type="float">
            <text:p>40.0867003399793</text:p>
          </table:table-cell>
          <table:table-cell office:value-type="float" office:value="0.02" calcext:value-type="float">
            <text:p>0.02</text:p>
          </table:table-cell>
          <table:table-cell office:value-type="float" office:value="9.11764705882353" calcext:value-type="float">
            <text:p>9.11764705882353</text:p>
          </table:table-cell>
          <table:table-cell office:value-type="float" office:value="6.13548387096774" calcext:value-type="float">
            <text:p>6.13548387096774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6.82242240266322" calcext:value-type="float">
            <text:p>6.82242240266322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8308.94117647059" calcext:value-type="float">
            <text:p>8308.94117647059</text:p>
          </table:table-cell>
          <table:table-cell office:value-type="float" office:value="24.254471450293" calcext:value-type="float">
            <text:p>24.254471450293</text:p>
          </table:table-cell>
          <table:table-cell office:value-type="float" office:value="0.243529411764706" calcext:value-type="float">
            <text:p>0.243529411764706</text:p>
          </table:table-cell>
          <table:table-cell office:value-type="float" office:value="8546.41176470588" calcext:value-type="float">
            <text:p>8546.41176470588</text:p>
          </table:table-cell>
          <table:table-cell office:value-type="float" office:value="27.1671048234105" calcext:value-type="float">
            <text:p>27.1671048234105</text:p>
          </table:table-cell>
          <table:table-cell office:value-type="float" office:value="0.243529411764706" calcext:value-type="float">
            <text:p>0.243529411764706</text:p>
          </table:table-cell>
          <table:table-cell office:value-type="float" office:value="6174.29411764706" calcext:value-type="float">
            <text:p>6174.29411764706</text:p>
          </table:table-cell>
          <table:table-cell office:value-type="float" office:value="25.5674693146674" calcext:value-type="float">
            <text:p>25.5674693146674</text:p>
          </table:table-cell>
          <table:table-cell office:value-type="float" office:value="0.238823529411765" calcext:value-type="float">
            <text:p>0.238823529411765</text:p>
          </table:table-cell>
          <table:table-cell office:value-type="float" office:value="6065.11764705882" calcext:value-type="float">
            <text:p>6065.11764705882</text:p>
          </table:table-cell>
          <table:table-cell office:value-type="float" office:value="28.2410956459198" calcext:value-type="float">
            <text:p>28.2410956459198</text:p>
          </table:table-cell>
          <table:table-cell table:style-name="ce7" office:value-type="float" office:value="0.594117647058824" calcext:value-type="float">
            <text:p>0.594117647058824</text:p>
          </table:table-cell>
          <table:table-cell table:style-name="ce7" office:value-type="float" office:value="989.352941176471" calcext:value-type="float">
            <text:p>989.352941176471</text:p>
          </table:table-cell>
          <table:table-cell table:style-name="ce7" office:value-type="float" office:value="33.0574798713535" calcext:value-type="float">
            <text:p>33.0574798713535</text:p>
          </table:table-cell>
          <table:table-cell office:value-type="float" office:value="0.496470588235294" calcext:value-type="float">
            <text:p>0.496470588235294</text:p>
          </table:table-cell>
          <table:table-cell office:value-type="float" office:value="1922.41176470588" calcext:value-type="float">
            <text:p>1922.41176470588</text:p>
          </table:table-cell>
          <table:table-cell office:value-type="float" office:value="32.640100929024" calcext:value-type="float">
            <text:p>32.640100929024</text:p>
          </table:table-cell>
          <table:table-cell table:number-columns-repeated="99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0" calcext:value-type="float">
            <text:p>250</text:p>
          </table:table-cell>
          <table:table-cell office:value-type="float" office:value="0.911764705882353" calcext:value-type="float">
            <text:p>0.91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99.1727465371603" calcext:value-type="float">
            <text:p>99.1727465371603</text:p>
          </table:table-cell>
          <table:table-cell office:value-type="float" office:value="0" calcext:value-type="float">
            <text:p>0</text:p>
          </table:table-cell>
          <table:table-cell office:value-type="float" office:value="3.76470588235294" calcext:value-type="float">
            <text:p>3.76470588235294</text:p>
          </table:table-cell>
          <table:table-cell office:value-type="float" office:value="9.609375" calcext:value-type="float">
            <text:p>9.60937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.10536297852474" calcext:value-type="float">
            <text:p>6.10536297852474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8726.64705882353" calcext:value-type="float">
            <text:p>8726.64705882353</text:p>
          </table:table-cell>
          <table:table-cell office:value-type="float" office:value="37.2070435523699" calcext:value-type="float">
            <text:p>37.2070435523699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106.70588235294" calcext:value-type="float">
            <text:p>9106.70588235294</text:p>
          </table:table-cell>
          <table:table-cell office:value-type="float" office:value="49.4775435023889" calcext:value-type="float">
            <text:p>49.4775435023889</text:p>
          </table:table-cell>
          <table:table-cell office:value-type="float" office:value="0.0352941176470588" calcext:value-type="float">
            <text:p>0.035294117647059</text:p>
          </table:table-cell>
          <table:table-cell office:value-type="float" office:value="6733.58823529412" calcext:value-type="float">
            <text:p>6733.58823529412</text:p>
          </table:table-cell>
          <table:table-cell office:value-type="float" office:value="41.1003807671525" calcext:value-type="float">
            <text:p>41.1003807671525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6599.64705882353" calcext:value-type="float">
            <text:p>6599.64705882353</text:p>
          </table:table-cell>
          <table:table-cell office:value-type="float" office:value="45.6731238554475" calcext:value-type="float">
            <text:p>45.6731238554475</text:p>
          </table:table-cell>
          <table:table-cell table:style-name="ce7" office:value-type="float" office:value="0.441176470588235" calcext:value-type="float">
            <text:p>0.441176470588235</text:p>
          </table:table-cell>
          <table:table-cell table:style-name="ce7" office:value-type="float" office:value="561.823529411765" calcext:value-type="float">
            <text:p>561.823529411765</text:p>
          </table:table-cell>
          <table:table-cell table:style-name="ce7" office:value-type="float" office:value="76.0509036224433" calcext:value-type="float">
            <text:p>76.0509036224433</text:p>
          </table:table-cell>
          <table:table-cell office:value-type="float" office:value="0.211764705882353" calcext:value-type="float">
            <text:p>0.211764705882353</text:p>
          </table:table-cell>
          <table:table-cell office:value-type="float" office:value="1094.11764705882" calcext:value-type="float">
            <text:p>1094.11764705882</text:p>
          </table:table-cell>
          <table:table-cell office:value-type="float" office:value="69.8894233311118" calcext:value-type="float">
            <text:p>69.8894233311118</text:p>
          </table:table-cell>
          <table:table-cell table:number-columns-repeated="99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office:value-type="float" office:value="0.914705882352941" calcext:value-type="float">
            <text:p>0.91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92.0413262906181" calcext:value-type="float">
            <text:p>92.0413262906181</text:p>
          </table:table-cell>
          <table:table-cell office:value-type="float" office:value="0" calcext:value-type="float">
            <text:p>0</text:p>
          </table:table-cell>
          <table:table-cell office:value-type="float" office:value="3.76470588235294" calcext:value-type="float">
            <text:p>3.76470588235294</text:p>
          </table:table-cell>
          <table:table-cell office:value-type="float" office:value="9.0625" calcext:value-type="float">
            <text:p>9.062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5.64573133601267" calcext:value-type="float">
            <text:p>5.64573133601267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9513.35294117647" calcext:value-type="float">
            <text:p>9513.35294117647</text:p>
          </table:table-cell>
          <table:table-cell office:value-type="float" office:value="36.6788560699362" calcext:value-type="float">
            <text:p>36.6788560699362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8744.23529411765" calcext:value-type="float">
            <text:p>8744.23529411765</text:p>
          </table:table-cell>
          <table:table-cell office:value-type="float" office:value="42.5659769407492" calcext:value-type="float">
            <text:p>42.5659769407492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6912.88235294118" calcext:value-type="float">
            <text:p>6912.88235294118</text:p>
          </table:table-cell>
          <table:table-cell office:value-type="float" office:value="36.4710677090937" calcext:value-type="float">
            <text:p>36.4710677090937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687.17647058824" calcext:value-type="float">
            <text:p>6687.17647058824</text:p>
          </table:table-cell>
          <table:table-cell office:value-type="float" office:value="37.2689915073049" calcext:value-type="float">
            <text:p>37.2689915073049</text:p>
          </table:table-cell>
          <table:table-cell table:style-name="ce7" office:value-type="float" office:value="0.432352941176471" calcext:value-type="float">
            <text:p>0.432352941176471</text:p>
          </table:table-cell>
          <table:table-cell table:style-name="ce7" office:value-type="float" office:value="606.705882352941" calcext:value-type="float">
            <text:p>606.705882352941</text:p>
          </table:table-cell>
          <table:table-cell table:style-name="ce7" office:value-type="float" office:value="75.7317990371017" calcext:value-type="float">
            <text:p>75.7317990371017</text:p>
          </table:table-cell>
          <table:table-cell office:value-type="float" office:value="0.244117647058823" calcext:value-type="float">
            <text:p>0.244117647058823</text:p>
          </table:table-cell>
          <table:table-cell office:value-type="float" office:value="1034.76470588235" calcext:value-type="float">
            <text:p>1034.76470588235</text:p>
          </table:table-cell>
          <table:table-cell office:value-type="float" office:value="75.8854812488671" calcext:value-type="float">
            <text:p>75.8854812488671</text:p>
          </table:table-cell>
          <table:table-cell table:number-columns-repeated="99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float" office:value="0.914705882352941" calcext:value-type="float">
            <text:p>0.91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93.289051175843" calcext:value-type="float">
            <text:p>93.289051175843</text:p>
          </table:table-cell>
          <table:table-cell office:value-type="float" office:value="0" calcext:value-type="float">
            <text:p>0</text:p>
          </table:table-cell>
          <table:table-cell office:value-type="float" office:value="3.11764705882353" calcext:value-type="float">
            <text:p>3.11764705882353</text:p>
          </table:table-cell>
          <table:table-cell office:value-type="float" office:value="8.20754716981132" calcext:value-type="float">
            <text:p>8.2075471698113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8.21280368308085" calcext:value-type="float">
            <text:p>8.21280368308085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8752.88235294118" calcext:value-type="float">
            <text:p>8752.88235294118</text:p>
          </table:table-cell>
          <table:table-cell office:value-type="float" office:value="38.5926630191818" calcext:value-type="float">
            <text:p>38.5926630191818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9298.76470588235" calcext:value-type="float">
            <text:p>9298.76470588235</text:p>
          </table:table-cell>
          <table:table-cell office:value-type="float" office:value="38.1755644474163" calcext:value-type="float">
            <text:p>38.1755644474163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6989.88235294118" calcext:value-type="float">
            <text:p>6989.88235294118</text:p>
          </table:table-cell>
          <table:table-cell office:value-type="float" office:value="44.069960459433" calcext:value-type="float">
            <text:p>44.069960459433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6933.23529411765" calcext:value-type="float">
            <text:p>6933.23529411765</text:p>
          </table:table-cell>
          <table:table-cell office:value-type="float" office:value="36.565191818599" calcext:value-type="float">
            <text:p>36.565191818599</text:p>
          </table:table-cell>
          <table:table-cell table:style-name="ce7" office:value-type="float" office:value="0.323529411764706" calcext:value-type="float">
            <text:p>0.323529411764706</text:p>
          </table:table-cell>
          <table:table-cell table:style-name="ce7" office:value-type="float" office:value="670.882352941177" calcext:value-type="float">
            <text:p>670.882352941177</text:p>
          </table:table-cell>
          <table:table-cell table:style-name="ce7" office:value-type="float" office:value="83.738647548989" calcext:value-type="float">
            <text:p>83.738647548989</text:p>
          </table:table-cell>
          <table:table-cell office:value-type="float" office:value="0.285294117647059" calcext:value-type="float">
            <text:p>0.285294117647059</text:p>
          </table:table-cell>
          <table:table-cell office:value-type="float" office:value="955.058823529412" calcext:value-type="float">
            <text:p>955.058823529412</text:p>
          </table:table-cell>
          <table:table-cell office:value-type="float" office:value="68.2634365119528" calcext:value-type="float">
            <text:p>68.2634365119528</text:p>
          </table:table-cell>
          <table:table-cell table:number-columns-repeated="99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0" calcext:value-type="float">
            <text:p>250</text:p>
          </table:table-cell>
          <table:table-cell office:value-type="float" office:value="0.852941176470588" calcext:value-type="float">
            <text:p>0.85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89.1113308817619" calcext:value-type="float">
            <text:p>89.1113308817619</text:p>
          </table:table-cell>
          <table:table-cell office:value-type="float" office:value="0" calcext:value-type="float">
            <text:p>0</text:p>
          </table:table-cell>
          <table:table-cell office:value-type="float" office:value="3.70588235294118" calcext:value-type="float">
            <text:p>3.70588235294118</text:p>
          </table:table-cell>
          <table:table-cell office:value-type="float" office:value="6.76190476190476" calcext:value-type="float">
            <text:p>6.76190476190476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7.62716262975779" calcext:value-type="float">
            <text:p>7.62716262975779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8984.41176470588" calcext:value-type="float">
            <text:p>8984.41176470588</text:p>
          </table:table-cell>
          <table:table-cell office:value-type="float" office:value="35.7705925442803" calcext:value-type="float">
            <text:p>35.7705925442803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852.05882352941" calcext:value-type="float">
            <text:p>8852.05882352941</text:p>
          </table:table-cell>
          <table:table-cell office:value-type="float" office:value="39.759283086476" calcext:value-type="float">
            <text:p>39.759283086476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198.47058823529" calcext:value-type="float">
            <text:p>7198.47058823529</text:p>
          </table:table-cell>
          <table:table-cell office:value-type="float" office:value="36.1803446785215" calcext:value-type="float">
            <text:p>36.1803446785215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700.11764705882" calcext:value-type="float">
            <text:p>6700.11764705882</text:p>
          </table:table-cell>
          <table:table-cell office:value-type="float" office:value="41.8473710986504" calcext:value-type="float">
            <text:p>41.8473710986504</text:p>
          </table:table-cell>
          <table:table-cell table:style-name="ce7" office:value-type="float" office:value="0.373529411764706" calcext:value-type="float">
            <text:p>0.373529411764706</text:p>
          </table:table-cell>
          <table:table-cell table:style-name="ce7" office:value-type="float" office:value="535.647058823529" calcext:value-type="float">
            <text:p>535.647058823529</text:p>
          </table:table-cell>
          <table:table-cell table:style-name="ce7" office:value-type="float" office:value="82.5863255256668" calcext:value-type="float">
            <text:p>82.5863255256668</text:p>
          </table:table-cell>
          <table:table-cell office:value-type="float" office:value="0.202941176470588" calcext:value-type="float">
            <text:p>0.202941176470588</text:p>
          </table:table-cell>
          <table:table-cell office:value-type="float" office:value="1140.76470588235" calcext:value-type="float">
            <text:p>1140.76470588235</text:p>
          </table:table-cell>
          <table:table-cell office:value-type="float" office:value="73.8829859688724" calcext:value-type="float">
            <text:p>73.8829859688724</text:p>
          </table:table-cell>
          <table:table-cell table:number-columns-repeated="99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0" calcext:value-type="float">
            <text:p>250</text:p>
          </table:table-cell>
          <table:table-cell office:value-type="float" office:value="0.935294117647059" calcext:value-type="float">
            <text:p>0.93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91.5652770762661" calcext:value-type="float">
            <text:p>91.5652770762661</text:p>
          </table:table-cell>
          <table:table-cell office:value-type="float" office:value="0" calcext:value-type="float">
            <text:p>0</text:p>
          </table:table-cell>
          <table:table-cell office:value-type="float" office:value="3.58823529411765" calcext:value-type="float">
            <text:p>3.58823529411765</text:p>
          </table:table-cell>
          <table:table-cell office:value-type="float" office:value="5.57377049180328" calcext:value-type="float">
            <text:p>5.57377049180328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8.43070787637089" calcext:value-type="float">
            <text:p>8.43070787637089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596" calcext:value-type="float">
            <text:p>8596</text:p>
          </table:table-cell>
          <table:table-cell office:value-type="float" office:value="45.3616347744249" calcext:value-type="float">
            <text:p>45.3616347744249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9541.76470588235" calcext:value-type="float">
            <text:p>9541.76470588235</text:p>
          </table:table-cell>
          <table:table-cell office:value-type="float" office:value="42.6488847914569" calcext:value-type="float">
            <text:p>42.6488847914569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7039.23529411765" calcext:value-type="float">
            <text:p>7039.23529411765</text:p>
          </table:table-cell>
          <table:table-cell office:value-type="float" office:value="38.0662771363788" calcext:value-type="float">
            <text:p>38.0662771363788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7424.11764705882" calcext:value-type="float">
            <text:p>7424.11764705882</text:p>
          </table:table-cell>
          <table:table-cell office:value-type="float" office:value="36.6061680051156" calcext:value-type="float">
            <text:p>36.6061680051156</text:p>
          </table:table-cell>
          <table:table-cell table:style-name="ce7" office:value-type="float" office:value="0.420588235294118" calcext:value-type="float">
            <text:p>0.420588235294118</text:p>
          </table:table-cell>
          <table:table-cell table:style-name="ce7" office:value-type="float" office:value="594.529411764706" calcext:value-type="float">
            <text:p>594.529411764706</text:p>
          </table:table-cell>
          <table:table-cell table:style-name="ce7" office:value-type="float" office:value="78.47167440809" calcext:value-type="float">
            <text:p>78.47167440809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1051.47058823529" calcext:value-type="float">
            <text:p>1051.47058823529</text:p>
          </table:table-cell>
          <table:table-cell office:value-type="float" office:value="68.6264272007054" calcext:value-type="float">
            <text:p>68.6264272007054</text:p>
          </table:table-cell>
          <table:table-cell table:number-columns-repeated="99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0" calcext:value-type="float">
            <text:p>250</text:p>
          </table:table-cell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88.4133369199577" calcext:value-type="float">
            <text:p>88.4133369199577</text:p>
          </table:table-cell>
          <table:table-cell office:value-type="float" office:value="0" calcext:value-type="float">
            <text:p>0</text:p>
          </table:table-cell>
          <table:table-cell office:value-type="float" office:value="3.76470588235294" calcext:value-type="float">
            <text:p>3.76470588235294</text:p>
          </table:table-cell>
          <table:table-cell office:value-type="float" office:value="7.515625" calcext:value-type="float">
            <text:p>7.51562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6.55177554892925" calcext:value-type="float">
            <text:p>6.55177554892925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9037.29411764706" calcext:value-type="float">
            <text:p>9037.29411764706</text:p>
          </table:table-cell>
          <table:table-cell office:value-type="float" office:value="40.5792742492045" calcext:value-type="float">
            <text:p>40.5792742492045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8830.94117647059" calcext:value-type="float">
            <text:p>8830.94117647059</text:p>
          </table:table-cell>
          <table:table-cell office:value-type="float" office:value="53.0753464545887" calcext:value-type="float">
            <text:p>53.0753464545887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73.35294117647" calcext:value-type="float">
            <text:p>6973.35294117647</text:p>
          </table:table-cell>
          <table:table-cell office:value-type="float" office:value="35.2468747370798" calcext:value-type="float">
            <text:p>35.2468747370798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6774.94117647059" calcext:value-type="float">
            <text:p>6774.94117647059</text:p>
          </table:table-cell>
          <table:table-cell office:value-type="float" office:value="39.432315236945" calcext:value-type="float">
            <text:p>39.432315236945</text:p>
          </table:table-cell>
          <table:table-cell table:style-name="ce7" office:value-type="float" office:value="0.376470588235294" calcext:value-type="float">
            <text:p>0.376470588235294</text:p>
          </table:table-cell>
          <table:table-cell table:style-name="ce7" office:value-type="float" office:value="617.588235294118" calcext:value-type="float">
            <text:p>617.588235294118</text:p>
          </table:table-cell>
          <table:table-cell table:style-name="ce7" office:value-type="float" office:value="88.6950344232064" calcext:value-type="float">
            <text:p>88.6950344232064</text:p>
          </table:table-cell>
          <table:table-cell office:value-type="float" office:value="0.282352941176471" calcext:value-type="float">
            <text:p>0.282352941176471</text:p>
          </table:table-cell>
          <table:table-cell office:value-type="float" office:value="1090.47058823529" calcext:value-type="float">
            <text:p>1090.47058823529</text:p>
          </table:table-cell>
          <table:table-cell office:value-type="float" office:value="66.2848355435726" calcext:value-type="float">
            <text:p>66.2848355435726</text:p>
          </table:table-cell>
          <table:table-cell table:number-columns-repeated="99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0" calcext:value-type="float">
            <text:p>250</text:p>
          </table:table-cell>
          <table:table-cell office:value-type="float" office:value="0.879411764705882" calcext:value-type="float">
            <text:p>0.87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87.1386580818249" calcext:value-type="float">
            <text:p>87.1386580818249</text:p>
          </table:table-cell>
          <table:table-cell office:value-type="float" office:value="0" calcext:value-type="float">
            <text:p>0</text:p>
          </table:table-cell>
          <table:table-cell office:value-type="float" office:value="3.23529411764706" calcext:value-type="float">
            <text:p>3.23529411764706</text:p>
          </table:table-cell>
          <table:table-cell office:value-type="float" office:value="8.36363636363636" calcext:value-type="float">
            <text:p>8.36363636363636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5.96312554872696" calcext:value-type="float">
            <text:p>5.96312554872696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8887.41176470588" calcext:value-type="float">
            <text:p>8887.41176470588</text:p>
          </table:table-cell>
          <table:table-cell office:value-type="float" office:value="40.6428189803627" calcext:value-type="float">
            <text:p>40.6428189803627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131.17647058824" calcext:value-type="float">
            <text:p>9131.17647058824</text:p>
          </table:table-cell>
          <table:table-cell office:value-type="float" office:value="41.9009763687604" calcext:value-type="float">
            <text:p>41.9009763687604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6692.64705882353" calcext:value-type="float">
            <text:p>6692.64705882353</text:p>
          </table:table-cell>
          <table:table-cell office:value-type="float" office:value="39.3153718037277" calcext:value-type="float">
            <text:p>39.3153718037277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6866.64705882353" calcext:value-type="float">
            <text:p>6866.64705882353</text:p>
          </table:table-cell>
          <table:table-cell office:value-type="float" office:value="45.2000546080322" calcext:value-type="float">
            <text:p>45.2000546080322</text:p>
          </table:table-cell>
          <table:table-cell table:style-name="ce7" office:value-type="float" office:value="0.405882352941176" calcext:value-type="float">
            <text:p>0.405882352941176</text:p>
          </table:table-cell>
          <table:table-cell table:style-name="ce7" office:value-type="float" office:value="557.352941176471" calcext:value-type="float">
            <text:p>557.352941176471</text:p>
          </table:table-cell>
          <table:table-cell table:style-name="ce7" office:value-type="float" office:value="76.2157756119806" calcext:value-type="float">
            <text:p>76.2157756119806</text:p>
          </table:table-cell>
          <table:table-cell office:value-type="float" office:value="0.223529411764706" calcext:value-type="float">
            <text:p>0.223529411764706</text:p>
          </table:table-cell>
          <table:table-cell office:value-type="float" office:value="1105.88235294118" calcext:value-type="float">
            <text:p>1105.88235294118</text:p>
          </table:table-cell>
          <table:table-cell office:value-type="float" office:value="61.9114457897718" calcext:value-type="float">
            <text:p>61.9114457897718</text:p>
          </table:table-cell>
          <table:table-cell table:number-columns-repeated="99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0" calcext:value-type="float">
            <text:p>250</text:p>
          </table:table-cell>
          <table:table-cell office:value-type="float" office:value="0.926470588235294" calcext:value-type="float">
            <text:p>0.92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94.797011025103" calcext:value-type="float">
            <text:p>94.797011025103</text:p>
          </table:table-cell>
          <table:table-cell office:value-type="float" office:value="0" calcext:value-type="float">
            <text:p>0</text:p>
          </table:table-cell>
          <table:table-cell office:value-type="float" office:value="3.70588235294118" calcext:value-type="float">
            <text:p>3.70588235294118</text:p>
          </table:table-cell>
          <table:table-cell office:value-type="float" office:value="7.11111111111111" calcext:value-type="float">
            <text:p>7.1111111111111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8.05478452724102" calcext:value-type="float">
            <text:p>8.05478452724102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8867.11764705882" calcext:value-type="float">
            <text:p>8867.11764705882</text:p>
          </table:table-cell>
          <table:table-cell office:value-type="float" office:value="39.0894311957569" calcext:value-type="float">
            <text:p>39.0894311957569</text:p>
          </table:table-cell>
          <table:table-cell office:value-type="float" office:value="0.0264705882352941" calcext:value-type="float">
            <text:p>0.026470588235294</text:p>
          </table:table-cell>
          <table:table-cell office:value-type="float" office:value="9469.05882352941" calcext:value-type="float">
            <text:p>9469.05882352941</text:p>
          </table:table-cell>
          <table:table-cell office:value-type="float" office:value="42.6409185615039" calcext:value-type="float">
            <text:p>42.6409185615039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6941.35294117647" calcext:value-type="float">
            <text:p>6941.35294117647</text:p>
          </table:table-cell>
          <table:table-cell office:value-type="float" office:value="39.5902435283745" calcext:value-type="float">
            <text:p>39.5902435283745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6966.76470588235" calcext:value-type="float">
            <text:p>6966.76470588235</text:p>
          </table:table-cell>
          <table:table-cell office:value-type="float" office:value="39.3447761639327" calcext:value-type="float">
            <text:p>39.3447761639327</text:p>
          </table:table-cell>
          <table:table-cell table:style-name="ce7" office:value-type="float" office:value="0.373529411764706" calcext:value-type="float">
            <text:p>0.373529411764706</text:p>
          </table:table-cell>
          <table:table-cell table:style-name="ce7" office:value-type="float" office:value="582.352941176471" calcext:value-type="float">
            <text:p>582.352941176471</text:p>
          </table:table-cell>
          <table:table-cell table:style-name="ce7" office:value-type="float" office:value="80.6448689565187" calcext:value-type="float">
            <text:p>80.6448689565187</text:p>
          </table:table-cell>
          <table:table-cell office:value-type="float" office:value="0.211764705882353" calcext:value-type="float">
            <text:p>0.211764705882353</text:p>
          </table:table-cell>
          <table:table-cell office:value-type="float" office:value="855.764705882353" calcext:value-type="float">
            <text:p>855.764705882353</text:p>
          </table:table-cell>
          <table:table-cell office:value-type="float" office:value="69.2117357801689" calcext:value-type="float">
            <text:p>69.2117357801689</text:p>
          </table:table-cell>
          <table:table-cell table:number-columns-repeated="99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0" calcext:value-type="float">
            <text:p>250</text:p>
          </table:table-cell>
          <table:table-cell office:value-type="float" office:value="0.947058823529412" calcext:value-type="float">
            <text:p>0.94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89.3235178771013" calcext:value-type="float">
            <text:p>89.3235178771013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5.73846153846154" calcext:value-type="float">
            <text:p>5.7384615384615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5.38239812053854" calcext:value-type="float">
            <text:p>5.38239812053854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8894.11764705882" calcext:value-type="float">
            <text:p>8894.11764705882</text:p>
          </table:table-cell>
          <table:table-cell office:value-type="float" office:value="41.4592247301914" calcext:value-type="float">
            <text:p>41.4592247301914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985.29411764706" calcext:value-type="float">
            <text:p>9985.29411764706</text:p>
          </table:table-cell>
          <table:table-cell office:value-type="float" office:value="37.6973042782733" calcext:value-type="float">
            <text:p>37.6973042782733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6931.76470588235" calcext:value-type="float">
            <text:p>6931.76470588235</text:p>
          </table:table-cell>
          <table:table-cell office:value-type="float" office:value="36.992872614084" calcext:value-type="float">
            <text:p>36.992872614084</text:p>
          </table:table-cell>
          <table:table-cell office:value-type="float" office:value="0.0264705882352941" calcext:value-type="float">
            <text:p>0.026470588235294</text:p>
          </table:table-cell>
          <table:table-cell office:value-type="float" office:value="6997.88235294118" calcext:value-type="float">
            <text:p>6997.88235294118</text:p>
          </table:table-cell>
          <table:table-cell office:value-type="float" office:value="37.7993657611673" calcext:value-type="float">
            <text:p>37.7993657611673</text:p>
          </table:table-cell>
          <table:table-cell table:style-name="ce7" office:value-type="float" office:value="0.370588235294118" calcext:value-type="float">
            <text:p>0.370588235294118</text:p>
          </table:table-cell>
          <table:table-cell table:style-name="ce7" office:value-type="float" office:value="578.058823529412" calcext:value-type="float">
            <text:p>578.058823529412</text:p>
          </table:table-cell>
          <table:table-cell table:style-name="ce7" office:value-type="float" office:value="77.2192924241033" calcext:value-type="float">
            <text:p>77.2192924241033</text:p>
          </table:table-cell>
          <table:table-cell office:value-type="float" office:value="0.217647058823529" calcext:value-type="float">
            <text:p>0.217647058823529</text:p>
          </table:table-cell>
          <table:table-cell office:value-type="float" office:value="1156.76470588235" calcext:value-type="float">
            <text:p>1156.76470588235</text:p>
          </table:table-cell>
          <table:table-cell office:value-type="float" office:value="74.9571384195598" calcext:value-type="float">
            <text:p>74.9571384195598</text:p>
          </table:table-cell>
          <table:table-cell table:number-columns-repeated="99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0" calcext:value-type="float">
            <text:p>250</text:p>
          </table:table-cell>
          <table:table-cell office:value-type="float" office:value="0.944117647058824" calcext:value-type="float">
            <text:p>0.944117647058824</text:p>
          </table:table-cell>
          <table:table-cell office:value-type="float" office:value="0" calcext:value-type="float">
            <text:p>0</text:p>
          </table:table-cell>
          <table:table-cell office:value-type="float" office:value="91.7199722573207" calcext:value-type="float">
            <text:p>91.7199722573207</text:p>
          </table:table-cell>
          <table:table-cell office:value-type="float" office:value="0" calcext:value-type="float">
            <text:p>0</text:p>
          </table:table-cell>
          <table:table-cell office:value-type="float" office:value="3.47058823529412" calcext:value-type="float">
            <text:p>3.470588235294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8.21981424148607" calcext:value-type="float">
            <text:p>8.21981424148607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541.47058823529" calcext:value-type="float">
            <text:p>9541.47058823529</text:p>
          </table:table-cell>
          <table:table-cell office:value-type="float" office:value="34.5697919738384" calcext:value-type="float">
            <text:p>34.5697919738384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9331.88235294118" calcext:value-type="float">
            <text:p>9331.88235294118</text:p>
          </table:table-cell>
          <table:table-cell office:value-type="float" office:value="46.6060752438581" calcext:value-type="float">
            <text:p>46.6060752438581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6470.70588235294" calcext:value-type="float">
            <text:p>6470.70588235294</text:p>
          </table:table-cell>
          <table:table-cell office:value-type="float" office:value="44.2045415149829" calcext:value-type="float">
            <text:p>44.2045415149829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6984.41176470588" calcext:value-type="float">
            <text:p>6984.41176470588</text:p>
          </table:table-cell>
          <table:table-cell office:value-type="float" office:value="41.1589905161601" calcext:value-type="float">
            <text:p>41.1589905161601</text:p>
          </table:table-cell>
          <table:table-cell table:style-name="ce7" office:value-type="float" office:value="0.394117647058823" calcext:value-type="float">
            <text:p>0.394117647058823</text:p>
          </table:table-cell>
          <table:table-cell table:style-name="ce7" office:value-type="float" office:value="619" calcext:value-type="float">
            <text:p>619</text:p>
          </table:table-cell>
          <table:table-cell table:style-name="ce7" office:value-type="float" office:value="85.9704132314977" calcext:value-type="float">
            <text:p>85.9704132314977</text:p>
          </table:table-cell>
          <table:table-cell office:value-type="float" office:value="0.188235294117647" calcext:value-type="float">
            <text:p>0.188235294117647</text:p>
          </table:table-cell>
          <table:table-cell office:value-type="float" office:value="966" calcext:value-type="float">
            <text:p>966</text:p>
          </table:table-cell>
          <table:table-cell office:value-type="float" office:value="67.9915995969375" calcext:value-type="float">
            <text:p>67.9915995969375</text:p>
          </table:table-cell>
          <table:table-cell table:number-columns-repeated="99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0.935294117647059" calcext:value-type="float">
            <text:p>0.93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90.257646315456" calcext:value-type="float">
            <text:p>90.257646315456</text:p>
          </table:table-cell>
          <table:table-cell office:value-type="float" office:value="0" calcext:value-type="float">
            <text:p>0</text:p>
          </table:table-cell>
          <table:table-cell office:value-type="float" office:value="3.58823529411765" calcext:value-type="float">
            <text:p>3.58823529411765</text:p>
          </table:table-cell>
          <table:table-cell office:value-type="float" office:value="7.88524590163934" calcext:value-type="float">
            <text:p>7.8852459016393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8.86790505675954" calcext:value-type="float">
            <text:p>8.86790505675954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760.29411764706" calcext:value-type="float">
            <text:p>8760.29411764706</text:p>
          </table:table-cell>
          <table:table-cell office:value-type="float" office:value="45.0510391020721" calcext:value-type="float">
            <text:p>45.0510391020721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8798.29411764706" calcext:value-type="float">
            <text:p>8798.29411764706</text:p>
          </table:table-cell>
          <table:table-cell office:value-type="float" office:value="40.7135451551303" calcext:value-type="float">
            <text:p>40.7135451551303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59.47058823529" calcext:value-type="float">
            <text:p>6959.47058823529</text:p>
          </table:table-cell>
          <table:table-cell office:value-type="float" office:value="41.843321244125" calcext:value-type="float">
            <text:p>41.843321244125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199.23529411765" calcext:value-type="float">
            <text:p>7199.23529411765</text:p>
          </table:table-cell>
          <table:table-cell office:value-type="float" office:value="44.4721903666994" calcext:value-type="float">
            <text:p>44.4721903666994</text:p>
          </table:table-cell>
          <table:table-cell table:style-name="ce7" office:value-type="float" office:value="0.376470588235294" calcext:value-type="float">
            <text:p>0.376470588235294</text:p>
          </table:table-cell>
          <table:table-cell table:style-name="ce7" office:value-type="float" office:value="627.882352941176" calcext:value-type="float">
            <text:p>627.882352941176</text:p>
          </table:table-cell>
          <table:table-cell table:style-name="ce7" office:value-type="float" office:value="84.4006582062933" calcext:value-type="float">
            <text:p>84.4006582062933</text:p>
          </table:table-cell>
          <table:table-cell office:value-type="float" office:value="0.223529411764706" calcext:value-type="float">
            <text:p>0.223529411764706</text:p>
          </table:table-cell>
          <table:table-cell office:value-type="float" office:value="1086.58823529412" calcext:value-type="float">
            <text:p>1086.58823529412</text:p>
          </table:table-cell>
          <table:table-cell office:value-type="float" office:value="78.7194037292403" calcext:value-type="float">
            <text:p>78.7194037292403</text:p>
          </table:table-cell>
          <table:table-cell table:number-columns-repeated="99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0" calcext:value-type="float">
            <text:p>250</text:p>
          </table:table-cell>
          <table:table-cell office:value-type="float" office:value="0.932352941176471" calcext:value-type="float">
            <text:p>0.932352941176471</text:p>
          </table:table-cell>
          <table:table-cell office:value-type="float" office:value="0" calcext:value-type="float">
            <text:p>0</text:p>
          </table:table-cell>
          <table:table-cell office:value-type="float" office:value="95.749504177213" calcext:value-type="float">
            <text:p>95.749504177213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5.89230769230769" calcext:value-type="float">
            <text:p>5.89230769230769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.25953069752491" calcext:value-type="float">
            <text:p>9.25953069752491</text:p>
          </table:table-cell>
          <table:table-cell office:value-type="float" office:value="0" calcext:value-type="float">
            <text:p>0</text:p>
          </table:table-cell>
          <table:table-cell office:value-type="float" office:value="9525.11764705882" calcext:value-type="float">
            <text:p>9525.11764705882</text:p>
          </table:table-cell>
          <table:table-cell office:value-type="float" office:value="35.0108121020548" calcext:value-type="float">
            <text:p>35.0108121020548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391.35294117647" calcext:value-type="float">
            <text:p>9391.35294117647</text:p>
          </table:table-cell>
          <table:table-cell office:value-type="float" office:value="40.0747232374909" calcext:value-type="float">
            <text:p>40.0747232374909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163.35294117647" calcext:value-type="float">
            <text:p>7163.35294117647</text:p>
          </table:table-cell>
          <table:table-cell office:value-type="float" office:value="40.4766428708015" calcext:value-type="float">
            <text:p>40.4766428708015</text:p>
          </table:table-cell>
          <table:table-cell office:value-type="float" office:value="0.0264705882352941" calcext:value-type="float">
            <text:p>0.026470588235294</text:p>
          </table:table-cell>
          <table:table-cell office:value-type="float" office:value="6914.52941176471" calcext:value-type="float">
            <text:p>6914.52941176471</text:p>
          </table:table-cell>
          <table:table-cell office:value-type="float" office:value="36.7180730369471" calcext:value-type="float">
            <text:p>36.7180730369471</text:p>
          </table:table-cell>
          <table:table-cell table:style-name="ce7" office:value-type="float" office:value="0.414705882352941" calcext:value-type="float">
            <text:p>0.414705882352941</text:p>
          </table:table-cell>
          <table:table-cell table:style-name="ce7" office:value-type="float" office:value="620.235294117647" calcext:value-type="float">
            <text:p>620.235294117647</text:p>
          </table:table-cell>
          <table:table-cell table:style-name="ce7" office:value-type="float" office:value="79.3216528468005" calcext:value-type="float">
            <text:p>79.3216528468005</text:p>
          </table:table-cell>
          <table:table-cell office:value-type="float" office:value="0.155882352941176" calcext:value-type="float">
            <text:p>0.155882352941176</text:p>
          </table:table-cell>
          <table:table-cell office:value-type="float" office:value="1067.64705882353" calcext:value-type="float">
            <text:p>1067.64705882353</text:p>
          </table:table-cell>
          <table:table-cell office:value-type="float" office:value="71.9166504393257" calcext:value-type="float">
            <text:p>71.9166504393257</text:p>
          </table:table-cell>
          <table:table-cell table:number-columns-repeated="99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0" calcext:value-type="float">
            <text:p>250</text:p>
          </table:table-cell>
          <table:table-cell office:value-type="float" office:value="0.955882352941177" calcext:value-type="float">
            <text:p>0.955882352941177</text:p>
          </table:table-cell>
          <table:table-cell office:value-type="float" office:value="0" calcext:value-type="float">
            <text:p>0</text:p>
          </table:table-cell>
          <table:table-cell office:value-type="float" office:value="96.3646458873927" calcext:value-type="float">
            <text:p>96.3646458873927</text:p>
          </table:table-cell>
          <table:table-cell office:value-type="float" office:value="0" calcext:value-type="float">
            <text:p>0</text:p>
          </table:table-cell>
          <table:table-cell office:value-type="float" office:value="3.94117647058824" calcext:value-type="float">
            <text:p>3.94117647058824</text:p>
          </table:table-cell>
          <table:table-cell office:value-type="float" office:value="8.08955223880597" calcext:value-type="float">
            <text:p>8.0895522388059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9.67600373482726" calcext:value-type="float">
            <text:p>9.67600373482726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9047.41176470588" calcext:value-type="float">
            <text:p>9047.41176470588</text:p>
          </table:table-cell>
          <table:table-cell office:value-type="float" office:value="36.2770719828246" calcext:value-type="float">
            <text:p>36.2770719828246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060.47058823529" calcext:value-type="float">
            <text:p>9060.47058823529</text:p>
          </table:table-cell>
          <table:table-cell office:value-type="float" office:value="38.8132401443067" calcext:value-type="float">
            <text:p>38.8132401443067</text:p>
          </table:table-cell>
          <table:table-cell office:value-type="float" office:value="0.0264705882352941" calcext:value-type="float">
            <text:p>0.026470588235294</text:p>
          </table:table-cell>
          <table:table-cell office:value-type="float" office:value="6855" calcext:value-type="float">
            <text:p>6855</text:p>
          </table:table-cell>
          <table:table-cell office:value-type="float" office:value="40.4320709534296" calcext:value-type="float">
            <text:p>40.4320709534296</text:p>
          </table:table-cell>
          <table:table-cell office:value-type="float" office:value="0.0529411764705882" calcext:value-type="float">
            <text:p>0.052941176470588</text:p>
          </table:table-cell>
          <table:table-cell office:value-type="float" office:value="6988.64705882353" calcext:value-type="float">
            <text:p>6988.64705882353</text:p>
          </table:table-cell>
          <table:table-cell office:value-type="float" office:value="42.9023688479809" calcext:value-type="float">
            <text:p>42.9023688479809</text:p>
          </table:table-cell>
          <table:table-cell table:style-name="ce7" office:value-type="float" office:value="0.388235294117647" calcext:value-type="float">
            <text:p>0.388235294117647</text:p>
          </table:table-cell>
          <table:table-cell table:style-name="ce7" office:value-type="float" office:value="585.411764705882" calcext:value-type="float">
            <text:p>585.411764705882</text:p>
          </table:table-cell>
          <table:table-cell table:style-name="ce7" office:value-type="float" office:value="70.8252348506719" calcext:value-type="float">
            <text:p>70.8252348506719</text:p>
          </table:table-cell>
          <table:table-cell office:value-type="float" office:value="0.214705882352941" calcext:value-type="float">
            <text:p>0.214705882352941</text:p>
          </table:table-cell>
          <table:table-cell office:value-type="float" office:value="1142.58823529412" calcext:value-type="float">
            <text:p>1142.58823529412</text:p>
          </table:table-cell>
          <table:table-cell office:value-type="float" office:value="65.8850715338497" calcext:value-type="float">
            <text:p>65.8850715338497</text:p>
          </table:table-cell>
          <table:table-cell table:number-columns-repeated="99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0" calcext:value-type="float">
            <text:p>250</text:p>
          </table:table-cell>
          <table:table-cell office:value-type="float" office:value="0.914705882352941" calcext:value-type="float">
            <text:p>0.91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97.1569284482538" calcext:value-type="float">
            <text:p>97.1569284482538</text:p>
          </table:table-cell>
          <table:table-cell office:value-type="float" office:value="0" calcext:value-type="float">
            <text:p>0</text:p>
          </table:table-cell>
          <table:table-cell office:value-type="float" office:value="3.47058823529412" calcext:value-type="float">
            <text:p>3.47058823529412</text:p>
          </table:table-cell>
          <table:table-cell office:value-type="float" office:value="6.71186440677966" calcext:value-type="float">
            <text:p>6.71186440677966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4.40432862425839" calcext:value-type="float">
            <text:p>4.40432862425839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9544.11764705882" calcext:value-type="float">
            <text:p>9544.11764705882</text:p>
          </table:table-cell>
          <table:table-cell office:value-type="float" office:value="35.0731820121501" calcext:value-type="float">
            <text:p>35.0731820121501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086.64705882353" calcext:value-type="float">
            <text:p>9086.64705882353</text:p>
          </table:table-cell>
          <table:table-cell office:value-type="float" office:value="38.8445222226655" calcext:value-type="float">
            <text:p>38.8445222226655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6927.35294117647" calcext:value-type="float">
            <text:p>6927.35294117647</text:p>
          </table:table-cell>
          <table:table-cell office:value-type="float" office:value="36.3465886622182" calcext:value-type="float">
            <text:p>36.3465886622182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23.47058823529" calcext:value-type="float">
            <text:p>6923.47058823529</text:p>
          </table:table-cell>
          <table:table-cell office:value-type="float" office:value="38.32835361259" calcext:value-type="float">
            <text:p>38.32835361259</text:p>
          </table:table-cell>
          <table:table-cell table:style-name="ce7" office:value-type="float" office:value="0.326470588235294" calcext:value-type="float">
            <text:p>0.326470588235294</text:p>
          </table:table-cell>
          <table:table-cell table:style-name="ce7" office:value-type="float" office:value="597.823529411765" calcext:value-type="float">
            <text:p>597.823529411765</text:p>
          </table:table-cell>
          <table:table-cell table:style-name="ce7" office:value-type="float" office:value="84.4350163787794" calcext:value-type="float">
            <text:p>84.4350163787794</text:p>
          </table:table-cell>
          <table:table-cell office:value-type="float" office:value="0.288235294117647" calcext:value-type="float">
            <text:p>0.288235294117647</text:p>
          </table:table-cell>
          <table:table-cell office:value-type="float" office:value="1039.82352941176" calcext:value-type="float">
            <text:p>1039.82352941176</text:p>
          </table:table-cell>
          <table:table-cell office:value-type="float" office:value="71.932903059016" calcext:value-type="float">
            <text:p>71.932903059016</text:p>
          </table:table-cell>
          <table:table-cell table:number-columns-repeated="99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0" calcext:value-type="float">
            <text:p>250</text:p>
          </table:table-cell>
          <table:table-cell office:value-type="float" office:value="0.929411764705883" calcext:value-type="float">
            <text:p>0.929411764705883</text:p>
          </table:table-cell>
          <table:table-cell office:value-type="float" office:value="0" calcext:value-type="float">
            <text:p>0</text:p>
          </table:table-cell>
          <table:table-cell office:value-type="float" office:value="95.9829895780849" calcext:value-type="float">
            <text:p>95.9829895780849</text:p>
          </table:table-cell>
          <table:table-cell office:value-type="float" office:value="0" calcext:value-type="float">
            <text:p>0</text:p>
          </table:table-cell>
          <table:table-cell office:value-type="float" office:value="3.17647058823529" calcext:value-type="float">
            <text:p>3.17647058823529</text:p>
          </table:table-cell>
          <table:table-cell office:value-type="float" office:value="7.42592592592593" calcext:value-type="float">
            <text:p>7.4259259259259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7.50371323145687" calcext:value-type="float">
            <text:p>7.50371323145687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9261.88235294118" calcext:value-type="float">
            <text:p>9261.88235294118</text:p>
          </table:table-cell>
          <table:table-cell office:value-type="float" office:value="34.151893081479" calcext:value-type="float">
            <text:p>34.151893081479</text:p>
          </table:table-cell>
          <table:table-cell office:value-type="float" office:value="0.0411764705882353" calcext:value-type="float">
            <text:p>0.041176470588235</text:p>
          </table:table-cell>
          <table:table-cell office:value-type="float" office:value="9255.76470588235" calcext:value-type="float">
            <text:p>9255.76470588235</text:p>
          </table:table-cell>
          <table:table-cell office:value-type="float" office:value="42.3972062285699" calcext:value-type="float">
            <text:p>42.3972062285699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6588.76470588235" calcext:value-type="float">
            <text:p>6588.76470588235</text:p>
          </table:table-cell>
          <table:table-cell office:value-type="float" office:value="44.7725195782353" calcext:value-type="float">
            <text:p>44.7725195782353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7205.70588235294" calcext:value-type="float">
            <text:p>7205.70588235294</text:p>
          </table:table-cell>
          <table:table-cell office:value-type="float" office:value="38.3459971348403" calcext:value-type="float">
            <text:p>38.3459971348403</text:p>
          </table:table-cell>
          <table:table-cell table:style-name="ce7" office:value-type="float" office:value="0.355882352941176" calcext:value-type="float">
            <text:p>0.355882352941176</text:p>
          </table:table-cell>
          <table:table-cell table:style-name="ce7" office:value-type="float" office:value="535.470588235294" calcext:value-type="float">
            <text:p>535.470588235294</text:p>
          </table:table-cell>
          <table:table-cell table:style-name="ce7" office:value-type="float" office:value="74.8791457444125" calcext:value-type="float">
            <text:p>74.8791457444125</text:p>
          </table:table-cell>
          <table:table-cell office:value-type="float" office:value="0.3" calcext:value-type="float">
            <text:p>0.3</text:p>
          </table:table-cell>
          <table:table-cell office:value-type="float" office:value="952.529411764706" calcext:value-type="float">
            <text:p>952.529411764706</text:p>
          </table:table-cell>
          <table:table-cell office:value-type="float" office:value="69.1869431342598" calcext:value-type="float">
            <text:p>69.1869431342598</text:p>
          </table:table-cell>
          <table:table-cell table:number-columns-repeated="99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0" calcext:value-type="float">
            <text:p>250</text:p>
          </table:table-cell>
          <table:table-cell office:value-type="float" office:value="0.926470588235294" calcext:value-type="float">
            <text:p>0.92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89.4975225633732" calcext:value-type="float">
            <text:p>89.4975225633732</text:p>
          </table:table-cell>
          <table:table-cell office:value-type="float" office:value="0" calcext:value-type="float">
            <text:p>0</text:p>
          </table:table-cell>
          <table:table-cell office:value-type="float" office:value="3.76470588235294" calcext:value-type="float">
            <text:p>3.7647058823529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.93862607980255" calcext:value-type="float">
            <text:p>8.93862607980255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089.23529411765" calcext:value-type="float">
            <text:p>9089.23529411765</text:p>
          </table:table-cell>
          <table:table-cell office:value-type="float" office:value="37.0879157343846" calcext:value-type="float">
            <text:p>37.0879157343846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201.58823529412" calcext:value-type="float">
            <text:p>9201.58823529412</text:p>
          </table:table-cell>
          <table:table-cell office:value-type="float" office:value="41.4583765475966" calcext:value-type="float">
            <text:p>41.4583765475966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7079.58823529412" calcext:value-type="float">
            <text:p>7079.58823529412</text:p>
          </table:table-cell>
          <table:table-cell office:value-type="float" office:value="35.1010043249352" calcext:value-type="float">
            <text:p>35.1010043249352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092.29411764706" calcext:value-type="float">
            <text:p>7092.29411764706</text:p>
          </table:table-cell>
          <table:table-cell office:value-type="float" office:value="38.1923245855247" calcext:value-type="float">
            <text:p>38.1923245855247</text:p>
          </table:table-cell>
          <table:table-cell table:style-name="ce7" office:value-type="float" office:value="0.352941176470588" calcext:value-type="float">
            <text:p>0.352941176470588</text:p>
          </table:table-cell>
          <table:table-cell table:style-name="ce7" office:value-type="float" office:value="584.647058823529" calcext:value-type="float">
            <text:p>584.647058823529</text:p>
          </table:table-cell>
          <table:table-cell table:style-name="ce7" office:value-type="float" office:value="81.7695345178354" calcext:value-type="float">
            <text:p>81.7695345178354</text:p>
          </table:table-cell>
          <table:table-cell office:value-type="float" office:value="0.241176470588235" calcext:value-type="float">
            <text:p>0.241176470588235</text:p>
          </table:table-cell>
          <table:table-cell office:value-type="float" office:value="1078.76470588235" calcext:value-type="float">
            <text:p>1078.76470588235</text:p>
          </table:table-cell>
          <table:table-cell office:value-type="float" office:value="76.2804764395322" calcext:value-type="float">
            <text:p>76.2804764395322</text:p>
          </table:table-cell>
          <table:table-cell table:number-columns-repeated="99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" calcext:value-type="float">
            <text:p>250</text:p>
          </table:table-cell>
          <table:table-cell office:value-type="float" office:value="0.91764705882353" calcext:value-type="float">
            <text:p>0.9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87.7543763258206" calcext:value-type="float">
            <text:p>87.7543763258206</text:p>
          </table:table-cell>
          <table:table-cell office:value-type="float" office:value="0" calcext:value-type="float">
            <text:p>0</text:p>
          </table:table-cell>
          <table:table-cell office:value-type="float" office:value="3.64705882352941" calcext:value-type="float">
            <text:p>3.64705882352941</text:p>
          </table:table-cell>
          <table:table-cell office:value-type="float" office:value="5.61290322580645" calcext:value-type="float">
            <text:p>5.6129032258064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.39065088400952" calcext:value-type="float">
            <text:p>7.39065088400952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9508.88235294118" calcext:value-type="float">
            <text:p>9508.88235294118</text:p>
          </table:table-cell>
          <table:table-cell office:value-type="float" office:value="40.0056196845482" calcext:value-type="float">
            <text:p>40.0056196845482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9205.35294117647" calcext:value-type="float">
            <text:p>9205.35294117647</text:p>
          </table:table-cell>
          <table:table-cell office:value-type="float" office:value="42.0336466654723" calcext:value-type="float">
            <text:p>42.0336466654723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44.94117647059" calcext:value-type="float">
            <text:p>6944.94117647059</text:p>
          </table:table-cell>
          <table:table-cell office:value-type="float" office:value="45.2612935971629" calcext:value-type="float">
            <text:p>45.2612935971629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7109.29411764706" calcext:value-type="float">
            <text:p>7109.29411764706</text:p>
          </table:table-cell>
          <table:table-cell office:value-type="float" office:value="43.8034844895527" calcext:value-type="float">
            <text:p>43.8034844895527</text:p>
          </table:table-cell>
          <table:table-cell table:style-name="ce7" office:value-type="float" office:value="0.323529411764706" calcext:value-type="float">
            <text:p>0.323529411764706</text:p>
          </table:table-cell>
          <table:table-cell table:style-name="ce7" office:value-type="float" office:value="667.529411764706" calcext:value-type="float">
            <text:p>667.529411764706</text:p>
          </table:table-cell>
          <table:table-cell table:style-name="ce7" office:value-type="float" office:value="74.7852608264114" calcext:value-type="float">
            <text:p>74.7852608264114</text:p>
          </table:table-cell>
          <table:table-cell office:value-type="float" office:value="0.244117647058823" calcext:value-type="float">
            <text:p>0.244117647058823</text:p>
          </table:table-cell>
          <table:table-cell office:value-type="float" office:value="1095.41176470588" calcext:value-type="float">
            <text:p>1095.41176470588</text:p>
          </table:table-cell>
          <table:table-cell office:value-type="float" office:value="66.2232527171865" calcext:value-type="float">
            <text:p>66.2232527171865</text:p>
          </table:table-cell>
          <table:table-cell table:number-columns-repeated="99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50" calcext:value-type="float">
            <text:p>250</text:p>
          </table:table-cell>
          <table:table-cell office:value-type="float" office:value="0.908823529411765" calcext:value-type="float">
            <text:p>0.908823529411765</text:p>
          </table:table-cell>
          <table:table-cell office:value-type="float" office:value="0" calcext:value-type="float">
            <text:p>0</text:p>
          </table:table-cell>
          <table:table-cell office:value-type="float" office:value="95.1877934303636" calcext:value-type="float">
            <text:p>95.1877934303636</text:p>
          </table:table-cell>
          <table:table-cell office:value-type="float" office:value="0" calcext:value-type="float">
            <text:p>0</text:p>
          </table:table-cell>
          <table:table-cell office:value-type="float" office:value="3.47058823529412" calcext:value-type="float">
            <text:p>3.47058823529412</text:p>
          </table:table-cell>
          <table:table-cell office:value-type="float" office:value="5.30508474576271" calcext:value-type="float">
            <text:p>5.3050847457627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.42754736303123" calcext:value-type="float">
            <text:p>4.42754736303123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8320.70588235294" calcext:value-type="float">
            <text:p>8320.70588235294</text:p>
          </table:table-cell>
          <table:table-cell office:value-type="float" office:value="40.9447729778557" calcext:value-type="float">
            <text:p>40.9447729778557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347.11764705882" calcext:value-type="float">
            <text:p>9347.11764705882</text:p>
          </table:table-cell>
          <table:table-cell office:value-type="float" office:value="38.832042502681" calcext:value-type="float">
            <text:p>38.832042502681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7104.88235294118" calcext:value-type="float">
            <text:p>7104.88235294118</text:p>
          </table:table-cell>
          <table:table-cell office:value-type="float" office:value="37.2710216531885" calcext:value-type="float">
            <text:p>37.2710216531885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6765.70588235294" calcext:value-type="float">
            <text:p>6765.70588235294</text:p>
          </table:table-cell>
          <table:table-cell office:value-type="float" office:value="39.6298334995768" calcext:value-type="float">
            <text:p>39.6298334995768</text:p>
          </table:table-cell>
          <table:table-cell table:style-name="ce7" office:value-type="float" office:value="0.435294117647059" calcext:value-type="float">
            <text:p>0.435294117647059</text:p>
          </table:table-cell>
          <table:table-cell table:style-name="ce7" office:value-type="float" office:value="606.352941176471" calcext:value-type="float">
            <text:p>606.352941176471</text:p>
          </table:table-cell>
          <table:table-cell table:style-name="ce7" office:value-type="float" office:value="77.0746589199408" calcext:value-type="float">
            <text:p>77.0746589199408</text:p>
          </table:table-cell>
          <table:table-cell office:value-type="float" office:value="0.244117647058823" calcext:value-type="float">
            <text:p>0.244117647058823</text:p>
          </table:table-cell>
          <table:table-cell office:value-type="float" office:value="1098.76470588235" calcext:value-type="float">
            <text:p>1098.76470588235</text:p>
          </table:table-cell>
          <table:table-cell office:value-type="float" office:value="76.5600307475741" calcext:value-type="float">
            <text:p>76.5600307475741</text:p>
          </table:table-cell>
          <table:table-cell table:number-columns-repeated="99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0" calcext:value-type="float">
            <text:p>250</text:p>
          </table:table-cell>
          <table:table-cell office:value-type="float" office:value="0.908823529411765" calcext:value-type="float">
            <text:p>0.908823529411765</text:p>
          </table:table-cell>
          <table:table-cell office:value-type="float" office:value="0" calcext:value-type="float">
            <text:p>0</text:p>
          </table:table-cell>
          <table:table-cell office:value-type="float" office:value="88.2339853216815" calcext:value-type="float">
            <text:p>88.2339853216815</text:p>
          </table:table-cell>
          <table:table-cell office:value-type="float" office:value="0" calcext:value-type="float">
            <text:p>0</text:p>
          </table:table-cell>
          <table:table-cell office:value-type="float" office:value="3.17647058823529" calcext:value-type="float">
            <text:p>3.17647058823529</text:p>
          </table:table-cell>
          <table:table-cell office:value-type="float" office:value="9.68518518518519" calcext:value-type="float">
            <text:p>9.68518518518519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9.66922885306573" calcext:value-type="float">
            <text:p>9.66922885306573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9703.47058823529" calcext:value-type="float">
            <text:p>9703.47058823529</text:p>
          </table:table-cell>
          <table:table-cell office:value-type="float" office:value="34.471460871392" calcext:value-type="float">
            <text:p>34.471460871392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8511.17647058824" calcext:value-type="float">
            <text:p>8511.17647058824</text:p>
          </table:table-cell>
          <table:table-cell office:value-type="float" office:value="38.4832537934766" calcext:value-type="float">
            <text:p>38.4832537934766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6492.58823529412" calcext:value-type="float">
            <text:p>6492.58823529412</text:p>
          </table:table-cell>
          <table:table-cell office:value-type="float" office:value="38.1785151204458" calcext:value-type="float">
            <text:p>38.1785151204458</text:p>
          </table:table-cell>
          <table:table-cell office:value-type="float" office:value="0.0294117647058823" calcext:value-type="float">
            <text:p>0.029411764705882</text:p>
          </table:table-cell>
          <table:table-cell office:value-type="float" office:value="6905.11764705882" calcext:value-type="float">
            <text:p>6905.11764705882</text:p>
          </table:table-cell>
          <table:table-cell office:value-type="float" office:value="41.5107980941072" calcext:value-type="float">
            <text:p>41.5107980941072</text:p>
          </table:table-cell>
          <table:table-cell table:style-name="ce7" office:value-type="float" office:value="0.358823529411765" calcext:value-type="float">
            <text:p>0.358823529411765</text:p>
          </table:table-cell>
          <table:table-cell table:style-name="ce7" office:value-type="float" office:value="660.058823529412" calcext:value-type="float">
            <text:p>660.058823529412</text:p>
          </table:table-cell>
          <table:table-cell table:style-name="ce7" office:value-type="float" office:value="78.0978368868089" calcext:value-type="float">
            <text:p>78.0978368868089</text:p>
          </table:table-cell>
          <table:table-cell office:value-type="float" office:value="0.261764705882353" calcext:value-type="float">
            <text:p>0.261764705882353</text:p>
          </table:table-cell>
          <table:table-cell office:value-type="float" office:value="920.705882352941" calcext:value-type="float">
            <text:p>920.705882352941</text:p>
          </table:table-cell>
          <table:table-cell office:value-type="float" office:value="70.7090882680646" calcext:value-type="float">
            <text:p>70.7090882680646</text:p>
          </table:table-cell>
          <table:table-cell table:number-columns-repeated="99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0" calcext:value-type="float">
            <text:p>250</text:p>
          </table:table-cell>
          <table:table-cell office:value-type="float" office:value="0.938235294117647" calcext:value-type="float">
            <text:p>0.938235294117647</text:p>
          </table:table-cell>
          <table:table-cell office:value-type="float" office:value="0" calcext:value-type="float">
            <text:p>0</text:p>
          </table:table-cell>
          <table:table-cell office:value-type="float" office:value="95.6190136433609" calcext:value-type="float">
            <text:p>95.6190136433609</text:p>
          </table:table-cell>
          <table:table-cell office:value-type="float" office:value="0" calcext:value-type="float">
            <text:p>0</text:p>
          </table:table-cell>
          <table:table-cell office:value-type="float" office:value="3.41176470588235" calcext:value-type="float">
            <text:p>3.41176470588235</text:p>
          </table:table-cell>
          <table:table-cell office:value-type="float" office:value="11.448275862069" calcext:value-type="float">
            <text:p>11.448275862069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7.15831619361031" calcext:value-type="float">
            <text:p>7.15831619361031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894.58823529412" calcext:value-type="float">
            <text:p>8894.58823529412</text:p>
          </table:table-cell>
          <table:table-cell office:value-type="float" office:value="33.5329794042714" calcext:value-type="float">
            <text:p>33.5329794042714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9628.58823529412" calcext:value-type="float">
            <text:p>9628.58823529412</text:p>
          </table:table-cell>
          <table:table-cell office:value-type="float" office:value="40.65979861143" calcext:value-type="float">
            <text:p>40.65979861143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6777.82352941177" calcext:value-type="float">
            <text:p>6777.82352941177</text:p>
          </table:table-cell>
          <table:table-cell office:value-type="float" office:value="45.8531927756998" calcext:value-type="float">
            <text:p>45.8531927756998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6850.88235294118" calcext:value-type="float">
            <text:p>6850.88235294118</text:p>
          </table:table-cell>
          <table:table-cell office:value-type="float" office:value="40.78570658528" calcext:value-type="float">
            <text:p>40.78570658528</text:p>
          </table:table-cell>
          <table:table-cell table:style-name="ce7" office:value-type="float" office:value="0.429411764705882" calcext:value-type="float">
            <text:p>0.429411764705882</text:p>
          </table:table-cell>
          <table:table-cell table:style-name="ce7" office:value-type="float" office:value="520.588235294118" calcext:value-type="float">
            <text:p>520.588235294118</text:p>
          </table:table-cell>
          <table:table-cell table:style-name="ce7" office:value-type="float" office:value="79.1334758595555" calcext:value-type="float">
            <text:p>79.1334758595555</text:p>
          </table:table-cell>
          <table:table-cell office:value-type="float" office:value="0.202941176470588" calcext:value-type="float">
            <text:p>0.202941176470588</text:p>
          </table:table-cell>
          <table:table-cell office:value-type="float" office:value="1122.29411764706" calcext:value-type="float">
            <text:p>1122.29411764706</text:p>
          </table:table-cell>
          <table:table-cell office:value-type="float" office:value="66.6725510355759" calcext:value-type="float">
            <text:p>66.6725510355759</text:p>
          </table:table-cell>
          <table:table-cell table:number-columns-repeated="99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167.942935915336" calcext:value-type="float">
            <text:p>167.942935915336</text:p>
          </table:table-cell>
          <table:table-cell office:value-type="float" office:value="0" calcext:value-type="float">
            <text:p>0</text:p>
          </table:table-cell>
          <table:table-cell office:value-type="float" office:value="1.82352941176471" calcext:value-type="float">
            <text:p>1.82352941176471</text:p>
          </table:table-cell>
          <table:table-cell office:value-type="float" office:value="5.58064516129032" calcext:value-type="float">
            <text:p>5.5806451612903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1.0818759936407" calcext:value-type="float">
            <text:p>11.0818759936407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343.17647058824" calcext:value-type="float">
            <text:p>9343.17647058824</text:p>
          </table:table-cell>
          <table:table-cell office:value-type="float" office:value="45.3499546959962" calcext:value-type="float">
            <text:p>45.3499546959962</text:p>
          </table:table-cell>
          <table:table-cell office:value-type="float" office:value="0" calcext:value-type="float">
            <text:p>0</text:p>
          </table:table-cell>
          <table:table-cell office:value-type="float" office:value="9044.17647058824" calcext:value-type="float">
            <text:p>9044.17647058824</text:p>
          </table:table-cell>
          <table:table-cell office:value-type="float" office:value="54.0966997159264" calcext:value-type="float">
            <text:p>54.0966997159264</text:p>
          </table:table-cell>
          <table:table-cell office:value-type="float" office:value="0" calcext:value-type="float">
            <text:p>0</text:p>
          </table:table-cell>
          <table:table-cell office:value-type="float" office:value="7067.41176470588" calcext:value-type="float">
            <text:p>7067.41176470588</text:p>
          </table:table-cell>
          <table:table-cell office:value-type="float" office:value="43.0786836384448" calcext:value-type="float">
            <text:p>43.0786836384448</text:p>
          </table:table-cell>
          <table:table-cell office:value-type="float" office:value="0" calcext:value-type="float">
            <text:p>0</text:p>
          </table:table-cell>
          <table:table-cell office:value-type="float" office:value="7166.35294117647" calcext:value-type="float">
            <text:p>7166.35294117647</text:p>
          </table:table-cell>
          <table:table-cell office:value-type="float" office:value="49.617879775423" calcext:value-type="float">
            <text:p>49.617879775423</text:p>
          </table:table-cell>
          <table:table-cell table:style-name="ce7" office:value-type="float" office:value="0.194117647058824" calcext:value-type="float">
            <text:p>0.194117647058824</text:p>
          </table:table-cell>
          <table:table-cell table:style-name="ce7" office:value-type="float" office:value="314.588235294118" calcext:value-type="float">
            <text:p>314.588235294118</text:p>
          </table:table-cell>
          <table:table-cell table:style-name="ce7" office:value-type="float" office:value="135.576997253608" calcext:value-type="float">
            <text:p>135.576997253608</text:p>
          </table:table-cell>
          <table:table-cell office:value-type="float" office:value="0.0823529411764706" calcext:value-type="float">
            <text:p>0.082352941176471</text:p>
          </table:table-cell>
          <table:table-cell office:value-type="float" office:value="711.411764705882" calcext:value-type="float">
            <text:p>711.411764705882</text:p>
          </table:table-cell>
          <table:table-cell office:value-type="float" office:value="115.198328713944" calcext:value-type="float">
            <text:p>115.198328713944</text:p>
          </table:table-cell>
          <table:table-cell table:number-columns-repeated="99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0" calcext:value-type="float">
            <text:p>500</text:p>
          </table:table-cell>
          <table:table-cell office:value-type="float" office:value="0.741176470588235" calcext:value-type="float">
            <text:p>0.741176470588235</text:p>
          </table:table-cell>
          <table:table-cell office:value-type="float" office:value="0" calcext:value-type="float">
            <text:p>0</text:p>
          </table:table-cell>
          <table:table-cell office:value-type="float" office:value="157.148417084005" calcext:value-type="float">
            <text:p>157.148417084005</text:p>
          </table:table-cell>
          <table:table-cell office:value-type="float" office:value="0" calcext:value-type="float">
            <text:p>0</text:p>
          </table:table-cell>
          <table:table-cell office:value-type="float" office:value="1.82352941176471" calcext:value-type="float">
            <text:p>1.82352941176471</text:p>
          </table:table-cell>
          <table:table-cell office:value-type="float" office:value="15.9032258064516" calcext:value-type="float">
            <text:p>15.903225806451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8.77592684132476" calcext:value-type="float">
            <text:p>8.77592684132476</text:p>
          </table:table-cell>
          <table:table-cell office:value-type="float" office:value="0" calcext:value-type="float">
            <text:p>0</text:p>
          </table:table-cell>
          <table:table-cell office:value-type="float" office:value="9642.41176470588" calcext:value-type="float">
            <text:p>9642.41176470588</text:p>
          </table:table-cell>
          <table:table-cell office:value-type="float" office:value="38.5473592366261" calcext:value-type="float">
            <text:p>38.5473592366261</text:p>
          </table:table-cell>
          <table:table-cell office:value-type="float" office:value="0" calcext:value-type="float">
            <text:p>0</text:p>
          </table:table-cell>
          <table:table-cell office:value-type="float" office:value="9663.47058823529" calcext:value-type="float">
            <text:p>9663.47058823529</text:p>
          </table:table-cell>
          <table:table-cell office:value-type="float" office:value="39.7717714781833" calcext:value-type="float">
            <text:p>39.7717714781833</text:p>
          </table:table-cell>
          <table:table-cell office:value-type="float" office:value="0" calcext:value-type="float">
            <text:p>0</text:p>
          </table:table-cell>
          <table:table-cell office:value-type="float" office:value="7141.23529411765" calcext:value-type="float">
            <text:p>7141.23529411765</text:p>
          </table:table-cell>
          <table:table-cell office:value-type="float" office:value="46.8510868728915" calcext:value-type="float">
            <text:p>46.8510868728915</text:p>
          </table:table-cell>
          <table:table-cell office:value-type="float" office:value="0" calcext:value-type="float">
            <text:p>0</text:p>
          </table:table-cell>
          <table:table-cell office:value-type="float" office:value="6865.82352941177" calcext:value-type="float">
            <text:p>6865.82352941177</text:p>
          </table:table-cell>
          <table:table-cell office:value-type="float" office:value="54.9831467890535" calcext:value-type="float">
            <text:p>54.9831467890535</text:p>
          </table:table-cell>
          <table:table-cell table:style-name="ce7" office:value-type="float" office:value="0.182352941176471" calcext:value-type="float">
            <text:p>0.182352941176471</text:p>
          </table:table-cell>
          <table:table-cell table:style-name="ce7" office:value-type="float" office:value="388.058823529412" calcext:value-type="float">
            <text:p>388.058823529412</text:p>
          </table:table-cell>
          <table:table-cell table:style-name="ce7" office:value-type="float" office:value="149.867810723226" calcext:value-type="float">
            <text:p>149.867810723226</text:p>
          </table:table-cell>
          <table:table-cell office:value-type="float" office:value="0.1" calcext:value-type="float">
            <text:p>0.1</text:p>
          </table:table-cell>
          <table:table-cell office:value-type="float" office:value="556.411764705882" calcext:value-type="float">
            <text:p>556.411764705882</text:p>
          </table:table-cell>
          <table:table-cell office:value-type="float" office:value="105.249628172228" calcext:value-type="float">
            <text:p>105.249628172228</text:p>
          </table:table-cell>
          <table:table-cell table:number-columns-repeated="99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0" calcext:value-type="float">
            <text:p>500</text:p>
          </table:table-cell>
          <table:table-cell office:value-type="float" office:value="0.664705882352941" calcext:value-type="float">
            <text:p>0.66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156.232135410692" calcext:value-type="float">
            <text:p>156.232135410692</text:p>
          </table:table-cell>
          <table:table-cell office:value-type="float" office:value="0" calcext:value-type="float">
            <text:p>0</text:p>
          </table:table-cell>
          <table:table-cell office:value-type="float" office:value="1.70588235294118" calcext:value-type="float">
            <text:p>1.70588235294118</text:p>
          </table:table-cell>
          <table:table-cell office:value-type="float" office:value="7.51724137931035" calcext:value-type="float">
            <text:p>7.5172413793103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0.1994188804554" calcext:value-type="float">
            <text:p>10.1994188804554</text:p>
          </table:table-cell>
          <table:table-cell office:value-type="float" office:value="0" calcext:value-type="float">
            <text:p>0</text:p>
          </table:table-cell>
          <table:table-cell office:value-type="float" office:value="9077.52941176471" calcext:value-type="float">
            <text:p>9077.52941176471</text:p>
          </table:table-cell>
          <table:table-cell office:value-type="float" office:value="41.6068509695645" calcext:value-type="float">
            <text:p>41.6068509695645</text:p>
          </table:table-cell>
          <table:table-cell office:value-type="float" office:value="0" calcext:value-type="float">
            <text:p>0</text:p>
          </table:table-cell>
          <table:table-cell office:value-type="float" office:value="10344.7647058824" calcext:value-type="float">
            <text:p>10344.7647058824</text:p>
          </table:table-cell>
          <table:table-cell office:value-type="float" office:value="39.722755933606" calcext:value-type="float">
            <text:p>39.722755933606</text:p>
          </table:table-cell>
          <table:table-cell office:value-type="float" office:value="0" calcext:value-type="float">
            <text:p>0</text:p>
          </table:table-cell>
          <table:table-cell office:value-type="float" office:value="6926.41176470588" calcext:value-type="float">
            <text:p>6926.41176470588</text:p>
          </table:table-cell>
          <table:table-cell office:value-type="float" office:value="43.586274124439" calcext:value-type="float">
            <text:p>43.586274124439</text:p>
          </table:table-cell>
          <table:table-cell office:value-type="float" office:value="0" calcext:value-type="float">
            <text:p>0</text:p>
          </table:table-cell>
          <table:table-cell office:value-type="float" office:value="6869.70588235294" calcext:value-type="float">
            <text:p>6869.70588235294</text:p>
          </table:table-cell>
          <table:table-cell office:value-type="float" office:value="42.1910386253357" calcext:value-type="float">
            <text:p>42.1910386253357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float" office:value="430.529411764706" calcext:value-type="float">
            <text:p>430.529411764706</text:p>
          </table:table-cell>
          <table:table-cell table:style-name="ce7" office:value-type="float" office:value="158.69582870717" calcext:value-type="float">
            <text:p>158.69582870717</text:p>
          </table:table-cell>
          <table:table-cell office:value-type="float" office:value="0.147058823529412" calcext:value-type="float">
            <text:p>0.147058823529412</text:p>
          </table:table-cell>
          <table:table-cell office:value-type="float" office:value="653.705882352941" calcext:value-type="float">
            <text:p>653.705882352941</text:p>
          </table:table-cell>
          <table:table-cell office:value-type="float" office:value="127.555861617624" calcext:value-type="float">
            <text:p>127.555861617624</text:p>
          </table:table-cell>
          <table:table-cell table:number-columns-repeated="99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0" calcext:value-type="float">
            <text:p>500</text:p>
          </table:table-cell>
          <table:table-cell office:value-type="float" office:value="0.652941176470588" calcext:value-type="float">
            <text:p>0.65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164.112297778789" calcext:value-type="float">
            <text:p>164.112297778789</text:p>
          </table:table-cell>
          <table:table-cell office:value-type="float" office:value="0" calcext:value-type="float">
            <text:p>0</text:p>
          </table:table-cell>
          <table:table-cell office:value-type="float" office:value="1.64705882352941" calcext:value-type="float">
            <text:p>1.64705882352941</text:p>
          </table:table-cell>
          <table:table-cell office:value-type="float" office:value="8.35714285714286" calcext:value-type="float">
            <text:p>8.3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4.3325791855204" calcext:value-type="float">
            <text:p>14.3325791855204</text:p>
          </table:table-cell>
          <table:table-cell office:value-type="float" office:value="0" calcext:value-type="float">
            <text:p>0</text:p>
          </table:table-cell>
          <table:table-cell office:value-type="float" office:value="9463.88235294118" calcext:value-type="float">
            <text:p>9463.88235294118</text:p>
          </table:table-cell>
          <table:table-cell office:value-type="float" office:value="48.9374152014207" calcext:value-type="float">
            <text:p>48.9374152014207</text:p>
          </table:table-cell>
          <table:table-cell office:value-type="float" office:value="0" calcext:value-type="float">
            <text:p>0</text:p>
          </table:table-cell>
          <table:table-cell office:value-type="float" office:value="9861.05882352941" calcext:value-type="float">
            <text:p>9861.05882352941</text:p>
          </table:table-cell>
          <table:table-cell office:value-type="float" office:value="43.3719429452348" calcext:value-type="float">
            <text:p>43.3719429452348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881.88235294118" calcext:value-type="float">
            <text:p>6881.88235294118</text:p>
          </table:table-cell>
          <table:table-cell office:value-type="float" office:value="52.4224919932357" calcext:value-type="float">
            <text:p>52.4224919932357</text:p>
          </table:table-cell>
          <table:table-cell office:value-type="float" office:value="0" calcext:value-type="float">
            <text:p>0</text:p>
          </table:table-cell>
          <table:table-cell office:value-type="float" office:value="7470.11764705882" calcext:value-type="float">
            <text:p>7470.11764705882</text:p>
          </table:table-cell>
          <table:table-cell office:value-type="float" office:value="44.3436841282348" calcext:value-type="float">
            <text:p>44.3436841282348</text:p>
          </table:table-cell>
          <table:table-cell table:style-name="ce7" office:value-type="float" office:value="0.264705882352941" calcext:value-type="float">
            <text:p>0.264705882352941</text:p>
          </table:table-cell>
          <table:table-cell table:style-name="ce7" office:value-type="float" office:value="396.882352941176" calcext:value-type="float">
            <text:p>396.882352941176</text:p>
          </table:table-cell>
          <table:table-cell table:style-name="ce7" office:value-type="float" office:value="149.383162004934" calcext:value-type="float">
            <text:p>149.383162004934</text:p>
          </table:table-cell>
          <table:table-cell office:value-type="float" office:value="0.0882352941176471" calcext:value-type="float">
            <text:p>0.088235294117647</text:p>
          </table:table-cell>
          <table:table-cell office:value-type="float" office:value="617.411764705882" calcext:value-type="float">
            <text:p>617.411764705882</text:p>
          </table:table-cell>
          <table:table-cell office:value-type="float" office:value="105.414945828009" calcext:value-type="float">
            <text:p>105.414945828009</text:p>
          </table:table-cell>
          <table:table-cell table:number-columns-repeated="99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0.723529411764706" calcext:value-type="float">
            <text:p>0.723529411764706</text:p>
          </table:table-cell>
          <table:table-cell office:value-type="float" office:value="0" calcext:value-type="float">
            <text:p>0</text:p>
          </table:table-cell>
          <table:table-cell office:value-type="float" office:value="162.954176951434" calcext:value-type="float">
            <text:p>162.954176951434</text:p>
          </table:table-cell>
          <table:table-cell office:value-type="float" office:value="0" calcext:value-type="float">
            <text:p>0</text:p>
          </table:table-cell>
          <table:table-cell office:value-type="float" office:value="1.82352941176471" calcext:value-type="float">
            <text:p>1.82352941176471</text:p>
          </table:table-cell>
          <table:table-cell office:value-type="float" office:value="12.1612903225806" calcext:value-type="float">
            <text:p>12.161290322580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1.7020872865275" calcext:value-type="float">
            <text:p>11.7020872865275</text:p>
          </table:table-cell>
          <table:table-cell office:value-type="float" office:value="0" calcext:value-type="float">
            <text:p>0</text:p>
          </table:table-cell>
          <table:table-cell office:value-type="float" office:value="9048.58823529412" calcext:value-type="float">
            <text:p>9048.58823529412</text:p>
          </table:table-cell>
          <table:table-cell office:value-type="float" office:value="39.6311126067648" calcext:value-type="float">
            <text:p>39.6311126067648</text:p>
          </table:table-cell>
          <table:table-cell office:value-type="float" office:value="0" calcext:value-type="float">
            <text:p>0</text:p>
          </table:table-cell>
          <table:table-cell office:value-type="float" office:value="9578.70588235294" calcext:value-type="float">
            <text:p>9578.70588235294</text:p>
          </table:table-cell>
          <table:table-cell office:value-type="float" office:value="37.8453072545458" calcext:value-type="float">
            <text:p>37.8453072545458</text:p>
          </table:table-cell>
          <table:table-cell office:value-type="float" office:value="0" calcext:value-type="float">
            <text:p>0</text:p>
          </table:table-cell>
          <table:table-cell office:value-type="float" office:value="7463.29411764706" calcext:value-type="float">
            <text:p>7463.29411764706</text:p>
          </table:table-cell>
          <table:table-cell office:value-type="float" office:value="42.6935460894158" calcext:value-type="float">
            <text:p>42.6935460894158</text:p>
          </table:table-cell>
          <table:table-cell office:value-type="float" office:value="0" calcext:value-type="float">
            <text:p>0</text:p>
          </table:table-cell>
          <table:table-cell office:value-type="float" office:value="7189.11764705882" calcext:value-type="float">
            <text:p>7189.11764705882</text:p>
          </table:table-cell>
          <table:table-cell office:value-type="float" office:value="39.3108890804142" calcext:value-type="float">
            <text:p>39.3108890804142</text:p>
          </table:table-cell>
          <table:table-cell table:style-name="ce7" office:value-type="float" office:value="0.317647058823529" calcext:value-type="float">
            <text:p>0.317647058823529</text:p>
          </table:table-cell>
          <table:table-cell table:style-name="ce7" office:value-type="float" office:value="386.294117647059" calcext:value-type="float">
            <text:p>386.294117647059</text:p>
          </table:table-cell>
          <table:table-cell table:style-name="ce7" office:value-type="float" office:value="152.218812199035" calcext:value-type="float">
            <text:p>152.218812199035</text:p>
          </table:table-cell>
          <table:table-cell office:value-type="float" office:value="0.135294117647059" calcext:value-type="float">
            <text:p>0.135294117647059</text:p>
          </table:table-cell>
          <table:table-cell office:value-type="float" office:value="741.588235294118" calcext:value-type="float">
            <text:p>741.588235294118</text:p>
          </table:table-cell>
          <table:table-cell office:value-type="float" office:value="126.319730516365" calcext:value-type="float">
            <text:p>126.319730516365</text:p>
          </table:table-cell>
          <table:table-cell table:number-columns-repeated="99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0" calcext:value-type="float">
            <text:p>500</text:p>
          </table:table-cell>
          <table:table-cell office:value-type="float" office:value="0.688235294117647" calcext:value-type="float">
            <text:p>0.688235294117647</text:p>
          </table:table-cell>
          <table:table-cell office:value-type="float" office:value="0" calcext:value-type="float">
            <text:p>0</text:p>
          </table:table-cell>
          <table:table-cell office:value-type="float" office:value="166.862136576425" calcext:value-type="float">
            <text:p>166.862136576425</text:p>
          </table:table-cell>
          <table:table-cell office:value-type="float" office:value="0" calcext:value-type="float">
            <text:p>0</text:p>
          </table:table-cell>
          <table:table-cell office:value-type="float" office:value="2.11764705882353" calcext:value-type="float">
            <text:p>2.11764705882353</text:p>
          </table:table-cell>
          <table:table-cell office:value-type="float" office:value="5.41666666666667" calcext:value-type="float">
            <text:p>5.41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1.3780578898226" calcext:value-type="float">
            <text:p>11.3780578898226</text:p>
          </table:table-cell>
          <table:table-cell office:value-type="float" office:value="0" calcext:value-type="float">
            <text:p>0</text:p>
          </table:table-cell>
          <table:table-cell office:value-type="float" office:value="9903.76470588235" calcext:value-type="float">
            <text:p>9903.76470588235</text:p>
          </table:table-cell>
          <table:table-cell office:value-type="float" office:value="40.7273194356948" calcext:value-type="float">
            <text:p>40.7273194356948</text:p>
          </table:table-cell>
          <table:table-cell office:value-type="float" office:value="0" calcext:value-type="float">
            <text:p>0</text:p>
          </table:table-cell>
          <table:table-cell office:value-type="float" office:value="10040.4117647059" calcext:value-type="float">
            <text:p>10040.4117647059</text:p>
          </table:table-cell>
          <table:table-cell office:value-type="float" office:value="39.2785331943281" calcext:value-type="float">
            <text:p>39.2785331943281</text:p>
          </table:table-cell>
          <table:table-cell office:value-type="float" office:value="0" calcext:value-type="float">
            <text:p>0</text:p>
          </table:table-cell>
          <table:table-cell office:value-type="float" office:value="7317.29411764706" calcext:value-type="float">
            <text:p>7317.29411764706</text:p>
          </table:table-cell>
          <table:table-cell office:value-type="float" office:value="38.9718923799003" calcext:value-type="float">
            <text:p>38.9718923799003</text:p>
          </table:table-cell>
          <table:table-cell office:value-type="float" office:value="0" calcext:value-type="float">
            <text:p>0</text:p>
          </table:table-cell>
          <table:table-cell office:value-type="float" office:value="7321.05882352941" calcext:value-type="float">
            <text:p>7321.05882352941</text:p>
          </table:table-cell>
          <table:table-cell office:value-type="float" office:value="52.2938098926695" calcext:value-type="float">
            <text:p>52.2938098926695</text:p>
          </table:table-cell>
          <table:table-cell table:style-name="ce7" office:value-type="float" office:value="0.264705882352941" calcext:value-type="float">
            <text:p>0.264705882352941</text:p>
          </table:table-cell>
          <table:table-cell table:style-name="ce7" office:value-type="float" office:value="379.764705882353" calcext:value-type="float">
            <text:p>379.764705882353</text:p>
          </table:table-cell>
          <table:table-cell table:style-name="ce7" office:value-type="float" office:value="139.095908904515" calcext:value-type="float">
            <text:p>139.095908904515</text:p>
          </table:table-cell>
          <table:table-cell office:value-type="float" office:value="0.135294117647059" calcext:value-type="float">
            <text:p>0.135294117647059</text:p>
          </table:table-cell>
          <table:table-cell office:value-type="float" office:value="758.823529411765" calcext:value-type="float">
            <text:p>758.823529411765</text:p>
          </table:table-cell>
          <table:table-cell office:value-type="float" office:value="135.904254276974" calcext:value-type="float">
            <text:p>135.904254276974</text:p>
          </table:table-cell>
          <table:table-cell table:number-columns-repeated="99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0" calcext:value-type="float">
            <text:p>500</text:p>
          </table:table-cell>
          <table:table-cell office:value-type="float" office:value="0.729411764705882" calcext:value-type="float">
            <text:p>0.72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157.337211211897" calcext:value-type="float">
            <text:p>157.337211211897</text:p>
          </table:table-cell>
          <table:table-cell office:value-type="float" office:value="0" calcext:value-type="float">
            <text:p>0</text:p>
          </table:table-cell>
          <table:table-cell office:value-type="float" office:value="2.29411764705882" calcext:value-type="float">
            <text:p>2.29411764705882</text:p>
          </table:table-cell>
          <table:table-cell office:value-type="float" office:value="8.12820512820513" calcext:value-type="float">
            <text:p>8.1282051282051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0.988614800759" calcext:value-type="float">
            <text:p>10.988614800759</text:p>
          </table:table-cell>
          <table:table-cell office:value-type="float" office:value="0" calcext:value-type="float">
            <text:p>0</text:p>
          </table:table-cell>
          <table:table-cell office:value-type="float" office:value="9821.23529411765" calcext:value-type="float">
            <text:p>9821.23529411765</text:p>
          </table:table-cell>
          <table:table-cell office:value-type="float" office:value="43.4724083685846" calcext:value-type="float">
            <text:p>43.4724083685846</text:p>
          </table:table-cell>
          <table:table-cell office:value-type="float" office:value="0" calcext:value-type="float">
            <text:p>0</text:p>
          </table:table-cell>
          <table:table-cell office:value-type="float" office:value="9466.88235294118" calcext:value-type="float">
            <text:p>9466.88235294118</text:p>
          </table:table-cell>
          <table:table-cell office:value-type="float" office:value="42.2608461738401" calcext:value-type="float">
            <text:p>42.2608461738401</text:p>
          </table:table-cell>
          <table:table-cell office:value-type="float" office:value="0" calcext:value-type="float">
            <text:p>0</text:p>
          </table:table-cell>
          <table:table-cell office:value-type="float" office:value="7293.76470588235" calcext:value-type="float">
            <text:p>7293.76470588235</text:p>
          </table:table-cell>
          <table:table-cell office:value-type="float" office:value="38.4468904182503" calcext:value-type="float">
            <text:p>38.4468904182503</text:p>
          </table:table-cell>
          <table:table-cell office:value-type="float" office:value="0" calcext:value-type="float">
            <text:p>0</text:p>
          </table:table-cell>
          <table:table-cell office:value-type="float" office:value="7235.35294117647" calcext:value-type="float">
            <text:p>7235.35294117647</text:p>
          </table:table-cell>
          <table:table-cell office:value-type="float" office:value="47.3040441105361" calcext:value-type="float">
            <text:p>47.3040441105361</text:p>
          </table:table-cell>
          <table:table-cell table:style-name="ce7" office:value-type="float" office:value="0.252941176470588" calcext:value-type="float">
            <text:p>0.252941176470588</text:p>
          </table:table-cell>
          <table:table-cell table:style-name="ce7" office:value-type="float" office:value="414.117647058824" calcext:value-type="float">
            <text:p>414.117647058824</text:p>
          </table:table-cell>
          <table:table-cell table:style-name="ce7" office:value-type="float" office:value="151.181498920659" calcext:value-type="float">
            <text:p>151.181498920659</text:p>
          </table:table-cell>
          <table:table-cell office:value-type="float" office:value="0.129411764705882" calcext:value-type="float">
            <text:p>0.129411764705882</text:p>
          </table:table-cell>
          <table:table-cell office:value-type="float" office:value="594.352941176471" calcext:value-type="float">
            <text:p>594.352941176471</text:p>
          </table:table-cell>
          <table:table-cell office:value-type="float" office:value="132.454937953188" calcext:value-type="float">
            <text:p>132.454937953188</text:p>
          </table:table-cell>
          <table:table-cell table:number-columns-repeated="99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0" calcext:value-type="float">
            <text:p>500</text:p>
          </table:table-cell>
          <table:table-cell office:value-type="float" office:value="0.711764705882353" calcext:value-type="float">
            <text:p>0.71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164.558646404074" calcext:value-type="float">
            <text:p>164.558646404074</text:p>
          </table:table-cell>
          <table:table-cell office:value-type="float" office:value="0" calcext:value-type="float">
            <text:p>0</text:p>
          </table:table-cell>
          <table:table-cell office:value-type="float" office:value="1.70588235294118" calcext:value-type="float">
            <text:p>1.70588235294118</text:p>
          </table:table-cell>
          <table:table-cell office:value-type="float" office:value="5.93103448275862" calcext:value-type="float">
            <text:p>5.9310344827586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0.7182476594241" calcext:value-type="float">
            <text:p>10.7182476594241</text:p>
          </table:table-cell>
          <table:table-cell office:value-type="float" office:value="0" calcext:value-type="float">
            <text:p>0</text:p>
          </table:table-cell>
          <table:table-cell office:value-type="float" office:value="9217.23529411765" calcext:value-type="float">
            <text:p>9217.23529411765</text:p>
          </table:table-cell>
          <table:table-cell office:value-type="float" office:value="47.2463320246951" calcext:value-type="float">
            <text:p>47.2463320246951</text:p>
          </table:table-cell>
          <table:table-cell office:value-type="float" office:value="0" calcext:value-type="float">
            <text:p>0</text:p>
          </table:table-cell>
          <table:table-cell office:value-type="float" office:value="9688.17647058824" calcext:value-type="float">
            <text:p>9688.17647058824</text:p>
          </table:table-cell>
          <table:table-cell office:value-type="float" office:value="49.6986584215177" calcext:value-type="float">
            <text:p>49.6986584215177</text:p>
          </table:table-cell>
          <table:table-cell office:value-type="float" office:value="0" calcext:value-type="float">
            <text:p>0</text:p>
          </table:table-cell>
          <table:table-cell office:value-type="float" office:value="7065.23529411765" calcext:value-type="float">
            <text:p>7065.23529411765</text:p>
          </table:table-cell>
          <table:table-cell office:value-type="float" office:value="46.2938650177297" calcext:value-type="float">
            <text:p>46.2938650177297</text:p>
          </table:table-cell>
          <table:table-cell office:value-type="float" office:value="0" calcext:value-type="float">
            <text:p>0</text:p>
          </table:table-cell>
          <table:table-cell office:value-type="float" office:value="7066.76470588235" calcext:value-type="float">
            <text:p>7066.76470588235</text:p>
          </table:table-cell>
          <table:table-cell office:value-type="float" office:value="53.808234925169" calcext:value-type="float">
            <text:p>53.808234925169</text:p>
          </table:table-cell>
          <table:table-cell table:style-name="ce7" office:value-type="float" office:value="0.129411764705882" calcext:value-type="float">
            <text:p>0.129411764705882</text:p>
          </table:table-cell>
          <table:table-cell table:style-name="ce7" office:value-type="float" office:value="388.470588235294" calcext:value-type="float">
            <text:p>388.470588235294</text:p>
          </table:table-cell>
          <table:table-cell table:style-name="ce7" office:value-type="float" office:value="152.505287896682" calcext:value-type="float">
            <text:p>152.505287896682</text:p>
          </table:table-cell>
          <table:table-cell office:value-type="float" office:value="0.0941176470588235" calcext:value-type="float">
            <text:p>0.094117647058824</text:p>
          </table:table-cell>
          <table:table-cell office:value-type="float" office:value="659" calcext:value-type="float">
            <text:p>659</text:p>
          </table:table-cell>
          <table:table-cell office:value-type="float" office:value="147.799885462404" calcext:value-type="float">
            <text:p>147.799885462404</text:p>
          </table:table-cell>
          <table:table-cell table:number-columns-repeated="99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00" calcext:value-type="float">
            <text:p>500</text:p>
          </table:table-cell>
          <table:table-cell office:value-type="float" office:value="0.788235294117647" calcext:value-type="float">
            <text:p>0.788235294117647</text:p>
          </table:table-cell>
          <table:table-cell office:value-type="float" office:value="0" calcext:value-type="float">
            <text:p>0</text:p>
          </table:table-cell>
          <table:table-cell office:value-type="float" office:value="166.930239506633" calcext:value-type="float">
            <text:p>166.930239506633</text:p>
          </table:table-cell>
          <table:table-cell office:value-type="float" office:value="0" calcext:value-type="float">
            <text:p>0</text:p>
          </table:table-cell>
          <table:table-cell office:value-type="float" office:value="1.94117647058824" calcext:value-type="float">
            <text:p>1.94117647058824</text:p>
          </table:table-cell>
          <table:table-cell office:value-type="float" office:value="8.6969696969697" calcext:value-type="float">
            <text:p>8.696969696969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.58183111954459" calcext:value-type="float">
            <text:p>4.58183111954459</text:p>
          </table:table-cell>
          <table:table-cell office:value-type="float" office:value="0" calcext:value-type="float">
            <text:p>0</text:p>
          </table:table-cell>
          <table:table-cell office:value-type="float" office:value="9316.82352941176" calcext:value-type="float">
            <text:p>9316.82352941176</text:p>
          </table:table-cell>
          <table:table-cell office:value-type="float" office:value="45.699692538048" calcext:value-type="float">
            <text:p>45.699692538048</text:p>
          </table:table-cell>
          <table:table-cell office:value-type="float" office:value="0" calcext:value-type="float">
            <text:p>0</text:p>
          </table:table-cell>
          <table:table-cell office:value-type="float" office:value="9272.05882352941" calcext:value-type="float">
            <text:p>9272.05882352941</text:p>
          </table:table-cell>
          <table:table-cell office:value-type="float" office:value="49.8248745832159" calcext:value-type="float">
            <text:p>49.8248745832159</text:p>
          </table:table-cell>
          <table:table-cell office:value-type="float" office:value="0" calcext:value-type="float">
            <text:p>0</text:p>
          </table:table-cell>
          <table:table-cell office:value-type="float" office:value="7101.70588235294" calcext:value-type="float">
            <text:p>7101.70588235294</text:p>
          </table:table-cell>
          <table:table-cell office:value-type="float" office:value="47.4691108112745" calcext:value-type="float">
            <text:p>47.4691108112745</text:p>
          </table:table-cell>
          <table:table-cell office:value-type="float" office:value="0" calcext:value-type="float">
            <text:p>0</text:p>
          </table:table-cell>
          <table:table-cell office:value-type="float" office:value="6876.88235294118" calcext:value-type="float">
            <text:p>6876.88235294118</text:p>
          </table:table-cell>
          <table:table-cell office:value-type="float" office:value="42.3109227100458" calcext:value-type="float">
            <text:p>42.3109227100458</text:p>
          </table:table-cell>
          <table:table-cell table:style-name="ce7" office:value-type="float" office:value="0.188235294117647" calcext:value-type="float">
            <text:p>0.188235294117647</text:p>
          </table:table-cell>
          <table:table-cell table:style-name="ce7" office:value-type="float" office:value="362.294117647059" calcext:value-type="float">
            <text:p>362.294117647059</text:p>
          </table:table-cell>
          <table:table-cell table:style-name="ce7" office:value-type="float" office:value="138.004843672946" calcext:value-type="float">
            <text:p>138.004843672946</text:p>
          </table:table-cell>
          <table:table-cell office:value-type="float" office:value="0.164705882352941" calcext:value-type="float">
            <text:p>0.164705882352941</text:p>
          </table:table-cell>
          <table:table-cell office:value-type="float" office:value="600.294117647059" calcext:value-type="float">
            <text:p>600.294117647059</text:p>
          </table:table-cell>
          <table:table-cell office:value-type="float" office:value="114.167765792648" calcext:value-type="float">
            <text:p>114.167765792648</text:p>
          </table:table-cell>
          <table:table-cell table:number-columns-repeated="99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0" calcext:value-type="float">
            <text:p>50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68.762253990523" calcext:value-type="float">
            <text:p>168.762253990523</text:p>
          </table:table-cell>
          <table:table-cell office:value-type="float" office:value="0" calcext:value-type="float">
            <text:p>0</text:p>
          </table:table-cell>
          <table:table-cell office:value-type="float" office:value="1.88235294117647" calcext:value-type="float">
            <text:p>1.88235294117647</text:p>
          </table:table-cell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2.3147853736089" calcext:value-type="float">
            <text:p>12.3147853736089</text:p>
          </table:table-cell>
          <table:table-cell office:value-type="float" office:value="0" calcext:value-type="float">
            <text:p>0</text:p>
          </table:table-cell>
          <table:table-cell office:value-type="float" office:value="9673.29411764706" calcext:value-type="float">
            <text:p>9673.29411764706</text:p>
          </table:table-cell>
          <table:table-cell office:value-type="float" office:value="46.0294759235911" calcext:value-type="float">
            <text:p>46.0294759235911</text:p>
          </table:table-cell>
          <table:table-cell office:value-type="float" office:value="0" calcext:value-type="float">
            <text:p>0</text:p>
          </table:table-cell>
          <table:table-cell office:value-type="float" office:value="9558.29411764706" calcext:value-type="float">
            <text:p>9558.29411764706</text:p>
          </table:table-cell>
          <table:table-cell office:value-type="float" office:value="38.7881655189454" calcext:value-type="float">
            <text:p>38.7881655189454</text:p>
          </table:table-cell>
          <table:table-cell office:value-type="float" office:value="0" calcext:value-type="float">
            <text:p>0</text:p>
          </table:table-cell>
          <table:table-cell office:value-type="float" office:value="6519.47058823529" calcext:value-type="float">
            <text:p>6519.47058823529</text:p>
          </table:table-cell>
          <table:table-cell office:value-type="float" office:value="57.8670968173745" calcext:value-type="float">
            <text:p>57.8670968173745</text:p>
          </table:table-cell>
          <table:table-cell office:value-type="float" office:value="0" calcext:value-type="float">
            <text:p>0</text:p>
          </table:table-cell>
          <table:table-cell office:value-type="float" office:value="7219" calcext:value-type="float">
            <text:p>7219</text:p>
          </table:table-cell>
          <table:table-cell office:value-type="float" office:value="43.8617462332321" calcext:value-type="float">
            <text:p>43.8617462332321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float" office:value="334.588235294118" calcext:value-type="float">
            <text:p>334.588235294118</text:p>
          </table:table-cell>
          <table:table-cell table:style-name="ce7" office:value-type="float" office:value="135.143059004617" calcext:value-type="float">
            <text:p>135.143059004617</text:p>
          </table:table-cell>
          <table:table-cell office:value-type="float" office:value="0.164705882352941" calcext:value-type="float">
            <text:p>0.164705882352941</text:p>
          </table:table-cell>
          <table:table-cell office:value-type="float" office:value="588.294117647059" calcext:value-type="float">
            <text:p>588.294117647059</text:p>
          </table:table-cell>
          <table:table-cell office:value-type="float" office:value="96.3314812638591" calcext:value-type="float">
            <text:p>96.3314812638591</text:p>
          </table:table-cell>
          <table:table-cell table:number-columns-repeated="99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0.717647058823529" calcext:value-type="float">
            <text:p>0.717647058823529</text:p>
          </table:table-cell>
          <table:table-cell office:value-type="float" office:value="0" calcext:value-type="float">
            <text:p>0</text:p>
          </table:table-cell>
          <table:table-cell office:value-type="float" office:value="160.041229617289" calcext:value-type="float">
            <text:p>160.041229617289</text:p>
          </table:table-cell>
          <table:table-cell office:value-type="float" office:value="0" calcext:value-type="float">
            <text:p>0</text:p>
          </table:table-cell>
          <table:table-cell office:value-type="float" office:value="2.05882352941176" calcext:value-type="float">
            <text:p>2.05882352941176</text:p>
          </table:table-cell>
          <table:table-cell office:value-type="float" office:value="11.8285714285714" calcext:value-type="float">
            <text:p>11.8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7.60899653979239" calcext:value-type="float">
            <text:p>7.60899653979239</text:p>
          </table:table-cell>
          <table:table-cell office:value-type="float" office:value="0" calcext:value-type="float">
            <text:p>0</text:p>
          </table:table-cell>
          <table:table-cell office:value-type="float" office:value="9523" calcext:value-type="float">
            <text:p>9523</text:p>
          </table:table-cell>
          <table:table-cell office:value-type="float" office:value="52.2973221962095" calcext:value-type="float">
            <text:p>52.2973221962095</text:p>
          </table:table-cell>
          <table:table-cell office:value-type="float" office:value="0" calcext:value-type="float">
            <text:p>0</text:p>
          </table:table-cell>
          <table:table-cell office:value-type="float" office:value="9564.76470588235" calcext:value-type="float">
            <text:p>9564.76470588235</text:p>
          </table:table-cell>
          <table:table-cell office:value-type="float" office:value="39.3914563778373" calcext:value-type="float">
            <text:p>39.3914563778373</text:p>
          </table:table-cell>
          <table:table-cell office:value-type="float" office:value="0" calcext:value-type="float">
            <text:p>0</text:p>
          </table:table-cell>
          <table:table-cell office:value-type="float" office:value="7148.82352941177" calcext:value-type="float">
            <text:p>7148.82352941177</text:p>
          </table:table-cell>
          <table:table-cell office:value-type="float" office:value="49.721827195288" calcext:value-type="float">
            <text:p>49.721827195288</text:p>
          </table:table-cell>
          <table:table-cell office:value-type="float" office:value="0" calcext:value-type="float">
            <text:p>0</text:p>
          </table:table-cell>
          <table:table-cell office:value-type="float" office:value="7112.17647058824" calcext:value-type="float">
            <text:p>7112.17647058824</text:p>
          </table:table-cell>
          <table:table-cell office:value-type="float" office:value="55.7284967130164" calcext:value-type="float">
            <text:p>55.7284967130164</text:p>
          </table:table-cell>
          <table:table-cell table:style-name="ce7" office:value-type="float" office:value="0.288235294117647" calcext:value-type="float">
            <text:p>0.288235294117647</text:p>
          </table:table-cell>
          <table:table-cell table:style-name="ce7" office:value-type="float" office:value="388.117647058824" calcext:value-type="float">
            <text:p>388.117647058824</text:p>
          </table:table-cell>
          <table:table-cell table:style-name="ce7" office:value-type="float" office:value="168.45068322615" calcext:value-type="float">
            <text:p>168.45068322615</text:p>
          </table:table-cell>
          <table:table-cell office:value-type="float" office:value="0.0941176470588235" calcext:value-type="float">
            <text:p>0.094117647058824</text:p>
          </table:table-cell>
          <table:table-cell office:value-type="float" office:value="618.588235294118" calcext:value-type="float">
            <text:p>618.588235294118</text:p>
          </table:table-cell>
          <table:table-cell office:value-type="float" office:value="150.279229434556" calcext:value-type="float">
            <text:p>150.279229434556</text:p>
          </table:table-cell>
          <table:table-cell table:number-columns-repeated="99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00" calcext:value-type="float">
            <text:p>500</text:p>
          </table:table-cell>
          <table:table-cell office:value-type="float" office:value="0.770588235294118" calcext:value-type="float">
            <text:p>0.77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154.102907373956" calcext:value-type="float">
            <text:p>154.102907373956</text:p>
          </table:table-cell>
          <table:table-cell office:value-type="float" office:value="0" calcext:value-type="float">
            <text:p>0</text:p>
          </table:table-cell>
          <table:table-cell office:value-type="float" office:value="1.82352941176471" calcext:value-type="float">
            <text:p>1.82352941176471</text:p>
          </table:table-cell>
          <table:table-cell office:value-type="float" office:value="3.19354838709677" calcext:value-type="float">
            <text:p>3.1935483870967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.4561866125761" calcext:value-type="float">
            <text:p>11.4561866125761</text:p>
          </table:table-cell>
          <table:table-cell office:value-type="float" office:value="0" calcext:value-type="float">
            <text:p>0</text:p>
          </table:table-cell>
          <table:table-cell office:value-type="float" office:value="9474.11764705882" calcext:value-type="float">
            <text:p>9474.11764705882</text:p>
          </table:table-cell>
          <table:table-cell office:value-type="float" office:value="39.102633401505" calcext:value-type="float">
            <text:p>39.102633401505</text:p>
          </table:table-cell>
          <table:table-cell office:value-type="float" office:value="0" calcext:value-type="float">
            <text:p>0</text:p>
          </table:table-cell>
          <table:table-cell office:value-type="float" office:value="9741.35294117647" calcext:value-type="float">
            <text:p>9741.35294117647</text:p>
          </table:table-cell>
          <table:table-cell office:value-type="float" office:value="42.9771230408287" calcext:value-type="float">
            <text:p>42.9771230408287</text:p>
          </table:table-cell>
          <table:table-cell office:value-type="float" office:value="0" calcext:value-type="float">
            <text:p>0</text:p>
          </table:table-cell>
          <table:table-cell office:value-type="float" office:value="7076.35294117647" calcext:value-type="float">
            <text:p>7076.35294117647</text:p>
          </table:table-cell>
          <table:table-cell office:value-type="float" office:value="50.7388483432993" calcext:value-type="float">
            <text:p>50.7388483432993</text:p>
          </table:table-cell>
          <table:table-cell office:value-type="float" office:value="0" calcext:value-type="float">
            <text:p>0</text:p>
          </table:table-cell>
          <table:table-cell office:value-type="float" office:value="7176.11764705882" calcext:value-type="float">
            <text:p>7176.11764705882</text:p>
          </table:table-cell>
          <table:table-cell office:value-type="float" office:value="45.7941243525435" calcext:value-type="float">
            <text:p>45.7941243525435</text:p>
          </table:table-cell>
          <table:table-cell table:style-name="ce7" office:value-type="float" office:value="0.217647058823529" calcext:value-type="float">
            <text:p>0.217647058823529</text:p>
          </table:table-cell>
          <table:table-cell table:style-name="ce7" office:value-type="float" office:value="366.352941176471" calcext:value-type="float">
            <text:p>366.352941176471</text:p>
          </table:table-cell>
          <table:table-cell table:style-name="ce7" office:value-type="float" office:value="146.177960717629" calcext:value-type="float">
            <text:p>146.177960717629</text:p>
          </table:table-cell>
          <table:table-cell office:value-type="float" office:value="0.1" calcext:value-type="float">
            <text:p>0.1</text:p>
          </table:table-cell>
          <table:table-cell office:value-type="float" office:value="539.470588235294" calcext:value-type="float">
            <text:p>539.470588235294</text:p>
          </table:table-cell>
          <table:table-cell office:value-type="float" office:value="134.682511657225" calcext:value-type="float">
            <text:p>134.682511657225</text:p>
          </table:table-cell>
          <table:table-cell table:number-columns-repeated="99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office:value-type="float" office:value="0.723529411764706" calcext:value-type="float">
            <text:p>0.723529411764706</text:p>
          </table:table-cell>
          <table:table-cell office:value-type="float" office:value="0" calcext:value-type="float">
            <text:p>0</text:p>
          </table:table-cell>
          <table:table-cell office:value-type="float" office:value="155.705390365494" calcext:value-type="float">
            <text:p>155.705390365494</text:p>
          </table:table-cell>
          <table:table-cell office:value-type="float" office:value="0" calcext:value-type="float">
            <text:p>0</text:p>
          </table:table-cell>
          <table:table-cell office:value-type="float" office:value="1.82352941176471" calcext:value-type="float">
            <text:p>1.82352941176471</text:p>
          </table:table-cell>
          <table:table-cell office:value-type="float" office:value="5.80645161290323" calcext:value-type="float">
            <text:p>5.8064516129032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.38330170777989" calcext:value-type="float">
            <text:p>8.38330170777989</text:p>
          </table:table-cell>
          <table:table-cell office:value-type="float" office:value="0" calcext:value-type="float">
            <text:p>0</text:p>
          </table:table-cell>
          <table:table-cell office:value-type="float" office:value="9243.11764705882" calcext:value-type="float">
            <text:p>9243.11764705882</text:p>
          </table:table-cell>
          <table:table-cell office:value-type="float" office:value="47.4326018022742" calcext:value-type="float">
            <text:p>47.4326018022742</text:p>
          </table:table-cell>
          <table:table-cell office:value-type="float" office:value="0" calcext:value-type="float">
            <text:p>0</text:p>
          </table:table-cell>
          <table:table-cell office:value-type="float" office:value="9207.23529411765" calcext:value-type="float">
            <text:p>9207.23529411765</text:p>
          </table:table-cell>
          <table:table-cell office:value-type="float" office:value="54.476373081449" calcext:value-type="float">
            <text:p>54.476373081449</text:p>
          </table:table-cell>
          <table:table-cell office:value-type="float" office:value="0" calcext:value-type="float">
            <text:p>0</text:p>
          </table:table-cell>
          <table:table-cell office:value-type="float" office:value="7059.11764705882" calcext:value-type="float">
            <text:p>7059.11764705882</text:p>
          </table:table-cell>
          <table:table-cell office:value-type="float" office:value="53.985276653969" calcext:value-type="float">
            <text:p>53.985276653969</text:p>
          </table:table-cell>
          <table:table-cell office:value-type="float" office:value="0" calcext:value-type="float">
            <text:p>0</text:p>
          </table:table-cell>
          <table:table-cell office:value-type="float" office:value="7210.05882352941" calcext:value-type="float">
            <text:p>7210.05882352941</text:p>
          </table:table-cell>
          <table:table-cell office:value-type="float" office:value="46.9518779015857" calcext:value-type="float">
            <text:p>46.9518779015857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float" office:value="373.058823529412" calcext:value-type="float">
            <text:p>373.058823529412</text:p>
          </table:table-cell>
          <table:table-cell table:style-name="ce7" office:value-type="float" office:value="138.123646600583" calcext:value-type="float">
            <text:p>138.123646600583</text:p>
          </table:table-cell>
          <table:table-cell office:value-type="float" office:value="0.152941176470588" calcext:value-type="float">
            <text:p>0.152941176470588</text:p>
          </table:table-cell>
          <table:table-cell office:value-type="float" office:value="608.058823529412" calcext:value-type="float">
            <text:p>608.058823529412</text:p>
          </table:table-cell>
          <table:table-cell office:value-type="float" office:value="105.919135722372" calcext:value-type="float">
            <text:p>105.919135722372</text:p>
          </table:table-cell>
          <table:table-cell table:number-columns-repeated="99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00" calcext:value-type="float">
            <text:p>500</text:p>
          </table:table-cell>
          <table:table-cell office:value-type="float" office:value="0.794117647058823" calcext:value-type="float">
            <text:p>0.7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157.194817165372" calcext:value-type="float">
            <text:p>157.194817165372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10.2222222222222" calcext:value-type="float">
            <text:p>10.222222222222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6.28899487723017" calcext:value-type="float">
            <text:p>6.28899487723017</text:p>
          </table:table-cell>
          <table:table-cell office:value-type="float" office:value="0" calcext:value-type="float">
            <text:p>0</text:p>
          </table:table-cell>
          <table:table-cell office:value-type="float" office:value="9599.76470588235" calcext:value-type="float">
            <text:p>9599.76470588235</text:p>
          </table:table-cell>
          <table:table-cell office:value-type="float" office:value="41.378444712818" calcext:value-type="float">
            <text:p>41.378444712818</text:p>
          </table:table-cell>
          <table:table-cell office:value-type="float" office:value="0" calcext:value-type="float">
            <text:p>0</text:p>
          </table:table-cell>
          <table:table-cell office:value-type="float" office:value="9594.94117647059" calcext:value-type="float">
            <text:p>9594.94117647059</text:p>
          </table:table-cell>
          <table:table-cell office:value-type="float" office:value="46.7536356473994" calcext:value-type="float">
            <text:p>46.7536356473994</text:p>
          </table:table-cell>
          <table:table-cell office:value-type="float" office:value="0" calcext:value-type="float">
            <text:p>0</text:p>
          </table:table-cell>
          <table:table-cell office:value-type="float" office:value="7082.64705882353" calcext:value-type="float">
            <text:p>7082.64705882353</text:p>
          </table:table-cell>
          <table:table-cell office:value-type="float" office:value="43.2228970101233" calcext:value-type="float">
            <text:p>43.2228970101233</text:p>
          </table:table-cell>
          <table:table-cell office:value-type="float" office:value="0" calcext:value-type="float">
            <text:p>0</text:p>
          </table:table-cell>
          <table:table-cell office:value-type="float" office:value="7117.29411764706" calcext:value-type="float">
            <text:p>7117.29411764706</text:p>
          </table:table-cell>
          <table:table-cell office:value-type="float" office:value="41.8588194820403" calcext:value-type="float">
            <text:p>41.8588194820403</text:p>
          </table:table-cell>
          <table:table-cell table:style-name="ce7" office:value-type="float" office:value="0.235294117647059" calcext:value-type="float">
            <text:p>0.235294117647059</text:p>
          </table:table-cell>
          <table:table-cell table:style-name="ce7" office:value-type="float" office:value="392.294117647059" calcext:value-type="float">
            <text:p>392.294117647059</text:p>
          </table:table-cell>
          <table:table-cell table:style-name="ce7" office:value-type="float" office:value="159.629612598167" calcext:value-type="float">
            <text:p>159.629612598167</text:p>
          </table:table-cell>
          <table:table-cell office:value-type="float" office:value="0.147058823529412" calcext:value-type="float">
            <text:p>0.147058823529412</text:p>
          </table:table-cell>
          <table:table-cell office:value-type="float" office:value="795.176470588235" calcext:value-type="float">
            <text:p>795.176470588235</text:p>
          </table:table-cell>
          <table:table-cell office:value-type="float" office:value="117.214365581636" calcext:value-type="float">
            <text:p>117.214365581636</text:p>
          </table:table-cell>
          <table:table-cell table:number-columns-repeated="99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00" calcext:value-type="float">
            <text:p>500</text:p>
          </table:table-cell>
          <table:table-cell office:value-type="float" office:value="0.676470588235294" calcext:value-type="float">
            <text:p>0.67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158.507820987859" calcext:value-type="float">
            <text:p>158.507820987859</text:p>
          </table:table-cell>
          <table:table-cell office:value-type="float" office:value="0" calcext:value-type="float">
            <text:p>0</text:p>
          </table:table-cell>
          <table:table-cell office:value-type="float" office:value="1.70588235294118" calcext:value-type="float">
            <text:p>1.70588235294118</text:p>
          </table:table-cell>
          <table:table-cell office:value-type="float" office:value="5.96551724137931" calcext:value-type="float">
            <text:p>5.9655172413793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6.91674530774877" calcext:value-type="float">
            <text:p>6.91674530774877</text:p>
          </table:table-cell>
          <table:table-cell office:value-type="float" office:value="0" calcext:value-type="float">
            <text:p>0</text:p>
          </table:table-cell>
          <table:table-cell office:value-type="float" office:value="9279.29411764706" calcext:value-type="float">
            <text:p>9279.29411764706</text:p>
          </table:table-cell>
          <table:table-cell office:value-type="float" office:value="42.257136012242" calcext:value-type="float">
            <text:p>42.257136012242</text:p>
          </table:table-cell>
          <table:table-cell office:value-type="float" office:value="0" calcext:value-type="float">
            <text:p>0</text:p>
          </table:table-cell>
          <table:table-cell office:value-type="float" office:value="9810.52941176471" calcext:value-type="float">
            <text:p>9810.52941176471</text:p>
          </table:table-cell>
          <table:table-cell office:value-type="float" office:value="43.4757982089924" calcext:value-type="float">
            <text:p>43.4757982089924</text:p>
          </table:table-cell>
          <table:table-cell office:value-type="float" office:value="0" calcext:value-type="float">
            <text:p>0</text:p>
          </table:table-cell>
          <table:table-cell office:value-type="float" office:value="7343.58823529412" calcext:value-type="float">
            <text:p>7343.58823529412</text:p>
          </table:table-cell>
          <table:table-cell office:value-type="float" office:value="44.5888527558098" calcext:value-type="float">
            <text:p>44.5888527558098</text:p>
          </table:table-cell>
          <table:table-cell office:value-type="float" office:value="0" calcext:value-type="float">
            <text:p>0</text:p>
          </table:table-cell>
          <table:table-cell office:value-type="float" office:value="7212.70588235294" calcext:value-type="float">
            <text:p>7212.70588235294</text:p>
          </table:table-cell>
          <table:table-cell office:value-type="float" office:value="53.5174922512395" calcext:value-type="float">
            <text:p>53.5174922512395</text:p>
          </table:table-cell>
          <table:table-cell table:style-name="ce7" office:value-type="float" office:value="0.235294117647059" calcext:value-type="float">
            <text:p>0.235294117647059</text:p>
          </table:table-cell>
          <table:table-cell table:style-name="ce7" office:value-type="float" office:value="423.294117647059" calcext:value-type="float">
            <text:p>423.294117647059</text:p>
          </table:table-cell>
          <table:table-cell table:style-name="ce7" office:value-type="float" office:value="143.304722576554" calcext:value-type="float">
            <text:p>143.304722576554</text:p>
          </table:table-cell>
          <table:table-cell office:value-type="float" office:value="0.1" calcext:value-type="float">
            <text:p>0.1</text:p>
          </table:table-cell>
          <table:table-cell office:value-type="float" office:value="678.352941176471" calcext:value-type="float">
            <text:p>678.352941176471</text:p>
          </table:table-cell>
          <table:table-cell office:value-type="float" office:value="138.495700465687" calcext:value-type="float">
            <text:p>138.495700465687</text:p>
          </table:table-cell>
          <table:table-cell table:number-columns-repeated="99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00" calcext:value-type="float">
            <text:p>500</text:p>
          </table:table-cell>
          <table:table-cell office:value-type="float" office:value="0.723529411764706" calcext:value-type="float">
            <text:p>0.723529411764706</text:p>
          </table:table-cell>
          <table:table-cell office:value-type="float" office:value="0" calcext:value-type="float">
            <text:p>0</text:p>
          </table:table-cell>
          <table:table-cell office:value-type="float" office:value="179.766219471029" calcext:value-type="float">
            <text:p>179.766219471029</text:p>
          </table:table-cell>
          <table:table-cell office:value-type="float" office:value="0" calcext:value-type="float">
            <text:p>0</text:p>
          </table:table-cell>
          <table:table-cell office:value-type="float" office:value="1.94117647058824" calcext:value-type="float">
            <text:p>1.94117647058824</text:p>
          </table:table-cell>
          <table:table-cell office:value-type="float" office:value="7.78787878787879" calcext:value-type="float">
            <text:p>7.7878787878787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1.1453926398145" calcext:value-type="float">
            <text:p>11.1453926398145</text:p>
          </table:table-cell>
          <table:table-cell office:value-type="float" office:value="0" calcext:value-type="float">
            <text:p>0</text:p>
          </table:table-cell>
          <table:table-cell office:value-type="float" office:value="9282.41176470588" calcext:value-type="float">
            <text:p>9282.41176470588</text:p>
          </table:table-cell>
          <table:table-cell office:value-type="float" office:value="49.7538003945938" calcext:value-type="float">
            <text:p>49.7538003945938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517.76470588235" calcext:value-type="float">
            <text:p>9517.76470588235</text:p>
          </table:table-cell>
          <table:table-cell office:value-type="float" office:value="47.8657665611566" calcext:value-type="float">
            <text:p>47.8657665611566</text:p>
          </table:table-cell>
          <table:table-cell office:value-type="float" office:value="0" calcext:value-type="float">
            <text:p>0</text:p>
          </table:table-cell>
          <table:table-cell office:value-type="float" office:value="7201.88235294118" calcext:value-type="float">
            <text:p>7201.88235294118</text:p>
          </table:table-cell>
          <table:table-cell office:value-type="float" office:value="49.5352732566988" calcext:value-type="float">
            <text:p>49.5352732566988</text:p>
          </table:table-cell>
          <table:table-cell office:value-type="float" office:value="0" calcext:value-type="float">
            <text:p>0</text:p>
          </table:table-cell>
          <table:table-cell office:value-type="float" office:value="6973.76470588235" calcext:value-type="float">
            <text:p>6973.76470588235</text:p>
          </table:table-cell>
          <table:table-cell office:value-type="float" office:value="49.9765742280337" calcext:value-type="float">
            <text:p>49.9765742280337</text:p>
          </table:table-cell>
          <table:table-cell table:style-name="ce7" office:value-type="float" office:value="0.258823529411765" calcext:value-type="float">
            <text:p>0.258823529411765</text:p>
          </table:table-cell>
          <table:table-cell table:style-name="ce7" office:value-type="float" office:value="321.647058823529" calcext:value-type="float">
            <text:p>321.647058823529</text:p>
          </table:table-cell>
          <table:table-cell table:style-name="ce7" office:value-type="float" office:value="161.28392993469" calcext:value-type="float">
            <text:p>161.28392993469</text:p>
          </table:table-cell>
          <table:table-cell office:value-type="float" office:value="0.117647058823529" calcext:value-type="float">
            <text:p>0.117647058823529</text:p>
          </table:table-cell>
          <table:table-cell office:value-type="float" office:value="635.058823529412" calcext:value-type="float">
            <text:p>635.058823529412</text:p>
          </table:table-cell>
          <table:table-cell office:value-type="float" office:value="109.975247454974" calcext:value-type="float">
            <text:p>109.975247454974</text:p>
          </table:table-cell>
          <table:table-cell table:number-columns-repeated="99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00" calcext:value-type="float">
            <text:p>500</text:p>
          </table:table-cell>
          <table:table-cell office:value-type="float" office:value="0.770588235294118" calcext:value-type="float">
            <text:p>0.77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166.055866087119" calcext:value-type="float">
            <text:p>166.055866087119</text:p>
          </table:table-cell>
          <table:table-cell office:value-type="float" office:value="0" calcext:value-type="float">
            <text:p>0</text:p>
          </table:table-cell>
          <table:table-cell office:value-type="float" office:value="1.94117647058824" calcext:value-type="float">
            <text:p>1.94117647058824</text:p>
          </table:table-cell>
          <table:table-cell office:value-type="float" office:value="10.6363636363636" calcext:value-type="float">
            <text:p>10.636363636363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3.767789373814" calcext:value-type="float">
            <text:p>13.767789373814</text:p>
          </table:table-cell>
          <table:table-cell office:value-type="float" office:value="0" calcext:value-type="float">
            <text:p>0</text:p>
          </table:table-cell>
          <table:table-cell office:value-type="float" office:value="9711.70588235294" calcext:value-type="float">
            <text:p>9711.70588235294</text:p>
          </table:table-cell>
          <table:table-cell office:value-type="float" office:value="32.0186674613898" calcext:value-type="float">
            <text:p>32.0186674613898</text:p>
          </table:table-cell>
          <table:table-cell office:value-type="float" office:value="0" calcext:value-type="float">
            <text:p>0</text:p>
          </table:table-cell>
          <table:table-cell office:value-type="float" office:value="9051.29411764706" calcext:value-type="float">
            <text:p>9051.29411764706</text:p>
          </table:table-cell>
          <table:table-cell office:value-type="float" office:value="38.8134360893217" calcext:value-type="float">
            <text:p>38.8134360893217</text:p>
          </table:table-cell>
          <table:table-cell office:value-type="float" office:value="0" calcext:value-type="float">
            <text:p>0</text:p>
          </table:table-cell>
          <table:table-cell office:value-type="float" office:value="6689.88235294118" calcext:value-type="float">
            <text:p>6689.88235294118</text:p>
          </table:table-cell>
          <table:table-cell office:value-type="float" office:value="45.9731595231238" calcext:value-type="float">
            <text:p>45.9731595231238</text:p>
          </table:table-cell>
          <table:table-cell office:value-type="float" office:value="0" calcext:value-type="float">
            <text:p>0</text:p>
          </table:table-cell>
          <table:table-cell office:value-type="float" office:value="7333.11764705882" calcext:value-type="float">
            <text:p>7333.11764705882</text:p>
          </table:table-cell>
          <table:table-cell office:value-type="float" office:value="48.8176205350411" calcext:value-type="float">
            <text:p>48.8176205350411</text:p>
          </table:table-cell>
          <table:table-cell table:style-name="ce7" office:value-type="float" office:value="0.217647058823529" calcext:value-type="float">
            <text:p>0.217647058823529</text:p>
          </table:table-cell>
          <table:table-cell table:style-name="ce7" office:value-type="float" office:value="376.941176470588" calcext:value-type="float">
            <text:p>376.941176470588</text:p>
          </table:table-cell>
          <table:table-cell table:style-name="ce7" office:value-type="float" office:value="140.064883959089" calcext:value-type="float">
            <text:p>140.064883959089</text:p>
          </table:table-cell>
          <table:table-cell office:value-type="float" office:value="0.105882352941176" calcext:value-type="float">
            <text:p>0.105882352941176</text:p>
          </table:table-cell>
          <table:table-cell office:value-type="float" office:value="675.058823529412" calcext:value-type="float">
            <text:p>675.058823529412</text:p>
          </table:table-cell>
          <table:table-cell office:value-type="float" office:value="121.597613592677" calcext:value-type="float">
            <text:p>121.597613592677</text:p>
          </table:table-cell>
          <table:table-cell table:number-columns-repeated="99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00" calcext:value-type="float">
            <text:p>500</text:p>
          </table:table-cell>
          <table:table-cell office:value-type="float" office:value="0.729411764705882" calcext:value-type="float">
            <text:p>0.72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170.022635634458" calcext:value-type="float">
            <text:p>170.022635634458</text:p>
          </table:table-cell>
          <table:table-cell office:value-type="float" office:value="0" calcext:value-type="float">
            <text:p>0</text:p>
          </table:table-cell>
          <table:table-cell office:value-type="float" office:value="1.64705882352941" calcext:value-type="float">
            <text:p>1.64705882352941</text:p>
          </table:table-cell>
          <table:table-cell office:value-type="float" office:value="11.5" calcext:value-type="float">
            <text:p>11.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.37060590001766" calcext:value-type="float">
            <text:p>7.37060590001766</text:p>
          </table:table-cell>
          <table:table-cell office:value-type="float" office:value="0" calcext:value-type="float">
            <text:p>0</text:p>
          </table:table-cell>
          <table:table-cell office:value-type="float" office:value="9480.70588235294" calcext:value-type="float">
            <text:p>9480.70588235294</text:p>
          </table:table-cell>
          <table:table-cell office:value-type="float" office:value="39.8128647178446" calcext:value-type="float">
            <text:p>39.8128647178446</text:p>
          </table:table-cell>
          <table:table-cell office:value-type="float" office:value="0" calcext:value-type="float">
            <text:p>0</text:p>
          </table:table-cell>
          <table:table-cell office:value-type="float" office:value="9129.23529411765" calcext:value-type="float">
            <text:p>9129.23529411765</text:p>
          </table:table-cell>
          <table:table-cell office:value-type="float" office:value="40.6676013561167" calcext:value-type="float">
            <text:p>40.6676013561167</text:p>
          </table:table-cell>
          <table:table-cell office:value-type="float" office:value="0" calcext:value-type="float">
            <text:p>0</text:p>
          </table:table-cell>
          <table:table-cell office:value-type="float" office:value="7536.88235294118" calcext:value-type="float">
            <text:p>7536.88235294118</text:p>
          </table:table-cell>
          <table:table-cell office:value-type="float" office:value="43.6732353639639" calcext:value-type="float">
            <text:p>43.6732353639639</text:p>
          </table:table-cell>
          <table:table-cell office:value-type="float" office:value="0" calcext:value-type="float">
            <text:p>0</text:p>
          </table:table-cell>
          <table:table-cell office:value-type="float" office:value="6920.58823529412" calcext:value-type="float">
            <text:p>6920.58823529412</text:p>
          </table:table-cell>
          <table:table-cell office:value-type="float" office:value="52.2772673814486" calcext:value-type="float">
            <text:p>52.2772673814486</text:p>
          </table:table-cell>
          <table:table-cell table:style-name="ce7" office:value-type="float" office:value="0.247058823529412" calcext:value-type="float">
            <text:p>0.247058823529412</text:p>
          </table:table-cell>
          <table:table-cell table:style-name="ce7" office:value-type="float" office:value="305.941176470588" calcext:value-type="float">
            <text:p>305.941176470588</text:p>
          </table:table-cell>
          <table:table-cell table:style-name="ce7" office:value-type="float" office:value="136.290896027996" calcext:value-type="float">
            <text:p>136.290896027996</text:p>
          </table:table-cell>
          <table:table-cell office:value-type="float" office:value="0.123529411764706" calcext:value-type="float">
            <text:p>0.123529411764706</text:p>
          </table:table-cell>
          <table:table-cell office:value-type="float" office:value="711.647058823529" calcext:value-type="float">
            <text:p>711.647058823529</text:p>
          </table:table-cell>
          <table:table-cell office:value-type="float" office:value="107.573467387314" calcext:value-type="float">
            <text:p>107.573467387314</text:p>
          </table:table-cell>
          <table:table-cell table:number-columns-repeated="99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00" calcext:value-type="float">
            <text:p>500</text:p>
          </table:table-cell>
          <table:table-cell office:value-type="float" office:value="0.629411764705882" calcext:value-type="float">
            <text:p>0.62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162.333140139369" calcext:value-type="float">
            <text:p>162.333140139369</text:p>
          </table:table-cell>
          <table:table-cell office:value-type="float" office:value="0" calcext:value-type="float">
            <text:p>0</text:p>
          </table:table-cell>
          <table:table-cell office:value-type="float" office:value="1.76470588235294" calcext:value-type="float">
            <text:p>1.76470588235294</text:p>
          </table:table-cell>
          <table:table-cell office:value-type="float" office:value="8.63333333333333" calcext:value-type="float">
            <text:p>8.6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.34399315281668" calcext:value-type="float">
            <text:p>7.34399315281668</text:p>
          </table:table-cell>
          <table:table-cell office:value-type="float" office:value="0" calcext:value-type="float">
            <text:p>0</text:p>
          </table:table-cell>
          <table:table-cell office:value-type="float" office:value="9936.70588235294" calcext:value-type="float">
            <text:p>9936.70588235294</text:p>
          </table:table-cell>
          <table:table-cell office:value-type="float" office:value="38.7193131942284" calcext:value-type="float">
            <text:p>38.7193131942284</text:p>
          </table:table-cell>
          <table:table-cell office:value-type="float" office:value="0" calcext:value-type="float">
            <text:p>0</text:p>
          </table:table-cell>
          <table:table-cell office:value-type="float" office:value="9530.52941176471" calcext:value-type="float">
            <text:p>9530.52941176471</text:p>
          </table:table-cell>
          <table:table-cell office:value-type="float" office:value="36.1091741230803" calcext:value-type="float">
            <text:p>36.1091741230803</text:p>
          </table:table-cell>
          <table:table-cell office:value-type="float" office:value="0" calcext:value-type="float">
            <text:p>0</text:p>
          </table:table-cell>
          <table:table-cell office:value-type="float" office:value="6769.17647058824" calcext:value-type="float">
            <text:p>6769.17647058824</text:p>
          </table:table-cell>
          <table:table-cell office:value-type="float" office:value="49.391668679535" calcext:value-type="float">
            <text:p>49.391668679535</text:p>
          </table:table-cell>
          <table:table-cell office:value-type="float" office:value="0" calcext:value-type="float">
            <text:p>0</text:p>
          </table:table-cell>
          <table:table-cell office:value-type="float" office:value="7030.76470588235" calcext:value-type="float">
            <text:p>7030.76470588235</text:p>
          </table:table-cell>
          <table:table-cell office:value-type="float" office:value="52.7122570458789" calcext:value-type="float">
            <text:p>52.7122570458789</text:p>
          </table:table-cell>
          <table:table-cell table:style-name="ce7" office:value-type="float" office:value="0.170588235294118" calcext:value-type="float">
            <text:p>0.170588235294118</text:p>
          </table:table-cell>
          <table:table-cell table:style-name="ce7" office:value-type="float" office:value="379.764705882353" calcext:value-type="float">
            <text:p>379.764705882353</text:p>
          </table:table-cell>
          <table:table-cell table:style-name="ce7" office:value-type="float" office:value="136.334796438583" calcext:value-type="float">
            <text:p>136.334796438583</text:p>
          </table:table-cell>
          <table:table-cell office:value-type="float" office:value="0.147058823529412" calcext:value-type="float">
            <text:p>0.147058823529412</text:p>
          </table:table-cell>
          <table:table-cell office:value-type="float" office:value="716.529411764706" calcext:value-type="float">
            <text:p>716.529411764706</text:p>
          </table:table-cell>
          <table:table-cell office:value-type="float" office:value="141.404920723235" calcext:value-type="float">
            <text:p>141.404920723235</text:p>
          </table:table-cell>
          <table:table-cell table:number-columns-repeated="99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00" calcext:value-type="float">
            <text:p>500</text:p>
          </table:table-cell>
          <table:table-cell office:value-type="float" office:value="0.782352941176471" calcext:value-type="float">
            <text:p>0.782352941176471</text:p>
          </table:table-cell>
          <table:table-cell office:value-type="float" office:value="0" calcext:value-type="float">
            <text:p>0</text:p>
          </table:table-cell>
          <table:table-cell office:value-type="float" office:value="171.298138125018" calcext:value-type="float">
            <text:p>171.298138125018</text:p>
          </table:table-cell>
          <table:table-cell office:value-type="float" office:value="0" calcext:value-type="float">
            <text:p>0</text:p>
          </table:table-cell>
          <table:table-cell office:value-type="float" office:value="1.76470588235294" calcext:value-type="float">
            <text:p>1.76470588235294</text:p>
          </table:table-cell>
          <table:table-cell office:value-type="float" office:value="6.76666666666667" calcext:value-type="float">
            <text:p>6.7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8.27458761282291" calcext:value-type="float">
            <text:p>8.27458761282291</text:p>
          </table:table-cell>
          <table:table-cell office:value-type="float" office:value="0" calcext:value-type="float">
            <text:p>0</text:p>
          </table:table-cell>
          <table:table-cell office:value-type="float" office:value="9189.23529411765" calcext:value-type="float">
            <text:p>9189.23529411765</text:p>
          </table:table-cell>
          <table:table-cell office:value-type="float" office:value="47.8895127006047" calcext:value-type="float">
            <text:p>47.8895127006047</text:p>
          </table:table-cell>
          <table:table-cell office:value-type="float" office:value="0" calcext:value-type="float">
            <text:p>0</text:p>
          </table:table-cell>
          <table:table-cell office:value-type="float" office:value="8822.29411764706" calcext:value-type="float">
            <text:p>8822.29411764706</text:p>
          </table:table-cell>
          <table:table-cell office:value-type="float" office:value="46.6505246163638" calcext:value-type="float">
            <text:p>46.6505246163638</text:p>
          </table:table-cell>
          <table:table-cell office:value-type="float" office:value="0" calcext:value-type="float">
            <text:p>0</text:p>
          </table:table-cell>
          <table:table-cell office:value-type="float" office:value="7232.94117647059" calcext:value-type="float">
            <text:p>7232.94117647059</text:p>
          </table:table-cell>
          <table:table-cell office:value-type="float" office:value="51.4579597213802" calcext:value-type="float">
            <text:p>51.4579597213802</text:p>
          </table:table-cell>
          <table:table-cell office:value-type="float" office:value="0" calcext:value-type="float">
            <text:p>0</text:p>
          </table:table-cell>
          <table:table-cell office:value-type="float" office:value="7081.23529411765" calcext:value-type="float">
            <text:p>7081.23529411765</text:p>
          </table:table-cell>
          <table:table-cell office:value-type="float" office:value="57.8694919098575" calcext:value-type="float">
            <text:p>57.8694919098575</text:p>
          </table:table-cell>
          <table:table-cell table:style-name="ce7" office:value-type="float" office:value="0.164705882352941" calcext:value-type="float">
            <text:p>0.164705882352941</text:p>
          </table:table-cell>
          <table:table-cell table:style-name="ce7" office:value-type="float" office:value="377.705882352941" calcext:value-type="float">
            <text:p>377.705882352941</text:p>
          </table:table-cell>
          <table:table-cell table:style-name="ce7" office:value-type="float" office:value="147.400682382757" calcext:value-type="float">
            <text:p>147.400682382757</text:p>
          </table:table-cell>
          <table:table-cell office:value-type="float" office:value="0.111764705882353" calcext:value-type="float">
            <text:p>0.111764705882353</text:p>
          </table:table-cell>
          <table:table-cell office:value-type="float" office:value="601.176470588235" calcext:value-type="float">
            <text:p>601.176470588235</text:p>
          </table:table-cell>
          <table:table-cell office:value-type="float" office:value="132.248596252636" calcext:value-type="float">
            <text:p>132.248596252636</text:p>
          </table:table-cell>
          <table:table-cell table:number-columns-repeated="99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Residue AVG</text:p>
          </table:table-cell>
          <table:table-cell table:style-name="ce6" office:value-type="string" calcext:value-type="string">
            <text:p>NonCom</text:p>
          </table:table-cell>
          <table:table-cell table:style-name="ce6" office:value-type="string" calcext:value-type="string">
            <text:p><text:span text:style-name="T5">NonCom </text:span>avg_traffic</text:p>
          </table:table-cell>
          <table:table-cell table:style-name="ce6" office:value-type="string" calcext:value-type="string">
            <text:p><text:span text:style-name="T5">NonCom </text:span>t_avgs</text:p>
          </table:table-cell>
          <table:table-cell table:style-name="ce6" office:value-type="string" calcext:value-type="string">
            <text:p>BB</text:p>
          </table:table-cell>
          <table:table-cell table:style-name="ce6" office:value-type="string" calcext:value-type="string">
            <text:p><text:span text:style-name="T5">BB </text:span>avg_traffic</text:p>
          </table:table-cell>
          <table:table-cell table:style-name="ce6" office:value-type="string" calcext:value-type="string">
            <text:p><text:span text:style-name="T5">BB</text:span> t_avgs</text:p>
          </table:table-cell>
          <table:table-cell table:style-name="ce6" office:value-type="string" calcext:value-type="string">
            <text:p>DM</text:p>
          </table:table-cell>
          <table:table-cell table:style-name="ce6" office:value-type="string" calcext:value-type="string">
            <text:p><text:span text:style-name="T5">DM</text:span> avg_traffic</text:p>
          </table:table-cell>
          <table:table-cell table:style-name="ce6" office:value-type="string" calcext:value-type="string">
            <text:p><text:span text:style-name="T5">DM </text:span>t_avgs</text:p>
          </table:table-cell>
          <table:table-cell table:style-name="ce6" office:value-type="string" calcext:value-type="string">
            <text:p>AEn PUSH</text:p>
          </table:table-cell>
          <table:table-cell table:style-name="ce6" office:value-type="string" calcext:value-type="string">
            <text:p><text:span text:style-name="T5">AE PUSH </text:span><text:span text:style-name="T6">avg_traffic</text:span></text:p>
          </table:table-cell>
          <table:table-cell table:style-name="ce6" office:value-type="string" calcext:value-type="string">
            <text:p><text:span text:style-name="T5">AE PUSH </text:span>t_avgs</text:p>
          </table:table-cell>
          <table:table-cell table:style-name="ce6" office:value-type="string" calcext:value-type="string">
            <text:p>AEn PULL</text:p>
          </table:table-cell>
          <table:table-cell table:style-name="ce6" office:value-type="string" calcext:value-type="string">
            <text:p><text:span text:style-name="T5">AE PULL </text:span>avg_traffic</text:p>
          </table:table-cell>
          <table:table-cell table:style-name="ce6" office:value-type="string" calcext:value-type="string">
            <text:p><text:span text:style-name="T5">AE PULL </text:span>t_avgs</text:p>
          </table:table-cell>
          <table:table-cell table:style-name="ce6" office:value-type="string" calcext:value-type="string">
            <text:p>AE1 PUSH</text:p>
          </table:table-cell>
          <table:table-cell table:style-name="ce6" office:value-type="string" calcext:value-type="string">
            <text:p><text:span text:style-name="T5">AE 1-PUSH </text:span>avg_traffic</text:p>
          </table:table-cell>
          <table:table-cell table:style-name="ce6" office:value-type="string" calcext:value-type="string">
            <text:p><text:span text:style-name="T5">AE 1-PUSH </text:span>t_avgs</text:p>
          </table:table-cell>
          <table:table-cell table:style-name="ce6" office:value-type="string" calcext:value-type="string">
            <text:p>AE1 PULL</text:p>
          </table:table-cell>
          <table:table-cell table:style-name="ce6" office:value-type="string" calcext:value-type="string">
            <text:p><text:span text:style-name="T5">AE 1-PULL </text:span>avg_traffic</text:p>
          </table:table-cell>
          <table:table-cell table:style-name="ce6" office:value-type="string" calcext:value-type="string">
            <text:p><text:span text:style-name="T5">AE 1-PULL </text:span>t_avgs</text:p>
          </table:table-cell>
          <table:table-cell table:style-name="ce1" office:value-type="string" calcext:value-type="string">
            <text:p>RS (k=5)</text:p>
          </table:table-cell>
          <table:table-cell table:number-columns-repeated="2"/>
          <table:table-cell table:style-name="ce1" office:value-type="string" calcext:value-type="string">
            <text:p>RS (k=10)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9" table:formula="of:=AVERAGE([.C2:.C21])" office:value-type="float" office:value="0.999279123414071" calcext:value-type="float">
            <text:p>0.9993</text:p>
          </table:table-cell>
          <table:table-cell table:style-name="ce9" table:formula="of:=AVERAGE([.D2:.D21])" office:value-type="float" office:value="0" calcext:value-type="float">
            <text:p>0.0000</text:p>
          </table:table-cell>
          <table:table-cell table:style-name="ce9" table:formula="of:=AVERAGE([.E2:.E21])" office:value-type="float" office:value="19.7694866113975" calcext:value-type="float">
            <text:p>19.7695</text:p>
          </table:table-cell>
          <table:table-cell table:style-name="ce9" table:formula="of:=AVERAGE([.F2:.F21])" office:value-type="float" office:value="0.341666666666667" calcext:value-type="float">
            <text:p>0.3417</text:p>
          </table:table-cell>
          <table:table-cell table:style-name="ce9" table:formula="of:=AVERAGE([.G2:.G21])" office:value-type="float" office:value="17.3529411764706" calcext:value-type="float">
            <text:p>17.3529</text:p>
          </table:table-cell>
          <table:table-cell table:style-name="ce9" table:formula="of:=AVERAGE([.H2:.H21])" office:value-type="float" office:value="4.92076860663146" calcext:value-type="float">
            <text:p>4.9208</text:p>
          </table:table-cell>
          <table:table-cell table:style-name="ce9" table:formula="of:=AVERAGE([.I2:.I21])" office:value-type="float" office:value="0.344348327566321" calcext:value-type="float">
            <text:p>0.3443</text:p>
          </table:table-cell>
          <table:table-cell table:style-name="ce9" table:formula="of:=AVERAGE([.J2:.J21])" office:value-type="float" office:value="295.15" calcext:value-type="float">
            <text:p>295.1500</text:p>
          </table:table-cell>
          <table:table-cell table:style-name="ce9"/>
          <table:table-cell table:style-name="ce9" table:formula="of:=AVERAGE([.L2:.L21])" office:value-type="float" office:value="0.693771626297578" calcext:value-type="float">
            <text:p>0.6938</text:p>
          </table:table-cell>
          <table:table-cell table:style-name="ce9" table:number-columns-repeated="2"/>
          <table:table-cell table:style-name="ce9" table:formula="of:=AVERAGE([.O2:.O21])" office:value-type="float" office:value="0.672433679354095" calcext:value-type="float">
            <text:p>0.6724</text:p>
          </table:table-cell>
          <table:table-cell table:style-name="ce9" table:number-columns-repeated="2"/>
          <table:table-cell table:style-name="ce9" table:formula="of:=AVERAGE([.R2:.R21])" office:value-type="float" office:value="0.707987312572088" calcext:value-type="float">
            <text:p>0.7080</text:p>
          </table:table-cell>
          <table:table-cell table:style-name="ce9" table:number-columns-repeated="2"/>
          <table:table-cell table:style-name="ce9" table:formula="of:=AVERAGE([.U2:.U21])" office:value-type="float" office:value="0.681026528258362" calcext:value-type="float">
            <text:p>0.6810</text:p>
          </table:table-cell>
          <table:table-cell table:style-name="ce9" table:number-columns-repeated="2"/>
          <table:table-cell table:style-name="ce9" table:formula="of:=AVERAGE([.X2:.X21])" office:value-type="float" office:value="0.879584775086505" calcext:value-type="float">
            <text:p>0.8796</text:p>
          </table:table-cell>
          <table:table-cell table:number-columns-repeated="2"/>
          <table:table-cell table:style-name="ce9" table:formula="of:=AVERAGE([.AA2:.AA21])" office:value-type="float" office:value="0.774884659746251" calcext:value-type="float">
            <text:p>0.7749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9" table:formula="of:=AVERAGE([.C22:.C41])" office:value-type="float" office:value="0.993823529411764" calcext:value-type="float">
            <text:p>0.9938</text:p>
          </table:table-cell>
          <table:table-cell table:style-name="ce9" table:formula="of:=AVERAGE([.D22:.D41])" office:value-type="float" office:value="0" calcext:value-type="float">
            <text:p>0.0000</text:p>
          </table:table-cell>
          <table:table-cell table:style-name="ce9" table:formula="of:=AVERAGE([.E22:.E41])" office:value-type="float" office:value="39.7909684165179" calcext:value-type="float">
            <text:p>39.7910</text:p>
          </table:table-cell>
          <table:table-cell table:style-name="ce9" table:formula="of:=AVERAGE([.F22:.F41])" office:value-type="float" office:value="0.035" calcext:value-type="float">
            <text:p>0.0350</text:p>
          </table:table-cell>
          <table:table-cell table:style-name="ce9" table:formula="of:=AVERAGE([.G22:.G41])" office:value-type="float" office:value="8.8764705882353" calcext:value-type="float">
            <text:p>8.8765</text:p>
          </table:table-cell>
          <table:table-cell table:style-name="ce9" table:formula="of:=AVERAGE([.H22:.H41])" office:value-type="float" office:value="6.60678572109987" calcext:value-type="float">
            <text:p>6.6068</text:p>
          </table:table-cell>
          <table:table-cell table:style-name="ce9" table:formula="of:=AVERAGE([.I22:.I41])" office:value-type="float" office:value="0.0368823529411765" calcext:value-type="float">
            <text:p>0.0369</text:p>
          </table:table-cell>
          <table:table-cell table:style-name="ce9" table:formula="of:=AVERAGE([.J22:.J41])" office:value-type="float" office:value="148.3" calcext:value-type="float">
            <text:p>148.3000</text:p>
          </table:table-cell>
          <table:table-cell table:style-name="ce9"/>
          <table:table-cell table:style-name="ce9" table:formula="of:=AVERAGE([.L22:.L41])" office:value-type="float" office:value="0.258" calcext:value-type="float">
            <text:p>0.2580</text:p>
          </table:table-cell>
          <table:table-cell table:style-name="ce9" table:number-columns-repeated="2"/>
          <table:table-cell table:style-name="ce9" table:formula="of:=AVERAGE([.O22:.O41])" office:value-type="float" office:value="0.247647058823529" calcext:value-type="float">
            <text:p>0.2476</text:p>
          </table:table-cell>
          <table:table-cell table:style-name="ce9" table:number-columns-repeated="2"/>
          <table:table-cell table:style-name="ce9" table:formula="of:=AVERAGE([.R22:.R41])" office:value-type="float" office:value="0.268588235294118" calcext:value-type="float">
            <text:p>0.2686</text:p>
          </table:table-cell>
          <table:table-cell table:style-name="ce9" table:number-columns-repeated="2"/>
          <table:table-cell table:style-name="ce9" table:formula="of:=AVERAGE([.U22:.U41])" office:value-type="float" office:value="0.252764705882353" calcext:value-type="float">
            <text:p>0.2528</text:p>
          </table:table-cell>
          <table:table-cell table:style-name="ce9" table:number-columns-repeated="2"/>
          <table:table-cell table:style-name="ce9" table:formula="of:=AVERAGE([.X22:.X41])" office:value-type="float" office:value="0.617352941176471" calcext:value-type="float">
            <text:p>0.6174</text:p>
          </table:table-cell>
          <table:table-cell table:number-columns-repeated="2"/>
          <table:table-cell table:style-name="ce9" table:formula="of:=AVERAGE([.AA22:.AA41])" office:value-type="float" office:value="0.440294117647059" calcext:value-type="float">
            <text:p>0.4403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style-name="ce9" table:formula="of:=AVERAGE([.C42:.C61])" office:value-type="float" office:value="0.922205882352941" calcext:value-type="float">
            <text:p>0.9222</text:p>
          </table:table-cell>
          <table:table-cell table:style-name="ce9" table:formula="of:=AVERAGE([.D42:.D61])" office:value-type="float" office:value="0" calcext:value-type="float">
            <text:p>0.0000</text:p>
          </table:table-cell>
          <table:table-cell table:style-name="ce9" table:formula="of:=AVERAGE([.E42:.E61])" office:value-type="float" office:value="92.4188316906979" calcext:value-type="float">
            <text:p>92.4188</text:p>
          </table:table-cell>
          <table:table-cell table:style-name="ce9" table:formula="of:=AVERAGE([.F42:.F61])" office:value-type="float" office:value="0" calcext:value-type="float">
            <text:p>0.0000</text:p>
          </table:table-cell>
          <table:table-cell table:style-name="ce9" table:formula="of:=AVERAGE([.G42:.G61])" office:value-type="float" office:value="3.57058823529412" calcext:value-type="float">
            <text:p>3.5706</text:p>
          </table:table-cell>
          <table:table-cell table:style-name="ce9" table:formula="of:=AVERAGE([.H42:.H61])" office:value-type="float" office:value="7.30001383105051" calcext:value-type="float">
            <text:p>7.3000</text:p>
          </table:table-cell>
          <table:table-cell table:style-name="ce9" table:formula="of:=AVERAGE([.I42:.I61])" office:value-type="float" office:value="0" calcext:value-type="float">
            <text:p>0.0000</text:p>
          </table:table-cell>
          <table:table-cell table:style-name="ce9" table:formula="of:=AVERAGE([.J42:.J61])" office:value-type="float" office:value="63.45" calcext:value-type="float">
            <text:p>63.4500</text:p>
          </table:table-cell>
          <table:table-cell table:style-name="ce9"/>
          <table:table-cell table:style-name="ce9" table:formula="of:=AVERAGE([.L42:.L61])" office:value-type="float" office:value="0.0135294117647059" calcext:value-type="float">
            <text:p>0.0135</text:p>
          </table:table-cell>
          <table:table-cell table:style-name="ce9" table:number-columns-repeated="2"/>
          <table:table-cell table:style-name="ce9" table:formula="of:=AVERAGE([.O42:.O61])" office:value-type="float" office:value="0.0133823529411765" calcext:value-type="float">
            <text:p>0.0134</text:p>
          </table:table-cell>
          <table:table-cell table:style-name="ce9" table:number-columns-repeated="2"/>
          <table:table-cell table:style-name="ce9" table:formula="of:=AVERAGE([.R42:.R61])" office:value-type="float" office:value="0.0163235294117647" calcext:value-type="float">
            <text:p>0.0163</text:p>
          </table:table-cell>
          <table:table-cell table:style-name="ce9" table:number-columns-repeated="2"/>
          <table:table-cell table:style-name="ce9" table:formula="of:=AVERAGE([.U42:.U61])" office:value-type="float" office:value="0.0157352941176471" calcext:value-type="float">
            <text:p>0.0157</text:p>
          </table:table-cell>
          <table:table-cell table:style-name="ce9" table:number-columns-repeated="2"/>
          <table:table-cell table:style-name="ce9" table:formula="of:=AVERAGE([.X42:.X61])" office:value-type="float" office:value="0.383676470588235" calcext:value-type="float">
            <text:p>0.3837</text:p>
          </table:table-cell>
          <table:table-cell table:number-columns-repeated="2"/>
          <table:table-cell table:style-name="ce9" table:formula="of:=AVERAGE([.AA42:.AA61])" office:value-type="float" office:value="0.235147058823529" calcext:value-type="float">
            <text:p>0.2351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ce9" table:formula="of:=AVERAGE([.C62:.C81])" office:value-type="float" office:value="0.718235294117647" calcext:value-type="float">
            <text:p>0.7182</text:p>
          </table:table-cell>
          <table:table-cell table:style-name="ce9" table:formula="of:=AVERAGE([.D62:.D81])" office:value-type="float" office:value="0" calcext:value-type="float">
            <text:p>0.0000</text:p>
          </table:table-cell>
          <table:table-cell table:style-name="ce9" table:formula="of:=AVERAGE([.E62:.E81])" office:value-type="float" office:value="163.393430789839" calcext:value-type="float">
            <text:p>163.3934</text:p>
          </table:table-cell>
          <table:table-cell table:style-name="ce9" table:formula="of:=AVERAGE([.F62:.F81])" office:value-type="float" office:value="0" calcext:value-type="float">
            <text:p>0.0000</text:p>
          </table:table-cell>
          <table:table-cell table:style-name="ce9" table:formula="of:=AVERAGE([.G62:.G81])" office:value-type="float" office:value="1.84117647058824" calcext:value-type="float">
            <text:p>1.8412</text:p>
          </table:table-cell>
          <table:table-cell table:style-name="ce9" table:formula="of:=AVERAGE([.H62:.H81])" office:value-type="float" office:value="8.32664874088956" calcext:value-type="float">
            <text:p>8.3266</text:p>
          </table:table-cell>
          <table:table-cell table:style-name="ce9" table:formula="of:=AVERAGE([.I62:.I81])" office:value-type="float" office:value="0" calcext:value-type="float">
            <text:p>0.0000</text:p>
          </table:table-cell>
          <table:table-cell table:style-name="ce9" table:formula="of:=AVERAGE([.J62:.J81])" office:value-type="float" office:value="32.85" calcext:value-type="float">
            <text:p>32.8500</text:p>
          </table:table-cell>
          <table:table-cell table:style-name="ce9"/>
          <table:table-cell table:style-name="ce9" table:formula="of:=AVERAGE([.L62:.L81])" office:value-type="float" office:value="0.000588235294117647" calcext:value-type="float">
            <text:p>0.0006</text:p>
          </table:table-cell>
          <table:table-cell table:style-name="ce9" table:number-columns-repeated="2"/>
          <table:table-cell table:style-name="ce9" table:formula="of:=AVERAGE([.O62:.O81])" office:value-type="float" office:value="0.000294117647058823" calcext:value-type="float">
            <text:p>0.0003</text:p>
          </table:table-cell>
          <table:table-cell table:style-name="ce9" table:number-columns-repeated="2"/>
          <table:table-cell table:style-name="ce9" table:formula="of:=AVERAGE([.R62:.R81])" office:value-type="float" office:value="0.000588235294117647" calcext:value-type="float">
            <text:p>0.0006</text:p>
          </table:table-cell>
          <table:table-cell table:style-name="ce9" table:number-columns-repeated="2"/>
          <table:table-cell table:style-name="ce9" table:formula="of:=AVERAGE([.U62:.U81])" office:value-type="float" office:value="0" calcext:value-type="float">
            <text:p>0.0000</text:p>
          </table:table-cell>
          <table:table-cell table:style-name="ce9" table:number-columns-repeated="2"/>
          <table:table-cell table:style-name="ce9" table:formula="of:=AVERAGE([.X62:.X81])" office:value-type="float" office:value="0.221470588235294" calcext:value-type="float">
            <text:p>0.2215</text:p>
          </table:table-cell>
          <table:table-cell table:number-columns-repeated="2"/>
          <table:table-cell table:style-name="ce9" table:formula="of:=AVERAGE([.AA62:.AA81])" office:value-type="float" office:value="0.122058823529412" calcext:value-type="float">
            <text:p>0.1221</text:p>
          </table:table-cell>
          <table:table-cell table:number-columns-repeated="997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affic" table:style-name="ta1">
        <table:shapes>
          <draw:frame draw:z-index="0" draw:style-name="gr1" draw:text-style-name="P1" svg:width="26.442cm" svg:height="14.873cm" svg:x="0cm" svg:y="41.757cm">
            <draw:object draw:notify-on-update-of-ranges="Traffic.B87:Traffic.B90 Traffic.D86:Traffic.D86 Traffic.D87:Traffic.D90 Traffic.B87:Traffic.B90 Traffic.G86:Traffic.G86 Traffic.G87:Traffic.G90 Traffic.B87:Traffic.B90 Traffic.J86:Traffic.J86 Traffic.J87:Traffic.J90 Traffic.B87:Traffic.B90 Traffic.M86:Traffic.M86 Traffic.M87:Traffic.M90 Traffic.B87:Traffic.B90 Traffic.P86:Traffic.P86 Traffic.P87:Traffic.P90 Traffic.B87:Traffic.B90 Traffic.S86:Traffic.S86 Traffic.S87:Traffic.S90 Traffic.B87:Traffic.B90 Traffic.V86:Traffic.V86 Traffic.V87:Traffic.V90 Traffic.B87:Traffic.B90 Traffic.Y86:Traffic.Y86 Traffic.Y87:Traffic.Y90 Traffic.B87:Traffic.B90 Traffic.AB86:Traffic.AB86 Traffic.AB87:Traffic.AB9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7"/>
        <table:table-column table:style-name="co2" table:default-cell-style-name="ce7"/>
        <table:table-column table:style-name="co3" table:visibility="collapse" table:default-cell-style-name="ce7"/>
        <table:table-column table:style-name="co4" table:default-cell-style-name="ce7"/>
        <table:table-column table:style-name="co3" table:visibility="collapse" table:default-cell-style-name="ce7"/>
        <table:table-column table:style-name="co5" table:visibility="collapse" table:default-cell-style-name="ce7"/>
        <table:table-column table:style-name="co6" table:default-cell-style-name="ce7"/>
        <table:table-column table:style-name="co3" table:visibility="collapse" table:default-cell-style-name="ce7"/>
        <table:table-column table:style-name="co5" table:visibility="collapse" table:default-cell-style-name="ce7"/>
        <table:table-column table:style-name="co7" table:default-cell-style-name="ce7"/>
        <table:table-column table:style-name="co3" table:visibility="collapse" table:default-cell-style-name="ce7"/>
        <table:table-column table:style-name="co5" table:visibility="collapse" table:default-cell-style-name="ce7"/>
        <table:table-column table:style-name="co6" table:default-cell-style-name="ce7"/>
        <table:table-column table:style-name="co3" table:visibility="collapse" table:default-cell-style-name="ce7"/>
        <table:table-column table:style-name="co5" table:visibility="collapse" table:default-cell-style-name="ce7"/>
        <table:table-column table:style-name="co3" table:default-cell-style-name="ce7"/>
        <table:table-column table:style-name="co3" table:visibility="collapse" table:default-cell-style-name="ce7"/>
        <table:table-column table:style-name="co5" table:visibility="collapse" table:default-cell-style-name="ce7"/>
        <table:table-column table:style-name="co6" table:default-cell-style-name="ce7"/>
        <table:table-column table:style-name="co3" table:visibility="collapse" table:default-cell-style-name="ce7"/>
        <table:table-column table:style-name="co5" table:visibility="collapse" table:default-cell-style-name="ce7"/>
        <table:table-column table:style-name="co3" table:default-cell-style-name="ce7"/>
        <table:table-column table:style-name="co3" table:visibility="collapse" table:default-cell-style-name="ce7"/>
        <table:table-column table:style-name="co5" table:visibility="collapse" table:default-cell-style-name="Default"/>
        <table:table-column table:style-name="co6" table:default-cell-style-name="Default"/>
        <table:table-column table:style-name="co3" table:visibility="collapse" table:default-cell-style-name="Default"/>
        <table:table-column table:style-name="co8" table:visibility="collapse" table:default-cell-style-name="ce7"/>
        <table:table-column table:style-name="co8" table:default-cell-style-name="ce7"/>
        <table:table-column table:style-name="co8" table:visibility="collapse" table:default-cell-style-name="ce7"/>
        <table:table-column table:style-name="co8" table:number-columns-repeated="995" table:default-cell-style-name="ce7"/>
        <table:table-row table:style-name="ro1">
          <table:table-cell table:style-name="ce6" office:value-type="string" calcext:value-type="string">
            <text:p>int(self)</text:p>
          </table:table-cell>
          <table:table-cell table:style-name="ce6" office:value-type="string" calcext:value-type="string">
            <text:p>disturbance_cycles</text:p>
          </table:table-cell>
          <table:table-cell office:value-type="string" calcext:value-type="string">
            <text:p><text:span text:style-name="T1">NonCom R</text:span>esidue</text:p>
          </table:table-cell>
          <table:table-cell office:value-type="string" calcext:value-type="string">
            <text:p><text:span text:style-name="T1">NonCom </text:span>avg_traffic</text:p>
          </table:table-cell>
          <table:table-cell office:value-type="string" calcext:value-type="string">
            <text:p><text:span text:style-name="T1">NonCom </text:span>t_avgs</text:p>
          </table:table-cell>
          <table:table-cell office:value-type="string" calcext:value-type="string">
            <text:p><text:span text:style-name="T1">BB </text:span>Residue</text:p>
          </table:table-cell>
          <table:table-cell office:value-type="string" calcext:value-type="string">
            <text:p><text:span text:style-name="T1">BB </text:span>avg_traffic</text:p>
          </table:table-cell>
          <table:table-cell office:value-type="string" calcext:value-type="string">
            <text:p><text:span text:style-name="T1">BB</text:span> t_avgs</text:p>
          </table:table-cell>
          <table:table-cell office:value-type="string" calcext:value-type="string">
            <text:p><text:span text:style-name="T1">DM </text:span>Residue</text:p>
          </table:table-cell>
          <table:table-cell office:value-type="string" calcext:value-type="string">
            <text:p><text:span text:style-name="T1">DM</text:span> avg_traffic</text:p>
          </table:table-cell>
          <table:table-cell office:value-type="string" calcext:value-type="string">
            <text:p><text:span text:style-name="T1">DM </text:span>t_avgs</text:p>
          </table:table-cell>
          <table:table-cell office:value-type="string" calcext:value-type="string">
            <text:p><text:span text:style-name="T1">AE PUSH R</text:span>esidue</text:p>
          </table:table-cell>
          <table:table-cell office:value-type="string" calcext:value-type="string">
            <text:p><text:span text:style-name="T2">AE PUSH </text:span><text:span text:style-name="T3">avg_traffic</text:span></text:p>
          </table:table-cell>
          <table:table-cell office:value-type="string" calcext:value-type="string">
            <text:p><text:span text:style-name="T1">AE PUSH </text:span>t_avgs</text:p>
          </table:table-cell>
          <table:table-cell office:value-type="string" calcext:value-type="string">
            <text:p><text:span text:style-name="T1">AE PULL R</text:span>esidue</text:p>
          </table:table-cell>
          <table:table-cell office:value-type="string" calcext:value-type="string">
            <text:p><text:span text:style-name="T1">AE PULL </text:span>avg_traffic</text:p>
          </table:table-cell>
          <table:table-cell office:value-type="string" calcext:value-type="string">
            <text:p><text:span text:style-name="T1">AE PULL </text:span>t_avgs</text:p>
          </table:table-cell>
          <table:table-cell office:value-type="string" calcext:value-type="string">
            <text:p><text:span text:style-name="T1">AE 1-PUSH </text:span>Residue</text:p>
          </table:table-cell>
          <table:table-cell office:value-type="string" calcext:value-type="string">
            <text:p><text:span text:style-name="T1">AE 1-PUSH </text:span>avg_traffic</text:p>
          </table:table-cell>
          <table:table-cell office:value-type="string" calcext:value-type="string">
            <text:p><text:span text:style-name="T1">AE 1-PUSH </text:span>t_avgs</text:p>
          </table:table-cell>
          <table:table-cell office:value-type="string" calcext:value-type="string">
            <text:p><text:span text:style-name="T1">AE 1-PULL R</text:span>esidue</text:p>
          </table:table-cell>
          <table:table-cell office:value-type="string" calcext:value-type="string">
            <text:p><text:span text:style-name="T1">AE 1-PULL </text:span>avg_traffic</text:p>
          </table:table-cell>
          <table:table-cell office:value-type="string" calcext:value-type="string">
            <text:p><text:span text:style-name="T1">AE 1-PULL </text:span>t_avgs</text:p>
          </table:table-cell>
          <table:table-cell table:style-name="ce7" office:value-type="string" calcext:value-type="string">
            <text:p><text:span text:style-name="T4">Rumor5</text:span> Residue</text:p>
          </table:table-cell>
          <table:table-cell table:style-name="ce7" office:value-type="string" calcext:value-type="string">
            <text:p><text:span text:style-name="T1">Rumor5 </text:span>avg_traffic</text:p>
          </table:table-cell>
          <table:table-cell table:style-name="ce7" office:value-type="string" calcext:value-type="string">
            <text:p><text:span text:style-name="T1">Rumor5 </text:span>t_avgs</text:p>
          </table:table-cell>
          <table:table-cell office:value-type="string" calcext:value-type="string">
            <text:p><text:span text:style-name="T4">Rumor10</text:span> Residue</text:p>
          </table:table-cell>
          <table:table-cell office:value-type="string" calcext:value-type="string">
            <text:p><text:span text:style-name="T1">Rumor10 </text:span>avg_traffic</text:p>
          </table:table-cell>
          <table:table-cell office:value-type="string" calcext:value-type="string">
            <text:p><text:span text:style-name="T1">Rumor10 </text:span>t_avgs</text:p>
          </table:table-cell>
          <table:table-cell table:style-name="ce6" table:number-columns-repeated="987"/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2564137767481" calcext:value-type="float">
            <text:p>20.2564137767481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17.4705882352941" calcext:value-type="float">
            <text:p>17.4705882352941</text:p>
          </table:table-cell>
          <table:table-cell office:value-type="float" office:value="5.14814814814815" calcext:value-type="float">
            <text:p>5.14814814814815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301" calcext:value-type="float">
            <text:p>301</text:p>
          </table:table-cell>
          <table:table-cell office:value-type="float" office:value="5.28546134172733" calcext:value-type="float">
            <text:p>5.28546134172733</text:p>
          </table:table-cell>
          <table:table-cell office:value-type="float" office:value="0.693771626297578" calcext:value-type="float">
            <text:p>0.693771626297578</text:p>
          </table:table-cell>
          <table:table-cell office:value-type="float" office:value="7041.88235294118" calcext:value-type="float">
            <text:p>7041.88235294118</text:p>
          </table:table-cell>
          <table:table-cell office:value-type="float" office:value="16.7551977287285" calcext:value-type="float">
            <text:p>16.7551977287285</text:p>
          </table:table-cell>
          <table:table-cell office:value-type="float" office:value="0.69838523644752" calcext:value-type="float">
            <text:p>0.69838523644752</text:p>
          </table:table-cell>
          <table:table-cell office:value-type="float" office:value="6663.64705882353" calcext:value-type="float">
            <text:p>6663.64705882353</text:p>
          </table:table-cell>
          <table:table-cell office:value-type="float" office:value="16.7443265919983" calcext:value-type="float">
            <text:p>16.7443265919983</text:p>
          </table:table-cell>
          <table:table-cell office:value-type="float" office:value="0.702998846597462" calcext:value-type="float">
            <text:p>0.702998846597462</text:p>
          </table:table-cell>
          <table:table-cell office:value-type="float" office:value="5139.88235294118" calcext:value-type="float">
            <text:p>5139.88235294118</text:p>
          </table:table-cell>
          <table:table-cell office:value-type="float" office:value="17.1700563493406" calcext:value-type="float">
            <text:p>17.1700563493406</text:p>
          </table:table-cell>
          <table:table-cell office:value-type="float" office:value="0.678200692041523" calcext:value-type="float">
            <text:p>0.678200692041523</text:p>
          </table:table-cell>
          <table:table-cell office:value-type="float" office:value="5161.23529411765" calcext:value-type="float">
            <text:p>5161.23529411765</text:p>
          </table:table-cell>
          <table:table-cell office:value-type="float" office:value="17.9799253937249" calcext:value-type="float">
            <text:p>17.9799253937249</text:p>
          </table:table-cell>
          <table:table-cell table:style-name="ce7" office:value-type="float" office:value="0.870818915801615" calcext:value-type="float">
            <text:p>0.870818915801615</text:p>
          </table:table-cell>
          <table:table-cell table:style-name="ce7" office:value-type="float" office:value="1319.29411764706" calcext:value-type="float">
            <text:p>1319.29411764706</text:p>
          </table:table-cell>
          <table:table-cell table:style-name="ce7" office:value-type="float" office:value="19.828942155418" calcext:value-type="float">
            <text:p>19.828942155418</text:p>
          </table:table-cell>
          <table:table-cell office:value-type="float" office:value="0.771626297577855" calcext:value-type="float">
            <text:p>0.771626297577855</text:p>
          </table:table-cell>
          <table:table-cell office:value-type="float" office:value="2509.82352941176" calcext:value-type="float">
            <text:p>2509.82352941176</text:p>
          </table:table-cell>
          <table:table-cell office:value-type="float" office:value="18.6632113555086" calcext:value-type="float">
            <text:p>18.6632113555086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997693194925029" calcext:value-type="float">
            <text:p>0.997693194925029</text:p>
          </table:table-cell>
          <table:table-cell office:value-type="float" office:value="0" calcext:value-type="float">
            <text:p>0</text:p>
          </table:table-cell>
          <table:table-cell office:value-type="float" office:value="19.9762406043134" calcext:value-type="float">
            <text:p>19.9762406043134</text:p>
          </table:table-cell>
          <table:table-cell office:value-type="float" office:value="0.294117647058824" calcext:value-type="float">
            <text:p>0.294117647058824</text:p>
          </table:table-cell>
          <table:table-cell office:value-type="float" office:value="16.5294117647059" calcext:value-type="float">
            <text:p>16.5294117647059</text:p>
          </table:table-cell>
          <table:table-cell office:value-type="float" office:value="5.59074733096085" calcext:value-type="float">
            <text:p>5.59074733096085</text:p>
          </table:table-cell>
          <table:table-cell office:value-type="float" office:value="0.303344867358708" calcext:value-type="float">
            <text:p>0.303344867358708</text:p>
          </table:table-cell>
          <table:table-cell office:value-type="float" office:value="302" calcext:value-type="float">
            <text:p>302</text:p>
          </table:table-cell>
          <table:table-cell office:value-type="float" office:value="4.81842193453566" calcext:value-type="float">
            <text:p>4.81842193453566</text:p>
          </table:table-cell>
          <table:table-cell office:value-type="float" office:value="0.674163783160323" calcext:value-type="float">
            <text:p>0.674163783160323</text:p>
          </table:table-cell>
          <table:table-cell office:value-type="float" office:value="6454.17647058824" calcext:value-type="float">
            <text:p>6454.17647058824</text:p>
          </table:table-cell>
          <table:table-cell office:value-type="float" office:value="16.7165211579291" calcext:value-type="float">
            <text:p>16.7165211579291</text:p>
          </table:table-cell>
          <table:table-cell office:value-type="float" office:value="0.70876585928489" calcext:value-type="float">
            <text:p>0.70876585928489</text:p>
          </table:table-cell>
          <table:table-cell office:value-type="float" office:value="6808.52941176471" calcext:value-type="float">
            <text:p>6808.52941176471</text:p>
          </table:table-cell>
          <table:table-cell office:value-type="float" office:value="17.0626068766204" calcext:value-type="float">
            <text:p>17.0626068766204</text:p>
          </table:table-cell>
          <table:table-cell office:value-type="float" office:value="0.68800461361015" calcext:value-type="float">
            <text:p>0.68800461361015</text:p>
          </table:table-cell>
          <table:table-cell office:value-type="float" office:value="5466.35294117647" calcext:value-type="float">
            <text:p>5466.35294117647</text:p>
          </table:table-cell>
          <table:table-cell office:value-type="float" office:value="17.4429233683842" calcext:value-type="float">
            <text:p>17.4429233683842</text:p>
          </table:table-cell>
          <table:table-cell office:value-type="float" office:value="0.648788927335641" calcext:value-type="float">
            <text:p>0.648788927335641</text:p>
          </table:table-cell>
          <table:table-cell office:value-type="float" office:value="5556" calcext:value-type="float">
            <text:p>5556</text:p>
          </table:table-cell>
          <table:table-cell office:value-type="float" office:value="17.0813743262912" calcext:value-type="float">
            <text:p>17.0813743262912</text:p>
          </table:table-cell>
          <table:table-cell table:style-name="ce7" office:value-type="float" office:value="0.925028835063437" calcext:value-type="float">
            <text:p>0.925028835063437</text:p>
          </table:table-cell>
          <table:table-cell table:style-name="ce7" office:value-type="float" office:value="1240.35294117647" calcext:value-type="float">
            <text:p>1240.35294117647</text:p>
          </table:table-cell>
          <table:table-cell table:style-name="ce7" office:value-type="float" office:value="19.8116159762976" calcext:value-type="float">
            <text:p>19.8116159762976</text:p>
          </table:table-cell>
          <table:table-cell office:value-type="float" office:value="0.75836216839677" calcext:value-type="float">
            <text:p>0.75836216839677</text:p>
          </table:table-cell>
          <table:table-cell office:value-type="float" office:value="2588.11764705882" calcext:value-type="float">
            <text:p>2588.11764705882</text:p>
          </table:table-cell>
          <table:table-cell office:value-type="float" office:value="18.5903361362372" calcext:value-type="float">
            <text:p>18.5903361362372</text:p>
          </table:table-cell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19.2526859271869" calcext:value-type="float">
            <text:p>19.2526859271869</text:p>
          </table:table-cell>
          <table:table-cell office:value-type="float" office:value="0.372549019607843" calcext:value-type="float">
            <text:p>0.372549019607843</text:p>
          </table:table-cell>
          <table:table-cell office:value-type="float" office:value="17.5882352941177" calcext:value-type="float">
            <text:p>17.5882352941177</text:p>
          </table:table-cell>
          <table:table-cell office:value-type="float" office:value="5.07023411371238" calcext:value-type="float">
            <text:p>5.07023411371238</text:p>
          </table:table-cell>
          <table:table-cell office:value-type="float" office:value="0.441176470588235" calcext:value-type="float">
            <text:p>0.441176470588235</text:p>
          </table:table-cell>
          <table:table-cell office:value-type="float" office:value="297" calcext:value-type="float">
            <text:p>297</text:p>
          </table:table-cell>
          <table:table-cell office:value-type="float" office:value="5.06158327737875" calcext:value-type="float">
            <text:p>5.06158327737875</text:p>
          </table:table-cell>
          <table:table-cell office:value-type="float" office:value="0.687427912341407" calcext:value-type="float">
            <text:p>0.687427912341407</text:p>
          </table:table-cell>
          <table:table-cell office:value-type="float" office:value="6877.64705882353" calcext:value-type="float">
            <text:p>6877.64705882353</text:p>
          </table:table-cell>
          <table:table-cell office:value-type="float" office:value="16.663166229116" calcext:value-type="float">
            <text:p>16.663166229116</text:p>
          </table:table-cell>
          <table:table-cell office:value-type="float" office:value="0.687427912341407" calcext:value-type="float">
            <text:p>0.687427912341407</text:p>
          </table:table-cell>
          <table:table-cell office:value-type="float" office:value="7026.17647058824" calcext:value-type="float">
            <text:p>7026.17647058824</text:p>
          </table:table-cell>
          <table:table-cell office:value-type="float" office:value="17.2032700008355" calcext:value-type="float">
            <text:p>17.2032700008355</text:p>
          </table:table-cell>
          <table:table-cell office:value-type="float" office:value="0.677047289504037" calcext:value-type="float">
            <text:p>0.677047289504037</text:p>
          </table:table-cell>
          <table:table-cell office:value-type="float" office:value="5336.88235294118" calcext:value-type="float">
            <text:p>5336.88235294118</text:p>
          </table:table-cell>
          <table:table-cell office:value-type="float" office:value="16.9400226414984" calcext:value-type="float">
            <text:p>16.9400226414984</text:p>
          </table:table-cell>
          <table:table-cell office:value-type="float" office:value="0.708189158016148" calcext:value-type="float">
            <text:p>0.708189158016148</text:p>
          </table:table-cell>
          <table:table-cell office:value-type="float" office:value="5213.41176470588" calcext:value-type="float">
            <text:p>5213.41176470588</text:p>
          </table:table-cell>
          <table:table-cell office:value-type="float" office:value="17.6738294013724" calcext:value-type="float">
            <text:p>17.6738294013724</text:p>
          </table:table-cell>
          <table:table-cell table:style-name="ce7" office:value-type="float" office:value="0.881199538638985" calcext:value-type="float">
            <text:p>0.881199538638985</text:p>
          </table:table-cell>
          <table:table-cell table:style-name="ce7" office:value-type="float" office:value="1343.70588235294" calcext:value-type="float">
            <text:p>1343.70588235294</text:p>
          </table:table-cell>
          <table:table-cell table:style-name="ce7" office:value-type="float" office:value="19.3450098735504" calcext:value-type="float">
            <text:p>19.3450098735504</text:p>
          </table:table-cell>
          <table:table-cell office:value-type="float" office:value="0.752595155709342" calcext:value-type="float">
            <text:p>0.752595155709342</text:p>
          </table:table-cell>
          <table:table-cell office:value-type="float" office:value="2668.41176470588" calcext:value-type="float">
            <text:p>2668.41176470588</text:p>
          </table:table-cell>
          <table:table-cell office:value-type="float" office:value="17.94344881797" calcext:value-type="float">
            <text:p>17.94344881797</text:p>
          </table:table-cell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0411943738311" calcext:value-type="float">
            <text:p>20.0411943738311</text:p>
          </table:table-cell>
          <table:table-cell office:value-type="float" office:value="0.382352941176471" calcext:value-type="float">
            <text:p>0.382352941176471</text:p>
          </table:table-cell>
          <table:table-cell office:value-type="float" office:value="17.6470588235294" calcext:value-type="float">
            <text:p>17.6470588235294</text:p>
          </table:table-cell>
          <table:table-cell office:value-type="float" office:value="4.90666666666667" calcext:value-type="float">
            <text:p>4.90666666666667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293" calcext:value-type="float">
            <text:p>293</text:p>
          </table:table-cell>
          <table:table-cell office:value-type="float" office:value="4.98807288290361" calcext:value-type="float">
            <text:p>4.98807288290361</text:p>
          </table:table-cell>
          <table:table-cell office:value-type="float" office:value="0.67358708189158" calcext:value-type="float">
            <text:p>0.67358708189158</text:p>
          </table:table-cell>
          <table:table-cell office:value-type="float" office:value="7299.35294117647" calcext:value-type="float">
            <text:p>7299.35294117647</text:p>
          </table:table-cell>
          <table:table-cell office:value-type="float" office:value="16.1939728658341" calcext:value-type="float">
            <text:p>16.1939728658341</text:p>
          </table:table-cell>
          <table:table-cell office:value-type="float" office:value="0.668973471741638" calcext:value-type="float">
            <text:p>0.668973471741638</text:p>
          </table:table-cell>
          <table:table-cell office:value-type="float" office:value="6926.23529411765" calcext:value-type="float">
            <text:p>6926.23529411765</text:p>
          </table:table-cell>
          <table:table-cell office:value-type="float" office:value="16.7641640747724" calcext:value-type="float">
            <text:p>16.7641640747724</text:p>
          </table:table-cell>
          <table:table-cell office:value-type="float" office:value="0.697808535178777" calcext:value-type="float">
            <text:p>0.697808535178777</text:p>
          </table:table-cell>
          <table:table-cell office:value-type="float" office:value="5543.52941176471" calcext:value-type="float">
            <text:p>5543.52941176471</text:p>
          </table:table-cell>
          <table:table-cell office:value-type="float" office:value="16.0595189769971" calcext:value-type="float">
            <text:p>16.0595189769971</text:p>
          </table:table-cell>
          <table:table-cell office:value-type="float" office:value="0.72722029988466" calcext:value-type="float">
            <text:p>0.72722029988466</text:p>
          </table:table-cell>
          <table:table-cell office:value-type="float" office:value="5282.11764705882" calcext:value-type="float">
            <text:p>5282.11764705882</text:p>
          </table:table-cell>
          <table:table-cell office:value-type="float" office:value="17.4311836318049" calcext:value-type="float">
            <text:p>17.4311836318049</text:p>
          </table:table-cell>
          <table:table-cell table:style-name="ce7" office:value-type="float" office:value="0.845444059976932" calcext:value-type="float">
            <text:p>0.845444059976932</text:p>
          </table:table-cell>
          <table:table-cell table:style-name="ce7" office:value-type="float" office:value="1414.41176470588" calcext:value-type="float">
            <text:p>1414.41176470588</text:p>
          </table:table-cell>
          <table:table-cell table:style-name="ce7" office:value-type="float" office:value="20.2822046471178" calcext:value-type="float">
            <text:p>20.2822046471178</text:p>
          </table:table-cell>
          <table:table-cell office:value-type="float" office:value="0.791234140715109" calcext:value-type="float">
            <text:p>0.791234140715109</text:p>
          </table:table-cell>
          <table:table-cell office:value-type="float" office:value="2654.64705882353" calcext:value-type="float">
            <text:p>2654.64705882353</text:p>
          </table:table-cell>
          <table:table-cell office:value-type="float" office:value="18.7497908556058" calcext:value-type="float">
            <text:p>18.7497908556058</text:p>
          </table:table-cell>
          <table:table-cell table:number-columns-repeated="99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9707799024204" calcext:value-type="float">
            <text:p>19.9707799024204</text:p>
          </table:table-cell>
          <table:table-cell office:value-type="float" office:value="0.264705882352941" calcext:value-type="float">
            <text:p>0.264705882352941</text:p>
          </table:table-cell>
          <table:table-cell office:value-type="float" office:value="17.8823529411765" calcext:value-type="float">
            <text:p>17.8823529411765</text:p>
          </table:table-cell>
          <table:table-cell office:value-type="float" office:value="4.25328947368421" calcext:value-type="float">
            <text:p>4.25328947368421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305" calcext:value-type="float">
            <text:p>305</text:p>
          </table:table-cell>
          <table:table-cell office:value-type="float" office:value="4.80665992295824" calcext:value-type="float">
            <text:p>4.80665992295824</text:p>
          </table:table-cell>
          <table:table-cell office:value-type="float" office:value="0.700115340253749" calcext:value-type="float">
            <text:p>0.700115340253749</text:p>
          </table:table-cell>
          <table:table-cell office:value-type="float" office:value="6641.35294117647" calcext:value-type="float">
            <text:p>6641.35294117647</text:p>
          </table:table-cell>
          <table:table-cell office:value-type="float" office:value="16.0285711976751" calcext:value-type="float">
            <text:p>16.0285711976751</text:p>
          </table:table-cell>
          <table:table-cell office:value-type="float" office:value="0.660322952710496" calcext:value-type="float">
            <text:p>0.660322952710496</text:p>
          </table:table-cell>
          <table:table-cell office:value-type="float" office:value="7070.52941176471" calcext:value-type="float">
            <text:p>7070.52941176471</text:p>
          </table:table-cell>
          <table:table-cell office:value-type="float" office:value="16.970998104442" calcext:value-type="float">
            <text:p>16.970998104442</text:p>
          </table:table-cell>
          <table:table-cell office:value-type="float" office:value="0.689158016147636" calcext:value-type="float">
            <text:p>0.689158016147636</text:p>
          </table:table-cell>
          <table:table-cell office:value-type="float" office:value="5595.76470588235" calcext:value-type="float">
            <text:p>5595.76470588235</text:p>
          </table:table-cell>
          <table:table-cell office:value-type="float" office:value="16.6091431897349" calcext:value-type="float">
            <text:p>16.6091431897349</text:p>
          </table:table-cell>
          <table:table-cell office:value-type="float" office:value="0.660899653979239" calcext:value-type="float">
            <text:p>0.660899653979239</text:p>
          </table:table-cell>
          <table:table-cell office:value-type="float" office:value="5461.64705882353" calcext:value-type="float">
            <text:p>5461.64705882353</text:p>
          </table:table-cell>
          <table:table-cell office:value-type="float" office:value="17.1752745467659" calcext:value-type="float">
            <text:p>17.1752745467659</text:p>
          </table:table-cell>
          <table:table-cell table:style-name="ce7" office:value-type="float" office:value="0.84717416378316" calcext:value-type="float">
            <text:p>0.84717416378316</text:p>
          </table:table-cell>
          <table:table-cell table:style-name="ce7" office:value-type="float" office:value="1434.88235294118" calcext:value-type="float">
            <text:p>1434.88235294118</text:p>
          </table:table-cell>
          <table:table-cell table:style-name="ce7" office:value-type="float" office:value="19.8110110037234" calcext:value-type="float">
            <text:p>19.8110110037234</text:p>
          </table:table-cell>
          <table:table-cell office:value-type="float" office:value="0.79757785467128" calcext:value-type="float">
            <text:p>0.79757785467128</text:p>
          </table:table-cell>
          <table:table-cell office:value-type="float" office:value="2561.94117647059" calcext:value-type="float">
            <text:p>2561.94117647059</text:p>
          </table:table-cell>
          <table:table-cell office:value-type="float" office:value="18.5872687615781" calcext:value-type="float">
            <text:p>18.5872687615781</text:p>
          </table:table-cell>
          <table:table-cell table:number-columns-repeated="99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9428345876107" calcext:value-type="float">
            <text:p>19.9428345876107</text:p>
          </table:table-cell>
          <table:table-cell office:value-type="float" office:value="0.382352941176471" calcext:value-type="float">
            <text:p>0.382352941176471</text:p>
          </table:table-cell>
          <table:table-cell office:value-type="float" office:value="17.2941176470588" calcext:value-type="float">
            <text:p>17.2941176470588</text:p>
          </table:table-cell>
          <table:table-cell office:value-type="float" office:value="5.32993197278911" calcext:value-type="float">
            <text:p>5.32993197278911</text:p>
          </table:table-cell>
          <table:table-cell office:value-type="float" office:value="0.283737024221453" calcext:value-type="float">
            <text:p>0.283737024221453</text:p>
          </table:table-cell>
          <table:table-cell office:value-type="float" office:value="299" calcext:value-type="float">
            <text:p>299</text:p>
          </table:table-cell>
          <table:table-cell office:value-type="float" office:value="4.2249180999181" calcext:value-type="float">
            <text:p>4.2249180999181</text:p>
          </table:table-cell>
          <table:table-cell office:value-type="float" office:value="0.711649365628604" calcext:value-type="float">
            <text:p>0.711649365628604</text:p>
          </table:table-cell>
          <table:table-cell office:value-type="float" office:value="6782.11764705882" calcext:value-type="float">
            <text:p>6782.11764705882</text:p>
          </table:table-cell>
          <table:table-cell office:value-type="float" office:value="15.7404055767217" calcext:value-type="float">
            <text:p>15.7404055767217</text:p>
          </table:table-cell>
          <table:table-cell office:value-type="float" office:value="0.697231833910035" calcext:value-type="float">
            <text:p>0.697231833910035</text:p>
          </table:table-cell>
          <table:table-cell office:value-type="float" office:value="7217.64705882353" calcext:value-type="float">
            <text:p>7217.64705882353</text:p>
          </table:table-cell>
          <table:table-cell office:value-type="float" office:value="16.7590411785582" calcext:value-type="float">
            <text:p>16.7590411785582</text:p>
          </table:table-cell>
          <table:table-cell office:value-type="float" office:value="0.72722029988466" calcext:value-type="float">
            <text:p>0.72722029988466</text:p>
          </table:table-cell>
          <table:table-cell office:value-type="float" office:value="4931.52941176471" calcext:value-type="float">
            <text:p>4931.52941176471</text:p>
          </table:table-cell>
          <table:table-cell office:value-type="float" office:value="17.6100114953662" calcext:value-type="float">
            <text:p>17.6100114953662</text:p>
          </table:table-cell>
          <table:table-cell office:value-type="float" office:value="0.622260668973472" calcext:value-type="float">
            <text:p>0.622260668973472</text:p>
          </table:table-cell>
          <table:table-cell office:value-type="float" office:value="5613.47058823529" calcext:value-type="float">
            <text:p>5613.47058823529</text:p>
          </table:table-cell>
          <table:table-cell office:value-type="float" office:value="16.8829917690827" calcext:value-type="float">
            <text:p>16.8829917690827</text:p>
          </table:table-cell>
          <table:table-cell table:style-name="ce7" office:value-type="float" office:value="0.88638985005767" calcext:value-type="float">
            <text:p>0.88638985005767</text:p>
          </table:table-cell>
          <table:table-cell table:style-name="ce7" office:value-type="float" office:value="1291.41176470588" calcext:value-type="float">
            <text:p>1291.41176470588</text:p>
          </table:table-cell>
          <table:table-cell table:style-name="ce7" office:value-type="float" office:value="20.5563711440554" calcext:value-type="float">
            <text:p>20.5563711440554</text:p>
          </table:table-cell>
          <table:table-cell office:value-type="float" office:value="0.753171856978085" calcext:value-type="float">
            <text:p>0.753171856978085</text:p>
          </table:table-cell>
          <table:table-cell office:value-type="float" office:value="2459.29411764706" calcext:value-type="float">
            <text:p>2459.29411764706</text:p>
          </table:table-cell>
          <table:table-cell office:value-type="float" office:value="18.3491945643155" calcext:value-type="float">
            <text:p>18.3491945643155</text:p>
          </table:table-cell>
          <table:table-cell table:number-columns-repeated="99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8074455548361" calcext:value-type="float">
            <text:p>19.8074455548361</text:p>
          </table:table-cell>
          <table:table-cell office:value-type="float" office:value="0.401960784313726" calcext:value-type="float">
            <text:p>0.401960784313726</text:p>
          </table:table-cell>
          <table:table-cell office:value-type="float" office:value="16.4705882352941" calcext:value-type="float">
            <text:p>16.4705882352941</text:p>
          </table:table-cell>
          <table:table-cell office:value-type="float" office:value="5.61071428571429" calcext:value-type="float">
            <text:p>5.61071428571429</text:p>
          </table:table-cell>
          <table:table-cell office:value-type="float" office:value="0.431372549019608" calcext:value-type="float">
            <text:p>0.431372549019608</text:p>
          </table:table-cell>
          <table:table-cell office:value-type="float" office:value="303" calcext:value-type="float">
            <text:p>303</text:p>
          </table:table-cell>
          <table:table-cell office:value-type="float" office:value="5.15288208431074" calcext:value-type="float">
            <text:p>5.15288208431074</text:p>
          </table:table-cell>
          <table:table-cell office:value-type="float" office:value="0.640715109573241" calcext:value-type="float">
            <text:p>0.640715109573241</text:p>
          </table:table-cell>
          <table:table-cell office:value-type="float" office:value="7434.64705882353" calcext:value-type="float">
            <text:p>7434.64705882353</text:p>
          </table:table-cell>
          <table:table-cell office:value-type="float" office:value="16.5867247920065" calcext:value-type="float">
            <text:p>16.5867247920065</text:p>
          </table:table-cell>
          <table:table-cell office:value-type="float" office:value="0.619953863898501" calcext:value-type="float">
            <text:p>0.619953863898501</text:p>
          </table:table-cell>
          <table:table-cell office:value-type="float" office:value="7147.52941176471" calcext:value-type="float">
            <text:p>7147.52941176471</text:p>
          </table:table-cell>
          <table:table-cell office:value-type="float" office:value="17.012065155047" calcext:value-type="float">
            <text:p>17.012065155047</text:p>
          </table:table-cell>
          <table:table-cell office:value-type="float" office:value="0.699538638985006" calcext:value-type="float">
            <text:p>0.699538638985006</text:p>
          </table:table-cell>
          <table:table-cell office:value-type="float" office:value="5556.64705882353" calcext:value-type="float">
            <text:p>5556.64705882353</text:p>
          </table:table-cell>
          <table:table-cell office:value-type="float" office:value="17.1858406524833" calcext:value-type="float">
            <text:p>17.1858406524833</text:p>
          </table:table-cell>
          <table:table-cell office:value-type="float" office:value="0.65916955017301" calcext:value-type="float">
            <text:p>0.65916955017301</text:p>
          </table:table-cell>
          <table:table-cell office:value-type="float" office:value="5159.58823529412" calcext:value-type="float">
            <text:p>5159.58823529412</text:p>
          </table:table-cell>
          <table:table-cell office:value-type="float" office:value="17.987072663147" calcext:value-type="float">
            <text:p>17.987072663147</text:p>
          </table:table-cell>
          <table:table-cell table:style-name="ce7" office:value-type="float" office:value="0.858708189158016" calcext:value-type="float">
            <text:p>0.858708189158016</text:p>
          </table:table-cell>
          <table:table-cell table:style-name="ce7" office:value-type="float" office:value="1456.41176470588" calcext:value-type="float">
            <text:p>1456.41176470588</text:p>
          </table:table-cell>
          <table:table-cell table:style-name="ce7" office:value-type="float" office:value="18.9057396323482" calcext:value-type="float">
            <text:p>18.9057396323482</text:p>
          </table:table-cell>
          <table:table-cell office:value-type="float" office:value="0.796424452133794" calcext:value-type="float">
            <text:p>0.796424452133794</text:p>
          </table:table-cell>
          <table:table-cell office:value-type="float" office:value="2626.94117647059" calcext:value-type="float">
            <text:p>2626.94117647059</text:p>
          </table:table-cell>
          <table:table-cell office:value-type="float" office:value="18.4404778874141" calcext:value-type="float">
            <text:p>18.4404778874141</text:p>
          </table:table-cell>
          <table:table-cell table:number-columns-repeated="99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7604222790455" calcext:value-type="float">
            <text:p>19.7604222790455</text:p>
          </table:table-cell>
          <table:table-cell office:value-type="float" office:value="0.401960784313726" calcext:value-type="float">
            <text:p>0.401960784313726</text:p>
          </table:table-cell>
          <table:table-cell office:value-type="float" office:value="17.9411764705882" calcext:value-type="float">
            <text:p>17.9411764705882</text:p>
          </table:table-cell>
          <table:table-cell office:value-type="float" office:value="5.13770491803279" calcext:value-type="float">
            <text:p>5.13770491803279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307" calcext:value-type="float">
            <text:p>307</text:p>
          </table:table-cell>
          <table:table-cell office:value-type="float" office:value="5.39542183669088" calcext:value-type="float">
            <text:p>5.39542183669088</text:p>
          </table:table-cell>
          <table:table-cell office:value-type="float" office:value="0.742791234140715" calcext:value-type="float">
            <text:p>0.742791234140715</text:p>
          </table:table-cell>
          <table:table-cell office:value-type="float" office:value="6434.88235294118" calcext:value-type="float">
            <text:p>6434.88235294118</text:p>
          </table:table-cell>
          <table:table-cell office:value-type="float" office:value="16.3322531201727" calcext:value-type="float">
            <text:p>16.3322531201727</text:p>
          </table:table-cell>
          <table:table-cell office:value-type="float" office:value="0.703575547866205" calcext:value-type="float">
            <text:p>0.703575547866205</text:p>
          </table:table-cell>
          <table:table-cell office:value-type="float" office:value="6429.70588235294" calcext:value-type="float">
            <text:p>6429.70588235294</text:p>
          </table:table-cell>
          <table:table-cell office:value-type="float" office:value="17.3706314993767" calcext:value-type="float">
            <text:p>17.3706314993767</text:p>
          </table:table-cell>
          <table:table-cell office:value-type="float" office:value="0.746828143021914" calcext:value-type="float">
            <text:p>0.746828143021914</text:p>
          </table:table-cell>
          <table:table-cell office:value-type="float" office:value="5030.29411764706" calcext:value-type="float">
            <text:p>5030.29411764706</text:p>
          </table:table-cell>
          <table:table-cell office:value-type="float" office:value="17.8135694370408" calcext:value-type="float">
            <text:p>17.8135694370408</text:p>
          </table:table-cell>
          <table:table-cell office:value-type="float" office:value="0.666089965397924" calcext:value-type="float">
            <text:p>0.666089965397924</text:p>
          </table:table-cell>
          <table:table-cell office:value-type="float" office:value="5329.29411764706" calcext:value-type="float">
            <text:p>5329.29411764706</text:p>
          </table:table-cell>
          <table:table-cell office:value-type="float" office:value="17.3094175834027" calcext:value-type="float">
            <text:p>17.3094175834027</text:p>
          </table:table-cell>
          <table:table-cell table:style-name="ce7" office:value-type="float" office:value="0.880622837370242" calcext:value-type="float">
            <text:p>0.880622837370242</text:p>
          </table:table-cell>
          <table:table-cell table:style-name="ce7" office:value-type="float" office:value="1356.41176470588" calcext:value-type="float">
            <text:p>1356.41176470588</text:p>
          </table:table-cell>
          <table:table-cell table:style-name="ce7" office:value-type="float" office:value="19.8247286013719" calcext:value-type="float">
            <text:p>19.8247286013719</text:p>
          </table:table-cell>
          <table:table-cell office:value-type="float" office:value="0.779700115340254" calcext:value-type="float">
            <text:p>0.779700115340254</text:p>
          </table:table-cell>
          <table:table-cell office:value-type="float" office:value="2546.64705882353" calcext:value-type="float">
            <text:p>2546.64705882353</text:p>
          </table:table-cell>
          <table:table-cell office:value-type="float" office:value="18.3398957247544" calcext:value-type="float">
            <text:p>18.3398957247544</text:p>
          </table:table-cell>
          <table:table-cell table:number-columns-repeated="99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20.2508636161245" calcext:value-type="float">
            <text:p>20.2508636161245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16.6470588235294" calcext:value-type="float">
            <text:p>16.6470588235294</text:p>
          </table:table-cell>
          <table:table-cell office:value-type="float" office:value="5.01766784452297" calcext:value-type="float">
            <text:p>5.01766784452297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292" calcext:value-type="float">
            <text:p>292</text:p>
          </table:table-cell>
          <table:table-cell office:value-type="float" office:value="4.79821936172154" calcext:value-type="float">
            <text:p>4.79821936172154</text:p>
          </table:table-cell>
          <table:table-cell office:value-type="float" office:value="0.668396770472895" calcext:value-type="float">
            <text:p>0.668396770472895</text:p>
          </table:table-cell>
          <table:table-cell office:value-type="float" office:value="6703.11764705882" calcext:value-type="float">
            <text:p>6703.11764705882</text:p>
          </table:table-cell>
          <table:table-cell office:value-type="float" office:value="16.5650675636487" calcext:value-type="float">
            <text:p>16.5650675636487</text:p>
          </table:table-cell>
          <table:table-cell office:value-type="float" office:value="0.713379469434833" calcext:value-type="float">
            <text:p>0.713379469434833</text:p>
          </table:table-cell>
          <table:table-cell office:value-type="float" office:value="7004.11764705882" calcext:value-type="float">
            <text:p>7004.11764705882</text:p>
          </table:table-cell>
          <table:table-cell office:value-type="float" office:value="16.4693690264148" calcext:value-type="float">
            <text:p>16.4693690264148</text:p>
          </table:table-cell>
          <table:table-cell office:value-type="float" office:value="0.676470588235294" calcext:value-type="float">
            <text:p>0.676470588235294</text:p>
          </table:table-cell>
          <table:table-cell office:value-type="float" office:value="5265.82352941177" calcext:value-type="float">
            <text:p>5265.82352941177</text:p>
          </table:table-cell>
          <table:table-cell office:value-type="float" office:value="16.9378457916744" calcext:value-type="float">
            <text:p>16.9378457916744</text:p>
          </table:table-cell>
          <table:table-cell office:value-type="float" office:value="0.687427912341407" calcext:value-type="float">
            <text:p>0.687427912341407</text:p>
          </table:table-cell>
          <table:table-cell office:value-type="float" office:value="5506.11764705882" calcext:value-type="float">
            <text:p>5506.11764705882</text:p>
          </table:table-cell>
          <table:table-cell office:value-type="float" office:value="17.3947687114712" calcext:value-type="float">
            <text:p>17.3947687114712</text:p>
          </table:table-cell>
          <table:table-cell table:style-name="ce7" office:value-type="float" office:value="0.877739331026528" calcext:value-type="float">
            <text:p>0.877739331026528</text:p>
          </table:table-cell>
          <table:table-cell table:style-name="ce7" office:value-type="float" office:value="1458.35294117647" calcext:value-type="float">
            <text:p>1458.35294117647</text:p>
          </table:table-cell>
          <table:table-cell table:style-name="ce7" office:value-type="float" office:value="20.1713723646568" calcext:value-type="float">
            <text:p>20.1713723646568</text:p>
          </table:table-cell>
          <table:table-cell office:value-type="float" office:value="0.771049596309112" calcext:value-type="float">
            <text:p>0.771049596309112</text:p>
          </table:table-cell>
          <table:table-cell office:value-type="float" office:value="2797.29411764706" calcext:value-type="float">
            <text:p>2797.29411764706</text:p>
          </table:table-cell>
          <table:table-cell office:value-type="float" office:value="18.2726462114349" calcext:value-type="float">
            <text:p>18.2726462114349</text:p>
          </table:table-cell>
          <table:table-cell table:number-columns-repeated="99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19.8799244531524" calcext:value-type="float">
            <text:p>19.8799244531524</text:p>
          </table:table-cell>
          <table:table-cell office:value-type="float" office:value="0.284313725490196" calcext:value-type="float">
            <text:p>0.284313725490196</text:p>
          </table:table-cell>
          <table:table-cell office:value-type="float" office:value="17.0588235294118" calcext:value-type="float">
            <text:p>17.0588235294118</text:p>
          </table:table-cell>
          <table:table-cell office:value-type="float" office:value="4.91379310344828" calcext:value-type="float">
            <text:p>4.91379310344828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291" calcext:value-type="float">
            <text:p>291</text:p>
          </table:table-cell>
          <table:table-cell office:value-type="float" office:value="4.86098177249661" calcext:value-type="float">
            <text:p>4.86098177249661</text:p>
          </table:table-cell>
          <table:table-cell office:value-type="float" office:value="0.720876585928489" calcext:value-type="float">
            <text:p>0.720876585928489</text:p>
          </table:table-cell>
          <table:table-cell office:value-type="float" office:value="6832.58823529412" calcext:value-type="float">
            <text:p>6832.58823529412</text:p>
          </table:table-cell>
          <table:table-cell office:value-type="float" office:value="16.2215707763432" calcext:value-type="float">
            <text:p>16.2215707763432</text:p>
          </table:table-cell>
          <table:table-cell office:value-type="float" office:value="0.660322952710496" calcext:value-type="float">
            <text:p>0.660322952710496</text:p>
          </table:table-cell>
          <table:table-cell office:value-type="float" office:value="6766.17647058824" calcext:value-type="float">
            <text:p>6766.17647058824</text:p>
          </table:table-cell>
          <table:table-cell office:value-type="float" office:value="17.1219896059778" calcext:value-type="float">
            <text:p>17.1219896059778</text:p>
          </table:table-cell>
          <table:table-cell office:value-type="float" office:value="0.71683967704729" calcext:value-type="float">
            <text:p>0.71683967704729</text:p>
          </table:table-cell>
          <table:table-cell office:value-type="float" office:value="4855.17647058824" calcext:value-type="float">
            <text:p>4855.17647058824</text:p>
          </table:table-cell>
          <table:table-cell office:value-type="float" office:value="18.1852929859229" calcext:value-type="float">
            <text:p>18.1852929859229</text:p>
          </table:table-cell>
          <table:table-cell office:value-type="float" office:value="0.708189158016148" calcext:value-type="float">
            <text:p>0.708189158016148</text:p>
          </table:table-cell>
          <table:table-cell office:value-type="float" office:value="5129.64705882353" calcext:value-type="float">
            <text:p>5129.64705882353</text:p>
          </table:table-cell>
          <table:table-cell office:value-type="float" office:value="17.8488963362104" calcext:value-type="float">
            <text:p>17.8488963362104</text:p>
          </table:table-cell>
          <table:table-cell table:style-name="ce7" office:value-type="float" office:value="0.908881199538638" calcext:value-type="float">
            <text:p>0.908881199538638</text:p>
          </table:table-cell>
          <table:table-cell table:style-name="ce7" office:value-type="float" office:value="1334.05882352941" calcext:value-type="float">
            <text:p>1334.05882352941</text:p>
          </table:table-cell>
          <table:table-cell table:style-name="ce7" office:value-type="float" office:value="19.990221857721" calcext:value-type="float">
            <text:p>19.990221857721</text:p>
          </table:table-cell>
          <table:table-cell office:value-type="float" office:value="0.777970011534025" calcext:value-type="float">
            <text:p>0.777970011534025</text:p>
          </table:table-cell>
          <table:table-cell office:value-type="float" office:value="2583.94117647059" calcext:value-type="float">
            <text:p>2583.94117647059</text:p>
          </table:table-cell>
          <table:table-cell office:value-type="float" office:value="19.4161489552233" calcext:value-type="float">
            <text:p>19.4161489552233</text:p>
          </table:table-cell>
          <table:table-cell table:number-columns-repeated="99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19.2594969718408" calcext:value-type="float">
            <text:p>19.2594969718408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17.2941176470588" calcext:value-type="float">
            <text:p>17.2941176470588</text:p>
          </table:table-cell>
          <table:table-cell office:value-type="float" office:value="5.01020408163265" calcext:value-type="float">
            <text:p>5.01020408163265</text:p>
          </table:table-cell>
          <table:table-cell office:value-type="float" office:value="0.313148788927336" calcext:value-type="float">
            <text:p>0.313148788927336</text:p>
          </table:table-cell>
          <table:table-cell office:value-type="float" office:value="284" calcext:value-type="float">
            <text:p>284</text:p>
          </table:table-cell>
          <table:table-cell office:value-type="float" office:value="4.67873219834632" calcext:value-type="float">
            <text:p>4.67873219834632</text:p>
          </table:table-cell>
          <table:table-cell office:value-type="float" office:value="0.675893886966552" calcext:value-type="float">
            <text:p>0.675893886966552</text:p>
          </table:table-cell>
          <table:table-cell office:value-type="float" office:value="6910.47058823529" calcext:value-type="float">
            <text:p>6910.47058823529</text:p>
          </table:table-cell>
          <table:table-cell office:value-type="float" office:value="17.0031617140042" calcext:value-type="float">
            <text:p>17.0031617140042</text:p>
          </table:table-cell>
          <table:table-cell office:value-type="float" office:value="0.671856978085352" calcext:value-type="float">
            <text:p>0.671856978085352</text:p>
          </table:table-cell>
          <table:table-cell office:value-type="float" office:value="6859.88235294118" calcext:value-type="float">
            <text:p>6859.88235294118</text:p>
          </table:table-cell>
          <table:table-cell office:value-type="float" office:value="16.8252518619912" calcext:value-type="float">
            <text:p>16.8252518619912</text:p>
          </table:table-cell>
          <table:table-cell office:value-type="float" office:value="0.735870818915802" calcext:value-type="float">
            <text:p>0.735870818915802</text:p>
          </table:table-cell>
          <table:table-cell office:value-type="float" office:value="4989.17647058824" calcext:value-type="float">
            <text:p>4989.17647058824</text:p>
          </table:table-cell>
          <table:table-cell office:value-type="float" office:value="16.7542236101702" calcext:value-type="float">
            <text:p>16.7542236101702</text:p>
          </table:table-cell>
          <table:table-cell office:value-type="float" office:value="0.643021914648213" calcext:value-type="float">
            <text:p>0.643021914648213</text:p>
          </table:table-cell>
          <table:table-cell office:value-type="float" office:value="5414.35294117647" calcext:value-type="float">
            <text:p>5414.35294117647</text:p>
          </table:table-cell>
          <table:table-cell office:value-type="float" office:value="17.5760521098389" calcext:value-type="float">
            <text:p>17.5760521098389</text:p>
          </table:table-cell>
          <table:table-cell table:style-name="ce7" office:value-type="float" office:value="0.885236447520184" calcext:value-type="float">
            <text:p>0.885236447520184</text:p>
          </table:table-cell>
          <table:table-cell table:style-name="ce7" office:value-type="float" office:value="1302.05882352941" calcext:value-type="float">
            <text:p>1302.05882352941</text:p>
          </table:table-cell>
          <table:table-cell table:style-name="ce7" office:value-type="float" office:value="19.8625616469691" calcext:value-type="float">
            <text:p>19.8625616469691</text:p>
          </table:table-cell>
          <table:table-cell office:value-type="float" office:value="0.805074971164936" calcext:value-type="float">
            <text:p>0.805074971164936</text:p>
          </table:table-cell>
          <table:table-cell office:value-type="float" office:value="2531.58823529412" calcext:value-type="float">
            <text:p>2531.58823529412</text:p>
          </table:table-cell>
          <table:table-cell office:value-type="float" office:value="19.0793541391466" calcext:value-type="float">
            <text:p>19.0793541391466</text:p>
          </table:table-cell>
          <table:table-cell table:number-columns-repeated="99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7054366027351" calcext:value-type="float">
            <text:p>19.7054366027351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8" calcext:value-type="float">
            <text:p>18</text:p>
          </table:table-cell>
          <table:table-cell office:value-type="float" office:value="4.74509803921569" calcext:value-type="float">
            <text:p>4.74509803921569</text:p>
          </table:table-cell>
          <table:table-cell office:value-type="float" office:value="0.274509803921569" calcext:value-type="float">
            <text:p>0.274509803921569</text:p>
          </table:table-cell>
          <table:table-cell office:value-type="float" office:value="295" calcext:value-type="float">
            <text:p>295</text:p>
          </table:table-cell>
          <table:table-cell office:value-type="float" office:value="5.23706248126442" calcext:value-type="float">
            <text:p>5.23706248126442</text:p>
          </table:table-cell>
          <table:table-cell office:value-type="float" office:value="0.67358708189158" calcext:value-type="float">
            <text:p>0.67358708189158</text:p>
          </table:table-cell>
          <table:table-cell office:value-type="float" office:value="7688.41176470588" calcext:value-type="float">
            <text:p>7688.41176470588</text:p>
          </table:table-cell>
          <table:table-cell office:value-type="float" office:value="15.8098391831959" calcext:value-type="float">
            <text:p>15.8098391831959</text:p>
          </table:table-cell>
          <table:table-cell office:value-type="float" office:value="0.640715109573241" calcext:value-type="float">
            <text:p>0.640715109573241</text:p>
          </table:table-cell>
          <table:table-cell office:value-type="float" office:value="7415.05882352941" calcext:value-type="float">
            <text:p>7415.05882352941</text:p>
          </table:table-cell>
          <table:table-cell office:value-type="float" office:value="17.3911868934455" calcext:value-type="float">
            <text:p>17.3911868934455</text:p>
          </table:table-cell>
          <table:table-cell office:value-type="float" office:value="0.694348327566321" calcext:value-type="float">
            <text:p>0.694348327566321</text:p>
          </table:table-cell>
          <table:table-cell office:value-type="float" office:value="5091.64705882353" calcext:value-type="float">
            <text:p>5091.64705882353</text:p>
          </table:table-cell>
          <table:table-cell office:value-type="float" office:value="17.6474383657091" calcext:value-type="float">
            <text:p>17.6474383657091</text:p>
          </table:table-cell>
          <table:table-cell office:value-type="float" office:value="0.695501730103806" calcext:value-type="float">
            <text:p>0.695501730103806</text:p>
          </table:table-cell>
          <table:table-cell office:value-type="float" office:value="5083.88235294118" calcext:value-type="float">
            <text:p>5083.88235294118</text:p>
          </table:table-cell>
          <table:table-cell office:value-type="float" office:value="17.8673185523313" calcext:value-type="float">
            <text:p>17.8673185523313</text:p>
          </table:table-cell>
          <table:table-cell table:style-name="ce7" office:value-type="float" office:value="0.862168396770473" calcext:value-type="float">
            <text:p>0.862168396770473</text:p>
          </table:table-cell>
          <table:table-cell table:style-name="ce7" office:value-type="float" office:value="1349.05882352941" calcext:value-type="float">
            <text:p>1349.05882352941</text:p>
          </table:table-cell>
          <table:table-cell table:style-name="ce7" office:value-type="float" office:value="19.4414225113095" calcext:value-type="float">
            <text:p>19.4414225113095</text:p>
          </table:table-cell>
          <table:table-cell office:value-type="float" office:value="0.806805074971165" calcext:value-type="float">
            <text:p>0.806805074971165</text:p>
          </table:table-cell>
          <table:table-cell office:value-type="float" office:value="2699.70588235294" calcext:value-type="float">
            <text:p>2699.70588235294</text:p>
          </table:table-cell>
          <table:table-cell office:value-type="float" office:value="18.722497486371" calcext:value-type="float">
            <text:p>18.722497486371</text:p>
          </table:table-cell>
          <table:table-cell table:number-columns-repeated="99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20.2637617028479" calcext:value-type="float">
            <text:p>20.2637617028479</text:p>
          </table:table-cell>
          <table:table-cell office:value-type="float" office:value="0.284313725490196" calcext:value-type="float">
            <text:p>0.284313725490196</text:p>
          </table:table-cell>
          <table:table-cell office:value-type="float" office:value="17.4705882352941" calcext:value-type="float">
            <text:p>17.4705882352941</text:p>
          </table:table-cell>
          <table:table-cell office:value-type="float" office:value="5.12794612794613" calcext:value-type="float">
            <text:p>5.12794612794613</text:p>
          </table:table-cell>
          <table:table-cell office:value-type="float" office:value="0.382352941176471" calcext:value-type="float">
            <text:p>0.382352941176471</text:p>
          </table:table-cell>
          <table:table-cell office:value-type="float" office:value="289" calcext:value-type="float">
            <text:p>289</text:p>
          </table:table-cell>
          <table:table-cell office:value-type="float" office:value="5.88787663973834" calcext:value-type="float">
            <text:p>5.88787663973834</text:p>
          </table:table-cell>
          <table:table-cell office:value-type="float" office:value="0.707035755478662" calcext:value-type="float">
            <text:p>0.707035755478662</text:p>
          </table:table-cell>
          <table:table-cell office:value-type="float" office:value="6663.05882352941" calcext:value-type="float">
            <text:p>6663.05882352941</text:p>
          </table:table-cell>
          <table:table-cell office:value-type="float" office:value="15.7233097741941" calcext:value-type="float">
            <text:p>15.7233097741941</text:p>
          </table:table-cell>
          <table:table-cell office:value-type="float" office:value="0.668396770472895" calcext:value-type="float">
            <text:p>0.668396770472895</text:p>
          </table:table-cell>
          <table:table-cell office:value-type="float" office:value="7160.35294117647" calcext:value-type="float">
            <text:p>7160.35294117647</text:p>
          </table:table-cell>
          <table:table-cell office:value-type="float" office:value="16.5508509801609" calcext:value-type="float">
            <text:p>16.5508509801609</text:p>
          </table:table-cell>
          <table:table-cell office:value-type="float" office:value="0.728950403690888" calcext:value-type="float">
            <text:p>0.728950403690888</text:p>
          </table:table-cell>
          <table:table-cell office:value-type="float" office:value="4954.47058823529" calcext:value-type="float">
            <text:p>4954.47058823529</text:p>
          </table:table-cell>
          <table:table-cell office:value-type="float" office:value="17.7611019335095" calcext:value-type="float">
            <text:p>17.7611019335095</text:p>
          </table:table-cell>
          <table:table-cell office:value-type="float" office:value="0.656862745098039" calcext:value-type="float">
            <text:p>0.656862745098039</text:p>
          </table:table-cell>
          <table:table-cell office:value-type="float" office:value="5393.88235294118" calcext:value-type="float">
            <text:p>5393.88235294118</text:p>
          </table:table-cell>
          <table:table-cell office:value-type="float" office:value="17.1109426260152" calcext:value-type="float">
            <text:p>17.1109426260152</text:p>
          </table:table-cell>
          <table:table-cell table:style-name="ce7" office:value-type="float" office:value="0.888696655132641" calcext:value-type="float">
            <text:p>0.888696655132641</text:p>
          </table:table-cell>
          <table:table-cell table:style-name="ce7" office:value-type="float" office:value="1324.05882352941" calcext:value-type="float">
            <text:p>1324.05882352941</text:p>
          </table:table-cell>
          <table:table-cell table:style-name="ce7" office:value-type="float" office:value="19.2234498449209" calcext:value-type="float">
            <text:p>19.2234498449209</text:p>
          </table:table-cell>
          <table:table-cell office:value-type="float" office:value="0.7520184544406" calcext:value-type="float">
            <text:p>0.7520184544406</text:p>
          </table:table-cell>
          <table:table-cell office:value-type="float" office:value="2736.88235294118" calcext:value-type="float">
            <text:p>2736.88235294118</text:p>
          </table:table-cell>
          <table:table-cell office:value-type="float" office:value="18.6855697603586" calcext:value-type="float">
            <text:p>18.6855697603586</text:p>
          </table:table-cell>
          <table:table-cell table:number-columns-repeated="99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19.6067899940633" calcext:value-type="float">
            <text:p>19.6067899940633</text:p>
          </table:table-cell>
          <table:table-cell office:value-type="float" office:value="0.323529411764706" calcext:value-type="float">
            <text:p>0.323529411764706</text:p>
          </table:table-cell>
          <table:table-cell office:value-type="float" office:value="17.0588235294118" calcext:value-type="float">
            <text:p>17.0588235294118</text:p>
          </table:table-cell>
          <table:table-cell office:value-type="float" office:value="4.49655172413793" calcext:value-type="float">
            <text:p>4.49655172413793</text:p>
          </table:table-cell>
          <table:table-cell office:value-type="float" office:value="0.440599769319493" calcext:value-type="float">
            <text:p>0.440599769319493</text:p>
          </table:table-cell>
          <table:table-cell office:value-type="float" office:value="294" calcext:value-type="float">
            <text:p>294</text:p>
          </table:table-cell>
          <table:table-cell office:value-type="float" office:value="5.32523170262315" calcext:value-type="float">
            <text:p>5.32523170262315</text:p>
          </table:table-cell>
          <table:table-cell office:value-type="float" office:value="0.688581314878893" calcext:value-type="float">
            <text:p>0.688581314878893</text:p>
          </table:table-cell>
          <table:table-cell office:value-type="float" office:value="6713.64705882353" calcext:value-type="float">
            <text:p>6713.64705882353</text:p>
          </table:table-cell>
          <table:table-cell office:value-type="float" office:value="16.9130597207005" calcext:value-type="float">
            <text:p>16.9130597207005</text:p>
          </table:table-cell>
          <table:table-cell office:value-type="float" office:value="0.700115340253749" calcext:value-type="float">
            <text:p>0.700115340253749</text:p>
          </table:table-cell>
          <table:table-cell office:value-type="float" office:value="6641.23529411765" calcext:value-type="float">
            <text:p>6641.23529411765</text:p>
          </table:table-cell>
          <table:table-cell office:value-type="float" office:value="17.1999570621052" calcext:value-type="float">
            <text:p>17.1999570621052</text:p>
          </table:table-cell>
          <table:table-cell office:value-type="float" office:value="0.716262975778547" calcext:value-type="float">
            <text:p>0.716262975778547</text:p>
          </table:table-cell>
          <table:table-cell office:value-type="float" office:value="5147.58823529412" calcext:value-type="float">
            <text:p>5147.58823529412</text:p>
          </table:table-cell>
          <table:table-cell office:value-type="float" office:value="17.2758496303799" calcext:value-type="float">
            <text:p>17.2758496303799</text:p>
          </table:table-cell>
          <table:table-cell office:value-type="float" office:value="0.65282583621684" calcext:value-type="float">
            <text:p>0.65282583621684</text:p>
          </table:table-cell>
          <table:table-cell office:value-type="float" office:value="5340.05882352941" calcext:value-type="float">
            <text:p>5340.05882352941</text:p>
          </table:table-cell>
          <table:table-cell office:value-type="float" office:value="17.562367204112" calcext:value-type="float">
            <text:p>17.562367204112</text:p>
          </table:table-cell>
          <table:table-cell table:style-name="ce7" office:value-type="float" office:value="0.888696655132641" calcext:value-type="float">
            <text:p>0.888696655132641</text:p>
          </table:table-cell>
          <table:table-cell table:style-name="ce7" office:value-type="float" office:value="1283.58823529412" calcext:value-type="float">
            <text:p>1283.58823529412</text:p>
          </table:table-cell>
          <table:table-cell table:style-name="ce7" office:value-type="float" office:value="19.2964063611045" calcext:value-type="float">
            <text:p>19.2964063611045</text:p>
          </table:table-cell>
          <table:table-cell office:value-type="float" office:value="0.72722029988466" calcext:value-type="float">
            <text:p>0.72722029988466</text:p>
          </table:table-cell>
          <table:table-cell office:value-type="float" office:value="2677.05882352941" calcext:value-type="float">
            <text:p>2677.05882352941</text:p>
          </table:table-cell>
          <table:table-cell office:value-type="float" office:value="17.9440784947708" calcext:value-type="float">
            <text:p>17.9440784947708</text:p>
          </table:table-cell>
          <table:table-cell table:number-columns-repeated="99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20.0426129634737" calcext:value-type="float">
            <text:p>20.0426129634737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17.8823529411765" calcext:value-type="float">
            <text:p>17.8823529411765</text:p>
          </table:table-cell>
          <table:table-cell office:value-type="float" office:value="4.66118421052632" calcext:value-type="float">
            <text:p>4.66118421052632</text:p>
          </table:table-cell>
          <table:table-cell office:value-type="float" office:value="0.323529411764706" calcext:value-type="float">
            <text:p>0.323529411764706</text:p>
          </table:table-cell>
          <table:table-cell office:value-type="float" office:value="298" calcext:value-type="float">
            <text:p>298</text:p>
          </table:table-cell>
          <table:table-cell office:value-type="float" office:value="4.88758147326727" calcext:value-type="float">
            <text:p>4.88758147326727</text:p>
          </table:table-cell>
          <table:table-cell office:value-type="float" office:value="0.651095732410612" calcext:value-type="float">
            <text:p>0.651095732410612</text:p>
          </table:table-cell>
          <table:table-cell office:value-type="float" office:value="7407.47058823529" calcext:value-type="float">
            <text:p>7407.47058823529</text:p>
          </table:table-cell>
          <table:table-cell office:value-type="float" office:value="15.5875354848545" calcext:value-type="float">
            <text:p>15.5875354848545</text:p>
          </table:table-cell>
          <table:table-cell office:value-type="float" office:value="0.658592848904268" calcext:value-type="float">
            <text:p>0.658592848904268</text:p>
          </table:table-cell>
          <table:table-cell office:value-type="float" office:value="6598.58823529412" calcext:value-type="float">
            <text:p>6598.58823529412</text:p>
          </table:table-cell>
          <table:table-cell office:value-type="float" office:value="17.1730256449727" calcext:value-type="float">
            <text:p>17.1730256449727</text:p>
          </table:table-cell>
          <table:table-cell office:value-type="float" office:value="0.717416378316032" calcext:value-type="float">
            <text:p>0.717416378316032</text:p>
          </table:table-cell>
          <table:table-cell office:value-type="float" office:value="5211.11764705882" calcext:value-type="float">
            <text:p>5211.11764705882</text:p>
          </table:table-cell>
          <table:table-cell office:value-type="float" office:value="16.5714692150699" calcext:value-type="float">
            <text:p>16.5714692150699</text:p>
          </table:table-cell>
          <table:table-cell office:value-type="float" office:value="0.729527104959631" calcext:value-type="float">
            <text:p>0.729527104959631</text:p>
          </table:table-cell>
          <table:table-cell office:value-type="float" office:value="4645.11764705882" calcext:value-type="float">
            <text:p>4645.11764705882</text:p>
          </table:table-cell>
          <table:table-cell office:value-type="float" office:value="17.8700883243388" calcext:value-type="float">
            <text:p>17.8700883243388</text:p>
          </table:table-cell>
          <table:table-cell table:style-name="ce7" office:value-type="float" office:value="0.866205305651672" calcext:value-type="float">
            <text:p>0.866205305651672</text:p>
          </table:table-cell>
          <table:table-cell table:style-name="ce7" office:value-type="float" office:value="1197.29411764706" calcext:value-type="float">
            <text:p>1197.29411764706</text:p>
          </table:table-cell>
          <table:table-cell table:style-name="ce7" office:value-type="float" office:value="19.5958907255612" calcext:value-type="float">
            <text:p>19.5958907255612</text:p>
          </table:table-cell>
          <table:table-cell office:value-type="float" office:value="0.768166089965398" calcext:value-type="float">
            <text:p>0.768166089965398</text:p>
          </table:table-cell>
          <table:table-cell office:value-type="float" office:value="2825.29411764706" calcext:value-type="float">
            <text:p>2825.29411764706</text:p>
          </table:table-cell>
          <table:table-cell office:value-type="float" office:value="18.6345005049306" calcext:value-type="float">
            <text:p>18.6345005049306</text:p>
          </table:table-cell>
          <table:table-cell table:number-columns-repeated="99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0.998269896193772" calcext:value-type="float">
            <text:p>0.998269896193772</text:p>
          </table:table-cell>
          <table:table-cell office:value-type="float" office:value="0" calcext:value-type="float">
            <text:p>0</text:p>
          </table:table-cell>
          <table:table-cell office:value-type="float" office:value="20.1562706369569" calcext:value-type="float">
            <text:p>20.1562706369569</text:p>
          </table:table-cell>
          <table:table-cell office:value-type="float" office:value="0.382352941176471" calcext:value-type="float">
            <text:p>0.382352941176471</text:p>
          </table:table-cell>
          <table:table-cell office:value-type="float" office:value="17.5294117647059" calcext:value-type="float">
            <text:p>17.5294117647059</text:p>
          </table:table-cell>
          <table:table-cell office:value-type="float" office:value="4.28187919463087" calcext:value-type="float">
            <text:p>4.28187919463087</text:p>
          </table:table-cell>
          <table:table-cell office:value-type="float" office:value="0.342560553633218" calcext:value-type="float">
            <text:p>0.342560553633218</text:p>
          </table:table-cell>
          <table:table-cell office:value-type="float" office:value="280" calcext:value-type="float">
            <text:p>280</text:p>
          </table:table-cell>
          <table:table-cell office:value-type="float" office:value="4.867096681542" calcext:value-type="float">
            <text:p>4.867096681542</text:p>
          </table:table-cell>
          <table:table-cell office:value-type="float" office:value="0.682237600922722" calcext:value-type="float">
            <text:p>0.682237600922722</text:p>
          </table:table-cell>
          <table:table-cell office:value-type="float" office:value="7068.11764705882" calcext:value-type="float">
            <text:p>7068.11764705882</text:p>
          </table:table-cell>
          <table:table-cell office:value-type="float" office:value="16.3741322896185" calcext:value-type="float">
            <text:p>16.3741322896185</text:p>
          </table:table-cell>
          <table:table-cell office:value-type="float" office:value="0.652249134948097" calcext:value-type="float">
            <text:p>0.652249134948097</text:p>
          </table:table-cell>
          <table:table-cell office:value-type="float" office:value="7316.64705882353" calcext:value-type="float">
            <text:p>7316.64705882353</text:p>
          </table:table-cell>
          <table:table-cell office:value-type="float" office:value="16.9903324155232" calcext:value-type="float">
            <text:p>16.9903324155232</text:p>
          </table:table-cell>
          <table:table-cell office:value-type="float" office:value="0.691464821222607" calcext:value-type="float">
            <text:p>0.691464821222607</text:p>
          </table:table-cell>
          <table:table-cell office:value-type="float" office:value="5353.88235294118" calcext:value-type="float">
            <text:p>5353.88235294118</text:p>
          </table:table-cell>
          <table:table-cell office:value-type="float" office:value="16.668169810937" calcext:value-type="float">
            <text:p>16.668169810937</text:p>
          </table:table-cell>
          <table:table-cell office:value-type="float" office:value="0.670126874279124" calcext:value-type="float">
            <text:p>0.670126874279124</text:p>
          </table:table-cell>
          <table:table-cell office:value-type="float" office:value="5221.41176470588" calcext:value-type="float">
            <text:p>5221.41176470588</text:p>
          </table:table-cell>
          <table:table-cell office:value-type="float" office:value="17.9846171539013" calcext:value-type="float">
            <text:p>17.9846171539013</text:p>
          </table:table-cell>
          <table:table-cell table:style-name="ce7" office:value-type="float" office:value="0.885813148788927" calcext:value-type="float">
            <text:p>0.885813148788927</text:p>
          </table:table-cell>
          <table:table-cell table:style-name="ce7" office:value-type="float" office:value="1221.70588235294" calcext:value-type="float">
            <text:p>1221.70588235294</text:p>
          </table:table-cell>
          <table:table-cell table:style-name="ce7" office:value-type="float" office:value="20.0361655557747" calcext:value-type="float">
            <text:p>20.0361655557747</text:p>
          </table:table-cell>
          <table:table-cell office:value-type="float" office:value="0.737024221453287" calcext:value-type="float">
            <text:p>0.737024221453287</text:p>
          </table:table-cell>
          <table:table-cell office:value-type="float" office:value="2633.64705882353" calcext:value-type="float">
            <text:p>2633.64705882353</text:p>
          </table:table-cell>
          <table:table-cell office:value-type="float" office:value="18.0019167498155" calcext:value-type="float">
            <text:p>18.0019167498155</text:p>
          </table:table-cell>
          <table:table-cell table:number-columns-repeated="99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8.9207064892778" calcext:value-type="float">
            <text:p>18.9207064892778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17.7647058823529" calcext:value-type="float">
            <text:p>17.7647058823529</text:p>
          </table:table-cell>
          <table:table-cell office:value-type="float" office:value="4.98013245033113" calcext:value-type="float">
            <text:p>4.98013245033113</text:p>
          </table:table-cell>
          <table:table-cell office:value-type="float" office:value="0.313148788927336" calcext:value-type="float">
            <text:p>0.313148788927336</text:p>
          </table:table-cell>
          <table:table-cell office:value-type="float" office:value="291" calcext:value-type="float">
            <text:p>291</text:p>
          </table:table-cell>
          <table:table-cell office:value-type="float" office:value="4.80993353313166" calcext:value-type="float">
            <text:p>4.80993353313166</text:p>
          </table:table-cell>
          <table:table-cell office:value-type="float" office:value="0.665513264129181" calcext:value-type="float">
            <text:p>0.665513264129181</text:p>
          </table:table-cell>
          <table:table-cell office:value-type="float" office:value="7091" calcext:value-type="float">
            <text:p>7091</text:p>
          </table:table-cell>
          <table:table-cell office:value-type="float" office:value="16.3369624636813" calcext:value-type="float">
            <text:p>16.3369624636813</text:p>
          </table:table-cell>
          <table:table-cell office:value-type="float" office:value="0.654555940023068" calcext:value-type="float">
            <text:p>0.654555940023068</text:p>
          </table:table-cell>
          <table:table-cell office:value-type="float" office:value="7109.47058823529" calcext:value-type="float">
            <text:p>7109.47058823529</text:p>
          </table:table-cell>
          <table:table-cell office:value-type="float" office:value="17.0648940148272" calcext:value-type="float">
            <text:p>17.0648940148272</text:p>
          </table:table-cell>
          <table:table-cell office:value-type="float" office:value="0.713379469434833" calcext:value-type="float">
            <text:p>0.713379469434833</text:p>
          </table:table-cell>
          <table:table-cell office:value-type="float" office:value="5156.52941176471" calcext:value-type="float">
            <text:p>5156.52941176471</text:p>
          </table:table-cell>
          <table:table-cell office:value-type="float" office:value="17.0866525544499" calcext:value-type="float">
            <text:p>17.0866525544499</text:p>
          </table:table-cell>
          <table:table-cell office:value-type="float" office:value="0.724913494809688" calcext:value-type="float">
            <text:p>0.724913494809688</text:p>
          </table:table-cell>
          <table:table-cell office:value-type="float" office:value="4987.58823529412" calcext:value-type="float">
            <text:p>4987.58823529412</text:p>
          </table:table-cell>
          <table:table-cell office:value-type="float" office:value="17.6273275424355" calcext:value-type="float">
            <text:p>17.6273275424355</text:p>
          </table:table-cell>
          <table:table-cell table:style-name="ce7" office:value-type="float" office:value="0.891580161476355" calcext:value-type="float">
            <text:p>0.891580161476355</text:p>
          </table:table-cell>
          <table:table-cell table:style-name="ce7" office:value-type="float" office:value="1354.35294117647" calcext:value-type="float">
            <text:p>1354.35294117647</text:p>
          </table:table-cell>
          <table:table-cell table:style-name="ce7" office:value-type="float" office:value="19.873600738307" calcext:value-type="float">
            <text:p>19.873600738307</text:p>
          </table:table-cell>
          <table:table-cell office:value-type="float" office:value="0.75836216839677" calcext:value-type="float">
            <text:p>0.75836216839677</text:p>
          </table:table-cell>
          <table:table-cell office:value-type="float" office:value="2566.70588235294" calcext:value-type="float">
            <text:p>2566.70588235294</text:p>
          </table:table-cell>
          <table:table-cell office:value-type="float" office:value="18.4477634249737" calcext:value-type="float">
            <text:p>18.4477634249737</text:p>
          </table:table-cell>
          <table:table-cell table:number-columns-repeated="99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8368953970614" calcext:value-type="float">
            <text:p>19.8368953970614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16.9411764705882" calcext:value-type="float">
            <text:p>16.9411764705882</text:p>
          </table:table-cell>
          <table:table-cell office:value-type="float" office:value="4.45486111111111" calcext:value-type="float">
            <text:p>4.45486111111111</text:p>
          </table:table-cell>
          <table:table-cell office:value-type="float" office:value="0.254325259515571" calcext:value-type="float">
            <text:p>0.254325259515571</text:p>
          </table:table-cell>
          <table:table-cell office:value-type="float" office:value="308" calcext:value-type="float">
            <text:p>308</text:p>
          </table:table-cell>
          <table:table-cell office:value-type="float" office:value="4.1973890022254" calcext:value-type="float">
            <text:p>4.1973890022254</text:p>
          </table:table-cell>
          <table:table-cell office:value-type="float" office:value="0.741061130334487" calcext:value-type="float">
            <text:p>0.741061130334487</text:p>
          </table:table-cell>
          <table:table-cell office:value-type="float" office:value="6205.82352941177" calcext:value-type="float">
            <text:p>6205.82352941177</text:p>
          </table:table-cell>
          <table:table-cell office:value-type="float" office:value="16.83450451443" calcext:value-type="float">
            <text:p>16.83450451443</text:p>
          </table:table-cell>
          <table:table-cell office:value-type="float" office:value="0.656286043829296" calcext:value-type="float">
            <text:p>0.656286043829296</text:p>
          </table:table-cell>
          <table:table-cell office:value-type="float" office:value="7546.76470588235" calcext:value-type="float">
            <text:p>7546.76470588235</text:p>
          </table:table-cell>
          <table:table-cell office:value-type="float" office:value="16.4389012845986" calcext:value-type="float">
            <text:p>16.4389012845986</text:p>
          </table:table-cell>
          <table:table-cell office:value-type="float" office:value="0.683967704728951" calcext:value-type="float">
            <text:p>0.683967704728951</text:p>
          </table:table-cell>
          <table:table-cell office:value-type="float" office:value="5547.47058823529" calcext:value-type="float">
            <text:p>5547.47058823529</text:p>
          </table:table-cell>
          <table:table-cell office:value-type="float" office:value="16.3825906811082" calcext:value-type="float">
            <text:p>16.3825906811082</text:p>
          </table:table-cell>
          <table:table-cell office:value-type="float" office:value="0.700692041522491" calcext:value-type="float">
            <text:p>0.700692041522491</text:p>
          </table:table-cell>
          <table:table-cell office:value-type="float" office:value="5039.17647058824" calcext:value-type="float">
            <text:p>5039.17647058824</text:p>
          </table:table-cell>
          <table:table-cell office:value-type="float" office:value="17.6364898512509" calcext:value-type="float">
            <text:p>17.6364898512509</text:p>
          </table:table-cell>
          <table:table-cell table:style-name="ce7" office:value-type="float" office:value="0.843137254901961" calcext:value-type="float">
            <text:p>0.843137254901961</text:p>
          </table:table-cell>
          <table:table-cell table:style-name="ce7" office:value-type="float" office:value="1420.58823529412" calcext:value-type="float">
            <text:p>1420.58823529412</text:p>
          </table:table-cell>
          <table:table-cell table:style-name="ce7" office:value-type="float" office:value="19.7653747982669" calcext:value-type="float">
            <text:p>19.7653747982669</text:p>
          </table:table-cell>
          <table:table-cell office:value-type="float" office:value="0.780853517877739" calcext:value-type="float">
            <text:p>0.780853517877739</text:p>
          </table:table-cell>
          <table:table-cell office:value-type="float" office:value="2532.70588235294" calcext:value-type="float">
            <text:p>2532.70588235294</text:p>
          </table:table-cell>
          <table:table-cell office:value-type="float" office:value="19.0154859831112" calcext:value-type="float">
            <text:p>19.0154859831112</text:p>
          </table:table-cell>
          <table:table-cell table:number-columns-repeated="99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1836911210412" calcext:value-type="float">
            <text:p>19.1836911210412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16.7647058823529" calcext:value-type="float">
            <text:p>16.7647058823529</text:p>
          </table:table-cell>
          <table:table-cell office:value-type="float" office:value="4.97894736842105" calcext:value-type="float">
            <text:p>4.97894736842105</text:p>
          </table:table-cell>
          <table:table-cell office:value-type="float" office:value="0.341983852364475" calcext:value-type="float">
            <text:p>0.341983852364475</text:p>
          </table:table-cell>
          <table:table-cell office:value-type="float" office:value="282" calcext:value-type="float">
            <text:p>282</text:p>
          </table:table-cell>
          <table:table-cell office:value-type="float" office:value="4.43673156893298" calcext:value-type="float">
            <text:p>4.43673156893298</text:p>
          </table:table-cell>
          <table:table-cell office:value-type="float" office:value="0.768742791234141" calcext:value-type="float">
            <text:p>0.768742791234141</text:p>
          </table:table-cell>
          <table:table-cell office:value-type="float" office:value="6271.82352941176" calcext:value-type="float">
            <text:p>6271.82352941176</text:p>
          </table:table-cell>
          <table:table-cell office:value-type="float" office:value="17.0860096360596" calcext:value-type="float">
            <text:p>17.0860096360596</text:p>
          </table:table-cell>
          <table:table-cell office:value-type="float" office:value="0.644752018454441" calcext:value-type="float">
            <text:p>0.644752018454441</text:p>
          </table:table-cell>
          <table:table-cell office:value-type="float" office:value="6905.88235294118" calcext:value-type="float">
            <text:p>6905.88235294118</text:p>
          </table:table-cell>
          <table:table-cell office:value-type="float" office:value="16.6723298384657" calcext:value-type="float">
            <text:p>16.6723298384657</text:p>
          </table:table-cell>
          <table:table-cell office:value-type="float" office:value="0.711072664359862" calcext:value-type="float">
            <text:p>0.711072664359862</text:p>
          </table:table-cell>
          <table:table-cell office:value-type="float" office:value="4840.41176470588" calcext:value-type="float">
            <text:p>4840.41176470588</text:p>
          </table:table-cell>
          <table:table-cell office:value-type="float" office:value="17.7099640145002" calcext:value-type="float">
            <text:p>17.7099640145002</text:p>
          </table:table-cell>
          <table:table-cell office:value-type="float" office:value="0.688581314878893" calcext:value-type="float">
            <text:p>0.688581314878893</text:p>
          </table:table-cell>
          <table:table-cell office:value-type="float" office:value="5469.64705882353" calcext:value-type="float">
            <text:p>5469.64705882353</text:p>
          </table:table-cell>
          <table:table-cell office:value-type="float" office:value="17.3825984011267" calcext:value-type="float">
            <text:p>17.3825984011267</text:p>
          </table:table-cell>
          <table:table-cell table:style-name="ce7" office:value-type="float" office:value="0.912341407151096" calcext:value-type="float">
            <text:p>0.912341407151096</text:p>
          </table:table-cell>
          <table:table-cell table:style-name="ce7" office:value-type="float" office:value="1324.17647058824" calcext:value-type="float">
            <text:p>1324.17647058824</text:p>
          </table:table-cell>
          <table:table-cell table:style-name="ce7" office:value-type="float" office:value="20.4568462029537" calcext:value-type="float">
            <text:p>20.4568462029537</text:p>
          </table:table-cell>
          <table:table-cell office:value-type="float" office:value="0.78719723183391" calcext:value-type="float">
            <text:p>0.78719723183391</text:p>
          </table:table-cell>
          <table:table-cell office:value-type="float" office:value="2677.94117647059" calcext:value-type="float">
            <text:p>2677.94117647059</text:p>
          </table:table-cell>
          <table:table-cell office:value-type="float" office:value="18.2270120370021" calcext:value-type="float">
            <text:p>18.2270120370021</text:p>
          </table:table-cell>
          <table:table-cell table:number-columns-repeated="99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2752652733824" calcext:value-type="float">
            <text:p>19.2752652733824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17.8235294117647" calcext:value-type="float">
            <text:p>17.8235294117647</text:p>
          </table:table-cell>
          <table:table-cell office:value-type="float" office:value="4.6996699669967" calcext:value-type="float">
            <text:p>4.6996699669967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292" calcext:value-type="float">
            <text:p>292</text:p>
          </table:table-cell>
          <table:table-cell office:value-type="float" office:value="5.93385657206335" calcext:value-type="float">
            <text:p>5.93385657206335</text:p>
          </table:table-cell>
          <table:table-cell office:value-type="float" office:value="0.708189158016148" calcext:value-type="float">
            <text:p>0.708189158016148</text:p>
          </table:table-cell>
          <table:table-cell office:value-type="float" office:value="6957.76470588235" calcext:value-type="float">
            <text:p>6957.76470588235</text:p>
          </table:table-cell>
          <table:table-cell office:value-type="float" office:value="16.2810800792953" calcext:value-type="float">
            <text:p>16.2810800792953</text:p>
          </table:table-cell>
          <table:table-cell office:value-type="float" office:value="0.682814302191465" calcext:value-type="float">
            <text:p>0.682814302191465</text:p>
          </table:table-cell>
          <table:table-cell office:value-type="float" office:value="6789" calcext:value-type="float">
            <text:p>6789</text:p>
          </table:table-cell>
          <table:table-cell office:value-type="float" office:value="17.4485686461623" calcext:value-type="float">
            <text:p>17.4485686461623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4727.76470588235" calcext:value-type="float">
            <text:p>4727.76470588235</text:p>
          </table:table-cell>
          <table:table-cell office:value-type="float" office:value="18.0571244910451" calcext:value-type="float">
            <text:p>18.0571244910451</text:p>
          </table:table-cell>
          <table:table-cell office:value-type="float" office:value="0.692041522491349" calcext:value-type="float">
            <text:p>0.692041522491349</text:p>
          </table:table-cell>
          <table:table-cell office:value-type="float" office:value="5197.17647058824" calcext:value-type="float">
            <text:p>5197.17647058824</text:p>
          </table:table-cell>
          <table:table-cell office:value-type="float" office:value="17.7619378413022" calcext:value-type="float">
            <text:p>17.7619378413022</text:p>
          </table:table-cell>
          <table:table-cell table:style-name="ce7" office:value-type="float" office:value="0.885813148788927" calcext:value-type="float">
            <text:p>0.885813148788927</text:p>
          </table:table-cell>
          <table:table-cell table:style-name="ce7" office:value-type="float" office:value="1248.05882352941" calcext:value-type="float">
            <text:p>1248.05882352941</text:p>
          </table:table-cell>
          <table:table-cell table:style-name="ce7" office:value-type="float" office:value="19.7919976542211" calcext:value-type="float">
            <text:p>19.7919976542211</text:p>
          </table:table-cell>
          <table:table-cell office:value-type="float" office:value="0.825259515570934" calcext:value-type="float">
            <text:p>0.825259515570934</text:p>
          </table:table-cell>
          <table:table-cell office:value-type="float" office:value="2574.47058823529" calcext:value-type="float">
            <text:p>2574.47058823529</text:p>
          </table:table-cell>
          <table:table-cell office:value-type="float" office:value="18.7772640700376" calcext:value-type="float">
            <text:p>18.7772640700376</text:p>
          </table:table-cell>
          <table:table-cell table:number-columns-repeated="99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40.2797246058947" calcext:value-type="float">
            <text:p>40.2797246058947</text:p>
          </table:table-cell>
          <table:table-cell office:value-type="float" office:value="0.02" calcext:value-type="float">
            <text:p>0.02</text:p>
          </table:table-cell>
          <table:table-cell office:value-type="float" office:value="9.23529411764706" calcext:value-type="float">
            <text:p>9.23529411764706</text:p>
          </table:table-cell>
          <table:table-cell office:value-type="float" office:value="6.47133757961784" calcext:value-type="float">
            <text:p>6.47133757961784</text:p>
          </table:table-cell>
          <table:table-cell office:value-type="float" office:value="0.12" calcext:value-type="float">
            <text:p>0.12</text:p>
          </table:table-cell>
          <table:table-cell office:value-type="float" office:value="143" calcext:value-type="float">
            <text:p>143</text:p>
          </table:table-cell>
          <table:table-cell office:value-type="float" office:value="7.20905628438426" calcext:value-type="float">
            <text:p>7.20905628438426</text:p>
          </table:table-cell>
          <table:table-cell office:value-type="float" office:value="0.254117647058823" calcext:value-type="float">
            <text:p>0.254117647058823</text:p>
          </table:table-cell>
          <table:table-cell office:value-type="float" office:value="8021.35294117647" calcext:value-type="float">
            <text:p>8021.35294117647</text:p>
          </table:table-cell>
          <table:table-cell office:value-type="float" office:value="21.8064886689265" calcext:value-type="float">
            <text:p>21.8064886689265</text:p>
          </table:table-cell>
          <table:table-cell office:value-type="float" office:value="0.344705882352941" calcext:value-type="float">
            <text:p>0.344705882352941</text:p>
          </table:table-cell>
          <table:table-cell office:value-type="float" office:value="6963.47058823529" calcext:value-type="float">
            <text:p>6963.47058823529</text:p>
          </table:table-cell>
          <table:table-cell office:value-type="float" office:value="27.5186746183721" calcext:value-type="float">
            <text:p>27.5186746183721</text:p>
          </table:table-cell>
          <table:table-cell office:value-type="float" office:value="0.269411764705882" calcext:value-type="float">
            <text:p>0.269411764705882</text:p>
          </table:table-cell>
          <table:table-cell office:value-type="float" office:value="5996.23529411765" calcext:value-type="float">
            <text:p>5996.23529411765</text:p>
          </table:table-cell>
          <table:table-cell office:value-type="float" office:value="26.4488220773444" calcext:value-type="float">
            <text:p>26.4488220773444</text:p>
          </table:table-cell>
          <table:table-cell office:value-type="float" office:value="0.263529411764706" calcext:value-type="float">
            <text:p>0.263529411764706</text:p>
          </table:table-cell>
          <table:table-cell office:value-type="float" office:value="6117.41176470588" calcext:value-type="float">
            <text:p>6117.41176470588</text:p>
          </table:table-cell>
          <table:table-cell office:value-type="float" office:value="26.9419069334938" calcext:value-type="float">
            <text:p>26.9419069334938</text:p>
          </table:table-cell>
          <table:table-cell table:style-name="ce7" office:value-type="float" office:value="0.610588235294118" calcext:value-type="float">
            <text:p>0.610588235294118</text:p>
          </table:table-cell>
          <table:table-cell table:style-name="ce7" office:value-type="float" office:value="975.941176470588" calcext:value-type="float">
            <text:p>975.941176470588</text:p>
          </table:table-cell>
          <table:table-cell table:style-name="ce7" office:value-type="float" office:value="34.5287503536422" calcext:value-type="float">
            <text:p>34.5287503536422</text:p>
          </table:table-cell>
          <table:table-cell office:value-type="float" office:value="0.437647058823529" calcext:value-type="float">
            <text:p>0.437647058823529</text:p>
          </table:table-cell>
          <table:table-cell office:value-type="float" office:value="1775.64705882353" calcext:value-type="float">
            <text:p>1775.64705882353</text:p>
          </table:table-cell>
          <table:table-cell office:value-type="float" office:value="32.328154689389" calcext:value-type="float">
            <text:p>32.328154689389</text:p>
          </table:table-cell>
          <table:table-cell table:number-columns-repeated="99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0.996470588235294" calcext:value-type="float">
            <text:p>0.99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39.6543607201986" calcext:value-type="float">
            <text:p>39.6543607201986</text:p>
          </table:table-cell>
          <table:table-cell office:value-type="float" office:value="0.06" calcext:value-type="float">
            <text:p>0.06</text:p>
          </table:table-cell>
          <table:table-cell office:value-type="float" office:value="8.70588235294118" calcext:value-type="float">
            <text:p>8.70588235294118</text:p>
          </table:table-cell>
          <table:table-cell office:value-type="float" office:value="7.25675675675676" calcext:value-type="float">
            <text:p>7.25675675675676</text:p>
          </table:table-cell>
          <table:table-cell office:value-type="float" office:value="0.02" calcext:value-type="float">
            <text:p>0.02</text:p>
          </table:table-cell>
          <table:table-cell office:value-type="float" office:value="129" calcext:value-type="float">
            <text:p>129</text:p>
          </table:table-cell>
          <table:table-cell office:value-type="float" office:value="8.09401053728578" calcext:value-type="float">
            <text:p>8.09401053728578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8223.23529411765" calcext:value-type="float">
            <text:p>8223.23529411765</text:p>
          </table:table-cell>
          <table:table-cell office:value-type="float" office:value="24.9018360468077" calcext:value-type="float">
            <text:p>24.9018360468077</text:p>
          </table:table-cell>
          <table:table-cell office:value-type="float" office:value="0.230588235294117" calcext:value-type="float">
            <text:p>0.230588235294117</text:p>
          </table:table-cell>
          <table:table-cell office:value-type="float" office:value="8200.52941176471" calcext:value-type="float">
            <text:p>8200.52941176471</text:p>
          </table:table-cell>
          <table:table-cell office:value-type="float" office:value="25.8578809515156" calcext:value-type="float">
            <text:p>25.8578809515156</text:p>
          </table:table-cell>
          <table:table-cell office:value-type="float" office:value="0.262352941176471" calcext:value-type="float">
            <text:p>0.262352941176471</text:p>
          </table:table-cell>
          <table:table-cell office:value-type="float" office:value="6278.05882352941" calcext:value-type="float">
            <text:p>6278.05882352941</text:p>
          </table:table-cell>
          <table:table-cell office:value-type="float" office:value="25.4826634503805" calcext:value-type="float">
            <text:p>25.4826634503805</text:p>
          </table:table-cell>
          <table:table-cell office:value-type="float" office:value="0.271764705882353" calcext:value-type="float">
            <text:p>0.271764705882353</text:p>
          </table:table-cell>
          <table:table-cell office:value-type="float" office:value="6163.94117647059" calcext:value-type="float">
            <text:p>6163.94117647059</text:p>
          </table:table-cell>
          <table:table-cell office:value-type="float" office:value="28.3599265773744" calcext:value-type="float">
            <text:p>28.3599265773744</text:p>
          </table:table-cell>
          <table:table-cell table:style-name="ce7" office:value-type="float" office:value="0.676470588235294" calcext:value-type="float">
            <text:p>0.676470588235294</text:p>
          </table:table-cell>
          <table:table-cell table:style-name="ce7" office:value-type="float" office:value="963.235294117647" calcext:value-type="float">
            <text:p>963.235294117647</text:p>
          </table:table-cell>
          <table:table-cell table:style-name="ce7" office:value-type="float" office:value="35.4362755365091" calcext:value-type="float">
            <text:p>35.4362755365091</text:p>
          </table:table-cell>
          <table:table-cell office:value-type="float" office:value="0.412941176470588" calcext:value-type="float">
            <text:p>0.412941176470588</text:p>
          </table:table-cell>
          <table:table-cell office:value-type="float" office:value="1900.11764705882" calcext:value-type="float">
            <text:p>1900.11764705882</text:p>
          </table:table-cell>
          <table:table-cell office:value-type="float" office:value="31.1645757271135" calcext:value-type="float">
            <text:p>31.1645757271135</text:p>
          </table:table-cell>
          <table:table-cell table:number-columns-repeated="99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39.6128990382825" calcext:value-type="float">
            <text:p>39.6128990382825</text:p>
          </table:table-cell>
          <table:table-cell office:value-type="float" office:value="0.04" calcext:value-type="float">
            <text:p>0.04</text:p>
          </table:table-cell>
          <table:table-cell office:value-type="float" office:value="8.76470588235294" calcext:value-type="float">
            <text:p>8.76470588235294</text:p>
          </table:table-cell>
          <table:table-cell office:value-type="float" office:value="6.38255033557047" calcext:value-type="float">
            <text:p>6.38255033557047</text:p>
          </table:table-cell>
          <table:table-cell office:value-type="float" office:value="0.06" calcext:value-type="float">
            <text:p>0.06</text:p>
          </table:table-cell>
          <table:table-cell office:value-type="float" office:value="149" calcext:value-type="float">
            <text:p>149</text:p>
          </table:table-cell>
          <table:table-cell office:value-type="float" office:value="6.87446783538375" calcext:value-type="float">
            <text:p>6.87446783538375</text:p>
          </table:table-cell>
          <table:table-cell office:value-type="float" office:value="0.294117647058824" calcext:value-type="float">
            <text:p>0.294117647058824</text:p>
          </table:table-cell>
          <table:table-cell office:value-type="float" office:value="7715.94117647059" calcext:value-type="float">
            <text:p>7715.94117647059</text:p>
          </table:table-cell>
          <table:table-cell office:value-type="float" office:value="24.525476530561" calcext:value-type="float">
            <text:p>24.525476530561</text:p>
          </table:table-cell>
          <table:table-cell office:value-type="float" office:value="0.228235294117647" calcext:value-type="float">
            <text:p>0.228235294117647</text:p>
          </table:table-cell>
          <table:table-cell office:value-type="float" office:value="8438.94117647059" calcext:value-type="float">
            <text:p>8438.94117647059</text:p>
          </table:table-cell>
          <table:table-cell office:value-type="float" office:value="25.0498689758136" calcext:value-type="float">
            <text:p>25.0498689758136</text:p>
          </table:table-cell>
          <table:table-cell office:value-type="float" office:value="0.264705882352941" calcext:value-type="float">
            <text:p>0.264705882352941</text:p>
          </table:table-cell>
          <table:table-cell office:value-type="float" office:value="6490.11764705882" calcext:value-type="float">
            <text:p>6490.11764705882</text:p>
          </table:table-cell>
          <table:table-cell office:value-type="float" office:value="24.7209375783284" calcext:value-type="float">
            <text:p>24.7209375783284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6089.23529411765" calcext:value-type="float">
            <text:p>6089.23529411765</text:p>
          </table:table-cell>
          <table:table-cell office:value-type="float" office:value="26.6642871998184" calcext:value-type="float">
            <text:p>26.6642871998184</text:p>
          </table:table-cell>
          <table:table-cell table:style-name="ce7" office:value-type="float" office:value="0.658823529411765" calcext:value-type="float">
            <text:p>0.658823529411765</text:p>
          </table:table-cell>
          <table:table-cell table:style-name="ce7" office:value-type="float" office:value="941.529411764706" calcext:value-type="float">
            <text:p>941.529411764706</text:p>
          </table:table-cell>
          <table:table-cell table:style-name="ce7" office:value-type="float" office:value="37.5382897893441" calcext:value-type="float">
            <text:p>37.5382897893441</text:p>
          </table:table-cell>
          <table:table-cell office:value-type="float" office:value="0.454117647058823" calcext:value-type="float">
            <text:p>0.454117647058823</text:p>
          </table:table-cell>
          <table:table-cell office:value-type="float" office:value="1886.47058823529" calcext:value-type="float">
            <text:p>1886.47058823529</text:p>
          </table:table-cell>
          <table:table-cell office:value-type="float" office:value="30.1643924921083" calcext:value-type="float">
            <text:p>30.1643924921083</text:p>
          </table:table-cell>
          <table:table-cell table:number-columns-repeated="99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0.995294117647059" calcext:value-type="float">
            <text:p>0.99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40.0487979331804" calcext:value-type="float">
            <text:p>40.0487979331804</text:p>
          </table:table-cell>
          <table:table-cell office:value-type="float" office:value="0.06" calcext:value-type="float">
            <text:p>0.06</text:p>
          </table:table-cell>
          <table:table-cell office:value-type="float" office:value="8.58823529411765" calcext:value-type="float">
            <text:p>8.58823529411765</text:p>
          </table:table-cell>
          <table:table-cell office:value-type="float" office:value="8.49315068493151" calcext:value-type="float">
            <text:p>8.49315068493151</text:p>
          </table:table-cell>
          <table:table-cell office:value-type="float" office:value="0.02" calcext:value-type="float">
            <text:p>0.02</text:p>
          </table:table-cell>
          <table:table-cell office:value-type="float" office:value="140" calcext:value-type="float">
            <text:p>140</text:p>
          </table:table-cell>
          <table:table-cell office:value-type="float" office:value="7.51344537815126" calcext:value-type="float">
            <text:p>7.51344537815126</text:p>
          </table:table-cell>
          <table:table-cell office:value-type="float" office:value="0.237647058823529" calcext:value-type="float">
            <text:p>0.237647058823529</text:p>
          </table:table-cell>
          <table:table-cell office:value-type="float" office:value="8161.94117647059" calcext:value-type="float">
            <text:p>8161.94117647059</text:p>
          </table:table-cell>
          <table:table-cell office:value-type="float" office:value="24.1636163115083" calcext:value-type="float">
            <text:p>24.1636163115083</text:p>
          </table:table-cell>
          <table:table-cell office:value-type="float" office:value="0.234117647058823" calcext:value-type="float">
            <text:p>0.234117647058823</text:p>
          </table:table-cell>
          <table:table-cell office:value-type="float" office:value="8396.29411764706" calcext:value-type="float">
            <text:p>8396.29411764706</text:p>
          </table:table-cell>
          <table:table-cell office:value-type="float" office:value="26.4793323549155" calcext:value-type="float">
            <text:p>26.4793323549155</text:p>
          </table:table-cell>
          <table:table-cell office:value-type="float" office:value="0.271764705882353" calcext:value-type="float">
            <text:p>0.271764705882353</text:p>
          </table:table-cell>
          <table:table-cell office:value-type="float" office:value="6247.58823529412" calcext:value-type="float">
            <text:p>6247.58823529412</text:p>
          </table:table-cell>
          <table:table-cell office:value-type="float" office:value="26.5976981454405" calcext:value-type="float">
            <text:p>26.5976981454405</text:p>
          </table:table-cell>
          <table:table-cell office:value-type="float" office:value="0.261176470588235" calcext:value-type="float">
            <text:p>0.261176470588235</text:p>
          </table:table-cell>
          <table:table-cell office:value-type="float" office:value="5917.17647058824" calcext:value-type="float">
            <text:p>5917.17647058824</text:p>
          </table:table-cell>
          <table:table-cell office:value-type="float" office:value="26.5902864479516" calcext:value-type="float">
            <text:p>26.5902864479516</text:p>
          </table:table-cell>
          <table:table-cell table:style-name="ce7" office:value-type="float" office:value="0.572941176470588" calcext:value-type="float">
            <text:p>0.572941176470588</text:p>
          </table:table-cell>
          <table:table-cell table:style-name="ce7" office:value-type="float" office:value="1006.35294117647" calcext:value-type="float">
            <text:p>1006.35294117647</text:p>
          </table:table-cell>
          <table:table-cell table:style-name="ce7" office:value-type="float" office:value="35.9511753213284" calcext:value-type="float">
            <text:p>35.9511753213284</text:p>
          </table:table-cell>
          <table:table-cell office:value-type="float" office:value="0.432941176470588" calcext:value-type="float">
            <text:p>0.432941176470588</text:p>
          </table:table-cell>
          <table:table-cell office:value-type="float" office:value="1773.17647058824" calcext:value-type="float">
            <text:p>1773.17647058824</text:p>
          </table:table-cell>
          <table:table-cell office:value-type="float" office:value="31.3419121520374" calcext:value-type="float">
            <text:p>31.3419121520374</text:p>
          </table:table-cell>
          <table:table-cell table:number-columns-repeated="99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.8168389841837" calcext:value-type="float">
            <text:p>38.8168389841837</text:p>
          </table:table-cell>
          <table:table-cell office:value-type="float" office:value="0.04" calcext:value-type="float">
            <text:p>0.04</text:p>
          </table:table-cell>
          <table:table-cell office:value-type="float" office:value="8.70588235294118" calcext:value-type="float">
            <text:p>8.70588235294118</text:p>
          </table:table-cell>
          <table:table-cell office:value-type="float" office:value="5.73648648648649" calcext:value-type="float">
            <text:p>5.73648648648649</text:p>
          </table:table-cell>
          <table:table-cell office:value-type="float" office:value="0.0588235294117647" calcext:value-type="float">
            <text:p>0.058823529411765</text:p>
          </table:table-cell>
          <table:table-cell office:value-type="float" office:value="143" calcext:value-type="float">
            <text:p>143</text:p>
          </table:table-cell>
          <table:table-cell office:value-type="float" office:value="7.36868268434134" calcext:value-type="float">
            <text:p>7.36868268434134</text:p>
          </table:table-cell>
          <table:table-cell office:value-type="float" office:value="0.236470588235294" calcext:value-type="float">
            <text:p>0.236470588235294</text:p>
          </table:table-cell>
          <table:table-cell office:value-type="float" office:value="8094.58823529412" calcext:value-type="float">
            <text:p>8094.58823529412</text:p>
          </table:table-cell>
          <table:table-cell office:value-type="float" office:value="26.030989106791" calcext:value-type="float">
            <text:p>26.030989106791</text:p>
          </table:table-cell>
          <table:table-cell office:value-type="float" office:value="0.261176470588235" calcext:value-type="float">
            <text:p>0.261176470588235</text:p>
          </table:table-cell>
          <table:table-cell office:value-type="float" office:value="8292.88235294118" calcext:value-type="float">
            <text:p>8292.88235294118</text:p>
          </table:table-cell>
          <table:table-cell office:value-type="float" office:value="24.8855861842678" calcext:value-type="float">
            <text:p>24.8855861842678</text:p>
          </table:table-cell>
          <table:table-cell office:value-type="float" office:value="0.247058823529412" calcext:value-type="float">
            <text:p>0.247058823529412</text:p>
          </table:table-cell>
          <table:table-cell office:value-type="float" office:value="6265.05882352941" calcext:value-type="float">
            <text:p>6265.05882352941</text:p>
          </table:table-cell>
          <table:table-cell office:value-type="float" office:value="23.8059623759172" calcext:value-type="float">
            <text:p>23.8059623759172</text:p>
          </table:table-cell>
          <table:table-cell office:value-type="float" office:value="0.224705882352941" calcext:value-type="float">
            <text:p>0.224705882352941</text:p>
          </table:table-cell>
          <table:table-cell office:value-type="float" office:value="6334.29411764706" calcext:value-type="float">
            <text:p>6334.29411764706</text:p>
          </table:table-cell>
          <table:table-cell office:value-type="float" office:value="24.8533370355423" calcext:value-type="float">
            <text:p>24.8533370355423</text:p>
          </table:table-cell>
          <table:table-cell table:style-name="ce7" office:value-type="float" office:value="0.53764705882353" calcext:value-type="float">
            <text:p>0.53764705882353</text:p>
          </table:table-cell>
          <table:table-cell table:style-name="ce7" office:value-type="float" office:value="1022.70588235294" calcext:value-type="float">
            <text:p>1022.70588235294</text:p>
          </table:table-cell>
          <table:table-cell table:style-name="ce7" office:value-type="float" office:value="33.9046070933707" calcext:value-type="float">
            <text:p>33.9046070933707</text:p>
          </table:table-cell>
          <table:table-cell office:value-type="float" office:value="0.431764705882353" calcext:value-type="float">
            <text:p>0.431764705882353</text:p>
          </table:table-cell>
          <table:table-cell office:value-type="float" office:value="1850.94117647059" calcext:value-type="float">
            <text:p>1850.94117647059</text:p>
          </table:table-cell>
          <table:table-cell office:value-type="float" office:value="31.7909740630072" calcext:value-type="float">
            <text:p>31.7909740630072</text:p>
          </table:table-cell>
          <table:table-cell table:number-columns-repeated="99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39.8624769309636" calcext:value-type="float">
            <text:p>39.8624769309636</text:p>
          </table:table-cell>
          <table:table-cell office:value-type="float" office:value="0.06" calcext:value-type="float">
            <text:p>0.06</text:p>
          </table:table-cell>
          <table:table-cell office:value-type="float" office:value="8.94117647058824" calcext:value-type="float">
            <text:p>8.94117647058824</text:p>
          </table:table-cell>
          <table:table-cell office:value-type="float" office:value="5.82236842105263" calcext:value-type="float">
            <text:p>5.82236842105263</text:p>
          </table:table-cell>
          <table:table-cell office:value-type="float" office:value="0.02" calcext:value-type="float">
            <text:p>0.02</text:p>
          </table:table-cell>
          <table:table-cell office:value-type="float" office:value="131" calcext:value-type="float">
            <text:p>131</text:p>
          </table:table-cell>
          <table:table-cell office:value-type="float" office:value="6.86162826845359" calcext:value-type="float">
            <text:p>6.86162826845359</text:p>
          </table:table-cell>
          <table:table-cell office:value-type="float" office:value="0.247058823529412" calcext:value-type="float">
            <text:p>0.247058823529412</text:p>
          </table:table-cell>
          <table:table-cell office:value-type="float" office:value="8049.88235294118" calcext:value-type="float">
            <text:p>8049.88235294118</text:p>
          </table:table-cell>
          <table:table-cell office:value-type="float" office:value="24.7763189310152" calcext:value-type="float">
            <text:p>24.7763189310152</text:p>
          </table:table-cell>
          <table:table-cell office:value-type="float" office:value="0.241176470588235" calcext:value-type="float">
            <text:p>0.241176470588235</text:p>
          </table:table-cell>
          <table:table-cell office:value-type="float" office:value="7617.70588235294" calcext:value-type="float">
            <text:p>7617.70588235294</text:p>
          </table:table-cell>
          <table:table-cell office:value-type="float" office:value="26.8954892000343" calcext:value-type="float">
            <text:p>26.8954892000343</text:p>
          </table:table-cell>
          <table:table-cell office:value-type="float" office:value="0.3" calcext:value-type="float">
            <text:p>0.3</text:p>
          </table:table-cell>
          <table:table-cell office:value-type="float" office:value="5890.05882352941" calcext:value-type="float">
            <text:p>5890.05882352941</text:p>
          </table:table-cell>
          <table:table-cell office:value-type="float" office:value="25.5779806692331" calcext:value-type="float">
            <text:p>25.5779806692331</text:p>
          </table:table-cell>
          <table:table-cell office:value-type="float" office:value="0.256470588235294" calcext:value-type="float">
            <text:p>0.256470588235294</text:p>
          </table:table-cell>
          <table:table-cell office:value-type="float" office:value="6184.17647058824" calcext:value-type="float">
            <text:p>6184.17647058824</text:p>
          </table:table-cell>
          <table:table-cell office:value-type="float" office:value="25.5519667319871" calcext:value-type="float">
            <text:p>25.5519667319871</text:p>
          </table:table-cell>
          <table:table-cell table:style-name="ce7" office:value-type="float" office:value="0.58" calcext:value-type="float">
            <text:p>0.58</text:p>
          </table:table-cell>
          <table:table-cell table:style-name="ce7" office:value-type="float" office:value="1009.88235294118" calcext:value-type="float">
            <text:p>1009.88235294118</text:p>
          </table:table-cell>
          <table:table-cell table:style-name="ce7" office:value-type="float" office:value="35.5082052902586" calcext:value-type="float">
            <text:p>35.5082052902586</text:p>
          </table:table-cell>
          <table:table-cell office:value-type="float" office:value="0.409411764705882" calcext:value-type="float">
            <text:p>0.409411764705882</text:p>
          </table:table-cell>
          <table:table-cell office:value-type="float" office:value="1737.88235294118" calcext:value-type="float">
            <text:p>1737.88235294118</text:p>
          </table:table-cell>
          <table:table-cell office:value-type="float" office:value="32.0479143552214" calcext:value-type="float">
            <text:p>32.0479143552214</text:p>
          </table:table-cell>
          <table:table-cell table:number-columns-repeated="99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0.995294117647059" calcext:value-type="float">
            <text:p>0.99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39.4713237566957" calcext:value-type="float">
            <text:p>39.4713237566957</text:p>
          </table:table-cell>
          <table:table-cell office:value-type="float" office:value="0.04" calcext:value-type="float">
            <text:p>0.04</text:p>
          </table:table-cell>
          <table:table-cell office:value-type="float" office:value="9.35294117647059" calcext:value-type="float">
            <text:p>9.35294117647059</text:p>
          </table:table-cell>
          <table:table-cell office:value-type="float" office:value="7.09433962264151" calcext:value-type="float">
            <text:p>7.09433962264151</text:p>
          </table:table-cell>
          <table:table-cell office:value-type="float" office:value="0.02" calcext:value-type="float">
            <text:p>0.02</text:p>
          </table:table-cell>
          <table:table-cell office:value-type="float" office:value="150" calcext:value-type="float">
            <text:p>150</text:p>
          </table:table-cell>
          <table:table-cell office:value-type="float" office:value="5.26196078431373" calcext:value-type="float">
            <text:p>5.26196078431373</text:p>
          </table:table-cell>
          <table:table-cell office:value-type="float" office:value="0.317647058823529" calcext:value-type="float">
            <text:p>0.317647058823529</text:p>
          </table:table-cell>
          <table:table-cell office:value-type="float" office:value="7441.82352941176" calcext:value-type="float">
            <text:p>7441.82352941176</text:p>
          </table:table-cell>
          <table:table-cell office:value-type="float" office:value="25.4037501605086" calcext:value-type="float">
            <text:p>25.4037501605086</text:p>
          </table:table-cell>
          <table:table-cell office:value-type="float" office:value="0.243529411764706" calcext:value-type="float">
            <text:p>0.243529411764706</text:p>
          </table:table-cell>
          <table:table-cell office:value-type="float" office:value="8095.05882352941" calcext:value-type="float">
            <text:p>8095.05882352941</text:p>
          </table:table-cell>
          <table:table-cell office:value-type="float" office:value="25.8650672733232" calcext:value-type="float">
            <text:p>25.8650672733232</text:p>
          </table:table-cell>
          <table:table-cell office:value-type="float" office:value="0.290588235294118" calcext:value-type="float">
            <text:p>0.290588235294118</text:p>
          </table:table-cell>
          <table:table-cell office:value-type="float" office:value="6094.88235294118" calcext:value-type="float">
            <text:p>6094.88235294118</text:p>
          </table:table-cell>
          <table:table-cell office:value-type="float" office:value="26.9899901186454" calcext:value-type="float">
            <text:p>26.9899901186454</text:p>
          </table:table-cell>
          <table:table-cell office:value-type="float" office:value="0.285882352941176" calcext:value-type="float">
            <text:p>0.285882352941176</text:p>
          </table:table-cell>
          <table:table-cell office:value-type="float" office:value="5681.05882352941" calcext:value-type="float">
            <text:p>5681.05882352941</text:p>
          </table:table-cell>
          <table:table-cell office:value-type="float" office:value="27.3018490591369" calcext:value-type="float">
            <text:p>27.3018490591369</text:p>
          </table:table-cell>
          <table:table-cell table:style-name="ce7" office:value-type="float" office:value="0.62" calcext:value-type="float">
            <text:p>0.62</text:p>
          </table:table-cell>
          <table:table-cell table:style-name="ce7" office:value-type="float" office:value="999.705882352941" calcext:value-type="float">
            <text:p>999.705882352941</text:p>
          </table:table-cell>
          <table:table-cell table:style-name="ce7" office:value-type="float" office:value="36.0917211115007" calcext:value-type="float">
            <text:p>36.0917211115007</text:p>
          </table:table-cell>
          <table:table-cell office:value-type="float" office:value="0.423529411764706" calcext:value-type="float">
            <text:p>0.423529411764706</text:p>
          </table:table-cell>
          <table:table-cell office:value-type="float" office:value="1831.47058823529" calcext:value-type="float">
            <text:p>1831.47058823529</text:p>
          </table:table-cell>
          <table:table-cell office:value-type="float" office:value="32.4392841268828" calcext:value-type="float">
            <text:p>32.4392841268828</text:p>
          </table:table-cell>
          <table:table-cell table:number-columns-repeated="99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0.987058823529412" calcext:value-type="float">
            <text:p>0.98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40.1911736401771" calcext:value-type="float">
            <text:p>40.1911736401771</text:p>
          </table:table-cell>
          <table:table-cell office:value-type="float" office:value="0.04" calcext:value-type="float">
            <text:p>0.04</text:p>
          </table:table-cell>
          <table:table-cell office:value-type="float" office:value="8.52941176470588" calcext:value-type="float">
            <text:p>8.52941176470588</text:p>
          </table:table-cell>
          <table:table-cell office:value-type="float" office:value="5.84827586206896" calcext:value-type="float">
            <text:p>5.84827586206896</text:p>
          </table:table-cell>
          <table:table-cell office:value-type="float" office:value="0.02" calcext:value-type="float">
            <text:p>0.02</text:p>
          </table:table-cell>
          <table:table-cell office:value-type="float" office:value="156" calcext:value-type="float">
            <text:p>156</text:p>
          </table:table-cell>
          <table:table-cell office:value-type="float" office:value="5.49129080912762" calcext:value-type="float">
            <text:p>5.49129080912762</text:p>
          </table:table-cell>
          <table:table-cell office:value-type="float" office:value="0.275294117647059" calcext:value-type="float">
            <text:p>0.275294117647059</text:p>
          </table:table-cell>
          <table:table-cell office:value-type="float" office:value="8258.29411764706" calcext:value-type="float">
            <text:p>8258.29411764706</text:p>
          </table:table-cell>
          <table:table-cell office:value-type="float" office:value="23.421779277521" calcext:value-type="float">
            <text:p>23.421779277521</text:p>
          </table:table-cell>
          <table:table-cell office:value-type="float" office:value="0.227058823529412" calcext:value-type="float">
            <text:p>0.227058823529412</text:p>
          </table:table-cell>
          <table:table-cell office:value-type="float" office:value="8178.17647058824" calcext:value-type="float">
            <text:p>8178.17647058824</text:p>
          </table:table-cell>
          <table:table-cell office:value-type="float" office:value="26.0351556901194" calcext:value-type="float">
            <text:p>26.0351556901194</text:p>
          </table:table-cell>
          <table:table-cell office:value-type="float" office:value="0.287058823529412" calcext:value-type="float">
            <text:p>0.287058823529412</text:p>
          </table:table-cell>
          <table:table-cell office:value-type="float" office:value="5946.41176470588" calcext:value-type="float">
            <text:p>5946.41176470588</text:p>
          </table:table-cell>
          <table:table-cell office:value-type="float" office:value="26.8721702864607" calcext:value-type="float">
            <text:p>26.8721702864607</text:p>
          </table:table-cell>
          <table:table-cell office:value-type="float" office:value="0.24" calcext:value-type="float">
            <text:p>0.24</text:p>
          </table:table-cell>
          <table:table-cell office:value-type="float" office:value="6114.47058823529" calcext:value-type="float">
            <text:p>6114.47058823529</text:p>
          </table:table-cell>
          <table:table-cell office:value-type="float" office:value="26.6628725151535" calcext:value-type="float">
            <text:p>26.6628725151535</text:p>
          </table:table-cell>
          <table:table-cell table:style-name="ce7" office:value-type="float" office:value="0.563529411764706" calcext:value-type="float">
            <text:p>0.563529411764706</text:p>
          </table:table-cell>
          <table:table-cell table:style-name="ce7" office:value-type="float" office:value="1026.64705882353" calcext:value-type="float">
            <text:p>1026.64705882353</text:p>
          </table:table-cell>
          <table:table-cell table:style-name="ce7" office:value-type="float" office:value="34.1481058660394" calcext:value-type="float">
            <text:p>34.1481058660394</text:p>
          </table:table-cell>
          <table:table-cell office:value-type="float" office:value="0.471764705882353" calcext:value-type="float">
            <text:p>0.471764705882353</text:p>
          </table:table-cell>
          <table:table-cell office:value-type="float" office:value="1942.64705882353" calcext:value-type="float">
            <text:p>1942.64705882353</text:p>
          </table:table-cell>
          <table:table-cell office:value-type="float" office:value="33.3384643300907" calcext:value-type="float">
            <text:p>33.3384643300907</text:p>
          </table:table-cell>
          <table:table-cell table:number-columns-repeated="99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40.0693952441618" calcext:value-type="float">
            <text:p>40.0693952441618</text:p>
          </table:table-cell>
          <table:table-cell office:value-type="float" office:value="0.06" calcext:value-type="float">
            <text:p>0.06</text:p>
          </table:table-cell>
          <table:table-cell office:value-type="float" office:value="9.17647058823529" calcext:value-type="float">
            <text:p>9.17647058823529</text:p>
          </table:table-cell>
          <table:table-cell office:value-type="float" office:value="6.50641025641026" calcext:value-type="float">
            <text:p>6.50641025641026</text:p>
          </table:table-cell>
          <table:table-cell office:value-type="float" office:value="0.04" calcext:value-type="float">
            <text:p>0.04</text:p>
          </table:table-cell>
          <table:table-cell office:value-type="float" office:value="151" calcext:value-type="float">
            <text:p>151</text:p>
          </table:table-cell>
          <table:table-cell office:value-type="float" office:value="6.12354671598369" calcext:value-type="float">
            <text:p>6.12354671598369</text:p>
          </table:table-cell>
          <table:table-cell office:value-type="float" office:value="0.274117647058823" calcext:value-type="float">
            <text:p>0.274117647058823</text:p>
          </table:table-cell>
          <table:table-cell office:value-type="float" office:value="8126.76470588235" calcext:value-type="float">
            <text:p>8126.76470588235</text:p>
          </table:table-cell>
          <table:table-cell office:value-type="float" office:value="24.5943928815228" calcext:value-type="float">
            <text:p>24.5943928815228</text:p>
          </table:table-cell>
          <table:table-cell office:value-type="float" office:value="0.257647058823529" calcext:value-type="float">
            <text:p>0.257647058823529</text:p>
          </table:table-cell>
          <table:table-cell office:value-type="float" office:value="8086.82352941177" calcext:value-type="float">
            <text:p>8086.82352941177</text:p>
          </table:table-cell>
          <table:table-cell office:value-type="float" office:value="27.4726838724561" calcext:value-type="float">
            <text:p>27.4726838724561</text:p>
          </table:table-cell>
          <table:table-cell office:value-type="float" office:value="0.285882352941176" calcext:value-type="float">
            <text:p>0.285882352941176</text:p>
          </table:table-cell>
          <table:table-cell office:value-type="float" office:value="5928.82352941176" calcext:value-type="float">
            <text:p>5928.82352941176</text:p>
          </table:table-cell>
          <table:table-cell office:value-type="float" office:value="25.1676985072209" calcext:value-type="float">
            <text:p>25.1676985072209</text:p>
          </table:table-cell>
          <table:table-cell office:value-type="float" office:value="0.236470588235294" calcext:value-type="float">
            <text:p>0.236470588235294</text:p>
          </table:table-cell>
          <table:table-cell office:value-type="float" office:value="6128.58823529412" calcext:value-type="float">
            <text:p>6128.58823529412</text:p>
          </table:table-cell>
          <table:table-cell office:value-type="float" office:value="28.0955896742711" calcext:value-type="float">
            <text:p>28.0955896742711</text:p>
          </table:table-cell>
          <table:table-cell table:style-name="ce7" office:value-type="float" office:value="0.615294117647059" calcext:value-type="float">
            <text:p>0.615294117647059</text:p>
          </table:table-cell>
          <table:table-cell table:style-name="ce7" office:value-type="float" office:value="965.882352941176" calcext:value-type="float">
            <text:p>965.882352941176</text:p>
          </table:table-cell>
          <table:table-cell table:style-name="ce7" office:value-type="float" office:value="34.6697590736291" calcext:value-type="float">
            <text:p>34.6697590736291</text:p>
          </table:table-cell>
          <table:table-cell office:value-type="float" office:value="0.454117647058824" calcext:value-type="float">
            <text:p>0.454117647058824</text:p>
          </table:table-cell>
          <table:table-cell office:value-type="float" office:value="1853.76470588235" calcext:value-type="float">
            <text:p>1853.76470588235</text:p>
          </table:table-cell>
          <table:table-cell office:value-type="float" office:value="34.5655752469256" calcext:value-type="float">
            <text:p>34.5655752469256</text:p>
          </table:table-cell>
          <table:table-cell table:number-columns-repeated="99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0.997647058823529" calcext:value-type="float">
            <text:p>0.997647058823529</text:p>
          </table:table-cell>
          <table:table-cell office:value-type="float" office:value="0" calcext:value-type="float">
            <text:p>0</text:p>
          </table:table-cell>
          <table:table-cell office:value-type="float" office:value="40.9845408682217" calcext:value-type="float">
            <text:p>40.9845408682217</text:p>
          </table:table-cell>
          <table:table-cell office:value-type="float" office:value="0.02" calcext:value-type="float">
            <text:p>0.02</text:p>
          </table:table-cell>
          <table:table-cell office:value-type="float" office:value="8.82352941176471" calcext:value-type="float">
            <text:p>8.82352941176471</text:p>
          </table:table-cell>
          <table:table-cell office:value-type="float" office:value="6.53333333333333" calcext:value-type="float">
            <text:p>6.53333333333333</text:p>
          </table:table-cell>
          <table:table-cell office:value-type="float" office:value="0.0788235294117647" calcext:value-type="float">
            <text:p>0.078823529411765</text:p>
          </table:table-cell>
          <table:table-cell office:value-type="float" office:value="144" calcext:value-type="float">
            <text:p>144</text:p>
          </table:table-cell>
          <table:table-cell office:value-type="float" office:value="8.00771636240703" calcext:value-type="float">
            <text:p>8.00771636240703</text:p>
          </table:table-cell>
          <table:table-cell office:value-type="float" office:value="0.229411764705882" calcext:value-type="float">
            <text:p>0.229411764705882</text:p>
          </table:table-cell>
          <table:table-cell office:value-type="float" office:value="8425.29411764706" calcext:value-type="float">
            <text:p>8425.29411764706</text:p>
          </table:table-cell>
          <table:table-cell office:value-type="float" office:value="24.3769305691051" calcext:value-type="float">
            <text:p>24.3769305691051</text:p>
          </table:table-cell>
          <table:table-cell office:value-type="float" office:value="0.262352941176471" calcext:value-type="float">
            <text:p>0.262352941176471</text:p>
          </table:table-cell>
          <table:table-cell office:value-type="float" office:value="7741.47058823529" calcext:value-type="float">
            <text:p>7741.47058823529</text:p>
          </table:table-cell>
          <table:table-cell office:value-type="float" office:value="26.5613903298322" calcext:value-type="float">
            <text:p>26.5613903298322</text:p>
          </table:table-cell>
          <table:table-cell office:value-type="float" office:value="0.236470588235294" calcext:value-type="float">
            <text:p>0.236470588235294</text:p>
          </table:table-cell>
          <table:table-cell office:value-type="float" office:value="6507.47058823529" calcext:value-type="float">
            <text:p>6507.47058823529</text:p>
          </table:table-cell>
          <table:table-cell office:value-type="float" office:value="24.3757795206588" calcext:value-type="float">
            <text:p>24.3757795206588</text:p>
          </table:table-cell>
          <table:table-cell office:value-type="float" office:value="0.272941176470588" calcext:value-type="float">
            <text:p>0.272941176470588</text:p>
          </table:table-cell>
          <table:table-cell office:value-type="float" office:value="6094.70588235294" calcext:value-type="float">
            <text:p>6094.70588235294</text:p>
          </table:table-cell>
          <table:table-cell office:value-type="float" office:value="26.3749865716911" calcext:value-type="float">
            <text:p>26.3749865716911</text:p>
          </table:table-cell>
          <table:table-cell table:style-name="ce7" office:value-type="float" office:value="0.638823529411764" calcext:value-type="float">
            <text:p>0.638823529411764</text:p>
          </table:table-cell>
          <table:table-cell table:style-name="ce7" office:value-type="float" office:value="982.588235294118" calcext:value-type="float">
            <text:p>982.588235294118</text:p>
          </table:table-cell>
          <table:table-cell table:style-name="ce7" office:value-type="float" office:value="35.203320693323" calcext:value-type="float">
            <text:p>35.203320693323</text:p>
          </table:table-cell>
          <table:table-cell office:value-type="float" office:value="0.431764705882353" calcext:value-type="float">
            <text:p>0.431764705882353</text:p>
          </table:table-cell>
          <table:table-cell office:value-type="float" office:value="1739.41176470588" calcext:value-type="float">
            <text:p>1739.41176470588</text:p>
          </table:table-cell>
          <table:table-cell office:value-type="float" office:value="31.2399269627868" calcext:value-type="float">
            <text:p>31.2399269627868</text:p>
          </table:table-cell>
          <table:table-cell table:number-columns-repeated="99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990588235294117" calcext:value-type="float">
            <text:p>0.990588235294117</text:p>
          </table:table-cell>
          <table:table-cell office:value-type="float" office:value="0" calcext:value-type="float">
            <text:p>0</text:p>
          </table:table-cell>
          <table:table-cell office:value-type="float" office:value="40.6103716744197" calcext:value-type="float">
            <text:p>40.6103716744197</text:p>
          </table:table-cell>
          <table:table-cell office:value-type="float" office:value="0.06" calcext:value-type="float">
            <text:p>0.06</text:p>
          </table:table-cell>
          <table:table-cell office:value-type="float" office:value="9.23529411764706" calcext:value-type="float">
            <text:p>9.23529411764706</text:p>
          </table:table-cell>
          <table:table-cell office:value-type="float" office:value="6.78980891719745" calcext:value-type="float">
            <text:p>6.78980891719745</text:p>
          </table:table-cell>
          <table:table-cell office:value-type="float" office:value="0.02" calcext:value-type="float">
            <text:p>0.02</text:p>
          </table:table-cell>
          <table:table-cell office:value-type="float" office:value="151" calcext:value-type="float">
            <text:p>151</text:p>
          </table:table-cell>
          <table:table-cell office:value-type="float" office:value="5.57031554343592" calcext:value-type="float">
            <text:p>5.57031554343592</text:p>
          </table:table-cell>
          <table:table-cell office:value-type="float" office:value="0.283529411764706" calcext:value-type="float">
            <text:p>0.283529411764706</text:p>
          </table:table-cell>
          <table:table-cell office:value-type="float" office:value="7524.29411764706" calcext:value-type="float">
            <text:p>7524.29411764706</text:p>
          </table:table-cell>
          <table:table-cell office:value-type="float" office:value="23.912040997759" calcext:value-type="float">
            <text:p>23.912040997759</text:p>
          </table:table-cell>
          <table:table-cell office:value-type="float" office:value="0.251764705882353" calcext:value-type="float">
            <text:p>0.251764705882353</text:p>
          </table:table-cell>
          <table:table-cell office:value-type="float" office:value="8129.41176470588" calcext:value-type="float">
            <text:p>8129.41176470588</text:p>
          </table:table-cell>
          <table:table-cell office:value-type="float" office:value="26.537615156848" calcext:value-type="float">
            <text:p>26.537615156848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5932.05882352941" calcext:value-type="float">
            <text:p>5932.05882352941</text:p>
          </table:table-cell>
          <table:table-cell office:value-type="float" office:value="28.2948487175913" calcext:value-type="float">
            <text:p>28.2948487175913</text:p>
          </table:table-cell>
          <table:table-cell office:value-type="float" office:value="0.228235294117647" calcext:value-type="float">
            <text:p>0.228235294117647</text:p>
          </table:table-cell>
          <table:table-cell office:value-type="float" office:value="6495.76470588235" calcext:value-type="float">
            <text:p>6495.76470588235</text:p>
          </table:table-cell>
          <table:table-cell office:value-type="float" office:value="25.7950992422308" calcext:value-type="float">
            <text:p>25.7950992422308</text:p>
          </table:table-cell>
          <table:table-cell table:style-name="ce7" office:value-type="float" office:value="0.614117647058824" calcext:value-type="float">
            <text:p>0.614117647058824</text:p>
          </table:table-cell>
          <table:table-cell table:style-name="ce7" office:value-type="float" office:value="992.529411764706" calcext:value-type="float">
            <text:p>992.529411764706</text:p>
          </table:table-cell>
          <table:table-cell table:style-name="ce7" office:value-type="float" office:value="35.1021137902014" calcext:value-type="float">
            <text:p>35.1021137902014</text:p>
          </table:table-cell>
          <table:table-cell office:value-type="float" office:value="0.418823529411765" calcext:value-type="float">
            <text:p>0.418823529411765</text:p>
          </table:table-cell>
          <table:table-cell office:value-type="float" office:value="1778" calcext:value-type="float">
            <text:p>1778</text:p>
          </table:table-cell>
          <table:table-cell office:value-type="float" office:value="31.2742506385985" calcext:value-type="float">
            <text:p>31.2742506385985</text:p>
          </table:table-cell>
          <table:table-cell table:number-columns-repeated="99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0.990588235294118" calcext:value-type="float">
            <text:p>0.99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39.8793922019808" calcext:value-type="float">
            <text:p>39.8793922019808</text:p>
          </table:table-cell>
          <table:table-cell office:value-type="float" office:value="0" calcext:value-type="float">
            <text:p>0</text:p>
          </table:table-cell>
          <table:table-cell office:value-type="float" office:value="8.82352941176471" calcext:value-type="float">
            <text:p>8.82352941176471</text:p>
          </table:table-cell>
          <table:table-cell office:value-type="float" office:value="6.13333333333334" calcext:value-type="float">
            <text:p>6.13333333333334</text:p>
          </table:table-cell>
          <table:table-cell office:value-type="float" office:value="0.02" calcext:value-type="float">
            <text:p>0.02</text:p>
          </table:table-cell>
          <table:table-cell office:value-type="float" office:value="150" calcext:value-type="float">
            <text:p>150</text:p>
          </table:table-cell>
          <table:table-cell office:value-type="float" office:value="5.99840210056625" calcext:value-type="float">
            <text:p>5.99840210056625</text:p>
          </table:table-cell>
          <table:table-cell office:value-type="float" office:value="0.221176470588235" calcext:value-type="float">
            <text:p>0.221176470588235</text:p>
          </table:table-cell>
          <table:table-cell office:value-type="float" office:value="8098.47058823529" calcext:value-type="float">
            <text:p>8098.47058823529</text:p>
          </table:table-cell>
          <table:table-cell office:value-type="float" office:value="25.0763144281689" calcext:value-type="float">
            <text:p>25.0763144281689</text:p>
          </table:table-cell>
          <table:table-cell office:value-type="float" office:value="0.225882352941176" calcext:value-type="float">
            <text:p>0.225882352941176</text:p>
          </table:table-cell>
          <table:table-cell office:value-type="float" office:value="8384.70588235294" calcext:value-type="float">
            <text:p>8384.70588235294</text:p>
          </table:table-cell>
          <table:table-cell office:value-type="float" office:value="25.3594065455167" calcext:value-type="float">
            <text:p>25.3594065455167</text:p>
          </table:table-cell>
          <table:table-cell office:value-type="float" office:value="0.255294117647059" calcext:value-type="float">
            <text:p>0.255294117647059</text:p>
          </table:table-cell>
          <table:table-cell office:value-type="float" office:value="6184.94117647059" calcext:value-type="float">
            <text:p>6184.94117647059</text:p>
          </table:table-cell>
          <table:table-cell office:value-type="float" office:value="25.1826063732596" calcext:value-type="float">
            <text:p>25.1826063732596</text:p>
          </table:table-cell>
          <table:table-cell office:value-type="float" office:value="0.270588235294118" calcext:value-type="float">
            <text:p>0.270588235294118</text:p>
          </table:table-cell>
          <table:table-cell office:value-type="float" office:value="6044.23529411765" calcext:value-type="float">
            <text:p>6044.23529411765</text:p>
          </table:table-cell>
          <table:table-cell office:value-type="float" office:value="26.9435516703275" calcext:value-type="float">
            <text:p>26.9435516703275</text:p>
          </table:table-cell>
          <table:table-cell table:style-name="ce7" office:value-type="float" office:value="0.596470588235294" calcext:value-type="float">
            <text:p>0.596470588235294</text:p>
          </table:table-cell>
          <table:table-cell table:style-name="ce7" office:value-type="float" office:value="973" calcext:value-type="float">
            <text:p>973</text:p>
          </table:table-cell>
          <table:table-cell table:style-name="ce7" office:value-type="float" office:value="37.1251931304354" calcext:value-type="float">
            <text:p>37.1251931304354</text:p>
          </table:table-cell>
          <table:table-cell office:value-type="float" office:value="0.463529411764706" calcext:value-type="float">
            <text:p>0.463529411764706</text:p>
          </table:table-cell>
          <table:table-cell office:value-type="float" office:value="1934.88235294118" calcext:value-type="float">
            <text:p>1934.88235294118</text:p>
          </table:table-cell>
          <table:table-cell office:value-type="float" office:value="31.8461551073413" calcext:value-type="float">
            <text:p>31.8461551073413</text:p>
          </table:table-cell>
          <table:table-cell table:number-columns-repeated="99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0.991764705882353" calcext:value-type="float">
            <text:p>0.99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39.372681768567" calcext:value-type="float">
            <text:p>39.372681768567</text:p>
          </table:table-cell>
          <table:table-cell office:value-type="float" office:value="0.04" calcext:value-type="float">
            <text:p>0.04</text:p>
          </table:table-cell>
          <table:table-cell office:value-type="float" office:value="8.94117647058824" calcext:value-type="float">
            <text:p>8.94117647058824</text:p>
          </table:table-cell>
          <table:table-cell office:value-type="float" office:value="6.41447368421052" calcext:value-type="float">
            <text:p>6.41447368421052</text:p>
          </table:table-cell>
          <table:table-cell office:value-type="float" office:value="0.02" calcext:value-type="float">
            <text:p>0.02</text:p>
          </table:table-cell>
          <table:table-cell office:value-type="float" office:value="159" calcext:value-type="float">
            <text:p>159</text:p>
          </table:table-cell>
          <table:table-cell office:value-type="float" office:value="8.40961753700764" calcext:value-type="float">
            <text:p>8.40961753700764</text:p>
          </table:table-cell>
          <table:table-cell office:value-type="float" office:value="0.287058823529412" calcext:value-type="float">
            <text:p>0.287058823529412</text:p>
          </table:table-cell>
          <table:table-cell office:value-type="float" office:value="7441.17647058824" calcext:value-type="float">
            <text:p>7441.17647058824</text:p>
          </table:table-cell>
          <table:table-cell office:value-type="float" office:value="25.8166826807983" calcext:value-type="float">
            <text:p>25.8166826807983</text:p>
          </table:table-cell>
          <table:table-cell office:value-type="float" office:value="0.268235294117647" calcext:value-type="float">
            <text:p>0.268235294117647</text:p>
          </table:table-cell>
          <table:table-cell office:value-type="float" office:value="8244.82352941176" calcext:value-type="float">
            <text:p>8244.82352941176</text:p>
          </table:table-cell>
          <table:table-cell office:value-type="float" office:value="25.8015099697964" calcext:value-type="float">
            <text:p>25.8015099697964</text:p>
          </table:table-cell>
          <table:table-cell office:value-type="float" office:value="0.283529411764706" calcext:value-type="float">
            <text:p>0.283529411764706</text:p>
          </table:table-cell>
          <table:table-cell office:value-type="float" office:value="6019.41176470588" calcext:value-type="float">
            <text:p>6019.41176470588</text:p>
          </table:table-cell>
          <table:table-cell office:value-type="float" office:value="25.7789438340072" calcext:value-type="float">
            <text:p>25.7789438340072</text:p>
          </table:table-cell>
          <table:table-cell office:value-type="float" office:value="0.212941176470588" calcext:value-type="float">
            <text:p>0.212941176470588</text:p>
          </table:table-cell>
          <table:table-cell office:value-type="float" office:value="6489.58823529412" calcext:value-type="float">
            <text:p>6489.58823529412</text:p>
          </table:table-cell>
          <table:table-cell office:value-type="float" office:value="25.1616899694235" calcext:value-type="float">
            <text:p>25.1616899694235</text:p>
          </table:table-cell>
          <table:table-cell table:style-name="ce7" office:value-type="float" office:value="0.645882352941177" calcext:value-type="float">
            <text:p>0.645882352941177</text:p>
          </table:table-cell>
          <table:table-cell table:style-name="ce7" office:value-type="float" office:value="969.058823529412" calcext:value-type="float">
            <text:p>969.058823529412</text:p>
          </table:table-cell>
          <table:table-cell table:style-name="ce7" office:value-type="float" office:value="34.9090530736752" calcext:value-type="float">
            <text:p>34.9090530736752</text:p>
          </table:table-cell>
          <table:table-cell office:value-type="float" office:value="0.362352941176471" calcext:value-type="float">
            <text:p>0.362352941176471</text:p>
          </table:table-cell>
          <table:table-cell office:value-type="float" office:value="1800.70588235294" calcext:value-type="float">
            <text:p>1800.70588235294</text:p>
          </table:table-cell>
          <table:table-cell office:value-type="float" office:value="28.4728375264576" calcext:value-type="float">
            <text:p>28.4728375264576</text:p>
          </table:table-cell>
          <table:table-cell table:number-columns-repeated="99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0.996470588235294" calcext:value-type="float">
            <text:p>0.99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39.8018014763722" calcext:value-type="float">
            <text:p>39.8018014763722</text:p>
          </table:table-cell>
          <table:table-cell office:value-type="float" office:value="0.04" calcext:value-type="float">
            <text:p>0.04</text:p>
          </table:table-cell>
          <table:table-cell office:value-type="float" office:value="8.23529411764706" calcext:value-type="float">
            <text:p>8.23529411764706</text:p>
          </table:table-cell>
          <table:table-cell office:value-type="float" office:value="7.05" calcext:value-type="float">
            <text:p>7.05</text:p>
          </table:table-cell>
          <table:table-cell office:value-type="float" office:value="0.04" calcext:value-type="float">
            <text:p>0.04</text:p>
          </table:table-cell>
          <table:table-cell office:value-type="float" office:value="161" calcext:value-type="float">
            <text:p>161</text:p>
          </table:table-cell>
          <table:table-cell office:value-type="float" office:value="6.97134864815491" calcext:value-type="float">
            <text:p>6.97134864815491</text:p>
          </table:table-cell>
          <table:table-cell office:value-type="float" office:value="0.244705882352941" calcext:value-type="float">
            <text:p>0.244705882352941</text:p>
          </table:table-cell>
          <table:table-cell office:value-type="float" office:value="8347.58823529412" calcext:value-type="float">
            <text:p>8347.58823529412</text:p>
          </table:table-cell>
          <table:table-cell office:value-type="float" office:value="22.0217050766802" calcext:value-type="float">
            <text:p>22.0217050766802</text:p>
          </table:table-cell>
          <table:table-cell office:value-type="float" office:value="0.250588235294118" calcext:value-type="float">
            <text:p>0.250588235294118</text:p>
          </table:table-cell>
          <table:table-cell office:value-type="float" office:value="7773.29411764706" calcext:value-type="float">
            <text:p>7773.29411764706</text:p>
          </table:table-cell>
          <table:table-cell office:value-type="float" office:value="26.6760207186954" calcext:value-type="float">
            <text:p>26.6760207186954</text:p>
          </table:table-cell>
          <table:table-cell office:value-type="float" office:value="0.24" calcext:value-type="float">
            <text:p>0.24</text:p>
          </table:table-cell>
          <table:table-cell office:value-type="float" office:value="5910.29411764706" calcext:value-type="float">
            <text:p>5910.29411764706</text:p>
          </table:table-cell>
          <table:table-cell office:value-type="float" office:value="26.1449193172767" calcext:value-type="float">
            <text:p>26.1449193172767</text:p>
          </table:table-cell>
          <table:table-cell office:value-type="float" office:value="0.22" calcext:value-type="float">
            <text:p>0.22</text:p>
          </table:table-cell>
          <table:table-cell office:value-type="float" office:value="6294.17647058824" calcext:value-type="float">
            <text:p>6294.17647058824</text:p>
          </table:table-cell>
          <table:table-cell office:value-type="float" office:value="26.1264188368356" calcext:value-type="float">
            <text:p>26.1264188368356</text:p>
          </table:table-cell>
          <table:table-cell table:style-name="ce7" office:value-type="float" office:value="0.648235294117647" calcext:value-type="float">
            <text:p>0.648235294117647</text:p>
          </table:table-cell>
          <table:table-cell table:style-name="ce7" office:value-type="float" office:value="975.352941176471" calcext:value-type="float">
            <text:p>975.352941176471</text:p>
          </table:table-cell>
          <table:table-cell table:style-name="ce7" office:value-type="float" office:value="34.7799498669567" calcext:value-type="float">
            <text:p>34.7799498669567</text:p>
          </table:table-cell>
          <table:table-cell office:value-type="float" office:value="0.414117647058823" calcext:value-type="float">
            <text:p>0.414117647058823</text:p>
          </table:table-cell>
          <table:table-cell office:value-type="float" office:value="1986.11764705882" calcext:value-type="float">
            <text:p>1986.11764705882</text:p>
          </table:table-cell>
          <table:table-cell office:value-type="float" office:value="32.8785969729997" calcext:value-type="float">
            <text:p>32.8785969729997</text:p>
          </table:table-cell>
          <table:table-cell table:number-columns-repeated="99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0.989411764705882" calcext:value-type="float">
            <text:p>0.98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40.0214705863817" calcext:value-type="float">
            <text:p>40.0214705863817</text:p>
          </table:table-cell>
          <table:table-cell office:value-type="float" office:value="0.04" calcext:value-type="float">
            <text:p>0.04</text:p>
          </table:table-cell>
          <table:table-cell office:value-type="float" office:value="8.05882352941176" calcext:value-type="float">
            <text:p>8.05882352941176</text:p>
          </table:table-cell>
          <table:table-cell office:value-type="float" office:value="7.43795620437956" calcext:value-type="float">
            <text:p>7.43795620437956</text:p>
          </table:table-cell>
          <table:table-cell office:value-type="float" office:value="0.04" calcext:value-type="float">
            <text:p>0.04</text:p>
          </table:table-cell>
          <table:table-cell office:value-type="float" office:value="153" calcext:value-type="float">
            <text:p>153</text:p>
          </table:table-cell>
          <table:table-cell office:value-type="float" office:value="7.00469009492957" calcext:value-type="float">
            <text:p>7.00469009492957</text:p>
          </table:table-cell>
          <table:table-cell office:value-type="float" office:value="0.255294117647059" calcext:value-type="float">
            <text:p>0.255294117647059</text:p>
          </table:table-cell>
          <table:table-cell office:value-type="float" office:value="8261.17647058824" calcext:value-type="float">
            <text:p>8261.17647058824</text:p>
          </table:table-cell>
          <table:table-cell office:value-type="float" office:value="24.7643336973872" calcext:value-type="float">
            <text:p>24.7643336973872</text:p>
          </table:table-cell>
          <table:table-cell office:value-type="float" office:value="0.28" calcext:value-type="float">
            <text:p>0.28</text:p>
          </table:table-cell>
          <table:table-cell office:value-type="float" office:value="8021.47058823529" calcext:value-type="float">
            <text:p>8021.47058823529</text:p>
          </table:table-cell>
          <table:table-cell office:value-type="float" office:value="26.5712745623163" calcext:value-type="float">
            <text:p>26.5712745623163</text:p>
          </table:table-cell>
          <table:table-cell office:value-type="float" office:value="0.28" calcext:value-type="float">
            <text:p>0.28</text:p>
          </table:table-cell>
          <table:table-cell office:value-type="float" office:value="6247.58823529412" calcext:value-type="float">
            <text:p>6247.58823529412</text:p>
          </table:table-cell>
          <table:table-cell office:value-type="float" office:value="25.0144267424466" calcext:value-type="float">
            <text:p>25.0144267424466</text:p>
          </table:table-cell>
          <table:table-cell office:value-type="float" office:value="0.316470588235294" calcext:value-type="float">
            <text:p>0.316470588235294</text:p>
          </table:table-cell>
          <table:table-cell office:value-type="float" office:value="5696.29411764706" calcext:value-type="float">
            <text:p>5696.29411764706</text:p>
          </table:table-cell>
          <table:table-cell office:value-type="float" office:value="27.949169820231" calcext:value-type="float">
            <text:p>27.949169820231</text:p>
          </table:table-cell>
          <table:table-cell table:style-name="ce7" office:value-type="float" office:value="0.607058823529412" calcext:value-type="float">
            <text:p>0.607058823529412</text:p>
          </table:table-cell>
          <table:table-cell table:style-name="ce7" office:value-type="float" office:value="984.941176470588" calcext:value-type="float">
            <text:p>984.941176470588</text:p>
          </table:table-cell>
          <table:table-cell table:style-name="ce7" office:value-type="float" office:value="35.7201004439228" calcext:value-type="float">
            <text:p>35.7201004439228</text:p>
          </table:table-cell>
          <table:table-cell office:value-type="float" office:value="0.464705882352941" calcext:value-type="float">
            <text:p>0.464705882352941</text:p>
          </table:table-cell>
          <table:table-cell office:value-type="float" office:value="1873.52941176471" calcext:value-type="float">
            <text:p>1873.52941176471</text:p>
          </table:table-cell>
          <table:table-cell office:value-type="float" office:value="31.9977172786243" calcext:value-type="float">
            <text:p>31.9977172786243</text:p>
          </table:table-cell>
          <table:table-cell table:number-columns-repeated="99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0.997647058823529" calcext:value-type="float">
            <text:p>0.997647058823529</text:p>
          </table:table-cell>
          <table:table-cell office:value-type="float" office:value="0" calcext:value-type="float">
            <text:p>0</text:p>
          </table:table-cell>
          <table:table-cell office:value-type="float" office:value="39.8844642308269" calcext:value-type="float">
            <text:p>39.8844642308269</text:p>
          </table:table-cell>
          <table:table-cell office:value-type="float" office:value="0" calcext:value-type="float">
            <text:p>0</text:p>
          </table:table-cell>
          <table:table-cell office:value-type="float" office:value="9.35294117647059" calcext:value-type="float">
            <text:p>9.35294117647059</text:p>
          </table:table-cell>
          <table:table-cell office:value-type="float" office:value="6.05660377358491" calcext:value-type="float">
            <text:p>6.05660377358491</text:p>
          </table:table-cell>
          <table:table-cell office:value-type="float" office:value="0.04" calcext:value-type="float">
            <text:p>0.04</text:p>
          </table:table-cell>
          <table:table-cell office:value-type="float" office:value="153" calcext:value-type="float">
            <text:p>153</text:p>
          </table:table-cell>
          <table:table-cell office:value-type="float" office:value="5.74237388453833" calcext:value-type="float">
            <text:p>5.74237388453833</text:p>
          </table:table-cell>
          <table:table-cell office:value-type="float" office:value="0.277647058823529" calcext:value-type="float">
            <text:p>0.277647058823529</text:p>
          </table:table-cell>
          <table:table-cell office:value-type="float" office:value="8159.05882352941" calcext:value-type="float">
            <text:p>8159.05882352941</text:p>
          </table:table-cell>
          <table:table-cell office:value-type="float" office:value="24.7626423483701" calcext:value-type="float">
            <text:p>24.7626423483701</text:p>
          </table:table-cell>
          <table:table-cell office:value-type="float" office:value="0.231764705882353" calcext:value-type="float">
            <text:p>0.231764705882353</text:p>
          </table:table-cell>
          <table:table-cell office:value-type="float" office:value="8143.52941176471" calcext:value-type="float">
            <text:p>8143.52941176471</text:p>
          </table:table-cell>
          <table:table-cell office:value-type="float" office:value="26.1376176997746" calcext:value-type="float">
            <text:p>26.1376176997746</text:p>
          </table:table-cell>
          <table:table-cell office:value-type="float" office:value="0.26" calcext:value-type="float">
            <text:p>0.26</text:p>
          </table:table-cell>
          <table:table-cell office:value-type="float" office:value="6283.47058823529" calcext:value-type="float">
            <text:p>6283.47058823529</text:p>
          </table:table-cell>
          <table:table-cell office:value-type="float" office:value="24.562810915868" calcext:value-type="float">
            <text:p>24.562810915868</text:p>
          </table:table-cell>
          <table:table-cell office:value-type="float" office:value="0.26235294117647" calcext:value-type="float">
            <text:p>0.26235294117647</text:p>
          </table:table-cell>
          <table:table-cell office:value-type="float" office:value="6079.35294117647" calcext:value-type="float">
            <text:p>6079.35294117647</text:p>
          </table:table-cell>
          <table:table-cell office:value-type="float" office:value="26.3439036138499" calcext:value-type="float">
            <text:p>26.3439036138499</text:p>
          </table:table-cell>
          <table:table-cell table:style-name="ce7" office:value-type="float" office:value="0.622352941176471" calcext:value-type="float">
            <text:p>0.622352941176471</text:p>
          </table:table-cell>
          <table:table-cell table:style-name="ce7" office:value-type="float" office:value="947.529411764706" calcext:value-type="float">
            <text:p>947.529411764706</text:p>
          </table:table-cell>
          <table:table-cell table:style-name="ce7" office:value-type="float" office:value="36.124964467984" calcext:value-type="float">
            <text:p>36.124964467984</text:p>
          </table:table-cell>
          <table:table-cell office:value-type="float" office:value="0.436470588235294" calcext:value-type="float">
            <text:p>0.436470588235294</text:p>
          </table:table-cell>
          <table:table-cell office:value-type="float" office:value="1740.29411764706" calcext:value-type="float">
            <text:p>1740.29411764706</text:p>
          </table:table-cell>
          <table:table-cell office:value-type="float" office:value="29.8603125546417" calcext:value-type="float">
            <text:p>29.8603125546417</text:p>
          </table:table-cell>
          <table:table-cell table:number-columns-repeated="99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37.3986845549137" calcext:value-type="float">
            <text:p>37.3986845549137</text:p>
          </table:table-cell>
          <table:table-cell office:value-type="float" office:value="0.02" calcext:value-type="float">
            <text:p>0.02</text:p>
          </table:table-cell>
          <table:table-cell office:value-type="float" office:value="8.70588235294118" calcext:value-type="float">
            <text:p>8.70588235294118</text:p>
          </table:table-cell>
          <table:table-cell office:value-type="float" office:value="6.60135135135135" calcext:value-type="float">
            <text:p>6.60135135135135</text:p>
          </table:table-cell>
          <table:table-cell office:value-type="float" office:value="0.02" calcext:value-type="float">
            <text:p>0.02</text:p>
          </table:table-cell>
          <table:table-cell office:value-type="float" office:value="150" calcext:value-type="float">
            <text:p>150</text:p>
          </table:table-cell>
          <table:table-cell office:value-type="float" office:value="6.56197131201474" calcext:value-type="float">
            <text:p>6.56197131201474</text:p>
          </table:table-cell>
          <table:table-cell office:value-type="float" office:value="0.26" calcext:value-type="float">
            <text:p>0.26</text:p>
          </table:table-cell>
          <table:table-cell office:value-type="float" office:value="8084.76470588235" calcext:value-type="float">
            <text:p>8084.76470588235</text:p>
          </table:table-cell>
          <table:table-cell office:value-type="float" office:value="24.8115561254663" calcext:value-type="float">
            <text:p>24.8115561254663</text:p>
          </table:table-cell>
          <table:table-cell office:value-type="float" office:value="0.229411764705882" calcext:value-type="float">
            <text:p>0.229411764705882</text:p>
          </table:table-cell>
          <table:table-cell office:value-type="float" office:value="8340.41176470588" calcext:value-type="float">
            <text:p>8340.41176470588</text:p>
          </table:table-cell>
          <table:table-cell office:value-type="float" office:value="25.4522872468611" calcext:value-type="float">
            <text:p>25.4522872468611</text:p>
          </table:table-cell>
          <table:table-cell office:value-type="float" office:value="0.314117647058824" calcext:value-type="float">
            <text:p>0.314117647058824</text:p>
          </table:table-cell>
          <table:table-cell office:value-type="float" office:value="5616.82352941177" calcext:value-type="float">
            <text:p>5616.82352941177</text:p>
          </table:table-cell>
          <table:table-cell office:value-type="float" office:value="27.5729704644474" calcext:value-type="float">
            <text:p>27.5729704644474</text:p>
          </table:table-cell>
          <table:table-cell office:value-type="float" office:value="0.241176470588235" calcext:value-type="float">
            <text:p>0.241176470588235</text:p>
          </table:table-cell>
          <table:table-cell office:value-type="float" office:value="6088.35294117647" calcext:value-type="float">
            <text:p>6088.35294117647</text:p>
          </table:table-cell>
          <table:table-cell office:value-type="float" office:value="26.6309322947434" calcext:value-type="float">
            <text:p>26.6309322947434</text:p>
          </table:table-cell>
          <table:table-cell table:style-name="ce7" office:value-type="float" office:value="0.616470588235294" calcext:value-type="float">
            <text:p>0.616470588235294</text:p>
          </table:table-cell>
          <table:table-cell table:style-name="ce7" office:value-type="float" office:value="1008.47058823529" calcext:value-type="float">
            <text:p>1008.47058823529</text:p>
          </table:table-cell>
          <table:table-cell table:style-name="ce7" office:value-type="float" office:value="33.5761174136218" calcext:value-type="float">
            <text:p>33.5761174136218</text:p>
          </table:table-cell>
          <table:table-cell office:value-type="float" office:value="0.448235294117647" calcext:value-type="float">
            <text:p>0.448235294117647</text:p>
          </table:table-cell>
          <table:table-cell office:value-type="float" office:value="1850.94117647059" calcext:value-type="float">
            <text:p>1850.94117647059</text:p>
          </table:table-cell>
          <table:table-cell office:value-type="float" office:value="32.5061899661855" calcext:value-type="float">
            <text:p>32.5061899661855</text:p>
          </table:table-cell>
          <table:table-cell table:number-columns-repeated="99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39.2069140903585" calcext:value-type="float">
            <text:p>39.2069140903585</text:p>
          </table:table-cell>
          <table:table-cell office:value-type="float" office:value="0.02" calcext:value-type="float">
            <text:p>0.02</text:p>
          </table:table-cell>
          <table:table-cell office:value-type="float" office:value="9.35294117647059" calcext:value-type="float">
            <text:p>9.35294117647059</text:p>
          </table:table-cell>
          <table:table-cell office:value-type="float" office:value="5.48427672955975" calcext:value-type="float">
            <text:p>5.48427672955975</text:p>
          </table:table-cell>
          <table:table-cell office:value-type="float" office:value="0.04" calcext:value-type="float">
            <text:p>0.04</text:p>
          </table:table-cell>
          <table:table-cell office:value-type="float" office:value="158" calcext:value-type="float">
            <text:p>158</text:p>
          </table:table-cell>
          <table:table-cell office:value-type="float" office:value="5.77004851767362" calcext:value-type="float">
            <text:p>5.77004851767362</text:p>
          </table:table-cell>
          <table:table-cell office:value-type="float" office:value="0.254117647058823" calcext:value-type="float">
            <text:p>0.254117647058823</text:p>
          </table:table-cell>
          <table:table-cell office:value-type="float" office:value="8560.70588235294" calcext:value-type="float">
            <text:p>8560.70588235294</text:p>
          </table:table-cell>
          <table:table-cell office:value-type="float" office:value="21.4275617707233" calcext:value-type="float">
            <text:p>21.4275617707233</text:p>
          </table:table-cell>
          <table:table-cell office:value-type="float" office:value="0.201176470588235" calcext:value-type="float">
            <text:p>0.201176470588235</text:p>
          </table:table-cell>
          <table:table-cell office:value-type="float" office:value="8604.58823529412" calcext:value-type="float">
            <text:p>8604.58823529412</text:p>
          </table:table-cell>
          <table:table-cell office:value-type="float" office:value="26.1528306528321" calcext:value-type="float">
            <text:p>26.1528306528321</text:p>
          </table:table-cell>
          <table:table-cell office:value-type="float" office:value="0.228235294117647" calcext:value-type="float">
            <text:p>0.228235294117647</text:p>
          </table:table-cell>
          <table:table-cell office:value-type="float" office:value="6296.29411764706" calcext:value-type="float">
            <text:p>6296.29411764706</text:p>
          </table:table-cell>
          <table:table-cell office:value-type="float" office:value="26.1661351151314" calcext:value-type="float">
            <text:p>26.1661351151314</text:p>
          </table:table-cell>
          <table:table-cell office:value-type="float" office:value="0.250588235294118" calcext:value-type="float">
            <text:p>0.250588235294118</text:p>
          </table:table-cell>
          <table:table-cell office:value-type="float" office:value="6290.47058823529" calcext:value-type="float">
            <text:p>6290.47058823529</text:p>
          </table:table-cell>
          <table:table-cell office:value-type="float" office:value="25.2018942661242" calcext:value-type="float">
            <text:p>25.2018942661242</text:p>
          </table:table-cell>
          <table:table-cell table:style-name="ce7" office:value-type="float" office:value="0.671764705882353" calcext:value-type="float">
            <text:p>0.671764705882353</text:p>
          </table:table-cell>
          <table:table-cell table:style-name="ce7" office:value-type="float" office:value="973.235294117647" calcext:value-type="float">
            <text:p>973.235294117647</text:p>
          </table:table-cell>
          <table:table-cell table:style-name="ce7" office:value-type="float" office:value="35.5331636648279" calcext:value-type="float">
            <text:p>35.5331636648279</text:p>
          </table:table-cell>
          <table:table-cell office:value-type="float" office:value="0.478823529411764" calcext:value-type="float">
            <text:p>0.478823529411764</text:p>
          </table:table-cell>
          <table:table-cell office:value-type="float" office:value="1809.05882352941" calcext:value-type="float">
            <text:p>1809.05882352941</text:p>
          </table:table-cell>
          <table:table-cell office:value-type="float" office:value="33.5955954240274" calcext:value-type="float">
            <text:p>33.5955954240274</text:p>
          </table:table-cell>
          <table:table-cell table:number-columns-repeated="99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40.5653556845974" calcext:value-type="float">
            <text:p>40.5653556845974</text:p>
          </table:table-cell>
          <table:table-cell office:value-type="float" office:value="0.02" calcext:value-type="float">
            <text:p>0.02</text:p>
          </table:table-cell>
          <table:table-cell office:value-type="float" office:value="8.88235294117647" calcext:value-type="float">
            <text:p>8.88235294117647</text:p>
          </table:table-cell>
          <table:table-cell office:value-type="float" office:value="7.88741721854305" calcext:value-type="float">
            <text:p>7.88741721854305</text:p>
          </table:table-cell>
          <table:table-cell office:value-type="float" office:value="0.04" calcext:value-type="float">
            <text:p>0.04</text:p>
          </table:table-cell>
          <table:table-cell office:value-type="float" office:value="145" calcext:value-type="float">
            <text:p>145</text:p>
          </table:table-cell>
          <table:table-cell office:value-type="float" office:value="7.97021072796935" calcext:value-type="float">
            <text:p>7.97021072796935</text:p>
          </table:table-cell>
          <table:table-cell office:value-type="float" office:value="0.216470588235294" calcext:value-type="float">
            <text:p>0.216470588235294</text:p>
          </table:table-cell>
          <table:table-cell office:value-type="float" office:value="8677.47058823529" calcext:value-type="float">
            <text:p>8677.47058823529</text:p>
          </table:table-cell>
          <table:table-cell office:value-type="float" office:value="23.4335058483734" calcext:value-type="float">
            <text:p>23.4335058483734</text:p>
          </table:table-cell>
          <table:table-cell office:value-type="float" office:value="0.24" calcext:value-type="float">
            <text:p>0.24</text:p>
          </table:table-cell>
          <table:table-cell office:value-type="float" office:value="7825.35294117647" calcext:value-type="float">
            <text:p>7825.35294117647</text:p>
          </table:table-cell>
          <table:table-cell office:value-type="float" office:value="26.1499023905316" calcext:value-type="float">
            <text:p>26.1499023905316</text:p>
          </table:table-cell>
          <table:table-cell office:value-type="float" office:value="0.292941176470588" calcext:value-type="float">
            <text:p>0.292941176470588</text:p>
          </table:table-cell>
          <table:table-cell office:value-type="float" office:value="6001.82352941177" calcext:value-type="float">
            <text:p>6001.82352941177</text:p>
          </table:table-cell>
          <table:table-cell office:value-type="float" office:value="25.441013788296" calcext:value-type="float">
            <text:p>25.441013788296</text:p>
          </table:table-cell>
          <table:table-cell office:value-type="float" office:value="0.24235294117647" calcext:value-type="float">
            <text:p>0.24235294117647</text:p>
          </table:table-cell>
          <table:table-cell office:value-type="float" office:value="6244.88235294118" calcext:value-type="float">
            <text:p>6244.88235294118</text:p>
          </table:table-cell>
          <table:table-cell office:value-type="float" office:value="26.9907244818028" calcext:value-type="float">
            <text:p>26.9907244818028</text:p>
          </table:table-cell>
          <table:table-cell table:style-name="ce7" office:value-type="float" office:value="0.656470588235294" calcext:value-type="float">
            <text:p>0.656470588235294</text:p>
          </table:table-cell>
          <table:table-cell table:style-name="ce7" office:value-type="float" office:value="944.588235294118" calcext:value-type="float">
            <text:p>944.588235294118</text:p>
          </table:table-cell>
          <table:table-cell table:style-name="ce7" office:value-type="float" office:value="34.9031622379024" calcext:value-type="float">
            <text:p>34.9031622379024</text:p>
          </table:table-cell>
          <table:table-cell office:value-type="float" office:value="0.46235294117647" calcext:value-type="float">
            <text:p>0.46235294117647</text:p>
          </table:table-cell>
          <table:table-cell office:value-type="float" office:value="1874.82352941176" calcext:value-type="float">
            <text:p>1874.82352941176</text:p>
          </table:table-cell>
          <table:table-cell office:value-type="float" office:value="31.2101270061487" calcext:value-type="float">
            <text:p>31.2101270061487</text:p>
          </table:table-cell>
          <table:table-cell table:number-columns-repeated="99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40.0867003399793" calcext:value-type="float">
            <text:p>40.0867003399793</text:p>
          </table:table-cell>
          <table:table-cell office:value-type="float" office:value="0.02" calcext:value-type="float">
            <text:p>0.02</text:p>
          </table:table-cell>
          <table:table-cell office:value-type="float" office:value="9.11764705882353" calcext:value-type="float">
            <text:p>9.11764705882353</text:p>
          </table:table-cell>
          <table:table-cell office:value-type="float" office:value="6.13548387096774" calcext:value-type="float">
            <text:p>6.13548387096774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6.82242240266322" calcext:value-type="float">
            <text:p>6.82242240266322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8308.94117647059" calcext:value-type="float">
            <text:p>8308.94117647059</text:p>
          </table:table-cell>
          <table:table-cell office:value-type="float" office:value="24.254471450293" calcext:value-type="float">
            <text:p>24.254471450293</text:p>
          </table:table-cell>
          <table:table-cell office:value-type="float" office:value="0.243529411764706" calcext:value-type="float">
            <text:p>0.243529411764706</text:p>
          </table:table-cell>
          <table:table-cell office:value-type="float" office:value="8546.41176470588" calcext:value-type="float">
            <text:p>8546.41176470588</text:p>
          </table:table-cell>
          <table:table-cell office:value-type="float" office:value="27.1671048234105" calcext:value-type="float">
            <text:p>27.1671048234105</text:p>
          </table:table-cell>
          <table:table-cell office:value-type="float" office:value="0.243529411764706" calcext:value-type="float">
            <text:p>0.243529411764706</text:p>
          </table:table-cell>
          <table:table-cell office:value-type="float" office:value="6174.29411764706" calcext:value-type="float">
            <text:p>6174.29411764706</text:p>
          </table:table-cell>
          <table:table-cell office:value-type="float" office:value="25.5674693146674" calcext:value-type="float">
            <text:p>25.5674693146674</text:p>
          </table:table-cell>
          <table:table-cell office:value-type="float" office:value="0.238823529411765" calcext:value-type="float">
            <text:p>0.238823529411765</text:p>
          </table:table-cell>
          <table:table-cell office:value-type="float" office:value="6065.11764705882" calcext:value-type="float">
            <text:p>6065.11764705882</text:p>
          </table:table-cell>
          <table:table-cell office:value-type="float" office:value="28.2410956459198" calcext:value-type="float">
            <text:p>28.2410956459198</text:p>
          </table:table-cell>
          <table:table-cell table:style-name="ce7" office:value-type="float" office:value="0.594117647058824" calcext:value-type="float">
            <text:p>0.594117647058824</text:p>
          </table:table-cell>
          <table:table-cell table:style-name="ce7" office:value-type="float" office:value="989.352941176471" calcext:value-type="float">
            <text:p>989.352941176471</text:p>
          </table:table-cell>
          <table:table-cell table:style-name="ce7" office:value-type="float" office:value="33.0574798713535" calcext:value-type="float">
            <text:p>33.0574798713535</text:p>
          </table:table-cell>
          <table:table-cell office:value-type="float" office:value="0.496470588235294" calcext:value-type="float">
            <text:p>0.496470588235294</text:p>
          </table:table-cell>
          <table:table-cell office:value-type="float" office:value="1922.41176470588" calcext:value-type="float">
            <text:p>1922.41176470588</text:p>
          </table:table-cell>
          <table:table-cell office:value-type="float" office:value="32.640100929024" calcext:value-type="float">
            <text:p>32.640100929024</text:p>
          </table:table-cell>
          <table:table-cell table:number-columns-repeated="99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0" calcext:value-type="float">
            <text:p>250</text:p>
          </table:table-cell>
          <table:table-cell office:value-type="float" office:value="0.911764705882353" calcext:value-type="float">
            <text:p>0.91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99.1727465371603" calcext:value-type="float">
            <text:p>99.1727465371603</text:p>
          </table:table-cell>
          <table:table-cell office:value-type="float" office:value="0" calcext:value-type="float">
            <text:p>0</text:p>
          </table:table-cell>
          <table:table-cell office:value-type="float" office:value="3.76470588235294" calcext:value-type="float">
            <text:p>3.76470588235294</text:p>
          </table:table-cell>
          <table:table-cell office:value-type="float" office:value="9.609375" calcext:value-type="float">
            <text:p>9.60937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.10536297852474" calcext:value-type="float">
            <text:p>6.10536297852474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8726.64705882353" calcext:value-type="float">
            <text:p>8726.64705882353</text:p>
          </table:table-cell>
          <table:table-cell office:value-type="float" office:value="37.2070435523699" calcext:value-type="float">
            <text:p>37.2070435523699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106.70588235294" calcext:value-type="float">
            <text:p>9106.70588235294</text:p>
          </table:table-cell>
          <table:table-cell office:value-type="float" office:value="49.4775435023889" calcext:value-type="float">
            <text:p>49.4775435023889</text:p>
          </table:table-cell>
          <table:table-cell office:value-type="float" office:value="0.0352941176470588" calcext:value-type="float">
            <text:p>0.035294117647059</text:p>
          </table:table-cell>
          <table:table-cell office:value-type="float" office:value="6733.58823529412" calcext:value-type="float">
            <text:p>6733.58823529412</text:p>
          </table:table-cell>
          <table:table-cell office:value-type="float" office:value="41.1003807671525" calcext:value-type="float">
            <text:p>41.1003807671525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6599.64705882353" calcext:value-type="float">
            <text:p>6599.64705882353</text:p>
          </table:table-cell>
          <table:table-cell office:value-type="float" office:value="45.6731238554475" calcext:value-type="float">
            <text:p>45.6731238554475</text:p>
          </table:table-cell>
          <table:table-cell table:style-name="ce7" office:value-type="float" office:value="0.441176470588235" calcext:value-type="float">
            <text:p>0.441176470588235</text:p>
          </table:table-cell>
          <table:table-cell table:style-name="ce7" office:value-type="float" office:value="561.823529411765" calcext:value-type="float">
            <text:p>561.823529411765</text:p>
          </table:table-cell>
          <table:table-cell table:style-name="ce7" office:value-type="float" office:value="76.0509036224433" calcext:value-type="float">
            <text:p>76.0509036224433</text:p>
          </table:table-cell>
          <table:table-cell office:value-type="float" office:value="0.211764705882353" calcext:value-type="float">
            <text:p>0.211764705882353</text:p>
          </table:table-cell>
          <table:table-cell office:value-type="float" office:value="1094.11764705882" calcext:value-type="float">
            <text:p>1094.11764705882</text:p>
          </table:table-cell>
          <table:table-cell office:value-type="float" office:value="69.8894233311118" calcext:value-type="float">
            <text:p>69.8894233311118</text:p>
          </table:table-cell>
          <table:table-cell table:number-columns-repeated="99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office:value-type="float" office:value="0.914705882352941" calcext:value-type="float">
            <text:p>0.91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92.0413262906181" calcext:value-type="float">
            <text:p>92.0413262906181</text:p>
          </table:table-cell>
          <table:table-cell office:value-type="float" office:value="0" calcext:value-type="float">
            <text:p>0</text:p>
          </table:table-cell>
          <table:table-cell office:value-type="float" office:value="3.76470588235294" calcext:value-type="float">
            <text:p>3.76470588235294</text:p>
          </table:table-cell>
          <table:table-cell office:value-type="float" office:value="9.0625" calcext:value-type="float">
            <text:p>9.062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5.64573133601267" calcext:value-type="float">
            <text:p>5.64573133601267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9513.35294117647" calcext:value-type="float">
            <text:p>9513.35294117647</text:p>
          </table:table-cell>
          <table:table-cell office:value-type="float" office:value="36.6788560699362" calcext:value-type="float">
            <text:p>36.6788560699362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8744.23529411765" calcext:value-type="float">
            <text:p>8744.23529411765</text:p>
          </table:table-cell>
          <table:table-cell office:value-type="float" office:value="42.5659769407492" calcext:value-type="float">
            <text:p>42.5659769407492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6912.88235294118" calcext:value-type="float">
            <text:p>6912.88235294118</text:p>
          </table:table-cell>
          <table:table-cell office:value-type="float" office:value="36.4710677090937" calcext:value-type="float">
            <text:p>36.4710677090937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687.17647058824" calcext:value-type="float">
            <text:p>6687.17647058824</text:p>
          </table:table-cell>
          <table:table-cell office:value-type="float" office:value="37.2689915073049" calcext:value-type="float">
            <text:p>37.2689915073049</text:p>
          </table:table-cell>
          <table:table-cell table:style-name="ce7" office:value-type="float" office:value="0.432352941176471" calcext:value-type="float">
            <text:p>0.432352941176471</text:p>
          </table:table-cell>
          <table:table-cell table:style-name="ce7" office:value-type="float" office:value="606.705882352941" calcext:value-type="float">
            <text:p>606.705882352941</text:p>
          </table:table-cell>
          <table:table-cell table:style-name="ce7" office:value-type="float" office:value="75.7317990371017" calcext:value-type="float">
            <text:p>75.7317990371017</text:p>
          </table:table-cell>
          <table:table-cell office:value-type="float" office:value="0.244117647058823" calcext:value-type="float">
            <text:p>0.244117647058823</text:p>
          </table:table-cell>
          <table:table-cell office:value-type="float" office:value="1034.76470588235" calcext:value-type="float">
            <text:p>1034.76470588235</text:p>
          </table:table-cell>
          <table:table-cell office:value-type="float" office:value="75.8854812488671" calcext:value-type="float">
            <text:p>75.8854812488671</text:p>
          </table:table-cell>
          <table:table-cell table:number-columns-repeated="99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float" office:value="0.914705882352941" calcext:value-type="float">
            <text:p>0.91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93.289051175843" calcext:value-type="float">
            <text:p>93.289051175843</text:p>
          </table:table-cell>
          <table:table-cell office:value-type="float" office:value="0" calcext:value-type="float">
            <text:p>0</text:p>
          </table:table-cell>
          <table:table-cell office:value-type="float" office:value="3.11764705882353" calcext:value-type="float">
            <text:p>3.11764705882353</text:p>
          </table:table-cell>
          <table:table-cell office:value-type="float" office:value="8.20754716981132" calcext:value-type="float">
            <text:p>8.2075471698113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8.21280368308085" calcext:value-type="float">
            <text:p>8.21280368308085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8752.88235294118" calcext:value-type="float">
            <text:p>8752.88235294118</text:p>
          </table:table-cell>
          <table:table-cell office:value-type="float" office:value="38.5926630191818" calcext:value-type="float">
            <text:p>38.5926630191818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9298.76470588235" calcext:value-type="float">
            <text:p>9298.76470588235</text:p>
          </table:table-cell>
          <table:table-cell office:value-type="float" office:value="38.1755644474163" calcext:value-type="float">
            <text:p>38.1755644474163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6989.88235294118" calcext:value-type="float">
            <text:p>6989.88235294118</text:p>
          </table:table-cell>
          <table:table-cell office:value-type="float" office:value="44.069960459433" calcext:value-type="float">
            <text:p>44.069960459433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6933.23529411765" calcext:value-type="float">
            <text:p>6933.23529411765</text:p>
          </table:table-cell>
          <table:table-cell office:value-type="float" office:value="36.565191818599" calcext:value-type="float">
            <text:p>36.565191818599</text:p>
          </table:table-cell>
          <table:table-cell table:style-name="ce7" office:value-type="float" office:value="0.323529411764706" calcext:value-type="float">
            <text:p>0.323529411764706</text:p>
          </table:table-cell>
          <table:table-cell table:style-name="ce7" office:value-type="float" office:value="670.882352941177" calcext:value-type="float">
            <text:p>670.882352941177</text:p>
          </table:table-cell>
          <table:table-cell table:style-name="ce7" office:value-type="float" office:value="83.738647548989" calcext:value-type="float">
            <text:p>83.738647548989</text:p>
          </table:table-cell>
          <table:table-cell office:value-type="float" office:value="0.285294117647059" calcext:value-type="float">
            <text:p>0.285294117647059</text:p>
          </table:table-cell>
          <table:table-cell office:value-type="float" office:value="955.058823529412" calcext:value-type="float">
            <text:p>955.058823529412</text:p>
          </table:table-cell>
          <table:table-cell office:value-type="float" office:value="68.2634365119528" calcext:value-type="float">
            <text:p>68.2634365119528</text:p>
          </table:table-cell>
          <table:table-cell table:number-columns-repeated="99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0" calcext:value-type="float">
            <text:p>250</text:p>
          </table:table-cell>
          <table:table-cell office:value-type="float" office:value="0.852941176470588" calcext:value-type="float">
            <text:p>0.85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89.1113308817619" calcext:value-type="float">
            <text:p>89.1113308817619</text:p>
          </table:table-cell>
          <table:table-cell office:value-type="float" office:value="0" calcext:value-type="float">
            <text:p>0</text:p>
          </table:table-cell>
          <table:table-cell office:value-type="float" office:value="3.70588235294118" calcext:value-type="float">
            <text:p>3.70588235294118</text:p>
          </table:table-cell>
          <table:table-cell office:value-type="float" office:value="6.76190476190476" calcext:value-type="float">
            <text:p>6.76190476190476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7.62716262975779" calcext:value-type="float">
            <text:p>7.62716262975779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8984.41176470588" calcext:value-type="float">
            <text:p>8984.41176470588</text:p>
          </table:table-cell>
          <table:table-cell office:value-type="float" office:value="35.7705925442803" calcext:value-type="float">
            <text:p>35.7705925442803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852.05882352941" calcext:value-type="float">
            <text:p>8852.05882352941</text:p>
          </table:table-cell>
          <table:table-cell office:value-type="float" office:value="39.759283086476" calcext:value-type="float">
            <text:p>39.759283086476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198.47058823529" calcext:value-type="float">
            <text:p>7198.47058823529</text:p>
          </table:table-cell>
          <table:table-cell office:value-type="float" office:value="36.1803446785215" calcext:value-type="float">
            <text:p>36.1803446785215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700.11764705882" calcext:value-type="float">
            <text:p>6700.11764705882</text:p>
          </table:table-cell>
          <table:table-cell office:value-type="float" office:value="41.8473710986504" calcext:value-type="float">
            <text:p>41.8473710986504</text:p>
          </table:table-cell>
          <table:table-cell table:style-name="ce7" office:value-type="float" office:value="0.373529411764706" calcext:value-type="float">
            <text:p>0.373529411764706</text:p>
          </table:table-cell>
          <table:table-cell table:style-name="ce7" office:value-type="float" office:value="535.647058823529" calcext:value-type="float">
            <text:p>535.647058823529</text:p>
          </table:table-cell>
          <table:table-cell table:style-name="ce7" office:value-type="float" office:value="82.5863255256668" calcext:value-type="float">
            <text:p>82.5863255256668</text:p>
          </table:table-cell>
          <table:table-cell office:value-type="float" office:value="0.202941176470588" calcext:value-type="float">
            <text:p>0.202941176470588</text:p>
          </table:table-cell>
          <table:table-cell office:value-type="float" office:value="1140.76470588235" calcext:value-type="float">
            <text:p>1140.76470588235</text:p>
          </table:table-cell>
          <table:table-cell office:value-type="float" office:value="73.8829859688724" calcext:value-type="float">
            <text:p>73.8829859688724</text:p>
          </table:table-cell>
          <table:table-cell table:number-columns-repeated="99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0" calcext:value-type="float">
            <text:p>250</text:p>
          </table:table-cell>
          <table:table-cell office:value-type="float" office:value="0.935294117647059" calcext:value-type="float">
            <text:p>0.93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91.5652770762661" calcext:value-type="float">
            <text:p>91.5652770762661</text:p>
          </table:table-cell>
          <table:table-cell office:value-type="float" office:value="0" calcext:value-type="float">
            <text:p>0</text:p>
          </table:table-cell>
          <table:table-cell office:value-type="float" office:value="3.58823529411765" calcext:value-type="float">
            <text:p>3.58823529411765</text:p>
          </table:table-cell>
          <table:table-cell office:value-type="float" office:value="5.57377049180328" calcext:value-type="float">
            <text:p>5.57377049180328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8.43070787637089" calcext:value-type="float">
            <text:p>8.43070787637089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596" calcext:value-type="float">
            <text:p>8596</text:p>
          </table:table-cell>
          <table:table-cell office:value-type="float" office:value="45.3616347744249" calcext:value-type="float">
            <text:p>45.3616347744249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9541.76470588235" calcext:value-type="float">
            <text:p>9541.76470588235</text:p>
          </table:table-cell>
          <table:table-cell office:value-type="float" office:value="42.6488847914569" calcext:value-type="float">
            <text:p>42.6488847914569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7039.23529411765" calcext:value-type="float">
            <text:p>7039.23529411765</text:p>
          </table:table-cell>
          <table:table-cell office:value-type="float" office:value="38.0662771363788" calcext:value-type="float">
            <text:p>38.0662771363788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7424.11764705882" calcext:value-type="float">
            <text:p>7424.11764705882</text:p>
          </table:table-cell>
          <table:table-cell office:value-type="float" office:value="36.6061680051156" calcext:value-type="float">
            <text:p>36.6061680051156</text:p>
          </table:table-cell>
          <table:table-cell table:style-name="ce7" office:value-type="float" office:value="0.420588235294118" calcext:value-type="float">
            <text:p>0.420588235294118</text:p>
          </table:table-cell>
          <table:table-cell table:style-name="ce7" office:value-type="float" office:value="594.529411764706" calcext:value-type="float">
            <text:p>594.529411764706</text:p>
          </table:table-cell>
          <table:table-cell table:style-name="ce7" office:value-type="float" office:value="78.47167440809" calcext:value-type="float">
            <text:p>78.47167440809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1051.47058823529" calcext:value-type="float">
            <text:p>1051.47058823529</text:p>
          </table:table-cell>
          <table:table-cell office:value-type="float" office:value="68.6264272007054" calcext:value-type="float">
            <text:p>68.6264272007054</text:p>
          </table:table-cell>
          <table:table-cell table:number-columns-repeated="99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0" calcext:value-type="float">
            <text:p>250</text:p>
          </table:table-cell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88.4133369199577" calcext:value-type="float">
            <text:p>88.4133369199577</text:p>
          </table:table-cell>
          <table:table-cell office:value-type="float" office:value="0" calcext:value-type="float">
            <text:p>0</text:p>
          </table:table-cell>
          <table:table-cell office:value-type="float" office:value="3.76470588235294" calcext:value-type="float">
            <text:p>3.76470588235294</text:p>
          </table:table-cell>
          <table:table-cell office:value-type="float" office:value="7.515625" calcext:value-type="float">
            <text:p>7.51562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6.55177554892925" calcext:value-type="float">
            <text:p>6.55177554892925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9037.29411764706" calcext:value-type="float">
            <text:p>9037.29411764706</text:p>
          </table:table-cell>
          <table:table-cell office:value-type="float" office:value="40.5792742492045" calcext:value-type="float">
            <text:p>40.5792742492045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8830.94117647059" calcext:value-type="float">
            <text:p>8830.94117647059</text:p>
          </table:table-cell>
          <table:table-cell office:value-type="float" office:value="53.0753464545887" calcext:value-type="float">
            <text:p>53.0753464545887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73.35294117647" calcext:value-type="float">
            <text:p>6973.35294117647</text:p>
          </table:table-cell>
          <table:table-cell office:value-type="float" office:value="35.2468747370798" calcext:value-type="float">
            <text:p>35.2468747370798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6774.94117647059" calcext:value-type="float">
            <text:p>6774.94117647059</text:p>
          </table:table-cell>
          <table:table-cell office:value-type="float" office:value="39.432315236945" calcext:value-type="float">
            <text:p>39.432315236945</text:p>
          </table:table-cell>
          <table:table-cell table:style-name="ce7" office:value-type="float" office:value="0.376470588235294" calcext:value-type="float">
            <text:p>0.376470588235294</text:p>
          </table:table-cell>
          <table:table-cell table:style-name="ce7" office:value-type="float" office:value="617.588235294118" calcext:value-type="float">
            <text:p>617.588235294118</text:p>
          </table:table-cell>
          <table:table-cell table:style-name="ce7" office:value-type="float" office:value="88.6950344232064" calcext:value-type="float">
            <text:p>88.6950344232064</text:p>
          </table:table-cell>
          <table:table-cell office:value-type="float" office:value="0.282352941176471" calcext:value-type="float">
            <text:p>0.282352941176471</text:p>
          </table:table-cell>
          <table:table-cell office:value-type="float" office:value="1090.47058823529" calcext:value-type="float">
            <text:p>1090.47058823529</text:p>
          </table:table-cell>
          <table:table-cell office:value-type="float" office:value="66.2848355435726" calcext:value-type="float">
            <text:p>66.2848355435726</text:p>
          </table:table-cell>
          <table:table-cell table:number-columns-repeated="99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0" calcext:value-type="float">
            <text:p>250</text:p>
          </table:table-cell>
          <table:table-cell office:value-type="float" office:value="0.879411764705882" calcext:value-type="float">
            <text:p>0.87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87.1386580818249" calcext:value-type="float">
            <text:p>87.1386580818249</text:p>
          </table:table-cell>
          <table:table-cell office:value-type="float" office:value="0" calcext:value-type="float">
            <text:p>0</text:p>
          </table:table-cell>
          <table:table-cell office:value-type="float" office:value="3.23529411764706" calcext:value-type="float">
            <text:p>3.23529411764706</text:p>
          </table:table-cell>
          <table:table-cell office:value-type="float" office:value="8.36363636363636" calcext:value-type="float">
            <text:p>8.36363636363636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5.96312554872696" calcext:value-type="float">
            <text:p>5.96312554872696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8887.41176470588" calcext:value-type="float">
            <text:p>8887.41176470588</text:p>
          </table:table-cell>
          <table:table-cell office:value-type="float" office:value="40.6428189803627" calcext:value-type="float">
            <text:p>40.6428189803627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131.17647058824" calcext:value-type="float">
            <text:p>9131.17647058824</text:p>
          </table:table-cell>
          <table:table-cell office:value-type="float" office:value="41.9009763687604" calcext:value-type="float">
            <text:p>41.9009763687604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6692.64705882353" calcext:value-type="float">
            <text:p>6692.64705882353</text:p>
          </table:table-cell>
          <table:table-cell office:value-type="float" office:value="39.3153718037277" calcext:value-type="float">
            <text:p>39.3153718037277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6866.64705882353" calcext:value-type="float">
            <text:p>6866.64705882353</text:p>
          </table:table-cell>
          <table:table-cell office:value-type="float" office:value="45.2000546080322" calcext:value-type="float">
            <text:p>45.2000546080322</text:p>
          </table:table-cell>
          <table:table-cell table:style-name="ce7" office:value-type="float" office:value="0.405882352941176" calcext:value-type="float">
            <text:p>0.405882352941176</text:p>
          </table:table-cell>
          <table:table-cell table:style-name="ce7" office:value-type="float" office:value="557.352941176471" calcext:value-type="float">
            <text:p>557.352941176471</text:p>
          </table:table-cell>
          <table:table-cell table:style-name="ce7" office:value-type="float" office:value="76.2157756119806" calcext:value-type="float">
            <text:p>76.2157756119806</text:p>
          </table:table-cell>
          <table:table-cell office:value-type="float" office:value="0.223529411764706" calcext:value-type="float">
            <text:p>0.223529411764706</text:p>
          </table:table-cell>
          <table:table-cell office:value-type="float" office:value="1105.88235294118" calcext:value-type="float">
            <text:p>1105.88235294118</text:p>
          </table:table-cell>
          <table:table-cell office:value-type="float" office:value="61.9114457897718" calcext:value-type="float">
            <text:p>61.9114457897718</text:p>
          </table:table-cell>
          <table:table-cell table:number-columns-repeated="99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0" calcext:value-type="float">
            <text:p>250</text:p>
          </table:table-cell>
          <table:table-cell office:value-type="float" office:value="0.926470588235294" calcext:value-type="float">
            <text:p>0.92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94.797011025103" calcext:value-type="float">
            <text:p>94.797011025103</text:p>
          </table:table-cell>
          <table:table-cell office:value-type="float" office:value="0" calcext:value-type="float">
            <text:p>0</text:p>
          </table:table-cell>
          <table:table-cell office:value-type="float" office:value="3.70588235294118" calcext:value-type="float">
            <text:p>3.70588235294118</text:p>
          </table:table-cell>
          <table:table-cell office:value-type="float" office:value="7.11111111111111" calcext:value-type="float">
            <text:p>7.1111111111111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8.05478452724102" calcext:value-type="float">
            <text:p>8.05478452724102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8867.11764705882" calcext:value-type="float">
            <text:p>8867.11764705882</text:p>
          </table:table-cell>
          <table:table-cell office:value-type="float" office:value="39.0894311957569" calcext:value-type="float">
            <text:p>39.0894311957569</text:p>
          </table:table-cell>
          <table:table-cell office:value-type="float" office:value="0.0264705882352941" calcext:value-type="float">
            <text:p>0.026470588235294</text:p>
          </table:table-cell>
          <table:table-cell office:value-type="float" office:value="9469.05882352941" calcext:value-type="float">
            <text:p>9469.05882352941</text:p>
          </table:table-cell>
          <table:table-cell office:value-type="float" office:value="42.6409185615039" calcext:value-type="float">
            <text:p>42.6409185615039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6941.35294117647" calcext:value-type="float">
            <text:p>6941.35294117647</text:p>
          </table:table-cell>
          <table:table-cell office:value-type="float" office:value="39.5902435283745" calcext:value-type="float">
            <text:p>39.5902435283745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6966.76470588235" calcext:value-type="float">
            <text:p>6966.76470588235</text:p>
          </table:table-cell>
          <table:table-cell office:value-type="float" office:value="39.3447761639327" calcext:value-type="float">
            <text:p>39.3447761639327</text:p>
          </table:table-cell>
          <table:table-cell table:style-name="ce7" office:value-type="float" office:value="0.373529411764706" calcext:value-type="float">
            <text:p>0.373529411764706</text:p>
          </table:table-cell>
          <table:table-cell table:style-name="ce7" office:value-type="float" office:value="582.352941176471" calcext:value-type="float">
            <text:p>582.352941176471</text:p>
          </table:table-cell>
          <table:table-cell table:style-name="ce7" office:value-type="float" office:value="80.6448689565187" calcext:value-type="float">
            <text:p>80.6448689565187</text:p>
          </table:table-cell>
          <table:table-cell office:value-type="float" office:value="0.211764705882353" calcext:value-type="float">
            <text:p>0.211764705882353</text:p>
          </table:table-cell>
          <table:table-cell office:value-type="float" office:value="855.764705882353" calcext:value-type="float">
            <text:p>855.764705882353</text:p>
          </table:table-cell>
          <table:table-cell office:value-type="float" office:value="69.2117357801689" calcext:value-type="float">
            <text:p>69.2117357801689</text:p>
          </table:table-cell>
          <table:table-cell table:number-columns-repeated="99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0" calcext:value-type="float">
            <text:p>250</text:p>
          </table:table-cell>
          <table:table-cell office:value-type="float" office:value="0.947058823529412" calcext:value-type="float">
            <text:p>0.94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89.3235178771013" calcext:value-type="float">
            <text:p>89.3235178771013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5.73846153846154" calcext:value-type="float">
            <text:p>5.7384615384615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5.38239812053854" calcext:value-type="float">
            <text:p>5.38239812053854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8894.11764705882" calcext:value-type="float">
            <text:p>8894.11764705882</text:p>
          </table:table-cell>
          <table:table-cell office:value-type="float" office:value="41.4592247301914" calcext:value-type="float">
            <text:p>41.4592247301914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985.29411764706" calcext:value-type="float">
            <text:p>9985.29411764706</text:p>
          </table:table-cell>
          <table:table-cell office:value-type="float" office:value="37.6973042782733" calcext:value-type="float">
            <text:p>37.6973042782733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6931.76470588235" calcext:value-type="float">
            <text:p>6931.76470588235</text:p>
          </table:table-cell>
          <table:table-cell office:value-type="float" office:value="36.992872614084" calcext:value-type="float">
            <text:p>36.992872614084</text:p>
          </table:table-cell>
          <table:table-cell office:value-type="float" office:value="0.0264705882352941" calcext:value-type="float">
            <text:p>0.026470588235294</text:p>
          </table:table-cell>
          <table:table-cell office:value-type="float" office:value="6997.88235294118" calcext:value-type="float">
            <text:p>6997.88235294118</text:p>
          </table:table-cell>
          <table:table-cell office:value-type="float" office:value="37.7993657611673" calcext:value-type="float">
            <text:p>37.7993657611673</text:p>
          </table:table-cell>
          <table:table-cell table:style-name="ce7" office:value-type="float" office:value="0.370588235294118" calcext:value-type="float">
            <text:p>0.370588235294118</text:p>
          </table:table-cell>
          <table:table-cell table:style-name="ce7" office:value-type="float" office:value="578.058823529412" calcext:value-type="float">
            <text:p>578.058823529412</text:p>
          </table:table-cell>
          <table:table-cell table:style-name="ce7" office:value-type="float" office:value="77.2192924241033" calcext:value-type="float">
            <text:p>77.2192924241033</text:p>
          </table:table-cell>
          <table:table-cell office:value-type="float" office:value="0.217647058823529" calcext:value-type="float">
            <text:p>0.217647058823529</text:p>
          </table:table-cell>
          <table:table-cell office:value-type="float" office:value="1156.76470588235" calcext:value-type="float">
            <text:p>1156.76470588235</text:p>
          </table:table-cell>
          <table:table-cell office:value-type="float" office:value="74.9571384195598" calcext:value-type="float">
            <text:p>74.9571384195598</text:p>
          </table:table-cell>
          <table:table-cell table:number-columns-repeated="99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0" calcext:value-type="float">
            <text:p>250</text:p>
          </table:table-cell>
          <table:table-cell office:value-type="float" office:value="0.944117647058824" calcext:value-type="float">
            <text:p>0.944117647058824</text:p>
          </table:table-cell>
          <table:table-cell office:value-type="float" office:value="0" calcext:value-type="float">
            <text:p>0</text:p>
          </table:table-cell>
          <table:table-cell office:value-type="float" office:value="91.7199722573207" calcext:value-type="float">
            <text:p>91.7199722573207</text:p>
          </table:table-cell>
          <table:table-cell office:value-type="float" office:value="0" calcext:value-type="float">
            <text:p>0</text:p>
          </table:table-cell>
          <table:table-cell office:value-type="float" office:value="3.47058823529412" calcext:value-type="float">
            <text:p>3.470588235294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8.21981424148607" calcext:value-type="float">
            <text:p>8.21981424148607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541.47058823529" calcext:value-type="float">
            <text:p>9541.47058823529</text:p>
          </table:table-cell>
          <table:table-cell office:value-type="float" office:value="34.5697919738384" calcext:value-type="float">
            <text:p>34.5697919738384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9331.88235294118" calcext:value-type="float">
            <text:p>9331.88235294118</text:p>
          </table:table-cell>
          <table:table-cell office:value-type="float" office:value="46.6060752438581" calcext:value-type="float">
            <text:p>46.6060752438581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6470.70588235294" calcext:value-type="float">
            <text:p>6470.70588235294</text:p>
          </table:table-cell>
          <table:table-cell office:value-type="float" office:value="44.2045415149829" calcext:value-type="float">
            <text:p>44.2045415149829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6984.41176470588" calcext:value-type="float">
            <text:p>6984.41176470588</text:p>
          </table:table-cell>
          <table:table-cell office:value-type="float" office:value="41.1589905161601" calcext:value-type="float">
            <text:p>41.1589905161601</text:p>
          </table:table-cell>
          <table:table-cell table:style-name="ce7" office:value-type="float" office:value="0.394117647058823" calcext:value-type="float">
            <text:p>0.394117647058823</text:p>
          </table:table-cell>
          <table:table-cell table:style-name="ce7" office:value-type="float" office:value="619" calcext:value-type="float">
            <text:p>619</text:p>
          </table:table-cell>
          <table:table-cell table:style-name="ce7" office:value-type="float" office:value="85.9704132314977" calcext:value-type="float">
            <text:p>85.9704132314977</text:p>
          </table:table-cell>
          <table:table-cell office:value-type="float" office:value="0.188235294117647" calcext:value-type="float">
            <text:p>0.188235294117647</text:p>
          </table:table-cell>
          <table:table-cell office:value-type="float" office:value="966" calcext:value-type="float">
            <text:p>966</text:p>
          </table:table-cell>
          <table:table-cell office:value-type="float" office:value="67.9915995969375" calcext:value-type="float">
            <text:p>67.9915995969375</text:p>
          </table:table-cell>
          <table:table-cell table:number-columns-repeated="99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0.935294117647059" calcext:value-type="float">
            <text:p>0.93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90.257646315456" calcext:value-type="float">
            <text:p>90.257646315456</text:p>
          </table:table-cell>
          <table:table-cell office:value-type="float" office:value="0" calcext:value-type="float">
            <text:p>0</text:p>
          </table:table-cell>
          <table:table-cell office:value-type="float" office:value="3.58823529411765" calcext:value-type="float">
            <text:p>3.58823529411765</text:p>
          </table:table-cell>
          <table:table-cell office:value-type="float" office:value="7.88524590163934" calcext:value-type="float">
            <text:p>7.8852459016393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8.86790505675954" calcext:value-type="float">
            <text:p>8.86790505675954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760.29411764706" calcext:value-type="float">
            <text:p>8760.29411764706</text:p>
          </table:table-cell>
          <table:table-cell office:value-type="float" office:value="45.0510391020721" calcext:value-type="float">
            <text:p>45.0510391020721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8798.29411764706" calcext:value-type="float">
            <text:p>8798.29411764706</text:p>
          </table:table-cell>
          <table:table-cell office:value-type="float" office:value="40.7135451551303" calcext:value-type="float">
            <text:p>40.7135451551303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59.47058823529" calcext:value-type="float">
            <text:p>6959.47058823529</text:p>
          </table:table-cell>
          <table:table-cell office:value-type="float" office:value="41.843321244125" calcext:value-type="float">
            <text:p>41.843321244125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199.23529411765" calcext:value-type="float">
            <text:p>7199.23529411765</text:p>
          </table:table-cell>
          <table:table-cell office:value-type="float" office:value="44.4721903666994" calcext:value-type="float">
            <text:p>44.4721903666994</text:p>
          </table:table-cell>
          <table:table-cell table:style-name="ce7" office:value-type="float" office:value="0.376470588235294" calcext:value-type="float">
            <text:p>0.376470588235294</text:p>
          </table:table-cell>
          <table:table-cell table:style-name="ce7" office:value-type="float" office:value="627.882352941176" calcext:value-type="float">
            <text:p>627.882352941176</text:p>
          </table:table-cell>
          <table:table-cell table:style-name="ce7" office:value-type="float" office:value="84.4006582062933" calcext:value-type="float">
            <text:p>84.4006582062933</text:p>
          </table:table-cell>
          <table:table-cell office:value-type="float" office:value="0.223529411764706" calcext:value-type="float">
            <text:p>0.223529411764706</text:p>
          </table:table-cell>
          <table:table-cell office:value-type="float" office:value="1086.58823529412" calcext:value-type="float">
            <text:p>1086.58823529412</text:p>
          </table:table-cell>
          <table:table-cell office:value-type="float" office:value="78.7194037292403" calcext:value-type="float">
            <text:p>78.7194037292403</text:p>
          </table:table-cell>
          <table:table-cell table:number-columns-repeated="99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0" calcext:value-type="float">
            <text:p>250</text:p>
          </table:table-cell>
          <table:table-cell office:value-type="float" office:value="0.932352941176471" calcext:value-type="float">
            <text:p>0.932352941176471</text:p>
          </table:table-cell>
          <table:table-cell office:value-type="float" office:value="0" calcext:value-type="float">
            <text:p>0</text:p>
          </table:table-cell>
          <table:table-cell office:value-type="float" office:value="95.749504177213" calcext:value-type="float">
            <text:p>95.749504177213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5.89230769230769" calcext:value-type="float">
            <text:p>5.89230769230769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.25953069752491" calcext:value-type="float">
            <text:p>9.25953069752491</text:p>
          </table:table-cell>
          <table:table-cell office:value-type="float" office:value="0" calcext:value-type="float">
            <text:p>0</text:p>
          </table:table-cell>
          <table:table-cell office:value-type="float" office:value="9525.11764705882" calcext:value-type="float">
            <text:p>9525.11764705882</text:p>
          </table:table-cell>
          <table:table-cell office:value-type="float" office:value="35.0108121020548" calcext:value-type="float">
            <text:p>35.0108121020548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391.35294117647" calcext:value-type="float">
            <text:p>9391.35294117647</text:p>
          </table:table-cell>
          <table:table-cell office:value-type="float" office:value="40.0747232374909" calcext:value-type="float">
            <text:p>40.0747232374909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163.35294117647" calcext:value-type="float">
            <text:p>7163.35294117647</text:p>
          </table:table-cell>
          <table:table-cell office:value-type="float" office:value="40.4766428708015" calcext:value-type="float">
            <text:p>40.4766428708015</text:p>
          </table:table-cell>
          <table:table-cell office:value-type="float" office:value="0.0264705882352941" calcext:value-type="float">
            <text:p>0.026470588235294</text:p>
          </table:table-cell>
          <table:table-cell office:value-type="float" office:value="6914.52941176471" calcext:value-type="float">
            <text:p>6914.52941176471</text:p>
          </table:table-cell>
          <table:table-cell office:value-type="float" office:value="36.7180730369471" calcext:value-type="float">
            <text:p>36.7180730369471</text:p>
          </table:table-cell>
          <table:table-cell table:style-name="ce7" office:value-type="float" office:value="0.414705882352941" calcext:value-type="float">
            <text:p>0.414705882352941</text:p>
          </table:table-cell>
          <table:table-cell table:style-name="ce7" office:value-type="float" office:value="620.235294117647" calcext:value-type="float">
            <text:p>620.235294117647</text:p>
          </table:table-cell>
          <table:table-cell table:style-name="ce7" office:value-type="float" office:value="79.3216528468005" calcext:value-type="float">
            <text:p>79.3216528468005</text:p>
          </table:table-cell>
          <table:table-cell office:value-type="float" office:value="0.155882352941176" calcext:value-type="float">
            <text:p>0.155882352941176</text:p>
          </table:table-cell>
          <table:table-cell office:value-type="float" office:value="1067.64705882353" calcext:value-type="float">
            <text:p>1067.64705882353</text:p>
          </table:table-cell>
          <table:table-cell office:value-type="float" office:value="71.9166504393257" calcext:value-type="float">
            <text:p>71.9166504393257</text:p>
          </table:table-cell>
          <table:table-cell table:number-columns-repeated="99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0" calcext:value-type="float">
            <text:p>250</text:p>
          </table:table-cell>
          <table:table-cell office:value-type="float" office:value="0.955882352941177" calcext:value-type="float">
            <text:p>0.955882352941177</text:p>
          </table:table-cell>
          <table:table-cell office:value-type="float" office:value="0" calcext:value-type="float">
            <text:p>0</text:p>
          </table:table-cell>
          <table:table-cell office:value-type="float" office:value="96.3646458873927" calcext:value-type="float">
            <text:p>96.3646458873927</text:p>
          </table:table-cell>
          <table:table-cell office:value-type="float" office:value="0" calcext:value-type="float">
            <text:p>0</text:p>
          </table:table-cell>
          <table:table-cell office:value-type="float" office:value="3.94117647058824" calcext:value-type="float">
            <text:p>3.94117647058824</text:p>
          </table:table-cell>
          <table:table-cell office:value-type="float" office:value="8.08955223880597" calcext:value-type="float">
            <text:p>8.0895522388059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9.67600373482726" calcext:value-type="float">
            <text:p>9.67600373482726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9047.41176470588" calcext:value-type="float">
            <text:p>9047.41176470588</text:p>
          </table:table-cell>
          <table:table-cell office:value-type="float" office:value="36.2770719828246" calcext:value-type="float">
            <text:p>36.2770719828246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060.47058823529" calcext:value-type="float">
            <text:p>9060.47058823529</text:p>
          </table:table-cell>
          <table:table-cell office:value-type="float" office:value="38.8132401443067" calcext:value-type="float">
            <text:p>38.8132401443067</text:p>
          </table:table-cell>
          <table:table-cell office:value-type="float" office:value="0.0264705882352941" calcext:value-type="float">
            <text:p>0.026470588235294</text:p>
          </table:table-cell>
          <table:table-cell office:value-type="float" office:value="6855" calcext:value-type="float">
            <text:p>6855</text:p>
          </table:table-cell>
          <table:table-cell office:value-type="float" office:value="40.4320709534296" calcext:value-type="float">
            <text:p>40.4320709534296</text:p>
          </table:table-cell>
          <table:table-cell office:value-type="float" office:value="0.0529411764705882" calcext:value-type="float">
            <text:p>0.052941176470588</text:p>
          </table:table-cell>
          <table:table-cell office:value-type="float" office:value="6988.64705882353" calcext:value-type="float">
            <text:p>6988.64705882353</text:p>
          </table:table-cell>
          <table:table-cell office:value-type="float" office:value="42.9023688479809" calcext:value-type="float">
            <text:p>42.9023688479809</text:p>
          </table:table-cell>
          <table:table-cell table:style-name="ce7" office:value-type="float" office:value="0.388235294117647" calcext:value-type="float">
            <text:p>0.388235294117647</text:p>
          </table:table-cell>
          <table:table-cell table:style-name="ce7" office:value-type="float" office:value="585.411764705882" calcext:value-type="float">
            <text:p>585.411764705882</text:p>
          </table:table-cell>
          <table:table-cell table:style-name="ce7" office:value-type="float" office:value="70.8252348506719" calcext:value-type="float">
            <text:p>70.8252348506719</text:p>
          </table:table-cell>
          <table:table-cell office:value-type="float" office:value="0.214705882352941" calcext:value-type="float">
            <text:p>0.214705882352941</text:p>
          </table:table-cell>
          <table:table-cell office:value-type="float" office:value="1142.58823529412" calcext:value-type="float">
            <text:p>1142.58823529412</text:p>
          </table:table-cell>
          <table:table-cell office:value-type="float" office:value="65.8850715338497" calcext:value-type="float">
            <text:p>65.8850715338497</text:p>
          </table:table-cell>
          <table:table-cell table:number-columns-repeated="99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0" calcext:value-type="float">
            <text:p>250</text:p>
          </table:table-cell>
          <table:table-cell office:value-type="float" office:value="0.914705882352941" calcext:value-type="float">
            <text:p>0.91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97.1569284482538" calcext:value-type="float">
            <text:p>97.1569284482538</text:p>
          </table:table-cell>
          <table:table-cell office:value-type="float" office:value="0" calcext:value-type="float">
            <text:p>0</text:p>
          </table:table-cell>
          <table:table-cell office:value-type="float" office:value="3.47058823529412" calcext:value-type="float">
            <text:p>3.47058823529412</text:p>
          </table:table-cell>
          <table:table-cell office:value-type="float" office:value="6.71186440677966" calcext:value-type="float">
            <text:p>6.71186440677966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4.40432862425839" calcext:value-type="float">
            <text:p>4.40432862425839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9544.11764705882" calcext:value-type="float">
            <text:p>9544.11764705882</text:p>
          </table:table-cell>
          <table:table-cell office:value-type="float" office:value="35.0731820121501" calcext:value-type="float">
            <text:p>35.0731820121501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086.64705882353" calcext:value-type="float">
            <text:p>9086.64705882353</text:p>
          </table:table-cell>
          <table:table-cell office:value-type="float" office:value="38.8445222226655" calcext:value-type="float">
            <text:p>38.8445222226655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6927.35294117647" calcext:value-type="float">
            <text:p>6927.35294117647</text:p>
          </table:table-cell>
          <table:table-cell office:value-type="float" office:value="36.3465886622182" calcext:value-type="float">
            <text:p>36.3465886622182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23.47058823529" calcext:value-type="float">
            <text:p>6923.47058823529</text:p>
          </table:table-cell>
          <table:table-cell office:value-type="float" office:value="38.32835361259" calcext:value-type="float">
            <text:p>38.32835361259</text:p>
          </table:table-cell>
          <table:table-cell table:style-name="ce7" office:value-type="float" office:value="0.326470588235294" calcext:value-type="float">
            <text:p>0.326470588235294</text:p>
          </table:table-cell>
          <table:table-cell table:style-name="ce7" office:value-type="float" office:value="597.823529411765" calcext:value-type="float">
            <text:p>597.823529411765</text:p>
          </table:table-cell>
          <table:table-cell table:style-name="ce7" office:value-type="float" office:value="84.4350163787794" calcext:value-type="float">
            <text:p>84.4350163787794</text:p>
          </table:table-cell>
          <table:table-cell office:value-type="float" office:value="0.288235294117647" calcext:value-type="float">
            <text:p>0.288235294117647</text:p>
          </table:table-cell>
          <table:table-cell office:value-type="float" office:value="1039.82352941176" calcext:value-type="float">
            <text:p>1039.82352941176</text:p>
          </table:table-cell>
          <table:table-cell office:value-type="float" office:value="71.932903059016" calcext:value-type="float">
            <text:p>71.932903059016</text:p>
          </table:table-cell>
          <table:table-cell table:number-columns-repeated="99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0" calcext:value-type="float">
            <text:p>250</text:p>
          </table:table-cell>
          <table:table-cell office:value-type="float" office:value="0.929411764705883" calcext:value-type="float">
            <text:p>0.929411764705883</text:p>
          </table:table-cell>
          <table:table-cell office:value-type="float" office:value="0" calcext:value-type="float">
            <text:p>0</text:p>
          </table:table-cell>
          <table:table-cell office:value-type="float" office:value="95.9829895780849" calcext:value-type="float">
            <text:p>95.9829895780849</text:p>
          </table:table-cell>
          <table:table-cell office:value-type="float" office:value="0" calcext:value-type="float">
            <text:p>0</text:p>
          </table:table-cell>
          <table:table-cell office:value-type="float" office:value="3.17647058823529" calcext:value-type="float">
            <text:p>3.17647058823529</text:p>
          </table:table-cell>
          <table:table-cell office:value-type="float" office:value="7.42592592592593" calcext:value-type="float">
            <text:p>7.4259259259259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7.50371323145687" calcext:value-type="float">
            <text:p>7.50371323145687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9261.88235294118" calcext:value-type="float">
            <text:p>9261.88235294118</text:p>
          </table:table-cell>
          <table:table-cell office:value-type="float" office:value="34.151893081479" calcext:value-type="float">
            <text:p>34.151893081479</text:p>
          </table:table-cell>
          <table:table-cell office:value-type="float" office:value="0.0411764705882353" calcext:value-type="float">
            <text:p>0.041176470588235</text:p>
          </table:table-cell>
          <table:table-cell office:value-type="float" office:value="9255.76470588235" calcext:value-type="float">
            <text:p>9255.76470588235</text:p>
          </table:table-cell>
          <table:table-cell office:value-type="float" office:value="42.3972062285699" calcext:value-type="float">
            <text:p>42.3972062285699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6588.76470588235" calcext:value-type="float">
            <text:p>6588.76470588235</text:p>
          </table:table-cell>
          <table:table-cell office:value-type="float" office:value="44.7725195782353" calcext:value-type="float">
            <text:p>44.7725195782353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7205.70588235294" calcext:value-type="float">
            <text:p>7205.70588235294</text:p>
          </table:table-cell>
          <table:table-cell office:value-type="float" office:value="38.3459971348403" calcext:value-type="float">
            <text:p>38.3459971348403</text:p>
          </table:table-cell>
          <table:table-cell table:style-name="ce7" office:value-type="float" office:value="0.355882352941176" calcext:value-type="float">
            <text:p>0.355882352941176</text:p>
          </table:table-cell>
          <table:table-cell table:style-name="ce7" office:value-type="float" office:value="535.470588235294" calcext:value-type="float">
            <text:p>535.470588235294</text:p>
          </table:table-cell>
          <table:table-cell table:style-name="ce7" office:value-type="float" office:value="74.8791457444125" calcext:value-type="float">
            <text:p>74.8791457444125</text:p>
          </table:table-cell>
          <table:table-cell office:value-type="float" office:value="0.3" calcext:value-type="float">
            <text:p>0.3</text:p>
          </table:table-cell>
          <table:table-cell office:value-type="float" office:value="952.529411764706" calcext:value-type="float">
            <text:p>952.529411764706</text:p>
          </table:table-cell>
          <table:table-cell office:value-type="float" office:value="69.1869431342598" calcext:value-type="float">
            <text:p>69.1869431342598</text:p>
          </table:table-cell>
          <table:table-cell table:number-columns-repeated="99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0" calcext:value-type="float">
            <text:p>250</text:p>
          </table:table-cell>
          <table:table-cell office:value-type="float" office:value="0.926470588235294" calcext:value-type="float">
            <text:p>0.92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89.4975225633732" calcext:value-type="float">
            <text:p>89.4975225633732</text:p>
          </table:table-cell>
          <table:table-cell office:value-type="float" office:value="0" calcext:value-type="float">
            <text:p>0</text:p>
          </table:table-cell>
          <table:table-cell office:value-type="float" office:value="3.76470588235294" calcext:value-type="float">
            <text:p>3.7647058823529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.93862607980255" calcext:value-type="float">
            <text:p>8.93862607980255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089.23529411765" calcext:value-type="float">
            <text:p>9089.23529411765</text:p>
          </table:table-cell>
          <table:table-cell office:value-type="float" office:value="37.0879157343846" calcext:value-type="float">
            <text:p>37.0879157343846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201.58823529412" calcext:value-type="float">
            <text:p>9201.58823529412</text:p>
          </table:table-cell>
          <table:table-cell office:value-type="float" office:value="41.4583765475966" calcext:value-type="float">
            <text:p>41.4583765475966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7079.58823529412" calcext:value-type="float">
            <text:p>7079.58823529412</text:p>
          </table:table-cell>
          <table:table-cell office:value-type="float" office:value="35.1010043249352" calcext:value-type="float">
            <text:p>35.1010043249352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092.29411764706" calcext:value-type="float">
            <text:p>7092.29411764706</text:p>
          </table:table-cell>
          <table:table-cell office:value-type="float" office:value="38.1923245855247" calcext:value-type="float">
            <text:p>38.1923245855247</text:p>
          </table:table-cell>
          <table:table-cell table:style-name="ce7" office:value-type="float" office:value="0.352941176470588" calcext:value-type="float">
            <text:p>0.352941176470588</text:p>
          </table:table-cell>
          <table:table-cell table:style-name="ce7" office:value-type="float" office:value="584.647058823529" calcext:value-type="float">
            <text:p>584.647058823529</text:p>
          </table:table-cell>
          <table:table-cell table:style-name="ce7" office:value-type="float" office:value="81.7695345178354" calcext:value-type="float">
            <text:p>81.7695345178354</text:p>
          </table:table-cell>
          <table:table-cell office:value-type="float" office:value="0.241176470588235" calcext:value-type="float">
            <text:p>0.241176470588235</text:p>
          </table:table-cell>
          <table:table-cell office:value-type="float" office:value="1078.76470588235" calcext:value-type="float">
            <text:p>1078.76470588235</text:p>
          </table:table-cell>
          <table:table-cell office:value-type="float" office:value="76.2804764395322" calcext:value-type="float">
            <text:p>76.2804764395322</text:p>
          </table:table-cell>
          <table:table-cell table:number-columns-repeated="99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" calcext:value-type="float">
            <text:p>250</text:p>
          </table:table-cell>
          <table:table-cell office:value-type="float" office:value="0.91764705882353" calcext:value-type="float">
            <text:p>0.9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87.7543763258206" calcext:value-type="float">
            <text:p>87.7543763258206</text:p>
          </table:table-cell>
          <table:table-cell office:value-type="float" office:value="0" calcext:value-type="float">
            <text:p>0</text:p>
          </table:table-cell>
          <table:table-cell office:value-type="float" office:value="3.64705882352941" calcext:value-type="float">
            <text:p>3.64705882352941</text:p>
          </table:table-cell>
          <table:table-cell office:value-type="float" office:value="5.61290322580645" calcext:value-type="float">
            <text:p>5.6129032258064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.39065088400952" calcext:value-type="float">
            <text:p>7.39065088400952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9508.88235294118" calcext:value-type="float">
            <text:p>9508.88235294118</text:p>
          </table:table-cell>
          <table:table-cell office:value-type="float" office:value="40.0056196845482" calcext:value-type="float">
            <text:p>40.0056196845482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9205.35294117647" calcext:value-type="float">
            <text:p>9205.35294117647</text:p>
          </table:table-cell>
          <table:table-cell office:value-type="float" office:value="42.0336466654723" calcext:value-type="float">
            <text:p>42.0336466654723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44.94117647059" calcext:value-type="float">
            <text:p>6944.94117647059</text:p>
          </table:table-cell>
          <table:table-cell office:value-type="float" office:value="45.2612935971629" calcext:value-type="float">
            <text:p>45.2612935971629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7109.29411764706" calcext:value-type="float">
            <text:p>7109.29411764706</text:p>
          </table:table-cell>
          <table:table-cell office:value-type="float" office:value="43.8034844895527" calcext:value-type="float">
            <text:p>43.8034844895527</text:p>
          </table:table-cell>
          <table:table-cell table:style-name="ce7" office:value-type="float" office:value="0.323529411764706" calcext:value-type="float">
            <text:p>0.323529411764706</text:p>
          </table:table-cell>
          <table:table-cell table:style-name="ce7" office:value-type="float" office:value="667.529411764706" calcext:value-type="float">
            <text:p>667.529411764706</text:p>
          </table:table-cell>
          <table:table-cell table:style-name="ce7" office:value-type="float" office:value="74.7852608264114" calcext:value-type="float">
            <text:p>74.7852608264114</text:p>
          </table:table-cell>
          <table:table-cell office:value-type="float" office:value="0.244117647058823" calcext:value-type="float">
            <text:p>0.244117647058823</text:p>
          </table:table-cell>
          <table:table-cell office:value-type="float" office:value="1095.41176470588" calcext:value-type="float">
            <text:p>1095.41176470588</text:p>
          </table:table-cell>
          <table:table-cell office:value-type="float" office:value="66.2232527171865" calcext:value-type="float">
            <text:p>66.2232527171865</text:p>
          </table:table-cell>
          <table:table-cell table:number-columns-repeated="99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50" calcext:value-type="float">
            <text:p>250</text:p>
          </table:table-cell>
          <table:table-cell office:value-type="float" office:value="0.908823529411765" calcext:value-type="float">
            <text:p>0.908823529411765</text:p>
          </table:table-cell>
          <table:table-cell office:value-type="float" office:value="0" calcext:value-type="float">
            <text:p>0</text:p>
          </table:table-cell>
          <table:table-cell office:value-type="float" office:value="95.1877934303636" calcext:value-type="float">
            <text:p>95.1877934303636</text:p>
          </table:table-cell>
          <table:table-cell office:value-type="float" office:value="0" calcext:value-type="float">
            <text:p>0</text:p>
          </table:table-cell>
          <table:table-cell office:value-type="float" office:value="3.47058823529412" calcext:value-type="float">
            <text:p>3.47058823529412</text:p>
          </table:table-cell>
          <table:table-cell office:value-type="float" office:value="5.30508474576271" calcext:value-type="float">
            <text:p>5.3050847457627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.42754736303123" calcext:value-type="float">
            <text:p>4.42754736303123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8320.70588235294" calcext:value-type="float">
            <text:p>8320.70588235294</text:p>
          </table:table-cell>
          <table:table-cell office:value-type="float" office:value="40.9447729778557" calcext:value-type="float">
            <text:p>40.9447729778557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347.11764705882" calcext:value-type="float">
            <text:p>9347.11764705882</text:p>
          </table:table-cell>
          <table:table-cell office:value-type="float" office:value="38.832042502681" calcext:value-type="float">
            <text:p>38.832042502681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7104.88235294118" calcext:value-type="float">
            <text:p>7104.88235294118</text:p>
          </table:table-cell>
          <table:table-cell office:value-type="float" office:value="37.2710216531885" calcext:value-type="float">
            <text:p>37.2710216531885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6765.70588235294" calcext:value-type="float">
            <text:p>6765.70588235294</text:p>
          </table:table-cell>
          <table:table-cell office:value-type="float" office:value="39.6298334995768" calcext:value-type="float">
            <text:p>39.6298334995768</text:p>
          </table:table-cell>
          <table:table-cell table:style-name="ce7" office:value-type="float" office:value="0.435294117647059" calcext:value-type="float">
            <text:p>0.435294117647059</text:p>
          </table:table-cell>
          <table:table-cell table:style-name="ce7" office:value-type="float" office:value="606.352941176471" calcext:value-type="float">
            <text:p>606.352941176471</text:p>
          </table:table-cell>
          <table:table-cell table:style-name="ce7" office:value-type="float" office:value="77.0746589199408" calcext:value-type="float">
            <text:p>77.0746589199408</text:p>
          </table:table-cell>
          <table:table-cell office:value-type="float" office:value="0.244117647058823" calcext:value-type="float">
            <text:p>0.244117647058823</text:p>
          </table:table-cell>
          <table:table-cell office:value-type="float" office:value="1098.76470588235" calcext:value-type="float">
            <text:p>1098.76470588235</text:p>
          </table:table-cell>
          <table:table-cell office:value-type="float" office:value="76.5600307475741" calcext:value-type="float">
            <text:p>76.5600307475741</text:p>
          </table:table-cell>
          <table:table-cell table:number-columns-repeated="99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0" calcext:value-type="float">
            <text:p>250</text:p>
          </table:table-cell>
          <table:table-cell office:value-type="float" office:value="0.908823529411765" calcext:value-type="float">
            <text:p>0.908823529411765</text:p>
          </table:table-cell>
          <table:table-cell office:value-type="float" office:value="0" calcext:value-type="float">
            <text:p>0</text:p>
          </table:table-cell>
          <table:table-cell office:value-type="float" office:value="88.2339853216815" calcext:value-type="float">
            <text:p>88.2339853216815</text:p>
          </table:table-cell>
          <table:table-cell office:value-type="float" office:value="0" calcext:value-type="float">
            <text:p>0</text:p>
          </table:table-cell>
          <table:table-cell office:value-type="float" office:value="3.17647058823529" calcext:value-type="float">
            <text:p>3.17647058823529</text:p>
          </table:table-cell>
          <table:table-cell office:value-type="float" office:value="9.68518518518519" calcext:value-type="float">
            <text:p>9.68518518518519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9.66922885306573" calcext:value-type="float">
            <text:p>9.66922885306573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9703.47058823529" calcext:value-type="float">
            <text:p>9703.47058823529</text:p>
          </table:table-cell>
          <table:table-cell office:value-type="float" office:value="34.471460871392" calcext:value-type="float">
            <text:p>34.471460871392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8511.17647058824" calcext:value-type="float">
            <text:p>8511.17647058824</text:p>
          </table:table-cell>
          <table:table-cell office:value-type="float" office:value="38.4832537934766" calcext:value-type="float">
            <text:p>38.4832537934766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6492.58823529412" calcext:value-type="float">
            <text:p>6492.58823529412</text:p>
          </table:table-cell>
          <table:table-cell office:value-type="float" office:value="38.1785151204458" calcext:value-type="float">
            <text:p>38.1785151204458</text:p>
          </table:table-cell>
          <table:table-cell office:value-type="float" office:value="0.0294117647058823" calcext:value-type="float">
            <text:p>0.029411764705882</text:p>
          </table:table-cell>
          <table:table-cell office:value-type="float" office:value="6905.11764705882" calcext:value-type="float">
            <text:p>6905.11764705882</text:p>
          </table:table-cell>
          <table:table-cell office:value-type="float" office:value="41.5107980941072" calcext:value-type="float">
            <text:p>41.5107980941072</text:p>
          </table:table-cell>
          <table:table-cell table:style-name="ce7" office:value-type="float" office:value="0.358823529411765" calcext:value-type="float">
            <text:p>0.358823529411765</text:p>
          </table:table-cell>
          <table:table-cell table:style-name="ce7" office:value-type="float" office:value="660.058823529412" calcext:value-type="float">
            <text:p>660.058823529412</text:p>
          </table:table-cell>
          <table:table-cell table:style-name="ce7" office:value-type="float" office:value="78.0978368868089" calcext:value-type="float">
            <text:p>78.0978368868089</text:p>
          </table:table-cell>
          <table:table-cell office:value-type="float" office:value="0.261764705882353" calcext:value-type="float">
            <text:p>0.261764705882353</text:p>
          </table:table-cell>
          <table:table-cell office:value-type="float" office:value="920.705882352941" calcext:value-type="float">
            <text:p>920.705882352941</text:p>
          </table:table-cell>
          <table:table-cell office:value-type="float" office:value="70.7090882680646" calcext:value-type="float">
            <text:p>70.7090882680646</text:p>
          </table:table-cell>
          <table:table-cell table:number-columns-repeated="99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0" calcext:value-type="float">
            <text:p>250</text:p>
          </table:table-cell>
          <table:table-cell office:value-type="float" office:value="0.938235294117647" calcext:value-type="float">
            <text:p>0.938235294117647</text:p>
          </table:table-cell>
          <table:table-cell office:value-type="float" office:value="0" calcext:value-type="float">
            <text:p>0</text:p>
          </table:table-cell>
          <table:table-cell office:value-type="float" office:value="95.6190136433609" calcext:value-type="float">
            <text:p>95.6190136433609</text:p>
          </table:table-cell>
          <table:table-cell office:value-type="float" office:value="0" calcext:value-type="float">
            <text:p>0</text:p>
          </table:table-cell>
          <table:table-cell office:value-type="float" office:value="3.41176470588235" calcext:value-type="float">
            <text:p>3.41176470588235</text:p>
          </table:table-cell>
          <table:table-cell office:value-type="float" office:value="11.448275862069" calcext:value-type="float">
            <text:p>11.448275862069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7.15831619361031" calcext:value-type="float">
            <text:p>7.15831619361031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894.58823529412" calcext:value-type="float">
            <text:p>8894.58823529412</text:p>
          </table:table-cell>
          <table:table-cell office:value-type="float" office:value="33.5329794042714" calcext:value-type="float">
            <text:p>33.5329794042714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9628.58823529412" calcext:value-type="float">
            <text:p>9628.58823529412</text:p>
          </table:table-cell>
          <table:table-cell office:value-type="float" office:value="40.65979861143" calcext:value-type="float">
            <text:p>40.65979861143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6777.82352941177" calcext:value-type="float">
            <text:p>6777.82352941177</text:p>
          </table:table-cell>
          <table:table-cell office:value-type="float" office:value="45.8531927756998" calcext:value-type="float">
            <text:p>45.8531927756998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6850.88235294118" calcext:value-type="float">
            <text:p>6850.88235294118</text:p>
          </table:table-cell>
          <table:table-cell office:value-type="float" office:value="40.78570658528" calcext:value-type="float">
            <text:p>40.78570658528</text:p>
          </table:table-cell>
          <table:table-cell table:style-name="ce7" office:value-type="float" office:value="0.429411764705882" calcext:value-type="float">
            <text:p>0.429411764705882</text:p>
          </table:table-cell>
          <table:table-cell table:style-name="ce7" office:value-type="float" office:value="520.588235294118" calcext:value-type="float">
            <text:p>520.588235294118</text:p>
          </table:table-cell>
          <table:table-cell table:style-name="ce7" office:value-type="float" office:value="79.1334758595555" calcext:value-type="float">
            <text:p>79.1334758595555</text:p>
          </table:table-cell>
          <table:table-cell office:value-type="float" office:value="0.202941176470588" calcext:value-type="float">
            <text:p>0.202941176470588</text:p>
          </table:table-cell>
          <table:table-cell office:value-type="float" office:value="1122.29411764706" calcext:value-type="float">
            <text:p>1122.29411764706</text:p>
          </table:table-cell>
          <table:table-cell office:value-type="float" office:value="66.6725510355759" calcext:value-type="float">
            <text:p>66.6725510355759</text:p>
          </table:table-cell>
          <table:table-cell table:number-columns-repeated="99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167.942935915336" calcext:value-type="float">
            <text:p>167.942935915336</text:p>
          </table:table-cell>
          <table:table-cell office:value-type="float" office:value="0" calcext:value-type="float">
            <text:p>0</text:p>
          </table:table-cell>
          <table:table-cell office:value-type="float" office:value="1.82352941176471" calcext:value-type="float">
            <text:p>1.82352941176471</text:p>
          </table:table-cell>
          <table:table-cell office:value-type="float" office:value="5.58064516129032" calcext:value-type="float">
            <text:p>5.5806451612903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1.0818759936407" calcext:value-type="float">
            <text:p>11.0818759936407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343.17647058824" calcext:value-type="float">
            <text:p>9343.17647058824</text:p>
          </table:table-cell>
          <table:table-cell office:value-type="float" office:value="45.3499546959962" calcext:value-type="float">
            <text:p>45.3499546959962</text:p>
          </table:table-cell>
          <table:table-cell office:value-type="float" office:value="0" calcext:value-type="float">
            <text:p>0</text:p>
          </table:table-cell>
          <table:table-cell office:value-type="float" office:value="9044.17647058824" calcext:value-type="float">
            <text:p>9044.17647058824</text:p>
          </table:table-cell>
          <table:table-cell office:value-type="float" office:value="54.0966997159264" calcext:value-type="float">
            <text:p>54.0966997159264</text:p>
          </table:table-cell>
          <table:table-cell office:value-type="float" office:value="0" calcext:value-type="float">
            <text:p>0</text:p>
          </table:table-cell>
          <table:table-cell office:value-type="float" office:value="7067.41176470588" calcext:value-type="float">
            <text:p>7067.41176470588</text:p>
          </table:table-cell>
          <table:table-cell office:value-type="float" office:value="43.0786836384448" calcext:value-type="float">
            <text:p>43.0786836384448</text:p>
          </table:table-cell>
          <table:table-cell office:value-type="float" office:value="0" calcext:value-type="float">
            <text:p>0</text:p>
          </table:table-cell>
          <table:table-cell office:value-type="float" office:value="7166.35294117647" calcext:value-type="float">
            <text:p>7166.35294117647</text:p>
          </table:table-cell>
          <table:table-cell office:value-type="float" office:value="49.617879775423" calcext:value-type="float">
            <text:p>49.617879775423</text:p>
          </table:table-cell>
          <table:table-cell table:style-name="ce7" office:value-type="float" office:value="0.194117647058824" calcext:value-type="float">
            <text:p>0.194117647058824</text:p>
          </table:table-cell>
          <table:table-cell table:style-name="ce7" office:value-type="float" office:value="314.588235294118" calcext:value-type="float">
            <text:p>314.588235294118</text:p>
          </table:table-cell>
          <table:table-cell table:style-name="ce7" office:value-type="float" office:value="135.576997253608" calcext:value-type="float">
            <text:p>135.576997253608</text:p>
          </table:table-cell>
          <table:table-cell office:value-type="float" office:value="0.0823529411764706" calcext:value-type="float">
            <text:p>0.082352941176471</text:p>
          </table:table-cell>
          <table:table-cell office:value-type="float" office:value="711.411764705882" calcext:value-type="float">
            <text:p>711.411764705882</text:p>
          </table:table-cell>
          <table:table-cell office:value-type="float" office:value="115.198328713944" calcext:value-type="float">
            <text:p>115.198328713944</text:p>
          </table:table-cell>
          <table:table-cell table:number-columns-repeated="99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0" calcext:value-type="float">
            <text:p>500</text:p>
          </table:table-cell>
          <table:table-cell office:value-type="float" office:value="0.741176470588235" calcext:value-type="float">
            <text:p>0.741176470588235</text:p>
          </table:table-cell>
          <table:table-cell office:value-type="float" office:value="0" calcext:value-type="float">
            <text:p>0</text:p>
          </table:table-cell>
          <table:table-cell office:value-type="float" office:value="157.148417084005" calcext:value-type="float">
            <text:p>157.148417084005</text:p>
          </table:table-cell>
          <table:table-cell office:value-type="float" office:value="0" calcext:value-type="float">
            <text:p>0</text:p>
          </table:table-cell>
          <table:table-cell office:value-type="float" office:value="1.82352941176471" calcext:value-type="float">
            <text:p>1.82352941176471</text:p>
          </table:table-cell>
          <table:table-cell office:value-type="float" office:value="15.9032258064516" calcext:value-type="float">
            <text:p>15.903225806451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8.77592684132476" calcext:value-type="float">
            <text:p>8.77592684132476</text:p>
          </table:table-cell>
          <table:table-cell office:value-type="float" office:value="0" calcext:value-type="float">
            <text:p>0</text:p>
          </table:table-cell>
          <table:table-cell office:value-type="float" office:value="9642.41176470588" calcext:value-type="float">
            <text:p>9642.41176470588</text:p>
          </table:table-cell>
          <table:table-cell office:value-type="float" office:value="38.5473592366261" calcext:value-type="float">
            <text:p>38.5473592366261</text:p>
          </table:table-cell>
          <table:table-cell office:value-type="float" office:value="0" calcext:value-type="float">
            <text:p>0</text:p>
          </table:table-cell>
          <table:table-cell office:value-type="float" office:value="9663.47058823529" calcext:value-type="float">
            <text:p>9663.47058823529</text:p>
          </table:table-cell>
          <table:table-cell office:value-type="float" office:value="39.7717714781833" calcext:value-type="float">
            <text:p>39.7717714781833</text:p>
          </table:table-cell>
          <table:table-cell office:value-type="float" office:value="0" calcext:value-type="float">
            <text:p>0</text:p>
          </table:table-cell>
          <table:table-cell office:value-type="float" office:value="7141.23529411765" calcext:value-type="float">
            <text:p>7141.23529411765</text:p>
          </table:table-cell>
          <table:table-cell office:value-type="float" office:value="46.8510868728915" calcext:value-type="float">
            <text:p>46.8510868728915</text:p>
          </table:table-cell>
          <table:table-cell office:value-type="float" office:value="0" calcext:value-type="float">
            <text:p>0</text:p>
          </table:table-cell>
          <table:table-cell office:value-type="float" office:value="6865.82352941177" calcext:value-type="float">
            <text:p>6865.82352941177</text:p>
          </table:table-cell>
          <table:table-cell office:value-type="float" office:value="54.9831467890535" calcext:value-type="float">
            <text:p>54.9831467890535</text:p>
          </table:table-cell>
          <table:table-cell table:style-name="ce7" office:value-type="float" office:value="0.182352941176471" calcext:value-type="float">
            <text:p>0.182352941176471</text:p>
          </table:table-cell>
          <table:table-cell table:style-name="ce7" office:value-type="float" office:value="388.058823529412" calcext:value-type="float">
            <text:p>388.058823529412</text:p>
          </table:table-cell>
          <table:table-cell table:style-name="ce7" office:value-type="float" office:value="149.867810723226" calcext:value-type="float">
            <text:p>149.867810723226</text:p>
          </table:table-cell>
          <table:table-cell office:value-type="float" office:value="0.1" calcext:value-type="float">
            <text:p>0.1</text:p>
          </table:table-cell>
          <table:table-cell office:value-type="float" office:value="556.411764705882" calcext:value-type="float">
            <text:p>556.411764705882</text:p>
          </table:table-cell>
          <table:table-cell office:value-type="float" office:value="105.249628172228" calcext:value-type="float">
            <text:p>105.249628172228</text:p>
          </table:table-cell>
          <table:table-cell table:number-columns-repeated="99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0" calcext:value-type="float">
            <text:p>500</text:p>
          </table:table-cell>
          <table:table-cell office:value-type="float" office:value="0.664705882352941" calcext:value-type="float">
            <text:p>0.66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156.232135410692" calcext:value-type="float">
            <text:p>156.232135410692</text:p>
          </table:table-cell>
          <table:table-cell office:value-type="float" office:value="0" calcext:value-type="float">
            <text:p>0</text:p>
          </table:table-cell>
          <table:table-cell office:value-type="float" office:value="1.70588235294118" calcext:value-type="float">
            <text:p>1.70588235294118</text:p>
          </table:table-cell>
          <table:table-cell office:value-type="float" office:value="7.51724137931035" calcext:value-type="float">
            <text:p>7.5172413793103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0.1994188804554" calcext:value-type="float">
            <text:p>10.1994188804554</text:p>
          </table:table-cell>
          <table:table-cell office:value-type="float" office:value="0" calcext:value-type="float">
            <text:p>0</text:p>
          </table:table-cell>
          <table:table-cell office:value-type="float" office:value="9077.52941176471" calcext:value-type="float">
            <text:p>9077.52941176471</text:p>
          </table:table-cell>
          <table:table-cell office:value-type="float" office:value="41.6068509695645" calcext:value-type="float">
            <text:p>41.6068509695645</text:p>
          </table:table-cell>
          <table:table-cell office:value-type="float" office:value="0" calcext:value-type="float">
            <text:p>0</text:p>
          </table:table-cell>
          <table:table-cell office:value-type="float" office:value="10344.7647058824" calcext:value-type="float">
            <text:p>10344.7647058824</text:p>
          </table:table-cell>
          <table:table-cell office:value-type="float" office:value="39.722755933606" calcext:value-type="float">
            <text:p>39.722755933606</text:p>
          </table:table-cell>
          <table:table-cell office:value-type="float" office:value="0" calcext:value-type="float">
            <text:p>0</text:p>
          </table:table-cell>
          <table:table-cell office:value-type="float" office:value="6926.41176470588" calcext:value-type="float">
            <text:p>6926.41176470588</text:p>
          </table:table-cell>
          <table:table-cell office:value-type="float" office:value="43.586274124439" calcext:value-type="float">
            <text:p>43.586274124439</text:p>
          </table:table-cell>
          <table:table-cell office:value-type="float" office:value="0" calcext:value-type="float">
            <text:p>0</text:p>
          </table:table-cell>
          <table:table-cell office:value-type="float" office:value="6869.70588235294" calcext:value-type="float">
            <text:p>6869.70588235294</text:p>
          </table:table-cell>
          <table:table-cell office:value-type="float" office:value="42.1910386253357" calcext:value-type="float">
            <text:p>42.1910386253357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float" office:value="430.529411764706" calcext:value-type="float">
            <text:p>430.529411764706</text:p>
          </table:table-cell>
          <table:table-cell table:style-name="ce7" office:value-type="float" office:value="158.69582870717" calcext:value-type="float">
            <text:p>158.69582870717</text:p>
          </table:table-cell>
          <table:table-cell office:value-type="float" office:value="0.147058823529412" calcext:value-type="float">
            <text:p>0.147058823529412</text:p>
          </table:table-cell>
          <table:table-cell office:value-type="float" office:value="653.705882352941" calcext:value-type="float">
            <text:p>653.705882352941</text:p>
          </table:table-cell>
          <table:table-cell office:value-type="float" office:value="127.555861617624" calcext:value-type="float">
            <text:p>127.555861617624</text:p>
          </table:table-cell>
          <table:table-cell table:number-columns-repeated="99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0" calcext:value-type="float">
            <text:p>500</text:p>
          </table:table-cell>
          <table:table-cell office:value-type="float" office:value="0.652941176470588" calcext:value-type="float">
            <text:p>0.65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164.112297778789" calcext:value-type="float">
            <text:p>164.112297778789</text:p>
          </table:table-cell>
          <table:table-cell office:value-type="float" office:value="0" calcext:value-type="float">
            <text:p>0</text:p>
          </table:table-cell>
          <table:table-cell office:value-type="float" office:value="1.64705882352941" calcext:value-type="float">
            <text:p>1.64705882352941</text:p>
          </table:table-cell>
          <table:table-cell office:value-type="float" office:value="8.35714285714286" calcext:value-type="float">
            <text:p>8.3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4.3325791855204" calcext:value-type="float">
            <text:p>14.3325791855204</text:p>
          </table:table-cell>
          <table:table-cell office:value-type="float" office:value="0" calcext:value-type="float">
            <text:p>0</text:p>
          </table:table-cell>
          <table:table-cell office:value-type="float" office:value="9463.88235294118" calcext:value-type="float">
            <text:p>9463.88235294118</text:p>
          </table:table-cell>
          <table:table-cell office:value-type="float" office:value="48.9374152014207" calcext:value-type="float">
            <text:p>48.9374152014207</text:p>
          </table:table-cell>
          <table:table-cell office:value-type="float" office:value="0" calcext:value-type="float">
            <text:p>0</text:p>
          </table:table-cell>
          <table:table-cell office:value-type="float" office:value="9861.05882352941" calcext:value-type="float">
            <text:p>9861.05882352941</text:p>
          </table:table-cell>
          <table:table-cell office:value-type="float" office:value="43.3719429452348" calcext:value-type="float">
            <text:p>43.3719429452348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881.88235294118" calcext:value-type="float">
            <text:p>6881.88235294118</text:p>
          </table:table-cell>
          <table:table-cell office:value-type="float" office:value="52.4224919932357" calcext:value-type="float">
            <text:p>52.4224919932357</text:p>
          </table:table-cell>
          <table:table-cell office:value-type="float" office:value="0" calcext:value-type="float">
            <text:p>0</text:p>
          </table:table-cell>
          <table:table-cell office:value-type="float" office:value="7470.11764705882" calcext:value-type="float">
            <text:p>7470.11764705882</text:p>
          </table:table-cell>
          <table:table-cell office:value-type="float" office:value="44.3436841282348" calcext:value-type="float">
            <text:p>44.3436841282348</text:p>
          </table:table-cell>
          <table:table-cell table:style-name="ce7" office:value-type="float" office:value="0.264705882352941" calcext:value-type="float">
            <text:p>0.264705882352941</text:p>
          </table:table-cell>
          <table:table-cell table:style-name="ce7" office:value-type="float" office:value="396.882352941176" calcext:value-type="float">
            <text:p>396.882352941176</text:p>
          </table:table-cell>
          <table:table-cell table:style-name="ce7" office:value-type="float" office:value="149.383162004934" calcext:value-type="float">
            <text:p>149.383162004934</text:p>
          </table:table-cell>
          <table:table-cell office:value-type="float" office:value="0.0882352941176471" calcext:value-type="float">
            <text:p>0.088235294117647</text:p>
          </table:table-cell>
          <table:table-cell office:value-type="float" office:value="617.411764705882" calcext:value-type="float">
            <text:p>617.411764705882</text:p>
          </table:table-cell>
          <table:table-cell office:value-type="float" office:value="105.414945828009" calcext:value-type="float">
            <text:p>105.414945828009</text:p>
          </table:table-cell>
          <table:table-cell table:number-columns-repeated="99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0.723529411764706" calcext:value-type="float">
            <text:p>0.723529411764706</text:p>
          </table:table-cell>
          <table:table-cell office:value-type="float" office:value="0" calcext:value-type="float">
            <text:p>0</text:p>
          </table:table-cell>
          <table:table-cell office:value-type="float" office:value="162.954176951434" calcext:value-type="float">
            <text:p>162.954176951434</text:p>
          </table:table-cell>
          <table:table-cell office:value-type="float" office:value="0" calcext:value-type="float">
            <text:p>0</text:p>
          </table:table-cell>
          <table:table-cell office:value-type="float" office:value="1.82352941176471" calcext:value-type="float">
            <text:p>1.82352941176471</text:p>
          </table:table-cell>
          <table:table-cell office:value-type="float" office:value="12.1612903225806" calcext:value-type="float">
            <text:p>12.161290322580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1.7020872865275" calcext:value-type="float">
            <text:p>11.7020872865275</text:p>
          </table:table-cell>
          <table:table-cell office:value-type="float" office:value="0" calcext:value-type="float">
            <text:p>0</text:p>
          </table:table-cell>
          <table:table-cell office:value-type="float" office:value="9048.58823529412" calcext:value-type="float">
            <text:p>9048.58823529412</text:p>
          </table:table-cell>
          <table:table-cell office:value-type="float" office:value="39.6311126067648" calcext:value-type="float">
            <text:p>39.6311126067648</text:p>
          </table:table-cell>
          <table:table-cell office:value-type="float" office:value="0" calcext:value-type="float">
            <text:p>0</text:p>
          </table:table-cell>
          <table:table-cell office:value-type="float" office:value="9578.70588235294" calcext:value-type="float">
            <text:p>9578.70588235294</text:p>
          </table:table-cell>
          <table:table-cell office:value-type="float" office:value="37.8453072545458" calcext:value-type="float">
            <text:p>37.8453072545458</text:p>
          </table:table-cell>
          <table:table-cell office:value-type="float" office:value="0" calcext:value-type="float">
            <text:p>0</text:p>
          </table:table-cell>
          <table:table-cell office:value-type="float" office:value="7463.29411764706" calcext:value-type="float">
            <text:p>7463.29411764706</text:p>
          </table:table-cell>
          <table:table-cell office:value-type="float" office:value="42.6935460894158" calcext:value-type="float">
            <text:p>42.6935460894158</text:p>
          </table:table-cell>
          <table:table-cell office:value-type="float" office:value="0" calcext:value-type="float">
            <text:p>0</text:p>
          </table:table-cell>
          <table:table-cell office:value-type="float" office:value="7189.11764705882" calcext:value-type="float">
            <text:p>7189.11764705882</text:p>
          </table:table-cell>
          <table:table-cell office:value-type="float" office:value="39.3108890804142" calcext:value-type="float">
            <text:p>39.3108890804142</text:p>
          </table:table-cell>
          <table:table-cell table:style-name="ce7" office:value-type="float" office:value="0.317647058823529" calcext:value-type="float">
            <text:p>0.317647058823529</text:p>
          </table:table-cell>
          <table:table-cell table:style-name="ce7" office:value-type="float" office:value="386.294117647059" calcext:value-type="float">
            <text:p>386.294117647059</text:p>
          </table:table-cell>
          <table:table-cell table:style-name="ce7" office:value-type="float" office:value="152.218812199035" calcext:value-type="float">
            <text:p>152.218812199035</text:p>
          </table:table-cell>
          <table:table-cell office:value-type="float" office:value="0.135294117647059" calcext:value-type="float">
            <text:p>0.135294117647059</text:p>
          </table:table-cell>
          <table:table-cell office:value-type="float" office:value="741.588235294118" calcext:value-type="float">
            <text:p>741.588235294118</text:p>
          </table:table-cell>
          <table:table-cell office:value-type="float" office:value="126.319730516365" calcext:value-type="float">
            <text:p>126.319730516365</text:p>
          </table:table-cell>
          <table:table-cell table:number-columns-repeated="99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0" calcext:value-type="float">
            <text:p>500</text:p>
          </table:table-cell>
          <table:table-cell office:value-type="float" office:value="0.688235294117647" calcext:value-type="float">
            <text:p>0.688235294117647</text:p>
          </table:table-cell>
          <table:table-cell office:value-type="float" office:value="0" calcext:value-type="float">
            <text:p>0</text:p>
          </table:table-cell>
          <table:table-cell office:value-type="float" office:value="166.862136576425" calcext:value-type="float">
            <text:p>166.862136576425</text:p>
          </table:table-cell>
          <table:table-cell office:value-type="float" office:value="0" calcext:value-type="float">
            <text:p>0</text:p>
          </table:table-cell>
          <table:table-cell office:value-type="float" office:value="2.11764705882353" calcext:value-type="float">
            <text:p>2.11764705882353</text:p>
          </table:table-cell>
          <table:table-cell office:value-type="float" office:value="5.41666666666667" calcext:value-type="float">
            <text:p>5.41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1.3780578898226" calcext:value-type="float">
            <text:p>11.3780578898226</text:p>
          </table:table-cell>
          <table:table-cell office:value-type="float" office:value="0" calcext:value-type="float">
            <text:p>0</text:p>
          </table:table-cell>
          <table:table-cell office:value-type="float" office:value="9903.76470588235" calcext:value-type="float">
            <text:p>9903.76470588235</text:p>
          </table:table-cell>
          <table:table-cell office:value-type="float" office:value="40.7273194356948" calcext:value-type="float">
            <text:p>40.7273194356948</text:p>
          </table:table-cell>
          <table:table-cell office:value-type="float" office:value="0" calcext:value-type="float">
            <text:p>0</text:p>
          </table:table-cell>
          <table:table-cell office:value-type="float" office:value="10040.4117647059" calcext:value-type="float">
            <text:p>10040.4117647059</text:p>
          </table:table-cell>
          <table:table-cell office:value-type="float" office:value="39.2785331943281" calcext:value-type="float">
            <text:p>39.2785331943281</text:p>
          </table:table-cell>
          <table:table-cell office:value-type="float" office:value="0" calcext:value-type="float">
            <text:p>0</text:p>
          </table:table-cell>
          <table:table-cell office:value-type="float" office:value="7317.29411764706" calcext:value-type="float">
            <text:p>7317.29411764706</text:p>
          </table:table-cell>
          <table:table-cell office:value-type="float" office:value="38.9718923799003" calcext:value-type="float">
            <text:p>38.9718923799003</text:p>
          </table:table-cell>
          <table:table-cell office:value-type="float" office:value="0" calcext:value-type="float">
            <text:p>0</text:p>
          </table:table-cell>
          <table:table-cell office:value-type="float" office:value="7321.05882352941" calcext:value-type="float">
            <text:p>7321.05882352941</text:p>
          </table:table-cell>
          <table:table-cell office:value-type="float" office:value="52.2938098926695" calcext:value-type="float">
            <text:p>52.2938098926695</text:p>
          </table:table-cell>
          <table:table-cell table:style-name="ce7" office:value-type="float" office:value="0.264705882352941" calcext:value-type="float">
            <text:p>0.264705882352941</text:p>
          </table:table-cell>
          <table:table-cell table:style-name="ce7" office:value-type="float" office:value="379.764705882353" calcext:value-type="float">
            <text:p>379.764705882353</text:p>
          </table:table-cell>
          <table:table-cell table:style-name="ce7" office:value-type="float" office:value="139.095908904515" calcext:value-type="float">
            <text:p>139.095908904515</text:p>
          </table:table-cell>
          <table:table-cell office:value-type="float" office:value="0.135294117647059" calcext:value-type="float">
            <text:p>0.135294117647059</text:p>
          </table:table-cell>
          <table:table-cell office:value-type="float" office:value="758.823529411765" calcext:value-type="float">
            <text:p>758.823529411765</text:p>
          </table:table-cell>
          <table:table-cell office:value-type="float" office:value="135.904254276974" calcext:value-type="float">
            <text:p>135.904254276974</text:p>
          </table:table-cell>
          <table:table-cell table:number-columns-repeated="99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0" calcext:value-type="float">
            <text:p>500</text:p>
          </table:table-cell>
          <table:table-cell office:value-type="float" office:value="0.729411764705882" calcext:value-type="float">
            <text:p>0.72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157.337211211897" calcext:value-type="float">
            <text:p>157.337211211897</text:p>
          </table:table-cell>
          <table:table-cell office:value-type="float" office:value="0" calcext:value-type="float">
            <text:p>0</text:p>
          </table:table-cell>
          <table:table-cell office:value-type="float" office:value="2.29411764705882" calcext:value-type="float">
            <text:p>2.29411764705882</text:p>
          </table:table-cell>
          <table:table-cell office:value-type="float" office:value="8.12820512820513" calcext:value-type="float">
            <text:p>8.1282051282051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0.988614800759" calcext:value-type="float">
            <text:p>10.988614800759</text:p>
          </table:table-cell>
          <table:table-cell office:value-type="float" office:value="0" calcext:value-type="float">
            <text:p>0</text:p>
          </table:table-cell>
          <table:table-cell office:value-type="float" office:value="9821.23529411765" calcext:value-type="float">
            <text:p>9821.23529411765</text:p>
          </table:table-cell>
          <table:table-cell office:value-type="float" office:value="43.4724083685846" calcext:value-type="float">
            <text:p>43.4724083685846</text:p>
          </table:table-cell>
          <table:table-cell office:value-type="float" office:value="0" calcext:value-type="float">
            <text:p>0</text:p>
          </table:table-cell>
          <table:table-cell office:value-type="float" office:value="9466.88235294118" calcext:value-type="float">
            <text:p>9466.88235294118</text:p>
          </table:table-cell>
          <table:table-cell office:value-type="float" office:value="42.2608461738401" calcext:value-type="float">
            <text:p>42.2608461738401</text:p>
          </table:table-cell>
          <table:table-cell office:value-type="float" office:value="0" calcext:value-type="float">
            <text:p>0</text:p>
          </table:table-cell>
          <table:table-cell office:value-type="float" office:value="7293.76470588235" calcext:value-type="float">
            <text:p>7293.76470588235</text:p>
          </table:table-cell>
          <table:table-cell office:value-type="float" office:value="38.4468904182503" calcext:value-type="float">
            <text:p>38.4468904182503</text:p>
          </table:table-cell>
          <table:table-cell office:value-type="float" office:value="0" calcext:value-type="float">
            <text:p>0</text:p>
          </table:table-cell>
          <table:table-cell office:value-type="float" office:value="7235.35294117647" calcext:value-type="float">
            <text:p>7235.35294117647</text:p>
          </table:table-cell>
          <table:table-cell office:value-type="float" office:value="47.3040441105361" calcext:value-type="float">
            <text:p>47.3040441105361</text:p>
          </table:table-cell>
          <table:table-cell table:style-name="ce7" office:value-type="float" office:value="0.252941176470588" calcext:value-type="float">
            <text:p>0.252941176470588</text:p>
          </table:table-cell>
          <table:table-cell table:style-name="ce7" office:value-type="float" office:value="414.117647058824" calcext:value-type="float">
            <text:p>414.117647058824</text:p>
          </table:table-cell>
          <table:table-cell table:style-name="ce7" office:value-type="float" office:value="151.181498920659" calcext:value-type="float">
            <text:p>151.181498920659</text:p>
          </table:table-cell>
          <table:table-cell office:value-type="float" office:value="0.129411764705882" calcext:value-type="float">
            <text:p>0.129411764705882</text:p>
          </table:table-cell>
          <table:table-cell office:value-type="float" office:value="594.352941176471" calcext:value-type="float">
            <text:p>594.352941176471</text:p>
          </table:table-cell>
          <table:table-cell office:value-type="float" office:value="132.454937953188" calcext:value-type="float">
            <text:p>132.454937953188</text:p>
          </table:table-cell>
          <table:table-cell table:number-columns-repeated="99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0" calcext:value-type="float">
            <text:p>500</text:p>
          </table:table-cell>
          <table:table-cell office:value-type="float" office:value="0.711764705882353" calcext:value-type="float">
            <text:p>0.71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164.558646404074" calcext:value-type="float">
            <text:p>164.558646404074</text:p>
          </table:table-cell>
          <table:table-cell office:value-type="float" office:value="0" calcext:value-type="float">
            <text:p>0</text:p>
          </table:table-cell>
          <table:table-cell office:value-type="float" office:value="1.70588235294118" calcext:value-type="float">
            <text:p>1.70588235294118</text:p>
          </table:table-cell>
          <table:table-cell office:value-type="float" office:value="5.93103448275862" calcext:value-type="float">
            <text:p>5.9310344827586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0.7182476594241" calcext:value-type="float">
            <text:p>10.7182476594241</text:p>
          </table:table-cell>
          <table:table-cell office:value-type="float" office:value="0" calcext:value-type="float">
            <text:p>0</text:p>
          </table:table-cell>
          <table:table-cell office:value-type="float" office:value="9217.23529411765" calcext:value-type="float">
            <text:p>9217.23529411765</text:p>
          </table:table-cell>
          <table:table-cell office:value-type="float" office:value="47.2463320246951" calcext:value-type="float">
            <text:p>47.2463320246951</text:p>
          </table:table-cell>
          <table:table-cell office:value-type="float" office:value="0" calcext:value-type="float">
            <text:p>0</text:p>
          </table:table-cell>
          <table:table-cell office:value-type="float" office:value="9688.17647058824" calcext:value-type="float">
            <text:p>9688.17647058824</text:p>
          </table:table-cell>
          <table:table-cell office:value-type="float" office:value="49.6986584215177" calcext:value-type="float">
            <text:p>49.6986584215177</text:p>
          </table:table-cell>
          <table:table-cell office:value-type="float" office:value="0" calcext:value-type="float">
            <text:p>0</text:p>
          </table:table-cell>
          <table:table-cell office:value-type="float" office:value="7065.23529411765" calcext:value-type="float">
            <text:p>7065.23529411765</text:p>
          </table:table-cell>
          <table:table-cell office:value-type="float" office:value="46.2938650177297" calcext:value-type="float">
            <text:p>46.2938650177297</text:p>
          </table:table-cell>
          <table:table-cell office:value-type="float" office:value="0" calcext:value-type="float">
            <text:p>0</text:p>
          </table:table-cell>
          <table:table-cell office:value-type="float" office:value="7066.76470588235" calcext:value-type="float">
            <text:p>7066.76470588235</text:p>
          </table:table-cell>
          <table:table-cell office:value-type="float" office:value="53.808234925169" calcext:value-type="float">
            <text:p>53.808234925169</text:p>
          </table:table-cell>
          <table:table-cell table:style-name="ce7" office:value-type="float" office:value="0.129411764705882" calcext:value-type="float">
            <text:p>0.129411764705882</text:p>
          </table:table-cell>
          <table:table-cell table:style-name="ce7" office:value-type="float" office:value="388.470588235294" calcext:value-type="float">
            <text:p>388.470588235294</text:p>
          </table:table-cell>
          <table:table-cell table:style-name="ce7" office:value-type="float" office:value="152.505287896682" calcext:value-type="float">
            <text:p>152.505287896682</text:p>
          </table:table-cell>
          <table:table-cell office:value-type="float" office:value="0.0941176470588235" calcext:value-type="float">
            <text:p>0.094117647058824</text:p>
          </table:table-cell>
          <table:table-cell office:value-type="float" office:value="659" calcext:value-type="float">
            <text:p>659</text:p>
          </table:table-cell>
          <table:table-cell office:value-type="float" office:value="147.799885462404" calcext:value-type="float">
            <text:p>147.799885462404</text:p>
          </table:table-cell>
          <table:table-cell table:number-columns-repeated="99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00" calcext:value-type="float">
            <text:p>500</text:p>
          </table:table-cell>
          <table:table-cell office:value-type="float" office:value="0.788235294117647" calcext:value-type="float">
            <text:p>0.788235294117647</text:p>
          </table:table-cell>
          <table:table-cell office:value-type="float" office:value="0" calcext:value-type="float">
            <text:p>0</text:p>
          </table:table-cell>
          <table:table-cell office:value-type="float" office:value="166.930239506633" calcext:value-type="float">
            <text:p>166.930239506633</text:p>
          </table:table-cell>
          <table:table-cell office:value-type="float" office:value="0" calcext:value-type="float">
            <text:p>0</text:p>
          </table:table-cell>
          <table:table-cell office:value-type="float" office:value="1.94117647058824" calcext:value-type="float">
            <text:p>1.94117647058824</text:p>
          </table:table-cell>
          <table:table-cell office:value-type="float" office:value="8.6969696969697" calcext:value-type="float">
            <text:p>8.696969696969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.58183111954459" calcext:value-type="float">
            <text:p>4.58183111954459</text:p>
          </table:table-cell>
          <table:table-cell office:value-type="float" office:value="0" calcext:value-type="float">
            <text:p>0</text:p>
          </table:table-cell>
          <table:table-cell office:value-type="float" office:value="9316.82352941176" calcext:value-type="float">
            <text:p>9316.82352941176</text:p>
          </table:table-cell>
          <table:table-cell office:value-type="float" office:value="45.699692538048" calcext:value-type="float">
            <text:p>45.699692538048</text:p>
          </table:table-cell>
          <table:table-cell office:value-type="float" office:value="0" calcext:value-type="float">
            <text:p>0</text:p>
          </table:table-cell>
          <table:table-cell office:value-type="float" office:value="9272.05882352941" calcext:value-type="float">
            <text:p>9272.05882352941</text:p>
          </table:table-cell>
          <table:table-cell office:value-type="float" office:value="49.8248745832159" calcext:value-type="float">
            <text:p>49.8248745832159</text:p>
          </table:table-cell>
          <table:table-cell office:value-type="float" office:value="0" calcext:value-type="float">
            <text:p>0</text:p>
          </table:table-cell>
          <table:table-cell office:value-type="float" office:value="7101.70588235294" calcext:value-type="float">
            <text:p>7101.70588235294</text:p>
          </table:table-cell>
          <table:table-cell office:value-type="float" office:value="47.4691108112745" calcext:value-type="float">
            <text:p>47.4691108112745</text:p>
          </table:table-cell>
          <table:table-cell office:value-type="float" office:value="0" calcext:value-type="float">
            <text:p>0</text:p>
          </table:table-cell>
          <table:table-cell office:value-type="float" office:value="6876.88235294118" calcext:value-type="float">
            <text:p>6876.88235294118</text:p>
          </table:table-cell>
          <table:table-cell office:value-type="float" office:value="42.3109227100458" calcext:value-type="float">
            <text:p>42.3109227100458</text:p>
          </table:table-cell>
          <table:table-cell table:style-name="ce7" office:value-type="float" office:value="0.188235294117647" calcext:value-type="float">
            <text:p>0.188235294117647</text:p>
          </table:table-cell>
          <table:table-cell table:style-name="ce7" office:value-type="float" office:value="362.294117647059" calcext:value-type="float">
            <text:p>362.294117647059</text:p>
          </table:table-cell>
          <table:table-cell table:style-name="ce7" office:value-type="float" office:value="138.004843672946" calcext:value-type="float">
            <text:p>138.004843672946</text:p>
          </table:table-cell>
          <table:table-cell office:value-type="float" office:value="0.164705882352941" calcext:value-type="float">
            <text:p>0.164705882352941</text:p>
          </table:table-cell>
          <table:table-cell office:value-type="float" office:value="600.294117647059" calcext:value-type="float">
            <text:p>600.294117647059</text:p>
          </table:table-cell>
          <table:table-cell office:value-type="float" office:value="114.167765792648" calcext:value-type="float">
            <text:p>114.167765792648</text:p>
          </table:table-cell>
          <table:table-cell table:number-columns-repeated="99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0" calcext:value-type="float">
            <text:p>50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68.762253990523" calcext:value-type="float">
            <text:p>168.762253990523</text:p>
          </table:table-cell>
          <table:table-cell office:value-type="float" office:value="0" calcext:value-type="float">
            <text:p>0</text:p>
          </table:table-cell>
          <table:table-cell office:value-type="float" office:value="1.88235294117647" calcext:value-type="float">
            <text:p>1.88235294117647</text:p>
          </table:table-cell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2.3147853736089" calcext:value-type="float">
            <text:p>12.3147853736089</text:p>
          </table:table-cell>
          <table:table-cell office:value-type="float" office:value="0" calcext:value-type="float">
            <text:p>0</text:p>
          </table:table-cell>
          <table:table-cell office:value-type="float" office:value="9673.29411764706" calcext:value-type="float">
            <text:p>9673.29411764706</text:p>
          </table:table-cell>
          <table:table-cell office:value-type="float" office:value="46.0294759235911" calcext:value-type="float">
            <text:p>46.0294759235911</text:p>
          </table:table-cell>
          <table:table-cell office:value-type="float" office:value="0" calcext:value-type="float">
            <text:p>0</text:p>
          </table:table-cell>
          <table:table-cell office:value-type="float" office:value="9558.29411764706" calcext:value-type="float">
            <text:p>9558.29411764706</text:p>
          </table:table-cell>
          <table:table-cell office:value-type="float" office:value="38.7881655189454" calcext:value-type="float">
            <text:p>38.7881655189454</text:p>
          </table:table-cell>
          <table:table-cell office:value-type="float" office:value="0" calcext:value-type="float">
            <text:p>0</text:p>
          </table:table-cell>
          <table:table-cell office:value-type="float" office:value="6519.47058823529" calcext:value-type="float">
            <text:p>6519.47058823529</text:p>
          </table:table-cell>
          <table:table-cell office:value-type="float" office:value="57.8670968173745" calcext:value-type="float">
            <text:p>57.8670968173745</text:p>
          </table:table-cell>
          <table:table-cell office:value-type="float" office:value="0" calcext:value-type="float">
            <text:p>0</text:p>
          </table:table-cell>
          <table:table-cell office:value-type="float" office:value="7219" calcext:value-type="float">
            <text:p>7219</text:p>
          </table:table-cell>
          <table:table-cell office:value-type="float" office:value="43.8617462332321" calcext:value-type="float">
            <text:p>43.8617462332321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float" office:value="334.588235294118" calcext:value-type="float">
            <text:p>334.588235294118</text:p>
          </table:table-cell>
          <table:table-cell table:style-name="ce7" office:value-type="float" office:value="135.143059004617" calcext:value-type="float">
            <text:p>135.143059004617</text:p>
          </table:table-cell>
          <table:table-cell office:value-type="float" office:value="0.164705882352941" calcext:value-type="float">
            <text:p>0.164705882352941</text:p>
          </table:table-cell>
          <table:table-cell office:value-type="float" office:value="588.294117647059" calcext:value-type="float">
            <text:p>588.294117647059</text:p>
          </table:table-cell>
          <table:table-cell office:value-type="float" office:value="96.3314812638591" calcext:value-type="float">
            <text:p>96.3314812638591</text:p>
          </table:table-cell>
          <table:table-cell table:number-columns-repeated="99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0.717647058823529" calcext:value-type="float">
            <text:p>0.717647058823529</text:p>
          </table:table-cell>
          <table:table-cell office:value-type="float" office:value="0" calcext:value-type="float">
            <text:p>0</text:p>
          </table:table-cell>
          <table:table-cell office:value-type="float" office:value="160.041229617289" calcext:value-type="float">
            <text:p>160.041229617289</text:p>
          </table:table-cell>
          <table:table-cell office:value-type="float" office:value="0" calcext:value-type="float">
            <text:p>0</text:p>
          </table:table-cell>
          <table:table-cell office:value-type="float" office:value="2.05882352941176" calcext:value-type="float">
            <text:p>2.05882352941176</text:p>
          </table:table-cell>
          <table:table-cell office:value-type="float" office:value="11.8285714285714" calcext:value-type="float">
            <text:p>11.8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7.60899653979239" calcext:value-type="float">
            <text:p>7.60899653979239</text:p>
          </table:table-cell>
          <table:table-cell office:value-type="float" office:value="0" calcext:value-type="float">
            <text:p>0</text:p>
          </table:table-cell>
          <table:table-cell office:value-type="float" office:value="9523" calcext:value-type="float">
            <text:p>9523</text:p>
          </table:table-cell>
          <table:table-cell office:value-type="float" office:value="52.2973221962095" calcext:value-type="float">
            <text:p>52.2973221962095</text:p>
          </table:table-cell>
          <table:table-cell office:value-type="float" office:value="0" calcext:value-type="float">
            <text:p>0</text:p>
          </table:table-cell>
          <table:table-cell office:value-type="float" office:value="9564.76470588235" calcext:value-type="float">
            <text:p>9564.76470588235</text:p>
          </table:table-cell>
          <table:table-cell office:value-type="float" office:value="39.3914563778373" calcext:value-type="float">
            <text:p>39.3914563778373</text:p>
          </table:table-cell>
          <table:table-cell office:value-type="float" office:value="0" calcext:value-type="float">
            <text:p>0</text:p>
          </table:table-cell>
          <table:table-cell office:value-type="float" office:value="7148.82352941177" calcext:value-type="float">
            <text:p>7148.82352941177</text:p>
          </table:table-cell>
          <table:table-cell office:value-type="float" office:value="49.721827195288" calcext:value-type="float">
            <text:p>49.721827195288</text:p>
          </table:table-cell>
          <table:table-cell office:value-type="float" office:value="0" calcext:value-type="float">
            <text:p>0</text:p>
          </table:table-cell>
          <table:table-cell office:value-type="float" office:value="7112.17647058824" calcext:value-type="float">
            <text:p>7112.17647058824</text:p>
          </table:table-cell>
          <table:table-cell office:value-type="float" office:value="55.7284967130164" calcext:value-type="float">
            <text:p>55.7284967130164</text:p>
          </table:table-cell>
          <table:table-cell table:style-name="ce7" office:value-type="float" office:value="0.288235294117647" calcext:value-type="float">
            <text:p>0.288235294117647</text:p>
          </table:table-cell>
          <table:table-cell table:style-name="ce7" office:value-type="float" office:value="388.117647058824" calcext:value-type="float">
            <text:p>388.117647058824</text:p>
          </table:table-cell>
          <table:table-cell table:style-name="ce7" office:value-type="float" office:value="168.45068322615" calcext:value-type="float">
            <text:p>168.45068322615</text:p>
          </table:table-cell>
          <table:table-cell office:value-type="float" office:value="0.0941176470588235" calcext:value-type="float">
            <text:p>0.094117647058824</text:p>
          </table:table-cell>
          <table:table-cell office:value-type="float" office:value="618.588235294118" calcext:value-type="float">
            <text:p>618.588235294118</text:p>
          </table:table-cell>
          <table:table-cell office:value-type="float" office:value="150.279229434556" calcext:value-type="float">
            <text:p>150.279229434556</text:p>
          </table:table-cell>
          <table:table-cell table:number-columns-repeated="99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00" calcext:value-type="float">
            <text:p>500</text:p>
          </table:table-cell>
          <table:table-cell office:value-type="float" office:value="0.770588235294118" calcext:value-type="float">
            <text:p>0.77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154.102907373956" calcext:value-type="float">
            <text:p>154.102907373956</text:p>
          </table:table-cell>
          <table:table-cell office:value-type="float" office:value="0" calcext:value-type="float">
            <text:p>0</text:p>
          </table:table-cell>
          <table:table-cell office:value-type="float" office:value="1.82352941176471" calcext:value-type="float">
            <text:p>1.82352941176471</text:p>
          </table:table-cell>
          <table:table-cell office:value-type="float" office:value="3.19354838709677" calcext:value-type="float">
            <text:p>3.1935483870967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.4561866125761" calcext:value-type="float">
            <text:p>11.4561866125761</text:p>
          </table:table-cell>
          <table:table-cell office:value-type="float" office:value="0" calcext:value-type="float">
            <text:p>0</text:p>
          </table:table-cell>
          <table:table-cell office:value-type="float" office:value="9474.11764705882" calcext:value-type="float">
            <text:p>9474.11764705882</text:p>
          </table:table-cell>
          <table:table-cell office:value-type="float" office:value="39.102633401505" calcext:value-type="float">
            <text:p>39.102633401505</text:p>
          </table:table-cell>
          <table:table-cell office:value-type="float" office:value="0" calcext:value-type="float">
            <text:p>0</text:p>
          </table:table-cell>
          <table:table-cell office:value-type="float" office:value="9741.35294117647" calcext:value-type="float">
            <text:p>9741.35294117647</text:p>
          </table:table-cell>
          <table:table-cell office:value-type="float" office:value="42.9771230408287" calcext:value-type="float">
            <text:p>42.9771230408287</text:p>
          </table:table-cell>
          <table:table-cell office:value-type="float" office:value="0" calcext:value-type="float">
            <text:p>0</text:p>
          </table:table-cell>
          <table:table-cell office:value-type="float" office:value="7076.35294117647" calcext:value-type="float">
            <text:p>7076.35294117647</text:p>
          </table:table-cell>
          <table:table-cell office:value-type="float" office:value="50.7388483432993" calcext:value-type="float">
            <text:p>50.7388483432993</text:p>
          </table:table-cell>
          <table:table-cell office:value-type="float" office:value="0" calcext:value-type="float">
            <text:p>0</text:p>
          </table:table-cell>
          <table:table-cell office:value-type="float" office:value="7176.11764705882" calcext:value-type="float">
            <text:p>7176.11764705882</text:p>
          </table:table-cell>
          <table:table-cell office:value-type="float" office:value="45.7941243525435" calcext:value-type="float">
            <text:p>45.7941243525435</text:p>
          </table:table-cell>
          <table:table-cell table:style-name="ce7" office:value-type="float" office:value="0.217647058823529" calcext:value-type="float">
            <text:p>0.217647058823529</text:p>
          </table:table-cell>
          <table:table-cell table:style-name="ce7" office:value-type="float" office:value="366.352941176471" calcext:value-type="float">
            <text:p>366.352941176471</text:p>
          </table:table-cell>
          <table:table-cell table:style-name="ce7" office:value-type="float" office:value="146.177960717629" calcext:value-type="float">
            <text:p>146.177960717629</text:p>
          </table:table-cell>
          <table:table-cell office:value-type="float" office:value="0.1" calcext:value-type="float">
            <text:p>0.1</text:p>
          </table:table-cell>
          <table:table-cell office:value-type="float" office:value="539.470588235294" calcext:value-type="float">
            <text:p>539.470588235294</text:p>
          </table:table-cell>
          <table:table-cell office:value-type="float" office:value="134.682511657225" calcext:value-type="float">
            <text:p>134.682511657225</text:p>
          </table:table-cell>
          <table:table-cell table:number-columns-repeated="99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office:value-type="float" office:value="0.723529411764706" calcext:value-type="float">
            <text:p>0.723529411764706</text:p>
          </table:table-cell>
          <table:table-cell office:value-type="float" office:value="0" calcext:value-type="float">
            <text:p>0</text:p>
          </table:table-cell>
          <table:table-cell office:value-type="float" office:value="155.705390365494" calcext:value-type="float">
            <text:p>155.705390365494</text:p>
          </table:table-cell>
          <table:table-cell office:value-type="float" office:value="0" calcext:value-type="float">
            <text:p>0</text:p>
          </table:table-cell>
          <table:table-cell office:value-type="float" office:value="1.82352941176471" calcext:value-type="float">
            <text:p>1.82352941176471</text:p>
          </table:table-cell>
          <table:table-cell office:value-type="float" office:value="5.80645161290323" calcext:value-type="float">
            <text:p>5.8064516129032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.38330170777989" calcext:value-type="float">
            <text:p>8.38330170777989</text:p>
          </table:table-cell>
          <table:table-cell office:value-type="float" office:value="0" calcext:value-type="float">
            <text:p>0</text:p>
          </table:table-cell>
          <table:table-cell office:value-type="float" office:value="9243.11764705882" calcext:value-type="float">
            <text:p>9243.11764705882</text:p>
          </table:table-cell>
          <table:table-cell office:value-type="float" office:value="47.4326018022742" calcext:value-type="float">
            <text:p>47.4326018022742</text:p>
          </table:table-cell>
          <table:table-cell office:value-type="float" office:value="0" calcext:value-type="float">
            <text:p>0</text:p>
          </table:table-cell>
          <table:table-cell office:value-type="float" office:value="9207.23529411765" calcext:value-type="float">
            <text:p>9207.23529411765</text:p>
          </table:table-cell>
          <table:table-cell office:value-type="float" office:value="54.476373081449" calcext:value-type="float">
            <text:p>54.476373081449</text:p>
          </table:table-cell>
          <table:table-cell office:value-type="float" office:value="0" calcext:value-type="float">
            <text:p>0</text:p>
          </table:table-cell>
          <table:table-cell office:value-type="float" office:value="7059.11764705882" calcext:value-type="float">
            <text:p>7059.11764705882</text:p>
          </table:table-cell>
          <table:table-cell office:value-type="float" office:value="53.985276653969" calcext:value-type="float">
            <text:p>53.985276653969</text:p>
          </table:table-cell>
          <table:table-cell office:value-type="float" office:value="0" calcext:value-type="float">
            <text:p>0</text:p>
          </table:table-cell>
          <table:table-cell office:value-type="float" office:value="7210.05882352941" calcext:value-type="float">
            <text:p>7210.05882352941</text:p>
          </table:table-cell>
          <table:table-cell office:value-type="float" office:value="46.9518779015857" calcext:value-type="float">
            <text:p>46.9518779015857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float" office:value="373.058823529412" calcext:value-type="float">
            <text:p>373.058823529412</text:p>
          </table:table-cell>
          <table:table-cell table:style-name="ce7" office:value-type="float" office:value="138.123646600583" calcext:value-type="float">
            <text:p>138.123646600583</text:p>
          </table:table-cell>
          <table:table-cell office:value-type="float" office:value="0.152941176470588" calcext:value-type="float">
            <text:p>0.152941176470588</text:p>
          </table:table-cell>
          <table:table-cell office:value-type="float" office:value="608.058823529412" calcext:value-type="float">
            <text:p>608.058823529412</text:p>
          </table:table-cell>
          <table:table-cell office:value-type="float" office:value="105.919135722372" calcext:value-type="float">
            <text:p>105.919135722372</text:p>
          </table:table-cell>
          <table:table-cell table:number-columns-repeated="99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00" calcext:value-type="float">
            <text:p>500</text:p>
          </table:table-cell>
          <table:table-cell office:value-type="float" office:value="0.794117647058823" calcext:value-type="float">
            <text:p>0.7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157.194817165372" calcext:value-type="float">
            <text:p>157.194817165372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10.2222222222222" calcext:value-type="float">
            <text:p>10.222222222222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6.28899487723017" calcext:value-type="float">
            <text:p>6.28899487723017</text:p>
          </table:table-cell>
          <table:table-cell office:value-type="float" office:value="0" calcext:value-type="float">
            <text:p>0</text:p>
          </table:table-cell>
          <table:table-cell office:value-type="float" office:value="9599.76470588235" calcext:value-type="float">
            <text:p>9599.76470588235</text:p>
          </table:table-cell>
          <table:table-cell office:value-type="float" office:value="41.378444712818" calcext:value-type="float">
            <text:p>41.378444712818</text:p>
          </table:table-cell>
          <table:table-cell office:value-type="float" office:value="0" calcext:value-type="float">
            <text:p>0</text:p>
          </table:table-cell>
          <table:table-cell office:value-type="float" office:value="9594.94117647059" calcext:value-type="float">
            <text:p>9594.94117647059</text:p>
          </table:table-cell>
          <table:table-cell office:value-type="float" office:value="46.7536356473994" calcext:value-type="float">
            <text:p>46.7536356473994</text:p>
          </table:table-cell>
          <table:table-cell office:value-type="float" office:value="0" calcext:value-type="float">
            <text:p>0</text:p>
          </table:table-cell>
          <table:table-cell office:value-type="float" office:value="7082.64705882353" calcext:value-type="float">
            <text:p>7082.64705882353</text:p>
          </table:table-cell>
          <table:table-cell office:value-type="float" office:value="43.2228970101233" calcext:value-type="float">
            <text:p>43.2228970101233</text:p>
          </table:table-cell>
          <table:table-cell office:value-type="float" office:value="0" calcext:value-type="float">
            <text:p>0</text:p>
          </table:table-cell>
          <table:table-cell office:value-type="float" office:value="7117.29411764706" calcext:value-type="float">
            <text:p>7117.29411764706</text:p>
          </table:table-cell>
          <table:table-cell office:value-type="float" office:value="41.8588194820403" calcext:value-type="float">
            <text:p>41.8588194820403</text:p>
          </table:table-cell>
          <table:table-cell table:style-name="ce7" office:value-type="float" office:value="0.235294117647059" calcext:value-type="float">
            <text:p>0.235294117647059</text:p>
          </table:table-cell>
          <table:table-cell table:style-name="ce7" office:value-type="float" office:value="392.294117647059" calcext:value-type="float">
            <text:p>392.294117647059</text:p>
          </table:table-cell>
          <table:table-cell table:style-name="ce7" office:value-type="float" office:value="159.629612598167" calcext:value-type="float">
            <text:p>159.629612598167</text:p>
          </table:table-cell>
          <table:table-cell office:value-type="float" office:value="0.147058823529412" calcext:value-type="float">
            <text:p>0.147058823529412</text:p>
          </table:table-cell>
          <table:table-cell office:value-type="float" office:value="795.176470588235" calcext:value-type="float">
            <text:p>795.176470588235</text:p>
          </table:table-cell>
          <table:table-cell office:value-type="float" office:value="117.214365581636" calcext:value-type="float">
            <text:p>117.214365581636</text:p>
          </table:table-cell>
          <table:table-cell table:number-columns-repeated="99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00" calcext:value-type="float">
            <text:p>500</text:p>
          </table:table-cell>
          <table:table-cell office:value-type="float" office:value="0.676470588235294" calcext:value-type="float">
            <text:p>0.67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158.507820987859" calcext:value-type="float">
            <text:p>158.507820987859</text:p>
          </table:table-cell>
          <table:table-cell office:value-type="float" office:value="0" calcext:value-type="float">
            <text:p>0</text:p>
          </table:table-cell>
          <table:table-cell office:value-type="float" office:value="1.70588235294118" calcext:value-type="float">
            <text:p>1.70588235294118</text:p>
          </table:table-cell>
          <table:table-cell office:value-type="float" office:value="5.96551724137931" calcext:value-type="float">
            <text:p>5.9655172413793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6.91674530774877" calcext:value-type="float">
            <text:p>6.91674530774877</text:p>
          </table:table-cell>
          <table:table-cell office:value-type="float" office:value="0" calcext:value-type="float">
            <text:p>0</text:p>
          </table:table-cell>
          <table:table-cell office:value-type="float" office:value="9279.29411764706" calcext:value-type="float">
            <text:p>9279.29411764706</text:p>
          </table:table-cell>
          <table:table-cell office:value-type="float" office:value="42.257136012242" calcext:value-type="float">
            <text:p>42.257136012242</text:p>
          </table:table-cell>
          <table:table-cell office:value-type="float" office:value="0" calcext:value-type="float">
            <text:p>0</text:p>
          </table:table-cell>
          <table:table-cell office:value-type="float" office:value="9810.52941176471" calcext:value-type="float">
            <text:p>9810.52941176471</text:p>
          </table:table-cell>
          <table:table-cell office:value-type="float" office:value="43.4757982089924" calcext:value-type="float">
            <text:p>43.4757982089924</text:p>
          </table:table-cell>
          <table:table-cell office:value-type="float" office:value="0" calcext:value-type="float">
            <text:p>0</text:p>
          </table:table-cell>
          <table:table-cell office:value-type="float" office:value="7343.58823529412" calcext:value-type="float">
            <text:p>7343.58823529412</text:p>
          </table:table-cell>
          <table:table-cell office:value-type="float" office:value="44.5888527558098" calcext:value-type="float">
            <text:p>44.5888527558098</text:p>
          </table:table-cell>
          <table:table-cell office:value-type="float" office:value="0" calcext:value-type="float">
            <text:p>0</text:p>
          </table:table-cell>
          <table:table-cell office:value-type="float" office:value="7212.70588235294" calcext:value-type="float">
            <text:p>7212.70588235294</text:p>
          </table:table-cell>
          <table:table-cell office:value-type="float" office:value="53.5174922512395" calcext:value-type="float">
            <text:p>53.5174922512395</text:p>
          </table:table-cell>
          <table:table-cell table:style-name="ce7" office:value-type="float" office:value="0.235294117647059" calcext:value-type="float">
            <text:p>0.235294117647059</text:p>
          </table:table-cell>
          <table:table-cell table:style-name="ce7" office:value-type="float" office:value="423.294117647059" calcext:value-type="float">
            <text:p>423.294117647059</text:p>
          </table:table-cell>
          <table:table-cell table:style-name="ce7" office:value-type="float" office:value="143.304722576554" calcext:value-type="float">
            <text:p>143.304722576554</text:p>
          </table:table-cell>
          <table:table-cell office:value-type="float" office:value="0.1" calcext:value-type="float">
            <text:p>0.1</text:p>
          </table:table-cell>
          <table:table-cell office:value-type="float" office:value="678.352941176471" calcext:value-type="float">
            <text:p>678.352941176471</text:p>
          </table:table-cell>
          <table:table-cell office:value-type="float" office:value="138.495700465687" calcext:value-type="float">
            <text:p>138.495700465687</text:p>
          </table:table-cell>
          <table:table-cell table:number-columns-repeated="99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00" calcext:value-type="float">
            <text:p>500</text:p>
          </table:table-cell>
          <table:table-cell office:value-type="float" office:value="0.723529411764706" calcext:value-type="float">
            <text:p>0.723529411764706</text:p>
          </table:table-cell>
          <table:table-cell office:value-type="float" office:value="0" calcext:value-type="float">
            <text:p>0</text:p>
          </table:table-cell>
          <table:table-cell office:value-type="float" office:value="179.766219471029" calcext:value-type="float">
            <text:p>179.766219471029</text:p>
          </table:table-cell>
          <table:table-cell office:value-type="float" office:value="0" calcext:value-type="float">
            <text:p>0</text:p>
          </table:table-cell>
          <table:table-cell office:value-type="float" office:value="1.94117647058824" calcext:value-type="float">
            <text:p>1.94117647058824</text:p>
          </table:table-cell>
          <table:table-cell office:value-type="float" office:value="7.78787878787879" calcext:value-type="float">
            <text:p>7.7878787878787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1.1453926398145" calcext:value-type="float">
            <text:p>11.1453926398145</text:p>
          </table:table-cell>
          <table:table-cell office:value-type="float" office:value="0" calcext:value-type="float">
            <text:p>0</text:p>
          </table:table-cell>
          <table:table-cell office:value-type="float" office:value="9282.41176470588" calcext:value-type="float">
            <text:p>9282.41176470588</text:p>
          </table:table-cell>
          <table:table-cell office:value-type="float" office:value="49.7538003945938" calcext:value-type="float">
            <text:p>49.7538003945938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517.76470588235" calcext:value-type="float">
            <text:p>9517.76470588235</text:p>
          </table:table-cell>
          <table:table-cell office:value-type="float" office:value="47.8657665611566" calcext:value-type="float">
            <text:p>47.8657665611566</text:p>
          </table:table-cell>
          <table:table-cell office:value-type="float" office:value="0" calcext:value-type="float">
            <text:p>0</text:p>
          </table:table-cell>
          <table:table-cell office:value-type="float" office:value="7201.88235294118" calcext:value-type="float">
            <text:p>7201.88235294118</text:p>
          </table:table-cell>
          <table:table-cell office:value-type="float" office:value="49.5352732566988" calcext:value-type="float">
            <text:p>49.5352732566988</text:p>
          </table:table-cell>
          <table:table-cell office:value-type="float" office:value="0" calcext:value-type="float">
            <text:p>0</text:p>
          </table:table-cell>
          <table:table-cell office:value-type="float" office:value="6973.76470588235" calcext:value-type="float">
            <text:p>6973.76470588235</text:p>
          </table:table-cell>
          <table:table-cell office:value-type="float" office:value="49.9765742280337" calcext:value-type="float">
            <text:p>49.9765742280337</text:p>
          </table:table-cell>
          <table:table-cell table:style-name="ce7" office:value-type="float" office:value="0.258823529411765" calcext:value-type="float">
            <text:p>0.258823529411765</text:p>
          </table:table-cell>
          <table:table-cell table:style-name="ce7" office:value-type="float" office:value="321.647058823529" calcext:value-type="float">
            <text:p>321.647058823529</text:p>
          </table:table-cell>
          <table:table-cell table:style-name="ce7" office:value-type="float" office:value="161.28392993469" calcext:value-type="float">
            <text:p>161.28392993469</text:p>
          </table:table-cell>
          <table:table-cell office:value-type="float" office:value="0.117647058823529" calcext:value-type="float">
            <text:p>0.117647058823529</text:p>
          </table:table-cell>
          <table:table-cell office:value-type="float" office:value="635.058823529412" calcext:value-type="float">
            <text:p>635.058823529412</text:p>
          </table:table-cell>
          <table:table-cell office:value-type="float" office:value="109.975247454974" calcext:value-type="float">
            <text:p>109.975247454974</text:p>
          </table:table-cell>
          <table:table-cell table:number-columns-repeated="99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00" calcext:value-type="float">
            <text:p>500</text:p>
          </table:table-cell>
          <table:table-cell office:value-type="float" office:value="0.770588235294118" calcext:value-type="float">
            <text:p>0.77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166.055866087119" calcext:value-type="float">
            <text:p>166.055866087119</text:p>
          </table:table-cell>
          <table:table-cell office:value-type="float" office:value="0" calcext:value-type="float">
            <text:p>0</text:p>
          </table:table-cell>
          <table:table-cell office:value-type="float" office:value="1.94117647058824" calcext:value-type="float">
            <text:p>1.94117647058824</text:p>
          </table:table-cell>
          <table:table-cell office:value-type="float" office:value="10.6363636363636" calcext:value-type="float">
            <text:p>10.636363636363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3.767789373814" calcext:value-type="float">
            <text:p>13.767789373814</text:p>
          </table:table-cell>
          <table:table-cell office:value-type="float" office:value="0" calcext:value-type="float">
            <text:p>0</text:p>
          </table:table-cell>
          <table:table-cell office:value-type="float" office:value="9711.70588235294" calcext:value-type="float">
            <text:p>9711.70588235294</text:p>
          </table:table-cell>
          <table:table-cell office:value-type="float" office:value="32.0186674613898" calcext:value-type="float">
            <text:p>32.0186674613898</text:p>
          </table:table-cell>
          <table:table-cell office:value-type="float" office:value="0" calcext:value-type="float">
            <text:p>0</text:p>
          </table:table-cell>
          <table:table-cell office:value-type="float" office:value="9051.29411764706" calcext:value-type="float">
            <text:p>9051.29411764706</text:p>
          </table:table-cell>
          <table:table-cell office:value-type="float" office:value="38.8134360893217" calcext:value-type="float">
            <text:p>38.8134360893217</text:p>
          </table:table-cell>
          <table:table-cell office:value-type="float" office:value="0" calcext:value-type="float">
            <text:p>0</text:p>
          </table:table-cell>
          <table:table-cell office:value-type="float" office:value="6689.88235294118" calcext:value-type="float">
            <text:p>6689.88235294118</text:p>
          </table:table-cell>
          <table:table-cell office:value-type="float" office:value="45.9731595231238" calcext:value-type="float">
            <text:p>45.9731595231238</text:p>
          </table:table-cell>
          <table:table-cell office:value-type="float" office:value="0" calcext:value-type="float">
            <text:p>0</text:p>
          </table:table-cell>
          <table:table-cell office:value-type="float" office:value="7333.11764705882" calcext:value-type="float">
            <text:p>7333.11764705882</text:p>
          </table:table-cell>
          <table:table-cell office:value-type="float" office:value="48.8176205350411" calcext:value-type="float">
            <text:p>48.8176205350411</text:p>
          </table:table-cell>
          <table:table-cell table:style-name="ce7" office:value-type="float" office:value="0.217647058823529" calcext:value-type="float">
            <text:p>0.217647058823529</text:p>
          </table:table-cell>
          <table:table-cell table:style-name="ce7" office:value-type="float" office:value="376.941176470588" calcext:value-type="float">
            <text:p>376.941176470588</text:p>
          </table:table-cell>
          <table:table-cell table:style-name="ce7" office:value-type="float" office:value="140.064883959089" calcext:value-type="float">
            <text:p>140.064883959089</text:p>
          </table:table-cell>
          <table:table-cell office:value-type="float" office:value="0.105882352941176" calcext:value-type="float">
            <text:p>0.105882352941176</text:p>
          </table:table-cell>
          <table:table-cell office:value-type="float" office:value="675.058823529412" calcext:value-type="float">
            <text:p>675.058823529412</text:p>
          </table:table-cell>
          <table:table-cell office:value-type="float" office:value="121.597613592677" calcext:value-type="float">
            <text:p>121.597613592677</text:p>
          </table:table-cell>
          <table:table-cell table:number-columns-repeated="99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00" calcext:value-type="float">
            <text:p>500</text:p>
          </table:table-cell>
          <table:table-cell office:value-type="float" office:value="0.729411764705882" calcext:value-type="float">
            <text:p>0.72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170.022635634458" calcext:value-type="float">
            <text:p>170.022635634458</text:p>
          </table:table-cell>
          <table:table-cell office:value-type="float" office:value="0" calcext:value-type="float">
            <text:p>0</text:p>
          </table:table-cell>
          <table:table-cell office:value-type="float" office:value="1.64705882352941" calcext:value-type="float">
            <text:p>1.64705882352941</text:p>
          </table:table-cell>
          <table:table-cell office:value-type="float" office:value="11.5" calcext:value-type="float">
            <text:p>11.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.37060590001766" calcext:value-type="float">
            <text:p>7.37060590001766</text:p>
          </table:table-cell>
          <table:table-cell office:value-type="float" office:value="0" calcext:value-type="float">
            <text:p>0</text:p>
          </table:table-cell>
          <table:table-cell office:value-type="float" office:value="9480.70588235294" calcext:value-type="float">
            <text:p>9480.70588235294</text:p>
          </table:table-cell>
          <table:table-cell office:value-type="float" office:value="39.8128647178446" calcext:value-type="float">
            <text:p>39.8128647178446</text:p>
          </table:table-cell>
          <table:table-cell office:value-type="float" office:value="0" calcext:value-type="float">
            <text:p>0</text:p>
          </table:table-cell>
          <table:table-cell office:value-type="float" office:value="9129.23529411765" calcext:value-type="float">
            <text:p>9129.23529411765</text:p>
          </table:table-cell>
          <table:table-cell office:value-type="float" office:value="40.6676013561167" calcext:value-type="float">
            <text:p>40.6676013561167</text:p>
          </table:table-cell>
          <table:table-cell office:value-type="float" office:value="0" calcext:value-type="float">
            <text:p>0</text:p>
          </table:table-cell>
          <table:table-cell office:value-type="float" office:value="7536.88235294118" calcext:value-type="float">
            <text:p>7536.88235294118</text:p>
          </table:table-cell>
          <table:table-cell office:value-type="float" office:value="43.6732353639639" calcext:value-type="float">
            <text:p>43.6732353639639</text:p>
          </table:table-cell>
          <table:table-cell office:value-type="float" office:value="0" calcext:value-type="float">
            <text:p>0</text:p>
          </table:table-cell>
          <table:table-cell office:value-type="float" office:value="6920.58823529412" calcext:value-type="float">
            <text:p>6920.58823529412</text:p>
          </table:table-cell>
          <table:table-cell office:value-type="float" office:value="52.2772673814486" calcext:value-type="float">
            <text:p>52.2772673814486</text:p>
          </table:table-cell>
          <table:table-cell table:style-name="ce7" office:value-type="float" office:value="0.247058823529412" calcext:value-type="float">
            <text:p>0.247058823529412</text:p>
          </table:table-cell>
          <table:table-cell table:style-name="ce7" office:value-type="float" office:value="305.941176470588" calcext:value-type="float">
            <text:p>305.941176470588</text:p>
          </table:table-cell>
          <table:table-cell table:style-name="ce7" office:value-type="float" office:value="136.290896027996" calcext:value-type="float">
            <text:p>136.290896027996</text:p>
          </table:table-cell>
          <table:table-cell office:value-type="float" office:value="0.123529411764706" calcext:value-type="float">
            <text:p>0.123529411764706</text:p>
          </table:table-cell>
          <table:table-cell office:value-type="float" office:value="711.647058823529" calcext:value-type="float">
            <text:p>711.647058823529</text:p>
          </table:table-cell>
          <table:table-cell office:value-type="float" office:value="107.573467387314" calcext:value-type="float">
            <text:p>107.573467387314</text:p>
          </table:table-cell>
          <table:table-cell table:number-columns-repeated="99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00" calcext:value-type="float">
            <text:p>500</text:p>
          </table:table-cell>
          <table:table-cell office:value-type="float" office:value="0.629411764705882" calcext:value-type="float">
            <text:p>0.62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162.333140139369" calcext:value-type="float">
            <text:p>162.333140139369</text:p>
          </table:table-cell>
          <table:table-cell office:value-type="float" office:value="0" calcext:value-type="float">
            <text:p>0</text:p>
          </table:table-cell>
          <table:table-cell office:value-type="float" office:value="1.76470588235294" calcext:value-type="float">
            <text:p>1.76470588235294</text:p>
          </table:table-cell>
          <table:table-cell office:value-type="float" office:value="8.63333333333333" calcext:value-type="float">
            <text:p>8.6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.34399315281668" calcext:value-type="float">
            <text:p>7.34399315281668</text:p>
          </table:table-cell>
          <table:table-cell office:value-type="float" office:value="0" calcext:value-type="float">
            <text:p>0</text:p>
          </table:table-cell>
          <table:table-cell office:value-type="float" office:value="9936.70588235294" calcext:value-type="float">
            <text:p>9936.70588235294</text:p>
          </table:table-cell>
          <table:table-cell office:value-type="float" office:value="38.7193131942284" calcext:value-type="float">
            <text:p>38.7193131942284</text:p>
          </table:table-cell>
          <table:table-cell office:value-type="float" office:value="0" calcext:value-type="float">
            <text:p>0</text:p>
          </table:table-cell>
          <table:table-cell office:value-type="float" office:value="9530.52941176471" calcext:value-type="float">
            <text:p>9530.52941176471</text:p>
          </table:table-cell>
          <table:table-cell office:value-type="float" office:value="36.1091741230803" calcext:value-type="float">
            <text:p>36.1091741230803</text:p>
          </table:table-cell>
          <table:table-cell office:value-type="float" office:value="0" calcext:value-type="float">
            <text:p>0</text:p>
          </table:table-cell>
          <table:table-cell office:value-type="float" office:value="6769.17647058824" calcext:value-type="float">
            <text:p>6769.17647058824</text:p>
          </table:table-cell>
          <table:table-cell office:value-type="float" office:value="49.391668679535" calcext:value-type="float">
            <text:p>49.391668679535</text:p>
          </table:table-cell>
          <table:table-cell office:value-type="float" office:value="0" calcext:value-type="float">
            <text:p>0</text:p>
          </table:table-cell>
          <table:table-cell office:value-type="float" office:value="7030.76470588235" calcext:value-type="float">
            <text:p>7030.76470588235</text:p>
          </table:table-cell>
          <table:table-cell office:value-type="float" office:value="52.7122570458789" calcext:value-type="float">
            <text:p>52.7122570458789</text:p>
          </table:table-cell>
          <table:table-cell table:style-name="ce7" office:value-type="float" office:value="0.170588235294118" calcext:value-type="float">
            <text:p>0.170588235294118</text:p>
          </table:table-cell>
          <table:table-cell table:style-name="ce7" office:value-type="float" office:value="379.764705882353" calcext:value-type="float">
            <text:p>379.764705882353</text:p>
          </table:table-cell>
          <table:table-cell table:style-name="ce7" office:value-type="float" office:value="136.334796438583" calcext:value-type="float">
            <text:p>136.334796438583</text:p>
          </table:table-cell>
          <table:table-cell office:value-type="float" office:value="0.147058823529412" calcext:value-type="float">
            <text:p>0.147058823529412</text:p>
          </table:table-cell>
          <table:table-cell office:value-type="float" office:value="716.529411764706" calcext:value-type="float">
            <text:p>716.529411764706</text:p>
          </table:table-cell>
          <table:table-cell office:value-type="float" office:value="141.404920723235" calcext:value-type="float">
            <text:p>141.404920723235</text:p>
          </table:table-cell>
          <table:table-cell table:number-columns-repeated="99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00" calcext:value-type="float">
            <text:p>500</text:p>
          </table:table-cell>
          <table:table-cell office:value-type="float" office:value="0.782352941176471" calcext:value-type="float">
            <text:p>0.782352941176471</text:p>
          </table:table-cell>
          <table:table-cell office:value-type="float" office:value="0" calcext:value-type="float">
            <text:p>0</text:p>
          </table:table-cell>
          <table:table-cell office:value-type="float" office:value="171.298138125018" calcext:value-type="float">
            <text:p>171.298138125018</text:p>
          </table:table-cell>
          <table:table-cell office:value-type="float" office:value="0" calcext:value-type="float">
            <text:p>0</text:p>
          </table:table-cell>
          <table:table-cell office:value-type="float" office:value="1.76470588235294" calcext:value-type="float">
            <text:p>1.76470588235294</text:p>
          </table:table-cell>
          <table:table-cell office:value-type="float" office:value="6.76666666666667" calcext:value-type="float">
            <text:p>6.7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8.27458761282291" calcext:value-type="float">
            <text:p>8.27458761282291</text:p>
          </table:table-cell>
          <table:table-cell office:value-type="float" office:value="0" calcext:value-type="float">
            <text:p>0</text:p>
          </table:table-cell>
          <table:table-cell office:value-type="float" office:value="9189.23529411765" calcext:value-type="float">
            <text:p>9189.23529411765</text:p>
          </table:table-cell>
          <table:table-cell office:value-type="float" office:value="47.8895127006047" calcext:value-type="float">
            <text:p>47.8895127006047</text:p>
          </table:table-cell>
          <table:table-cell office:value-type="float" office:value="0" calcext:value-type="float">
            <text:p>0</text:p>
          </table:table-cell>
          <table:table-cell office:value-type="float" office:value="8822.29411764706" calcext:value-type="float">
            <text:p>8822.29411764706</text:p>
          </table:table-cell>
          <table:table-cell office:value-type="float" office:value="46.6505246163638" calcext:value-type="float">
            <text:p>46.6505246163638</text:p>
          </table:table-cell>
          <table:table-cell office:value-type="float" office:value="0" calcext:value-type="float">
            <text:p>0</text:p>
          </table:table-cell>
          <table:table-cell office:value-type="float" office:value="7232.94117647059" calcext:value-type="float">
            <text:p>7232.94117647059</text:p>
          </table:table-cell>
          <table:table-cell office:value-type="float" office:value="51.4579597213802" calcext:value-type="float">
            <text:p>51.4579597213802</text:p>
          </table:table-cell>
          <table:table-cell office:value-type="float" office:value="0" calcext:value-type="float">
            <text:p>0</text:p>
          </table:table-cell>
          <table:table-cell office:value-type="float" office:value="7081.23529411765" calcext:value-type="float">
            <text:p>7081.23529411765</text:p>
          </table:table-cell>
          <table:table-cell office:value-type="float" office:value="57.8694919098575" calcext:value-type="float">
            <text:p>57.8694919098575</text:p>
          </table:table-cell>
          <table:table-cell table:style-name="ce7" office:value-type="float" office:value="0.164705882352941" calcext:value-type="float">
            <text:p>0.164705882352941</text:p>
          </table:table-cell>
          <table:table-cell table:style-name="ce7" office:value-type="float" office:value="377.705882352941" calcext:value-type="float">
            <text:p>377.705882352941</text:p>
          </table:table-cell>
          <table:table-cell table:style-name="ce7" office:value-type="float" office:value="147.400682382757" calcext:value-type="float">
            <text:p>147.400682382757</text:p>
          </table:table-cell>
          <table:table-cell office:value-type="float" office:value="0.111764705882353" calcext:value-type="float">
            <text:p>0.111764705882353</text:p>
          </table:table-cell>
          <table:table-cell office:value-type="float" office:value="601.176470588235" calcext:value-type="float">
            <text:p>601.176470588235</text:p>
          </table:table-cell>
          <table:table-cell office:value-type="float" office:value="132.248596252636" calcext:value-type="float">
            <text:p>132.248596252636</text:p>
          </table:table-cell>
          <table:table-cell table:number-columns-repeated="99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Traffic</text:p>
          </table:table-cell>
          <table:table-cell table:style-name="ce6"/>
          <table:table-cell table:style-name="ce6" office:value-type="string" calcext:value-type="string">
            <text:p>NonCom</text:p>
          </table:table-cell>
          <table:table-cell table:style-name="ce6"/>
          <table:table-cell/>
          <table:table-cell table:style-name="ce6" office:value-type="string" calcext:value-type="string">
            <text:p>BB</text:p>
          </table:table-cell>
          <table:table-cell office:value-type="string" calcext:value-type="string">
            <text:p><text:span text:style-name="T1">BB</text:span> t_avgs</text:p>
          </table:table-cell>
          <table:table-cell office:value-type="string" calcext:value-type="string">
            <text:p><text:span text:style-name="T1">DM </text:span>Residue</text:p>
          </table:table-cell>
          <table:table-cell table:style-name="ce6" office:value-type="string" calcext:value-type="string">
            <text:p>DM</text:p>
          </table:table-cell>
          <table:table-cell office:value-type="string" calcext:value-type="string">
            <text:p><text:span text:style-name="T1">DM </text:span>t_avgs</text:p>
          </table:table-cell>
          <table:table-cell office:value-type="string" calcext:value-type="string">
            <text:p><text:span text:style-name="T1">AE PUSH R</text:span>esidue</text:p>
          </table:table-cell>
          <table:table-cell table:style-name="ce6" office:value-type="string" calcext:value-type="string">
            <text:p>AEn PUSH</text:p>
          </table:table-cell>
          <table:table-cell office:value-type="string" calcext:value-type="string">
            <text:p><text:span text:style-name="T1">AE PUSH </text:span>t_avgs</text:p>
          </table:table-cell>
          <table:table-cell office:value-type="string" calcext:value-type="string">
            <text:p><text:span text:style-name="T1">AE PULL R</text:span>esidue</text:p>
          </table:table-cell>
          <table:table-cell table:style-name="ce6" office:value-type="string" calcext:value-type="string">
            <text:p>AEn PULL</text:p>
          </table:table-cell>
          <table:table-cell office:value-type="string" calcext:value-type="string">
            <text:p><text:span text:style-name="T1">AE PULL </text:span>t_avgs</text:p>
          </table:table-cell>
          <table:table-cell office:value-type="string" calcext:value-type="string">
            <text:p><text:span text:style-name="T1">AE 1-PUSH </text:span>Residue</text:p>
          </table:table-cell>
          <table:table-cell table:style-name="ce6" office:value-type="string" calcext:value-type="string">
            <text:p>AE 1-PUSH</text:p>
          </table:table-cell>
          <table:table-cell office:value-type="string" calcext:value-type="string">
            <text:p><text:span text:style-name="T1">AE 1-PUSH </text:span>t_avgs</text:p>
          </table:table-cell>
          <table:table-cell office:value-type="string" calcext:value-type="string">
            <text:p><text:span text:style-name="T1">AE 1-PULL R</text:span>esidue</text:p>
          </table:table-cell>
          <table:table-cell table:style-name="ce6" office:value-type="string" calcext:value-type="string">
            <text:p>AE 1-PULL</text:p>
          </table:table-cell>
          <table:table-cell office:value-type="string" calcext:value-type="string">
            <text:p><text:span text:style-name="T1">AE 1-PULL </text:span>t_avgs</text:p>
          </table:table-cell>
          <table:table-cell table:style-name="ce7" office:value-type="string" calcext:value-type="string">
            <text:p><text:span text:style-name="T4">Rumor5</text:span> Residue</text:p>
          </table:table-cell>
          <table:table-cell table:style-name="ce6" office:value-type="string" calcext:value-type="string">
            <text:p>RS (k=5)</text:p>
          </table:table-cell>
          <table:table-cell table:style-name="ce7" office:value-type="string" calcext:value-type="string">
            <text:p><text:span text:style-name="T1">Rumor5 </text:span>t_avgs</text:p>
          </table:table-cell>
          <table:table-cell office:value-type="string" calcext:value-type="string">
            <text:p><text:span text:style-name="T4">Rumor10</text:span> Residue</text:p>
          </table:table-cell>
          <table:table-cell table:style-name="ce6" office:value-type="string" calcext:value-type="string">
            <text:p>RS (k=10)</text:p>
          </table:table-cell>
          <table:table-cell table:number-columns-repeated="99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/>
          <table:table-cell table:style-name="ce12" table:formula="of:=AVERAGE([.D2:.D21])" office:value-type="float" office:value="0" calcext:value-type="float">
            <text:p>0.00</text:p>
          </table:table-cell>
          <table:table-cell table:style-name="ce12" table:number-columns-repeated="2"/>
          <table:table-cell table:style-name="ce12" table:formula="of:=AVERAGE([.G2:.G21])" office:value-type="float" office:value="17.3529411764706" calcext:value-type="float">
            <text:p>17.35</text:p>
          </table:table-cell>
          <table:table-cell table:style-name="ce12" table:number-columns-repeated="2"/>
          <table:table-cell table:style-name="ce12" table:formula="of:=AVERAGE([.J2:.J21])" office:value-type="float" office:value="295.15" calcext:value-type="float">
            <text:p>295.15</text:p>
          </table:table-cell>
          <table:table-cell table:style-name="ce12" table:number-columns-repeated="2"/>
          <table:table-cell table:style-name="ce12" table:formula="of:=AVERAGE([.M2:.M21])" office:value-type="float" office:value="6873.96764705882" calcext:value-type="float">
            <text:p>6873.97</text:p>
          </table:table-cell>
          <table:table-cell table:style-name="ce12" table:number-columns-repeated="2"/>
          <table:table-cell table:style-name="ce12" table:formula="of:=AVERAGE([.P2:.P21])" office:value-type="float" office:value="6970.15882352941" calcext:value-type="float">
            <text:p>6970.16</text:p>
          </table:table-cell>
          <table:table-cell table:style-name="ce12" table:number-columns-repeated="2"/>
          <table:table-cell table:style-name="ce12" table:formula="of:=AVERAGE([.S2:.S21])" office:value-type="float" office:value="5187.09705882353" calcext:value-type="float">
            <text:p>5187.10</text:p>
          </table:table-cell>
          <table:table-cell table:style-name="ce12" table:number-columns-repeated="2"/>
          <table:table-cell table:style-name="ce12" table:formula="of:=AVERAGE([.V2:.V21])" office:value-type="float" office:value="5260.24117647059" calcext:value-type="float">
            <text:p>5260.24</text:p>
          </table:table-cell>
          <table:table-cell table:style-name="ce12" table:number-columns-repeated="2"/>
          <table:table-cell table:style-name="ce12" table:formula="of:=AVERAGE([.Y2:.Y21])" office:value-type="float" office:value="1333.71176470588" calcext:value-type="float">
            <text:p>1333.71</text:p>
          </table:table-cell>
          <table:table-cell table:style-name="ce12" table:number-columns-repeated="2"/>
          <table:table-cell table:style-name="ce12" table:formula="of:=AVERAGE([.AB2:.AB21])" office:value-type="float" office:value="2622.65294117647" calcext:value-type="float">
            <text:p>2622.65</text:p>
          </table:table-cell>
          <table:table-cell table:number-columns-repeated="99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/>
          <table:table-cell table:style-name="ce12" table:formula="of:=AVERAGE([.D22:.D41])" office:value-type="float" office:value="0" calcext:value-type="float">
            <text:p>0.00</text:p>
          </table:table-cell>
          <table:table-cell table:style-name="ce12" table:number-columns-repeated="2"/>
          <table:table-cell table:style-name="ce12" table:formula="of:=AVERAGE([.G22:.G41])" office:value-type="float" office:value="8.8764705882353" calcext:value-type="float">
            <text:p>8.88</text:p>
          </table:table-cell>
          <table:table-cell table:style-name="ce12" table:number-columns-repeated="2"/>
          <table:table-cell table:style-name="ce12" table:formula="of:=AVERAGE([.J22:.J41])" office:value-type="float" office:value="148.3" calcext:value-type="float">
            <text:p>148.30</text:p>
          </table:table-cell>
          <table:table-cell table:style-name="ce12" table:number-columns-repeated="2"/>
          <table:table-cell table:style-name="ce12" table:formula="of:=AVERAGE([.M22:.M41])" office:value-type="float" office:value="8099.13823529412" calcext:value-type="float">
            <text:p>8099.14</text:p>
          </table:table-cell>
          <table:table-cell table:style-name="ce12" table:number-columns-repeated="2"/>
          <table:table-cell table:style-name="ce12" table:formula="of:=AVERAGE([.P22:.P41])" office:value-type="float" office:value="8101.26764705882" calcext:value-type="float">
            <text:p>8101.27</text:p>
          </table:table-cell>
          <table:table-cell table:style-name="ce12" table:number-columns-repeated="2"/>
          <table:table-cell table:style-name="ce12" table:formula="of:=AVERAGE([.S22:.S41])" office:value-type="float" office:value="6115.58529411765" calcext:value-type="float">
            <text:p>6115.59</text:p>
          </table:table-cell>
          <table:table-cell table:style-name="ce12" table:number-columns-repeated="2"/>
          <table:table-cell table:style-name="ce12" table:formula="of:=AVERAGE([.V22:.V41])" office:value-type="float" office:value="6130.66470588236" calcext:value-type="float">
            <text:p>6130.66</text:p>
          </table:table-cell>
          <table:table-cell table:style-name="ce12" table:number-columns-repeated="2"/>
          <table:table-cell table:style-name="ce12" table:formula="of:=AVERAGE([.Y22:.Y41])" office:value-type="float" office:value="982.626470588236" calcext:value-type="float">
            <text:p>982.63</text:p>
          </table:table-cell>
          <table:table-cell table:style-name="ce12" table:number-columns-repeated="2"/>
          <table:table-cell table:style-name="ce12" table:formula="of:=AVERAGE([.AB22:.AB41])" office:value-type="float" office:value="1843.11470588235" calcext:value-type="float">
            <text:p>1843.11</text:p>
          </table:table-cell>
          <table:table-cell table:number-columns-repeated="996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/>
          <table:table-cell table:style-name="ce12" table:formula="of:=AVERAGE([.D42:.D61])" office:value-type="float" office:value="0" calcext:value-type="float">
            <text:p>0.00</text:p>
          </table:table-cell>
          <table:table-cell table:style-name="ce12" table:number-columns-repeated="2"/>
          <table:table-cell table:style-name="ce12" table:formula="of:=AVERAGE([.G42:.G61])" office:value-type="float" office:value="3.57058823529412" calcext:value-type="float">
            <text:p>3.57</text:p>
          </table:table-cell>
          <table:table-cell table:style-name="ce12" table:number-columns-repeated="2"/>
          <table:table-cell table:style-name="ce12" table:formula="of:=AVERAGE([.J42:.J61])" office:value-type="float" office:value="63.45" calcext:value-type="float">
            <text:p>63.45</text:p>
          </table:table-cell>
          <table:table-cell table:style-name="ce12" table:number-columns-repeated="2"/>
          <table:table-cell table:style-name="ce12" table:formula="of:=AVERAGE([.M42:.M61])" office:value-type="float" office:value="9072.8205882353" calcext:value-type="float">
            <text:p>9072.82</text:p>
          </table:table-cell>
          <table:table-cell table:style-name="ce12" table:number-columns-repeated="2"/>
          <table:table-cell table:style-name="ce12" table:formula="of:=AVERAGE([.P42:.P61])" office:value-type="float" office:value="9188.91176470589" calcext:value-type="float">
            <text:p>9188.91</text:p>
          </table:table-cell>
          <table:table-cell table:style-name="ce12" table:number-columns-repeated="2"/>
          <table:table-cell table:style-name="ce12" table:formula="of:=AVERAGE([.S42:.S61])" office:value-type="float" office:value="6888.88235294118" calcext:value-type="float">
            <text:p>6888.88</text:p>
          </table:table-cell>
          <table:table-cell table:style-name="ce12" table:number-columns-repeated="2"/>
          <table:table-cell table:style-name="ce12" table:formula="of:=AVERAGE([.V42:.V61])" office:value-type="float" office:value="6944.49117647059" calcext:value-type="float">
            <text:p>6944.49</text:p>
          </table:table-cell>
          <table:table-cell table:style-name="ce12" table:number-columns-repeated="2"/>
          <table:table-cell table:style-name="ce12" table:formula="of:=AVERAGE([.Y42:.Y61])" office:value-type="float" office:value="596.497058823529" calcext:value-type="float">
            <text:p>596.50</text:p>
          </table:table-cell>
          <table:table-cell table:style-name="ce12" table:number-columns-repeated="2"/>
          <table:table-cell table:style-name="ce12" table:formula="of:=AVERAGE([.AB42:.AB61])" office:value-type="float" office:value="1052.80882352941" calcext:value-type="float">
            <text:p>1052.81</text:p>
          </table:table-cell>
          <table:table-cell table:number-columns-repeated="99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/>
          <table:table-cell table:style-name="ce12" table:formula="of:=AVERAGE([.D62:.D81])" office:value-type="float" office:value="0" calcext:value-type="float">
            <text:p>0.00</text:p>
          </table:table-cell>
          <table:table-cell table:style-name="ce12" table:number-columns-repeated="2"/>
          <table:table-cell table:style-name="ce12" table:formula="of:=AVERAGE([.G62:.G81])" office:value-type="float" office:value="1.84117647058824" calcext:value-type="float">
            <text:p>1.84</text:p>
          </table:table-cell>
          <table:table-cell table:style-name="ce12" table:number-columns-repeated="2"/>
          <table:table-cell table:style-name="ce12" table:formula="of:=AVERAGE([.J62:.J81])" office:value-type="float" office:value="32.85" calcext:value-type="float">
            <text:p>32.85</text:p>
          </table:table-cell>
          <table:table-cell table:style-name="ce12" table:number-columns-repeated="2"/>
          <table:table-cell table:style-name="ce12" table:formula="of:=AVERAGE([.M62:.M81])" office:value-type="float" office:value="9461.4" calcext:value-type="float">
            <text:p>9461.40</text:p>
          </table:table-cell>
          <table:table-cell table:style-name="ce12" table:number-columns-repeated="2"/>
          <table:table-cell table:style-name="ce12" table:formula="of:=AVERAGE([.P62:.P81])" office:value-type="float" office:value="9524.39705882353" calcext:value-type="float">
            <text:p>9524.40</text:p>
          </table:table-cell>
          <table:table-cell table:style-name="ce12" table:number-columns-repeated="2"/>
          <table:table-cell table:style-name="ce12" table:formula="of:=AVERAGE([.S62:.S81])" office:value-type="float" office:value="7095.95" calcext:value-type="float">
            <text:p>7095.95</text:p>
          </table:table-cell>
          <table:table-cell table:style-name="ce12" table:number-columns-repeated="2"/>
          <table:table-cell table:style-name="ce12" table:formula="of:=AVERAGE([.V62:.V81])" office:value-type="float" office:value="7122.4" calcext:value-type="float">
            <text:p>7122.40</text:p>
          </table:table-cell>
          <table:table-cell table:style-name="ce12" table:number-columns-repeated="2"/>
          <table:table-cell table:style-name="ce12" table:formula="of:=AVERAGE([.Y62:.Y81])" office:value-type="float" office:value="375.035294117647" calcext:value-type="float">
            <text:p>375.04</text:p>
          </table:table-cell>
          <table:table-cell table:style-name="ce12" table:number-columns-repeated="2"/>
          <table:table-cell table:style-name="ce12" table:formula="of:=AVERAGE([.AB62:.AB81])" office:value-type="float" office:value="653.020588235294" calcext:value-type="float">
            <text:p>653.02</text:p>
          </table:table-cell>
          <table:table-cell table:number-columns-repeated="996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_avg" table:style-name="ta1">
        <table:shapes>
          <draw:frame draw:z-index="0" draw:style-name="gr1" draw:text-style-name="P1" svg:width="27.761cm" svg:height="16.283cm" svg:x="0cm" svg:y="42.605cm">
            <draw:object draw:notify-on-update-of-ranges="t_avg.B87:t_avg.B90 t_avg.E86:t_avg.E86 t_avg.E87:t_avg.E90 t_avg.B87:t_avg.B90 t_avg.H86:t_avg.H86 t_avg.H87:t_avg.H90 t_avg.B87:t_avg.B90 t_avg.K86:t_avg.K86 t_avg.K87:t_avg.K90 t_avg.B87:t_avg.B90 t_avg.N86:t_avg.N86 t_avg.N87:t_avg.N90 t_avg.B87:t_avg.B90 t_avg.Q86:t_avg.Q86 t_avg.Q87:t_avg.Q90 t_avg.B87:t_avg.B90 t_avg.T86:t_avg.T86 t_avg.T87:t_avg.T90 t_avg.B87:t_avg.B90 t_avg.W86:t_avg.W86 t_avg.W87:t_avg.W90 t_avg.B87:t_avg.B90 t_avg.Z86:t_avg.Z86 t_avg.Z87:t_avg.Z90 t_avg.B87:t_avg.B90 t_avg.AC86:t_avg.AC86 t_avg.AC87:t_avg.AC9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7"/>
        <table:table-column table:style-name="co2" table:default-cell-style-name="ce7"/>
        <table:table-column table:style-name="co3" table:visibility="collapse" table:default-cell-style-name="ce7"/>
        <table:table-column table:style-name="co10" table:visibility="collapse" table:default-cell-style-name="ce7"/>
        <table:table-column table:style-name="co3" table:default-cell-style-name="ce7"/>
        <table:table-column table:style-name="co5" table:visibility="collapse" table:default-cell-style-name="ce7"/>
        <table:table-column table:style-name="co6" table:visibility="collapse" table:default-cell-style-name="ce7"/>
        <table:table-column table:style-name="co3" table:default-cell-style-name="ce7"/>
        <table:table-column table:style-name="co5" table:visibility="collapse" table:default-cell-style-name="ce7"/>
        <table:table-column table:style-name="co7" table:visibility="collapse" table:default-cell-style-name="ce7"/>
        <table:table-column table:style-name="co3" table:default-cell-style-name="ce7"/>
        <table:table-column table:style-name="co5" table:visibility="collapse" table:default-cell-style-name="ce7"/>
        <table:table-column table:style-name="co6" table:visibility="collapse" table:default-cell-style-name="ce7"/>
        <table:table-column table:style-name="co3" table:default-cell-style-name="ce7"/>
        <table:table-column table:style-name="co5" table:visibility="collapse" table:default-cell-style-name="ce7"/>
        <table:table-column table:style-name="co3" table:visibility="collapse" table:default-cell-style-name="ce7"/>
        <table:table-column table:style-name="co3" table:default-cell-style-name="ce7"/>
        <table:table-column table:style-name="co5" table:visibility="collapse" table:default-cell-style-name="ce7"/>
        <table:table-column table:style-name="co6" table:visibility="collapse" table:default-cell-style-name="ce7"/>
        <table:table-column table:style-name="co3" table:default-cell-style-name="ce7"/>
        <table:table-column table:style-name="co5" table:visibility="collapse" table:default-cell-style-name="ce7"/>
        <table:table-column table:style-name="co3" table:visibility="collapse" table:default-cell-style-name="ce7"/>
        <table:table-column table:style-name="co3" table:default-cell-style-name="ce7"/>
        <table:table-column table:style-name="co5" table:visibility="collapse" table:default-cell-style-name="ce7"/>
        <table:table-column table:style-name="co6" table:visibility="collapse" table:default-cell-style-name="ce7"/>
        <table:table-column table:style-name="co3" table:default-cell-style-name="ce7"/>
        <table:table-column table:style-name="co8" table:visibility="collapse" table:number-columns-repeated="2" table:default-cell-style-name="ce7"/>
        <table:table-column table:style-name="co8" table:number-columns-repeated="996" table:default-cell-style-name="ce7"/>
        <table:table-row table:style-name="ro1">
          <table:table-cell table:style-name="ce6" office:value-type="string" calcext:value-type="string">
            <text:p>int(self)</text:p>
          </table:table-cell>
          <table:table-cell table:style-name="ce6" office:value-type="string" calcext:value-type="string">
            <text:p>disturbance_cycles</text:p>
          </table:table-cell>
          <table:table-cell office:value-type="string" calcext:value-type="string">
            <text:p><text:span text:style-name="T1">NonCom R</text:span>esidue</text:p>
          </table:table-cell>
          <table:table-cell office:value-type="string" calcext:value-type="string">
            <text:p><text:span text:style-name="T1">NonCom </text:span>avg_traffic</text:p>
          </table:table-cell>
          <table:table-cell office:value-type="string" calcext:value-type="string">
            <text:p><text:span text:style-name="T1">NonCom </text:span>t_avgs</text:p>
          </table:table-cell>
          <table:table-cell office:value-type="string" calcext:value-type="string">
            <text:p><text:span text:style-name="T1">BB </text:span>Residue</text:p>
          </table:table-cell>
          <table:table-cell office:value-type="string" calcext:value-type="string">
            <text:p><text:span text:style-name="T1">BB </text:span>avg_traffic</text:p>
          </table:table-cell>
          <table:table-cell office:value-type="string" calcext:value-type="string">
            <text:p><text:span text:style-name="T1">BB</text:span> t_avgs</text:p>
          </table:table-cell>
          <table:table-cell office:value-type="string" calcext:value-type="string">
            <text:p><text:span text:style-name="T1">DM </text:span>Residue</text:p>
          </table:table-cell>
          <table:table-cell office:value-type="string" calcext:value-type="string">
            <text:p><text:span text:style-name="T1">DM</text:span> avg_traffic</text:p>
          </table:table-cell>
          <table:table-cell office:value-type="string" calcext:value-type="string">
            <text:p><text:span text:style-name="T1">DM </text:span>t_avgs</text:p>
          </table:table-cell>
          <table:table-cell office:value-type="string" calcext:value-type="string">
            <text:p><text:span text:style-name="T1">AE PUSH R</text:span>esidue</text:p>
          </table:table-cell>
          <table:table-cell office:value-type="string" calcext:value-type="string">
            <text:p><text:span text:style-name="T2">AE PUSH </text:span><text:span text:style-name="T3">avg_traffic</text:span></text:p>
          </table:table-cell>
          <table:table-cell office:value-type="string" calcext:value-type="string">
            <text:p><text:span text:style-name="T1">AE PUSH </text:span>t_avgs</text:p>
          </table:table-cell>
          <table:table-cell office:value-type="string" calcext:value-type="string">
            <text:p><text:span text:style-name="T1">AE PULL R</text:span>esidue</text:p>
          </table:table-cell>
          <table:table-cell office:value-type="string" calcext:value-type="string">
            <text:p><text:span text:style-name="T1">AE PULL </text:span>avg_traffic</text:p>
          </table:table-cell>
          <table:table-cell office:value-type="string" calcext:value-type="string">
            <text:p><text:span text:style-name="T1">AE PULL </text:span>t_avgs</text:p>
          </table:table-cell>
          <table:table-cell office:value-type="string" calcext:value-type="string">
            <text:p><text:span text:style-name="T1">AE 1-PUSH </text:span>Residue</text:p>
          </table:table-cell>
          <table:table-cell office:value-type="string" calcext:value-type="string">
            <text:p><text:span text:style-name="T1">AE 1-PUSH </text:span>avg_traffic</text:p>
          </table:table-cell>
          <table:table-cell office:value-type="string" calcext:value-type="string">
            <text:p><text:span text:style-name="T1">AE 1-PUSH </text:span>t_avgs</text:p>
          </table:table-cell>
          <table:table-cell office:value-type="string" calcext:value-type="string">
            <text:p><text:span text:style-name="T1">AE 1-PULL R</text:span>esidue</text:p>
          </table:table-cell>
          <table:table-cell office:value-type="string" calcext:value-type="string">
            <text:p><text:span text:style-name="T1">AE 1-PULL </text:span>avg_traffic</text:p>
          </table:table-cell>
          <table:table-cell office:value-type="string" calcext:value-type="string">
            <text:p><text:span text:style-name="T1">AE 1-PULL </text:span>t_avgs</text:p>
          </table:table-cell>
          <table:table-cell office:value-type="string" calcext:value-type="string">
            <text:p><text:span text:style-name="T4">Rumor5</text:span> Residue</text:p>
          </table:table-cell>
          <table:table-cell office:value-type="string" calcext:value-type="string">
            <text:p><text:span text:style-name="T1">Rumor5 </text:span>avg_traffic</text:p>
          </table:table-cell>
          <table:table-cell office:value-type="string" calcext:value-type="string">
            <text:p><text:span text:style-name="T1">Rumor5 </text:span>t_avgs</text:p>
          </table:table-cell>
          <table:table-cell office:value-type="string" calcext:value-type="string">
            <text:p><text:span text:style-name="T4">Rumor10</text:span> Residue</text:p>
          </table:table-cell>
          <table:table-cell office:value-type="string" calcext:value-type="string">
            <text:p><text:span text:style-name="T1">Rumor10 </text:span>avg_traffic</text:p>
          </table:table-cell>
          <table:table-cell office:value-type="string" calcext:value-type="string">
            <text:p><text:span text:style-name="T1">Rumor10 </text:span>t_avgs</text:p>
          </table:table-cell>
          <table:table-cell table:style-name="ce6" table:number-columns-repeated="987"/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2564137767481" calcext:value-type="float">
            <text:p>20.2564137767481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17.4705882352941" calcext:value-type="float">
            <text:p>17.4705882352941</text:p>
          </table:table-cell>
          <table:table-cell office:value-type="float" office:value="5.14814814814815" calcext:value-type="float">
            <text:p>5.14814814814815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301" calcext:value-type="float">
            <text:p>301</text:p>
          </table:table-cell>
          <table:table-cell office:value-type="float" office:value="5.28546134172733" calcext:value-type="float">
            <text:p>5.28546134172733</text:p>
          </table:table-cell>
          <table:table-cell office:value-type="float" office:value="0.693771626297578" calcext:value-type="float">
            <text:p>0.693771626297578</text:p>
          </table:table-cell>
          <table:table-cell office:value-type="float" office:value="7041.88235294118" calcext:value-type="float">
            <text:p>7041.88235294118</text:p>
          </table:table-cell>
          <table:table-cell office:value-type="float" office:value="16.7551977287285" calcext:value-type="float">
            <text:p>16.7551977287285</text:p>
          </table:table-cell>
          <table:table-cell office:value-type="float" office:value="0.69838523644752" calcext:value-type="float">
            <text:p>0.69838523644752</text:p>
          </table:table-cell>
          <table:table-cell office:value-type="float" office:value="6663.64705882353" calcext:value-type="float">
            <text:p>6663.64705882353</text:p>
          </table:table-cell>
          <table:table-cell office:value-type="float" office:value="16.7443265919983" calcext:value-type="float">
            <text:p>16.7443265919983</text:p>
          </table:table-cell>
          <table:table-cell office:value-type="float" office:value="0.702998846597462" calcext:value-type="float">
            <text:p>0.702998846597462</text:p>
          </table:table-cell>
          <table:table-cell office:value-type="float" office:value="5139.88235294118" calcext:value-type="float">
            <text:p>5139.88235294118</text:p>
          </table:table-cell>
          <table:table-cell office:value-type="float" office:value="17.1700563493406" calcext:value-type="float">
            <text:p>17.1700563493406</text:p>
          </table:table-cell>
          <table:table-cell office:value-type="float" office:value="0.678200692041523" calcext:value-type="float">
            <text:p>0.678200692041523</text:p>
          </table:table-cell>
          <table:table-cell office:value-type="float" office:value="5161.23529411765" calcext:value-type="float">
            <text:p>5161.23529411765</text:p>
          </table:table-cell>
          <table:table-cell office:value-type="float" office:value="17.9799253937249" calcext:value-type="float">
            <text:p>17.9799253937249</text:p>
          </table:table-cell>
          <table:table-cell office:value-type="float" office:value="0.870818915801615" calcext:value-type="float">
            <text:p>0.870818915801615</text:p>
          </table:table-cell>
          <table:table-cell office:value-type="float" office:value="1319.29411764706" calcext:value-type="float">
            <text:p>1319.29411764706</text:p>
          </table:table-cell>
          <table:table-cell office:value-type="float" office:value="19.828942155418" calcext:value-type="float">
            <text:p>19.828942155418</text:p>
          </table:table-cell>
          <table:table-cell office:value-type="float" office:value="0.771626297577855" calcext:value-type="float">
            <text:p>0.771626297577855</text:p>
          </table:table-cell>
          <table:table-cell office:value-type="float" office:value="2509.82352941176" calcext:value-type="float">
            <text:p>2509.82352941176</text:p>
          </table:table-cell>
          <table:table-cell office:value-type="float" office:value="18.6632113555086" calcext:value-type="float">
            <text:p>18.6632113555086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997693194925029" calcext:value-type="float">
            <text:p>0.997693194925029</text:p>
          </table:table-cell>
          <table:table-cell office:value-type="float" office:value="0" calcext:value-type="float">
            <text:p>0</text:p>
          </table:table-cell>
          <table:table-cell office:value-type="float" office:value="19.9762406043134" calcext:value-type="float">
            <text:p>19.9762406043134</text:p>
          </table:table-cell>
          <table:table-cell office:value-type="float" office:value="0.294117647058824" calcext:value-type="float">
            <text:p>0.294117647058824</text:p>
          </table:table-cell>
          <table:table-cell office:value-type="float" office:value="16.5294117647059" calcext:value-type="float">
            <text:p>16.5294117647059</text:p>
          </table:table-cell>
          <table:table-cell office:value-type="float" office:value="5.59074733096085" calcext:value-type="float">
            <text:p>5.59074733096085</text:p>
          </table:table-cell>
          <table:table-cell office:value-type="float" office:value="0.303344867358708" calcext:value-type="float">
            <text:p>0.303344867358708</text:p>
          </table:table-cell>
          <table:table-cell office:value-type="float" office:value="302" calcext:value-type="float">
            <text:p>302</text:p>
          </table:table-cell>
          <table:table-cell office:value-type="float" office:value="4.81842193453566" calcext:value-type="float">
            <text:p>4.81842193453566</text:p>
          </table:table-cell>
          <table:table-cell office:value-type="float" office:value="0.674163783160323" calcext:value-type="float">
            <text:p>0.674163783160323</text:p>
          </table:table-cell>
          <table:table-cell office:value-type="float" office:value="6454.17647058824" calcext:value-type="float">
            <text:p>6454.17647058824</text:p>
          </table:table-cell>
          <table:table-cell office:value-type="float" office:value="16.7165211579291" calcext:value-type="float">
            <text:p>16.7165211579291</text:p>
          </table:table-cell>
          <table:table-cell office:value-type="float" office:value="0.70876585928489" calcext:value-type="float">
            <text:p>0.70876585928489</text:p>
          </table:table-cell>
          <table:table-cell office:value-type="float" office:value="6808.52941176471" calcext:value-type="float">
            <text:p>6808.52941176471</text:p>
          </table:table-cell>
          <table:table-cell office:value-type="float" office:value="17.0626068766204" calcext:value-type="float">
            <text:p>17.0626068766204</text:p>
          </table:table-cell>
          <table:table-cell office:value-type="float" office:value="0.68800461361015" calcext:value-type="float">
            <text:p>0.68800461361015</text:p>
          </table:table-cell>
          <table:table-cell office:value-type="float" office:value="5466.35294117647" calcext:value-type="float">
            <text:p>5466.35294117647</text:p>
          </table:table-cell>
          <table:table-cell office:value-type="float" office:value="17.4429233683842" calcext:value-type="float">
            <text:p>17.4429233683842</text:p>
          </table:table-cell>
          <table:table-cell office:value-type="float" office:value="0.648788927335641" calcext:value-type="float">
            <text:p>0.648788927335641</text:p>
          </table:table-cell>
          <table:table-cell office:value-type="float" office:value="5556" calcext:value-type="float">
            <text:p>5556</text:p>
          </table:table-cell>
          <table:table-cell office:value-type="float" office:value="17.0813743262912" calcext:value-type="float">
            <text:p>17.0813743262912</text:p>
          </table:table-cell>
          <table:table-cell office:value-type="float" office:value="0.925028835063437" calcext:value-type="float">
            <text:p>0.925028835063437</text:p>
          </table:table-cell>
          <table:table-cell office:value-type="float" office:value="1240.35294117647" calcext:value-type="float">
            <text:p>1240.35294117647</text:p>
          </table:table-cell>
          <table:table-cell office:value-type="float" office:value="19.8116159762976" calcext:value-type="float">
            <text:p>19.8116159762976</text:p>
          </table:table-cell>
          <table:table-cell office:value-type="float" office:value="0.75836216839677" calcext:value-type="float">
            <text:p>0.75836216839677</text:p>
          </table:table-cell>
          <table:table-cell office:value-type="float" office:value="2588.11764705882" calcext:value-type="float">
            <text:p>2588.11764705882</text:p>
          </table:table-cell>
          <table:table-cell office:value-type="float" office:value="18.5903361362372" calcext:value-type="float">
            <text:p>18.5903361362372</text:p>
          </table:table-cell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19.2526859271869" calcext:value-type="float">
            <text:p>19.2526859271869</text:p>
          </table:table-cell>
          <table:table-cell office:value-type="float" office:value="0.372549019607843" calcext:value-type="float">
            <text:p>0.372549019607843</text:p>
          </table:table-cell>
          <table:table-cell office:value-type="float" office:value="17.5882352941177" calcext:value-type="float">
            <text:p>17.5882352941177</text:p>
          </table:table-cell>
          <table:table-cell office:value-type="float" office:value="5.07023411371238" calcext:value-type="float">
            <text:p>5.07023411371238</text:p>
          </table:table-cell>
          <table:table-cell office:value-type="float" office:value="0.441176470588235" calcext:value-type="float">
            <text:p>0.441176470588235</text:p>
          </table:table-cell>
          <table:table-cell office:value-type="float" office:value="297" calcext:value-type="float">
            <text:p>297</text:p>
          </table:table-cell>
          <table:table-cell office:value-type="float" office:value="5.06158327737875" calcext:value-type="float">
            <text:p>5.06158327737875</text:p>
          </table:table-cell>
          <table:table-cell office:value-type="float" office:value="0.687427912341407" calcext:value-type="float">
            <text:p>0.687427912341407</text:p>
          </table:table-cell>
          <table:table-cell office:value-type="float" office:value="6877.64705882353" calcext:value-type="float">
            <text:p>6877.64705882353</text:p>
          </table:table-cell>
          <table:table-cell office:value-type="float" office:value="16.663166229116" calcext:value-type="float">
            <text:p>16.663166229116</text:p>
          </table:table-cell>
          <table:table-cell office:value-type="float" office:value="0.687427912341407" calcext:value-type="float">
            <text:p>0.687427912341407</text:p>
          </table:table-cell>
          <table:table-cell office:value-type="float" office:value="7026.17647058824" calcext:value-type="float">
            <text:p>7026.17647058824</text:p>
          </table:table-cell>
          <table:table-cell office:value-type="float" office:value="17.2032700008355" calcext:value-type="float">
            <text:p>17.2032700008355</text:p>
          </table:table-cell>
          <table:table-cell office:value-type="float" office:value="0.677047289504037" calcext:value-type="float">
            <text:p>0.677047289504037</text:p>
          </table:table-cell>
          <table:table-cell office:value-type="float" office:value="5336.88235294118" calcext:value-type="float">
            <text:p>5336.88235294118</text:p>
          </table:table-cell>
          <table:table-cell office:value-type="float" office:value="16.9400226414984" calcext:value-type="float">
            <text:p>16.9400226414984</text:p>
          </table:table-cell>
          <table:table-cell office:value-type="float" office:value="0.708189158016148" calcext:value-type="float">
            <text:p>0.708189158016148</text:p>
          </table:table-cell>
          <table:table-cell office:value-type="float" office:value="5213.41176470588" calcext:value-type="float">
            <text:p>5213.41176470588</text:p>
          </table:table-cell>
          <table:table-cell office:value-type="float" office:value="17.6738294013724" calcext:value-type="float">
            <text:p>17.6738294013724</text:p>
          </table:table-cell>
          <table:table-cell office:value-type="float" office:value="0.881199538638985" calcext:value-type="float">
            <text:p>0.881199538638985</text:p>
          </table:table-cell>
          <table:table-cell office:value-type="float" office:value="1343.70588235294" calcext:value-type="float">
            <text:p>1343.70588235294</text:p>
          </table:table-cell>
          <table:table-cell office:value-type="float" office:value="19.3450098735504" calcext:value-type="float">
            <text:p>19.3450098735504</text:p>
          </table:table-cell>
          <table:table-cell office:value-type="float" office:value="0.752595155709342" calcext:value-type="float">
            <text:p>0.752595155709342</text:p>
          </table:table-cell>
          <table:table-cell office:value-type="float" office:value="2668.41176470588" calcext:value-type="float">
            <text:p>2668.41176470588</text:p>
          </table:table-cell>
          <table:table-cell office:value-type="float" office:value="17.94344881797" calcext:value-type="float">
            <text:p>17.94344881797</text:p>
          </table:table-cell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0411943738311" calcext:value-type="float">
            <text:p>20.0411943738311</text:p>
          </table:table-cell>
          <table:table-cell office:value-type="float" office:value="0.382352941176471" calcext:value-type="float">
            <text:p>0.382352941176471</text:p>
          </table:table-cell>
          <table:table-cell office:value-type="float" office:value="17.6470588235294" calcext:value-type="float">
            <text:p>17.6470588235294</text:p>
          </table:table-cell>
          <table:table-cell office:value-type="float" office:value="4.90666666666667" calcext:value-type="float">
            <text:p>4.90666666666667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293" calcext:value-type="float">
            <text:p>293</text:p>
          </table:table-cell>
          <table:table-cell office:value-type="float" office:value="4.98807288290361" calcext:value-type="float">
            <text:p>4.98807288290361</text:p>
          </table:table-cell>
          <table:table-cell office:value-type="float" office:value="0.67358708189158" calcext:value-type="float">
            <text:p>0.67358708189158</text:p>
          </table:table-cell>
          <table:table-cell office:value-type="float" office:value="7299.35294117647" calcext:value-type="float">
            <text:p>7299.35294117647</text:p>
          </table:table-cell>
          <table:table-cell office:value-type="float" office:value="16.1939728658341" calcext:value-type="float">
            <text:p>16.1939728658341</text:p>
          </table:table-cell>
          <table:table-cell office:value-type="float" office:value="0.668973471741638" calcext:value-type="float">
            <text:p>0.668973471741638</text:p>
          </table:table-cell>
          <table:table-cell office:value-type="float" office:value="6926.23529411765" calcext:value-type="float">
            <text:p>6926.23529411765</text:p>
          </table:table-cell>
          <table:table-cell office:value-type="float" office:value="16.7641640747724" calcext:value-type="float">
            <text:p>16.7641640747724</text:p>
          </table:table-cell>
          <table:table-cell office:value-type="float" office:value="0.697808535178777" calcext:value-type="float">
            <text:p>0.697808535178777</text:p>
          </table:table-cell>
          <table:table-cell office:value-type="float" office:value="5543.52941176471" calcext:value-type="float">
            <text:p>5543.52941176471</text:p>
          </table:table-cell>
          <table:table-cell office:value-type="float" office:value="16.0595189769971" calcext:value-type="float">
            <text:p>16.0595189769971</text:p>
          </table:table-cell>
          <table:table-cell office:value-type="float" office:value="0.72722029988466" calcext:value-type="float">
            <text:p>0.72722029988466</text:p>
          </table:table-cell>
          <table:table-cell office:value-type="float" office:value="5282.11764705882" calcext:value-type="float">
            <text:p>5282.11764705882</text:p>
          </table:table-cell>
          <table:table-cell office:value-type="float" office:value="17.4311836318049" calcext:value-type="float">
            <text:p>17.4311836318049</text:p>
          </table:table-cell>
          <table:table-cell office:value-type="float" office:value="0.845444059976932" calcext:value-type="float">
            <text:p>0.845444059976932</text:p>
          </table:table-cell>
          <table:table-cell office:value-type="float" office:value="1414.41176470588" calcext:value-type="float">
            <text:p>1414.41176470588</text:p>
          </table:table-cell>
          <table:table-cell office:value-type="float" office:value="20.2822046471178" calcext:value-type="float">
            <text:p>20.2822046471178</text:p>
          </table:table-cell>
          <table:table-cell office:value-type="float" office:value="0.791234140715109" calcext:value-type="float">
            <text:p>0.791234140715109</text:p>
          </table:table-cell>
          <table:table-cell office:value-type="float" office:value="2654.64705882353" calcext:value-type="float">
            <text:p>2654.64705882353</text:p>
          </table:table-cell>
          <table:table-cell office:value-type="float" office:value="18.7497908556058" calcext:value-type="float">
            <text:p>18.7497908556058</text:p>
          </table:table-cell>
          <table:table-cell table:number-columns-repeated="99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9707799024204" calcext:value-type="float">
            <text:p>19.9707799024204</text:p>
          </table:table-cell>
          <table:table-cell office:value-type="float" office:value="0.264705882352941" calcext:value-type="float">
            <text:p>0.264705882352941</text:p>
          </table:table-cell>
          <table:table-cell office:value-type="float" office:value="17.8823529411765" calcext:value-type="float">
            <text:p>17.8823529411765</text:p>
          </table:table-cell>
          <table:table-cell office:value-type="float" office:value="4.25328947368421" calcext:value-type="float">
            <text:p>4.25328947368421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305" calcext:value-type="float">
            <text:p>305</text:p>
          </table:table-cell>
          <table:table-cell office:value-type="float" office:value="4.80665992295824" calcext:value-type="float">
            <text:p>4.80665992295824</text:p>
          </table:table-cell>
          <table:table-cell office:value-type="float" office:value="0.700115340253749" calcext:value-type="float">
            <text:p>0.700115340253749</text:p>
          </table:table-cell>
          <table:table-cell office:value-type="float" office:value="6641.35294117647" calcext:value-type="float">
            <text:p>6641.35294117647</text:p>
          </table:table-cell>
          <table:table-cell office:value-type="float" office:value="16.0285711976751" calcext:value-type="float">
            <text:p>16.0285711976751</text:p>
          </table:table-cell>
          <table:table-cell office:value-type="float" office:value="0.660322952710496" calcext:value-type="float">
            <text:p>0.660322952710496</text:p>
          </table:table-cell>
          <table:table-cell office:value-type="float" office:value="7070.52941176471" calcext:value-type="float">
            <text:p>7070.52941176471</text:p>
          </table:table-cell>
          <table:table-cell office:value-type="float" office:value="16.970998104442" calcext:value-type="float">
            <text:p>16.970998104442</text:p>
          </table:table-cell>
          <table:table-cell office:value-type="float" office:value="0.689158016147636" calcext:value-type="float">
            <text:p>0.689158016147636</text:p>
          </table:table-cell>
          <table:table-cell office:value-type="float" office:value="5595.76470588235" calcext:value-type="float">
            <text:p>5595.76470588235</text:p>
          </table:table-cell>
          <table:table-cell office:value-type="float" office:value="16.6091431897349" calcext:value-type="float">
            <text:p>16.6091431897349</text:p>
          </table:table-cell>
          <table:table-cell office:value-type="float" office:value="0.660899653979239" calcext:value-type="float">
            <text:p>0.660899653979239</text:p>
          </table:table-cell>
          <table:table-cell office:value-type="float" office:value="5461.64705882353" calcext:value-type="float">
            <text:p>5461.64705882353</text:p>
          </table:table-cell>
          <table:table-cell office:value-type="float" office:value="17.1752745467659" calcext:value-type="float">
            <text:p>17.1752745467659</text:p>
          </table:table-cell>
          <table:table-cell office:value-type="float" office:value="0.84717416378316" calcext:value-type="float">
            <text:p>0.84717416378316</text:p>
          </table:table-cell>
          <table:table-cell office:value-type="float" office:value="1434.88235294118" calcext:value-type="float">
            <text:p>1434.88235294118</text:p>
          </table:table-cell>
          <table:table-cell office:value-type="float" office:value="19.8110110037234" calcext:value-type="float">
            <text:p>19.8110110037234</text:p>
          </table:table-cell>
          <table:table-cell office:value-type="float" office:value="0.79757785467128" calcext:value-type="float">
            <text:p>0.79757785467128</text:p>
          </table:table-cell>
          <table:table-cell office:value-type="float" office:value="2561.94117647059" calcext:value-type="float">
            <text:p>2561.94117647059</text:p>
          </table:table-cell>
          <table:table-cell office:value-type="float" office:value="18.5872687615781" calcext:value-type="float">
            <text:p>18.5872687615781</text:p>
          </table:table-cell>
          <table:table-cell table:number-columns-repeated="99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9428345876107" calcext:value-type="float">
            <text:p>19.9428345876107</text:p>
          </table:table-cell>
          <table:table-cell office:value-type="float" office:value="0.382352941176471" calcext:value-type="float">
            <text:p>0.382352941176471</text:p>
          </table:table-cell>
          <table:table-cell office:value-type="float" office:value="17.2941176470588" calcext:value-type="float">
            <text:p>17.2941176470588</text:p>
          </table:table-cell>
          <table:table-cell office:value-type="float" office:value="5.32993197278911" calcext:value-type="float">
            <text:p>5.32993197278911</text:p>
          </table:table-cell>
          <table:table-cell office:value-type="float" office:value="0.283737024221453" calcext:value-type="float">
            <text:p>0.283737024221453</text:p>
          </table:table-cell>
          <table:table-cell office:value-type="float" office:value="299" calcext:value-type="float">
            <text:p>299</text:p>
          </table:table-cell>
          <table:table-cell office:value-type="float" office:value="4.2249180999181" calcext:value-type="float">
            <text:p>4.2249180999181</text:p>
          </table:table-cell>
          <table:table-cell office:value-type="float" office:value="0.711649365628604" calcext:value-type="float">
            <text:p>0.711649365628604</text:p>
          </table:table-cell>
          <table:table-cell office:value-type="float" office:value="6782.11764705882" calcext:value-type="float">
            <text:p>6782.11764705882</text:p>
          </table:table-cell>
          <table:table-cell office:value-type="float" office:value="15.7404055767217" calcext:value-type="float">
            <text:p>15.7404055767217</text:p>
          </table:table-cell>
          <table:table-cell office:value-type="float" office:value="0.697231833910035" calcext:value-type="float">
            <text:p>0.697231833910035</text:p>
          </table:table-cell>
          <table:table-cell office:value-type="float" office:value="7217.64705882353" calcext:value-type="float">
            <text:p>7217.64705882353</text:p>
          </table:table-cell>
          <table:table-cell office:value-type="float" office:value="16.7590411785582" calcext:value-type="float">
            <text:p>16.7590411785582</text:p>
          </table:table-cell>
          <table:table-cell office:value-type="float" office:value="0.72722029988466" calcext:value-type="float">
            <text:p>0.72722029988466</text:p>
          </table:table-cell>
          <table:table-cell office:value-type="float" office:value="4931.52941176471" calcext:value-type="float">
            <text:p>4931.52941176471</text:p>
          </table:table-cell>
          <table:table-cell office:value-type="float" office:value="17.6100114953662" calcext:value-type="float">
            <text:p>17.6100114953662</text:p>
          </table:table-cell>
          <table:table-cell office:value-type="float" office:value="0.622260668973472" calcext:value-type="float">
            <text:p>0.622260668973472</text:p>
          </table:table-cell>
          <table:table-cell office:value-type="float" office:value="5613.47058823529" calcext:value-type="float">
            <text:p>5613.47058823529</text:p>
          </table:table-cell>
          <table:table-cell office:value-type="float" office:value="16.8829917690827" calcext:value-type="float">
            <text:p>16.8829917690827</text:p>
          </table:table-cell>
          <table:table-cell office:value-type="float" office:value="0.88638985005767" calcext:value-type="float">
            <text:p>0.88638985005767</text:p>
          </table:table-cell>
          <table:table-cell office:value-type="float" office:value="1291.41176470588" calcext:value-type="float">
            <text:p>1291.41176470588</text:p>
          </table:table-cell>
          <table:table-cell office:value-type="float" office:value="20.5563711440554" calcext:value-type="float">
            <text:p>20.5563711440554</text:p>
          </table:table-cell>
          <table:table-cell office:value-type="float" office:value="0.753171856978085" calcext:value-type="float">
            <text:p>0.753171856978085</text:p>
          </table:table-cell>
          <table:table-cell office:value-type="float" office:value="2459.29411764706" calcext:value-type="float">
            <text:p>2459.29411764706</text:p>
          </table:table-cell>
          <table:table-cell office:value-type="float" office:value="18.3491945643155" calcext:value-type="float">
            <text:p>18.3491945643155</text:p>
          </table:table-cell>
          <table:table-cell table:number-columns-repeated="99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8074455548361" calcext:value-type="float">
            <text:p>19.8074455548361</text:p>
          </table:table-cell>
          <table:table-cell office:value-type="float" office:value="0.401960784313726" calcext:value-type="float">
            <text:p>0.401960784313726</text:p>
          </table:table-cell>
          <table:table-cell office:value-type="float" office:value="16.4705882352941" calcext:value-type="float">
            <text:p>16.4705882352941</text:p>
          </table:table-cell>
          <table:table-cell office:value-type="float" office:value="5.61071428571429" calcext:value-type="float">
            <text:p>5.61071428571429</text:p>
          </table:table-cell>
          <table:table-cell office:value-type="float" office:value="0.431372549019608" calcext:value-type="float">
            <text:p>0.431372549019608</text:p>
          </table:table-cell>
          <table:table-cell office:value-type="float" office:value="303" calcext:value-type="float">
            <text:p>303</text:p>
          </table:table-cell>
          <table:table-cell office:value-type="float" office:value="5.15288208431074" calcext:value-type="float">
            <text:p>5.15288208431074</text:p>
          </table:table-cell>
          <table:table-cell office:value-type="float" office:value="0.640715109573241" calcext:value-type="float">
            <text:p>0.640715109573241</text:p>
          </table:table-cell>
          <table:table-cell office:value-type="float" office:value="7434.64705882353" calcext:value-type="float">
            <text:p>7434.64705882353</text:p>
          </table:table-cell>
          <table:table-cell office:value-type="float" office:value="16.5867247920065" calcext:value-type="float">
            <text:p>16.5867247920065</text:p>
          </table:table-cell>
          <table:table-cell office:value-type="float" office:value="0.619953863898501" calcext:value-type="float">
            <text:p>0.619953863898501</text:p>
          </table:table-cell>
          <table:table-cell office:value-type="float" office:value="7147.52941176471" calcext:value-type="float">
            <text:p>7147.52941176471</text:p>
          </table:table-cell>
          <table:table-cell office:value-type="float" office:value="17.012065155047" calcext:value-type="float">
            <text:p>17.012065155047</text:p>
          </table:table-cell>
          <table:table-cell office:value-type="float" office:value="0.699538638985006" calcext:value-type="float">
            <text:p>0.699538638985006</text:p>
          </table:table-cell>
          <table:table-cell office:value-type="float" office:value="5556.64705882353" calcext:value-type="float">
            <text:p>5556.64705882353</text:p>
          </table:table-cell>
          <table:table-cell office:value-type="float" office:value="17.1858406524833" calcext:value-type="float">
            <text:p>17.1858406524833</text:p>
          </table:table-cell>
          <table:table-cell office:value-type="float" office:value="0.65916955017301" calcext:value-type="float">
            <text:p>0.65916955017301</text:p>
          </table:table-cell>
          <table:table-cell office:value-type="float" office:value="5159.58823529412" calcext:value-type="float">
            <text:p>5159.58823529412</text:p>
          </table:table-cell>
          <table:table-cell office:value-type="float" office:value="17.987072663147" calcext:value-type="float">
            <text:p>17.987072663147</text:p>
          </table:table-cell>
          <table:table-cell office:value-type="float" office:value="0.858708189158016" calcext:value-type="float">
            <text:p>0.858708189158016</text:p>
          </table:table-cell>
          <table:table-cell office:value-type="float" office:value="1456.41176470588" calcext:value-type="float">
            <text:p>1456.41176470588</text:p>
          </table:table-cell>
          <table:table-cell office:value-type="float" office:value="18.9057396323482" calcext:value-type="float">
            <text:p>18.9057396323482</text:p>
          </table:table-cell>
          <table:table-cell office:value-type="float" office:value="0.796424452133794" calcext:value-type="float">
            <text:p>0.796424452133794</text:p>
          </table:table-cell>
          <table:table-cell office:value-type="float" office:value="2626.94117647059" calcext:value-type="float">
            <text:p>2626.94117647059</text:p>
          </table:table-cell>
          <table:table-cell office:value-type="float" office:value="18.4404778874141" calcext:value-type="float">
            <text:p>18.4404778874141</text:p>
          </table:table-cell>
          <table:table-cell table:number-columns-repeated="99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7604222790455" calcext:value-type="float">
            <text:p>19.7604222790455</text:p>
          </table:table-cell>
          <table:table-cell office:value-type="float" office:value="0.401960784313726" calcext:value-type="float">
            <text:p>0.401960784313726</text:p>
          </table:table-cell>
          <table:table-cell office:value-type="float" office:value="17.9411764705882" calcext:value-type="float">
            <text:p>17.9411764705882</text:p>
          </table:table-cell>
          <table:table-cell office:value-type="float" office:value="5.13770491803279" calcext:value-type="float">
            <text:p>5.13770491803279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307" calcext:value-type="float">
            <text:p>307</text:p>
          </table:table-cell>
          <table:table-cell office:value-type="float" office:value="5.39542183669088" calcext:value-type="float">
            <text:p>5.39542183669088</text:p>
          </table:table-cell>
          <table:table-cell office:value-type="float" office:value="0.742791234140715" calcext:value-type="float">
            <text:p>0.742791234140715</text:p>
          </table:table-cell>
          <table:table-cell office:value-type="float" office:value="6434.88235294118" calcext:value-type="float">
            <text:p>6434.88235294118</text:p>
          </table:table-cell>
          <table:table-cell office:value-type="float" office:value="16.3322531201727" calcext:value-type="float">
            <text:p>16.3322531201727</text:p>
          </table:table-cell>
          <table:table-cell office:value-type="float" office:value="0.703575547866205" calcext:value-type="float">
            <text:p>0.703575547866205</text:p>
          </table:table-cell>
          <table:table-cell office:value-type="float" office:value="6429.70588235294" calcext:value-type="float">
            <text:p>6429.70588235294</text:p>
          </table:table-cell>
          <table:table-cell office:value-type="float" office:value="17.3706314993767" calcext:value-type="float">
            <text:p>17.3706314993767</text:p>
          </table:table-cell>
          <table:table-cell office:value-type="float" office:value="0.746828143021914" calcext:value-type="float">
            <text:p>0.746828143021914</text:p>
          </table:table-cell>
          <table:table-cell office:value-type="float" office:value="5030.29411764706" calcext:value-type="float">
            <text:p>5030.29411764706</text:p>
          </table:table-cell>
          <table:table-cell office:value-type="float" office:value="17.8135694370408" calcext:value-type="float">
            <text:p>17.8135694370408</text:p>
          </table:table-cell>
          <table:table-cell office:value-type="float" office:value="0.666089965397924" calcext:value-type="float">
            <text:p>0.666089965397924</text:p>
          </table:table-cell>
          <table:table-cell office:value-type="float" office:value="5329.29411764706" calcext:value-type="float">
            <text:p>5329.29411764706</text:p>
          </table:table-cell>
          <table:table-cell office:value-type="float" office:value="17.3094175834027" calcext:value-type="float">
            <text:p>17.3094175834027</text:p>
          </table:table-cell>
          <table:table-cell office:value-type="float" office:value="0.880622837370242" calcext:value-type="float">
            <text:p>0.880622837370242</text:p>
          </table:table-cell>
          <table:table-cell office:value-type="float" office:value="1356.41176470588" calcext:value-type="float">
            <text:p>1356.41176470588</text:p>
          </table:table-cell>
          <table:table-cell office:value-type="float" office:value="19.8247286013719" calcext:value-type="float">
            <text:p>19.8247286013719</text:p>
          </table:table-cell>
          <table:table-cell office:value-type="float" office:value="0.779700115340254" calcext:value-type="float">
            <text:p>0.779700115340254</text:p>
          </table:table-cell>
          <table:table-cell office:value-type="float" office:value="2546.64705882353" calcext:value-type="float">
            <text:p>2546.64705882353</text:p>
          </table:table-cell>
          <table:table-cell office:value-type="float" office:value="18.3398957247544" calcext:value-type="float">
            <text:p>18.3398957247544</text:p>
          </table:table-cell>
          <table:table-cell table:number-columns-repeated="99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20.2508636161245" calcext:value-type="float">
            <text:p>20.2508636161245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16.6470588235294" calcext:value-type="float">
            <text:p>16.6470588235294</text:p>
          </table:table-cell>
          <table:table-cell office:value-type="float" office:value="5.01766784452297" calcext:value-type="float">
            <text:p>5.01766784452297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292" calcext:value-type="float">
            <text:p>292</text:p>
          </table:table-cell>
          <table:table-cell office:value-type="float" office:value="4.79821936172154" calcext:value-type="float">
            <text:p>4.79821936172154</text:p>
          </table:table-cell>
          <table:table-cell office:value-type="float" office:value="0.668396770472895" calcext:value-type="float">
            <text:p>0.668396770472895</text:p>
          </table:table-cell>
          <table:table-cell office:value-type="float" office:value="6703.11764705882" calcext:value-type="float">
            <text:p>6703.11764705882</text:p>
          </table:table-cell>
          <table:table-cell office:value-type="float" office:value="16.5650675636487" calcext:value-type="float">
            <text:p>16.5650675636487</text:p>
          </table:table-cell>
          <table:table-cell office:value-type="float" office:value="0.713379469434833" calcext:value-type="float">
            <text:p>0.713379469434833</text:p>
          </table:table-cell>
          <table:table-cell office:value-type="float" office:value="7004.11764705882" calcext:value-type="float">
            <text:p>7004.11764705882</text:p>
          </table:table-cell>
          <table:table-cell office:value-type="float" office:value="16.4693690264148" calcext:value-type="float">
            <text:p>16.4693690264148</text:p>
          </table:table-cell>
          <table:table-cell office:value-type="float" office:value="0.676470588235294" calcext:value-type="float">
            <text:p>0.676470588235294</text:p>
          </table:table-cell>
          <table:table-cell office:value-type="float" office:value="5265.82352941177" calcext:value-type="float">
            <text:p>5265.82352941177</text:p>
          </table:table-cell>
          <table:table-cell office:value-type="float" office:value="16.9378457916744" calcext:value-type="float">
            <text:p>16.9378457916744</text:p>
          </table:table-cell>
          <table:table-cell office:value-type="float" office:value="0.687427912341407" calcext:value-type="float">
            <text:p>0.687427912341407</text:p>
          </table:table-cell>
          <table:table-cell office:value-type="float" office:value="5506.11764705882" calcext:value-type="float">
            <text:p>5506.11764705882</text:p>
          </table:table-cell>
          <table:table-cell office:value-type="float" office:value="17.3947687114712" calcext:value-type="float">
            <text:p>17.3947687114712</text:p>
          </table:table-cell>
          <table:table-cell office:value-type="float" office:value="0.877739331026528" calcext:value-type="float">
            <text:p>0.877739331026528</text:p>
          </table:table-cell>
          <table:table-cell office:value-type="float" office:value="1458.35294117647" calcext:value-type="float">
            <text:p>1458.35294117647</text:p>
          </table:table-cell>
          <table:table-cell office:value-type="float" office:value="20.1713723646568" calcext:value-type="float">
            <text:p>20.1713723646568</text:p>
          </table:table-cell>
          <table:table-cell office:value-type="float" office:value="0.771049596309112" calcext:value-type="float">
            <text:p>0.771049596309112</text:p>
          </table:table-cell>
          <table:table-cell office:value-type="float" office:value="2797.29411764706" calcext:value-type="float">
            <text:p>2797.29411764706</text:p>
          </table:table-cell>
          <table:table-cell office:value-type="float" office:value="18.2726462114349" calcext:value-type="float">
            <text:p>18.2726462114349</text:p>
          </table:table-cell>
          <table:table-cell table:number-columns-repeated="99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19.8799244531524" calcext:value-type="float">
            <text:p>19.8799244531524</text:p>
          </table:table-cell>
          <table:table-cell office:value-type="float" office:value="0.284313725490196" calcext:value-type="float">
            <text:p>0.284313725490196</text:p>
          </table:table-cell>
          <table:table-cell office:value-type="float" office:value="17.0588235294118" calcext:value-type="float">
            <text:p>17.0588235294118</text:p>
          </table:table-cell>
          <table:table-cell office:value-type="float" office:value="4.91379310344828" calcext:value-type="float">
            <text:p>4.91379310344828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291" calcext:value-type="float">
            <text:p>291</text:p>
          </table:table-cell>
          <table:table-cell office:value-type="float" office:value="4.86098177249661" calcext:value-type="float">
            <text:p>4.86098177249661</text:p>
          </table:table-cell>
          <table:table-cell office:value-type="float" office:value="0.720876585928489" calcext:value-type="float">
            <text:p>0.720876585928489</text:p>
          </table:table-cell>
          <table:table-cell office:value-type="float" office:value="6832.58823529412" calcext:value-type="float">
            <text:p>6832.58823529412</text:p>
          </table:table-cell>
          <table:table-cell office:value-type="float" office:value="16.2215707763432" calcext:value-type="float">
            <text:p>16.2215707763432</text:p>
          </table:table-cell>
          <table:table-cell office:value-type="float" office:value="0.660322952710496" calcext:value-type="float">
            <text:p>0.660322952710496</text:p>
          </table:table-cell>
          <table:table-cell office:value-type="float" office:value="6766.17647058824" calcext:value-type="float">
            <text:p>6766.17647058824</text:p>
          </table:table-cell>
          <table:table-cell office:value-type="float" office:value="17.1219896059778" calcext:value-type="float">
            <text:p>17.1219896059778</text:p>
          </table:table-cell>
          <table:table-cell office:value-type="float" office:value="0.71683967704729" calcext:value-type="float">
            <text:p>0.71683967704729</text:p>
          </table:table-cell>
          <table:table-cell office:value-type="float" office:value="4855.17647058824" calcext:value-type="float">
            <text:p>4855.17647058824</text:p>
          </table:table-cell>
          <table:table-cell office:value-type="float" office:value="18.1852929859229" calcext:value-type="float">
            <text:p>18.1852929859229</text:p>
          </table:table-cell>
          <table:table-cell office:value-type="float" office:value="0.708189158016148" calcext:value-type="float">
            <text:p>0.708189158016148</text:p>
          </table:table-cell>
          <table:table-cell office:value-type="float" office:value="5129.64705882353" calcext:value-type="float">
            <text:p>5129.64705882353</text:p>
          </table:table-cell>
          <table:table-cell office:value-type="float" office:value="17.8488963362104" calcext:value-type="float">
            <text:p>17.8488963362104</text:p>
          </table:table-cell>
          <table:table-cell office:value-type="float" office:value="0.908881199538638" calcext:value-type="float">
            <text:p>0.908881199538638</text:p>
          </table:table-cell>
          <table:table-cell office:value-type="float" office:value="1334.05882352941" calcext:value-type="float">
            <text:p>1334.05882352941</text:p>
          </table:table-cell>
          <table:table-cell office:value-type="float" office:value="19.990221857721" calcext:value-type="float">
            <text:p>19.990221857721</text:p>
          </table:table-cell>
          <table:table-cell office:value-type="float" office:value="0.777970011534025" calcext:value-type="float">
            <text:p>0.777970011534025</text:p>
          </table:table-cell>
          <table:table-cell office:value-type="float" office:value="2583.94117647059" calcext:value-type="float">
            <text:p>2583.94117647059</text:p>
          </table:table-cell>
          <table:table-cell office:value-type="float" office:value="19.4161489552233" calcext:value-type="float">
            <text:p>19.4161489552233</text:p>
          </table:table-cell>
          <table:table-cell table:number-columns-repeated="99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19.2594969718408" calcext:value-type="float">
            <text:p>19.2594969718408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17.2941176470588" calcext:value-type="float">
            <text:p>17.2941176470588</text:p>
          </table:table-cell>
          <table:table-cell office:value-type="float" office:value="5.01020408163265" calcext:value-type="float">
            <text:p>5.01020408163265</text:p>
          </table:table-cell>
          <table:table-cell office:value-type="float" office:value="0.313148788927336" calcext:value-type="float">
            <text:p>0.313148788927336</text:p>
          </table:table-cell>
          <table:table-cell office:value-type="float" office:value="284" calcext:value-type="float">
            <text:p>284</text:p>
          </table:table-cell>
          <table:table-cell office:value-type="float" office:value="4.67873219834632" calcext:value-type="float">
            <text:p>4.67873219834632</text:p>
          </table:table-cell>
          <table:table-cell office:value-type="float" office:value="0.675893886966552" calcext:value-type="float">
            <text:p>0.675893886966552</text:p>
          </table:table-cell>
          <table:table-cell office:value-type="float" office:value="6910.47058823529" calcext:value-type="float">
            <text:p>6910.47058823529</text:p>
          </table:table-cell>
          <table:table-cell office:value-type="float" office:value="17.0031617140042" calcext:value-type="float">
            <text:p>17.0031617140042</text:p>
          </table:table-cell>
          <table:table-cell office:value-type="float" office:value="0.671856978085352" calcext:value-type="float">
            <text:p>0.671856978085352</text:p>
          </table:table-cell>
          <table:table-cell office:value-type="float" office:value="6859.88235294118" calcext:value-type="float">
            <text:p>6859.88235294118</text:p>
          </table:table-cell>
          <table:table-cell office:value-type="float" office:value="16.8252518619912" calcext:value-type="float">
            <text:p>16.8252518619912</text:p>
          </table:table-cell>
          <table:table-cell office:value-type="float" office:value="0.735870818915802" calcext:value-type="float">
            <text:p>0.735870818915802</text:p>
          </table:table-cell>
          <table:table-cell office:value-type="float" office:value="4989.17647058824" calcext:value-type="float">
            <text:p>4989.17647058824</text:p>
          </table:table-cell>
          <table:table-cell office:value-type="float" office:value="16.7542236101702" calcext:value-type="float">
            <text:p>16.7542236101702</text:p>
          </table:table-cell>
          <table:table-cell office:value-type="float" office:value="0.643021914648213" calcext:value-type="float">
            <text:p>0.643021914648213</text:p>
          </table:table-cell>
          <table:table-cell office:value-type="float" office:value="5414.35294117647" calcext:value-type="float">
            <text:p>5414.35294117647</text:p>
          </table:table-cell>
          <table:table-cell office:value-type="float" office:value="17.5760521098389" calcext:value-type="float">
            <text:p>17.5760521098389</text:p>
          </table:table-cell>
          <table:table-cell office:value-type="float" office:value="0.885236447520184" calcext:value-type="float">
            <text:p>0.885236447520184</text:p>
          </table:table-cell>
          <table:table-cell office:value-type="float" office:value="1302.05882352941" calcext:value-type="float">
            <text:p>1302.05882352941</text:p>
          </table:table-cell>
          <table:table-cell office:value-type="float" office:value="19.8625616469691" calcext:value-type="float">
            <text:p>19.8625616469691</text:p>
          </table:table-cell>
          <table:table-cell office:value-type="float" office:value="0.805074971164936" calcext:value-type="float">
            <text:p>0.805074971164936</text:p>
          </table:table-cell>
          <table:table-cell office:value-type="float" office:value="2531.58823529412" calcext:value-type="float">
            <text:p>2531.58823529412</text:p>
          </table:table-cell>
          <table:table-cell office:value-type="float" office:value="19.0793541391466" calcext:value-type="float">
            <text:p>19.0793541391466</text:p>
          </table:table-cell>
          <table:table-cell table:number-columns-repeated="99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7054366027351" calcext:value-type="float">
            <text:p>19.7054366027351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8" calcext:value-type="float">
            <text:p>18</text:p>
          </table:table-cell>
          <table:table-cell office:value-type="float" office:value="4.74509803921569" calcext:value-type="float">
            <text:p>4.74509803921569</text:p>
          </table:table-cell>
          <table:table-cell office:value-type="float" office:value="0.274509803921569" calcext:value-type="float">
            <text:p>0.274509803921569</text:p>
          </table:table-cell>
          <table:table-cell office:value-type="float" office:value="295" calcext:value-type="float">
            <text:p>295</text:p>
          </table:table-cell>
          <table:table-cell office:value-type="float" office:value="5.23706248126442" calcext:value-type="float">
            <text:p>5.23706248126442</text:p>
          </table:table-cell>
          <table:table-cell office:value-type="float" office:value="0.67358708189158" calcext:value-type="float">
            <text:p>0.67358708189158</text:p>
          </table:table-cell>
          <table:table-cell office:value-type="float" office:value="7688.41176470588" calcext:value-type="float">
            <text:p>7688.41176470588</text:p>
          </table:table-cell>
          <table:table-cell office:value-type="float" office:value="15.8098391831959" calcext:value-type="float">
            <text:p>15.8098391831959</text:p>
          </table:table-cell>
          <table:table-cell office:value-type="float" office:value="0.640715109573241" calcext:value-type="float">
            <text:p>0.640715109573241</text:p>
          </table:table-cell>
          <table:table-cell office:value-type="float" office:value="7415.05882352941" calcext:value-type="float">
            <text:p>7415.05882352941</text:p>
          </table:table-cell>
          <table:table-cell office:value-type="float" office:value="17.3911868934455" calcext:value-type="float">
            <text:p>17.3911868934455</text:p>
          </table:table-cell>
          <table:table-cell office:value-type="float" office:value="0.694348327566321" calcext:value-type="float">
            <text:p>0.694348327566321</text:p>
          </table:table-cell>
          <table:table-cell office:value-type="float" office:value="5091.64705882353" calcext:value-type="float">
            <text:p>5091.64705882353</text:p>
          </table:table-cell>
          <table:table-cell office:value-type="float" office:value="17.6474383657091" calcext:value-type="float">
            <text:p>17.6474383657091</text:p>
          </table:table-cell>
          <table:table-cell office:value-type="float" office:value="0.695501730103806" calcext:value-type="float">
            <text:p>0.695501730103806</text:p>
          </table:table-cell>
          <table:table-cell office:value-type="float" office:value="5083.88235294118" calcext:value-type="float">
            <text:p>5083.88235294118</text:p>
          </table:table-cell>
          <table:table-cell office:value-type="float" office:value="17.8673185523313" calcext:value-type="float">
            <text:p>17.8673185523313</text:p>
          </table:table-cell>
          <table:table-cell office:value-type="float" office:value="0.862168396770473" calcext:value-type="float">
            <text:p>0.862168396770473</text:p>
          </table:table-cell>
          <table:table-cell office:value-type="float" office:value="1349.05882352941" calcext:value-type="float">
            <text:p>1349.05882352941</text:p>
          </table:table-cell>
          <table:table-cell office:value-type="float" office:value="19.4414225113095" calcext:value-type="float">
            <text:p>19.4414225113095</text:p>
          </table:table-cell>
          <table:table-cell office:value-type="float" office:value="0.806805074971165" calcext:value-type="float">
            <text:p>0.806805074971165</text:p>
          </table:table-cell>
          <table:table-cell office:value-type="float" office:value="2699.70588235294" calcext:value-type="float">
            <text:p>2699.70588235294</text:p>
          </table:table-cell>
          <table:table-cell office:value-type="float" office:value="18.722497486371" calcext:value-type="float">
            <text:p>18.722497486371</text:p>
          </table:table-cell>
          <table:table-cell table:number-columns-repeated="99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20.2637617028479" calcext:value-type="float">
            <text:p>20.2637617028479</text:p>
          </table:table-cell>
          <table:table-cell office:value-type="float" office:value="0.284313725490196" calcext:value-type="float">
            <text:p>0.284313725490196</text:p>
          </table:table-cell>
          <table:table-cell office:value-type="float" office:value="17.4705882352941" calcext:value-type="float">
            <text:p>17.4705882352941</text:p>
          </table:table-cell>
          <table:table-cell office:value-type="float" office:value="5.12794612794613" calcext:value-type="float">
            <text:p>5.12794612794613</text:p>
          </table:table-cell>
          <table:table-cell office:value-type="float" office:value="0.382352941176471" calcext:value-type="float">
            <text:p>0.382352941176471</text:p>
          </table:table-cell>
          <table:table-cell office:value-type="float" office:value="289" calcext:value-type="float">
            <text:p>289</text:p>
          </table:table-cell>
          <table:table-cell office:value-type="float" office:value="5.88787663973834" calcext:value-type="float">
            <text:p>5.88787663973834</text:p>
          </table:table-cell>
          <table:table-cell office:value-type="float" office:value="0.707035755478662" calcext:value-type="float">
            <text:p>0.707035755478662</text:p>
          </table:table-cell>
          <table:table-cell office:value-type="float" office:value="6663.05882352941" calcext:value-type="float">
            <text:p>6663.05882352941</text:p>
          </table:table-cell>
          <table:table-cell office:value-type="float" office:value="15.7233097741941" calcext:value-type="float">
            <text:p>15.7233097741941</text:p>
          </table:table-cell>
          <table:table-cell office:value-type="float" office:value="0.668396770472895" calcext:value-type="float">
            <text:p>0.668396770472895</text:p>
          </table:table-cell>
          <table:table-cell office:value-type="float" office:value="7160.35294117647" calcext:value-type="float">
            <text:p>7160.35294117647</text:p>
          </table:table-cell>
          <table:table-cell office:value-type="float" office:value="16.5508509801609" calcext:value-type="float">
            <text:p>16.5508509801609</text:p>
          </table:table-cell>
          <table:table-cell office:value-type="float" office:value="0.728950403690888" calcext:value-type="float">
            <text:p>0.728950403690888</text:p>
          </table:table-cell>
          <table:table-cell office:value-type="float" office:value="4954.47058823529" calcext:value-type="float">
            <text:p>4954.47058823529</text:p>
          </table:table-cell>
          <table:table-cell office:value-type="float" office:value="17.7611019335095" calcext:value-type="float">
            <text:p>17.7611019335095</text:p>
          </table:table-cell>
          <table:table-cell office:value-type="float" office:value="0.656862745098039" calcext:value-type="float">
            <text:p>0.656862745098039</text:p>
          </table:table-cell>
          <table:table-cell office:value-type="float" office:value="5393.88235294118" calcext:value-type="float">
            <text:p>5393.88235294118</text:p>
          </table:table-cell>
          <table:table-cell office:value-type="float" office:value="17.1109426260152" calcext:value-type="float">
            <text:p>17.1109426260152</text:p>
          </table:table-cell>
          <table:table-cell office:value-type="float" office:value="0.888696655132641" calcext:value-type="float">
            <text:p>0.888696655132641</text:p>
          </table:table-cell>
          <table:table-cell office:value-type="float" office:value="1324.05882352941" calcext:value-type="float">
            <text:p>1324.05882352941</text:p>
          </table:table-cell>
          <table:table-cell office:value-type="float" office:value="19.2234498449209" calcext:value-type="float">
            <text:p>19.2234498449209</text:p>
          </table:table-cell>
          <table:table-cell office:value-type="float" office:value="0.7520184544406" calcext:value-type="float">
            <text:p>0.7520184544406</text:p>
          </table:table-cell>
          <table:table-cell office:value-type="float" office:value="2736.88235294118" calcext:value-type="float">
            <text:p>2736.88235294118</text:p>
          </table:table-cell>
          <table:table-cell office:value-type="float" office:value="18.6855697603586" calcext:value-type="float">
            <text:p>18.6855697603586</text:p>
          </table:table-cell>
          <table:table-cell table:number-columns-repeated="99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19.6067899940633" calcext:value-type="float">
            <text:p>19.6067899940633</text:p>
          </table:table-cell>
          <table:table-cell office:value-type="float" office:value="0.323529411764706" calcext:value-type="float">
            <text:p>0.323529411764706</text:p>
          </table:table-cell>
          <table:table-cell office:value-type="float" office:value="17.0588235294118" calcext:value-type="float">
            <text:p>17.0588235294118</text:p>
          </table:table-cell>
          <table:table-cell office:value-type="float" office:value="4.49655172413793" calcext:value-type="float">
            <text:p>4.49655172413793</text:p>
          </table:table-cell>
          <table:table-cell office:value-type="float" office:value="0.440599769319493" calcext:value-type="float">
            <text:p>0.440599769319493</text:p>
          </table:table-cell>
          <table:table-cell office:value-type="float" office:value="294" calcext:value-type="float">
            <text:p>294</text:p>
          </table:table-cell>
          <table:table-cell office:value-type="float" office:value="5.32523170262315" calcext:value-type="float">
            <text:p>5.32523170262315</text:p>
          </table:table-cell>
          <table:table-cell office:value-type="float" office:value="0.688581314878893" calcext:value-type="float">
            <text:p>0.688581314878893</text:p>
          </table:table-cell>
          <table:table-cell office:value-type="float" office:value="6713.64705882353" calcext:value-type="float">
            <text:p>6713.64705882353</text:p>
          </table:table-cell>
          <table:table-cell office:value-type="float" office:value="16.9130597207005" calcext:value-type="float">
            <text:p>16.9130597207005</text:p>
          </table:table-cell>
          <table:table-cell office:value-type="float" office:value="0.700115340253749" calcext:value-type="float">
            <text:p>0.700115340253749</text:p>
          </table:table-cell>
          <table:table-cell office:value-type="float" office:value="6641.23529411765" calcext:value-type="float">
            <text:p>6641.23529411765</text:p>
          </table:table-cell>
          <table:table-cell office:value-type="float" office:value="17.1999570621052" calcext:value-type="float">
            <text:p>17.1999570621052</text:p>
          </table:table-cell>
          <table:table-cell office:value-type="float" office:value="0.716262975778547" calcext:value-type="float">
            <text:p>0.716262975778547</text:p>
          </table:table-cell>
          <table:table-cell office:value-type="float" office:value="5147.58823529412" calcext:value-type="float">
            <text:p>5147.58823529412</text:p>
          </table:table-cell>
          <table:table-cell office:value-type="float" office:value="17.2758496303799" calcext:value-type="float">
            <text:p>17.2758496303799</text:p>
          </table:table-cell>
          <table:table-cell office:value-type="float" office:value="0.65282583621684" calcext:value-type="float">
            <text:p>0.65282583621684</text:p>
          </table:table-cell>
          <table:table-cell office:value-type="float" office:value="5340.05882352941" calcext:value-type="float">
            <text:p>5340.05882352941</text:p>
          </table:table-cell>
          <table:table-cell office:value-type="float" office:value="17.562367204112" calcext:value-type="float">
            <text:p>17.562367204112</text:p>
          </table:table-cell>
          <table:table-cell office:value-type="float" office:value="0.888696655132641" calcext:value-type="float">
            <text:p>0.888696655132641</text:p>
          </table:table-cell>
          <table:table-cell office:value-type="float" office:value="1283.58823529412" calcext:value-type="float">
            <text:p>1283.58823529412</text:p>
          </table:table-cell>
          <table:table-cell office:value-type="float" office:value="19.2964063611045" calcext:value-type="float">
            <text:p>19.2964063611045</text:p>
          </table:table-cell>
          <table:table-cell office:value-type="float" office:value="0.72722029988466" calcext:value-type="float">
            <text:p>0.72722029988466</text:p>
          </table:table-cell>
          <table:table-cell office:value-type="float" office:value="2677.05882352941" calcext:value-type="float">
            <text:p>2677.05882352941</text:p>
          </table:table-cell>
          <table:table-cell office:value-type="float" office:value="17.9440784947708" calcext:value-type="float">
            <text:p>17.9440784947708</text:p>
          </table:table-cell>
          <table:table-cell table:number-columns-repeated="99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20.0426129634737" calcext:value-type="float">
            <text:p>20.0426129634737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17.8823529411765" calcext:value-type="float">
            <text:p>17.8823529411765</text:p>
          </table:table-cell>
          <table:table-cell office:value-type="float" office:value="4.66118421052632" calcext:value-type="float">
            <text:p>4.66118421052632</text:p>
          </table:table-cell>
          <table:table-cell office:value-type="float" office:value="0.323529411764706" calcext:value-type="float">
            <text:p>0.323529411764706</text:p>
          </table:table-cell>
          <table:table-cell office:value-type="float" office:value="298" calcext:value-type="float">
            <text:p>298</text:p>
          </table:table-cell>
          <table:table-cell office:value-type="float" office:value="4.88758147326727" calcext:value-type="float">
            <text:p>4.88758147326727</text:p>
          </table:table-cell>
          <table:table-cell office:value-type="float" office:value="0.651095732410612" calcext:value-type="float">
            <text:p>0.651095732410612</text:p>
          </table:table-cell>
          <table:table-cell office:value-type="float" office:value="7407.47058823529" calcext:value-type="float">
            <text:p>7407.47058823529</text:p>
          </table:table-cell>
          <table:table-cell office:value-type="float" office:value="15.5875354848545" calcext:value-type="float">
            <text:p>15.5875354848545</text:p>
          </table:table-cell>
          <table:table-cell office:value-type="float" office:value="0.658592848904268" calcext:value-type="float">
            <text:p>0.658592848904268</text:p>
          </table:table-cell>
          <table:table-cell office:value-type="float" office:value="6598.58823529412" calcext:value-type="float">
            <text:p>6598.58823529412</text:p>
          </table:table-cell>
          <table:table-cell office:value-type="float" office:value="17.1730256449727" calcext:value-type="float">
            <text:p>17.1730256449727</text:p>
          </table:table-cell>
          <table:table-cell office:value-type="float" office:value="0.717416378316032" calcext:value-type="float">
            <text:p>0.717416378316032</text:p>
          </table:table-cell>
          <table:table-cell office:value-type="float" office:value="5211.11764705882" calcext:value-type="float">
            <text:p>5211.11764705882</text:p>
          </table:table-cell>
          <table:table-cell office:value-type="float" office:value="16.5714692150699" calcext:value-type="float">
            <text:p>16.5714692150699</text:p>
          </table:table-cell>
          <table:table-cell office:value-type="float" office:value="0.729527104959631" calcext:value-type="float">
            <text:p>0.729527104959631</text:p>
          </table:table-cell>
          <table:table-cell office:value-type="float" office:value="4645.11764705882" calcext:value-type="float">
            <text:p>4645.11764705882</text:p>
          </table:table-cell>
          <table:table-cell office:value-type="float" office:value="17.8700883243388" calcext:value-type="float">
            <text:p>17.8700883243388</text:p>
          </table:table-cell>
          <table:table-cell office:value-type="float" office:value="0.866205305651672" calcext:value-type="float">
            <text:p>0.866205305651672</text:p>
          </table:table-cell>
          <table:table-cell office:value-type="float" office:value="1197.29411764706" calcext:value-type="float">
            <text:p>1197.29411764706</text:p>
          </table:table-cell>
          <table:table-cell office:value-type="float" office:value="19.5958907255612" calcext:value-type="float">
            <text:p>19.5958907255612</text:p>
          </table:table-cell>
          <table:table-cell office:value-type="float" office:value="0.768166089965398" calcext:value-type="float">
            <text:p>0.768166089965398</text:p>
          </table:table-cell>
          <table:table-cell office:value-type="float" office:value="2825.29411764706" calcext:value-type="float">
            <text:p>2825.29411764706</text:p>
          </table:table-cell>
          <table:table-cell office:value-type="float" office:value="18.6345005049306" calcext:value-type="float">
            <text:p>18.6345005049306</text:p>
          </table:table-cell>
          <table:table-cell table:number-columns-repeated="99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0.998269896193772" calcext:value-type="float">
            <text:p>0.998269896193772</text:p>
          </table:table-cell>
          <table:table-cell office:value-type="float" office:value="0" calcext:value-type="float">
            <text:p>0</text:p>
          </table:table-cell>
          <table:table-cell office:value-type="float" office:value="20.1562706369569" calcext:value-type="float">
            <text:p>20.1562706369569</text:p>
          </table:table-cell>
          <table:table-cell office:value-type="float" office:value="0.382352941176471" calcext:value-type="float">
            <text:p>0.382352941176471</text:p>
          </table:table-cell>
          <table:table-cell office:value-type="float" office:value="17.5294117647059" calcext:value-type="float">
            <text:p>17.5294117647059</text:p>
          </table:table-cell>
          <table:table-cell office:value-type="float" office:value="4.28187919463087" calcext:value-type="float">
            <text:p>4.28187919463087</text:p>
          </table:table-cell>
          <table:table-cell office:value-type="float" office:value="0.342560553633218" calcext:value-type="float">
            <text:p>0.342560553633218</text:p>
          </table:table-cell>
          <table:table-cell office:value-type="float" office:value="280" calcext:value-type="float">
            <text:p>280</text:p>
          </table:table-cell>
          <table:table-cell office:value-type="float" office:value="4.867096681542" calcext:value-type="float">
            <text:p>4.867096681542</text:p>
          </table:table-cell>
          <table:table-cell office:value-type="float" office:value="0.682237600922722" calcext:value-type="float">
            <text:p>0.682237600922722</text:p>
          </table:table-cell>
          <table:table-cell office:value-type="float" office:value="7068.11764705882" calcext:value-type="float">
            <text:p>7068.11764705882</text:p>
          </table:table-cell>
          <table:table-cell office:value-type="float" office:value="16.3741322896185" calcext:value-type="float">
            <text:p>16.3741322896185</text:p>
          </table:table-cell>
          <table:table-cell office:value-type="float" office:value="0.652249134948097" calcext:value-type="float">
            <text:p>0.652249134948097</text:p>
          </table:table-cell>
          <table:table-cell office:value-type="float" office:value="7316.64705882353" calcext:value-type="float">
            <text:p>7316.64705882353</text:p>
          </table:table-cell>
          <table:table-cell office:value-type="float" office:value="16.9903324155232" calcext:value-type="float">
            <text:p>16.9903324155232</text:p>
          </table:table-cell>
          <table:table-cell office:value-type="float" office:value="0.691464821222607" calcext:value-type="float">
            <text:p>0.691464821222607</text:p>
          </table:table-cell>
          <table:table-cell office:value-type="float" office:value="5353.88235294118" calcext:value-type="float">
            <text:p>5353.88235294118</text:p>
          </table:table-cell>
          <table:table-cell office:value-type="float" office:value="16.668169810937" calcext:value-type="float">
            <text:p>16.668169810937</text:p>
          </table:table-cell>
          <table:table-cell office:value-type="float" office:value="0.670126874279124" calcext:value-type="float">
            <text:p>0.670126874279124</text:p>
          </table:table-cell>
          <table:table-cell office:value-type="float" office:value="5221.41176470588" calcext:value-type="float">
            <text:p>5221.41176470588</text:p>
          </table:table-cell>
          <table:table-cell office:value-type="float" office:value="17.9846171539013" calcext:value-type="float">
            <text:p>17.9846171539013</text:p>
          </table:table-cell>
          <table:table-cell office:value-type="float" office:value="0.885813148788927" calcext:value-type="float">
            <text:p>0.885813148788927</text:p>
          </table:table-cell>
          <table:table-cell office:value-type="float" office:value="1221.70588235294" calcext:value-type="float">
            <text:p>1221.70588235294</text:p>
          </table:table-cell>
          <table:table-cell office:value-type="float" office:value="20.0361655557747" calcext:value-type="float">
            <text:p>20.0361655557747</text:p>
          </table:table-cell>
          <table:table-cell office:value-type="float" office:value="0.737024221453287" calcext:value-type="float">
            <text:p>0.737024221453287</text:p>
          </table:table-cell>
          <table:table-cell office:value-type="float" office:value="2633.64705882353" calcext:value-type="float">
            <text:p>2633.64705882353</text:p>
          </table:table-cell>
          <table:table-cell office:value-type="float" office:value="18.0019167498155" calcext:value-type="float">
            <text:p>18.0019167498155</text:p>
          </table:table-cell>
          <table:table-cell table:number-columns-repeated="99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8.9207064892778" calcext:value-type="float">
            <text:p>18.9207064892778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17.7647058823529" calcext:value-type="float">
            <text:p>17.7647058823529</text:p>
          </table:table-cell>
          <table:table-cell office:value-type="float" office:value="4.98013245033113" calcext:value-type="float">
            <text:p>4.98013245033113</text:p>
          </table:table-cell>
          <table:table-cell office:value-type="float" office:value="0.313148788927336" calcext:value-type="float">
            <text:p>0.313148788927336</text:p>
          </table:table-cell>
          <table:table-cell office:value-type="float" office:value="291" calcext:value-type="float">
            <text:p>291</text:p>
          </table:table-cell>
          <table:table-cell office:value-type="float" office:value="4.80993353313166" calcext:value-type="float">
            <text:p>4.80993353313166</text:p>
          </table:table-cell>
          <table:table-cell office:value-type="float" office:value="0.665513264129181" calcext:value-type="float">
            <text:p>0.665513264129181</text:p>
          </table:table-cell>
          <table:table-cell office:value-type="float" office:value="7091" calcext:value-type="float">
            <text:p>7091</text:p>
          </table:table-cell>
          <table:table-cell office:value-type="float" office:value="16.3369624636813" calcext:value-type="float">
            <text:p>16.3369624636813</text:p>
          </table:table-cell>
          <table:table-cell office:value-type="float" office:value="0.654555940023068" calcext:value-type="float">
            <text:p>0.654555940023068</text:p>
          </table:table-cell>
          <table:table-cell office:value-type="float" office:value="7109.47058823529" calcext:value-type="float">
            <text:p>7109.47058823529</text:p>
          </table:table-cell>
          <table:table-cell office:value-type="float" office:value="17.0648940148272" calcext:value-type="float">
            <text:p>17.0648940148272</text:p>
          </table:table-cell>
          <table:table-cell office:value-type="float" office:value="0.713379469434833" calcext:value-type="float">
            <text:p>0.713379469434833</text:p>
          </table:table-cell>
          <table:table-cell office:value-type="float" office:value="5156.52941176471" calcext:value-type="float">
            <text:p>5156.52941176471</text:p>
          </table:table-cell>
          <table:table-cell office:value-type="float" office:value="17.0866525544499" calcext:value-type="float">
            <text:p>17.0866525544499</text:p>
          </table:table-cell>
          <table:table-cell office:value-type="float" office:value="0.724913494809688" calcext:value-type="float">
            <text:p>0.724913494809688</text:p>
          </table:table-cell>
          <table:table-cell office:value-type="float" office:value="4987.58823529412" calcext:value-type="float">
            <text:p>4987.58823529412</text:p>
          </table:table-cell>
          <table:table-cell office:value-type="float" office:value="17.6273275424355" calcext:value-type="float">
            <text:p>17.6273275424355</text:p>
          </table:table-cell>
          <table:table-cell office:value-type="float" office:value="0.891580161476355" calcext:value-type="float">
            <text:p>0.891580161476355</text:p>
          </table:table-cell>
          <table:table-cell office:value-type="float" office:value="1354.35294117647" calcext:value-type="float">
            <text:p>1354.35294117647</text:p>
          </table:table-cell>
          <table:table-cell office:value-type="float" office:value="19.873600738307" calcext:value-type="float">
            <text:p>19.873600738307</text:p>
          </table:table-cell>
          <table:table-cell office:value-type="float" office:value="0.75836216839677" calcext:value-type="float">
            <text:p>0.75836216839677</text:p>
          </table:table-cell>
          <table:table-cell office:value-type="float" office:value="2566.70588235294" calcext:value-type="float">
            <text:p>2566.70588235294</text:p>
          </table:table-cell>
          <table:table-cell office:value-type="float" office:value="18.4477634249737" calcext:value-type="float">
            <text:p>18.4477634249737</text:p>
          </table:table-cell>
          <table:table-cell table:number-columns-repeated="99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8368953970614" calcext:value-type="float">
            <text:p>19.8368953970614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16.9411764705882" calcext:value-type="float">
            <text:p>16.9411764705882</text:p>
          </table:table-cell>
          <table:table-cell office:value-type="float" office:value="4.45486111111111" calcext:value-type="float">
            <text:p>4.45486111111111</text:p>
          </table:table-cell>
          <table:table-cell office:value-type="float" office:value="0.254325259515571" calcext:value-type="float">
            <text:p>0.254325259515571</text:p>
          </table:table-cell>
          <table:table-cell office:value-type="float" office:value="308" calcext:value-type="float">
            <text:p>308</text:p>
          </table:table-cell>
          <table:table-cell office:value-type="float" office:value="4.1973890022254" calcext:value-type="float">
            <text:p>4.1973890022254</text:p>
          </table:table-cell>
          <table:table-cell office:value-type="float" office:value="0.741061130334487" calcext:value-type="float">
            <text:p>0.741061130334487</text:p>
          </table:table-cell>
          <table:table-cell office:value-type="float" office:value="6205.82352941177" calcext:value-type="float">
            <text:p>6205.82352941177</text:p>
          </table:table-cell>
          <table:table-cell office:value-type="float" office:value="16.83450451443" calcext:value-type="float">
            <text:p>16.83450451443</text:p>
          </table:table-cell>
          <table:table-cell office:value-type="float" office:value="0.656286043829296" calcext:value-type="float">
            <text:p>0.656286043829296</text:p>
          </table:table-cell>
          <table:table-cell office:value-type="float" office:value="7546.76470588235" calcext:value-type="float">
            <text:p>7546.76470588235</text:p>
          </table:table-cell>
          <table:table-cell office:value-type="float" office:value="16.4389012845986" calcext:value-type="float">
            <text:p>16.4389012845986</text:p>
          </table:table-cell>
          <table:table-cell office:value-type="float" office:value="0.683967704728951" calcext:value-type="float">
            <text:p>0.683967704728951</text:p>
          </table:table-cell>
          <table:table-cell office:value-type="float" office:value="5547.47058823529" calcext:value-type="float">
            <text:p>5547.47058823529</text:p>
          </table:table-cell>
          <table:table-cell office:value-type="float" office:value="16.3825906811082" calcext:value-type="float">
            <text:p>16.3825906811082</text:p>
          </table:table-cell>
          <table:table-cell office:value-type="float" office:value="0.700692041522491" calcext:value-type="float">
            <text:p>0.700692041522491</text:p>
          </table:table-cell>
          <table:table-cell office:value-type="float" office:value="5039.17647058824" calcext:value-type="float">
            <text:p>5039.17647058824</text:p>
          </table:table-cell>
          <table:table-cell office:value-type="float" office:value="17.6364898512509" calcext:value-type="float">
            <text:p>17.6364898512509</text:p>
          </table:table-cell>
          <table:table-cell office:value-type="float" office:value="0.843137254901961" calcext:value-type="float">
            <text:p>0.843137254901961</text:p>
          </table:table-cell>
          <table:table-cell office:value-type="float" office:value="1420.58823529412" calcext:value-type="float">
            <text:p>1420.58823529412</text:p>
          </table:table-cell>
          <table:table-cell office:value-type="float" office:value="19.7653747982669" calcext:value-type="float">
            <text:p>19.7653747982669</text:p>
          </table:table-cell>
          <table:table-cell office:value-type="float" office:value="0.780853517877739" calcext:value-type="float">
            <text:p>0.780853517877739</text:p>
          </table:table-cell>
          <table:table-cell office:value-type="float" office:value="2532.70588235294" calcext:value-type="float">
            <text:p>2532.70588235294</text:p>
          </table:table-cell>
          <table:table-cell office:value-type="float" office:value="19.0154859831112" calcext:value-type="float">
            <text:p>19.0154859831112</text:p>
          </table:table-cell>
          <table:table-cell table:number-columns-repeated="99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1836911210412" calcext:value-type="float">
            <text:p>19.1836911210412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16.7647058823529" calcext:value-type="float">
            <text:p>16.7647058823529</text:p>
          </table:table-cell>
          <table:table-cell office:value-type="float" office:value="4.97894736842105" calcext:value-type="float">
            <text:p>4.97894736842105</text:p>
          </table:table-cell>
          <table:table-cell office:value-type="float" office:value="0.341983852364475" calcext:value-type="float">
            <text:p>0.341983852364475</text:p>
          </table:table-cell>
          <table:table-cell office:value-type="float" office:value="282" calcext:value-type="float">
            <text:p>282</text:p>
          </table:table-cell>
          <table:table-cell office:value-type="float" office:value="4.43673156893298" calcext:value-type="float">
            <text:p>4.43673156893298</text:p>
          </table:table-cell>
          <table:table-cell office:value-type="float" office:value="0.768742791234141" calcext:value-type="float">
            <text:p>0.768742791234141</text:p>
          </table:table-cell>
          <table:table-cell office:value-type="float" office:value="6271.82352941176" calcext:value-type="float">
            <text:p>6271.82352941176</text:p>
          </table:table-cell>
          <table:table-cell office:value-type="float" office:value="17.0860096360596" calcext:value-type="float">
            <text:p>17.0860096360596</text:p>
          </table:table-cell>
          <table:table-cell office:value-type="float" office:value="0.644752018454441" calcext:value-type="float">
            <text:p>0.644752018454441</text:p>
          </table:table-cell>
          <table:table-cell office:value-type="float" office:value="6905.88235294118" calcext:value-type="float">
            <text:p>6905.88235294118</text:p>
          </table:table-cell>
          <table:table-cell office:value-type="float" office:value="16.6723298384657" calcext:value-type="float">
            <text:p>16.6723298384657</text:p>
          </table:table-cell>
          <table:table-cell office:value-type="float" office:value="0.711072664359862" calcext:value-type="float">
            <text:p>0.711072664359862</text:p>
          </table:table-cell>
          <table:table-cell office:value-type="float" office:value="4840.41176470588" calcext:value-type="float">
            <text:p>4840.41176470588</text:p>
          </table:table-cell>
          <table:table-cell office:value-type="float" office:value="17.7099640145002" calcext:value-type="float">
            <text:p>17.7099640145002</text:p>
          </table:table-cell>
          <table:table-cell office:value-type="float" office:value="0.688581314878893" calcext:value-type="float">
            <text:p>0.688581314878893</text:p>
          </table:table-cell>
          <table:table-cell office:value-type="float" office:value="5469.64705882353" calcext:value-type="float">
            <text:p>5469.64705882353</text:p>
          </table:table-cell>
          <table:table-cell office:value-type="float" office:value="17.3825984011267" calcext:value-type="float">
            <text:p>17.3825984011267</text:p>
          </table:table-cell>
          <table:table-cell office:value-type="float" office:value="0.912341407151096" calcext:value-type="float">
            <text:p>0.912341407151096</text:p>
          </table:table-cell>
          <table:table-cell office:value-type="float" office:value="1324.17647058824" calcext:value-type="float">
            <text:p>1324.17647058824</text:p>
          </table:table-cell>
          <table:table-cell office:value-type="float" office:value="20.4568462029537" calcext:value-type="float">
            <text:p>20.4568462029537</text:p>
          </table:table-cell>
          <table:table-cell office:value-type="float" office:value="0.78719723183391" calcext:value-type="float">
            <text:p>0.78719723183391</text:p>
          </table:table-cell>
          <table:table-cell office:value-type="float" office:value="2677.94117647059" calcext:value-type="float">
            <text:p>2677.94117647059</text:p>
          </table:table-cell>
          <table:table-cell office:value-type="float" office:value="18.2270120370021" calcext:value-type="float">
            <text:p>18.2270120370021</text:p>
          </table:table-cell>
          <table:table-cell table:number-columns-repeated="99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2752652733824" calcext:value-type="float">
            <text:p>19.2752652733824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17.8235294117647" calcext:value-type="float">
            <text:p>17.8235294117647</text:p>
          </table:table-cell>
          <table:table-cell office:value-type="float" office:value="4.6996699669967" calcext:value-type="float">
            <text:p>4.6996699669967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292" calcext:value-type="float">
            <text:p>292</text:p>
          </table:table-cell>
          <table:table-cell office:value-type="float" office:value="5.93385657206335" calcext:value-type="float">
            <text:p>5.93385657206335</text:p>
          </table:table-cell>
          <table:table-cell office:value-type="float" office:value="0.708189158016148" calcext:value-type="float">
            <text:p>0.708189158016148</text:p>
          </table:table-cell>
          <table:table-cell office:value-type="float" office:value="6957.76470588235" calcext:value-type="float">
            <text:p>6957.76470588235</text:p>
          </table:table-cell>
          <table:table-cell office:value-type="float" office:value="16.2810800792953" calcext:value-type="float">
            <text:p>16.2810800792953</text:p>
          </table:table-cell>
          <table:table-cell office:value-type="float" office:value="0.682814302191465" calcext:value-type="float">
            <text:p>0.682814302191465</text:p>
          </table:table-cell>
          <table:table-cell office:value-type="float" office:value="6789" calcext:value-type="float">
            <text:p>6789</text:p>
          </table:table-cell>
          <table:table-cell office:value-type="float" office:value="17.4485686461623" calcext:value-type="float">
            <text:p>17.4485686461623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4727.76470588235" calcext:value-type="float">
            <text:p>4727.76470588235</text:p>
          </table:table-cell>
          <table:table-cell office:value-type="float" office:value="18.0571244910451" calcext:value-type="float">
            <text:p>18.0571244910451</text:p>
          </table:table-cell>
          <table:table-cell office:value-type="float" office:value="0.692041522491349" calcext:value-type="float">
            <text:p>0.692041522491349</text:p>
          </table:table-cell>
          <table:table-cell office:value-type="float" office:value="5197.17647058824" calcext:value-type="float">
            <text:p>5197.17647058824</text:p>
          </table:table-cell>
          <table:table-cell office:value-type="float" office:value="17.7619378413022" calcext:value-type="float">
            <text:p>17.7619378413022</text:p>
          </table:table-cell>
          <table:table-cell office:value-type="float" office:value="0.885813148788927" calcext:value-type="float">
            <text:p>0.885813148788927</text:p>
          </table:table-cell>
          <table:table-cell office:value-type="float" office:value="1248.05882352941" calcext:value-type="float">
            <text:p>1248.05882352941</text:p>
          </table:table-cell>
          <table:table-cell office:value-type="float" office:value="19.7919976542211" calcext:value-type="float">
            <text:p>19.7919976542211</text:p>
          </table:table-cell>
          <table:table-cell office:value-type="float" office:value="0.825259515570934" calcext:value-type="float">
            <text:p>0.825259515570934</text:p>
          </table:table-cell>
          <table:table-cell office:value-type="float" office:value="2574.47058823529" calcext:value-type="float">
            <text:p>2574.47058823529</text:p>
          </table:table-cell>
          <table:table-cell office:value-type="float" office:value="18.7772640700376" calcext:value-type="float">
            <text:p>18.7772640700376</text:p>
          </table:table-cell>
          <table:table-cell table:number-columns-repeated="99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40.2797246058947" calcext:value-type="float">
            <text:p>40.2797246058947</text:p>
          </table:table-cell>
          <table:table-cell office:value-type="float" office:value="0.02" calcext:value-type="float">
            <text:p>0.02</text:p>
          </table:table-cell>
          <table:table-cell office:value-type="float" office:value="9.23529411764706" calcext:value-type="float">
            <text:p>9.23529411764706</text:p>
          </table:table-cell>
          <table:table-cell office:value-type="float" office:value="6.47133757961784" calcext:value-type="float">
            <text:p>6.47133757961784</text:p>
          </table:table-cell>
          <table:table-cell office:value-type="float" office:value="0.12" calcext:value-type="float">
            <text:p>0.12</text:p>
          </table:table-cell>
          <table:table-cell office:value-type="float" office:value="143" calcext:value-type="float">
            <text:p>143</text:p>
          </table:table-cell>
          <table:table-cell office:value-type="float" office:value="7.20905628438426" calcext:value-type="float">
            <text:p>7.20905628438426</text:p>
          </table:table-cell>
          <table:table-cell office:value-type="float" office:value="0.254117647058823" calcext:value-type="float">
            <text:p>0.254117647058823</text:p>
          </table:table-cell>
          <table:table-cell office:value-type="float" office:value="8021.35294117647" calcext:value-type="float">
            <text:p>8021.35294117647</text:p>
          </table:table-cell>
          <table:table-cell office:value-type="float" office:value="21.8064886689265" calcext:value-type="float">
            <text:p>21.8064886689265</text:p>
          </table:table-cell>
          <table:table-cell office:value-type="float" office:value="0.344705882352941" calcext:value-type="float">
            <text:p>0.344705882352941</text:p>
          </table:table-cell>
          <table:table-cell office:value-type="float" office:value="6963.47058823529" calcext:value-type="float">
            <text:p>6963.47058823529</text:p>
          </table:table-cell>
          <table:table-cell office:value-type="float" office:value="27.5186746183721" calcext:value-type="float">
            <text:p>27.5186746183721</text:p>
          </table:table-cell>
          <table:table-cell office:value-type="float" office:value="0.269411764705882" calcext:value-type="float">
            <text:p>0.269411764705882</text:p>
          </table:table-cell>
          <table:table-cell office:value-type="float" office:value="5996.23529411765" calcext:value-type="float">
            <text:p>5996.23529411765</text:p>
          </table:table-cell>
          <table:table-cell office:value-type="float" office:value="26.4488220773444" calcext:value-type="float">
            <text:p>26.4488220773444</text:p>
          </table:table-cell>
          <table:table-cell office:value-type="float" office:value="0.263529411764706" calcext:value-type="float">
            <text:p>0.263529411764706</text:p>
          </table:table-cell>
          <table:table-cell office:value-type="float" office:value="6117.41176470588" calcext:value-type="float">
            <text:p>6117.41176470588</text:p>
          </table:table-cell>
          <table:table-cell office:value-type="float" office:value="26.9419069334938" calcext:value-type="float">
            <text:p>26.9419069334938</text:p>
          </table:table-cell>
          <table:table-cell office:value-type="float" office:value="0.610588235294118" calcext:value-type="float">
            <text:p>0.610588235294118</text:p>
          </table:table-cell>
          <table:table-cell office:value-type="float" office:value="975.941176470588" calcext:value-type="float">
            <text:p>975.941176470588</text:p>
          </table:table-cell>
          <table:table-cell office:value-type="float" office:value="34.5287503536422" calcext:value-type="float">
            <text:p>34.5287503536422</text:p>
          </table:table-cell>
          <table:table-cell office:value-type="float" office:value="0.437647058823529" calcext:value-type="float">
            <text:p>0.437647058823529</text:p>
          </table:table-cell>
          <table:table-cell office:value-type="float" office:value="1775.64705882353" calcext:value-type="float">
            <text:p>1775.64705882353</text:p>
          </table:table-cell>
          <table:table-cell office:value-type="float" office:value="32.328154689389" calcext:value-type="float">
            <text:p>32.328154689389</text:p>
          </table:table-cell>
          <table:table-cell table:number-columns-repeated="99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0.996470588235294" calcext:value-type="float">
            <text:p>0.99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39.6543607201986" calcext:value-type="float">
            <text:p>39.6543607201986</text:p>
          </table:table-cell>
          <table:table-cell office:value-type="float" office:value="0.06" calcext:value-type="float">
            <text:p>0.06</text:p>
          </table:table-cell>
          <table:table-cell office:value-type="float" office:value="8.70588235294118" calcext:value-type="float">
            <text:p>8.70588235294118</text:p>
          </table:table-cell>
          <table:table-cell office:value-type="float" office:value="7.25675675675676" calcext:value-type="float">
            <text:p>7.25675675675676</text:p>
          </table:table-cell>
          <table:table-cell office:value-type="float" office:value="0.02" calcext:value-type="float">
            <text:p>0.02</text:p>
          </table:table-cell>
          <table:table-cell office:value-type="float" office:value="129" calcext:value-type="float">
            <text:p>129</text:p>
          </table:table-cell>
          <table:table-cell office:value-type="float" office:value="8.09401053728578" calcext:value-type="float">
            <text:p>8.09401053728578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8223.23529411765" calcext:value-type="float">
            <text:p>8223.23529411765</text:p>
          </table:table-cell>
          <table:table-cell office:value-type="float" office:value="24.9018360468077" calcext:value-type="float">
            <text:p>24.9018360468077</text:p>
          </table:table-cell>
          <table:table-cell office:value-type="float" office:value="0.230588235294117" calcext:value-type="float">
            <text:p>0.230588235294117</text:p>
          </table:table-cell>
          <table:table-cell office:value-type="float" office:value="8200.52941176471" calcext:value-type="float">
            <text:p>8200.52941176471</text:p>
          </table:table-cell>
          <table:table-cell office:value-type="float" office:value="25.8578809515156" calcext:value-type="float">
            <text:p>25.8578809515156</text:p>
          </table:table-cell>
          <table:table-cell office:value-type="float" office:value="0.262352941176471" calcext:value-type="float">
            <text:p>0.262352941176471</text:p>
          </table:table-cell>
          <table:table-cell office:value-type="float" office:value="6278.05882352941" calcext:value-type="float">
            <text:p>6278.05882352941</text:p>
          </table:table-cell>
          <table:table-cell office:value-type="float" office:value="25.4826634503805" calcext:value-type="float">
            <text:p>25.4826634503805</text:p>
          </table:table-cell>
          <table:table-cell office:value-type="float" office:value="0.271764705882353" calcext:value-type="float">
            <text:p>0.271764705882353</text:p>
          </table:table-cell>
          <table:table-cell office:value-type="float" office:value="6163.94117647059" calcext:value-type="float">
            <text:p>6163.94117647059</text:p>
          </table:table-cell>
          <table:table-cell office:value-type="float" office:value="28.3599265773744" calcext:value-type="float">
            <text:p>28.3599265773744</text:p>
          </table:table-cell>
          <table:table-cell office:value-type="float" office:value="0.676470588235294" calcext:value-type="float">
            <text:p>0.676470588235294</text:p>
          </table:table-cell>
          <table:table-cell office:value-type="float" office:value="963.235294117647" calcext:value-type="float">
            <text:p>963.235294117647</text:p>
          </table:table-cell>
          <table:table-cell office:value-type="float" office:value="35.4362755365091" calcext:value-type="float">
            <text:p>35.4362755365091</text:p>
          </table:table-cell>
          <table:table-cell office:value-type="float" office:value="0.412941176470588" calcext:value-type="float">
            <text:p>0.412941176470588</text:p>
          </table:table-cell>
          <table:table-cell office:value-type="float" office:value="1900.11764705882" calcext:value-type="float">
            <text:p>1900.11764705882</text:p>
          </table:table-cell>
          <table:table-cell office:value-type="float" office:value="31.1645757271135" calcext:value-type="float">
            <text:p>31.1645757271135</text:p>
          </table:table-cell>
          <table:table-cell table:number-columns-repeated="99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39.6128990382825" calcext:value-type="float">
            <text:p>39.6128990382825</text:p>
          </table:table-cell>
          <table:table-cell office:value-type="float" office:value="0.04" calcext:value-type="float">
            <text:p>0.04</text:p>
          </table:table-cell>
          <table:table-cell office:value-type="float" office:value="8.76470588235294" calcext:value-type="float">
            <text:p>8.76470588235294</text:p>
          </table:table-cell>
          <table:table-cell office:value-type="float" office:value="6.38255033557047" calcext:value-type="float">
            <text:p>6.38255033557047</text:p>
          </table:table-cell>
          <table:table-cell office:value-type="float" office:value="0.06" calcext:value-type="float">
            <text:p>0.06</text:p>
          </table:table-cell>
          <table:table-cell office:value-type="float" office:value="149" calcext:value-type="float">
            <text:p>149</text:p>
          </table:table-cell>
          <table:table-cell office:value-type="float" office:value="6.87446783538375" calcext:value-type="float">
            <text:p>6.87446783538375</text:p>
          </table:table-cell>
          <table:table-cell office:value-type="float" office:value="0.294117647058824" calcext:value-type="float">
            <text:p>0.294117647058824</text:p>
          </table:table-cell>
          <table:table-cell office:value-type="float" office:value="7715.94117647059" calcext:value-type="float">
            <text:p>7715.94117647059</text:p>
          </table:table-cell>
          <table:table-cell office:value-type="float" office:value="24.525476530561" calcext:value-type="float">
            <text:p>24.525476530561</text:p>
          </table:table-cell>
          <table:table-cell office:value-type="float" office:value="0.228235294117647" calcext:value-type="float">
            <text:p>0.228235294117647</text:p>
          </table:table-cell>
          <table:table-cell office:value-type="float" office:value="8438.94117647059" calcext:value-type="float">
            <text:p>8438.94117647059</text:p>
          </table:table-cell>
          <table:table-cell office:value-type="float" office:value="25.0498689758136" calcext:value-type="float">
            <text:p>25.0498689758136</text:p>
          </table:table-cell>
          <table:table-cell office:value-type="float" office:value="0.264705882352941" calcext:value-type="float">
            <text:p>0.264705882352941</text:p>
          </table:table-cell>
          <table:table-cell office:value-type="float" office:value="6490.11764705882" calcext:value-type="float">
            <text:p>6490.11764705882</text:p>
          </table:table-cell>
          <table:table-cell office:value-type="float" office:value="24.7209375783284" calcext:value-type="float">
            <text:p>24.7209375783284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6089.23529411765" calcext:value-type="float">
            <text:p>6089.23529411765</text:p>
          </table:table-cell>
          <table:table-cell office:value-type="float" office:value="26.6642871998184" calcext:value-type="float">
            <text:p>26.6642871998184</text:p>
          </table:table-cell>
          <table:table-cell office:value-type="float" office:value="0.658823529411765" calcext:value-type="float">
            <text:p>0.658823529411765</text:p>
          </table:table-cell>
          <table:table-cell office:value-type="float" office:value="941.529411764706" calcext:value-type="float">
            <text:p>941.529411764706</text:p>
          </table:table-cell>
          <table:table-cell office:value-type="float" office:value="37.5382897893441" calcext:value-type="float">
            <text:p>37.5382897893441</text:p>
          </table:table-cell>
          <table:table-cell office:value-type="float" office:value="0.454117647058823" calcext:value-type="float">
            <text:p>0.454117647058823</text:p>
          </table:table-cell>
          <table:table-cell office:value-type="float" office:value="1886.47058823529" calcext:value-type="float">
            <text:p>1886.47058823529</text:p>
          </table:table-cell>
          <table:table-cell office:value-type="float" office:value="30.1643924921083" calcext:value-type="float">
            <text:p>30.1643924921083</text:p>
          </table:table-cell>
          <table:table-cell table:number-columns-repeated="99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0.995294117647059" calcext:value-type="float">
            <text:p>0.99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40.0487979331804" calcext:value-type="float">
            <text:p>40.0487979331804</text:p>
          </table:table-cell>
          <table:table-cell office:value-type="float" office:value="0.06" calcext:value-type="float">
            <text:p>0.06</text:p>
          </table:table-cell>
          <table:table-cell office:value-type="float" office:value="8.58823529411765" calcext:value-type="float">
            <text:p>8.58823529411765</text:p>
          </table:table-cell>
          <table:table-cell office:value-type="float" office:value="8.49315068493151" calcext:value-type="float">
            <text:p>8.49315068493151</text:p>
          </table:table-cell>
          <table:table-cell office:value-type="float" office:value="0.02" calcext:value-type="float">
            <text:p>0.02</text:p>
          </table:table-cell>
          <table:table-cell office:value-type="float" office:value="140" calcext:value-type="float">
            <text:p>140</text:p>
          </table:table-cell>
          <table:table-cell office:value-type="float" office:value="7.51344537815126" calcext:value-type="float">
            <text:p>7.51344537815126</text:p>
          </table:table-cell>
          <table:table-cell office:value-type="float" office:value="0.237647058823529" calcext:value-type="float">
            <text:p>0.237647058823529</text:p>
          </table:table-cell>
          <table:table-cell office:value-type="float" office:value="8161.94117647059" calcext:value-type="float">
            <text:p>8161.94117647059</text:p>
          </table:table-cell>
          <table:table-cell office:value-type="float" office:value="24.1636163115083" calcext:value-type="float">
            <text:p>24.1636163115083</text:p>
          </table:table-cell>
          <table:table-cell office:value-type="float" office:value="0.234117647058823" calcext:value-type="float">
            <text:p>0.234117647058823</text:p>
          </table:table-cell>
          <table:table-cell office:value-type="float" office:value="8396.29411764706" calcext:value-type="float">
            <text:p>8396.29411764706</text:p>
          </table:table-cell>
          <table:table-cell office:value-type="float" office:value="26.4793323549155" calcext:value-type="float">
            <text:p>26.4793323549155</text:p>
          </table:table-cell>
          <table:table-cell office:value-type="float" office:value="0.271764705882353" calcext:value-type="float">
            <text:p>0.271764705882353</text:p>
          </table:table-cell>
          <table:table-cell office:value-type="float" office:value="6247.58823529412" calcext:value-type="float">
            <text:p>6247.58823529412</text:p>
          </table:table-cell>
          <table:table-cell office:value-type="float" office:value="26.5976981454405" calcext:value-type="float">
            <text:p>26.5976981454405</text:p>
          </table:table-cell>
          <table:table-cell office:value-type="float" office:value="0.261176470588235" calcext:value-type="float">
            <text:p>0.261176470588235</text:p>
          </table:table-cell>
          <table:table-cell office:value-type="float" office:value="5917.17647058824" calcext:value-type="float">
            <text:p>5917.17647058824</text:p>
          </table:table-cell>
          <table:table-cell office:value-type="float" office:value="26.5902864479516" calcext:value-type="float">
            <text:p>26.5902864479516</text:p>
          </table:table-cell>
          <table:table-cell office:value-type="float" office:value="0.572941176470588" calcext:value-type="float">
            <text:p>0.572941176470588</text:p>
          </table:table-cell>
          <table:table-cell office:value-type="float" office:value="1006.35294117647" calcext:value-type="float">
            <text:p>1006.35294117647</text:p>
          </table:table-cell>
          <table:table-cell office:value-type="float" office:value="35.9511753213284" calcext:value-type="float">
            <text:p>35.9511753213284</text:p>
          </table:table-cell>
          <table:table-cell office:value-type="float" office:value="0.432941176470588" calcext:value-type="float">
            <text:p>0.432941176470588</text:p>
          </table:table-cell>
          <table:table-cell office:value-type="float" office:value="1773.17647058824" calcext:value-type="float">
            <text:p>1773.17647058824</text:p>
          </table:table-cell>
          <table:table-cell office:value-type="float" office:value="31.3419121520374" calcext:value-type="float">
            <text:p>31.3419121520374</text:p>
          </table:table-cell>
          <table:table-cell table:number-columns-repeated="99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.8168389841837" calcext:value-type="float">
            <text:p>38.8168389841837</text:p>
          </table:table-cell>
          <table:table-cell office:value-type="float" office:value="0.04" calcext:value-type="float">
            <text:p>0.04</text:p>
          </table:table-cell>
          <table:table-cell office:value-type="float" office:value="8.70588235294118" calcext:value-type="float">
            <text:p>8.70588235294118</text:p>
          </table:table-cell>
          <table:table-cell office:value-type="float" office:value="5.73648648648649" calcext:value-type="float">
            <text:p>5.73648648648649</text:p>
          </table:table-cell>
          <table:table-cell office:value-type="float" office:value="0.0588235294117647" calcext:value-type="float">
            <text:p>0.058823529411765</text:p>
          </table:table-cell>
          <table:table-cell office:value-type="float" office:value="143" calcext:value-type="float">
            <text:p>143</text:p>
          </table:table-cell>
          <table:table-cell office:value-type="float" office:value="7.36868268434134" calcext:value-type="float">
            <text:p>7.36868268434134</text:p>
          </table:table-cell>
          <table:table-cell office:value-type="float" office:value="0.236470588235294" calcext:value-type="float">
            <text:p>0.236470588235294</text:p>
          </table:table-cell>
          <table:table-cell office:value-type="float" office:value="8094.58823529412" calcext:value-type="float">
            <text:p>8094.58823529412</text:p>
          </table:table-cell>
          <table:table-cell office:value-type="float" office:value="26.030989106791" calcext:value-type="float">
            <text:p>26.030989106791</text:p>
          </table:table-cell>
          <table:table-cell office:value-type="float" office:value="0.261176470588235" calcext:value-type="float">
            <text:p>0.261176470588235</text:p>
          </table:table-cell>
          <table:table-cell office:value-type="float" office:value="8292.88235294118" calcext:value-type="float">
            <text:p>8292.88235294118</text:p>
          </table:table-cell>
          <table:table-cell office:value-type="float" office:value="24.8855861842678" calcext:value-type="float">
            <text:p>24.8855861842678</text:p>
          </table:table-cell>
          <table:table-cell office:value-type="float" office:value="0.247058823529412" calcext:value-type="float">
            <text:p>0.247058823529412</text:p>
          </table:table-cell>
          <table:table-cell office:value-type="float" office:value="6265.05882352941" calcext:value-type="float">
            <text:p>6265.05882352941</text:p>
          </table:table-cell>
          <table:table-cell office:value-type="float" office:value="23.8059623759172" calcext:value-type="float">
            <text:p>23.8059623759172</text:p>
          </table:table-cell>
          <table:table-cell office:value-type="float" office:value="0.224705882352941" calcext:value-type="float">
            <text:p>0.224705882352941</text:p>
          </table:table-cell>
          <table:table-cell office:value-type="float" office:value="6334.29411764706" calcext:value-type="float">
            <text:p>6334.29411764706</text:p>
          </table:table-cell>
          <table:table-cell office:value-type="float" office:value="24.8533370355423" calcext:value-type="float">
            <text:p>24.8533370355423</text:p>
          </table:table-cell>
          <table:table-cell office:value-type="float" office:value="0.53764705882353" calcext:value-type="float">
            <text:p>0.53764705882353</text:p>
          </table:table-cell>
          <table:table-cell office:value-type="float" office:value="1022.70588235294" calcext:value-type="float">
            <text:p>1022.70588235294</text:p>
          </table:table-cell>
          <table:table-cell office:value-type="float" office:value="33.9046070933707" calcext:value-type="float">
            <text:p>33.9046070933707</text:p>
          </table:table-cell>
          <table:table-cell office:value-type="float" office:value="0.431764705882353" calcext:value-type="float">
            <text:p>0.431764705882353</text:p>
          </table:table-cell>
          <table:table-cell office:value-type="float" office:value="1850.94117647059" calcext:value-type="float">
            <text:p>1850.94117647059</text:p>
          </table:table-cell>
          <table:table-cell office:value-type="float" office:value="31.7909740630072" calcext:value-type="float">
            <text:p>31.7909740630072</text:p>
          </table:table-cell>
          <table:table-cell table:number-columns-repeated="99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39.8624769309636" calcext:value-type="float">
            <text:p>39.8624769309636</text:p>
          </table:table-cell>
          <table:table-cell office:value-type="float" office:value="0.06" calcext:value-type="float">
            <text:p>0.06</text:p>
          </table:table-cell>
          <table:table-cell office:value-type="float" office:value="8.94117647058824" calcext:value-type="float">
            <text:p>8.94117647058824</text:p>
          </table:table-cell>
          <table:table-cell office:value-type="float" office:value="5.82236842105263" calcext:value-type="float">
            <text:p>5.82236842105263</text:p>
          </table:table-cell>
          <table:table-cell office:value-type="float" office:value="0.02" calcext:value-type="float">
            <text:p>0.02</text:p>
          </table:table-cell>
          <table:table-cell office:value-type="float" office:value="131" calcext:value-type="float">
            <text:p>131</text:p>
          </table:table-cell>
          <table:table-cell office:value-type="float" office:value="6.86162826845359" calcext:value-type="float">
            <text:p>6.86162826845359</text:p>
          </table:table-cell>
          <table:table-cell office:value-type="float" office:value="0.247058823529412" calcext:value-type="float">
            <text:p>0.247058823529412</text:p>
          </table:table-cell>
          <table:table-cell office:value-type="float" office:value="8049.88235294118" calcext:value-type="float">
            <text:p>8049.88235294118</text:p>
          </table:table-cell>
          <table:table-cell office:value-type="float" office:value="24.7763189310152" calcext:value-type="float">
            <text:p>24.7763189310152</text:p>
          </table:table-cell>
          <table:table-cell office:value-type="float" office:value="0.241176470588235" calcext:value-type="float">
            <text:p>0.241176470588235</text:p>
          </table:table-cell>
          <table:table-cell office:value-type="float" office:value="7617.70588235294" calcext:value-type="float">
            <text:p>7617.70588235294</text:p>
          </table:table-cell>
          <table:table-cell office:value-type="float" office:value="26.8954892000343" calcext:value-type="float">
            <text:p>26.8954892000343</text:p>
          </table:table-cell>
          <table:table-cell office:value-type="float" office:value="0.3" calcext:value-type="float">
            <text:p>0.3</text:p>
          </table:table-cell>
          <table:table-cell office:value-type="float" office:value="5890.05882352941" calcext:value-type="float">
            <text:p>5890.05882352941</text:p>
          </table:table-cell>
          <table:table-cell office:value-type="float" office:value="25.5779806692331" calcext:value-type="float">
            <text:p>25.5779806692331</text:p>
          </table:table-cell>
          <table:table-cell office:value-type="float" office:value="0.256470588235294" calcext:value-type="float">
            <text:p>0.256470588235294</text:p>
          </table:table-cell>
          <table:table-cell office:value-type="float" office:value="6184.17647058824" calcext:value-type="float">
            <text:p>6184.17647058824</text:p>
          </table:table-cell>
          <table:table-cell office:value-type="float" office:value="25.5519667319871" calcext:value-type="float">
            <text:p>25.5519667319871</text:p>
          </table:table-cell>
          <table:table-cell office:value-type="float" office:value="0.58" calcext:value-type="float">
            <text:p>0.58</text:p>
          </table:table-cell>
          <table:table-cell office:value-type="float" office:value="1009.88235294118" calcext:value-type="float">
            <text:p>1009.88235294118</text:p>
          </table:table-cell>
          <table:table-cell office:value-type="float" office:value="35.5082052902586" calcext:value-type="float">
            <text:p>35.5082052902586</text:p>
          </table:table-cell>
          <table:table-cell office:value-type="float" office:value="0.409411764705882" calcext:value-type="float">
            <text:p>0.409411764705882</text:p>
          </table:table-cell>
          <table:table-cell office:value-type="float" office:value="1737.88235294118" calcext:value-type="float">
            <text:p>1737.88235294118</text:p>
          </table:table-cell>
          <table:table-cell office:value-type="float" office:value="32.0479143552214" calcext:value-type="float">
            <text:p>32.0479143552214</text:p>
          </table:table-cell>
          <table:table-cell table:number-columns-repeated="99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0.995294117647059" calcext:value-type="float">
            <text:p>0.99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39.4713237566957" calcext:value-type="float">
            <text:p>39.4713237566957</text:p>
          </table:table-cell>
          <table:table-cell office:value-type="float" office:value="0.04" calcext:value-type="float">
            <text:p>0.04</text:p>
          </table:table-cell>
          <table:table-cell office:value-type="float" office:value="9.35294117647059" calcext:value-type="float">
            <text:p>9.35294117647059</text:p>
          </table:table-cell>
          <table:table-cell office:value-type="float" office:value="7.09433962264151" calcext:value-type="float">
            <text:p>7.09433962264151</text:p>
          </table:table-cell>
          <table:table-cell office:value-type="float" office:value="0.02" calcext:value-type="float">
            <text:p>0.02</text:p>
          </table:table-cell>
          <table:table-cell office:value-type="float" office:value="150" calcext:value-type="float">
            <text:p>150</text:p>
          </table:table-cell>
          <table:table-cell office:value-type="float" office:value="5.26196078431373" calcext:value-type="float">
            <text:p>5.26196078431373</text:p>
          </table:table-cell>
          <table:table-cell office:value-type="float" office:value="0.317647058823529" calcext:value-type="float">
            <text:p>0.317647058823529</text:p>
          </table:table-cell>
          <table:table-cell office:value-type="float" office:value="7441.82352941176" calcext:value-type="float">
            <text:p>7441.82352941176</text:p>
          </table:table-cell>
          <table:table-cell office:value-type="float" office:value="25.4037501605086" calcext:value-type="float">
            <text:p>25.4037501605086</text:p>
          </table:table-cell>
          <table:table-cell office:value-type="float" office:value="0.243529411764706" calcext:value-type="float">
            <text:p>0.243529411764706</text:p>
          </table:table-cell>
          <table:table-cell office:value-type="float" office:value="8095.05882352941" calcext:value-type="float">
            <text:p>8095.05882352941</text:p>
          </table:table-cell>
          <table:table-cell office:value-type="float" office:value="25.8650672733232" calcext:value-type="float">
            <text:p>25.8650672733232</text:p>
          </table:table-cell>
          <table:table-cell office:value-type="float" office:value="0.290588235294118" calcext:value-type="float">
            <text:p>0.290588235294118</text:p>
          </table:table-cell>
          <table:table-cell office:value-type="float" office:value="6094.88235294118" calcext:value-type="float">
            <text:p>6094.88235294118</text:p>
          </table:table-cell>
          <table:table-cell office:value-type="float" office:value="26.9899901186454" calcext:value-type="float">
            <text:p>26.9899901186454</text:p>
          </table:table-cell>
          <table:table-cell office:value-type="float" office:value="0.285882352941176" calcext:value-type="float">
            <text:p>0.285882352941176</text:p>
          </table:table-cell>
          <table:table-cell office:value-type="float" office:value="5681.05882352941" calcext:value-type="float">
            <text:p>5681.05882352941</text:p>
          </table:table-cell>
          <table:table-cell office:value-type="float" office:value="27.3018490591369" calcext:value-type="float">
            <text:p>27.3018490591369</text:p>
          </table:table-cell>
          <table:table-cell office:value-type="float" office:value="0.62" calcext:value-type="float">
            <text:p>0.62</text:p>
          </table:table-cell>
          <table:table-cell office:value-type="float" office:value="999.705882352941" calcext:value-type="float">
            <text:p>999.705882352941</text:p>
          </table:table-cell>
          <table:table-cell office:value-type="float" office:value="36.0917211115007" calcext:value-type="float">
            <text:p>36.0917211115007</text:p>
          </table:table-cell>
          <table:table-cell office:value-type="float" office:value="0.423529411764706" calcext:value-type="float">
            <text:p>0.423529411764706</text:p>
          </table:table-cell>
          <table:table-cell office:value-type="float" office:value="1831.47058823529" calcext:value-type="float">
            <text:p>1831.47058823529</text:p>
          </table:table-cell>
          <table:table-cell office:value-type="float" office:value="32.4392841268828" calcext:value-type="float">
            <text:p>32.4392841268828</text:p>
          </table:table-cell>
          <table:table-cell table:number-columns-repeated="99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0.987058823529412" calcext:value-type="float">
            <text:p>0.98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40.1911736401771" calcext:value-type="float">
            <text:p>40.1911736401771</text:p>
          </table:table-cell>
          <table:table-cell office:value-type="float" office:value="0.04" calcext:value-type="float">
            <text:p>0.04</text:p>
          </table:table-cell>
          <table:table-cell office:value-type="float" office:value="8.52941176470588" calcext:value-type="float">
            <text:p>8.52941176470588</text:p>
          </table:table-cell>
          <table:table-cell office:value-type="float" office:value="5.84827586206896" calcext:value-type="float">
            <text:p>5.84827586206896</text:p>
          </table:table-cell>
          <table:table-cell office:value-type="float" office:value="0.02" calcext:value-type="float">
            <text:p>0.02</text:p>
          </table:table-cell>
          <table:table-cell office:value-type="float" office:value="156" calcext:value-type="float">
            <text:p>156</text:p>
          </table:table-cell>
          <table:table-cell office:value-type="float" office:value="5.49129080912762" calcext:value-type="float">
            <text:p>5.49129080912762</text:p>
          </table:table-cell>
          <table:table-cell office:value-type="float" office:value="0.275294117647059" calcext:value-type="float">
            <text:p>0.275294117647059</text:p>
          </table:table-cell>
          <table:table-cell office:value-type="float" office:value="8258.29411764706" calcext:value-type="float">
            <text:p>8258.29411764706</text:p>
          </table:table-cell>
          <table:table-cell office:value-type="float" office:value="23.421779277521" calcext:value-type="float">
            <text:p>23.421779277521</text:p>
          </table:table-cell>
          <table:table-cell office:value-type="float" office:value="0.227058823529412" calcext:value-type="float">
            <text:p>0.227058823529412</text:p>
          </table:table-cell>
          <table:table-cell office:value-type="float" office:value="8178.17647058824" calcext:value-type="float">
            <text:p>8178.17647058824</text:p>
          </table:table-cell>
          <table:table-cell office:value-type="float" office:value="26.0351556901194" calcext:value-type="float">
            <text:p>26.0351556901194</text:p>
          </table:table-cell>
          <table:table-cell office:value-type="float" office:value="0.287058823529412" calcext:value-type="float">
            <text:p>0.287058823529412</text:p>
          </table:table-cell>
          <table:table-cell office:value-type="float" office:value="5946.41176470588" calcext:value-type="float">
            <text:p>5946.41176470588</text:p>
          </table:table-cell>
          <table:table-cell office:value-type="float" office:value="26.8721702864607" calcext:value-type="float">
            <text:p>26.8721702864607</text:p>
          </table:table-cell>
          <table:table-cell office:value-type="float" office:value="0.24" calcext:value-type="float">
            <text:p>0.24</text:p>
          </table:table-cell>
          <table:table-cell office:value-type="float" office:value="6114.47058823529" calcext:value-type="float">
            <text:p>6114.47058823529</text:p>
          </table:table-cell>
          <table:table-cell office:value-type="float" office:value="26.6628725151535" calcext:value-type="float">
            <text:p>26.6628725151535</text:p>
          </table:table-cell>
          <table:table-cell office:value-type="float" office:value="0.563529411764706" calcext:value-type="float">
            <text:p>0.563529411764706</text:p>
          </table:table-cell>
          <table:table-cell office:value-type="float" office:value="1026.64705882353" calcext:value-type="float">
            <text:p>1026.64705882353</text:p>
          </table:table-cell>
          <table:table-cell office:value-type="float" office:value="34.1481058660394" calcext:value-type="float">
            <text:p>34.1481058660394</text:p>
          </table:table-cell>
          <table:table-cell office:value-type="float" office:value="0.471764705882353" calcext:value-type="float">
            <text:p>0.471764705882353</text:p>
          </table:table-cell>
          <table:table-cell office:value-type="float" office:value="1942.64705882353" calcext:value-type="float">
            <text:p>1942.64705882353</text:p>
          </table:table-cell>
          <table:table-cell office:value-type="float" office:value="33.3384643300907" calcext:value-type="float">
            <text:p>33.3384643300907</text:p>
          </table:table-cell>
          <table:table-cell table:number-columns-repeated="99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40.0693952441618" calcext:value-type="float">
            <text:p>40.0693952441618</text:p>
          </table:table-cell>
          <table:table-cell office:value-type="float" office:value="0.06" calcext:value-type="float">
            <text:p>0.06</text:p>
          </table:table-cell>
          <table:table-cell office:value-type="float" office:value="9.17647058823529" calcext:value-type="float">
            <text:p>9.17647058823529</text:p>
          </table:table-cell>
          <table:table-cell office:value-type="float" office:value="6.50641025641026" calcext:value-type="float">
            <text:p>6.50641025641026</text:p>
          </table:table-cell>
          <table:table-cell office:value-type="float" office:value="0.04" calcext:value-type="float">
            <text:p>0.04</text:p>
          </table:table-cell>
          <table:table-cell office:value-type="float" office:value="151" calcext:value-type="float">
            <text:p>151</text:p>
          </table:table-cell>
          <table:table-cell office:value-type="float" office:value="6.12354671598369" calcext:value-type="float">
            <text:p>6.12354671598369</text:p>
          </table:table-cell>
          <table:table-cell office:value-type="float" office:value="0.274117647058823" calcext:value-type="float">
            <text:p>0.274117647058823</text:p>
          </table:table-cell>
          <table:table-cell office:value-type="float" office:value="8126.76470588235" calcext:value-type="float">
            <text:p>8126.76470588235</text:p>
          </table:table-cell>
          <table:table-cell office:value-type="float" office:value="24.5943928815228" calcext:value-type="float">
            <text:p>24.5943928815228</text:p>
          </table:table-cell>
          <table:table-cell office:value-type="float" office:value="0.257647058823529" calcext:value-type="float">
            <text:p>0.257647058823529</text:p>
          </table:table-cell>
          <table:table-cell office:value-type="float" office:value="8086.82352941177" calcext:value-type="float">
            <text:p>8086.82352941177</text:p>
          </table:table-cell>
          <table:table-cell office:value-type="float" office:value="27.4726838724561" calcext:value-type="float">
            <text:p>27.4726838724561</text:p>
          </table:table-cell>
          <table:table-cell office:value-type="float" office:value="0.285882352941176" calcext:value-type="float">
            <text:p>0.285882352941176</text:p>
          </table:table-cell>
          <table:table-cell office:value-type="float" office:value="5928.82352941176" calcext:value-type="float">
            <text:p>5928.82352941176</text:p>
          </table:table-cell>
          <table:table-cell office:value-type="float" office:value="25.1676985072209" calcext:value-type="float">
            <text:p>25.1676985072209</text:p>
          </table:table-cell>
          <table:table-cell office:value-type="float" office:value="0.236470588235294" calcext:value-type="float">
            <text:p>0.236470588235294</text:p>
          </table:table-cell>
          <table:table-cell office:value-type="float" office:value="6128.58823529412" calcext:value-type="float">
            <text:p>6128.58823529412</text:p>
          </table:table-cell>
          <table:table-cell office:value-type="float" office:value="28.0955896742711" calcext:value-type="float">
            <text:p>28.0955896742711</text:p>
          </table:table-cell>
          <table:table-cell office:value-type="float" office:value="0.615294117647059" calcext:value-type="float">
            <text:p>0.615294117647059</text:p>
          </table:table-cell>
          <table:table-cell office:value-type="float" office:value="965.882352941176" calcext:value-type="float">
            <text:p>965.882352941176</text:p>
          </table:table-cell>
          <table:table-cell office:value-type="float" office:value="34.6697590736291" calcext:value-type="float">
            <text:p>34.6697590736291</text:p>
          </table:table-cell>
          <table:table-cell office:value-type="float" office:value="0.454117647058824" calcext:value-type="float">
            <text:p>0.454117647058824</text:p>
          </table:table-cell>
          <table:table-cell office:value-type="float" office:value="1853.76470588235" calcext:value-type="float">
            <text:p>1853.76470588235</text:p>
          </table:table-cell>
          <table:table-cell office:value-type="float" office:value="34.5655752469256" calcext:value-type="float">
            <text:p>34.5655752469256</text:p>
          </table:table-cell>
          <table:table-cell table:number-columns-repeated="99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0.997647058823529" calcext:value-type="float">
            <text:p>0.997647058823529</text:p>
          </table:table-cell>
          <table:table-cell office:value-type="float" office:value="0" calcext:value-type="float">
            <text:p>0</text:p>
          </table:table-cell>
          <table:table-cell office:value-type="float" office:value="40.9845408682217" calcext:value-type="float">
            <text:p>40.9845408682217</text:p>
          </table:table-cell>
          <table:table-cell office:value-type="float" office:value="0.02" calcext:value-type="float">
            <text:p>0.02</text:p>
          </table:table-cell>
          <table:table-cell office:value-type="float" office:value="8.82352941176471" calcext:value-type="float">
            <text:p>8.82352941176471</text:p>
          </table:table-cell>
          <table:table-cell office:value-type="float" office:value="6.53333333333333" calcext:value-type="float">
            <text:p>6.53333333333333</text:p>
          </table:table-cell>
          <table:table-cell office:value-type="float" office:value="0.0788235294117647" calcext:value-type="float">
            <text:p>0.078823529411765</text:p>
          </table:table-cell>
          <table:table-cell office:value-type="float" office:value="144" calcext:value-type="float">
            <text:p>144</text:p>
          </table:table-cell>
          <table:table-cell office:value-type="float" office:value="8.00771636240703" calcext:value-type="float">
            <text:p>8.00771636240703</text:p>
          </table:table-cell>
          <table:table-cell office:value-type="float" office:value="0.229411764705882" calcext:value-type="float">
            <text:p>0.229411764705882</text:p>
          </table:table-cell>
          <table:table-cell office:value-type="float" office:value="8425.29411764706" calcext:value-type="float">
            <text:p>8425.29411764706</text:p>
          </table:table-cell>
          <table:table-cell office:value-type="float" office:value="24.3769305691051" calcext:value-type="float">
            <text:p>24.3769305691051</text:p>
          </table:table-cell>
          <table:table-cell office:value-type="float" office:value="0.262352941176471" calcext:value-type="float">
            <text:p>0.262352941176471</text:p>
          </table:table-cell>
          <table:table-cell office:value-type="float" office:value="7741.47058823529" calcext:value-type="float">
            <text:p>7741.47058823529</text:p>
          </table:table-cell>
          <table:table-cell office:value-type="float" office:value="26.5613903298322" calcext:value-type="float">
            <text:p>26.5613903298322</text:p>
          </table:table-cell>
          <table:table-cell office:value-type="float" office:value="0.236470588235294" calcext:value-type="float">
            <text:p>0.236470588235294</text:p>
          </table:table-cell>
          <table:table-cell office:value-type="float" office:value="6507.47058823529" calcext:value-type="float">
            <text:p>6507.47058823529</text:p>
          </table:table-cell>
          <table:table-cell office:value-type="float" office:value="24.3757795206588" calcext:value-type="float">
            <text:p>24.3757795206588</text:p>
          </table:table-cell>
          <table:table-cell office:value-type="float" office:value="0.272941176470588" calcext:value-type="float">
            <text:p>0.272941176470588</text:p>
          </table:table-cell>
          <table:table-cell office:value-type="float" office:value="6094.70588235294" calcext:value-type="float">
            <text:p>6094.70588235294</text:p>
          </table:table-cell>
          <table:table-cell office:value-type="float" office:value="26.3749865716911" calcext:value-type="float">
            <text:p>26.3749865716911</text:p>
          </table:table-cell>
          <table:table-cell office:value-type="float" office:value="0.638823529411764" calcext:value-type="float">
            <text:p>0.638823529411764</text:p>
          </table:table-cell>
          <table:table-cell office:value-type="float" office:value="982.588235294118" calcext:value-type="float">
            <text:p>982.588235294118</text:p>
          </table:table-cell>
          <table:table-cell office:value-type="float" office:value="35.203320693323" calcext:value-type="float">
            <text:p>35.203320693323</text:p>
          </table:table-cell>
          <table:table-cell office:value-type="float" office:value="0.431764705882353" calcext:value-type="float">
            <text:p>0.431764705882353</text:p>
          </table:table-cell>
          <table:table-cell office:value-type="float" office:value="1739.41176470588" calcext:value-type="float">
            <text:p>1739.41176470588</text:p>
          </table:table-cell>
          <table:table-cell office:value-type="float" office:value="31.2399269627868" calcext:value-type="float">
            <text:p>31.2399269627868</text:p>
          </table:table-cell>
          <table:table-cell table:number-columns-repeated="99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990588235294117" calcext:value-type="float">
            <text:p>0.990588235294117</text:p>
          </table:table-cell>
          <table:table-cell office:value-type="float" office:value="0" calcext:value-type="float">
            <text:p>0</text:p>
          </table:table-cell>
          <table:table-cell office:value-type="float" office:value="40.6103716744197" calcext:value-type="float">
            <text:p>40.6103716744197</text:p>
          </table:table-cell>
          <table:table-cell office:value-type="float" office:value="0.06" calcext:value-type="float">
            <text:p>0.06</text:p>
          </table:table-cell>
          <table:table-cell office:value-type="float" office:value="9.23529411764706" calcext:value-type="float">
            <text:p>9.23529411764706</text:p>
          </table:table-cell>
          <table:table-cell office:value-type="float" office:value="6.78980891719745" calcext:value-type="float">
            <text:p>6.78980891719745</text:p>
          </table:table-cell>
          <table:table-cell office:value-type="float" office:value="0.02" calcext:value-type="float">
            <text:p>0.02</text:p>
          </table:table-cell>
          <table:table-cell office:value-type="float" office:value="151" calcext:value-type="float">
            <text:p>151</text:p>
          </table:table-cell>
          <table:table-cell office:value-type="float" office:value="5.57031554343592" calcext:value-type="float">
            <text:p>5.57031554343592</text:p>
          </table:table-cell>
          <table:table-cell office:value-type="float" office:value="0.283529411764706" calcext:value-type="float">
            <text:p>0.283529411764706</text:p>
          </table:table-cell>
          <table:table-cell office:value-type="float" office:value="7524.29411764706" calcext:value-type="float">
            <text:p>7524.29411764706</text:p>
          </table:table-cell>
          <table:table-cell office:value-type="float" office:value="23.912040997759" calcext:value-type="float">
            <text:p>23.912040997759</text:p>
          </table:table-cell>
          <table:table-cell office:value-type="float" office:value="0.251764705882353" calcext:value-type="float">
            <text:p>0.251764705882353</text:p>
          </table:table-cell>
          <table:table-cell office:value-type="float" office:value="8129.41176470588" calcext:value-type="float">
            <text:p>8129.41176470588</text:p>
          </table:table-cell>
          <table:table-cell office:value-type="float" office:value="26.537615156848" calcext:value-type="float">
            <text:p>26.537615156848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5932.05882352941" calcext:value-type="float">
            <text:p>5932.05882352941</text:p>
          </table:table-cell>
          <table:table-cell office:value-type="float" office:value="28.2948487175913" calcext:value-type="float">
            <text:p>28.2948487175913</text:p>
          </table:table-cell>
          <table:table-cell office:value-type="float" office:value="0.228235294117647" calcext:value-type="float">
            <text:p>0.228235294117647</text:p>
          </table:table-cell>
          <table:table-cell office:value-type="float" office:value="6495.76470588235" calcext:value-type="float">
            <text:p>6495.76470588235</text:p>
          </table:table-cell>
          <table:table-cell office:value-type="float" office:value="25.7950992422308" calcext:value-type="float">
            <text:p>25.7950992422308</text:p>
          </table:table-cell>
          <table:table-cell office:value-type="float" office:value="0.614117647058824" calcext:value-type="float">
            <text:p>0.614117647058824</text:p>
          </table:table-cell>
          <table:table-cell office:value-type="float" office:value="992.529411764706" calcext:value-type="float">
            <text:p>992.529411764706</text:p>
          </table:table-cell>
          <table:table-cell office:value-type="float" office:value="35.1021137902014" calcext:value-type="float">
            <text:p>35.1021137902014</text:p>
          </table:table-cell>
          <table:table-cell office:value-type="float" office:value="0.418823529411765" calcext:value-type="float">
            <text:p>0.418823529411765</text:p>
          </table:table-cell>
          <table:table-cell office:value-type="float" office:value="1778" calcext:value-type="float">
            <text:p>1778</text:p>
          </table:table-cell>
          <table:table-cell office:value-type="float" office:value="31.2742506385985" calcext:value-type="float">
            <text:p>31.2742506385985</text:p>
          </table:table-cell>
          <table:table-cell table:number-columns-repeated="99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0.990588235294118" calcext:value-type="float">
            <text:p>0.99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39.8793922019808" calcext:value-type="float">
            <text:p>39.8793922019808</text:p>
          </table:table-cell>
          <table:table-cell office:value-type="float" office:value="0" calcext:value-type="float">
            <text:p>0</text:p>
          </table:table-cell>
          <table:table-cell office:value-type="float" office:value="8.82352941176471" calcext:value-type="float">
            <text:p>8.82352941176471</text:p>
          </table:table-cell>
          <table:table-cell office:value-type="float" office:value="6.13333333333334" calcext:value-type="float">
            <text:p>6.13333333333334</text:p>
          </table:table-cell>
          <table:table-cell office:value-type="float" office:value="0.02" calcext:value-type="float">
            <text:p>0.02</text:p>
          </table:table-cell>
          <table:table-cell office:value-type="float" office:value="150" calcext:value-type="float">
            <text:p>150</text:p>
          </table:table-cell>
          <table:table-cell office:value-type="float" office:value="5.99840210056625" calcext:value-type="float">
            <text:p>5.99840210056625</text:p>
          </table:table-cell>
          <table:table-cell office:value-type="float" office:value="0.221176470588235" calcext:value-type="float">
            <text:p>0.221176470588235</text:p>
          </table:table-cell>
          <table:table-cell office:value-type="float" office:value="8098.47058823529" calcext:value-type="float">
            <text:p>8098.47058823529</text:p>
          </table:table-cell>
          <table:table-cell office:value-type="float" office:value="25.0763144281689" calcext:value-type="float">
            <text:p>25.0763144281689</text:p>
          </table:table-cell>
          <table:table-cell office:value-type="float" office:value="0.225882352941176" calcext:value-type="float">
            <text:p>0.225882352941176</text:p>
          </table:table-cell>
          <table:table-cell office:value-type="float" office:value="8384.70588235294" calcext:value-type="float">
            <text:p>8384.70588235294</text:p>
          </table:table-cell>
          <table:table-cell office:value-type="float" office:value="25.3594065455167" calcext:value-type="float">
            <text:p>25.3594065455167</text:p>
          </table:table-cell>
          <table:table-cell office:value-type="float" office:value="0.255294117647059" calcext:value-type="float">
            <text:p>0.255294117647059</text:p>
          </table:table-cell>
          <table:table-cell office:value-type="float" office:value="6184.94117647059" calcext:value-type="float">
            <text:p>6184.94117647059</text:p>
          </table:table-cell>
          <table:table-cell office:value-type="float" office:value="25.1826063732596" calcext:value-type="float">
            <text:p>25.1826063732596</text:p>
          </table:table-cell>
          <table:table-cell office:value-type="float" office:value="0.270588235294118" calcext:value-type="float">
            <text:p>0.270588235294118</text:p>
          </table:table-cell>
          <table:table-cell office:value-type="float" office:value="6044.23529411765" calcext:value-type="float">
            <text:p>6044.23529411765</text:p>
          </table:table-cell>
          <table:table-cell office:value-type="float" office:value="26.9435516703275" calcext:value-type="float">
            <text:p>26.9435516703275</text:p>
          </table:table-cell>
          <table:table-cell office:value-type="float" office:value="0.596470588235294" calcext:value-type="float">
            <text:p>0.596470588235294</text:p>
          </table:table-cell>
          <table:table-cell office:value-type="float" office:value="973" calcext:value-type="float">
            <text:p>973</text:p>
          </table:table-cell>
          <table:table-cell office:value-type="float" office:value="37.1251931304354" calcext:value-type="float">
            <text:p>37.1251931304354</text:p>
          </table:table-cell>
          <table:table-cell office:value-type="float" office:value="0.463529411764706" calcext:value-type="float">
            <text:p>0.463529411764706</text:p>
          </table:table-cell>
          <table:table-cell office:value-type="float" office:value="1934.88235294118" calcext:value-type="float">
            <text:p>1934.88235294118</text:p>
          </table:table-cell>
          <table:table-cell office:value-type="float" office:value="31.8461551073413" calcext:value-type="float">
            <text:p>31.8461551073413</text:p>
          </table:table-cell>
          <table:table-cell table:number-columns-repeated="99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0.991764705882353" calcext:value-type="float">
            <text:p>0.99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39.372681768567" calcext:value-type="float">
            <text:p>39.372681768567</text:p>
          </table:table-cell>
          <table:table-cell office:value-type="float" office:value="0.04" calcext:value-type="float">
            <text:p>0.04</text:p>
          </table:table-cell>
          <table:table-cell office:value-type="float" office:value="8.94117647058824" calcext:value-type="float">
            <text:p>8.94117647058824</text:p>
          </table:table-cell>
          <table:table-cell office:value-type="float" office:value="6.41447368421052" calcext:value-type="float">
            <text:p>6.41447368421052</text:p>
          </table:table-cell>
          <table:table-cell office:value-type="float" office:value="0.02" calcext:value-type="float">
            <text:p>0.02</text:p>
          </table:table-cell>
          <table:table-cell office:value-type="float" office:value="159" calcext:value-type="float">
            <text:p>159</text:p>
          </table:table-cell>
          <table:table-cell office:value-type="float" office:value="8.40961753700764" calcext:value-type="float">
            <text:p>8.40961753700764</text:p>
          </table:table-cell>
          <table:table-cell office:value-type="float" office:value="0.287058823529412" calcext:value-type="float">
            <text:p>0.287058823529412</text:p>
          </table:table-cell>
          <table:table-cell office:value-type="float" office:value="7441.17647058824" calcext:value-type="float">
            <text:p>7441.17647058824</text:p>
          </table:table-cell>
          <table:table-cell office:value-type="float" office:value="25.8166826807983" calcext:value-type="float">
            <text:p>25.8166826807983</text:p>
          </table:table-cell>
          <table:table-cell office:value-type="float" office:value="0.268235294117647" calcext:value-type="float">
            <text:p>0.268235294117647</text:p>
          </table:table-cell>
          <table:table-cell office:value-type="float" office:value="8244.82352941176" calcext:value-type="float">
            <text:p>8244.82352941176</text:p>
          </table:table-cell>
          <table:table-cell office:value-type="float" office:value="25.8015099697964" calcext:value-type="float">
            <text:p>25.8015099697964</text:p>
          </table:table-cell>
          <table:table-cell office:value-type="float" office:value="0.283529411764706" calcext:value-type="float">
            <text:p>0.283529411764706</text:p>
          </table:table-cell>
          <table:table-cell office:value-type="float" office:value="6019.41176470588" calcext:value-type="float">
            <text:p>6019.41176470588</text:p>
          </table:table-cell>
          <table:table-cell office:value-type="float" office:value="25.7789438340072" calcext:value-type="float">
            <text:p>25.7789438340072</text:p>
          </table:table-cell>
          <table:table-cell office:value-type="float" office:value="0.212941176470588" calcext:value-type="float">
            <text:p>0.212941176470588</text:p>
          </table:table-cell>
          <table:table-cell office:value-type="float" office:value="6489.58823529412" calcext:value-type="float">
            <text:p>6489.58823529412</text:p>
          </table:table-cell>
          <table:table-cell office:value-type="float" office:value="25.1616899694235" calcext:value-type="float">
            <text:p>25.1616899694235</text:p>
          </table:table-cell>
          <table:table-cell office:value-type="float" office:value="0.645882352941177" calcext:value-type="float">
            <text:p>0.645882352941177</text:p>
          </table:table-cell>
          <table:table-cell office:value-type="float" office:value="969.058823529412" calcext:value-type="float">
            <text:p>969.058823529412</text:p>
          </table:table-cell>
          <table:table-cell office:value-type="float" office:value="34.9090530736752" calcext:value-type="float">
            <text:p>34.9090530736752</text:p>
          </table:table-cell>
          <table:table-cell office:value-type="float" office:value="0.362352941176471" calcext:value-type="float">
            <text:p>0.362352941176471</text:p>
          </table:table-cell>
          <table:table-cell office:value-type="float" office:value="1800.70588235294" calcext:value-type="float">
            <text:p>1800.70588235294</text:p>
          </table:table-cell>
          <table:table-cell office:value-type="float" office:value="28.4728375264576" calcext:value-type="float">
            <text:p>28.4728375264576</text:p>
          </table:table-cell>
          <table:table-cell table:number-columns-repeated="99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0.996470588235294" calcext:value-type="float">
            <text:p>0.99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39.8018014763722" calcext:value-type="float">
            <text:p>39.8018014763722</text:p>
          </table:table-cell>
          <table:table-cell office:value-type="float" office:value="0.04" calcext:value-type="float">
            <text:p>0.04</text:p>
          </table:table-cell>
          <table:table-cell office:value-type="float" office:value="8.23529411764706" calcext:value-type="float">
            <text:p>8.23529411764706</text:p>
          </table:table-cell>
          <table:table-cell office:value-type="float" office:value="7.05" calcext:value-type="float">
            <text:p>7.05</text:p>
          </table:table-cell>
          <table:table-cell office:value-type="float" office:value="0.04" calcext:value-type="float">
            <text:p>0.04</text:p>
          </table:table-cell>
          <table:table-cell office:value-type="float" office:value="161" calcext:value-type="float">
            <text:p>161</text:p>
          </table:table-cell>
          <table:table-cell office:value-type="float" office:value="6.97134864815491" calcext:value-type="float">
            <text:p>6.97134864815491</text:p>
          </table:table-cell>
          <table:table-cell office:value-type="float" office:value="0.244705882352941" calcext:value-type="float">
            <text:p>0.244705882352941</text:p>
          </table:table-cell>
          <table:table-cell office:value-type="float" office:value="8347.58823529412" calcext:value-type="float">
            <text:p>8347.58823529412</text:p>
          </table:table-cell>
          <table:table-cell office:value-type="float" office:value="22.0217050766802" calcext:value-type="float">
            <text:p>22.0217050766802</text:p>
          </table:table-cell>
          <table:table-cell office:value-type="float" office:value="0.250588235294118" calcext:value-type="float">
            <text:p>0.250588235294118</text:p>
          </table:table-cell>
          <table:table-cell office:value-type="float" office:value="7773.29411764706" calcext:value-type="float">
            <text:p>7773.29411764706</text:p>
          </table:table-cell>
          <table:table-cell office:value-type="float" office:value="26.6760207186954" calcext:value-type="float">
            <text:p>26.6760207186954</text:p>
          </table:table-cell>
          <table:table-cell office:value-type="float" office:value="0.24" calcext:value-type="float">
            <text:p>0.24</text:p>
          </table:table-cell>
          <table:table-cell office:value-type="float" office:value="5910.29411764706" calcext:value-type="float">
            <text:p>5910.29411764706</text:p>
          </table:table-cell>
          <table:table-cell office:value-type="float" office:value="26.1449193172767" calcext:value-type="float">
            <text:p>26.1449193172767</text:p>
          </table:table-cell>
          <table:table-cell office:value-type="float" office:value="0.22" calcext:value-type="float">
            <text:p>0.22</text:p>
          </table:table-cell>
          <table:table-cell office:value-type="float" office:value="6294.17647058824" calcext:value-type="float">
            <text:p>6294.17647058824</text:p>
          </table:table-cell>
          <table:table-cell office:value-type="float" office:value="26.1264188368356" calcext:value-type="float">
            <text:p>26.1264188368356</text:p>
          </table:table-cell>
          <table:table-cell office:value-type="float" office:value="0.648235294117647" calcext:value-type="float">
            <text:p>0.648235294117647</text:p>
          </table:table-cell>
          <table:table-cell office:value-type="float" office:value="975.352941176471" calcext:value-type="float">
            <text:p>975.352941176471</text:p>
          </table:table-cell>
          <table:table-cell office:value-type="float" office:value="34.7799498669567" calcext:value-type="float">
            <text:p>34.7799498669567</text:p>
          </table:table-cell>
          <table:table-cell office:value-type="float" office:value="0.414117647058823" calcext:value-type="float">
            <text:p>0.414117647058823</text:p>
          </table:table-cell>
          <table:table-cell office:value-type="float" office:value="1986.11764705882" calcext:value-type="float">
            <text:p>1986.11764705882</text:p>
          </table:table-cell>
          <table:table-cell office:value-type="float" office:value="32.8785969729997" calcext:value-type="float">
            <text:p>32.8785969729997</text:p>
          </table:table-cell>
          <table:table-cell table:number-columns-repeated="99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0.989411764705882" calcext:value-type="float">
            <text:p>0.98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40.0214705863817" calcext:value-type="float">
            <text:p>40.0214705863817</text:p>
          </table:table-cell>
          <table:table-cell office:value-type="float" office:value="0.04" calcext:value-type="float">
            <text:p>0.04</text:p>
          </table:table-cell>
          <table:table-cell office:value-type="float" office:value="8.05882352941176" calcext:value-type="float">
            <text:p>8.05882352941176</text:p>
          </table:table-cell>
          <table:table-cell office:value-type="float" office:value="7.43795620437956" calcext:value-type="float">
            <text:p>7.43795620437956</text:p>
          </table:table-cell>
          <table:table-cell office:value-type="float" office:value="0.04" calcext:value-type="float">
            <text:p>0.04</text:p>
          </table:table-cell>
          <table:table-cell office:value-type="float" office:value="153" calcext:value-type="float">
            <text:p>153</text:p>
          </table:table-cell>
          <table:table-cell office:value-type="float" office:value="7.00469009492957" calcext:value-type="float">
            <text:p>7.00469009492957</text:p>
          </table:table-cell>
          <table:table-cell office:value-type="float" office:value="0.255294117647059" calcext:value-type="float">
            <text:p>0.255294117647059</text:p>
          </table:table-cell>
          <table:table-cell office:value-type="float" office:value="8261.17647058824" calcext:value-type="float">
            <text:p>8261.17647058824</text:p>
          </table:table-cell>
          <table:table-cell office:value-type="float" office:value="24.7643336973872" calcext:value-type="float">
            <text:p>24.7643336973872</text:p>
          </table:table-cell>
          <table:table-cell office:value-type="float" office:value="0.28" calcext:value-type="float">
            <text:p>0.28</text:p>
          </table:table-cell>
          <table:table-cell office:value-type="float" office:value="8021.47058823529" calcext:value-type="float">
            <text:p>8021.47058823529</text:p>
          </table:table-cell>
          <table:table-cell office:value-type="float" office:value="26.5712745623163" calcext:value-type="float">
            <text:p>26.5712745623163</text:p>
          </table:table-cell>
          <table:table-cell office:value-type="float" office:value="0.28" calcext:value-type="float">
            <text:p>0.28</text:p>
          </table:table-cell>
          <table:table-cell office:value-type="float" office:value="6247.58823529412" calcext:value-type="float">
            <text:p>6247.58823529412</text:p>
          </table:table-cell>
          <table:table-cell office:value-type="float" office:value="25.0144267424466" calcext:value-type="float">
            <text:p>25.0144267424466</text:p>
          </table:table-cell>
          <table:table-cell office:value-type="float" office:value="0.316470588235294" calcext:value-type="float">
            <text:p>0.316470588235294</text:p>
          </table:table-cell>
          <table:table-cell office:value-type="float" office:value="5696.29411764706" calcext:value-type="float">
            <text:p>5696.29411764706</text:p>
          </table:table-cell>
          <table:table-cell office:value-type="float" office:value="27.949169820231" calcext:value-type="float">
            <text:p>27.949169820231</text:p>
          </table:table-cell>
          <table:table-cell office:value-type="float" office:value="0.607058823529412" calcext:value-type="float">
            <text:p>0.607058823529412</text:p>
          </table:table-cell>
          <table:table-cell office:value-type="float" office:value="984.941176470588" calcext:value-type="float">
            <text:p>984.941176470588</text:p>
          </table:table-cell>
          <table:table-cell office:value-type="float" office:value="35.7201004439228" calcext:value-type="float">
            <text:p>35.7201004439228</text:p>
          </table:table-cell>
          <table:table-cell office:value-type="float" office:value="0.464705882352941" calcext:value-type="float">
            <text:p>0.464705882352941</text:p>
          </table:table-cell>
          <table:table-cell office:value-type="float" office:value="1873.52941176471" calcext:value-type="float">
            <text:p>1873.52941176471</text:p>
          </table:table-cell>
          <table:table-cell office:value-type="float" office:value="31.9977172786243" calcext:value-type="float">
            <text:p>31.9977172786243</text:p>
          </table:table-cell>
          <table:table-cell table:number-columns-repeated="99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0.997647058823529" calcext:value-type="float">
            <text:p>0.997647058823529</text:p>
          </table:table-cell>
          <table:table-cell office:value-type="float" office:value="0" calcext:value-type="float">
            <text:p>0</text:p>
          </table:table-cell>
          <table:table-cell office:value-type="float" office:value="39.8844642308269" calcext:value-type="float">
            <text:p>39.8844642308269</text:p>
          </table:table-cell>
          <table:table-cell office:value-type="float" office:value="0" calcext:value-type="float">
            <text:p>0</text:p>
          </table:table-cell>
          <table:table-cell office:value-type="float" office:value="9.35294117647059" calcext:value-type="float">
            <text:p>9.35294117647059</text:p>
          </table:table-cell>
          <table:table-cell office:value-type="float" office:value="6.05660377358491" calcext:value-type="float">
            <text:p>6.05660377358491</text:p>
          </table:table-cell>
          <table:table-cell office:value-type="float" office:value="0.04" calcext:value-type="float">
            <text:p>0.04</text:p>
          </table:table-cell>
          <table:table-cell office:value-type="float" office:value="153" calcext:value-type="float">
            <text:p>153</text:p>
          </table:table-cell>
          <table:table-cell office:value-type="float" office:value="5.74237388453833" calcext:value-type="float">
            <text:p>5.74237388453833</text:p>
          </table:table-cell>
          <table:table-cell office:value-type="float" office:value="0.277647058823529" calcext:value-type="float">
            <text:p>0.277647058823529</text:p>
          </table:table-cell>
          <table:table-cell office:value-type="float" office:value="8159.05882352941" calcext:value-type="float">
            <text:p>8159.05882352941</text:p>
          </table:table-cell>
          <table:table-cell office:value-type="float" office:value="24.7626423483701" calcext:value-type="float">
            <text:p>24.7626423483701</text:p>
          </table:table-cell>
          <table:table-cell office:value-type="float" office:value="0.231764705882353" calcext:value-type="float">
            <text:p>0.231764705882353</text:p>
          </table:table-cell>
          <table:table-cell office:value-type="float" office:value="8143.52941176471" calcext:value-type="float">
            <text:p>8143.52941176471</text:p>
          </table:table-cell>
          <table:table-cell office:value-type="float" office:value="26.1376176997746" calcext:value-type="float">
            <text:p>26.1376176997746</text:p>
          </table:table-cell>
          <table:table-cell office:value-type="float" office:value="0.26" calcext:value-type="float">
            <text:p>0.26</text:p>
          </table:table-cell>
          <table:table-cell office:value-type="float" office:value="6283.47058823529" calcext:value-type="float">
            <text:p>6283.47058823529</text:p>
          </table:table-cell>
          <table:table-cell office:value-type="float" office:value="24.562810915868" calcext:value-type="float">
            <text:p>24.562810915868</text:p>
          </table:table-cell>
          <table:table-cell office:value-type="float" office:value="0.26235294117647" calcext:value-type="float">
            <text:p>0.26235294117647</text:p>
          </table:table-cell>
          <table:table-cell office:value-type="float" office:value="6079.35294117647" calcext:value-type="float">
            <text:p>6079.35294117647</text:p>
          </table:table-cell>
          <table:table-cell office:value-type="float" office:value="26.3439036138499" calcext:value-type="float">
            <text:p>26.3439036138499</text:p>
          </table:table-cell>
          <table:table-cell office:value-type="float" office:value="0.622352941176471" calcext:value-type="float">
            <text:p>0.622352941176471</text:p>
          </table:table-cell>
          <table:table-cell office:value-type="float" office:value="947.529411764706" calcext:value-type="float">
            <text:p>947.529411764706</text:p>
          </table:table-cell>
          <table:table-cell office:value-type="float" office:value="36.124964467984" calcext:value-type="float">
            <text:p>36.124964467984</text:p>
          </table:table-cell>
          <table:table-cell office:value-type="float" office:value="0.436470588235294" calcext:value-type="float">
            <text:p>0.436470588235294</text:p>
          </table:table-cell>
          <table:table-cell office:value-type="float" office:value="1740.29411764706" calcext:value-type="float">
            <text:p>1740.29411764706</text:p>
          </table:table-cell>
          <table:table-cell office:value-type="float" office:value="29.8603125546417" calcext:value-type="float">
            <text:p>29.8603125546417</text:p>
          </table:table-cell>
          <table:table-cell table:number-columns-repeated="99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37.3986845549137" calcext:value-type="float">
            <text:p>37.3986845549137</text:p>
          </table:table-cell>
          <table:table-cell office:value-type="float" office:value="0.02" calcext:value-type="float">
            <text:p>0.02</text:p>
          </table:table-cell>
          <table:table-cell office:value-type="float" office:value="8.70588235294118" calcext:value-type="float">
            <text:p>8.70588235294118</text:p>
          </table:table-cell>
          <table:table-cell office:value-type="float" office:value="6.60135135135135" calcext:value-type="float">
            <text:p>6.60135135135135</text:p>
          </table:table-cell>
          <table:table-cell office:value-type="float" office:value="0.02" calcext:value-type="float">
            <text:p>0.02</text:p>
          </table:table-cell>
          <table:table-cell office:value-type="float" office:value="150" calcext:value-type="float">
            <text:p>150</text:p>
          </table:table-cell>
          <table:table-cell office:value-type="float" office:value="6.56197131201474" calcext:value-type="float">
            <text:p>6.56197131201474</text:p>
          </table:table-cell>
          <table:table-cell office:value-type="float" office:value="0.26" calcext:value-type="float">
            <text:p>0.26</text:p>
          </table:table-cell>
          <table:table-cell office:value-type="float" office:value="8084.76470588235" calcext:value-type="float">
            <text:p>8084.76470588235</text:p>
          </table:table-cell>
          <table:table-cell office:value-type="float" office:value="24.8115561254663" calcext:value-type="float">
            <text:p>24.8115561254663</text:p>
          </table:table-cell>
          <table:table-cell office:value-type="float" office:value="0.229411764705882" calcext:value-type="float">
            <text:p>0.229411764705882</text:p>
          </table:table-cell>
          <table:table-cell office:value-type="float" office:value="8340.41176470588" calcext:value-type="float">
            <text:p>8340.41176470588</text:p>
          </table:table-cell>
          <table:table-cell office:value-type="float" office:value="25.4522872468611" calcext:value-type="float">
            <text:p>25.4522872468611</text:p>
          </table:table-cell>
          <table:table-cell office:value-type="float" office:value="0.314117647058824" calcext:value-type="float">
            <text:p>0.314117647058824</text:p>
          </table:table-cell>
          <table:table-cell office:value-type="float" office:value="5616.82352941177" calcext:value-type="float">
            <text:p>5616.82352941177</text:p>
          </table:table-cell>
          <table:table-cell office:value-type="float" office:value="27.5729704644474" calcext:value-type="float">
            <text:p>27.5729704644474</text:p>
          </table:table-cell>
          <table:table-cell office:value-type="float" office:value="0.241176470588235" calcext:value-type="float">
            <text:p>0.241176470588235</text:p>
          </table:table-cell>
          <table:table-cell office:value-type="float" office:value="6088.35294117647" calcext:value-type="float">
            <text:p>6088.35294117647</text:p>
          </table:table-cell>
          <table:table-cell office:value-type="float" office:value="26.6309322947434" calcext:value-type="float">
            <text:p>26.6309322947434</text:p>
          </table:table-cell>
          <table:table-cell office:value-type="float" office:value="0.616470588235294" calcext:value-type="float">
            <text:p>0.616470588235294</text:p>
          </table:table-cell>
          <table:table-cell office:value-type="float" office:value="1008.47058823529" calcext:value-type="float">
            <text:p>1008.47058823529</text:p>
          </table:table-cell>
          <table:table-cell office:value-type="float" office:value="33.5761174136218" calcext:value-type="float">
            <text:p>33.5761174136218</text:p>
          </table:table-cell>
          <table:table-cell office:value-type="float" office:value="0.448235294117647" calcext:value-type="float">
            <text:p>0.448235294117647</text:p>
          </table:table-cell>
          <table:table-cell office:value-type="float" office:value="1850.94117647059" calcext:value-type="float">
            <text:p>1850.94117647059</text:p>
          </table:table-cell>
          <table:table-cell office:value-type="float" office:value="32.5061899661855" calcext:value-type="float">
            <text:p>32.5061899661855</text:p>
          </table:table-cell>
          <table:table-cell table:number-columns-repeated="99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39.2069140903585" calcext:value-type="float">
            <text:p>39.2069140903585</text:p>
          </table:table-cell>
          <table:table-cell office:value-type="float" office:value="0.02" calcext:value-type="float">
            <text:p>0.02</text:p>
          </table:table-cell>
          <table:table-cell office:value-type="float" office:value="9.35294117647059" calcext:value-type="float">
            <text:p>9.35294117647059</text:p>
          </table:table-cell>
          <table:table-cell office:value-type="float" office:value="5.48427672955975" calcext:value-type="float">
            <text:p>5.48427672955975</text:p>
          </table:table-cell>
          <table:table-cell office:value-type="float" office:value="0.04" calcext:value-type="float">
            <text:p>0.04</text:p>
          </table:table-cell>
          <table:table-cell office:value-type="float" office:value="158" calcext:value-type="float">
            <text:p>158</text:p>
          </table:table-cell>
          <table:table-cell office:value-type="float" office:value="5.77004851767362" calcext:value-type="float">
            <text:p>5.77004851767362</text:p>
          </table:table-cell>
          <table:table-cell office:value-type="float" office:value="0.254117647058823" calcext:value-type="float">
            <text:p>0.254117647058823</text:p>
          </table:table-cell>
          <table:table-cell office:value-type="float" office:value="8560.70588235294" calcext:value-type="float">
            <text:p>8560.70588235294</text:p>
          </table:table-cell>
          <table:table-cell office:value-type="float" office:value="21.4275617707233" calcext:value-type="float">
            <text:p>21.4275617707233</text:p>
          </table:table-cell>
          <table:table-cell office:value-type="float" office:value="0.201176470588235" calcext:value-type="float">
            <text:p>0.201176470588235</text:p>
          </table:table-cell>
          <table:table-cell office:value-type="float" office:value="8604.58823529412" calcext:value-type="float">
            <text:p>8604.58823529412</text:p>
          </table:table-cell>
          <table:table-cell office:value-type="float" office:value="26.1528306528321" calcext:value-type="float">
            <text:p>26.1528306528321</text:p>
          </table:table-cell>
          <table:table-cell office:value-type="float" office:value="0.228235294117647" calcext:value-type="float">
            <text:p>0.228235294117647</text:p>
          </table:table-cell>
          <table:table-cell office:value-type="float" office:value="6296.29411764706" calcext:value-type="float">
            <text:p>6296.29411764706</text:p>
          </table:table-cell>
          <table:table-cell office:value-type="float" office:value="26.1661351151314" calcext:value-type="float">
            <text:p>26.1661351151314</text:p>
          </table:table-cell>
          <table:table-cell office:value-type="float" office:value="0.250588235294118" calcext:value-type="float">
            <text:p>0.250588235294118</text:p>
          </table:table-cell>
          <table:table-cell office:value-type="float" office:value="6290.47058823529" calcext:value-type="float">
            <text:p>6290.47058823529</text:p>
          </table:table-cell>
          <table:table-cell office:value-type="float" office:value="25.2018942661242" calcext:value-type="float">
            <text:p>25.2018942661242</text:p>
          </table:table-cell>
          <table:table-cell office:value-type="float" office:value="0.671764705882353" calcext:value-type="float">
            <text:p>0.671764705882353</text:p>
          </table:table-cell>
          <table:table-cell office:value-type="float" office:value="973.235294117647" calcext:value-type="float">
            <text:p>973.235294117647</text:p>
          </table:table-cell>
          <table:table-cell office:value-type="float" office:value="35.5331636648279" calcext:value-type="float">
            <text:p>35.5331636648279</text:p>
          </table:table-cell>
          <table:table-cell office:value-type="float" office:value="0.478823529411764" calcext:value-type="float">
            <text:p>0.478823529411764</text:p>
          </table:table-cell>
          <table:table-cell office:value-type="float" office:value="1809.05882352941" calcext:value-type="float">
            <text:p>1809.05882352941</text:p>
          </table:table-cell>
          <table:table-cell office:value-type="float" office:value="33.5955954240274" calcext:value-type="float">
            <text:p>33.5955954240274</text:p>
          </table:table-cell>
          <table:table-cell table:number-columns-repeated="99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40.5653556845974" calcext:value-type="float">
            <text:p>40.5653556845974</text:p>
          </table:table-cell>
          <table:table-cell office:value-type="float" office:value="0.02" calcext:value-type="float">
            <text:p>0.02</text:p>
          </table:table-cell>
          <table:table-cell office:value-type="float" office:value="8.88235294117647" calcext:value-type="float">
            <text:p>8.88235294117647</text:p>
          </table:table-cell>
          <table:table-cell office:value-type="float" office:value="7.88741721854305" calcext:value-type="float">
            <text:p>7.88741721854305</text:p>
          </table:table-cell>
          <table:table-cell office:value-type="float" office:value="0.04" calcext:value-type="float">
            <text:p>0.04</text:p>
          </table:table-cell>
          <table:table-cell office:value-type="float" office:value="145" calcext:value-type="float">
            <text:p>145</text:p>
          </table:table-cell>
          <table:table-cell office:value-type="float" office:value="7.97021072796935" calcext:value-type="float">
            <text:p>7.97021072796935</text:p>
          </table:table-cell>
          <table:table-cell office:value-type="float" office:value="0.216470588235294" calcext:value-type="float">
            <text:p>0.216470588235294</text:p>
          </table:table-cell>
          <table:table-cell office:value-type="float" office:value="8677.47058823529" calcext:value-type="float">
            <text:p>8677.47058823529</text:p>
          </table:table-cell>
          <table:table-cell office:value-type="float" office:value="23.4335058483734" calcext:value-type="float">
            <text:p>23.4335058483734</text:p>
          </table:table-cell>
          <table:table-cell office:value-type="float" office:value="0.24" calcext:value-type="float">
            <text:p>0.24</text:p>
          </table:table-cell>
          <table:table-cell office:value-type="float" office:value="7825.35294117647" calcext:value-type="float">
            <text:p>7825.35294117647</text:p>
          </table:table-cell>
          <table:table-cell office:value-type="float" office:value="26.1499023905316" calcext:value-type="float">
            <text:p>26.1499023905316</text:p>
          </table:table-cell>
          <table:table-cell office:value-type="float" office:value="0.292941176470588" calcext:value-type="float">
            <text:p>0.292941176470588</text:p>
          </table:table-cell>
          <table:table-cell office:value-type="float" office:value="6001.82352941177" calcext:value-type="float">
            <text:p>6001.82352941177</text:p>
          </table:table-cell>
          <table:table-cell office:value-type="float" office:value="25.441013788296" calcext:value-type="float">
            <text:p>25.441013788296</text:p>
          </table:table-cell>
          <table:table-cell office:value-type="float" office:value="0.24235294117647" calcext:value-type="float">
            <text:p>0.24235294117647</text:p>
          </table:table-cell>
          <table:table-cell office:value-type="float" office:value="6244.88235294118" calcext:value-type="float">
            <text:p>6244.88235294118</text:p>
          </table:table-cell>
          <table:table-cell office:value-type="float" office:value="26.9907244818028" calcext:value-type="float">
            <text:p>26.9907244818028</text:p>
          </table:table-cell>
          <table:table-cell office:value-type="float" office:value="0.656470588235294" calcext:value-type="float">
            <text:p>0.656470588235294</text:p>
          </table:table-cell>
          <table:table-cell office:value-type="float" office:value="944.588235294118" calcext:value-type="float">
            <text:p>944.588235294118</text:p>
          </table:table-cell>
          <table:table-cell office:value-type="float" office:value="34.9031622379024" calcext:value-type="float">
            <text:p>34.9031622379024</text:p>
          </table:table-cell>
          <table:table-cell office:value-type="float" office:value="0.46235294117647" calcext:value-type="float">
            <text:p>0.46235294117647</text:p>
          </table:table-cell>
          <table:table-cell office:value-type="float" office:value="1874.82352941176" calcext:value-type="float">
            <text:p>1874.82352941176</text:p>
          </table:table-cell>
          <table:table-cell office:value-type="float" office:value="31.2101270061487" calcext:value-type="float">
            <text:p>31.2101270061487</text:p>
          </table:table-cell>
          <table:table-cell table:number-columns-repeated="99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40.0867003399793" calcext:value-type="float">
            <text:p>40.0867003399793</text:p>
          </table:table-cell>
          <table:table-cell office:value-type="float" office:value="0.02" calcext:value-type="float">
            <text:p>0.02</text:p>
          </table:table-cell>
          <table:table-cell office:value-type="float" office:value="9.11764705882353" calcext:value-type="float">
            <text:p>9.11764705882353</text:p>
          </table:table-cell>
          <table:table-cell office:value-type="float" office:value="6.13548387096774" calcext:value-type="float">
            <text:p>6.13548387096774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6.82242240266322" calcext:value-type="float">
            <text:p>6.82242240266322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8308.94117647059" calcext:value-type="float">
            <text:p>8308.94117647059</text:p>
          </table:table-cell>
          <table:table-cell office:value-type="float" office:value="24.254471450293" calcext:value-type="float">
            <text:p>24.254471450293</text:p>
          </table:table-cell>
          <table:table-cell office:value-type="float" office:value="0.243529411764706" calcext:value-type="float">
            <text:p>0.243529411764706</text:p>
          </table:table-cell>
          <table:table-cell office:value-type="float" office:value="8546.41176470588" calcext:value-type="float">
            <text:p>8546.41176470588</text:p>
          </table:table-cell>
          <table:table-cell office:value-type="float" office:value="27.1671048234105" calcext:value-type="float">
            <text:p>27.1671048234105</text:p>
          </table:table-cell>
          <table:table-cell office:value-type="float" office:value="0.243529411764706" calcext:value-type="float">
            <text:p>0.243529411764706</text:p>
          </table:table-cell>
          <table:table-cell office:value-type="float" office:value="6174.29411764706" calcext:value-type="float">
            <text:p>6174.29411764706</text:p>
          </table:table-cell>
          <table:table-cell office:value-type="float" office:value="25.5674693146674" calcext:value-type="float">
            <text:p>25.5674693146674</text:p>
          </table:table-cell>
          <table:table-cell office:value-type="float" office:value="0.238823529411765" calcext:value-type="float">
            <text:p>0.238823529411765</text:p>
          </table:table-cell>
          <table:table-cell office:value-type="float" office:value="6065.11764705882" calcext:value-type="float">
            <text:p>6065.11764705882</text:p>
          </table:table-cell>
          <table:table-cell office:value-type="float" office:value="28.2410956459198" calcext:value-type="float">
            <text:p>28.2410956459198</text:p>
          </table:table-cell>
          <table:table-cell office:value-type="float" office:value="0.594117647058824" calcext:value-type="float">
            <text:p>0.594117647058824</text:p>
          </table:table-cell>
          <table:table-cell office:value-type="float" office:value="989.352941176471" calcext:value-type="float">
            <text:p>989.352941176471</text:p>
          </table:table-cell>
          <table:table-cell office:value-type="float" office:value="33.0574798713535" calcext:value-type="float">
            <text:p>33.0574798713535</text:p>
          </table:table-cell>
          <table:table-cell office:value-type="float" office:value="0.496470588235294" calcext:value-type="float">
            <text:p>0.496470588235294</text:p>
          </table:table-cell>
          <table:table-cell office:value-type="float" office:value="1922.41176470588" calcext:value-type="float">
            <text:p>1922.41176470588</text:p>
          </table:table-cell>
          <table:table-cell office:value-type="float" office:value="32.640100929024" calcext:value-type="float">
            <text:p>32.640100929024</text:p>
          </table:table-cell>
          <table:table-cell table:number-columns-repeated="99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0" calcext:value-type="float">
            <text:p>250</text:p>
          </table:table-cell>
          <table:table-cell office:value-type="float" office:value="0.911764705882353" calcext:value-type="float">
            <text:p>0.91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99.1727465371603" calcext:value-type="float">
            <text:p>99.1727465371603</text:p>
          </table:table-cell>
          <table:table-cell office:value-type="float" office:value="0" calcext:value-type="float">
            <text:p>0</text:p>
          </table:table-cell>
          <table:table-cell office:value-type="float" office:value="3.76470588235294" calcext:value-type="float">
            <text:p>3.76470588235294</text:p>
          </table:table-cell>
          <table:table-cell office:value-type="float" office:value="9.609375" calcext:value-type="float">
            <text:p>9.60937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.10536297852474" calcext:value-type="float">
            <text:p>6.10536297852474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8726.64705882353" calcext:value-type="float">
            <text:p>8726.64705882353</text:p>
          </table:table-cell>
          <table:table-cell office:value-type="float" office:value="37.2070435523699" calcext:value-type="float">
            <text:p>37.2070435523699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106.70588235294" calcext:value-type="float">
            <text:p>9106.70588235294</text:p>
          </table:table-cell>
          <table:table-cell office:value-type="float" office:value="49.4775435023889" calcext:value-type="float">
            <text:p>49.4775435023889</text:p>
          </table:table-cell>
          <table:table-cell office:value-type="float" office:value="0.0352941176470588" calcext:value-type="float">
            <text:p>0.035294117647059</text:p>
          </table:table-cell>
          <table:table-cell office:value-type="float" office:value="6733.58823529412" calcext:value-type="float">
            <text:p>6733.58823529412</text:p>
          </table:table-cell>
          <table:table-cell office:value-type="float" office:value="41.1003807671525" calcext:value-type="float">
            <text:p>41.1003807671525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6599.64705882353" calcext:value-type="float">
            <text:p>6599.64705882353</text:p>
          </table:table-cell>
          <table:table-cell office:value-type="float" office:value="45.6731238554475" calcext:value-type="float">
            <text:p>45.6731238554475</text:p>
          </table:table-cell>
          <table:table-cell office:value-type="float" office:value="0.441176470588235" calcext:value-type="float">
            <text:p>0.441176470588235</text:p>
          </table:table-cell>
          <table:table-cell office:value-type="float" office:value="561.823529411765" calcext:value-type="float">
            <text:p>561.823529411765</text:p>
          </table:table-cell>
          <table:table-cell office:value-type="float" office:value="76.0509036224433" calcext:value-type="float">
            <text:p>76.0509036224433</text:p>
          </table:table-cell>
          <table:table-cell office:value-type="float" office:value="0.211764705882353" calcext:value-type="float">
            <text:p>0.211764705882353</text:p>
          </table:table-cell>
          <table:table-cell office:value-type="float" office:value="1094.11764705882" calcext:value-type="float">
            <text:p>1094.11764705882</text:p>
          </table:table-cell>
          <table:table-cell office:value-type="float" office:value="69.8894233311118" calcext:value-type="float">
            <text:p>69.8894233311118</text:p>
          </table:table-cell>
          <table:table-cell table:number-columns-repeated="99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office:value-type="float" office:value="0.914705882352941" calcext:value-type="float">
            <text:p>0.91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92.0413262906181" calcext:value-type="float">
            <text:p>92.0413262906181</text:p>
          </table:table-cell>
          <table:table-cell office:value-type="float" office:value="0" calcext:value-type="float">
            <text:p>0</text:p>
          </table:table-cell>
          <table:table-cell office:value-type="float" office:value="3.76470588235294" calcext:value-type="float">
            <text:p>3.76470588235294</text:p>
          </table:table-cell>
          <table:table-cell office:value-type="float" office:value="9.0625" calcext:value-type="float">
            <text:p>9.062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5.64573133601267" calcext:value-type="float">
            <text:p>5.64573133601267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9513.35294117647" calcext:value-type="float">
            <text:p>9513.35294117647</text:p>
          </table:table-cell>
          <table:table-cell office:value-type="float" office:value="36.6788560699362" calcext:value-type="float">
            <text:p>36.6788560699362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8744.23529411765" calcext:value-type="float">
            <text:p>8744.23529411765</text:p>
          </table:table-cell>
          <table:table-cell office:value-type="float" office:value="42.5659769407492" calcext:value-type="float">
            <text:p>42.5659769407492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6912.88235294118" calcext:value-type="float">
            <text:p>6912.88235294118</text:p>
          </table:table-cell>
          <table:table-cell office:value-type="float" office:value="36.4710677090937" calcext:value-type="float">
            <text:p>36.4710677090937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687.17647058824" calcext:value-type="float">
            <text:p>6687.17647058824</text:p>
          </table:table-cell>
          <table:table-cell office:value-type="float" office:value="37.2689915073049" calcext:value-type="float">
            <text:p>37.2689915073049</text:p>
          </table:table-cell>
          <table:table-cell office:value-type="float" office:value="0.432352941176471" calcext:value-type="float">
            <text:p>0.432352941176471</text:p>
          </table:table-cell>
          <table:table-cell office:value-type="float" office:value="606.705882352941" calcext:value-type="float">
            <text:p>606.705882352941</text:p>
          </table:table-cell>
          <table:table-cell office:value-type="float" office:value="75.7317990371017" calcext:value-type="float">
            <text:p>75.7317990371017</text:p>
          </table:table-cell>
          <table:table-cell office:value-type="float" office:value="0.244117647058823" calcext:value-type="float">
            <text:p>0.244117647058823</text:p>
          </table:table-cell>
          <table:table-cell office:value-type="float" office:value="1034.76470588235" calcext:value-type="float">
            <text:p>1034.76470588235</text:p>
          </table:table-cell>
          <table:table-cell office:value-type="float" office:value="75.8854812488671" calcext:value-type="float">
            <text:p>75.8854812488671</text:p>
          </table:table-cell>
          <table:table-cell table:number-columns-repeated="99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float" office:value="0.914705882352941" calcext:value-type="float">
            <text:p>0.91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93.289051175843" calcext:value-type="float">
            <text:p>93.289051175843</text:p>
          </table:table-cell>
          <table:table-cell office:value-type="float" office:value="0" calcext:value-type="float">
            <text:p>0</text:p>
          </table:table-cell>
          <table:table-cell office:value-type="float" office:value="3.11764705882353" calcext:value-type="float">
            <text:p>3.11764705882353</text:p>
          </table:table-cell>
          <table:table-cell office:value-type="float" office:value="8.20754716981132" calcext:value-type="float">
            <text:p>8.2075471698113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8.21280368308085" calcext:value-type="float">
            <text:p>8.21280368308085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8752.88235294118" calcext:value-type="float">
            <text:p>8752.88235294118</text:p>
          </table:table-cell>
          <table:table-cell office:value-type="float" office:value="38.5926630191818" calcext:value-type="float">
            <text:p>38.5926630191818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9298.76470588235" calcext:value-type="float">
            <text:p>9298.76470588235</text:p>
          </table:table-cell>
          <table:table-cell office:value-type="float" office:value="38.1755644474163" calcext:value-type="float">
            <text:p>38.1755644474163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6989.88235294118" calcext:value-type="float">
            <text:p>6989.88235294118</text:p>
          </table:table-cell>
          <table:table-cell office:value-type="float" office:value="44.069960459433" calcext:value-type="float">
            <text:p>44.069960459433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6933.23529411765" calcext:value-type="float">
            <text:p>6933.23529411765</text:p>
          </table:table-cell>
          <table:table-cell office:value-type="float" office:value="36.565191818599" calcext:value-type="float">
            <text:p>36.565191818599</text:p>
          </table:table-cell>
          <table:table-cell office:value-type="float" office:value="0.323529411764706" calcext:value-type="float">
            <text:p>0.323529411764706</text:p>
          </table:table-cell>
          <table:table-cell office:value-type="float" office:value="670.882352941177" calcext:value-type="float">
            <text:p>670.882352941177</text:p>
          </table:table-cell>
          <table:table-cell office:value-type="float" office:value="83.738647548989" calcext:value-type="float">
            <text:p>83.738647548989</text:p>
          </table:table-cell>
          <table:table-cell office:value-type="float" office:value="0.285294117647059" calcext:value-type="float">
            <text:p>0.285294117647059</text:p>
          </table:table-cell>
          <table:table-cell office:value-type="float" office:value="955.058823529412" calcext:value-type="float">
            <text:p>955.058823529412</text:p>
          </table:table-cell>
          <table:table-cell office:value-type="float" office:value="68.2634365119528" calcext:value-type="float">
            <text:p>68.2634365119528</text:p>
          </table:table-cell>
          <table:table-cell table:number-columns-repeated="99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0" calcext:value-type="float">
            <text:p>250</text:p>
          </table:table-cell>
          <table:table-cell office:value-type="float" office:value="0.852941176470588" calcext:value-type="float">
            <text:p>0.85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89.1113308817619" calcext:value-type="float">
            <text:p>89.1113308817619</text:p>
          </table:table-cell>
          <table:table-cell office:value-type="float" office:value="0" calcext:value-type="float">
            <text:p>0</text:p>
          </table:table-cell>
          <table:table-cell office:value-type="float" office:value="3.70588235294118" calcext:value-type="float">
            <text:p>3.70588235294118</text:p>
          </table:table-cell>
          <table:table-cell office:value-type="float" office:value="6.76190476190476" calcext:value-type="float">
            <text:p>6.76190476190476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7.62716262975779" calcext:value-type="float">
            <text:p>7.62716262975779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8984.41176470588" calcext:value-type="float">
            <text:p>8984.41176470588</text:p>
          </table:table-cell>
          <table:table-cell office:value-type="float" office:value="35.7705925442803" calcext:value-type="float">
            <text:p>35.7705925442803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852.05882352941" calcext:value-type="float">
            <text:p>8852.05882352941</text:p>
          </table:table-cell>
          <table:table-cell office:value-type="float" office:value="39.759283086476" calcext:value-type="float">
            <text:p>39.759283086476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198.47058823529" calcext:value-type="float">
            <text:p>7198.47058823529</text:p>
          </table:table-cell>
          <table:table-cell office:value-type="float" office:value="36.1803446785215" calcext:value-type="float">
            <text:p>36.1803446785215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700.11764705882" calcext:value-type="float">
            <text:p>6700.11764705882</text:p>
          </table:table-cell>
          <table:table-cell office:value-type="float" office:value="41.8473710986504" calcext:value-type="float">
            <text:p>41.8473710986504</text:p>
          </table:table-cell>
          <table:table-cell office:value-type="float" office:value="0.373529411764706" calcext:value-type="float">
            <text:p>0.373529411764706</text:p>
          </table:table-cell>
          <table:table-cell office:value-type="float" office:value="535.647058823529" calcext:value-type="float">
            <text:p>535.647058823529</text:p>
          </table:table-cell>
          <table:table-cell office:value-type="float" office:value="82.5863255256668" calcext:value-type="float">
            <text:p>82.5863255256668</text:p>
          </table:table-cell>
          <table:table-cell office:value-type="float" office:value="0.202941176470588" calcext:value-type="float">
            <text:p>0.202941176470588</text:p>
          </table:table-cell>
          <table:table-cell office:value-type="float" office:value="1140.76470588235" calcext:value-type="float">
            <text:p>1140.76470588235</text:p>
          </table:table-cell>
          <table:table-cell office:value-type="float" office:value="73.8829859688724" calcext:value-type="float">
            <text:p>73.8829859688724</text:p>
          </table:table-cell>
          <table:table-cell table:number-columns-repeated="99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0" calcext:value-type="float">
            <text:p>250</text:p>
          </table:table-cell>
          <table:table-cell office:value-type="float" office:value="0.935294117647059" calcext:value-type="float">
            <text:p>0.93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91.5652770762661" calcext:value-type="float">
            <text:p>91.5652770762661</text:p>
          </table:table-cell>
          <table:table-cell office:value-type="float" office:value="0" calcext:value-type="float">
            <text:p>0</text:p>
          </table:table-cell>
          <table:table-cell office:value-type="float" office:value="3.58823529411765" calcext:value-type="float">
            <text:p>3.58823529411765</text:p>
          </table:table-cell>
          <table:table-cell office:value-type="float" office:value="5.57377049180328" calcext:value-type="float">
            <text:p>5.57377049180328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8.43070787637089" calcext:value-type="float">
            <text:p>8.43070787637089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596" calcext:value-type="float">
            <text:p>8596</text:p>
          </table:table-cell>
          <table:table-cell office:value-type="float" office:value="45.3616347744249" calcext:value-type="float">
            <text:p>45.3616347744249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9541.76470588235" calcext:value-type="float">
            <text:p>9541.76470588235</text:p>
          </table:table-cell>
          <table:table-cell office:value-type="float" office:value="42.6488847914569" calcext:value-type="float">
            <text:p>42.6488847914569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7039.23529411765" calcext:value-type="float">
            <text:p>7039.23529411765</text:p>
          </table:table-cell>
          <table:table-cell office:value-type="float" office:value="38.0662771363788" calcext:value-type="float">
            <text:p>38.0662771363788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7424.11764705882" calcext:value-type="float">
            <text:p>7424.11764705882</text:p>
          </table:table-cell>
          <table:table-cell office:value-type="float" office:value="36.6061680051156" calcext:value-type="float">
            <text:p>36.6061680051156</text:p>
          </table:table-cell>
          <table:table-cell office:value-type="float" office:value="0.420588235294118" calcext:value-type="float">
            <text:p>0.420588235294118</text:p>
          </table:table-cell>
          <table:table-cell office:value-type="float" office:value="594.529411764706" calcext:value-type="float">
            <text:p>594.529411764706</text:p>
          </table:table-cell>
          <table:table-cell office:value-type="float" office:value="78.47167440809" calcext:value-type="float">
            <text:p>78.47167440809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1051.47058823529" calcext:value-type="float">
            <text:p>1051.47058823529</text:p>
          </table:table-cell>
          <table:table-cell office:value-type="float" office:value="68.6264272007054" calcext:value-type="float">
            <text:p>68.6264272007054</text:p>
          </table:table-cell>
          <table:table-cell table:number-columns-repeated="99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0" calcext:value-type="float">
            <text:p>250</text:p>
          </table:table-cell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88.4133369199577" calcext:value-type="float">
            <text:p>88.4133369199577</text:p>
          </table:table-cell>
          <table:table-cell office:value-type="float" office:value="0" calcext:value-type="float">
            <text:p>0</text:p>
          </table:table-cell>
          <table:table-cell office:value-type="float" office:value="3.76470588235294" calcext:value-type="float">
            <text:p>3.76470588235294</text:p>
          </table:table-cell>
          <table:table-cell office:value-type="float" office:value="7.515625" calcext:value-type="float">
            <text:p>7.51562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6.55177554892925" calcext:value-type="float">
            <text:p>6.55177554892925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9037.29411764706" calcext:value-type="float">
            <text:p>9037.29411764706</text:p>
          </table:table-cell>
          <table:table-cell office:value-type="float" office:value="40.5792742492045" calcext:value-type="float">
            <text:p>40.5792742492045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8830.94117647059" calcext:value-type="float">
            <text:p>8830.94117647059</text:p>
          </table:table-cell>
          <table:table-cell office:value-type="float" office:value="53.0753464545887" calcext:value-type="float">
            <text:p>53.0753464545887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73.35294117647" calcext:value-type="float">
            <text:p>6973.35294117647</text:p>
          </table:table-cell>
          <table:table-cell office:value-type="float" office:value="35.2468747370798" calcext:value-type="float">
            <text:p>35.2468747370798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6774.94117647059" calcext:value-type="float">
            <text:p>6774.94117647059</text:p>
          </table:table-cell>
          <table:table-cell office:value-type="float" office:value="39.432315236945" calcext:value-type="float">
            <text:p>39.432315236945</text:p>
          </table:table-cell>
          <table:table-cell office:value-type="float" office:value="0.376470588235294" calcext:value-type="float">
            <text:p>0.376470588235294</text:p>
          </table:table-cell>
          <table:table-cell office:value-type="float" office:value="617.588235294118" calcext:value-type="float">
            <text:p>617.588235294118</text:p>
          </table:table-cell>
          <table:table-cell office:value-type="float" office:value="88.6950344232064" calcext:value-type="float">
            <text:p>88.6950344232064</text:p>
          </table:table-cell>
          <table:table-cell office:value-type="float" office:value="0.282352941176471" calcext:value-type="float">
            <text:p>0.282352941176471</text:p>
          </table:table-cell>
          <table:table-cell office:value-type="float" office:value="1090.47058823529" calcext:value-type="float">
            <text:p>1090.47058823529</text:p>
          </table:table-cell>
          <table:table-cell office:value-type="float" office:value="66.2848355435726" calcext:value-type="float">
            <text:p>66.2848355435726</text:p>
          </table:table-cell>
          <table:table-cell table:number-columns-repeated="99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0" calcext:value-type="float">
            <text:p>250</text:p>
          </table:table-cell>
          <table:table-cell office:value-type="float" office:value="0.879411764705882" calcext:value-type="float">
            <text:p>0.87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87.1386580818249" calcext:value-type="float">
            <text:p>87.1386580818249</text:p>
          </table:table-cell>
          <table:table-cell office:value-type="float" office:value="0" calcext:value-type="float">
            <text:p>0</text:p>
          </table:table-cell>
          <table:table-cell office:value-type="float" office:value="3.23529411764706" calcext:value-type="float">
            <text:p>3.23529411764706</text:p>
          </table:table-cell>
          <table:table-cell office:value-type="float" office:value="8.36363636363636" calcext:value-type="float">
            <text:p>8.36363636363636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5.96312554872696" calcext:value-type="float">
            <text:p>5.96312554872696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8887.41176470588" calcext:value-type="float">
            <text:p>8887.41176470588</text:p>
          </table:table-cell>
          <table:table-cell office:value-type="float" office:value="40.6428189803627" calcext:value-type="float">
            <text:p>40.6428189803627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131.17647058824" calcext:value-type="float">
            <text:p>9131.17647058824</text:p>
          </table:table-cell>
          <table:table-cell office:value-type="float" office:value="41.9009763687604" calcext:value-type="float">
            <text:p>41.9009763687604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6692.64705882353" calcext:value-type="float">
            <text:p>6692.64705882353</text:p>
          </table:table-cell>
          <table:table-cell office:value-type="float" office:value="39.3153718037277" calcext:value-type="float">
            <text:p>39.3153718037277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6866.64705882353" calcext:value-type="float">
            <text:p>6866.64705882353</text:p>
          </table:table-cell>
          <table:table-cell office:value-type="float" office:value="45.2000546080322" calcext:value-type="float">
            <text:p>45.2000546080322</text:p>
          </table:table-cell>
          <table:table-cell office:value-type="float" office:value="0.405882352941176" calcext:value-type="float">
            <text:p>0.405882352941176</text:p>
          </table:table-cell>
          <table:table-cell office:value-type="float" office:value="557.352941176471" calcext:value-type="float">
            <text:p>557.352941176471</text:p>
          </table:table-cell>
          <table:table-cell office:value-type="float" office:value="76.2157756119806" calcext:value-type="float">
            <text:p>76.2157756119806</text:p>
          </table:table-cell>
          <table:table-cell office:value-type="float" office:value="0.223529411764706" calcext:value-type="float">
            <text:p>0.223529411764706</text:p>
          </table:table-cell>
          <table:table-cell office:value-type="float" office:value="1105.88235294118" calcext:value-type="float">
            <text:p>1105.88235294118</text:p>
          </table:table-cell>
          <table:table-cell office:value-type="float" office:value="61.9114457897718" calcext:value-type="float">
            <text:p>61.9114457897718</text:p>
          </table:table-cell>
          <table:table-cell table:number-columns-repeated="99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0" calcext:value-type="float">
            <text:p>250</text:p>
          </table:table-cell>
          <table:table-cell office:value-type="float" office:value="0.926470588235294" calcext:value-type="float">
            <text:p>0.92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94.797011025103" calcext:value-type="float">
            <text:p>94.797011025103</text:p>
          </table:table-cell>
          <table:table-cell office:value-type="float" office:value="0" calcext:value-type="float">
            <text:p>0</text:p>
          </table:table-cell>
          <table:table-cell office:value-type="float" office:value="3.70588235294118" calcext:value-type="float">
            <text:p>3.70588235294118</text:p>
          </table:table-cell>
          <table:table-cell office:value-type="float" office:value="7.11111111111111" calcext:value-type="float">
            <text:p>7.1111111111111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8.05478452724102" calcext:value-type="float">
            <text:p>8.05478452724102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8867.11764705882" calcext:value-type="float">
            <text:p>8867.11764705882</text:p>
          </table:table-cell>
          <table:table-cell office:value-type="float" office:value="39.0894311957569" calcext:value-type="float">
            <text:p>39.0894311957569</text:p>
          </table:table-cell>
          <table:table-cell office:value-type="float" office:value="0.0264705882352941" calcext:value-type="float">
            <text:p>0.026470588235294</text:p>
          </table:table-cell>
          <table:table-cell office:value-type="float" office:value="9469.05882352941" calcext:value-type="float">
            <text:p>9469.05882352941</text:p>
          </table:table-cell>
          <table:table-cell office:value-type="float" office:value="42.6409185615039" calcext:value-type="float">
            <text:p>42.6409185615039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6941.35294117647" calcext:value-type="float">
            <text:p>6941.35294117647</text:p>
          </table:table-cell>
          <table:table-cell office:value-type="float" office:value="39.5902435283745" calcext:value-type="float">
            <text:p>39.5902435283745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6966.76470588235" calcext:value-type="float">
            <text:p>6966.76470588235</text:p>
          </table:table-cell>
          <table:table-cell office:value-type="float" office:value="39.3447761639327" calcext:value-type="float">
            <text:p>39.3447761639327</text:p>
          </table:table-cell>
          <table:table-cell office:value-type="float" office:value="0.373529411764706" calcext:value-type="float">
            <text:p>0.373529411764706</text:p>
          </table:table-cell>
          <table:table-cell office:value-type="float" office:value="582.352941176471" calcext:value-type="float">
            <text:p>582.352941176471</text:p>
          </table:table-cell>
          <table:table-cell office:value-type="float" office:value="80.6448689565187" calcext:value-type="float">
            <text:p>80.6448689565187</text:p>
          </table:table-cell>
          <table:table-cell office:value-type="float" office:value="0.211764705882353" calcext:value-type="float">
            <text:p>0.211764705882353</text:p>
          </table:table-cell>
          <table:table-cell office:value-type="float" office:value="855.764705882353" calcext:value-type="float">
            <text:p>855.764705882353</text:p>
          </table:table-cell>
          <table:table-cell office:value-type="float" office:value="69.2117357801689" calcext:value-type="float">
            <text:p>69.2117357801689</text:p>
          </table:table-cell>
          <table:table-cell table:number-columns-repeated="99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0" calcext:value-type="float">
            <text:p>250</text:p>
          </table:table-cell>
          <table:table-cell office:value-type="float" office:value="0.947058823529412" calcext:value-type="float">
            <text:p>0.94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89.3235178771013" calcext:value-type="float">
            <text:p>89.3235178771013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5.73846153846154" calcext:value-type="float">
            <text:p>5.7384615384615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5.38239812053854" calcext:value-type="float">
            <text:p>5.38239812053854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8894.11764705882" calcext:value-type="float">
            <text:p>8894.11764705882</text:p>
          </table:table-cell>
          <table:table-cell office:value-type="float" office:value="41.4592247301914" calcext:value-type="float">
            <text:p>41.4592247301914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985.29411764706" calcext:value-type="float">
            <text:p>9985.29411764706</text:p>
          </table:table-cell>
          <table:table-cell office:value-type="float" office:value="37.6973042782733" calcext:value-type="float">
            <text:p>37.6973042782733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6931.76470588235" calcext:value-type="float">
            <text:p>6931.76470588235</text:p>
          </table:table-cell>
          <table:table-cell office:value-type="float" office:value="36.992872614084" calcext:value-type="float">
            <text:p>36.992872614084</text:p>
          </table:table-cell>
          <table:table-cell office:value-type="float" office:value="0.0264705882352941" calcext:value-type="float">
            <text:p>0.026470588235294</text:p>
          </table:table-cell>
          <table:table-cell office:value-type="float" office:value="6997.88235294118" calcext:value-type="float">
            <text:p>6997.88235294118</text:p>
          </table:table-cell>
          <table:table-cell office:value-type="float" office:value="37.7993657611673" calcext:value-type="float">
            <text:p>37.7993657611673</text:p>
          </table:table-cell>
          <table:table-cell office:value-type="float" office:value="0.370588235294118" calcext:value-type="float">
            <text:p>0.370588235294118</text:p>
          </table:table-cell>
          <table:table-cell office:value-type="float" office:value="578.058823529412" calcext:value-type="float">
            <text:p>578.058823529412</text:p>
          </table:table-cell>
          <table:table-cell office:value-type="float" office:value="77.2192924241033" calcext:value-type="float">
            <text:p>77.2192924241033</text:p>
          </table:table-cell>
          <table:table-cell office:value-type="float" office:value="0.217647058823529" calcext:value-type="float">
            <text:p>0.217647058823529</text:p>
          </table:table-cell>
          <table:table-cell office:value-type="float" office:value="1156.76470588235" calcext:value-type="float">
            <text:p>1156.76470588235</text:p>
          </table:table-cell>
          <table:table-cell office:value-type="float" office:value="74.9571384195598" calcext:value-type="float">
            <text:p>74.9571384195598</text:p>
          </table:table-cell>
          <table:table-cell table:number-columns-repeated="99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0" calcext:value-type="float">
            <text:p>250</text:p>
          </table:table-cell>
          <table:table-cell office:value-type="float" office:value="0.944117647058824" calcext:value-type="float">
            <text:p>0.944117647058824</text:p>
          </table:table-cell>
          <table:table-cell office:value-type="float" office:value="0" calcext:value-type="float">
            <text:p>0</text:p>
          </table:table-cell>
          <table:table-cell office:value-type="float" office:value="91.7199722573207" calcext:value-type="float">
            <text:p>91.7199722573207</text:p>
          </table:table-cell>
          <table:table-cell office:value-type="float" office:value="0" calcext:value-type="float">
            <text:p>0</text:p>
          </table:table-cell>
          <table:table-cell office:value-type="float" office:value="3.47058823529412" calcext:value-type="float">
            <text:p>3.470588235294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8.21981424148607" calcext:value-type="float">
            <text:p>8.21981424148607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541.47058823529" calcext:value-type="float">
            <text:p>9541.47058823529</text:p>
          </table:table-cell>
          <table:table-cell office:value-type="float" office:value="34.5697919738384" calcext:value-type="float">
            <text:p>34.5697919738384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9331.88235294118" calcext:value-type="float">
            <text:p>9331.88235294118</text:p>
          </table:table-cell>
          <table:table-cell office:value-type="float" office:value="46.6060752438581" calcext:value-type="float">
            <text:p>46.6060752438581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6470.70588235294" calcext:value-type="float">
            <text:p>6470.70588235294</text:p>
          </table:table-cell>
          <table:table-cell office:value-type="float" office:value="44.2045415149829" calcext:value-type="float">
            <text:p>44.2045415149829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6984.41176470588" calcext:value-type="float">
            <text:p>6984.41176470588</text:p>
          </table:table-cell>
          <table:table-cell office:value-type="float" office:value="41.1589905161601" calcext:value-type="float">
            <text:p>41.1589905161601</text:p>
          </table:table-cell>
          <table:table-cell office:value-type="float" office:value="0.394117647058823" calcext:value-type="float">
            <text:p>0.394117647058823</text:p>
          </table:table-cell>
          <table:table-cell office:value-type="float" office:value="619" calcext:value-type="float">
            <text:p>619</text:p>
          </table:table-cell>
          <table:table-cell office:value-type="float" office:value="85.9704132314977" calcext:value-type="float">
            <text:p>85.9704132314977</text:p>
          </table:table-cell>
          <table:table-cell office:value-type="float" office:value="0.188235294117647" calcext:value-type="float">
            <text:p>0.188235294117647</text:p>
          </table:table-cell>
          <table:table-cell office:value-type="float" office:value="966" calcext:value-type="float">
            <text:p>966</text:p>
          </table:table-cell>
          <table:table-cell office:value-type="float" office:value="67.9915995969375" calcext:value-type="float">
            <text:p>67.9915995969375</text:p>
          </table:table-cell>
          <table:table-cell table:number-columns-repeated="99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0.935294117647059" calcext:value-type="float">
            <text:p>0.93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90.257646315456" calcext:value-type="float">
            <text:p>90.257646315456</text:p>
          </table:table-cell>
          <table:table-cell office:value-type="float" office:value="0" calcext:value-type="float">
            <text:p>0</text:p>
          </table:table-cell>
          <table:table-cell office:value-type="float" office:value="3.58823529411765" calcext:value-type="float">
            <text:p>3.58823529411765</text:p>
          </table:table-cell>
          <table:table-cell office:value-type="float" office:value="7.88524590163934" calcext:value-type="float">
            <text:p>7.8852459016393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8.86790505675954" calcext:value-type="float">
            <text:p>8.86790505675954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760.29411764706" calcext:value-type="float">
            <text:p>8760.29411764706</text:p>
          </table:table-cell>
          <table:table-cell office:value-type="float" office:value="45.0510391020721" calcext:value-type="float">
            <text:p>45.0510391020721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8798.29411764706" calcext:value-type="float">
            <text:p>8798.29411764706</text:p>
          </table:table-cell>
          <table:table-cell office:value-type="float" office:value="40.7135451551303" calcext:value-type="float">
            <text:p>40.7135451551303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59.47058823529" calcext:value-type="float">
            <text:p>6959.47058823529</text:p>
          </table:table-cell>
          <table:table-cell office:value-type="float" office:value="41.843321244125" calcext:value-type="float">
            <text:p>41.843321244125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199.23529411765" calcext:value-type="float">
            <text:p>7199.23529411765</text:p>
          </table:table-cell>
          <table:table-cell office:value-type="float" office:value="44.4721903666994" calcext:value-type="float">
            <text:p>44.4721903666994</text:p>
          </table:table-cell>
          <table:table-cell office:value-type="float" office:value="0.376470588235294" calcext:value-type="float">
            <text:p>0.376470588235294</text:p>
          </table:table-cell>
          <table:table-cell office:value-type="float" office:value="627.882352941176" calcext:value-type="float">
            <text:p>627.882352941176</text:p>
          </table:table-cell>
          <table:table-cell office:value-type="float" office:value="84.4006582062933" calcext:value-type="float">
            <text:p>84.4006582062933</text:p>
          </table:table-cell>
          <table:table-cell office:value-type="float" office:value="0.223529411764706" calcext:value-type="float">
            <text:p>0.223529411764706</text:p>
          </table:table-cell>
          <table:table-cell office:value-type="float" office:value="1086.58823529412" calcext:value-type="float">
            <text:p>1086.58823529412</text:p>
          </table:table-cell>
          <table:table-cell office:value-type="float" office:value="78.7194037292403" calcext:value-type="float">
            <text:p>78.7194037292403</text:p>
          </table:table-cell>
          <table:table-cell table:number-columns-repeated="99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0" calcext:value-type="float">
            <text:p>250</text:p>
          </table:table-cell>
          <table:table-cell office:value-type="float" office:value="0.932352941176471" calcext:value-type="float">
            <text:p>0.932352941176471</text:p>
          </table:table-cell>
          <table:table-cell office:value-type="float" office:value="0" calcext:value-type="float">
            <text:p>0</text:p>
          </table:table-cell>
          <table:table-cell office:value-type="float" office:value="95.749504177213" calcext:value-type="float">
            <text:p>95.749504177213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5.89230769230769" calcext:value-type="float">
            <text:p>5.89230769230769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.25953069752491" calcext:value-type="float">
            <text:p>9.25953069752491</text:p>
          </table:table-cell>
          <table:table-cell office:value-type="float" office:value="0" calcext:value-type="float">
            <text:p>0</text:p>
          </table:table-cell>
          <table:table-cell office:value-type="float" office:value="9525.11764705882" calcext:value-type="float">
            <text:p>9525.11764705882</text:p>
          </table:table-cell>
          <table:table-cell office:value-type="float" office:value="35.0108121020548" calcext:value-type="float">
            <text:p>35.0108121020548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391.35294117647" calcext:value-type="float">
            <text:p>9391.35294117647</text:p>
          </table:table-cell>
          <table:table-cell office:value-type="float" office:value="40.0747232374909" calcext:value-type="float">
            <text:p>40.0747232374909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163.35294117647" calcext:value-type="float">
            <text:p>7163.35294117647</text:p>
          </table:table-cell>
          <table:table-cell office:value-type="float" office:value="40.4766428708015" calcext:value-type="float">
            <text:p>40.4766428708015</text:p>
          </table:table-cell>
          <table:table-cell office:value-type="float" office:value="0.0264705882352941" calcext:value-type="float">
            <text:p>0.026470588235294</text:p>
          </table:table-cell>
          <table:table-cell office:value-type="float" office:value="6914.52941176471" calcext:value-type="float">
            <text:p>6914.52941176471</text:p>
          </table:table-cell>
          <table:table-cell office:value-type="float" office:value="36.7180730369471" calcext:value-type="float">
            <text:p>36.7180730369471</text:p>
          </table:table-cell>
          <table:table-cell office:value-type="float" office:value="0.414705882352941" calcext:value-type="float">
            <text:p>0.414705882352941</text:p>
          </table:table-cell>
          <table:table-cell office:value-type="float" office:value="620.235294117647" calcext:value-type="float">
            <text:p>620.235294117647</text:p>
          </table:table-cell>
          <table:table-cell office:value-type="float" office:value="79.3216528468005" calcext:value-type="float">
            <text:p>79.3216528468005</text:p>
          </table:table-cell>
          <table:table-cell office:value-type="float" office:value="0.155882352941176" calcext:value-type="float">
            <text:p>0.155882352941176</text:p>
          </table:table-cell>
          <table:table-cell office:value-type="float" office:value="1067.64705882353" calcext:value-type="float">
            <text:p>1067.64705882353</text:p>
          </table:table-cell>
          <table:table-cell office:value-type="float" office:value="71.9166504393257" calcext:value-type="float">
            <text:p>71.9166504393257</text:p>
          </table:table-cell>
          <table:table-cell table:number-columns-repeated="99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0" calcext:value-type="float">
            <text:p>250</text:p>
          </table:table-cell>
          <table:table-cell office:value-type="float" office:value="0.955882352941177" calcext:value-type="float">
            <text:p>0.955882352941177</text:p>
          </table:table-cell>
          <table:table-cell office:value-type="float" office:value="0" calcext:value-type="float">
            <text:p>0</text:p>
          </table:table-cell>
          <table:table-cell office:value-type="float" office:value="96.3646458873927" calcext:value-type="float">
            <text:p>96.3646458873927</text:p>
          </table:table-cell>
          <table:table-cell office:value-type="float" office:value="0" calcext:value-type="float">
            <text:p>0</text:p>
          </table:table-cell>
          <table:table-cell office:value-type="float" office:value="3.94117647058824" calcext:value-type="float">
            <text:p>3.94117647058824</text:p>
          </table:table-cell>
          <table:table-cell office:value-type="float" office:value="8.08955223880597" calcext:value-type="float">
            <text:p>8.0895522388059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9.67600373482726" calcext:value-type="float">
            <text:p>9.67600373482726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9047.41176470588" calcext:value-type="float">
            <text:p>9047.41176470588</text:p>
          </table:table-cell>
          <table:table-cell office:value-type="float" office:value="36.2770719828246" calcext:value-type="float">
            <text:p>36.2770719828246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060.47058823529" calcext:value-type="float">
            <text:p>9060.47058823529</text:p>
          </table:table-cell>
          <table:table-cell office:value-type="float" office:value="38.8132401443067" calcext:value-type="float">
            <text:p>38.8132401443067</text:p>
          </table:table-cell>
          <table:table-cell office:value-type="float" office:value="0.0264705882352941" calcext:value-type="float">
            <text:p>0.026470588235294</text:p>
          </table:table-cell>
          <table:table-cell office:value-type="float" office:value="6855" calcext:value-type="float">
            <text:p>6855</text:p>
          </table:table-cell>
          <table:table-cell office:value-type="float" office:value="40.4320709534296" calcext:value-type="float">
            <text:p>40.4320709534296</text:p>
          </table:table-cell>
          <table:table-cell office:value-type="float" office:value="0.0529411764705882" calcext:value-type="float">
            <text:p>0.052941176470588</text:p>
          </table:table-cell>
          <table:table-cell office:value-type="float" office:value="6988.64705882353" calcext:value-type="float">
            <text:p>6988.64705882353</text:p>
          </table:table-cell>
          <table:table-cell office:value-type="float" office:value="42.9023688479809" calcext:value-type="float">
            <text:p>42.9023688479809</text:p>
          </table:table-cell>
          <table:table-cell office:value-type="float" office:value="0.388235294117647" calcext:value-type="float">
            <text:p>0.388235294117647</text:p>
          </table:table-cell>
          <table:table-cell office:value-type="float" office:value="585.411764705882" calcext:value-type="float">
            <text:p>585.411764705882</text:p>
          </table:table-cell>
          <table:table-cell office:value-type="float" office:value="70.8252348506719" calcext:value-type="float">
            <text:p>70.8252348506719</text:p>
          </table:table-cell>
          <table:table-cell office:value-type="float" office:value="0.214705882352941" calcext:value-type="float">
            <text:p>0.214705882352941</text:p>
          </table:table-cell>
          <table:table-cell office:value-type="float" office:value="1142.58823529412" calcext:value-type="float">
            <text:p>1142.58823529412</text:p>
          </table:table-cell>
          <table:table-cell office:value-type="float" office:value="65.8850715338497" calcext:value-type="float">
            <text:p>65.8850715338497</text:p>
          </table:table-cell>
          <table:table-cell table:number-columns-repeated="99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0" calcext:value-type="float">
            <text:p>250</text:p>
          </table:table-cell>
          <table:table-cell office:value-type="float" office:value="0.914705882352941" calcext:value-type="float">
            <text:p>0.91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97.1569284482538" calcext:value-type="float">
            <text:p>97.1569284482538</text:p>
          </table:table-cell>
          <table:table-cell office:value-type="float" office:value="0" calcext:value-type="float">
            <text:p>0</text:p>
          </table:table-cell>
          <table:table-cell office:value-type="float" office:value="3.47058823529412" calcext:value-type="float">
            <text:p>3.47058823529412</text:p>
          </table:table-cell>
          <table:table-cell office:value-type="float" office:value="6.71186440677966" calcext:value-type="float">
            <text:p>6.71186440677966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4.40432862425839" calcext:value-type="float">
            <text:p>4.40432862425839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9544.11764705882" calcext:value-type="float">
            <text:p>9544.11764705882</text:p>
          </table:table-cell>
          <table:table-cell office:value-type="float" office:value="35.0731820121501" calcext:value-type="float">
            <text:p>35.0731820121501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086.64705882353" calcext:value-type="float">
            <text:p>9086.64705882353</text:p>
          </table:table-cell>
          <table:table-cell office:value-type="float" office:value="38.8445222226655" calcext:value-type="float">
            <text:p>38.8445222226655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6927.35294117647" calcext:value-type="float">
            <text:p>6927.35294117647</text:p>
          </table:table-cell>
          <table:table-cell office:value-type="float" office:value="36.3465886622182" calcext:value-type="float">
            <text:p>36.3465886622182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23.47058823529" calcext:value-type="float">
            <text:p>6923.47058823529</text:p>
          </table:table-cell>
          <table:table-cell office:value-type="float" office:value="38.32835361259" calcext:value-type="float">
            <text:p>38.32835361259</text:p>
          </table:table-cell>
          <table:table-cell office:value-type="float" office:value="0.326470588235294" calcext:value-type="float">
            <text:p>0.326470588235294</text:p>
          </table:table-cell>
          <table:table-cell office:value-type="float" office:value="597.823529411765" calcext:value-type="float">
            <text:p>597.823529411765</text:p>
          </table:table-cell>
          <table:table-cell office:value-type="float" office:value="84.4350163787794" calcext:value-type="float">
            <text:p>84.4350163787794</text:p>
          </table:table-cell>
          <table:table-cell office:value-type="float" office:value="0.288235294117647" calcext:value-type="float">
            <text:p>0.288235294117647</text:p>
          </table:table-cell>
          <table:table-cell office:value-type="float" office:value="1039.82352941176" calcext:value-type="float">
            <text:p>1039.82352941176</text:p>
          </table:table-cell>
          <table:table-cell office:value-type="float" office:value="71.932903059016" calcext:value-type="float">
            <text:p>71.932903059016</text:p>
          </table:table-cell>
          <table:table-cell table:number-columns-repeated="99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0" calcext:value-type="float">
            <text:p>250</text:p>
          </table:table-cell>
          <table:table-cell office:value-type="float" office:value="0.929411764705883" calcext:value-type="float">
            <text:p>0.929411764705883</text:p>
          </table:table-cell>
          <table:table-cell office:value-type="float" office:value="0" calcext:value-type="float">
            <text:p>0</text:p>
          </table:table-cell>
          <table:table-cell office:value-type="float" office:value="95.9829895780849" calcext:value-type="float">
            <text:p>95.9829895780849</text:p>
          </table:table-cell>
          <table:table-cell office:value-type="float" office:value="0" calcext:value-type="float">
            <text:p>0</text:p>
          </table:table-cell>
          <table:table-cell office:value-type="float" office:value="3.17647058823529" calcext:value-type="float">
            <text:p>3.17647058823529</text:p>
          </table:table-cell>
          <table:table-cell office:value-type="float" office:value="7.42592592592593" calcext:value-type="float">
            <text:p>7.4259259259259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7.50371323145687" calcext:value-type="float">
            <text:p>7.50371323145687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9261.88235294118" calcext:value-type="float">
            <text:p>9261.88235294118</text:p>
          </table:table-cell>
          <table:table-cell office:value-type="float" office:value="34.151893081479" calcext:value-type="float">
            <text:p>34.151893081479</text:p>
          </table:table-cell>
          <table:table-cell office:value-type="float" office:value="0.0411764705882353" calcext:value-type="float">
            <text:p>0.041176470588235</text:p>
          </table:table-cell>
          <table:table-cell office:value-type="float" office:value="9255.76470588235" calcext:value-type="float">
            <text:p>9255.76470588235</text:p>
          </table:table-cell>
          <table:table-cell office:value-type="float" office:value="42.3972062285699" calcext:value-type="float">
            <text:p>42.3972062285699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6588.76470588235" calcext:value-type="float">
            <text:p>6588.76470588235</text:p>
          </table:table-cell>
          <table:table-cell office:value-type="float" office:value="44.7725195782353" calcext:value-type="float">
            <text:p>44.7725195782353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7205.70588235294" calcext:value-type="float">
            <text:p>7205.70588235294</text:p>
          </table:table-cell>
          <table:table-cell office:value-type="float" office:value="38.3459971348403" calcext:value-type="float">
            <text:p>38.3459971348403</text:p>
          </table:table-cell>
          <table:table-cell office:value-type="float" office:value="0.355882352941176" calcext:value-type="float">
            <text:p>0.355882352941176</text:p>
          </table:table-cell>
          <table:table-cell office:value-type="float" office:value="535.470588235294" calcext:value-type="float">
            <text:p>535.470588235294</text:p>
          </table:table-cell>
          <table:table-cell office:value-type="float" office:value="74.8791457444125" calcext:value-type="float">
            <text:p>74.8791457444125</text:p>
          </table:table-cell>
          <table:table-cell office:value-type="float" office:value="0.3" calcext:value-type="float">
            <text:p>0.3</text:p>
          </table:table-cell>
          <table:table-cell office:value-type="float" office:value="952.529411764706" calcext:value-type="float">
            <text:p>952.529411764706</text:p>
          </table:table-cell>
          <table:table-cell office:value-type="float" office:value="69.1869431342598" calcext:value-type="float">
            <text:p>69.1869431342598</text:p>
          </table:table-cell>
          <table:table-cell table:number-columns-repeated="99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0" calcext:value-type="float">
            <text:p>250</text:p>
          </table:table-cell>
          <table:table-cell office:value-type="float" office:value="0.926470588235294" calcext:value-type="float">
            <text:p>0.92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89.4975225633732" calcext:value-type="float">
            <text:p>89.4975225633732</text:p>
          </table:table-cell>
          <table:table-cell office:value-type="float" office:value="0" calcext:value-type="float">
            <text:p>0</text:p>
          </table:table-cell>
          <table:table-cell office:value-type="float" office:value="3.76470588235294" calcext:value-type="float">
            <text:p>3.7647058823529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.93862607980255" calcext:value-type="float">
            <text:p>8.93862607980255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089.23529411765" calcext:value-type="float">
            <text:p>9089.23529411765</text:p>
          </table:table-cell>
          <table:table-cell office:value-type="float" office:value="37.0879157343846" calcext:value-type="float">
            <text:p>37.0879157343846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201.58823529412" calcext:value-type="float">
            <text:p>9201.58823529412</text:p>
          </table:table-cell>
          <table:table-cell office:value-type="float" office:value="41.4583765475966" calcext:value-type="float">
            <text:p>41.4583765475966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7079.58823529412" calcext:value-type="float">
            <text:p>7079.58823529412</text:p>
          </table:table-cell>
          <table:table-cell office:value-type="float" office:value="35.1010043249352" calcext:value-type="float">
            <text:p>35.1010043249352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092.29411764706" calcext:value-type="float">
            <text:p>7092.29411764706</text:p>
          </table:table-cell>
          <table:table-cell office:value-type="float" office:value="38.1923245855247" calcext:value-type="float">
            <text:p>38.1923245855247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584.647058823529" calcext:value-type="float">
            <text:p>584.647058823529</text:p>
          </table:table-cell>
          <table:table-cell office:value-type="float" office:value="81.7695345178354" calcext:value-type="float">
            <text:p>81.7695345178354</text:p>
          </table:table-cell>
          <table:table-cell office:value-type="float" office:value="0.241176470588235" calcext:value-type="float">
            <text:p>0.241176470588235</text:p>
          </table:table-cell>
          <table:table-cell office:value-type="float" office:value="1078.76470588235" calcext:value-type="float">
            <text:p>1078.76470588235</text:p>
          </table:table-cell>
          <table:table-cell office:value-type="float" office:value="76.2804764395322" calcext:value-type="float">
            <text:p>76.2804764395322</text:p>
          </table:table-cell>
          <table:table-cell table:number-columns-repeated="99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" calcext:value-type="float">
            <text:p>250</text:p>
          </table:table-cell>
          <table:table-cell office:value-type="float" office:value="0.91764705882353" calcext:value-type="float">
            <text:p>0.9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87.7543763258206" calcext:value-type="float">
            <text:p>87.7543763258206</text:p>
          </table:table-cell>
          <table:table-cell office:value-type="float" office:value="0" calcext:value-type="float">
            <text:p>0</text:p>
          </table:table-cell>
          <table:table-cell office:value-type="float" office:value="3.64705882352941" calcext:value-type="float">
            <text:p>3.64705882352941</text:p>
          </table:table-cell>
          <table:table-cell office:value-type="float" office:value="5.61290322580645" calcext:value-type="float">
            <text:p>5.6129032258064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.39065088400952" calcext:value-type="float">
            <text:p>7.39065088400952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9508.88235294118" calcext:value-type="float">
            <text:p>9508.88235294118</text:p>
          </table:table-cell>
          <table:table-cell office:value-type="float" office:value="40.0056196845482" calcext:value-type="float">
            <text:p>40.0056196845482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9205.35294117647" calcext:value-type="float">
            <text:p>9205.35294117647</text:p>
          </table:table-cell>
          <table:table-cell office:value-type="float" office:value="42.0336466654723" calcext:value-type="float">
            <text:p>42.0336466654723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44.94117647059" calcext:value-type="float">
            <text:p>6944.94117647059</text:p>
          </table:table-cell>
          <table:table-cell office:value-type="float" office:value="45.2612935971629" calcext:value-type="float">
            <text:p>45.2612935971629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7109.29411764706" calcext:value-type="float">
            <text:p>7109.29411764706</text:p>
          </table:table-cell>
          <table:table-cell office:value-type="float" office:value="43.8034844895527" calcext:value-type="float">
            <text:p>43.8034844895527</text:p>
          </table:table-cell>
          <table:table-cell office:value-type="float" office:value="0.323529411764706" calcext:value-type="float">
            <text:p>0.323529411764706</text:p>
          </table:table-cell>
          <table:table-cell office:value-type="float" office:value="667.529411764706" calcext:value-type="float">
            <text:p>667.529411764706</text:p>
          </table:table-cell>
          <table:table-cell office:value-type="float" office:value="74.7852608264114" calcext:value-type="float">
            <text:p>74.7852608264114</text:p>
          </table:table-cell>
          <table:table-cell office:value-type="float" office:value="0.244117647058823" calcext:value-type="float">
            <text:p>0.244117647058823</text:p>
          </table:table-cell>
          <table:table-cell office:value-type="float" office:value="1095.41176470588" calcext:value-type="float">
            <text:p>1095.41176470588</text:p>
          </table:table-cell>
          <table:table-cell office:value-type="float" office:value="66.2232527171865" calcext:value-type="float">
            <text:p>66.2232527171865</text:p>
          </table:table-cell>
          <table:table-cell table:number-columns-repeated="99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50" calcext:value-type="float">
            <text:p>250</text:p>
          </table:table-cell>
          <table:table-cell office:value-type="float" office:value="0.908823529411765" calcext:value-type="float">
            <text:p>0.908823529411765</text:p>
          </table:table-cell>
          <table:table-cell office:value-type="float" office:value="0" calcext:value-type="float">
            <text:p>0</text:p>
          </table:table-cell>
          <table:table-cell office:value-type="float" office:value="95.1877934303636" calcext:value-type="float">
            <text:p>95.1877934303636</text:p>
          </table:table-cell>
          <table:table-cell office:value-type="float" office:value="0" calcext:value-type="float">
            <text:p>0</text:p>
          </table:table-cell>
          <table:table-cell office:value-type="float" office:value="3.47058823529412" calcext:value-type="float">
            <text:p>3.47058823529412</text:p>
          </table:table-cell>
          <table:table-cell office:value-type="float" office:value="5.30508474576271" calcext:value-type="float">
            <text:p>5.3050847457627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.42754736303123" calcext:value-type="float">
            <text:p>4.42754736303123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8320.70588235294" calcext:value-type="float">
            <text:p>8320.70588235294</text:p>
          </table:table-cell>
          <table:table-cell office:value-type="float" office:value="40.9447729778557" calcext:value-type="float">
            <text:p>40.9447729778557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347.11764705882" calcext:value-type="float">
            <text:p>9347.11764705882</text:p>
          </table:table-cell>
          <table:table-cell office:value-type="float" office:value="38.832042502681" calcext:value-type="float">
            <text:p>38.832042502681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7104.88235294118" calcext:value-type="float">
            <text:p>7104.88235294118</text:p>
          </table:table-cell>
          <table:table-cell office:value-type="float" office:value="37.2710216531885" calcext:value-type="float">
            <text:p>37.2710216531885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6765.70588235294" calcext:value-type="float">
            <text:p>6765.70588235294</text:p>
          </table:table-cell>
          <table:table-cell office:value-type="float" office:value="39.6298334995768" calcext:value-type="float">
            <text:p>39.6298334995768</text:p>
          </table:table-cell>
          <table:table-cell office:value-type="float" office:value="0.435294117647059" calcext:value-type="float">
            <text:p>0.435294117647059</text:p>
          </table:table-cell>
          <table:table-cell office:value-type="float" office:value="606.352941176471" calcext:value-type="float">
            <text:p>606.352941176471</text:p>
          </table:table-cell>
          <table:table-cell office:value-type="float" office:value="77.0746589199408" calcext:value-type="float">
            <text:p>77.0746589199408</text:p>
          </table:table-cell>
          <table:table-cell office:value-type="float" office:value="0.244117647058823" calcext:value-type="float">
            <text:p>0.244117647058823</text:p>
          </table:table-cell>
          <table:table-cell office:value-type="float" office:value="1098.76470588235" calcext:value-type="float">
            <text:p>1098.76470588235</text:p>
          </table:table-cell>
          <table:table-cell office:value-type="float" office:value="76.5600307475741" calcext:value-type="float">
            <text:p>76.5600307475741</text:p>
          </table:table-cell>
          <table:table-cell table:number-columns-repeated="99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0" calcext:value-type="float">
            <text:p>250</text:p>
          </table:table-cell>
          <table:table-cell office:value-type="float" office:value="0.908823529411765" calcext:value-type="float">
            <text:p>0.908823529411765</text:p>
          </table:table-cell>
          <table:table-cell office:value-type="float" office:value="0" calcext:value-type="float">
            <text:p>0</text:p>
          </table:table-cell>
          <table:table-cell office:value-type="float" office:value="88.2339853216815" calcext:value-type="float">
            <text:p>88.2339853216815</text:p>
          </table:table-cell>
          <table:table-cell office:value-type="float" office:value="0" calcext:value-type="float">
            <text:p>0</text:p>
          </table:table-cell>
          <table:table-cell office:value-type="float" office:value="3.17647058823529" calcext:value-type="float">
            <text:p>3.17647058823529</text:p>
          </table:table-cell>
          <table:table-cell office:value-type="float" office:value="9.68518518518519" calcext:value-type="float">
            <text:p>9.68518518518519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9.66922885306573" calcext:value-type="float">
            <text:p>9.66922885306573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9703.47058823529" calcext:value-type="float">
            <text:p>9703.47058823529</text:p>
          </table:table-cell>
          <table:table-cell office:value-type="float" office:value="34.471460871392" calcext:value-type="float">
            <text:p>34.471460871392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8511.17647058824" calcext:value-type="float">
            <text:p>8511.17647058824</text:p>
          </table:table-cell>
          <table:table-cell office:value-type="float" office:value="38.4832537934766" calcext:value-type="float">
            <text:p>38.4832537934766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6492.58823529412" calcext:value-type="float">
            <text:p>6492.58823529412</text:p>
          </table:table-cell>
          <table:table-cell office:value-type="float" office:value="38.1785151204458" calcext:value-type="float">
            <text:p>38.1785151204458</text:p>
          </table:table-cell>
          <table:table-cell office:value-type="float" office:value="0.0294117647058823" calcext:value-type="float">
            <text:p>0.029411764705882</text:p>
          </table:table-cell>
          <table:table-cell office:value-type="float" office:value="6905.11764705882" calcext:value-type="float">
            <text:p>6905.11764705882</text:p>
          </table:table-cell>
          <table:table-cell office:value-type="float" office:value="41.5107980941072" calcext:value-type="float">
            <text:p>41.5107980941072</text:p>
          </table:table-cell>
          <table:table-cell office:value-type="float" office:value="0.358823529411765" calcext:value-type="float">
            <text:p>0.358823529411765</text:p>
          </table:table-cell>
          <table:table-cell office:value-type="float" office:value="660.058823529412" calcext:value-type="float">
            <text:p>660.058823529412</text:p>
          </table:table-cell>
          <table:table-cell office:value-type="float" office:value="78.0978368868089" calcext:value-type="float">
            <text:p>78.0978368868089</text:p>
          </table:table-cell>
          <table:table-cell office:value-type="float" office:value="0.261764705882353" calcext:value-type="float">
            <text:p>0.261764705882353</text:p>
          </table:table-cell>
          <table:table-cell office:value-type="float" office:value="920.705882352941" calcext:value-type="float">
            <text:p>920.705882352941</text:p>
          </table:table-cell>
          <table:table-cell office:value-type="float" office:value="70.7090882680646" calcext:value-type="float">
            <text:p>70.7090882680646</text:p>
          </table:table-cell>
          <table:table-cell table:number-columns-repeated="99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0" calcext:value-type="float">
            <text:p>250</text:p>
          </table:table-cell>
          <table:table-cell office:value-type="float" office:value="0.938235294117647" calcext:value-type="float">
            <text:p>0.938235294117647</text:p>
          </table:table-cell>
          <table:table-cell office:value-type="float" office:value="0" calcext:value-type="float">
            <text:p>0</text:p>
          </table:table-cell>
          <table:table-cell office:value-type="float" office:value="95.6190136433609" calcext:value-type="float">
            <text:p>95.6190136433609</text:p>
          </table:table-cell>
          <table:table-cell office:value-type="float" office:value="0" calcext:value-type="float">
            <text:p>0</text:p>
          </table:table-cell>
          <table:table-cell office:value-type="float" office:value="3.41176470588235" calcext:value-type="float">
            <text:p>3.41176470588235</text:p>
          </table:table-cell>
          <table:table-cell office:value-type="float" office:value="11.448275862069" calcext:value-type="float">
            <text:p>11.448275862069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7.15831619361031" calcext:value-type="float">
            <text:p>7.15831619361031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894.58823529412" calcext:value-type="float">
            <text:p>8894.58823529412</text:p>
          </table:table-cell>
          <table:table-cell office:value-type="float" office:value="33.5329794042714" calcext:value-type="float">
            <text:p>33.5329794042714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9628.58823529412" calcext:value-type="float">
            <text:p>9628.58823529412</text:p>
          </table:table-cell>
          <table:table-cell office:value-type="float" office:value="40.65979861143" calcext:value-type="float">
            <text:p>40.65979861143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6777.82352941177" calcext:value-type="float">
            <text:p>6777.82352941177</text:p>
          </table:table-cell>
          <table:table-cell office:value-type="float" office:value="45.8531927756998" calcext:value-type="float">
            <text:p>45.8531927756998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6850.88235294118" calcext:value-type="float">
            <text:p>6850.88235294118</text:p>
          </table:table-cell>
          <table:table-cell office:value-type="float" office:value="40.78570658528" calcext:value-type="float">
            <text:p>40.78570658528</text:p>
          </table:table-cell>
          <table:table-cell office:value-type="float" office:value="0.429411764705882" calcext:value-type="float">
            <text:p>0.429411764705882</text:p>
          </table:table-cell>
          <table:table-cell office:value-type="float" office:value="520.588235294118" calcext:value-type="float">
            <text:p>520.588235294118</text:p>
          </table:table-cell>
          <table:table-cell office:value-type="float" office:value="79.1334758595555" calcext:value-type="float">
            <text:p>79.1334758595555</text:p>
          </table:table-cell>
          <table:table-cell office:value-type="float" office:value="0.202941176470588" calcext:value-type="float">
            <text:p>0.202941176470588</text:p>
          </table:table-cell>
          <table:table-cell office:value-type="float" office:value="1122.29411764706" calcext:value-type="float">
            <text:p>1122.29411764706</text:p>
          </table:table-cell>
          <table:table-cell office:value-type="float" office:value="66.6725510355759" calcext:value-type="float">
            <text:p>66.6725510355759</text:p>
          </table:table-cell>
          <table:table-cell table:number-columns-repeated="99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167.942935915336" calcext:value-type="float">
            <text:p>167.942935915336</text:p>
          </table:table-cell>
          <table:table-cell office:value-type="float" office:value="0" calcext:value-type="float">
            <text:p>0</text:p>
          </table:table-cell>
          <table:table-cell office:value-type="float" office:value="1.82352941176471" calcext:value-type="float">
            <text:p>1.82352941176471</text:p>
          </table:table-cell>
          <table:table-cell office:value-type="float" office:value="5.58064516129032" calcext:value-type="float">
            <text:p>5.5806451612903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1.0818759936407" calcext:value-type="float">
            <text:p>11.0818759936407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343.17647058824" calcext:value-type="float">
            <text:p>9343.17647058824</text:p>
          </table:table-cell>
          <table:table-cell office:value-type="float" office:value="45.3499546959962" calcext:value-type="float">
            <text:p>45.3499546959962</text:p>
          </table:table-cell>
          <table:table-cell office:value-type="float" office:value="0" calcext:value-type="float">
            <text:p>0</text:p>
          </table:table-cell>
          <table:table-cell office:value-type="float" office:value="9044.17647058824" calcext:value-type="float">
            <text:p>9044.17647058824</text:p>
          </table:table-cell>
          <table:table-cell office:value-type="float" office:value="54.0966997159264" calcext:value-type="float">
            <text:p>54.0966997159264</text:p>
          </table:table-cell>
          <table:table-cell office:value-type="float" office:value="0" calcext:value-type="float">
            <text:p>0</text:p>
          </table:table-cell>
          <table:table-cell office:value-type="float" office:value="7067.41176470588" calcext:value-type="float">
            <text:p>7067.41176470588</text:p>
          </table:table-cell>
          <table:table-cell office:value-type="float" office:value="43.0786836384448" calcext:value-type="float">
            <text:p>43.0786836384448</text:p>
          </table:table-cell>
          <table:table-cell office:value-type="float" office:value="0" calcext:value-type="float">
            <text:p>0</text:p>
          </table:table-cell>
          <table:table-cell office:value-type="float" office:value="7166.35294117647" calcext:value-type="float">
            <text:p>7166.35294117647</text:p>
          </table:table-cell>
          <table:table-cell office:value-type="float" office:value="49.617879775423" calcext:value-type="float">
            <text:p>49.617879775423</text:p>
          </table:table-cell>
          <table:table-cell office:value-type="float" office:value="0.194117647058824" calcext:value-type="float">
            <text:p>0.194117647058824</text:p>
          </table:table-cell>
          <table:table-cell office:value-type="float" office:value="314.588235294118" calcext:value-type="float">
            <text:p>314.588235294118</text:p>
          </table:table-cell>
          <table:table-cell office:value-type="float" office:value="135.576997253608" calcext:value-type="float">
            <text:p>135.576997253608</text:p>
          </table:table-cell>
          <table:table-cell office:value-type="float" office:value="0.0823529411764706" calcext:value-type="float">
            <text:p>0.082352941176471</text:p>
          </table:table-cell>
          <table:table-cell office:value-type="float" office:value="711.411764705882" calcext:value-type="float">
            <text:p>711.411764705882</text:p>
          </table:table-cell>
          <table:table-cell office:value-type="float" office:value="115.198328713944" calcext:value-type="float">
            <text:p>115.198328713944</text:p>
          </table:table-cell>
          <table:table-cell table:number-columns-repeated="4"/>
          <table:table-cell table:style-name="Default"/>
          <table:table-cell table:style-name="ce6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96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0" calcext:value-type="float">
            <text:p>500</text:p>
          </table:table-cell>
          <table:table-cell office:value-type="float" office:value="0.741176470588235" calcext:value-type="float">
            <text:p>0.741176470588235</text:p>
          </table:table-cell>
          <table:table-cell office:value-type="float" office:value="0" calcext:value-type="float">
            <text:p>0</text:p>
          </table:table-cell>
          <table:table-cell office:value-type="float" office:value="157.148417084005" calcext:value-type="float">
            <text:p>157.148417084005</text:p>
          </table:table-cell>
          <table:table-cell office:value-type="float" office:value="0" calcext:value-type="float">
            <text:p>0</text:p>
          </table:table-cell>
          <table:table-cell office:value-type="float" office:value="1.82352941176471" calcext:value-type="float">
            <text:p>1.82352941176471</text:p>
          </table:table-cell>
          <table:table-cell office:value-type="float" office:value="15.9032258064516" calcext:value-type="float">
            <text:p>15.903225806451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8.77592684132476" calcext:value-type="float">
            <text:p>8.77592684132476</text:p>
          </table:table-cell>
          <table:table-cell office:value-type="float" office:value="0" calcext:value-type="float">
            <text:p>0</text:p>
          </table:table-cell>
          <table:table-cell office:value-type="float" office:value="9642.41176470588" calcext:value-type="float">
            <text:p>9642.41176470588</text:p>
          </table:table-cell>
          <table:table-cell office:value-type="float" office:value="38.5473592366261" calcext:value-type="float">
            <text:p>38.5473592366261</text:p>
          </table:table-cell>
          <table:table-cell office:value-type="float" office:value="0" calcext:value-type="float">
            <text:p>0</text:p>
          </table:table-cell>
          <table:table-cell office:value-type="float" office:value="9663.47058823529" calcext:value-type="float">
            <text:p>9663.47058823529</text:p>
          </table:table-cell>
          <table:table-cell office:value-type="float" office:value="39.7717714781833" calcext:value-type="float">
            <text:p>39.7717714781833</text:p>
          </table:table-cell>
          <table:table-cell office:value-type="float" office:value="0" calcext:value-type="float">
            <text:p>0</text:p>
          </table:table-cell>
          <table:table-cell office:value-type="float" office:value="7141.23529411765" calcext:value-type="float">
            <text:p>7141.23529411765</text:p>
          </table:table-cell>
          <table:table-cell office:value-type="float" office:value="46.8510868728915" calcext:value-type="float">
            <text:p>46.8510868728915</text:p>
          </table:table-cell>
          <table:table-cell office:value-type="float" office:value="0" calcext:value-type="float">
            <text:p>0</text:p>
          </table:table-cell>
          <table:table-cell office:value-type="float" office:value="6865.82352941177" calcext:value-type="float">
            <text:p>6865.82352941177</text:p>
          </table:table-cell>
          <table:table-cell office:value-type="float" office:value="54.9831467890535" calcext:value-type="float">
            <text:p>54.9831467890535</text:p>
          </table:table-cell>
          <table:table-cell office:value-type="float" office:value="0.182352941176471" calcext:value-type="float">
            <text:p>0.182352941176471</text:p>
          </table:table-cell>
          <table:table-cell office:value-type="float" office:value="388.058823529412" calcext:value-type="float">
            <text:p>388.058823529412</text:p>
          </table:table-cell>
          <table:table-cell office:value-type="float" office:value="149.867810723226" calcext:value-type="float">
            <text:p>149.867810723226</text:p>
          </table:table-cell>
          <table:table-cell office:value-type="float" office:value="0.1" calcext:value-type="float">
            <text:p>0.1</text:p>
          </table:table-cell>
          <table:table-cell office:value-type="float" office:value="556.411764705882" calcext:value-type="float">
            <text:p>556.411764705882</text:p>
          </table:table-cell>
          <table:table-cell office:value-type="float" office:value="105.249628172228" calcext:value-type="float">
            <text:p>105.249628172228</text:p>
          </table:table-cell>
          <table:table-cell table:number-columns-repeated="99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0" calcext:value-type="float">
            <text:p>500</text:p>
          </table:table-cell>
          <table:table-cell office:value-type="float" office:value="0.664705882352941" calcext:value-type="float">
            <text:p>0.66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156.232135410692" calcext:value-type="float">
            <text:p>156.232135410692</text:p>
          </table:table-cell>
          <table:table-cell office:value-type="float" office:value="0" calcext:value-type="float">
            <text:p>0</text:p>
          </table:table-cell>
          <table:table-cell office:value-type="float" office:value="1.70588235294118" calcext:value-type="float">
            <text:p>1.70588235294118</text:p>
          </table:table-cell>
          <table:table-cell office:value-type="float" office:value="7.51724137931035" calcext:value-type="float">
            <text:p>7.5172413793103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0.1994188804554" calcext:value-type="float">
            <text:p>10.1994188804554</text:p>
          </table:table-cell>
          <table:table-cell office:value-type="float" office:value="0" calcext:value-type="float">
            <text:p>0</text:p>
          </table:table-cell>
          <table:table-cell office:value-type="float" office:value="9077.52941176471" calcext:value-type="float">
            <text:p>9077.52941176471</text:p>
          </table:table-cell>
          <table:table-cell office:value-type="float" office:value="41.6068509695645" calcext:value-type="float">
            <text:p>41.6068509695645</text:p>
          </table:table-cell>
          <table:table-cell office:value-type="float" office:value="0" calcext:value-type="float">
            <text:p>0</text:p>
          </table:table-cell>
          <table:table-cell office:value-type="float" office:value="10344.7647058824" calcext:value-type="float">
            <text:p>10344.7647058824</text:p>
          </table:table-cell>
          <table:table-cell office:value-type="float" office:value="39.722755933606" calcext:value-type="float">
            <text:p>39.722755933606</text:p>
          </table:table-cell>
          <table:table-cell office:value-type="float" office:value="0" calcext:value-type="float">
            <text:p>0</text:p>
          </table:table-cell>
          <table:table-cell office:value-type="float" office:value="6926.41176470588" calcext:value-type="float">
            <text:p>6926.41176470588</text:p>
          </table:table-cell>
          <table:table-cell office:value-type="float" office:value="43.586274124439" calcext:value-type="float">
            <text:p>43.586274124439</text:p>
          </table:table-cell>
          <table:table-cell office:value-type="float" office:value="0" calcext:value-type="float">
            <text:p>0</text:p>
          </table:table-cell>
          <table:table-cell office:value-type="float" office:value="6869.70588235294" calcext:value-type="float">
            <text:p>6869.70588235294</text:p>
          </table:table-cell>
          <table:table-cell office:value-type="float" office:value="42.1910386253357" calcext:value-type="float">
            <text:p>42.1910386253357</text:p>
          </table:table-cell>
          <table:table-cell office:value-type="float" office:value="0.2" calcext:value-type="float">
            <text:p>0.2</text:p>
          </table:table-cell>
          <table:table-cell office:value-type="float" office:value="430.529411764706" calcext:value-type="float">
            <text:p>430.529411764706</text:p>
          </table:table-cell>
          <table:table-cell office:value-type="float" office:value="158.69582870717" calcext:value-type="float">
            <text:p>158.69582870717</text:p>
          </table:table-cell>
          <table:table-cell office:value-type="float" office:value="0.147058823529412" calcext:value-type="float">
            <text:p>0.147058823529412</text:p>
          </table:table-cell>
          <table:table-cell office:value-type="float" office:value="653.705882352941" calcext:value-type="float">
            <text:p>653.705882352941</text:p>
          </table:table-cell>
          <table:table-cell office:value-type="float" office:value="127.555861617624" calcext:value-type="float">
            <text:p>127.555861617624</text:p>
          </table:table-cell>
          <table:table-cell table:number-columns-repeated="99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0" calcext:value-type="float">
            <text:p>500</text:p>
          </table:table-cell>
          <table:table-cell office:value-type="float" office:value="0.652941176470588" calcext:value-type="float">
            <text:p>0.65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164.112297778789" calcext:value-type="float">
            <text:p>164.112297778789</text:p>
          </table:table-cell>
          <table:table-cell office:value-type="float" office:value="0" calcext:value-type="float">
            <text:p>0</text:p>
          </table:table-cell>
          <table:table-cell office:value-type="float" office:value="1.64705882352941" calcext:value-type="float">
            <text:p>1.64705882352941</text:p>
          </table:table-cell>
          <table:table-cell office:value-type="float" office:value="8.35714285714286" calcext:value-type="float">
            <text:p>8.3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4.3325791855204" calcext:value-type="float">
            <text:p>14.3325791855204</text:p>
          </table:table-cell>
          <table:table-cell office:value-type="float" office:value="0" calcext:value-type="float">
            <text:p>0</text:p>
          </table:table-cell>
          <table:table-cell office:value-type="float" office:value="9463.88235294118" calcext:value-type="float">
            <text:p>9463.88235294118</text:p>
          </table:table-cell>
          <table:table-cell office:value-type="float" office:value="48.9374152014207" calcext:value-type="float">
            <text:p>48.9374152014207</text:p>
          </table:table-cell>
          <table:table-cell office:value-type="float" office:value="0" calcext:value-type="float">
            <text:p>0</text:p>
          </table:table-cell>
          <table:table-cell office:value-type="float" office:value="9861.05882352941" calcext:value-type="float">
            <text:p>9861.05882352941</text:p>
          </table:table-cell>
          <table:table-cell office:value-type="float" office:value="43.3719429452348" calcext:value-type="float">
            <text:p>43.3719429452348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881.88235294118" calcext:value-type="float">
            <text:p>6881.88235294118</text:p>
          </table:table-cell>
          <table:table-cell office:value-type="float" office:value="52.4224919932357" calcext:value-type="float">
            <text:p>52.4224919932357</text:p>
          </table:table-cell>
          <table:table-cell office:value-type="float" office:value="0" calcext:value-type="float">
            <text:p>0</text:p>
          </table:table-cell>
          <table:table-cell office:value-type="float" office:value="7470.11764705882" calcext:value-type="float">
            <text:p>7470.11764705882</text:p>
          </table:table-cell>
          <table:table-cell office:value-type="float" office:value="44.3436841282348" calcext:value-type="float">
            <text:p>44.3436841282348</text:p>
          </table:table-cell>
          <table:table-cell office:value-type="float" office:value="0.264705882352941" calcext:value-type="float">
            <text:p>0.264705882352941</text:p>
          </table:table-cell>
          <table:table-cell office:value-type="float" office:value="396.882352941176" calcext:value-type="float">
            <text:p>396.882352941176</text:p>
          </table:table-cell>
          <table:table-cell office:value-type="float" office:value="149.383162004934" calcext:value-type="float">
            <text:p>149.383162004934</text:p>
          </table:table-cell>
          <table:table-cell office:value-type="float" office:value="0.0882352941176471" calcext:value-type="float">
            <text:p>0.088235294117647</text:p>
          </table:table-cell>
          <table:table-cell office:value-type="float" office:value="617.411764705882" calcext:value-type="float">
            <text:p>617.411764705882</text:p>
          </table:table-cell>
          <table:table-cell office:value-type="float" office:value="105.414945828009" calcext:value-type="float">
            <text:p>105.414945828009</text:p>
          </table:table-cell>
          <table:table-cell table:number-columns-repeated="99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0.723529411764706" calcext:value-type="float">
            <text:p>0.723529411764706</text:p>
          </table:table-cell>
          <table:table-cell office:value-type="float" office:value="0" calcext:value-type="float">
            <text:p>0</text:p>
          </table:table-cell>
          <table:table-cell office:value-type="float" office:value="162.954176951434" calcext:value-type="float">
            <text:p>162.954176951434</text:p>
          </table:table-cell>
          <table:table-cell office:value-type="float" office:value="0" calcext:value-type="float">
            <text:p>0</text:p>
          </table:table-cell>
          <table:table-cell office:value-type="float" office:value="1.82352941176471" calcext:value-type="float">
            <text:p>1.82352941176471</text:p>
          </table:table-cell>
          <table:table-cell office:value-type="float" office:value="12.1612903225806" calcext:value-type="float">
            <text:p>12.161290322580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1.7020872865275" calcext:value-type="float">
            <text:p>11.7020872865275</text:p>
          </table:table-cell>
          <table:table-cell office:value-type="float" office:value="0" calcext:value-type="float">
            <text:p>0</text:p>
          </table:table-cell>
          <table:table-cell office:value-type="float" office:value="9048.58823529412" calcext:value-type="float">
            <text:p>9048.58823529412</text:p>
          </table:table-cell>
          <table:table-cell office:value-type="float" office:value="39.6311126067648" calcext:value-type="float">
            <text:p>39.6311126067648</text:p>
          </table:table-cell>
          <table:table-cell office:value-type="float" office:value="0" calcext:value-type="float">
            <text:p>0</text:p>
          </table:table-cell>
          <table:table-cell office:value-type="float" office:value="9578.70588235294" calcext:value-type="float">
            <text:p>9578.70588235294</text:p>
          </table:table-cell>
          <table:table-cell office:value-type="float" office:value="37.8453072545458" calcext:value-type="float">
            <text:p>37.8453072545458</text:p>
          </table:table-cell>
          <table:table-cell office:value-type="float" office:value="0" calcext:value-type="float">
            <text:p>0</text:p>
          </table:table-cell>
          <table:table-cell office:value-type="float" office:value="7463.29411764706" calcext:value-type="float">
            <text:p>7463.29411764706</text:p>
          </table:table-cell>
          <table:table-cell office:value-type="float" office:value="42.6935460894158" calcext:value-type="float">
            <text:p>42.6935460894158</text:p>
          </table:table-cell>
          <table:table-cell office:value-type="float" office:value="0" calcext:value-type="float">
            <text:p>0</text:p>
          </table:table-cell>
          <table:table-cell office:value-type="float" office:value="7189.11764705882" calcext:value-type="float">
            <text:p>7189.11764705882</text:p>
          </table:table-cell>
          <table:table-cell office:value-type="float" office:value="39.3108890804142" calcext:value-type="float">
            <text:p>39.3108890804142</text:p>
          </table:table-cell>
          <table:table-cell office:value-type="float" office:value="0.317647058823529" calcext:value-type="float">
            <text:p>0.317647058823529</text:p>
          </table:table-cell>
          <table:table-cell office:value-type="float" office:value="386.294117647059" calcext:value-type="float">
            <text:p>386.294117647059</text:p>
          </table:table-cell>
          <table:table-cell office:value-type="float" office:value="152.218812199035" calcext:value-type="float">
            <text:p>152.218812199035</text:p>
          </table:table-cell>
          <table:table-cell office:value-type="float" office:value="0.135294117647059" calcext:value-type="float">
            <text:p>0.135294117647059</text:p>
          </table:table-cell>
          <table:table-cell office:value-type="float" office:value="741.588235294118" calcext:value-type="float">
            <text:p>741.588235294118</text:p>
          </table:table-cell>
          <table:table-cell office:value-type="float" office:value="126.319730516365" calcext:value-type="float">
            <text:p>126.319730516365</text:p>
          </table:table-cell>
          <table:table-cell table:number-columns-repeated="99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0" calcext:value-type="float">
            <text:p>500</text:p>
          </table:table-cell>
          <table:table-cell office:value-type="float" office:value="0.688235294117647" calcext:value-type="float">
            <text:p>0.688235294117647</text:p>
          </table:table-cell>
          <table:table-cell office:value-type="float" office:value="0" calcext:value-type="float">
            <text:p>0</text:p>
          </table:table-cell>
          <table:table-cell office:value-type="float" office:value="166.862136576425" calcext:value-type="float">
            <text:p>166.862136576425</text:p>
          </table:table-cell>
          <table:table-cell office:value-type="float" office:value="0" calcext:value-type="float">
            <text:p>0</text:p>
          </table:table-cell>
          <table:table-cell office:value-type="float" office:value="2.11764705882353" calcext:value-type="float">
            <text:p>2.11764705882353</text:p>
          </table:table-cell>
          <table:table-cell office:value-type="float" office:value="5.41666666666667" calcext:value-type="float">
            <text:p>5.41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1.3780578898226" calcext:value-type="float">
            <text:p>11.3780578898226</text:p>
          </table:table-cell>
          <table:table-cell office:value-type="float" office:value="0" calcext:value-type="float">
            <text:p>0</text:p>
          </table:table-cell>
          <table:table-cell office:value-type="float" office:value="9903.76470588235" calcext:value-type="float">
            <text:p>9903.76470588235</text:p>
          </table:table-cell>
          <table:table-cell office:value-type="float" office:value="40.7273194356948" calcext:value-type="float">
            <text:p>40.7273194356948</text:p>
          </table:table-cell>
          <table:table-cell office:value-type="float" office:value="0" calcext:value-type="float">
            <text:p>0</text:p>
          </table:table-cell>
          <table:table-cell office:value-type="float" office:value="10040.4117647059" calcext:value-type="float">
            <text:p>10040.4117647059</text:p>
          </table:table-cell>
          <table:table-cell office:value-type="float" office:value="39.2785331943281" calcext:value-type="float">
            <text:p>39.2785331943281</text:p>
          </table:table-cell>
          <table:table-cell office:value-type="float" office:value="0" calcext:value-type="float">
            <text:p>0</text:p>
          </table:table-cell>
          <table:table-cell office:value-type="float" office:value="7317.29411764706" calcext:value-type="float">
            <text:p>7317.29411764706</text:p>
          </table:table-cell>
          <table:table-cell office:value-type="float" office:value="38.9718923799003" calcext:value-type="float">
            <text:p>38.9718923799003</text:p>
          </table:table-cell>
          <table:table-cell office:value-type="float" office:value="0" calcext:value-type="float">
            <text:p>0</text:p>
          </table:table-cell>
          <table:table-cell office:value-type="float" office:value="7321.05882352941" calcext:value-type="float">
            <text:p>7321.05882352941</text:p>
          </table:table-cell>
          <table:table-cell office:value-type="float" office:value="52.2938098926695" calcext:value-type="float">
            <text:p>52.2938098926695</text:p>
          </table:table-cell>
          <table:table-cell office:value-type="float" office:value="0.264705882352941" calcext:value-type="float">
            <text:p>0.264705882352941</text:p>
          </table:table-cell>
          <table:table-cell office:value-type="float" office:value="379.764705882353" calcext:value-type="float">
            <text:p>379.764705882353</text:p>
          </table:table-cell>
          <table:table-cell office:value-type="float" office:value="139.095908904515" calcext:value-type="float">
            <text:p>139.095908904515</text:p>
          </table:table-cell>
          <table:table-cell office:value-type="float" office:value="0.135294117647059" calcext:value-type="float">
            <text:p>0.135294117647059</text:p>
          </table:table-cell>
          <table:table-cell office:value-type="float" office:value="758.823529411765" calcext:value-type="float">
            <text:p>758.823529411765</text:p>
          </table:table-cell>
          <table:table-cell office:value-type="float" office:value="135.904254276974" calcext:value-type="float">
            <text:p>135.904254276974</text:p>
          </table:table-cell>
          <table:table-cell table:number-columns-repeated="99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0" calcext:value-type="float">
            <text:p>500</text:p>
          </table:table-cell>
          <table:table-cell office:value-type="float" office:value="0.729411764705882" calcext:value-type="float">
            <text:p>0.72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157.337211211897" calcext:value-type="float">
            <text:p>157.337211211897</text:p>
          </table:table-cell>
          <table:table-cell office:value-type="float" office:value="0" calcext:value-type="float">
            <text:p>0</text:p>
          </table:table-cell>
          <table:table-cell office:value-type="float" office:value="2.29411764705882" calcext:value-type="float">
            <text:p>2.29411764705882</text:p>
          </table:table-cell>
          <table:table-cell office:value-type="float" office:value="8.12820512820513" calcext:value-type="float">
            <text:p>8.1282051282051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0.988614800759" calcext:value-type="float">
            <text:p>10.988614800759</text:p>
          </table:table-cell>
          <table:table-cell office:value-type="float" office:value="0" calcext:value-type="float">
            <text:p>0</text:p>
          </table:table-cell>
          <table:table-cell office:value-type="float" office:value="9821.23529411765" calcext:value-type="float">
            <text:p>9821.23529411765</text:p>
          </table:table-cell>
          <table:table-cell office:value-type="float" office:value="43.4724083685846" calcext:value-type="float">
            <text:p>43.4724083685846</text:p>
          </table:table-cell>
          <table:table-cell office:value-type="float" office:value="0" calcext:value-type="float">
            <text:p>0</text:p>
          </table:table-cell>
          <table:table-cell office:value-type="float" office:value="9466.88235294118" calcext:value-type="float">
            <text:p>9466.88235294118</text:p>
          </table:table-cell>
          <table:table-cell office:value-type="float" office:value="42.2608461738401" calcext:value-type="float">
            <text:p>42.2608461738401</text:p>
          </table:table-cell>
          <table:table-cell office:value-type="float" office:value="0" calcext:value-type="float">
            <text:p>0</text:p>
          </table:table-cell>
          <table:table-cell office:value-type="float" office:value="7293.76470588235" calcext:value-type="float">
            <text:p>7293.76470588235</text:p>
          </table:table-cell>
          <table:table-cell office:value-type="float" office:value="38.4468904182503" calcext:value-type="float">
            <text:p>38.4468904182503</text:p>
          </table:table-cell>
          <table:table-cell office:value-type="float" office:value="0" calcext:value-type="float">
            <text:p>0</text:p>
          </table:table-cell>
          <table:table-cell office:value-type="float" office:value="7235.35294117647" calcext:value-type="float">
            <text:p>7235.35294117647</text:p>
          </table:table-cell>
          <table:table-cell office:value-type="float" office:value="47.3040441105361" calcext:value-type="float">
            <text:p>47.3040441105361</text:p>
          </table:table-cell>
          <table:table-cell office:value-type="float" office:value="0.252941176470588" calcext:value-type="float">
            <text:p>0.252941176470588</text:p>
          </table:table-cell>
          <table:table-cell office:value-type="float" office:value="414.117647058824" calcext:value-type="float">
            <text:p>414.117647058824</text:p>
          </table:table-cell>
          <table:table-cell office:value-type="float" office:value="151.181498920659" calcext:value-type="float">
            <text:p>151.181498920659</text:p>
          </table:table-cell>
          <table:table-cell office:value-type="float" office:value="0.129411764705882" calcext:value-type="float">
            <text:p>0.129411764705882</text:p>
          </table:table-cell>
          <table:table-cell office:value-type="float" office:value="594.352941176471" calcext:value-type="float">
            <text:p>594.352941176471</text:p>
          </table:table-cell>
          <table:table-cell office:value-type="float" office:value="132.454937953188" calcext:value-type="float">
            <text:p>132.454937953188</text:p>
          </table:table-cell>
          <table:table-cell table:number-columns-repeated="99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0" calcext:value-type="float">
            <text:p>500</text:p>
          </table:table-cell>
          <table:table-cell office:value-type="float" office:value="0.711764705882353" calcext:value-type="float">
            <text:p>0.71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164.558646404074" calcext:value-type="float">
            <text:p>164.558646404074</text:p>
          </table:table-cell>
          <table:table-cell office:value-type="float" office:value="0" calcext:value-type="float">
            <text:p>0</text:p>
          </table:table-cell>
          <table:table-cell office:value-type="float" office:value="1.70588235294118" calcext:value-type="float">
            <text:p>1.70588235294118</text:p>
          </table:table-cell>
          <table:table-cell office:value-type="float" office:value="5.93103448275862" calcext:value-type="float">
            <text:p>5.9310344827586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0.7182476594241" calcext:value-type="float">
            <text:p>10.7182476594241</text:p>
          </table:table-cell>
          <table:table-cell office:value-type="float" office:value="0" calcext:value-type="float">
            <text:p>0</text:p>
          </table:table-cell>
          <table:table-cell office:value-type="float" office:value="9217.23529411765" calcext:value-type="float">
            <text:p>9217.23529411765</text:p>
          </table:table-cell>
          <table:table-cell office:value-type="float" office:value="47.2463320246951" calcext:value-type="float">
            <text:p>47.2463320246951</text:p>
          </table:table-cell>
          <table:table-cell office:value-type="float" office:value="0" calcext:value-type="float">
            <text:p>0</text:p>
          </table:table-cell>
          <table:table-cell office:value-type="float" office:value="9688.17647058824" calcext:value-type="float">
            <text:p>9688.17647058824</text:p>
          </table:table-cell>
          <table:table-cell office:value-type="float" office:value="49.6986584215177" calcext:value-type="float">
            <text:p>49.6986584215177</text:p>
          </table:table-cell>
          <table:table-cell office:value-type="float" office:value="0" calcext:value-type="float">
            <text:p>0</text:p>
          </table:table-cell>
          <table:table-cell office:value-type="float" office:value="7065.23529411765" calcext:value-type="float">
            <text:p>7065.23529411765</text:p>
          </table:table-cell>
          <table:table-cell office:value-type="float" office:value="46.2938650177297" calcext:value-type="float">
            <text:p>46.2938650177297</text:p>
          </table:table-cell>
          <table:table-cell office:value-type="float" office:value="0" calcext:value-type="float">
            <text:p>0</text:p>
          </table:table-cell>
          <table:table-cell office:value-type="float" office:value="7066.76470588235" calcext:value-type="float">
            <text:p>7066.76470588235</text:p>
          </table:table-cell>
          <table:table-cell office:value-type="float" office:value="53.808234925169" calcext:value-type="float">
            <text:p>53.808234925169</text:p>
          </table:table-cell>
          <table:table-cell office:value-type="float" office:value="0.129411764705882" calcext:value-type="float">
            <text:p>0.129411764705882</text:p>
          </table:table-cell>
          <table:table-cell office:value-type="float" office:value="388.470588235294" calcext:value-type="float">
            <text:p>388.470588235294</text:p>
          </table:table-cell>
          <table:table-cell office:value-type="float" office:value="152.505287896682" calcext:value-type="float">
            <text:p>152.505287896682</text:p>
          </table:table-cell>
          <table:table-cell office:value-type="float" office:value="0.0941176470588235" calcext:value-type="float">
            <text:p>0.094117647058824</text:p>
          </table:table-cell>
          <table:table-cell office:value-type="float" office:value="659" calcext:value-type="float">
            <text:p>659</text:p>
          </table:table-cell>
          <table:table-cell office:value-type="float" office:value="147.799885462404" calcext:value-type="float">
            <text:p>147.799885462404</text:p>
          </table:table-cell>
          <table:table-cell table:number-columns-repeated="99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00" calcext:value-type="float">
            <text:p>500</text:p>
          </table:table-cell>
          <table:table-cell office:value-type="float" office:value="0.788235294117647" calcext:value-type="float">
            <text:p>0.788235294117647</text:p>
          </table:table-cell>
          <table:table-cell office:value-type="float" office:value="0" calcext:value-type="float">
            <text:p>0</text:p>
          </table:table-cell>
          <table:table-cell office:value-type="float" office:value="166.930239506633" calcext:value-type="float">
            <text:p>166.930239506633</text:p>
          </table:table-cell>
          <table:table-cell office:value-type="float" office:value="0" calcext:value-type="float">
            <text:p>0</text:p>
          </table:table-cell>
          <table:table-cell office:value-type="float" office:value="1.94117647058824" calcext:value-type="float">
            <text:p>1.94117647058824</text:p>
          </table:table-cell>
          <table:table-cell office:value-type="float" office:value="8.6969696969697" calcext:value-type="float">
            <text:p>8.696969696969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.58183111954459" calcext:value-type="float">
            <text:p>4.58183111954459</text:p>
          </table:table-cell>
          <table:table-cell office:value-type="float" office:value="0" calcext:value-type="float">
            <text:p>0</text:p>
          </table:table-cell>
          <table:table-cell office:value-type="float" office:value="9316.82352941176" calcext:value-type="float">
            <text:p>9316.82352941176</text:p>
          </table:table-cell>
          <table:table-cell office:value-type="float" office:value="45.699692538048" calcext:value-type="float">
            <text:p>45.699692538048</text:p>
          </table:table-cell>
          <table:table-cell office:value-type="float" office:value="0" calcext:value-type="float">
            <text:p>0</text:p>
          </table:table-cell>
          <table:table-cell office:value-type="float" office:value="9272.05882352941" calcext:value-type="float">
            <text:p>9272.05882352941</text:p>
          </table:table-cell>
          <table:table-cell office:value-type="float" office:value="49.8248745832159" calcext:value-type="float">
            <text:p>49.8248745832159</text:p>
          </table:table-cell>
          <table:table-cell office:value-type="float" office:value="0" calcext:value-type="float">
            <text:p>0</text:p>
          </table:table-cell>
          <table:table-cell office:value-type="float" office:value="7101.70588235294" calcext:value-type="float">
            <text:p>7101.70588235294</text:p>
          </table:table-cell>
          <table:table-cell office:value-type="float" office:value="47.4691108112745" calcext:value-type="float">
            <text:p>47.4691108112745</text:p>
          </table:table-cell>
          <table:table-cell office:value-type="float" office:value="0" calcext:value-type="float">
            <text:p>0</text:p>
          </table:table-cell>
          <table:table-cell office:value-type="float" office:value="6876.88235294118" calcext:value-type="float">
            <text:p>6876.88235294118</text:p>
          </table:table-cell>
          <table:table-cell office:value-type="float" office:value="42.3109227100458" calcext:value-type="float">
            <text:p>42.3109227100458</text:p>
          </table:table-cell>
          <table:table-cell office:value-type="float" office:value="0.188235294117647" calcext:value-type="float">
            <text:p>0.188235294117647</text:p>
          </table:table-cell>
          <table:table-cell office:value-type="float" office:value="362.294117647059" calcext:value-type="float">
            <text:p>362.294117647059</text:p>
          </table:table-cell>
          <table:table-cell office:value-type="float" office:value="138.004843672946" calcext:value-type="float">
            <text:p>138.004843672946</text:p>
          </table:table-cell>
          <table:table-cell office:value-type="float" office:value="0.164705882352941" calcext:value-type="float">
            <text:p>0.164705882352941</text:p>
          </table:table-cell>
          <table:table-cell office:value-type="float" office:value="600.294117647059" calcext:value-type="float">
            <text:p>600.294117647059</text:p>
          </table:table-cell>
          <table:table-cell office:value-type="float" office:value="114.167765792648" calcext:value-type="float">
            <text:p>114.167765792648</text:p>
          </table:table-cell>
          <table:table-cell table:number-columns-repeated="99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0" calcext:value-type="float">
            <text:p>50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68.762253990523" calcext:value-type="float">
            <text:p>168.762253990523</text:p>
          </table:table-cell>
          <table:table-cell office:value-type="float" office:value="0" calcext:value-type="float">
            <text:p>0</text:p>
          </table:table-cell>
          <table:table-cell office:value-type="float" office:value="1.88235294117647" calcext:value-type="float">
            <text:p>1.88235294117647</text:p>
          </table:table-cell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2.3147853736089" calcext:value-type="float">
            <text:p>12.3147853736089</text:p>
          </table:table-cell>
          <table:table-cell office:value-type="float" office:value="0" calcext:value-type="float">
            <text:p>0</text:p>
          </table:table-cell>
          <table:table-cell office:value-type="float" office:value="9673.29411764706" calcext:value-type="float">
            <text:p>9673.29411764706</text:p>
          </table:table-cell>
          <table:table-cell office:value-type="float" office:value="46.0294759235911" calcext:value-type="float">
            <text:p>46.0294759235911</text:p>
          </table:table-cell>
          <table:table-cell office:value-type="float" office:value="0" calcext:value-type="float">
            <text:p>0</text:p>
          </table:table-cell>
          <table:table-cell office:value-type="float" office:value="9558.29411764706" calcext:value-type="float">
            <text:p>9558.29411764706</text:p>
          </table:table-cell>
          <table:table-cell office:value-type="float" office:value="38.7881655189454" calcext:value-type="float">
            <text:p>38.7881655189454</text:p>
          </table:table-cell>
          <table:table-cell office:value-type="float" office:value="0" calcext:value-type="float">
            <text:p>0</text:p>
          </table:table-cell>
          <table:table-cell office:value-type="float" office:value="6519.47058823529" calcext:value-type="float">
            <text:p>6519.47058823529</text:p>
          </table:table-cell>
          <table:table-cell office:value-type="float" office:value="57.8670968173745" calcext:value-type="float">
            <text:p>57.8670968173745</text:p>
          </table:table-cell>
          <table:table-cell office:value-type="float" office:value="0" calcext:value-type="float">
            <text:p>0</text:p>
          </table:table-cell>
          <table:table-cell office:value-type="float" office:value="7219" calcext:value-type="float">
            <text:p>7219</text:p>
          </table:table-cell>
          <table:table-cell office:value-type="float" office:value="43.8617462332321" calcext:value-type="float">
            <text:p>43.8617462332321</text:p>
          </table:table-cell>
          <table:table-cell office:value-type="float" office:value="0.2" calcext:value-type="float">
            <text:p>0.2</text:p>
          </table:table-cell>
          <table:table-cell office:value-type="float" office:value="334.588235294118" calcext:value-type="float">
            <text:p>334.588235294118</text:p>
          </table:table-cell>
          <table:table-cell office:value-type="float" office:value="135.143059004617" calcext:value-type="float">
            <text:p>135.143059004617</text:p>
          </table:table-cell>
          <table:table-cell office:value-type="float" office:value="0.164705882352941" calcext:value-type="float">
            <text:p>0.164705882352941</text:p>
          </table:table-cell>
          <table:table-cell office:value-type="float" office:value="588.294117647059" calcext:value-type="float">
            <text:p>588.294117647059</text:p>
          </table:table-cell>
          <table:table-cell office:value-type="float" office:value="96.3314812638591" calcext:value-type="float">
            <text:p>96.3314812638591</text:p>
          </table:table-cell>
          <table:table-cell table:number-columns-repeated="99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0.717647058823529" calcext:value-type="float">
            <text:p>0.717647058823529</text:p>
          </table:table-cell>
          <table:table-cell office:value-type="float" office:value="0" calcext:value-type="float">
            <text:p>0</text:p>
          </table:table-cell>
          <table:table-cell office:value-type="float" office:value="160.041229617289" calcext:value-type="float">
            <text:p>160.041229617289</text:p>
          </table:table-cell>
          <table:table-cell office:value-type="float" office:value="0" calcext:value-type="float">
            <text:p>0</text:p>
          </table:table-cell>
          <table:table-cell office:value-type="float" office:value="2.05882352941176" calcext:value-type="float">
            <text:p>2.05882352941176</text:p>
          </table:table-cell>
          <table:table-cell office:value-type="float" office:value="11.8285714285714" calcext:value-type="float">
            <text:p>11.8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7.60899653979239" calcext:value-type="float">
            <text:p>7.60899653979239</text:p>
          </table:table-cell>
          <table:table-cell office:value-type="float" office:value="0" calcext:value-type="float">
            <text:p>0</text:p>
          </table:table-cell>
          <table:table-cell office:value-type="float" office:value="9523" calcext:value-type="float">
            <text:p>9523</text:p>
          </table:table-cell>
          <table:table-cell office:value-type="float" office:value="52.2973221962095" calcext:value-type="float">
            <text:p>52.2973221962095</text:p>
          </table:table-cell>
          <table:table-cell office:value-type="float" office:value="0" calcext:value-type="float">
            <text:p>0</text:p>
          </table:table-cell>
          <table:table-cell office:value-type="float" office:value="9564.76470588235" calcext:value-type="float">
            <text:p>9564.76470588235</text:p>
          </table:table-cell>
          <table:table-cell office:value-type="float" office:value="39.3914563778373" calcext:value-type="float">
            <text:p>39.3914563778373</text:p>
          </table:table-cell>
          <table:table-cell office:value-type="float" office:value="0" calcext:value-type="float">
            <text:p>0</text:p>
          </table:table-cell>
          <table:table-cell office:value-type="float" office:value="7148.82352941177" calcext:value-type="float">
            <text:p>7148.82352941177</text:p>
          </table:table-cell>
          <table:table-cell office:value-type="float" office:value="49.721827195288" calcext:value-type="float">
            <text:p>49.721827195288</text:p>
          </table:table-cell>
          <table:table-cell office:value-type="float" office:value="0" calcext:value-type="float">
            <text:p>0</text:p>
          </table:table-cell>
          <table:table-cell office:value-type="float" office:value="7112.17647058824" calcext:value-type="float">
            <text:p>7112.17647058824</text:p>
          </table:table-cell>
          <table:table-cell office:value-type="float" office:value="55.7284967130164" calcext:value-type="float">
            <text:p>55.7284967130164</text:p>
          </table:table-cell>
          <table:table-cell office:value-type="float" office:value="0.288235294117647" calcext:value-type="float">
            <text:p>0.288235294117647</text:p>
          </table:table-cell>
          <table:table-cell office:value-type="float" office:value="388.117647058824" calcext:value-type="float">
            <text:p>388.117647058824</text:p>
          </table:table-cell>
          <table:table-cell office:value-type="float" office:value="168.45068322615" calcext:value-type="float">
            <text:p>168.45068322615</text:p>
          </table:table-cell>
          <table:table-cell office:value-type="float" office:value="0.0941176470588235" calcext:value-type="float">
            <text:p>0.094117647058824</text:p>
          </table:table-cell>
          <table:table-cell office:value-type="float" office:value="618.588235294118" calcext:value-type="float">
            <text:p>618.588235294118</text:p>
          </table:table-cell>
          <table:table-cell office:value-type="float" office:value="150.279229434556" calcext:value-type="float">
            <text:p>150.279229434556</text:p>
          </table:table-cell>
          <table:table-cell table:number-columns-repeated="99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00" calcext:value-type="float">
            <text:p>500</text:p>
          </table:table-cell>
          <table:table-cell office:value-type="float" office:value="0.770588235294118" calcext:value-type="float">
            <text:p>0.77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154.102907373956" calcext:value-type="float">
            <text:p>154.102907373956</text:p>
          </table:table-cell>
          <table:table-cell office:value-type="float" office:value="0" calcext:value-type="float">
            <text:p>0</text:p>
          </table:table-cell>
          <table:table-cell office:value-type="float" office:value="1.82352941176471" calcext:value-type="float">
            <text:p>1.82352941176471</text:p>
          </table:table-cell>
          <table:table-cell office:value-type="float" office:value="3.19354838709677" calcext:value-type="float">
            <text:p>3.1935483870967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.4561866125761" calcext:value-type="float">
            <text:p>11.4561866125761</text:p>
          </table:table-cell>
          <table:table-cell office:value-type="float" office:value="0" calcext:value-type="float">
            <text:p>0</text:p>
          </table:table-cell>
          <table:table-cell office:value-type="float" office:value="9474.11764705882" calcext:value-type="float">
            <text:p>9474.11764705882</text:p>
          </table:table-cell>
          <table:table-cell office:value-type="float" office:value="39.102633401505" calcext:value-type="float">
            <text:p>39.102633401505</text:p>
          </table:table-cell>
          <table:table-cell office:value-type="float" office:value="0" calcext:value-type="float">
            <text:p>0</text:p>
          </table:table-cell>
          <table:table-cell office:value-type="float" office:value="9741.35294117647" calcext:value-type="float">
            <text:p>9741.35294117647</text:p>
          </table:table-cell>
          <table:table-cell office:value-type="float" office:value="42.9771230408287" calcext:value-type="float">
            <text:p>42.9771230408287</text:p>
          </table:table-cell>
          <table:table-cell office:value-type="float" office:value="0" calcext:value-type="float">
            <text:p>0</text:p>
          </table:table-cell>
          <table:table-cell office:value-type="float" office:value="7076.35294117647" calcext:value-type="float">
            <text:p>7076.35294117647</text:p>
          </table:table-cell>
          <table:table-cell office:value-type="float" office:value="50.7388483432993" calcext:value-type="float">
            <text:p>50.7388483432993</text:p>
          </table:table-cell>
          <table:table-cell office:value-type="float" office:value="0" calcext:value-type="float">
            <text:p>0</text:p>
          </table:table-cell>
          <table:table-cell office:value-type="float" office:value="7176.11764705882" calcext:value-type="float">
            <text:p>7176.11764705882</text:p>
          </table:table-cell>
          <table:table-cell office:value-type="float" office:value="45.7941243525435" calcext:value-type="float">
            <text:p>45.7941243525435</text:p>
          </table:table-cell>
          <table:table-cell office:value-type="float" office:value="0.217647058823529" calcext:value-type="float">
            <text:p>0.217647058823529</text:p>
          </table:table-cell>
          <table:table-cell office:value-type="float" office:value="366.352941176471" calcext:value-type="float">
            <text:p>366.352941176471</text:p>
          </table:table-cell>
          <table:table-cell office:value-type="float" office:value="146.177960717629" calcext:value-type="float">
            <text:p>146.177960717629</text:p>
          </table:table-cell>
          <table:table-cell office:value-type="float" office:value="0.1" calcext:value-type="float">
            <text:p>0.1</text:p>
          </table:table-cell>
          <table:table-cell office:value-type="float" office:value="539.470588235294" calcext:value-type="float">
            <text:p>539.470588235294</text:p>
          </table:table-cell>
          <table:table-cell office:value-type="float" office:value="134.682511657225" calcext:value-type="float">
            <text:p>134.682511657225</text:p>
          </table:table-cell>
          <table:table-cell table:number-columns-repeated="99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office:value-type="float" office:value="0.723529411764706" calcext:value-type="float">
            <text:p>0.723529411764706</text:p>
          </table:table-cell>
          <table:table-cell office:value-type="float" office:value="0" calcext:value-type="float">
            <text:p>0</text:p>
          </table:table-cell>
          <table:table-cell office:value-type="float" office:value="155.705390365494" calcext:value-type="float">
            <text:p>155.705390365494</text:p>
          </table:table-cell>
          <table:table-cell office:value-type="float" office:value="0" calcext:value-type="float">
            <text:p>0</text:p>
          </table:table-cell>
          <table:table-cell office:value-type="float" office:value="1.82352941176471" calcext:value-type="float">
            <text:p>1.82352941176471</text:p>
          </table:table-cell>
          <table:table-cell office:value-type="float" office:value="5.80645161290323" calcext:value-type="float">
            <text:p>5.8064516129032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.38330170777989" calcext:value-type="float">
            <text:p>8.38330170777989</text:p>
          </table:table-cell>
          <table:table-cell office:value-type="float" office:value="0" calcext:value-type="float">
            <text:p>0</text:p>
          </table:table-cell>
          <table:table-cell office:value-type="float" office:value="9243.11764705882" calcext:value-type="float">
            <text:p>9243.11764705882</text:p>
          </table:table-cell>
          <table:table-cell office:value-type="float" office:value="47.4326018022742" calcext:value-type="float">
            <text:p>47.4326018022742</text:p>
          </table:table-cell>
          <table:table-cell office:value-type="float" office:value="0" calcext:value-type="float">
            <text:p>0</text:p>
          </table:table-cell>
          <table:table-cell office:value-type="float" office:value="9207.23529411765" calcext:value-type="float">
            <text:p>9207.23529411765</text:p>
          </table:table-cell>
          <table:table-cell office:value-type="float" office:value="54.476373081449" calcext:value-type="float">
            <text:p>54.476373081449</text:p>
          </table:table-cell>
          <table:table-cell office:value-type="float" office:value="0" calcext:value-type="float">
            <text:p>0</text:p>
          </table:table-cell>
          <table:table-cell office:value-type="float" office:value="7059.11764705882" calcext:value-type="float">
            <text:p>7059.11764705882</text:p>
          </table:table-cell>
          <table:table-cell office:value-type="float" office:value="53.985276653969" calcext:value-type="float">
            <text:p>53.985276653969</text:p>
          </table:table-cell>
          <table:table-cell office:value-type="float" office:value="0" calcext:value-type="float">
            <text:p>0</text:p>
          </table:table-cell>
          <table:table-cell office:value-type="float" office:value="7210.05882352941" calcext:value-type="float">
            <text:p>7210.05882352941</text:p>
          </table:table-cell>
          <table:table-cell office:value-type="float" office:value="46.9518779015857" calcext:value-type="float">
            <text:p>46.9518779015857</text:p>
          </table:table-cell>
          <table:table-cell office:value-type="float" office:value="0.2" calcext:value-type="float">
            <text:p>0.2</text:p>
          </table:table-cell>
          <table:table-cell office:value-type="float" office:value="373.058823529412" calcext:value-type="float">
            <text:p>373.058823529412</text:p>
          </table:table-cell>
          <table:table-cell office:value-type="float" office:value="138.123646600583" calcext:value-type="float">
            <text:p>138.123646600583</text:p>
          </table:table-cell>
          <table:table-cell office:value-type="float" office:value="0.152941176470588" calcext:value-type="float">
            <text:p>0.152941176470588</text:p>
          </table:table-cell>
          <table:table-cell office:value-type="float" office:value="608.058823529412" calcext:value-type="float">
            <text:p>608.058823529412</text:p>
          </table:table-cell>
          <table:table-cell office:value-type="float" office:value="105.919135722372" calcext:value-type="float">
            <text:p>105.919135722372</text:p>
          </table:table-cell>
          <table:table-cell table:number-columns-repeated="99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00" calcext:value-type="float">
            <text:p>500</text:p>
          </table:table-cell>
          <table:table-cell office:value-type="float" office:value="0.794117647058823" calcext:value-type="float">
            <text:p>0.7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157.194817165372" calcext:value-type="float">
            <text:p>157.194817165372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10.2222222222222" calcext:value-type="float">
            <text:p>10.222222222222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6.28899487723017" calcext:value-type="float">
            <text:p>6.28899487723017</text:p>
          </table:table-cell>
          <table:table-cell office:value-type="float" office:value="0" calcext:value-type="float">
            <text:p>0</text:p>
          </table:table-cell>
          <table:table-cell office:value-type="float" office:value="9599.76470588235" calcext:value-type="float">
            <text:p>9599.76470588235</text:p>
          </table:table-cell>
          <table:table-cell office:value-type="float" office:value="41.378444712818" calcext:value-type="float">
            <text:p>41.378444712818</text:p>
          </table:table-cell>
          <table:table-cell office:value-type="float" office:value="0" calcext:value-type="float">
            <text:p>0</text:p>
          </table:table-cell>
          <table:table-cell office:value-type="float" office:value="9594.94117647059" calcext:value-type="float">
            <text:p>9594.94117647059</text:p>
          </table:table-cell>
          <table:table-cell office:value-type="float" office:value="46.7536356473994" calcext:value-type="float">
            <text:p>46.7536356473994</text:p>
          </table:table-cell>
          <table:table-cell office:value-type="float" office:value="0" calcext:value-type="float">
            <text:p>0</text:p>
          </table:table-cell>
          <table:table-cell office:value-type="float" office:value="7082.64705882353" calcext:value-type="float">
            <text:p>7082.64705882353</text:p>
          </table:table-cell>
          <table:table-cell office:value-type="float" office:value="43.2228970101233" calcext:value-type="float">
            <text:p>43.2228970101233</text:p>
          </table:table-cell>
          <table:table-cell office:value-type="float" office:value="0" calcext:value-type="float">
            <text:p>0</text:p>
          </table:table-cell>
          <table:table-cell office:value-type="float" office:value="7117.29411764706" calcext:value-type="float">
            <text:p>7117.29411764706</text:p>
          </table:table-cell>
          <table:table-cell office:value-type="float" office:value="41.8588194820403" calcext:value-type="float">
            <text:p>41.8588194820403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392.294117647059" calcext:value-type="float">
            <text:p>392.294117647059</text:p>
          </table:table-cell>
          <table:table-cell office:value-type="float" office:value="159.629612598167" calcext:value-type="float">
            <text:p>159.629612598167</text:p>
          </table:table-cell>
          <table:table-cell office:value-type="float" office:value="0.147058823529412" calcext:value-type="float">
            <text:p>0.147058823529412</text:p>
          </table:table-cell>
          <table:table-cell office:value-type="float" office:value="795.176470588235" calcext:value-type="float">
            <text:p>795.176470588235</text:p>
          </table:table-cell>
          <table:table-cell office:value-type="float" office:value="117.214365581636" calcext:value-type="float">
            <text:p>117.214365581636</text:p>
          </table:table-cell>
          <table:table-cell table:number-columns-repeated="99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00" calcext:value-type="float">
            <text:p>500</text:p>
          </table:table-cell>
          <table:table-cell office:value-type="float" office:value="0.676470588235294" calcext:value-type="float">
            <text:p>0.67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158.507820987859" calcext:value-type="float">
            <text:p>158.507820987859</text:p>
          </table:table-cell>
          <table:table-cell office:value-type="float" office:value="0" calcext:value-type="float">
            <text:p>0</text:p>
          </table:table-cell>
          <table:table-cell office:value-type="float" office:value="1.70588235294118" calcext:value-type="float">
            <text:p>1.70588235294118</text:p>
          </table:table-cell>
          <table:table-cell office:value-type="float" office:value="5.96551724137931" calcext:value-type="float">
            <text:p>5.9655172413793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6.91674530774877" calcext:value-type="float">
            <text:p>6.91674530774877</text:p>
          </table:table-cell>
          <table:table-cell office:value-type="float" office:value="0" calcext:value-type="float">
            <text:p>0</text:p>
          </table:table-cell>
          <table:table-cell office:value-type="float" office:value="9279.29411764706" calcext:value-type="float">
            <text:p>9279.29411764706</text:p>
          </table:table-cell>
          <table:table-cell office:value-type="float" office:value="42.257136012242" calcext:value-type="float">
            <text:p>42.257136012242</text:p>
          </table:table-cell>
          <table:table-cell office:value-type="float" office:value="0" calcext:value-type="float">
            <text:p>0</text:p>
          </table:table-cell>
          <table:table-cell office:value-type="float" office:value="9810.52941176471" calcext:value-type="float">
            <text:p>9810.52941176471</text:p>
          </table:table-cell>
          <table:table-cell office:value-type="float" office:value="43.4757982089924" calcext:value-type="float">
            <text:p>43.4757982089924</text:p>
          </table:table-cell>
          <table:table-cell office:value-type="float" office:value="0" calcext:value-type="float">
            <text:p>0</text:p>
          </table:table-cell>
          <table:table-cell office:value-type="float" office:value="7343.58823529412" calcext:value-type="float">
            <text:p>7343.58823529412</text:p>
          </table:table-cell>
          <table:table-cell office:value-type="float" office:value="44.5888527558098" calcext:value-type="float">
            <text:p>44.5888527558098</text:p>
          </table:table-cell>
          <table:table-cell office:value-type="float" office:value="0" calcext:value-type="float">
            <text:p>0</text:p>
          </table:table-cell>
          <table:table-cell office:value-type="float" office:value="7212.70588235294" calcext:value-type="float">
            <text:p>7212.70588235294</text:p>
          </table:table-cell>
          <table:table-cell office:value-type="float" office:value="53.5174922512395" calcext:value-type="float">
            <text:p>53.5174922512395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423.294117647059" calcext:value-type="float">
            <text:p>423.294117647059</text:p>
          </table:table-cell>
          <table:table-cell office:value-type="float" office:value="143.304722576554" calcext:value-type="float">
            <text:p>143.304722576554</text:p>
          </table:table-cell>
          <table:table-cell office:value-type="float" office:value="0.1" calcext:value-type="float">
            <text:p>0.1</text:p>
          </table:table-cell>
          <table:table-cell office:value-type="float" office:value="678.352941176471" calcext:value-type="float">
            <text:p>678.352941176471</text:p>
          </table:table-cell>
          <table:table-cell office:value-type="float" office:value="138.495700465687" calcext:value-type="float">
            <text:p>138.495700465687</text:p>
          </table:table-cell>
          <table:table-cell table:number-columns-repeated="99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00" calcext:value-type="float">
            <text:p>500</text:p>
          </table:table-cell>
          <table:table-cell office:value-type="float" office:value="0.723529411764706" calcext:value-type="float">
            <text:p>0.723529411764706</text:p>
          </table:table-cell>
          <table:table-cell office:value-type="float" office:value="0" calcext:value-type="float">
            <text:p>0</text:p>
          </table:table-cell>
          <table:table-cell office:value-type="float" office:value="179.766219471029" calcext:value-type="float">
            <text:p>179.766219471029</text:p>
          </table:table-cell>
          <table:table-cell office:value-type="float" office:value="0" calcext:value-type="float">
            <text:p>0</text:p>
          </table:table-cell>
          <table:table-cell office:value-type="float" office:value="1.94117647058824" calcext:value-type="float">
            <text:p>1.94117647058824</text:p>
          </table:table-cell>
          <table:table-cell office:value-type="float" office:value="7.78787878787879" calcext:value-type="float">
            <text:p>7.7878787878787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1.1453926398145" calcext:value-type="float">
            <text:p>11.1453926398145</text:p>
          </table:table-cell>
          <table:table-cell office:value-type="float" office:value="0" calcext:value-type="float">
            <text:p>0</text:p>
          </table:table-cell>
          <table:table-cell office:value-type="float" office:value="9282.41176470588" calcext:value-type="float">
            <text:p>9282.41176470588</text:p>
          </table:table-cell>
          <table:table-cell office:value-type="float" office:value="49.7538003945938" calcext:value-type="float">
            <text:p>49.7538003945938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517.76470588235" calcext:value-type="float">
            <text:p>9517.76470588235</text:p>
          </table:table-cell>
          <table:table-cell office:value-type="float" office:value="47.8657665611566" calcext:value-type="float">
            <text:p>47.8657665611566</text:p>
          </table:table-cell>
          <table:table-cell office:value-type="float" office:value="0" calcext:value-type="float">
            <text:p>0</text:p>
          </table:table-cell>
          <table:table-cell office:value-type="float" office:value="7201.88235294118" calcext:value-type="float">
            <text:p>7201.88235294118</text:p>
          </table:table-cell>
          <table:table-cell office:value-type="float" office:value="49.5352732566988" calcext:value-type="float">
            <text:p>49.5352732566988</text:p>
          </table:table-cell>
          <table:table-cell office:value-type="float" office:value="0" calcext:value-type="float">
            <text:p>0</text:p>
          </table:table-cell>
          <table:table-cell office:value-type="float" office:value="6973.76470588235" calcext:value-type="float">
            <text:p>6973.76470588235</text:p>
          </table:table-cell>
          <table:table-cell office:value-type="float" office:value="49.9765742280337" calcext:value-type="float">
            <text:p>49.9765742280337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321.647058823529" calcext:value-type="float">
            <text:p>321.647058823529</text:p>
          </table:table-cell>
          <table:table-cell office:value-type="float" office:value="161.28392993469" calcext:value-type="float">
            <text:p>161.28392993469</text:p>
          </table:table-cell>
          <table:table-cell office:value-type="float" office:value="0.117647058823529" calcext:value-type="float">
            <text:p>0.117647058823529</text:p>
          </table:table-cell>
          <table:table-cell office:value-type="float" office:value="635.058823529412" calcext:value-type="float">
            <text:p>635.058823529412</text:p>
          </table:table-cell>
          <table:table-cell office:value-type="float" office:value="109.975247454974" calcext:value-type="float">
            <text:p>109.975247454974</text:p>
          </table:table-cell>
          <table:table-cell table:number-columns-repeated="99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00" calcext:value-type="float">
            <text:p>500</text:p>
          </table:table-cell>
          <table:table-cell office:value-type="float" office:value="0.770588235294118" calcext:value-type="float">
            <text:p>0.77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166.055866087119" calcext:value-type="float">
            <text:p>166.055866087119</text:p>
          </table:table-cell>
          <table:table-cell office:value-type="float" office:value="0" calcext:value-type="float">
            <text:p>0</text:p>
          </table:table-cell>
          <table:table-cell office:value-type="float" office:value="1.94117647058824" calcext:value-type="float">
            <text:p>1.94117647058824</text:p>
          </table:table-cell>
          <table:table-cell office:value-type="float" office:value="10.6363636363636" calcext:value-type="float">
            <text:p>10.636363636363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3.767789373814" calcext:value-type="float">
            <text:p>13.767789373814</text:p>
          </table:table-cell>
          <table:table-cell office:value-type="float" office:value="0" calcext:value-type="float">
            <text:p>0</text:p>
          </table:table-cell>
          <table:table-cell office:value-type="float" office:value="9711.70588235294" calcext:value-type="float">
            <text:p>9711.70588235294</text:p>
          </table:table-cell>
          <table:table-cell office:value-type="float" office:value="32.0186674613898" calcext:value-type="float">
            <text:p>32.0186674613898</text:p>
          </table:table-cell>
          <table:table-cell office:value-type="float" office:value="0" calcext:value-type="float">
            <text:p>0</text:p>
          </table:table-cell>
          <table:table-cell office:value-type="float" office:value="9051.29411764706" calcext:value-type="float">
            <text:p>9051.29411764706</text:p>
          </table:table-cell>
          <table:table-cell office:value-type="float" office:value="38.8134360893217" calcext:value-type="float">
            <text:p>38.8134360893217</text:p>
          </table:table-cell>
          <table:table-cell office:value-type="float" office:value="0" calcext:value-type="float">
            <text:p>0</text:p>
          </table:table-cell>
          <table:table-cell office:value-type="float" office:value="6689.88235294118" calcext:value-type="float">
            <text:p>6689.88235294118</text:p>
          </table:table-cell>
          <table:table-cell office:value-type="float" office:value="45.9731595231238" calcext:value-type="float">
            <text:p>45.9731595231238</text:p>
          </table:table-cell>
          <table:table-cell office:value-type="float" office:value="0" calcext:value-type="float">
            <text:p>0</text:p>
          </table:table-cell>
          <table:table-cell office:value-type="float" office:value="7333.11764705882" calcext:value-type="float">
            <text:p>7333.11764705882</text:p>
          </table:table-cell>
          <table:table-cell office:value-type="float" office:value="48.8176205350411" calcext:value-type="float">
            <text:p>48.8176205350411</text:p>
          </table:table-cell>
          <table:table-cell office:value-type="float" office:value="0.217647058823529" calcext:value-type="float">
            <text:p>0.217647058823529</text:p>
          </table:table-cell>
          <table:table-cell office:value-type="float" office:value="376.941176470588" calcext:value-type="float">
            <text:p>376.941176470588</text:p>
          </table:table-cell>
          <table:table-cell office:value-type="float" office:value="140.064883959089" calcext:value-type="float">
            <text:p>140.064883959089</text:p>
          </table:table-cell>
          <table:table-cell office:value-type="float" office:value="0.105882352941176" calcext:value-type="float">
            <text:p>0.105882352941176</text:p>
          </table:table-cell>
          <table:table-cell office:value-type="float" office:value="675.058823529412" calcext:value-type="float">
            <text:p>675.058823529412</text:p>
          </table:table-cell>
          <table:table-cell office:value-type="float" office:value="121.597613592677" calcext:value-type="float">
            <text:p>121.597613592677</text:p>
          </table:table-cell>
          <table:table-cell table:number-columns-repeated="99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00" calcext:value-type="float">
            <text:p>500</text:p>
          </table:table-cell>
          <table:table-cell office:value-type="float" office:value="0.729411764705882" calcext:value-type="float">
            <text:p>0.72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170.022635634458" calcext:value-type="float">
            <text:p>170.022635634458</text:p>
          </table:table-cell>
          <table:table-cell office:value-type="float" office:value="0" calcext:value-type="float">
            <text:p>0</text:p>
          </table:table-cell>
          <table:table-cell office:value-type="float" office:value="1.64705882352941" calcext:value-type="float">
            <text:p>1.64705882352941</text:p>
          </table:table-cell>
          <table:table-cell office:value-type="float" office:value="11.5" calcext:value-type="float">
            <text:p>11.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.37060590001766" calcext:value-type="float">
            <text:p>7.37060590001766</text:p>
          </table:table-cell>
          <table:table-cell office:value-type="float" office:value="0" calcext:value-type="float">
            <text:p>0</text:p>
          </table:table-cell>
          <table:table-cell office:value-type="float" office:value="9480.70588235294" calcext:value-type="float">
            <text:p>9480.70588235294</text:p>
          </table:table-cell>
          <table:table-cell office:value-type="float" office:value="39.8128647178446" calcext:value-type="float">
            <text:p>39.8128647178446</text:p>
          </table:table-cell>
          <table:table-cell office:value-type="float" office:value="0" calcext:value-type="float">
            <text:p>0</text:p>
          </table:table-cell>
          <table:table-cell office:value-type="float" office:value="9129.23529411765" calcext:value-type="float">
            <text:p>9129.23529411765</text:p>
          </table:table-cell>
          <table:table-cell office:value-type="float" office:value="40.6676013561167" calcext:value-type="float">
            <text:p>40.6676013561167</text:p>
          </table:table-cell>
          <table:table-cell office:value-type="float" office:value="0" calcext:value-type="float">
            <text:p>0</text:p>
          </table:table-cell>
          <table:table-cell office:value-type="float" office:value="7536.88235294118" calcext:value-type="float">
            <text:p>7536.88235294118</text:p>
          </table:table-cell>
          <table:table-cell office:value-type="float" office:value="43.6732353639639" calcext:value-type="float">
            <text:p>43.6732353639639</text:p>
          </table:table-cell>
          <table:table-cell office:value-type="float" office:value="0" calcext:value-type="float">
            <text:p>0</text:p>
          </table:table-cell>
          <table:table-cell office:value-type="float" office:value="6920.58823529412" calcext:value-type="float">
            <text:p>6920.58823529412</text:p>
          </table:table-cell>
          <table:table-cell office:value-type="float" office:value="52.2772673814486" calcext:value-type="float">
            <text:p>52.2772673814486</text:p>
          </table:table-cell>
          <table:table-cell office:value-type="float" office:value="0.247058823529412" calcext:value-type="float">
            <text:p>0.247058823529412</text:p>
          </table:table-cell>
          <table:table-cell office:value-type="float" office:value="305.941176470588" calcext:value-type="float">
            <text:p>305.941176470588</text:p>
          </table:table-cell>
          <table:table-cell office:value-type="float" office:value="136.290896027996" calcext:value-type="float">
            <text:p>136.290896027996</text:p>
          </table:table-cell>
          <table:table-cell office:value-type="float" office:value="0.123529411764706" calcext:value-type="float">
            <text:p>0.123529411764706</text:p>
          </table:table-cell>
          <table:table-cell office:value-type="float" office:value="711.647058823529" calcext:value-type="float">
            <text:p>711.647058823529</text:p>
          </table:table-cell>
          <table:table-cell office:value-type="float" office:value="107.573467387314" calcext:value-type="float">
            <text:p>107.573467387314</text:p>
          </table:table-cell>
          <table:table-cell table:number-columns-repeated="99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00" calcext:value-type="float">
            <text:p>500</text:p>
          </table:table-cell>
          <table:table-cell office:value-type="float" office:value="0.629411764705882" calcext:value-type="float">
            <text:p>0.62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162.333140139369" calcext:value-type="float">
            <text:p>162.333140139369</text:p>
          </table:table-cell>
          <table:table-cell office:value-type="float" office:value="0" calcext:value-type="float">
            <text:p>0</text:p>
          </table:table-cell>
          <table:table-cell office:value-type="float" office:value="1.76470588235294" calcext:value-type="float">
            <text:p>1.76470588235294</text:p>
          </table:table-cell>
          <table:table-cell office:value-type="float" office:value="8.63333333333333" calcext:value-type="float">
            <text:p>8.6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.34399315281668" calcext:value-type="float">
            <text:p>7.34399315281668</text:p>
          </table:table-cell>
          <table:table-cell office:value-type="float" office:value="0" calcext:value-type="float">
            <text:p>0</text:p>
          </table:table-cell>
          <table:table-cell office:value-type="float" office:value="9936.70588235294" calcext:value-type="float">
            <text:p>9936.70588235294</text:p>
          </table:table-cell>
          <table:table-cell office:value-type="float" office:value="38.7193131942284" calcext:value-type="float">
            <text:p>38.7193131942284</text:p>
          </table:table-cell>
          <table:table-cell office:value-type="float" office:value="0" calcext:value-type="float">
            <text:p>0</text:p>
          </table:table-cell>
          <table:table-cell office:value-type="float" office:value="9530.52941176471" calcext:value-type="float">
            <text:p>9530.52941176471</text:p>
          </table:table-cell>
          <table:table-cell office:value-type="float" office:value="36.1091741230803" calcext:value-type="float">
            <text:p>36.1091741230803</text:p>
          </table:table-cell>
          <table:table-cell office:value-type="float" office:value="0" calcext:value-type="float">
            <text:p>0</text:p>
          </table:table-cell>
          <table:table-cell office:value-type="float" office:value="6769.17647058824" calcext:value-type="float">
            <text:p>6769.17647058824</text:p>
          </table:table-cell>
          <table:table-cell office:value-type="float" office:value="49.391668679535" calcext:value-type="float">
            <text:p>49.391668679535</text:p>
          </table:table-cell>
          <table:table-cell office:value-type="float" office:value="0" calcext:value-type="float">
            <text:p>0</text:p>
          </table:table-cell>
          <table:table-cell office:value-type="float" office:value="7030.76470588235" calcext:value-type="float">
            <text:p>7030.76470588235</text:p>
          </table:table-cell>
          <table:table-cell office:value-type="float" office:value="52.7122570458789" calcext:value-type="float">
            <text:p>52.7122570458789</text:p>
          </table:table-cell>
          <table:table-cell office:value-type="float" office:value="0.170588235294118" calcext:value-type="float">
            <text:p>0.170588235294118</text:p>
          </table:table-cell>
          <table:table-cell office:value-type="float" office:value="379.764705882353" calcext:value-type="float">
            <text:p>379.764705882353</text:p>
          </table:table-cell>
          <table:table-cell office:value-type="float" office:value="136.334796438583" calcext:value-type="float">
            <text:p>136.334796438583</text:p>
          </table:table-cell>
          <table:table-cell office:value-type="float" office:value="0.147058823529412" calcext:value-type="float">
            <text:p>0.147058823529412</text:p>
          </table:table-cell>
          <table:table-cell office:value-type="float" office:value="716.529411764706" calcext:value-type="float">
            <text:p>716.529411764706</text:p>
          </table:table-cell>
          <table:table-cell office:value-type="float" office:value="141.404920723235" calcext:value-type="float">
            <text:p>141.404920723235</text:p>
          </table:table-cell>
          <table:table-cell table:number-columns-repeated="99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00" calcext:value-type="float">
            <text:p>500</text:p>
          </table:table-cell>
          <table:table-cell office:value-type="float" office:value="0.782352941176471" calcext:value-type="float">
            <text:p>0.782352941176471</text:p>
          </table:table-cell>
          <table:table-cell office:value-type="float" office:value="0" calcext:value-type="float">
            <text:p>0</text:p>
          </table:table-cell>
          <table:table-cell office:value-type="float" office:value="171.298138125018" calcext:value-type="float">
            <text:p>171.298138125018</text:p>
          </table:table-cell>
          <table:table-cell office:value-type="float" office:value="0" calcext:value-type="float">
            <text:p>0</text:p>
          </table:table-cell>
          <table:table-cell office:value-type="float" office:value="1.76470588235294" calcext:value-type="float">
            <text:p>1.76470588235294</text:p>
          </table:table-cell>
          <table:table-cell office:value-type="float" office:value="6.76666666666667" calcext:value-type="float">
            <text:p>6.7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8.27458761282291" calcext:value-type="float">
            <text:p>8.27458761282291</text:p>
          </table:table-cell>
          <table:table-cell office:value-type="float" office:value="0" calcext:value-type="float">
            <text:p>0</text:p>
          </table:table-cell>
          <table:table-cell office:value-type="float" office:value="9189.23529411765" calcext:value-type="float">
            <text:p>9189.23529411765</text:p>
          </table:table-cell>
          <table:table-cell office:value-type="float" office:value="47.8895127006047" calcext:value-type="float">
            <text:p>47.8895127006047</text:p>
          </table:table-cell>
          <table:table-cell office:value-type="float" office:value="0" calcext:value-type="float">
            <text:p>0</text:p>
          </table:table-cell>
          <table:table-cell office:value-type="float" office:value="8822.29411764706" calcext:value-type="float">
            <text:p>8822.29411764706</text:p>
          </table:table-cell>
          <table:table-cell office:value-type="float" office:value="46.6505246163638" calcext:value-type="float">
            <text:p>46.6505246163638</text:p>
          </table:table-cell>
          <table:table-cell office:value-type="float" office:value="0" calcext:value-type="float">
            <text:p>0</text:p>
          </table:table-cell>
          <table:table-cell office:value-type="float" office:value="7232.94117647059" calcext:value-type="float">
            <text:p>7232.94117647059</text:p>
          </table:table-cell>
          <table:table-cell office:value-type="float" office:value="51.4579597213802" calcext:value-type="float">
            <text:p>51.4579597213802</text:p>
          </table:table-cell>
          <table:table-cell office:value-type="float" office:value="0" calcext:value-type="float">
            <text:p>0</text:p>
          </table:table-cell>
          <table:table-cell office:value-type="float" office:value="7081.23529411765" calcext:value-type="float">
            <text:p>7081.23529411765</text:p>
          </table:table-cell>
          <table:table-cell office:value-type="float" office:value="57.8694919098575" calcext:value-type="float">
            <text:p>57.8694919098575</text:p>
          </table:table-cell>
          <table:table-cell office:value-type="float" office:value="0.164705882352941" calcext:value-type="float">
            <text:p>0.164705882352941</text:p>
          </table:table-cell>
          <table:table-cell office:value-type="float" office:value="377.705882352941" calcext:value-type="float">
            <text:p>377.705882352941</text:p>
          </table:table-cell>
          <table:table-cell office:value-type="float" office:value="147.400682382757" calcext:value-type="float">
            <text:p>147.400682382757</text:p>
          </table:table-cell>
          <table:table-cell office:value-type="float" office:value="0.111764705882353" calcext:value-type="float">
            <text:p>0.111764705882353</text:p>
          </table:table-cell>
          <table:table-cell office:value-type="float" office:value="601.176470588235" calcext:value-type="float">
            <text:p>601.176470588235</text:p>
          </table:table-cell>
          <table:table-cell office:value-type="float" office:value="132.248596252636" calcext:value-type="float">
            <text:p>132.248596252636</text:p>
          </table:table-cell>
          <table:table-cell table:number-columns-repeated="99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Delay</text:p>
          </table:table-cell>
          <table:table-cell table:style-name="ce6" table:number-columns-repeated="2"/>
          <table:table-cell table:style-name="ce6" office:value-type="string" calcext:value-type="string">
            <text:p>NonCom</text:p>
          </table:table-cell>
          <table:table-cell table:number-columns-repeated="2"/>
          <table:table-cell table:style-name="ce6" office:value-type="string" calcext:value-type="string">
            <text:p>BB</text:p>
          </table:table-cell>
          <table:table-cell table:number-columns-repeated="2"/>
          <table:table-cell table:style-name="ce6" office:value-type="string" calcext:value-type="string">
            <text:p>DM</text:p>
          </table:table-cell>
          <table:table-cell table:number-columns-repeated="2"/>
          <table:table-cell table:style-name="ce6" office:value-type="string" calcext:value-type="string">
            <text:p>AEn PUSH</text:p>
          </table:table-cell>
          <table:table-cell table:number-columns-repeated="2"/>
          <table:table-cell table:style-name="ce6" office:value-type="string" calcext:value-type="string">
            <text:p>AEn PULL</text:p>
          </table:table-cell>
          <table:table-cell table:number-columns-repeated="2"/>
          <table:table-cell table:style-name="ce6" office:value-type="string" calcext:value-type="string">
            <text:p>AE1 PUSH</text:p>
          </table:table-cell>
          <table:table-cell table:number-columns-repeated="2"/>
          <table:table-cell table:style-name="ce6" office:value-type="string" calcext:value-type="string">
            <text:p>AE1 PULL</text:p>
          </table:table-cell>
          <table:table-cell table:number-columns-repeated="2"/>
          <table:table-cell table:style-name="ce6" office:value-type="string" calcext:value-type="string">
            <text:p>RS (k=5)</text:p>
          </table:table-cell>
          <table:table-cell table:number-columns-repeated="2"/>
          <table:table-cell table:style-name="ce6" office:value-type="string" calcext:value-type="string">
            <text:p>RS (k=10)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table:style-name="ce12" table:formula="of:=AVERAGE([.E2:.E21])" office:value-type="float" office:value="19.7694866113975" calcext:value-type="float">
            <text:p>19.77</text:p>
          </table:table-cell>
          <table:table-cell table:style-name="ce12" table:number-columns-repeated="2"/>
          <table:table-cell table:style-name="ce12" table:formula="of:=AVERAGE([.H2:.H21])" office:value-type="float" office:value="4.92076860663146" calcext:value-type="float">
            <text:p>4.92</text:p>
          </table:table-cell>
          <table:table-cell table:style-name="ce12" table:number-columns-repeated="2"/>
          <table:table-cell table:style-name="ce12" table:formula="of:=AVERAGE([.K2:.K21])" office:value-type="float" office:value="4.98270571838882" calcext:value-type="float">
            <text:p>4.98</text:p>
          </table:table-cell>
          <table:table-cell table:style-name="ce12" table:number-columns-repeated="2"/>
          <table:table-cell table:style-name="ce12" table:formula="of:=AVERAGE([.N2:.N21])" office:value-type="float" office:value="16.3876522934105" calcext:value-type="float">
            <text:p>16.39</text:p>
          </table:table-cell>
          <table:table-cell table:style-name="ce12" table:number-columns-repeated="2"/>
          <table:table-cell table:style-name="ce12" table:formula="of:=AVERAGE([.Q2:.Q21])" office:value-type="float" office:value="16.9616880378148" calcext:value-type="float">
            <text:p>16.96</text:p>
          </table:table-cell>
          <table:table-cell table:style-name="ce12" table:number-columns-repeated="2"/>
          <table:table-cell table:style-name="ce12" table:formula="of:=AVERAGE([.T2:.T21])" office:value-type="float" office:value="17.1934404597661" calcext:value-type="float">
            <text:p>17.19</text:p>
          </table:table-cell>
          <table:table-cell table:style-name="ce12" table:number-columns-repeated="2"/>
          <table:table-cell table:style-name="ce12" table:formula="of:=AVERAGE([.W2:.W21])" office:value-type="float" office:value="17.5572236984963" calcext:value-type="float">
            <text:p>17.56</text:p>
          </table:table-cell>
          <table:table-cell table:style-name="ce12" table:number-columns-repeated="2"/>
          <table:table-cell table:style-name="ce12" table:formula="of:=AVERAGE([.Z2:.Z21])" office:value-type="float" office:value="19.7935466647825" calcext:value-type="float">
            <text:p>19.79</text:p>
          </table:table-cell>
          <table:table-cell table:style-name="ce12" table:number-columns-repeated="2"/>
          <table:table-cell table:style-name="ce12" table:formula="of:=AVERAGE([.AC2:.AC21])" office:value-type="float" office:value="18.544393096028" calcext:value-type="float">
            <text:p>18.54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table:style-name="ce12" table:formula="of:=AVERAGE([.E22:.E41])" office:value-type="float" office:value="39.7909684165179" calcext:value-type="float">
            <text:p>39.79</text:p>
          </table:table-cell>
          <table:table-cell table:style-name="ce12" table:number-columns-repeated="2"/>
          <table:table-cell table:style-name="ce12" table:formula="of:=AVERAGE([.H22:.H41])" office:value-type="float" office:value="6.60678572109987" calcext:value-type="float">
            <text:p>6.61</text:p>
          </table:table-cell>
          <table:table-cell table:style-name="ce12" table:number-columns-repeated="2"/>
          <table:table-cell table:style-name="ce12" table:formula="of:=AVERAGE([.K22:.K41])" office:value-type="float" office:value="6.78136032143928" calcext:value-type="float">
            <text:p>6.78</text:p>
          </table:table-cell>
          <table:table-cell table:style-name="ce12" table:number-columns-repeated="2"/>
          <table:table-cell table:style-name="ce12" table:formula="of:=AVERAGE([.N22:.N41])" office:value-type="float" office:value="24.2141196454144" calcext:value-type="float">
            <text:p>24.21</text:p>
          </table:table-cell>
          <table:table-cell table:style-name="ce12" table:number-columns-repeated="2"/>
          <table:table-cell table:style-name="ce12" table:formula="of:=AVERAGE([.Q22:.Q41])" office:value-type="float" office:value="26.2313349608616" calcext:value-type="float">
            <text:p>26.23</text:p>
          </table:table-cell>
          <table:table-cell table:style-name="ce12" table:number-columns-repeated="2"/>
          <table:table-cell table:style-name="ce12" table:formula="of:=AVERAGE([.T22:.T41])" office:value-type="float" office:value="25.7882923656311" calcext:value-type="float">
            <text:p>25.79</text:p>
          </table:table-cell>
          <table:table-cell table:style-name="ce12" table:number-columns-repeated="2"/>
          <table:table-cell table:style-name="ce12" table:formula="of:=AVERAGE([.W22:.W41])" office:value-type="float" office:value="26.6390744293954" calcext:value-type="float">
            <text:p>26.64</text:p>
          </table:table-cell>
          <table:table-cell table:style-name="ce12" table:number-columns-repeated="2"/>
          <table:table-cell table:style-name="ce12" table:formula="of:=AVERAGE([.Z22:.Z41])" office:value-type="float" office:value="35.1905754044913" calcext:value-type="float">
            <text:p>35.19</text:p>
          </table:table-cell>
          <table:table-cell table:style-name="ce12" table:number-columns-repeated="2"/>
          <table:table-cell table:style-name="ce12" table:formula="of:=AVERAGE([.AC22:.AC41])" office:value-type="float" office:value="31.8351528774806" calcext:value-type="float">
            <text:p>31.84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number-columns-repeated="2"/>
          <table:table-cell table:style-name="ce12" table:formula="of:=AVERAGE([.E42:.E61])" office:value-type="float" office:value="92.4188316906979" calcext:value-type="float">
            <text:p>92.42</text:p>
          </table:table-cell>
          <table:table-cell table:style-name="ce12" table:number-columns-repeated="2"/>
          <table:table-cell table:style-name="ce12" table:formula="of:=AVERAGE([.H42:.H61])" office:value-type="float" office:value="7.30001383105051" calcext:value-type="float">
            <text:p>7.30</text:p>
          </table:table-cell>
          <table:table-cell table:style-name="ce12" table:number-columns-repeated="2"/>
          <table:table-cell table:style-name="ce12" table:formula="of:=AVERAGE([.K42:.K61])" office:value-type="float" office:value="7.37447586045075" calcext:value-type="float">
            <text:p>7.37</text:p>
          </table:table-cell>
          <table:table-cell table:style-name="ce12" table:number-columns-repeated="2"/>
          <table:table-cell table:style-name="ce12" table:formula="of:=AVERAGE([.N42:.N61])" office:value-type="float" office:value="38.077903902129" calcext:value-type="float">
            <text:p>38.08</text:p>
          </table:table-cell>
          <table:table-cell table:style-name="ce12" table:number-columns-repeated="2"/>
          <table:table-cell table:style-name="ce12" table:formula="of:=AVERAGE([.Q42:.Q61])" office:value-type="float" office:value="41.8429114392146" calcext:value-type="float">
            <text:p>41.84</text:p>
          </table:table-cell>
          <table:table-cell table:style-name="ce12" table:number-columns-repeated="2"/>
          <table:table-cell table:style-name="ce12" table:formula="of:=AVERAGE([.T42:.T61])" office:value-type="float" office:value="39.8387052864535" calcext:value-type="float">
            <text:p>39.84</text:p>
          </table:table-cell>
          <table:table-cell table:style-name="ce12" table:number-columns-repeated="2"/>
          <table:table-cell table:style-name="ce12" table:formula="of:=AVERAGE([.W42:.W61])" office:value-type="float" office:value="40.2792739412227" calcext:value-type="float">
            <text:p>40.28</text:p>
          </table:table-cell>
          <table:table-cell table:style-name="ce12" table:number-columns-repeated="2"/>
          <table:table-cell table:style-name="ce12" table:formula="of:=AVERAGE([.Z42:.Z61])" office:value-type="float" office:value="79.5023604913554" calcext:value-type="float">
            <text:p>79.50</text:p>
          </table:table-cell>
          <table:table-cell table:style-name="ce12" table:number-columns-repeated="2"/>
          <table:table-cell table:style-name="ce12" table:formula="of:=AVERAGE([.AC42:.AC61])" office:value-type="float" office:value="70.5495440247572" calcext:value-type="float">
            <text:p>70.55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number-columns-repeated="2"/>
          <table:table-cell table:style-name="ce12" table:formula="of:=AVERAGE([.E62:.E81])" office:value-type="float" office:value="163.393430789839" calcext:value-type="float">
            <text:p>163.39</text:p>
          </table:table-cell>
          <table:table-cell table:style-name="ce12" table:number-columns-repeated="2"/>
          <table:table-cell table:style-name="ce12" table:formula="of:=AVERAGE([.H62:.H81])" office:value-type="float" office:value="8.32664874088956" calcext:value-type="float">
            <text:p>8.33</text:p>
          </table:table-cell>
          <table:table-cell table:style-name="ce12" table:number-columns-repeated="2"/>
          <table:table-cell table:style-name="ce12" table:formula="of:=AVERAGE([.K62:.K81])" office:value-type="float" office:value="9.73150093775205" calcext:value-type="float">
            <text:p>9.73</text:p>
          </table:table-cell>
          <table:table-cell table:style-name="ce12" table:number-columns-repeated="2"/>
          <table:table-cell table:style-name="ce12" table:formula="of:=AVERAGE([.N62:.N81])" office:value-type="float" office:value="43.3955108797348" calcext:value-type="float">
            <text:p>43.40</text:p>
          </table:table-cell>
          <table:table-cell table:style-name="ce12" table:number-columns-repeated="2"/>
          <table:table-cell table:style-name="ce12" table:formula="of:=AVERAGE([.Q62:.Q81])" office:value-type="float" office:value="43.5920222160945" calcext:value-type="float">
            <text:p>43.59</text:p>
          </table:table-cell>
          <table:table-cell table:style-name="ce12" table:number-columns-repeated="2"/>
          <table:table-cell table:style-name="ce12" table:formula="of:=AVERAGE([.T62:.T81])" office:value-type="float" office:value="46.9984968333074" calcext:value-type="float">
            <text:p>47.00</text:p>
          </table:table-cell>
          <table:table-cell table:style-name="ce12" table:number-columns-repeated="2"/>
          <table:table-cell table:style-name="ce12" table:formula="of:=AVERAGE([.W62:.W81])" office:value-type="float" office:value="48.7764709035399" calcext:value-type="float">
            <text:p>48.78</text:p>
          </table:table-cell>
          <table:table-cell table:style-name="ce12" table:number-columns-repeated="2"/>
          <table:table-cell table:style-name="ce12" table:formula="of:=AVERAGE([.Z62:.Z81])" office:value-type="float" office:value="146.93675118748" calcext:value-type="float">
            <text:p>146.94</text:p>
          </table:table-cell>
          <table:table-cell table:style-name="ce12" table:number-columns-repeated="2"/>
          <table:table-cell table:style-name="ce12" table:formula="of:=AVERAGE([.AC62:.AC81])" office:value-type="float" office:value="123.289380393478" calcext:value-type="float">
            <text:p>123.29</text:p>
          </table:table-cell>
          <table:table-cell table:number-columns-repeated="995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121" number:language="en" number:country="US" number:title="Benutzerdefiniert">
      <number:number number:decimal-places="4" loext:min-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6">00.00.0000</text:date>, <text:time style:data-style-name="N2" text:time-value="16:44:53.8237930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04.964000000</meta:creation-date>
    <meta:generator>LibreOffice/6.4.7.2$Linux_X86_64 LibreOffice_project/40$Build-2</meta:generator>
    <dc:date>2021-12-06T16:50:21.448163501</dc:date>
    <meta:editing-duration>PT2H27M20S</meta:editing-duration>
    <meta:editing-cycles>30</meta:editing-cycles>
    <meta:document-statistic meta:table-count="4" meta:cell-count="9594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number:number-style style:name="N10121" number:language="en" number:country="US" number:title="Benutzerdefiniert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00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20pt" style:font-size-asian="9pt" style:font-size-complex="9pt"/>
    </style:style>
    <style:style style:name="ch10" style:family="chart" style:data-style-name="N1000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00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000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000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000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000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1000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1000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10121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5.738cm" svg:height="14.557cm" xlink:href=".." xlink:type="simple" chart:class="chart:scatter" chart:style-name="ch1">
        <chart:title svg:x="11.432cm" svg:y="0.426cm" chart:style-name="ch2">
          <text:p>Residue</text:p>
        </chart:title>
        <chart:legend chart:legend-position="bottom" svg:x="2.498cm" svg:y="13.06cm" style:legend-expansion="custom" chartooo:width="22.377cm" chartooo:height="1.495cm" style:legend-expansion-aspect-ratio="14.9678929765886" chart:style-name="ch3"/>
        <chart:plot-area chart:style-name="ch4" table:cell-range-address="Residue.B87:Residue.C90 Residue.C86:Residue.C86 Residue.F86:Residue.F90 Residue.I86:Residue.I90 Residue.L86:Residue.L90 Residue.O86:Residue.O90 Residue.R86:Residue.R90 Residue.U86:Residue.U90 Residue.X86:Residue.X90 Residue.AA86:Residue.AA90" chart:data-source-has-labels="row" svg:x="2.183cm" svg:y="1.936cm" svg:width="23.041cm" svg:height="9.749cm">
          <chartooo:coordinate-region svg:x="3.095cm" svg:y="2.136cm" svg:width="21.849cm" svg:height="8.902cm"/>
          <chart:axis chart:dimension="x" chart:name="primary-x" chart:style-name="ch5">
            <chart:title svg:x="10.718cm" svg:y="11.976cm" chart:style-name="ch6">
              <text:p>Disturbance cycle</text:p>
            </chart:title>
            <chart:grid chart:style-name="ch7" chart:class="major"/>
          </chart:axis>
          <chart:axis chart:dimension="y" chart:name="primary-y" chart:style-name="ch8">
            <chart:title svg:x="0.451cm" svg:y="8.247cm" chart:style-name="ch9">
              <text:p>Residue</text:p>
            </chart:title>
            <chart:grid chart:style-name="ch7" chart:class="major"/>
          </chart:axis>
          <chart:series chart:style-name="ch10" chart:values-cell-range-address="Residue.C87:Residue.C90" chart:label-cell-address="Residue.C86:Residue.C86" chart:class="chart:scatter">
            <chart:domain table:cell-range-address="Residue.B87:Residue.B90"/>
            <chart:data-point chart:repeated="4"/>
          </chart:series>
          <chart:series chart:style-name="ch11" chart:values-cell-range-address="Residue.F87:Residue.F90" chart:label-cell-address="Residue.F86:Residue.F86" chart:class="chart:scatter">
            <chart:data-point chart:repeated="4"/>
          </chart:series>
          <chart:series chart:style-name="ch12" chart:values-cell-range-address="Residue.I87:Residue.I90" chart:label-cell-address="Residue.I86:Residue.I86" chart:class="chart:scatter">
            <chart:data-point chart:repeated="4"/>
          </chart:series>
          <chart:series chart:style-name="ch13" chart:values-cell-range-address="Residue.L87:Residue.L90" chart:label-cell-address="Residue.L86:Residue.L86" chart:class="chart:scatter">
            <chart:data-point chart:repeated="4"/>
          </chart:series>
          <chart:series chart:style-name="ch14" chart:values-cell-range-address="Residue.O87:Residue.O90" chart:label-cell-address="Residue.O86:Residue.O86" chart:class="chart:scatter">
            <chart:data-point chart:repeated="4"/>
          </chart:series>
          <chart:series chart:style-name="ch15" chart:values-cell-range-address="Residue.R87:Residue.R90" chart:label-cell-address="Residue.R86:Residue.R86" chart:class="chart:scatter">
            <chart:data-point chart:repeated="4"/>
          </chart:series>
          <chart:series chart:style-name="ch16" chart:values-cell-range-address="Residue.U87:Residue.U90" chart:label-cell-address="Residue.U86:Residue.U86" chart:class="chart:scatter">
            <chart:data-point chart:repeated="4"/>
          </chart:series>
          <chart:series chart:style-name="ch17" chart:values-cell-range-address="Residue.X87:Residue.X90" chart:label-cell-address="Residue.X86:Residue.X86" chart:class="chart:scatter">
            <chart:data-point chart:repeated="4"/>
          </chart:series>
          <chart:series chart:style-name="ch18" chart:values-cell-range-address="Residue.AA87:Residue.AA90" chart:label-cell-address="Residue.AA86:Residue.AA86" chart:class="chart:scatter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NonCom</text:p>
                <draw:g>
                  <svg:desc>Residue.C86:Residue.C86</svg:desc>
                </draw:g>
              </table:table-cell>
              <table:table-cell office:value-type="string">
                <text:p>BB</text:p>
                <draw:g>
                  <svg:desc>Residue.F86:Residue.F86</svg:desc>
                </draw:g>
              </table:table-cell>
              <table:table-cell office:value-type="string">
                <text:p>DM</text:p>
                <draw:g>
                  <svg:desc>Residue.I86:Residue.I86</svg:desc>
                </draw:g>
              </table:table-cell>
              <table:table-cell office:value-type="string">
                <text:p>AEn PUSH</text:p>
                <draw:g>
                  <svg:desc>Residue.L86:Residue.L86</svg:desc>
                </draw:g>
              </table:table-cell>
              <table:table-cell office:value-type="string">
                <text:p>AEn PULL</text:p>
                <draw:g>
                  <svg:desc>Residue.O86:Residue.O86</svg:desc>
                </draw:g>
              </table:table-cell>
              <table:table-cell office:value-type="string">
                <text:p>AE1 PUSH</text:p>
                <draw:g>
                  <svg:desc>Residue.R86:Residue.R86</svg:desc>
                </draw:g>
              </table:table-cell>
              <table:table-cell office:value-type="string">
                <text:p>AE1 PULL</text:p>
                <draw:g>
                  <svg:desc>Residue.U86:Residue.U86</svg:desc>
                </draw:g>
              </table:table-cell>
              <table:table-cell office:value-type="string">
                <text:p>RS (k=5)</text:p>
                <draw:g>
                  <svg:desc>Residue.X86:Residue.X86</svg:desc>
                </draw:g>
              </table:table-cell>
              <table:table-cell office:value-type="string">
                <text:p>RS (k=10)</text:p>
                <draw:g>
                  <svg:desc>Residue.AA86:Residue.AA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Residue.B87:Residue.B90</svg:desc>
                </draw:g>
              </table:table-cell>
              <table:table-cell office:value-type="float" office:value="0.999279123414071">
                <text:p>0.999279123414071</text:p>
                <draw:g>
                  <svg:desc>Residue.C87:Residue.C90</svg:desc>
                </draw:g>
              </table:table-cell>
              <table:table-cell office:value-type="float" office:value="0.341666666666667">
                <text:p>0.341666666666667</text:p>
                <draw:g>
                  <svg:desc>Residue.F87:Residue.F90</svg:desc>
                </draw:g>
              </table:table-cell>
              <table:table-cell office:value-type="float" office:value="0.344348327566321">
                <text:p>0.344348327566321</text:p>
                <draw:g>
                  <svg:desc>Residue.I87:Residue.I90</svg:desc>
                </draw:g>
              </table:table-cell>
              <table:table-cell office:value-type="float" office:value="0.693771626297578">
                <text:p>0.693771626297578</text:p>
                <draw:g>
                  <svg:desc>Residue.L87:Residue.L90</svg:desc>
                </draw:g>
              </table:table-cell>
              <table:table-cell office:value-type="float" office:value="0.672433679354095">
                <text:p>0.672433679354095</text:p>
                <draw:g>
                  <svg:desc>Residue.O87:Residue.O90</svg:desc>
                </draw:g>
              </table:table-cell>
              <table:table-cell office:value-type="float" office:value="0.707987312572088">
                <text:p>0.707987312572088</text:p>
                <draw:g>
                  <svg:desc>Residue.R87:Residue.R90</svg:desc>
                </draw:g>
              </table:table-cell>
              <table:table-cell office:value-type="float" office:value="0.681026528258362">
                <text:p>0.681026528258362</text:p>
                <draw:g>
                  <svg:desc>Residue.U87:Residue.U90</svg:desc>
                </draw:g>
              </table:table-cell>
              <table:table-cell office:value-type="float" office:value="0.879584775086505">
                <text:p>0.879584775086505</text:p>
                <draw:g>
                  <svg:desc>Residue.X87:Residue.X90</svg:desc>
                </draw:g>
              </table:table-cell>
              <table:table-cell office:value-type="float" office:value="0.774884659746251">
                <text:p>0.774884659746251</text:p>
                <draw:g>
                  <svg:desc>Residue.AA87:Residue.AA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993823529411764">
                <text:p>0.993823529411764</text:p>
              </table:table-cell>
              <table:table-cell office:value-type="float" office:value="0.035">
                <text:p>0.035</text:p>
              </table:table-cell>
              <table:table-cell office:value-type="float" office:value="0.0368823529411765">
                <text:p>0.0368823529411765</text:p>
              </table:table-cell>
              <table:table-cell office:value-type="float" office:value="0.258">
                <text:p>0.258</text:p>
              </table:table-cell>
              <table:table-cell office:value-type="float" office:value="0.247647058823529">
                <text:p>0.247647058823529</text:p>
              </table:table-cell>
              <table:table-cell office:value-type="float" office:value="0.268588235294118">
                <text:p>0.268588235294118</text:p>
              </table:table-cell>
              <table:table-cell office:value-type="float" office:value="0.252764705882353">
                <text:p>0.252764705882353</text:p>
              </table:table-cell>
              <table:table-cell office:value-type="float" office:value="0.617352941176471">
                <text:p>0.617352941176471</text:p>
              </table:table-cell>
              <table:table-cell office:value-type="float" office:value="0.440294117647059">
                <text:p>0.4402941176470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0.922205882352941">
                <text:p>0.9222058823529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35294117647059">
                <text:p>0.0135294117647059</text:p>
              </table:table-cell>
              <table:table-cell office:value-type="float" office:value="0.0133823529411765">
                <text:p>0.0133823529411765</text:p>
              </table:table-cell>
              <table:table-cell office:value-type="float" office:value="0.0163235294117647">
                <text:p>0.0163235294117647</text:p>
              </table:table-cell>
              <table:table-cell office:value-type="float" office:value="0.0157352941176471">
                <text:p>0.0157352941176471</text:p>
              </table:table-cell>
              <table:table-cell office:value-type="float" office:value="0.383676470588235">
                <text:p>0.383676470588235</text:p>
              </table:table-cell>
              <table:table-cell office:value-type="float" office:value="0.235147058823529">
                <text:p>0.2351470588235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.718235294117647">
                <text:p>0.7182352941176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588235294117647">
                <text:p>0.000588235294117647</text:p>
              </table:table-cell>
              <table:table-cell office:value-type="float" office:value="0.000294117647058823">
                <text:p>0.000294117647058823</text:p>
              </table:table-cell>
              <table:table-cell office:value-type="float" office:value="0.000588235294117647">
                <text:p>0.000588235294117647</text:p>
              </table:table-cell>
              <table:table-cell office:value-type="float" office:value="0">
                <text:p>0</text:p>
              </table:table-cell>
              <table:table-cell office:value-type="float" office:value="0.221470588235294">
                <text:p>0.221470588235294</text:p>
              </table:table-cell>
              <table:table-cell office:value-type="float" office:value="0.122058823529412">
                <text:p>0.1220588235294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20pt" style:font-size-asian="9pt" style:font-size-complex="9pt"/>
    </style:style>
    <style:style style:name="ch9" style:family="chart" style:data-style-name="N1000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000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000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000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000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000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1000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1000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10002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7.762cm" svg:height="16.284cm" xlink:href=".." xlink:type="simple" chart:class="chart:scatter" chart:style-name="ch1">
        <chart:title svg:x="12.841cm" svg:y="0.46cm" chart:style-name="ch2">
          <text:p>Delay</text:p>
        </chart:title>
        <chart:legend chart:legend-position="bottom" svg:x="0.831cm" svg:y="14.419cm" style:legend-expansion="custom" chartooo:width="25.772cm" chartooo:height="1.863cm" style:legend-expansion-aspect-ratio="13.8336017176597" chart:style-name="ch3"/>
        <chart:plot-area chart:style-name="ch4" table:cell-range-address="t_avg.B87:t_avg.B90 t_avg.E86:t_avg.E90 t_avg.H86:t_avg.H90 t_avg.K86:t_avg.K90 t_avg.N86:t_avg.N90 t_avg.Q86:t_avg.Q90 t_avg.T86:t_avg.T90 t_avg.W86:t_avg.W90 t_avg.Z86:t_avg.Z90 t_avg.AC86:t_avg.AC90" chart:data-source-has-labels="row" svg:x="2.224cm" svg:y="2.004cm" svg:width="24.983cm" svg:height="11.374cm">
          <chartooo:coordinate-region svg:x="3.322cm" svg:y="2.203cm" svg:width="23.42cm" svg:height="10.528cm"/>
          <chart:axis chart:dimension="x" chart:name="primary-x" chart:style-name="ch5">
            <chart:title svg:x="11.545cm" svg:y="13.703cm" chart:style-name="ch6">
              <text:p>Disturbance cycles</text:p>
            </chart:title>
            <chart:grid chart:style-name="ch7" chart:class="major"/>
          </chart:axis>
          <chart:axis chart:dimension="y" chart:name="primary-y" chart:style-name="ch5">
            <chart:title svg:x="0.451cm" svg:y="11.919cm" chart:style-name="ch8">
              <text:p>Average Delay (in cycles)</text:p>
            </chart:title>
            <chart:grid chart:style-name="ch7" chart:class="major"/>
          </chart:axis>
          <chart:series chart:style-name="ch9" chart:values-cell-range-address="t_avg.E87:t_avg.E90" chart:label-cell-address="t_avg.E86:t_avg.E86" chart:class="chart:scatter">
            <chart:domain table:cell-range-address="t_avg.B87:t_avg.B90"/>
            <chart:data-point chart:repeated="4"/>
          </chart:series>
          <chart:series chart:style-name="ch10" chart:values-cell-range-address="t_avg.H87:t_avg.H90" chart:label-cell-address="t_avg.H86:t_avg.H86" chart:class="chart:scatter">
            <chart:data-point chart:repeated="4"/>
          </chart:series>
          <chart:series chart:style-name="ch11" chart:values-cell-range-address="t_avg.K87:t_avg.K90" chart:label-cell-address="t_avg.K86:t_avg.K86" chart:class="chart:scatter">
            <chart:data-point chart:repeated="4"/>
          </chart:series>
          <chart:series chart:style-name="ch12" chart:values-cell-range-address="t_avg.N87:t_avg.N90" chart:label-cell-address="t_avg.N86:t_avg.N86" chart:class="chart:scatter">
            <chart:data-point chart:repeated="4"/>
          </chart:series>
          <chart:series chart:style-name="ch13" chart:values-cell-range-address="t_avg.Q87:t_avg.Q90" chart:label-cell-address="t_avg.Q86:t_avg.Q86" chart:class="chart:scatter">
            <chart:data-point chart:repeated="4"/>
          </chart:series>
          <chart:series chart:style-name="ch14" chart:values-cell-range-address="t_avg.T87:t_avg.T90" chart:label-cell-address="t_avg.T86:t_avg.T86" chart:class="chart:scatter">
            <chart:data-point chart:repeated="4"/>
          </chart:series>
          <chart:series chart:style-name="ch15" chart:values-cell-range-address="t_avg.W87:t_avg.W90" chart:label-cell-address="t_avg.W86:t_avg.W86" chart:class="chart:scatter">
            <chart:data-point chart:repeated="4"/>
          </chart:series>
          <chart:series chart:style-name="ch16" chart:values-cell-range-address="t_avg.Z87:t_avg.Z90" chart:label-cell-address="t_avg.Z86:t_avg.Z86" chart:class="chart:scatter">
            <chart:data-point chart:repeated="4"/>
          </chart:series>
          <chart:series chart:style-name="ch17" chart:values-cell-range-address="t_avg.AC87:t_avg.AC90" chart:label-cell-address="t_avg.AC86:t_avg.AC86" chart:class="chart:scatter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NonCom</text:p>
                <draw:g>
                  <svg:desc>t_avg.E86:t_avg.E86</svg:desc>
                </draw:g>
              </table:table-cell>
              <table:table-cell office:value-type="string">
                <text:p>BB</text:p>
                <draw:g>
                  <svg:desc>t_avg.H86:t_avg.H86</svg:desc>
                </draw:g>
              </table:table-cell>
              <table:table-cell office:value-type="string">
                <text:p>DM</text:p>
                <draw:g>
                  <svg:desc>t_avg.K86:t_avg.K86</svg:desc>
                </draw:g>
              </table:table-cell>
              <table:table-cell office:value-type="string">
                <text:p>AEn PUSH</text:p>
                <draw:g>
                  <svg:desc>t_avg.N86:t_avg.N86</svg:desc>
                </draw:g>
              </table:table-cell>
              <table:table-cell office:value-type="string">
                <text:p>AEn PULL</text:p>
                <draw:g>
                  <svg:desc>t_avg.Q86:t_avg.Q86</svg:desc>
                </draw:g>
              </table:table-cell>
              <table:table-cell office:value-type="string">
                <text:p>AE1 PUSH</text:p>
                <draw:g>
                  <svg:desc>t_avg.T86:t_avg.T86</svg:desc>
                </draw:g>
              </table:table-cell>
              <table:table-cell office:value-type="string">
                <text:p>AE1 PULL</text:p>
                <draw:g>
                  <svg:desc>t_avg.W86:t_avg.W86</svg:desc>
                </draw:g>
              </table:table-cell>
              <table:table-cell office:value-type="string">
                <text:p>RS (k=5)</text:p>
                <draw:g>
                  <svg:desc>t_avg.Z86:t_avg.Z86</svg:desc>
                </draw:g>
              </table:table-cell>
              <table:table-cell office:value-type="string">
                <text:p>RS (k=10)</text:p>
                <draw:g>
                  <svg:desc>t_avg.AC86:t_avg.AC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t_avg.B87:t_avg.B90</svg:desc>
                </draw:g>
              </table:table-cell>
              <table:table-cell office:value-type="float" office:value="19.7694866113975">
                <text:p>19.7694866113975</text:p>
                <draw:g>
                  <svg:desc>t_avg.E87:t_avg.E90</svg:desc>
                </draw:g>
              </table:table-cell>
              <table:table-cell office:value-type="float" office:value="4.92076860663146">
                <text:p>4.92076860663146</text:p>
                <draw:g>
                  <svg:desc>t_avg.H87:t_avg.H90</svg:desc>
                </draw:g>
              </table:table-cell>
              <table:table-cell office:value-type="float" office:value="4.98270571838882">
                <text:p>4.98270571838882</text:p>
                <draw:g>
                  <svg:desc>t_avg.K87:t_avg.K90</svg:desc>
                </draw:g>
              </table:table-cell>
              <table:table-cell office:value-type="float" office:value="16.3876522934105">
                <text:p>16.3876522934105</text:p>
                <draw:g>
                  <svg:desc>t_avg.N87:t_avg.N90</svg:desc>
                </draw:g>
              </table:table-cell>
              <table:table-cell office:value-type="float" office:value="16.9616880378148">
                <text:p>16.9616880378148</text:p>
                <draw:g>
                  <svg:desc>t_avg.Q87:t_avg.Q90</svg:desc>
                </draw:g>
              </table:table-cell>
              <table:table-cell office:value-type="float" office:value="17.1934404597661">
                <text:p>17.1934404597661</text:p>
                <draw:g>
                  <svg:desc>t_avg.T87:t_avg.T90</svg:desc>
                </draw:g>
              </table:table-cell>
              <table:table-cell office:value-type="float" office:value="17.5572236984963">
                <text:p>17.5572236984963</text:p>
                <draw:g>
                  <svg:desc>t_avg.W87:t_avg.W90</svg:desc>
                </draw:g>
              </table:table-cell>
              <table:table-cell office:value-type="float" office:value="19.7935466647825">
                <text:p>19.7935466647825</text:p>
                <draw:g>
                  <svg:desc>t_avg.Z87:t_avg.Z90</svg:desc>
                </draw:g>
              </table:table-cell>
              <table:table-cell office:value-type="float" office:value="18.544393096028">
                <text:p>18.544393096028</text:p>
                <draw:g>
                  <svg:desc>t_avg.AC87:t_avg.AC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39.7909684165179">
                <text:p>39.7909684165179</text:p>
              </table:table-cell>
              <table:table-cell office:value-type="float" office:value="6.60678572109987">
                <text:p>6.60678572109987</text:p>
              </table:table-cell>
              <table:table-cell office:value-type="float" office:value="6.78136032143928">
                <text:p>6.78136032143928</text:p>
              </table:table-cell>
              <table:table-cell office:value-type="float" office:value="24.2141196454144">
                <text:p>24.2141196454144</text:p>
              </table:table-cell>
              <table:table-cell office:value-type="float" office:value="26.2313349608616">
                <text:p>26.2313349608616</text:p>
              </table:table-cell>
              <table:table-cell office:value-type="float" office:value="25.7882923656311">
                <text:p>25.7882923656311</text:p>
              </table:table-cell>
              <table:table-cell office:value-type="float" office:value="26.6390744293954">
                <text:p>26.6390744293954</text:p>
              </table:table-cell>
              <table:table-cell office:value-type="float" office:value="35.1905754044913">
                <text:p>35.1905754044913</text:p>
              </table:table-cell>
              <table:table-cell office:value-type="float" office:value="31.8351528774806">
                <text:p>31.83515287748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92.4188316906979">
                <text:p>92.4188316906979</text:p>
              </table:table-cell>
              <table:table-cell office:value-type="float" office:value="7.30001383105051">
                <text:p>7.30001383105051</text:p>
              </table:table-cell>
              <table:table-cell office:value-type="float" office:value="7.37447586045075">
                <text:p>7.37447586045075</text:p>
              </table:table-cell>
              <table:table-cell office:value-type="float" office:value="38.077903902129">
                <text:p>38.077903902129</text:p>
              </table:table-cell>
              <table:table-cell office:value-type="float" office:value="41.8429114392146">
                <text:p>41.8429114392146</text:p>
              </table:table-cell>
              <table:table-cell office:value-type="float" office:value="39.8387052864535">
                <text:p>39.8387052864535</text:p>
              </table:table-cell>
              <table:table-cell office:value-type="float" office:value="40.2792739412227">
                <text:p>40.2792739412227</text:p>
              </table:table-cell>
              <table:table-cell office:value-type="float" office:value="79.5023604913554">
                <text:p>79.5023604913554</text:p>
              </table:table-cell>
              <table:table-cell office:value-type="float" office:value="70.5495440247572">
                <text:p>70.54954402475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163.393430789839">
                <text:p>163.393430789839</text:p>
              </table:table-cell>
              <table:table-cell office:value-type="float" office:value="8.32664874088956">
                <text:p>8.32664874088956</text:p>
              </table:table-cell>
              <table:table-cell office:value-type="float" office:value="9.73150093775205">
                <text:p>9.73150093775205</text:p>
              </table:table-cell>
              <table:table-cell office:value-type="float" office:value="43.3955108797348">
                <text:p>43.3955108797348</text:p>
              </table:table-cell>
              <table:table-cell office:value-type="float" office:value="43.5920222160945">
                <text:p>43.5920222160945</text:p>
              </table:table-cell>
              <table:table-cell office:value-type="float" office:value="46.9984968333074">
                <text:p>46.9984968333074</text:p>
              </table:table-cell>
              <table:table-cell office:value-type="float" office:value="48.7764709035399">
                <text:p>48.7764709035399</text:p>
              </table:table-cell>
              <table:table-cell office:value-type="float" office:value="146.93675118748">
                <text:p>146.93675118748</text:p>
              </table:table-cell>
              <table:table-cell office:value-type="float" office:value="123.289380393478">
                <text:p>123.2893803934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number:number-style style:name="N10121" number:language="en" number:country="US" number:title="Benutzerdefiniert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00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20pt" style:font-size-asian="9pt" style:font-size-complex="9pt"/>
    </style:style>
    <style:style style:name="ch10" style:family="chart" style:data-style-name="N1000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00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000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000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000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000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1000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1000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10121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6.443cm" svg:height="14.874cm" xlink:href=".." xlink:type="simple" chart:class="chart:scatter" chart:style-name="ch1">
        <chart:title svg:x="12.088cm" svg:y="0.432cm" chart:style-name="ch2">
          <text:p>Traffic</text:p>
        </chart:title>
        <chart:legend chart:legend-position="bottom" svg:x="1.715cm" svg:y="13.346cm" style:legend-expansion="custom" chartooo:width="23.633cm" chartooo:height="1.527cm" style:legend-expansion-aspect-ratio="15.4767518009168" chart:style-name="ch3"/>
        <chart:plot-area chart:style-name="ch4" table:cell-range-address="Traffic.B87:Traffic.B90 Traffic.D86:Traffic.D90 Traffic.G86:Traffic.G90 Traffic.J86:Traffic.J90 Traffic.M86:Traffic.M90 Traffic.P86:Traffic.P90 Traffic.S86:Traffic.S90 Traffic.V86:Traffic.V90 Traffic.Y86:Traffic.Y90 Traffic.AB86:Traffic.AB90" chart:data-source-has-labels="row" svg:x="2.197cm" svg:y="1.948cm" svg:width="23.718cm" svg:height="10.048cm">
          <chartooo:coordinate-region svg:x="3.665cm" svg:y="2.147cm" svg:width="21.785cm" svg:height="9.202cm"/>
          <chart:axis chart:dimension="x" chart:name="primary-x" chart:style-name="ch5">
            <chart:title svg:x="11.071cm" svg:y="12.293cm" chart:style-name="ch6">
              <text:p>Disturbance cycle</text:p>
            </chart:title>
            <chart:grid chart:style-name="ch7" chart:class="major"/>
          </chart:axis>
          <chart:axis chart:dimension="y" chart:name="primary-y" chart:style-name="ch8">
            <chart:title svg:x="0.451cm" svg:y="11.69cm" chart:style-name="ch9">
              <text:p>Traffic (in messages / agent)</text:p>
            </chart:title>
            <chart:grid chart:style-name="ch7" chart:class="major"/>
          </chart:axis>
          <chart:series chart:style-name="ch10" chart:values-cell-range-address="Traffic.D87:Traffic.D90" chart:label-cell-address="Traffic.D86:Traffic.D86" chart:class="chart:scatter">
            <chart:domain table:cell-range-address="Traffic.B87:Traffic.B90"/>
            <chart:data-point chart:repeated="4"/>
          </chart:series>
          <chart:series chart:style-name="ch11" chart:values-cell-range-address="Traffic.G87:Traffic.G90" chart:label-cell-address="Traffic.G86:Traffic.G86" chart:class="chart:scatter">
            <chart:data-point chart:repeated="4"/>
          </chart:series>
          <chart:series chart:style-name="ch12" chart:values-cell-range-address="Traffic.J87:Traffic.J90" chart:label-cell-address="Traffic.J86:Traffic.J86" chart:class="chart:scatter">
            <chart:data-point chart:repeated="4"/>
          </chart:series>
          <chart:series chart:style-name="ch13" chart:values-cell-range-address="Traffic.M87:Traffic.M90" chart:label-cell-address="Traffic.M86:Traffic.M86" chart:class="chart:scatter">
            <chart:data-point chart:repeated="4"/>
          </chart:series>
          <chart:series chart:style-name="ch14" chart:values-cell-range-address="Traffic.P87:Traffic.P90" chart:label-cell-address="Traffic.P86:Traffic.P86" chart:class="chart:scatter">
            <chart:data-point chart:repeated="4"/>
          </chart:series>
          <chart:series chart:style-name="ch15" chart:values-cell-range-address="Traffic.S87:Traffic.S90" chart:label-cell-address="Traffic.S86:Traffic.S86" chart:class="chart:scatter">
            <chart:data-point chart:repeated="4"/>
          </chart:series>
          <chart:series chart:style-name="ch16" chart:values-cell-range-address="Traffic.V87:Traffic.V90" chart:label-cell-address="Traffic.V86:Traffic.V86" chart:class="chart:scatter">
            <chart:data-point chart:repeated="4"/>
          </chart:series>
          <chart:series chart:style-name="ch17" chart:values-cell-range-address="Traffic.Y87:Traffic.Y90" chart:label-cell-address="Traffic.Y86:Traffic.Y86" chart:class="chart:scatter">
            <chart:data-point chart:repeated="4"/>
          </chart:series>
          <chart:series chart:style-name="ch18" chart:values-cell-range-address="Traffic.AB87:Traffic.AB90" chart:label-cell-address="Traffic.AB86:Traffic.AB86" chart:class="chart:scatter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NonCom</text:p>
                <draw:g>
                  <svg:desc>Traffic.D86:Traffic.D86</svg:desc>
                </draw:g>
              </table:table-cell>
              <table:table-cell office:value-type="string">
                <text:p>BB</text:p>
                <draw:g>
                  <svg:desc>Traffic.G86:Traffic.G86</svg:desc>
                </draw:g>
              </table:table-cell>
              <table:table-cell office:value-type="string">
                <text:p>DM</text:p>
                <draw:g>
                  <svg:desc>Traffic.J86:Traffic.J86</svg:desc>
                </draw:g>
              </table:table-cell>
              <table:table-cell office:value-type="string">
                <text:p>AEn PUSH</text:p>
                <draw:g>
                  <svg:desc>Traffic.M86:Traffic.M86</svg:desc>
                </draw:g>
              </table:table-cell>
              <table:table-cell office:value-type="string">
                <text:p>AEn PULL</text:p>
                <draw:g>
                  <svg:desc>Traffic.P86:Traffic.P86</svg:desc>
                </draw:g>
              </table:table-cell>
              <table:table-cell office:value-type="string">
                <text:p>AE 1-PUSH</text:p>
                <draw:g>
                  <svg:desc>Traffic.S86:Traffic.S86</svg:desc>
                </draw:g>
              </table:table-cell>
              <table:table-cell office:value-type="string">
                <text:p>AE 1-PULL</text:p>
                <draw:g>
                  <svg:desc>Traffic.V86:Traffic.V86</svg:desc>
                </draw:g>
              </table:table-cell>
              <table:table-cell office:value-type="string">
                <text:p>RS (k=5)</text:p>
                <draw:g>
                  <svg:desc>Traffic.Y86:Traffic.Y86</svg:desc>
                </draw:g>
              </table:table-cell>
              <table:table-cell office:value-type="string">
                <text:p>RS (k=10)</text:p>
                <draw:g>
                  <svg:desc>Traffic.AB86:Traffic.AB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Traffic.B87:Traffic.B90</svg:desc>
                </draw:g>
              </table:table-cell>
              <table:table-cell office:value-type="float" office:value="0">
                <text:p>0</text:p>
                <draw:g>
                  <svg:desc>Traffic.D87:Traffic.D90</svg:desc>
                </draw:g>
              </table:table-cell>
              <table:table-cell office:value-type="float" office:value="17.3529411764706">
                <text:p>17.3529411764706</text:p>
                <draw:g>
                  <svg:desc>Traffic.G87:Traffic.G90</svg:desc>
                </draw:g>
              </table:table-cell>
              <table:table-cell office:value-type="float" office:value="295.15">
                <text:p>295.15</text:p>
                <draw:g>
                  <svg:desc>Traffic.J87:Traffic.J90</svg:desc>
                </draw:g>
              </table:table-cell>
              <table:table-cell office:value-type="float" office:value="6873.96764705882">
                <text:p>6873.96764705882</text:p>
                <draw:g>
                  <svg:desc>Traffic.M87:Traffic.M90</svg:desc>
                </draw:g>
              </table:table-cell>
              <table:table-cell office:value-type="float" office:value="6970.15882352941">
                <text:p>6970.15882352941</text:p>
                <draw:g>
                  <svg:desc>Traffic.P87:Traffic.P90</svg:desc>
                </draw:g>
              </table:table-cell>
              <table:table-cell office:value-type="float" office:value="5187.09705882353">
                <text:p>5187.09705882353</text:p>
                <draw:g>
                  <svg:desc>Traffic.S87:Traffic.S90</svg:desc>
                </draw:g>
              </table:table-cell>
              <table:table-cell office:value-type="float" office:value="5260.24117647059">
                <text:p>5260.24117647059</text:p>
                <draw:g>
                  <svg:desc>Traffic.V87:Traffic.V90</svg:desc>
                </draw:g>
              </table:table-cell>
              <table:table-cell office:value-type="float" office:value="1333.71176470588">
                <text:p>1333.71176470588</text:p>
                <draw:g>
                  <svg:desc>Traffic.Y87:Traffic.Y90</svg:desc>
                </draw:g>
              </table:table-cell>
              <table:table-cell office:value-type="float" office:value="2622.65294117647">
                <text:p>2622.65294117647</text:p>
                <draw:g>
                  <svg:desc>Traffic.AB87:Traffic.AB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8.8764705882353">
                <text:p>8.8764705882353</text:p>
              </table:table-cell>
              <table:table-cell office:value-type="float" office:value="148.3">
                <text:p>148.3</text:p>
              </table:table-cell>
              <table:table-cell office:value-type="float" office:value="8099.13823529412">
                <text:p>8099.13823529412</text:p>
              </table:table-cell>
              <table:table-cell office:value-type="float" office:value="8101.26764705882">
                <text:p>8101.26764705882</text:p>
              </table:table-cell>
              <table:table-cell office:value-type="float" office:value="6115.58529411765">
                <text:p>6115.58529411765</text:p>
              </table:table-cell>
              <table:table-cell office:value-type="float" office:value="6130.66470588236">
                <text:p>6130.66470588236</text:p>
              </table:table-cell>
              <table:table-cell office:value-type="float" office:value="982.626470588236">
                <text:p>982.626470588236</text:p>
              </table:table-cell>
              <table:table-cell office:value-type="float" office:value="1843.11470588235">
                <text:p>1843.114705882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3.57058823529412">
                <text:p>3.57058823529412</text:p>
              </table:table-cell>
              <table:table-cell office:value-type="float" office:value="63.45">
                <text:p>63.45</text:p>
              </table:table-cell>
              <table:table-cell office:value-type="float" office:value="9072.8205882353">
                <text:p>9072.8205882353</text:p>
              </table:table-cell>
              <table:table-cell office:value-type="float" office:value="9188.91176470589">
                <text:p>9188.91176470589</text:p>
              </table:table-cell>
              <table:table-cell office:value-type="float" office:value="6888.88235294118">
                <text:p>6888.88235294118</text:p>
              </table:table-cell>
              <table:table-cell office:value-type="float" office:value="6944.49117647059">
                <text:p>6944.49117647059</text:p>
              </table:table-cell>
              <table:table-cell office:value-type="float" office:value="596.497058823529">
                <text:p>596.497058823529</text:p>
              </table:table-cell>
              <table:table-cell office:value-type="float" office:value="1052.80882352941">
                <text:p>1052.808823529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1.84117647058824">
                <text:p>1.84117647058824</text:p>
              </table:table-cell>
              <table:table-cell office:value-type="float" office:value="32.85">
                <text:p>32.85</text:p>
              </table:table-cell>
              <table:table-cell office:value-type="float" office:value="9461.4">
                <text:p>9461.4</text:p>
              </table:table-cell>
              <table:table-cell office:value-type="float" office:value="9524.39705882353">
                <text:p>9524.39705882353</text:p>
              </table:table-cell>
              <table:table-cell office:value-type="float" office:value="7095.95">
                <text:p>7095.95</text:p>
              </table:table-cell>
              <table:table-cell office:value-type="float" office:value="7122.4">
                <text:p>7122.4</text:p>
              </table:table-cell>
              <table:table-cell office:value-type="float" office:value="375.035294117647">
                <text:p>375.035294117647</text:p>
              </table:table-cell>
              <table:table-cell office:value-type="float" office:value="653.020588235294">
                <text:p>653.02058823529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